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hakhtarske direction Russian army shelled Shakhtarske, Prechystivka, Novomykhaylivka, Vuh...</text:span>
</text:h>
      <text:p text:style-name="P4">
Authors: liveuamap (Language: en)</text:p>
      <text:p text:style-name="P4">
Time: 2023-06-18T-32:58:00</text:p>
      <text:p text:style-name="P4">
Location: Velyka Novosilka (Latitude:47.80047 Longtitude:36.8145)</text:p>
      <text:p text:style-name="P4">
Videos: []</text:p>
      <text:p text:style-name="P4">
Images: []</text:p>
      <text:p text:style-name="P4">
Tags: ["Russia"]</text:p>
      <text:p text:style-name="P4">
ID: 22570102</text:p>
      <!--METADATA-->
      <text:p text:style-name="P4">
At Shakhtarske direction Russian army shelled Shakhtarske, Prechystivka,Novomykhaylivka, Vuhledar, Storozheve, Novosilka and Novopil of Donetskregion. Russian aviation conducted airstrikes at Zolota Nyva, Blahodatne andVuhledar, - General Staff of Armed Forces of Ukraine says in the morningreport</text:p>
      <text:p text:style-name="P4">
News Collection Link: <text:a xlink:type="simple" xlink:href="https:\/\/liveuamap.com\/en\/2023\/18-june-at-shakhtarske-direction-russian-army-shelled-shakhtarske" text:style-name="Internet_20_link" text:visited-style-name="Visited_20_Internet_20_Link">
https:\/\/liveuamap.com\/en\/2023\/18-june-at-shakhtarske-direction-russian-army-shelled-shakhtarske</text:a>
</text:p>
      <text:p text:style-name="P4">
Source: <text:a xlink:type="simple" xlink:href="https://t.me/lumsrc/5123" text:style-name="Internet_20_link" text:visited-style-name="Visited_20_Internet_20_Link">
https://t.me/lumsrc/5123</text:a>
</text:p>
      <!--NEWS-->
      <text:h text:style-name="P10" text:outline-level="1">
<text:span text:style-name="T4">
At Zaporizhzhia and Kherson directions Russian army shelled Olhivske, Huliaipole, Zaliznychne...</text:span>
</text:h>
      <text:p text:style-name="P4">
Authors: liveuamap (Language: en)</text:p>
      <text:p text:style-name="P4">
Time: 2023-06-18T-34:58:00</text:p>
      <text:p text:style-name="P4">
Location: Kherson (Latitude:46.63406 Longtitude:32.50648)</text:p>
      <text:p text:style-name="P4">
Videos: []</text:p>
      <text:p text:style-name="P4">
Images: []</text:p>
      <text:p text:style-name="P4">
Tags: ["Russia"]</text:p>
      <text:p text:style-name="P4">
ID: 22570101</text:p>
      <!--METADATA-->
      <text:p text:style-name="P4">
At Zaporizhzhia and Kherson directions Russian army shelled Olhivske,Huliaipole, Zaliznychne, Huliaipilske, Novodarivka, Levadne, Malynivka,Chervone, Novoandriyivka, Stepove, Lobkove, Stepnohirsk, Kamyanske ofZaporizhzhia region; Nikopol of Dnipropetrovsk region, Mykhaylivka,Novodmytrivka, Chervnoyy Mayak, Shlyakhove, Beryslav, Vesele, Kozatske,Mykolayivka, Burhunka, Olhivka, Tyahynka, Novotyahynka, Ponyativka, Sadove,Molodizhne, Antonivka, Kherson, Chornobayivka, Romashkove, Dniprovske,Berehove, Veletenske, Kizomys, Sofiyivka of Kherson region and Ochakiv ofMykolayiv region. Russian aviation conducted airstrikes at Mala Tokmachka ofZaporizhzhia region and Havrylivka, Kozatske and Komyshany of Kherson region,- General Staff of Armed Forces of Ukraine says in the morning report</text:p>
      <text:p text:style-name="P4">
News Collection Link: <text:a xlink:type="simple" xlink:href="https:\/\/liveuamap.com\/en\/2023\/18-june-at-zaporizhzhia-and-kherson-directions-russian-army" text:style-name="Internet_20_link" text:visited-style-name="Visited_20_Internet_20_Link">
https:\/\/liveuamap.com\/en\/2023\/18-june-at-zaporizhzhia-and-kherson-directions-russian-army</text:a>
</text:p>
      <text:p text:style-name="P4">
Source: <text:a xlink:type="simple" xlink:href="https://t.me/lumsrc/5124" text:style-name="Internet_20_link" text:visited-style-name="Visited_20_Internet_20_Link">
https://t.me/lumsrc/5124</text:a>
</text:p>
      <!--NEWS-->
      <text:h text:style-name="P10" text:outline-level="1">
<text:span text:style-name="T4">
Ammunition depot is on fire at Rykove village of Kherson region</text:span>
</text:h>
      <text:p text:style-name="P4">
Authors: liveuamap (Language: en)</text:p>
      <text:p text:style-name="P4">
Time: 2023-06-18T02:35:00</text:p>
      <text:p text:style-name="P4">
Location: Henichesk, Kherson region (Latitude:46.32974 Longtitude:34.75001)</text:p>
      <text:p text:style-name="P4">
Videos: []</text:p>
      <text:p text:style-name="P4">
Images: []</text:p>
      <text:p text:style-name="P4">
Tags: []</text:p>
      <text:p text:style-name="P4">
ID: 22570098</text:p>
      <!--METADATA-->
      <text:p text:style-name="P4">
Ammunition depot is on fire at Rykove village of Kherson region</text:p>
      <text:p text:style-name="P4">
News Collection Link: <text:a xlink:type="simple" xlink:href="https:\/\/liveuamap.com\/en\/2023\/18-june-ammunition-depot-is-on-fire-at-rykove-village-of" text:style-name="Internet_20_link" text:visited-style-name="Visited_20_Internet_20_Link">
https:\/\/liveuamap.com\/en\/2023\/18-june-ammunition-depot-is-on-fire-at-rykove-village-of</text:a>
</text:p>
      <text:p text:style-name="P4">
Source: <text:a xlink:type="simple" xlink:href="https://t.me/hromadske_ua/34216" text:style-name="Internet_20_link" text:visited-style-name="Visited_20_Internet_20_Link">
https://t.me/hromadske_ua/34216</text:a>
</text:p>
      <!--NEWS-->
      <text:h text:style-name="P10" text:outline-level="1">
<text:span text:style-name="T4">
At Kupiansk direction Russian army shelled Fyholivka, Dvorichna, Zapadne, Kamyanka, Kyslivka ...</text:span>
</text:h>
      <text:p text:style-name="P4">
Authors: liveuamap (Language: en)</text:p>
      <text:p text:style-name="P4">
Time: 2023-06-18T03:57:00</text:p>
      <text:p text:style-name="P4">
Location: Kharkiv (Latitude:49.52242 Longtitude:37.95279)</text:p>
      <text:p text:style-name="P4">
Videos: []</text:p>
      <text:p text:style-name="P4">
Images: []</text:p>
      <text:p text:style-name="P4">
Tags: ["Russia"]</text:p>
      <text:p text:style-name="P4">
ID: 22570107</text:p>
      <!--METADATA-->
      <text:p text:style-name="P4">
At Kupiansk direction Russian army shelled Fyholivka, Dvorichna, Zapadne,Kamyanka, Kyslivka of Kharkiv region and Novoselivske of Luhansk region, -General Staff of Armed Forces of Ukraine says in the morning report</text:p>
      <text:p text:style-name="P4">
News Collection Link: <text:a xlink:type="simple" xlink:href="https:\/\/liveuamap.com\/en\/2023\/18-june-at-kupiansk-direction-russian-army-shelled-fyholivka" text:style-name="Internet_20_link" text:visited-style-name="Visited_20_Internet_20_Link">
https:\/\/liveuamap.com\/en\/2023\/18-june-at-kupiansk-direction-russian-army-shelled-fyholivka</text:a>
</text:p>
      <text:p text:style-name="P4">
Source: <text:a xlink:type="simple" xlink:href="https://t.me/lumsrc/5118" text:style-name="Internet_20_link" text:visited-style-name="Visited_20_Internet_20_Link">
https://t.me/lumsrc/5118</text:a>
</text:p>
      <!--NEWS-->
      <text:h text:style-name="P10" text:outline-level="1">
<text:span text:style-name="T4">
At Maryinka direction Russian army shelled Krasnohorivka, Heorhiyivka, Maryinka, Pobyeda, Mak...</text:span>
</text:h>
      <text:p text:style-name="P4">
Authors: liveuamap (Language: en)</text:p>
      <text:p text:style-name="P4">
Time: 2023-06-18T03:58:00</text:p>
      <text:p text:style-name="P4">
Location: Marinka, Donetsk Oblast (Latitude:47.86316 Longtitude:37.41943)</text:p>
      <text:p text:style-name="P4">
Videos: []</text:p>
      <text:p text:style-name="P4">
Images: []</text:p>
      <text:p text:style-name="P4">
Tags: ["Russia"]</text:p>
      <text:p text:style-name="P4">
ID: 22570103</text:p>
      <!--METADATA-->
      <text:p text:style-name="P4">
At Maryinka direction Russian army shelled Krasnohorivka, Heorhiyivka,Maryinka, Pobyeda, Maksymilyanivka and Kostyantynivka of Donetsk region.Russian aviation conducted airstrikes at Krasnohorivka of Donetsk region, -General Staff of Armed Forces of Ukraine says in the morning report</text:p>
      <text:p text:style-name="P4">
News Collection Link: <text:a xlink:type="simple" xlink:href="https:\/\/liveuamap.com\/en\/2023\/18-june-at-maryinka-direction-russian-army-shelled-krasnohorivka" text:style-name="Internet_20_link" text:visited-style-name="Visited_20_Internet_20_Link">
https:\/\/liveuamap.com\/en\/2023\/18-june-at-maryinka-direction-russian-army-shelled-krasnohorivka</text:a>
</text:p>
      <text:p text:style-name="P4">
Source: <text:a xlink:type="simple" xlink:href="https://t.me/lumsrc/5122" text:style-name="Internet_20_link" text:visited-style-name="Visited_20_Internet_20_Link">
https://t.me/lumsrc/512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18T04:02:21</text:p>
      <text:p text:style-name="P4">
Location: Vuhledar (Latitude:47.79967 Longtitude:37.37223)</text:p>
      <text:p text:style-name="P4">
Videos: []</text:p>
      <text:p text:style-name="P4">
Images: []</text:p>
      <text:p text:style-name="P4">
Tags: ["Russia"]</text:p>
      <text:p text:style-name="P4">
ID: 22570100</text:p>
      <!--METADATA-->
      <text:p text:style-name="P4">
Russian forces conducting offensive actions in Donetsk and Luhansk regions.Ukrainian military had 26 combat engagements with Russian forces nearNovoselivske of Luhansk region and Berestove of Kharkiv region, Bilohorivka ofLuhansk region, Stepove and Avdiyivka, Maryinka, Novomykhaylivka and Vodyaneof Donetsk region, - General Staff of Armed Forces of Ukraine says in themorning report</text:p>
      <text:p text:style-name="P4">
News Collection Link: <text:a xlink:type="simple" xlink:href="https:\/\/liveuamap.com\/en\/2023\/18-june-russian-forces-conducting-offensive-actions-in-donetsk" text:style-name="Internet_20_link" text:visited-style-name="Visited_20_Internet_20_Link">
https:\/\/liveuamap.com\/en\/2023\/18-june-russian-forces-conducting-offensive-actions-in-donetsk</text:a>
</text:p>
      <text:p text:style-name="P4">
Source: <text:a xlink:type="simple" xlink:href="https://t.me/lumsrc/5125" text:style-name="Internet_20_link" text:visited-style-name="Visited_20_Internet_20_Link">
https://t.me/lumsrc/5125</text:a>
</text:p>
      <!--NEWS-->
      <text:h text:style-name="P10" text:outline-level="1">
<text:span text:style-name="T4">
Russian army shelled Nikopol today</text:span>
</text:h>
      <text:p text:style-name="P4">
Authors: liveuamap (Language: en)</text:p>
      <text:p text:style-name="P4">
Time: 2023-06-18T12:43:00</text:p>
      <text:p text:style-name="P4">
Location: Zaporizhia (Latitude:47.5661 Longtitude:34.4042)</text:p>
      <text:p text:style-name="P4">
Videos: []</text:p>
      <text:p text:style-name="P4">
Images: ["<text:a xlink:type="simple" xlink:href="https://liveuamap.com/pics/2023/06/18/22570224_0.jpg" text:style-name="Internet_20_link" text:visited-style-name="Visited_20_Internet_20_Link">
22570224_0.jpg</text:a>
", "<text:a xlink:type="simple" xlink:href="https://liveuamap.com/pics/2023/06/18/22570224_1.jpg" text:style-name="Internet_20_link" text:visited-style-name="Visited_20_Internet_20_Link">
22570224_1.jpg</text:a>
", "<text:a xlink:type="simple" xlink:href="https://liveuamap.com/pics/2023/06/18/22570224_2.jpg" text:style-name="Internet_20_link" text:visited-style-name="Visited_20_Internet_20_Link">
22570224_2.jpg</text:a>
", "<text:a xlink:type="simple" xlink:href="https://liveuamap.com/pics/2023/06/18/22570224_3.jpg" text:style-name="Internet_20_link" text:visited-style-name="Visited_20_Internet_20_Link">
22570224_3.jpg</text:a>
", "<text:a xlink:type="simple" xlink:href="https://liveuamap.com/pics/2023/06/18/22570224_4.jpg" text:style-name="Internet_20_link" text:visited-style-name="Visited_20_Internet_20_Link">
22570224_4.jpg</text:a>
", "<text:a xlink:type="simple" xlink:href="https://liveuamap.com/pics/2023/06/18/22570224_5.jpg" text:style-name="Internet_20_link" text:visited-style-name="Visited_20_Internet_20_Link">
22570224_5.jpg</text:a>
", "<text:a xlink:type="simple" xlink:href="https://liveuamap.com/pics/2023/06/18/22570224_6.jpg" text:style-name="Internet_20_link" text:visited-style-name="Visited_20_Internet_20_Link">
22570224_6.jpg</text:a>
", "<text:a xlink:type="simple" xlink:href="https://liveuamap.com/pics/2023/06/18/22570224_7.jpg" text:style-name="Internet_20_link" text:visited-style-name="Visited_20_Internet_20_Link">
22570224_7.jpg</text:a>
", "<text:a xlink:type="simple" xlink:href="https://liveuamap.com/pics/2023/06/18/22570224_8.jpg" text:style-name="Internet_20_link" text:visited-style-name="Visited_20_Internet_20_Link">
22570224_8.jpg</text:a>
", "<text:a xlink:type="simple" xlink:href="https://liveuamap.com/pics/2023/06/18/22570224_9.jpg" text:style-name="Internet_20_link" text:visited-style-name="Visited_20_Internet_20_Link">
22570224_9.jpg</text:a>
"]</text:p>
      <text:p text:style-name="P4">
Tags: ["Europe", "Central and Eastern Europe"]</text:p>
      <text:p text:style-name="P4">
ID: 22570224</text:p>
      <!--METADATA-->
      <text:p text:style-name="P4">
Russian army shelled Nikopol today</text:p>
      <text:p text:style-name="P4">
<draw:frame draw:style-name="fr1" draw:name="Image2" text:anchor-type="as-char" svg:width="6.9236in" svg:height="4.881138in" draw:z-index="0">
<draw:image xlink:href="../Images/liveuamap/2023-06-18T12-43-00/22570224_0.jpg" xlink:type="simple" xlink:show="embed" xlink:actuate="onLoad" draw:mime-type="image/jpeg"/>
</draw:frame>
<draw:frame draw:style-name="fr1" draw:name="Image3" text:anchor-type="as-char" svg:width="6.9236in" svg:height="5.1927in" draw:z-index="0">
<draw:image xlink:href="../Images/liveuamap/2023-06-18T12-43-00/22570224_1.jpg" xlink:type="simple" xlink:show="embed" xlink:actuate="onLoad" draw:mime-type="image/jpeg"/>
</draw:frame>
<draw:frame draw:style-name="fr1" draw:name="Image4" text:anchor-type="as-char" svg:width="6.9236in" svg:height="5.158082in" draw:z-index="0">
<draw:image xlink:href="../Images/liveuamap/2023-06-18T12-43-00/22570224_2.jpg" xlink:type="simple" xlink:show="embed" xlink:actuate="onLoad" draw:mime-type="image/jpeg"/>
</draw:frame>
<draw:frame draw:style-name="fr1" draw:name="Image5" text:anchor-type="as-char" svg:width="6.9236in" svg:height="5.1927in" draw:z-index="0">
<draw:image xlink:href="../Images/liveuamap/2023-06-18T12-43-00/22570224_3.jpg" xlink:type="simple" xlink:show="embed" xlink:actuate="onLoad" draw:mime-type="image/jpeg"/>
</draw:frame>
<draw:frame draw:style-name="fr1" draw:name="Image7" text:anchor-type="as-char" svg:width="6.9236in" svg:height="4.829211in" draw:z-index="0">
<draw:image xlink:href="../Images/liveuamap/2023-06-18T12-43-00/22570224_5.jpg" xlink:type="simple" xlink:show="embed" xlink:actuate="onLoad" draw:mime-type="image/jpeg"/>
</draw:frame>
<draw:frame draw:style-name="fr1" draw:name="Image8" text:anchor-type="as-char" svg:width="6.9236in" svg:height="5.1927in" draw:z-index="0">
<draw:image xlink:href="../Images/liveuamap/2023-06-18T12-43-00/22570224_6.jpg" xlink:type="simple" xlink:show="embed" xlink:actuate="onLoad" draw:mime-type="image/jpeg"/>
</draw:frame>
<draw:frame draw:style-name="fr1" draw:name="Image9" text:anchor-type="as-char" svg:width="6.9236in" svg:height="5.1927in" draw:z-index="0">
<draw:image xlink:href="../Images/liveuamap/2023-06-18T12-43-00/22570224_7.jpg" xlink:type="simple" xlink:show="embed" xlink:actuate="onLoad" draw:mime-type="image/jpeg"/>
</draw:frame>
<draw:frame draw:style-name="fr1" draw:name="Image10" text:anchor-type="as-char" svg:width="6.9236in" svg:height="4.67343in" draw:z-index="0">
<draw:image xlink:href="../Images/liveuamap/2023-06-18T12-43-00/22570224_8.jpg" xlink:type="simple" xlink:show="embed" xlink:actuate="onLoad" draw:mime-type="image/jpeg"/>
</draw:frame>
<draw:frame draw:style-name="fr1" draw:name="Image11" text:anchor-type="as-char" svg:width="6.9236in" svg:height="4.924411in" draw:z-index="0">
<draw:image xlink:href="../Images/liveuamap/2023-06-18T12-43-00/22570224_9.jpg" xlink:type="simple" xlink:show="embed" xlink:actuate="onLoad" draw:mime-type="image/jpeg"/>
</draw:frame>
</text:p>
      <text:p text:style-name="P4">
News Collection Link: <text:a xlink:type="simple" xlink:href="https:\/\/liveuamap.com\/en\/2023\/18-june-russian-army-shelled-nikopol-today" text:style-name="Internet_20_link" text:visited-style-name="Visited_20_Internet_20_Link">
https:\/\/liveuamap.com\/en\/2023\/18-june-russian-army-shelled-nikopol-today</text:a>
</text:p>
      <text:p text:style-name="P4">
Source: <text:a xlink:type="simple" xlink:href="https://t.me/dnipropetrovskaODA/5431" text:style-name="Internet_20_link" text:visited-style-name="Visited_20_Internet_20_Link">
https://t.me/dnipropetrovskaODA/5431</text:a>
</text:p>
      <!--NEWS-->
      <text:h text:style-name="P10" text:outline-level="1">
<text:span text:style-name="T4">
2 person killed as result of Russian shelling in Bilopilya of Sumy region</text:span>
</text:h>
      <text:p text:style-name="P4">
Authors: liveuamap (Language: en)</text:p>
      <text:p text:style-name="P4">
Time: 2023-06-18T12:54:00</text:p>
      <text:p text:style-name="P4">
Location: Sumy (Latitude:51.14748 Longtitude:34.32798)</text:p>
      <text:p text:style-name="P4">
Videos: []</text:p>
      <text:p text:style-name="P4">
Images: []</text:p>
      <text:p text:style-name="P4">
Tags: ["Europe", "Central and Eastern Europe"]</text:p>
      <text:p text:style-name="P4">
ID: 22570226</text:p>
      <!--METADATA-->
      <text:p text:style-name="P4">
2 person killed as result of Russian shelling in Bilopilya of Sumy region</text:p>
      <text:p text:style-name="P4">
News Collection Link: <text:a xlink:type="simple" xlink:href="https:\/\/liveuamap.com\/en\/2023\/18-june-2-person-killed-as-result-of-russian-shelling-in" text:style-name="Internet_20_link" text:visited-style-name="Visited_20_Internet_20_Link">
https:\/\/liveuamap.com\/en\/2023\/18-june-2-person-killed-as-result-of-russian-shelling-in</text:a>
</text:p>
      <text:p text:style-name="P4">
Source: <text:a xlink:type="simple" xlink:href="https://twitter.com/ukrinform/status/1670459893910831109" text:style-name="Internet_20_link" text:visited-style-name="Visited_20_Internet_20_Link">
https://twitter.com/ukrinform/status/1670459893910831109</text:a>
</text:p>
      <!--NEWS-->
      <text:h text:style-name="P10" text:outline-level="1">
<text:span text:style-name="T4">
1 person wounded as result of mortar shelling in Liptsy village of Kharkiv region</text:span>
</text:h>
      <text:p text:style-name="P4">
Authors: liveuamap (Language: en)</text:p>
      <text:p text:style-name="P4">
Time: 2023-06-18T14:25:46</text:p>
      <text:p text:style-name="P4">
Location: Lyptsi (Latitude:50.20786 Longtitude:36.41101)</text:p>
      <text:p text:style-name="P4">
Videos: []</text:p>
      <text:p text:style-name="P4">
Images: []</text:p>
      <text:p text:style-name="P4">
Tags: ["Europe", "Central and Eastern Europe"]</text:p>
      <text:p text:style-name="P4">
ID: 22570223</text:p>
      <!--METADATA-->
      <text:p text:style-name="P4">
1 person wounded as result of mortar shelling in Liptsy village of Kharkivregion</text:p>
      <text:p text:style-name="P4">
News Collection Link: <text:a xlink:type="simple" xlink:href="https:\/\/liveuamap.com\/en\/2023\/18-june-1-person-wounded-as-result-of-mortar-shelling-in" text:style-name="Internet_20_link" text:visited-style-name="Visited_20_Internet_20_Link">
https:\/\/liveuamap.com\/en\/2023\/18-june-1-person-wounded-as-result-of-mortar-shelling-in</text:a>
</text:p>
      <text:p text:style-name="P4">
Source: <text:a xlink:type="simple" xlink:href="https://t.me/espresotb/65559" text:style-name="Internet_20_link" text:visited-style-name="Visited_20_Internet_20_Link">
https://t.me/espresotb/65559</text:a>
</text:p>
      <!--NEWS-->
      <text:h text:style-name="P10" text:outline-level="1">
<text:span text:style-name="T4">
Heavy explosions reported in Skadovsk</text:span>
</text:h>
      <text:p text:style-name="P4">
Authors: liveuamap (Language: en)</text:p>
      <text:p text:style-name="P4">
Time: 2023-06-18T15:39:48</text:p>
      <text:p text:style-name="P4">
Location: Skadovs'k (Latitude:46.12769 Longtitude:32.90757)</text:p>
      <text:p text:style-name="P4">
Videos: []</text:p>
      <text:p text:style-name="P4">
Images: []</text:p>
      <text:p text:style-name="P4">
Tags: ["Central and Eastern Europe"]</text:p>
      <text:p text:style-name="P4">
ID: 22570248</text:p>
      <!--METADATA-->
      <text:p text:style-name="P4">
Heavy explosions reported in Skadovsk</text:p>
      <text:p text:style-name="P4">
News Collection Link: <text:a xlink:type="simple" xlink:href="https:\/\/liveuamap.com\/en\/2023\/18-june-heavy-explosions-reported-in-skadovsk" text:style-name="Internet_20_link" text:visited-style-name="Visited_20_Internet_20_Link">
https:\/\/liveuamap.com\/en\/2023\/18-june-heavy-explosions-reported-in-skadovsk</text:a>
</text:p>
      <text:p text:style-name="P4">
Source: <text:a xlink:type="simple" xlink:href="https://twitter.com/2uwmp/status/1670515824967163905" text:style-name="Internet_20_link" text:visited-style-name="Visited_20_Internet_20_Link">
https://twitter.com/2uwmp/status/1670515824967163905</text:a>
</text:p>
      <!--NEWS-->
      <text:h text:style-name="P10" text:outline-level="1">
<text:span text:style-name="T4">
На Таврійському напрямку захисники захопили чотири БМП-2, бронетранспортер та РЕМ ворога — Валерій Шершень</text:span>
</text:h>
      <text:p text:style-name="P4">
Author: ['АРМІЯINFORM']</text:p>
      <text:p text:style-name="P4">
Time: 2023-06-18T32:00:00-04:00</text:p>
      <text:p text:style-name="P4">
Description: За словами речника Об’єднаного пресцентру Сил оборони Таврійського напрямку Валер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12" text:anchor-type="as-char" svg:width="6.9236in" svg:height="4.61393in" draw:z-index="0">
<draw:image xlink:href="../Images/AРМІЯINFORM/2023-06-18T32-00-00-04-00/valerij-shershen-1.jpg" xlink:type="simple" xlink:show="embed" xlink:actuate="onLoad" draw:mime-type="image/jpeg"/>
</draw:frame>
 Валерій Шершень</text:p>
      <text:p text:style-name="P4">
За словами речника Об’єднаного пресцентру Сил оборони Таврійського напрямкуВалерія Шершня, найгарячішою точкою щодо протистояння з російськимизагарбниками на Таврійському напрямку залишається район Мар’їнки, девідбувається дуже багато бойових зіткнень. Про це він повідомив в етері<text:a xlink:type="simple" xlink:href="https://www.youtube.com/watch" text:style-name="Internet_20_link" text:visited-style-name="Visited_20_Internet_20_Link">
телевізійного марафону</text:a>
 «Єдиніновини».</text:p>
      <text:p text:style-name="P4">
Оцінюючи обстановку на фронті у зоні відповідальності, офіцер наголосив, щоворог продовжує завдавати авіаційних ударів та здійснює артилерійські обстрілинизки населених пунктів, а також вів безуспішні наступальні дії в районіАвдіївки.</text:p>
      <text:p text:style-name="P4">
— Взагалі нині на Таврійському напрямку у наших воїнів дуже багато роботи. Урайоні Мелітополя, Бердянська та Маріуполя дії ворога відзначаються активноюобороною. Окрім цього, ведучи контратакуючі дії, українським захисникамвдалося захопити чотири одиниці ворожих БМП-2, бронетранспортер та ремонтно-евакуаційну машину, — розповів Валерій Шершень.</text:p>
      <text:p text:style-name="P4">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Унаслідок підриву Каховської ГЕС — 16 загиблих, 31 особу ще шукають</text:span>
</text:h>
      <text:p text:style-name="P4">
Author: ['АРМІЯINFORM']</text:p>
      <text:p text:style-name="P4">
Time: 2023-06-18T34:00:00-04:00</text:p>
      <text:p text:style-name="P4">
Description: МВС України оприлюднило у своєму Telegram-каналі підсумки 12-го дн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13" text:anchor-type="as-char" svg:width="6.9236in" svg:height="5.42529in" draw:z-index="0">
<draw:image xlink:href="../Images/AРМІЯINFORM/2023-06-18T34-00-00-04-00/photo_2023-06-17_21-12-33.jpg" xlink:type="simple" xlink:show="embed" xlink:actuate="onLoad" draw:mime-type="image/jpeg"/>
</draw:frame>
</text:p>
      <text:p text:style-name="P4">
МВС України оприлюднило у своєму Telegram-каналі<text:a xlink:type="simple" xlink:href="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 text:style-name="Internet_20_link" text:visited-style-name="Visited_20_Internet_20_Link">
підсумки</text:a>
12-го дня ліквідації наслідків підриву росіянами Каховської ГЕС.</text:p>
      <text:p text:style-name="P4">
Підтопленими залишаються 1300 будинків. 1274 — на території Херсонської та 26— Миколаївської областей.</text:p>
      <text:p text:style-name="P4">
Усього з цих територій евакуйовано 3614 осіб, з яких 474 дитини та 80маломобільних осіб.</text:p>
      <text:p text:style-name="P4">
Загинуло 16 осіб: 14 — на Херсонщині та 2 — на Миколаївщині. Зниклими безвістивважається 31 особа.</text:p>
      <text:p text:style-name="P4">
Поліція прийняла понад 4800 заяв громадян щодо пошкодження майна. Перевірили13,5 тисяч квартир та будинків.</text:p>
      <text:p text:style-name="P4">
Ворог продовжує «кошмарити» Херсон обстрілами. Але наші люди незламні:ліквідаційні роботи тривають. Усі служби працюють попри російські терористичніатаки.</text:p>
      <text:p text:style-name="P4">
<text:a xlink:type="simple" xlink:href="https://armyinform.com.ua/wp-content/uploads/2023/06/photo_2023-06-17_21-12-32.jpg" text:style-name="Internet_20_link" text:visited-style-name="Visited_20_Internet_20_Link">
<draw:frame draw:style-name="fr1" draw:name="Image14" text:anchor-type="as-char" svg:width="6.9236in" svg:height="6.9236in" draw:z-index="0">
<draw:image xlink:href="../Images/AРМІЯINFORM/2023-06-18T34-00-00-04-00/photo_2023-06-17_21-12-32-150x150.jpg" xlink:type="simple" xlink:show="embed" xlink:actuate="onLoad" draw:mime-type="image/jpeg"/>
</draw:frame>
</text:a>
</text:p>
      <text:p text:style-name="P4">
<text:a xlink:type="simple" xlink:href="https://armyinform.com.ua/wp-content/uploads/2023/06/photo_2023-06-17_22-47-09.jpg" text:style-name="Internet_20_link" text:visited-style-name="Visited_20_Internet_20_Link">
<draw:frame draw:style-name="fr1" draw:name="Image15" text:anchor-type="as-char" svg:width="6.9236in" svg:height="6.9236in" draw:z-index="0">
<draw:image xlink:href="../Images/AРМІЯINFORM/2023-06-18T34-00-00-04-00/photo_2023-06-17_22-47-09-150x150.jpg" xlink:type="simple" xlink:show="embed" xlink:actuate="onLoad" draw:mime-type="image/jpeg"/>
</draw:frame>
</text:a>
</text:p>
      <text:p text:style-name="P4">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NEWS-->
      <text:h text:style-name="P10" text:outline-level="1">
<text:span text:style-name="T4">
МВС оприлюднило поради мешканцям окупованих районів, які постраждали від підриву Каховської ГЕС</text:span>
</text:h>
      <text:p text:style-name="P4">
Author: ['АРМІЯINFORM']</text:p>
      <text:p text:style-name="P4">
Time: 2023-06-18T36:00:00-04:00</text:p>
      <text:p text:style-name="P4">
Description: Поліція Херсонщини продовжує документувати наслідки пошкоджень, завданих будівлям і май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top-herson-scaled.jpg" text:style-name="Internet_20_link" text:visited-style-name="Visited_20_Internet_20_Link">
potop-herson-scaled.jpg</text:a>
']</text:p>
      <text:p text:style-name="P4">
Tags: ['STOPRUSSIA', 'ДЕРЖАВА ТЕРОРИСТ', 'ЗАТОПЛЕННЯ', 'МВС', 'ПОРАДИ']</text:p>
      <text:p text:style-name="P4">
Category: News</text:p>
      <!--METADATA-->
      <text:p text:style-name="P4">
<draw:frame draw:style-name="fr1" draw:name="Image16" text:anchor-type="as-char" svg:width="6.9236in" svg:height="3.336715in" draw:z-index="0">
<draw:image xlink:href="../Images/AРМІЯINFORM/2023-06-18T36-00-00-04-00/potop-herson-scaled.jpg" xlink:type="simple" xlink:show="embed" xlink:actuate="onLoad" draw:mime-type="image/jpeg"/>
</draw:frame>
 Фото: EPA</text:p>
      <text:p text:style-name="P4">
Поліція Херсонщини продовжує документувати наслідки пошкоджень, завданихбудівлям і майну громадян після підриву військовими рф дамби Каховськоїгідроелектростанції.</text:p>
      <text:p text:style-name="P4">
Повідомити про негативні наслідки підтоплення можуть також мешканці тимчасовоокупованого лівобережжя Херсонської області. Спеціальний алгоритм наданнявідповідної інформації, що розробили слідчі, на своєму офіційному сайті<text:a xlink:type="simple" xlink:href="https://mvs.gov.ua/uk/news/algoritm-dii-meskanciv-xersonskoyi-oblasti-iaki-postrazdali-vid-pidrivu-kaxovskoyi-ges-ta-perebuvaiut-na-timcasovo-okupovanii-teritoriyi-ukrayini" text:style-name="Internet_20_link" text:visited-style-name="Visited_20_Internet_20_Link">
розмістило</text:a>
 Міністерство внутрішніх справУкраїни.</text:p>
      <text:p text:style-name="P4">
<text:span text:style-name="T4">
Алгоритм дій:</text:span>
</text:p>
      <ul>
        <li>
          <text:p text:style-name="P4">
за наявності українського мобільного зв’язку повідомити про подію за телефоном 102;</text:p>
        </li>
        <li>
          <text:p text:style-name="P4">
за відсутності українського мобільного зв’язку та за наявності доступу до мережі Інтернет повідомити про подію на офіційну електронну адресу ГУНП в Херсонській області hrs@police.gov.ua, обов’язково вказавши свої контактні дані;</text:p>
        </li>
        <li>
          <text:p text:style-name="P4">
зв’язатися з родичами чи друзями на підконтрольній Україні території, розповісти їм про подію та попросити сповістити про неї поліцію особисто або за телефоном 102;</text:p>
        </li>
        <li>
          <text:p text:style-name="P4">
за наявності технічних засобів (фото-, відеокамери, мобільні телефони з можливістю фото-, відеозйомки тощо) і виключно у разі відсутності небезпеки для себе зафіксувати наслідки підриву дамби (тілесні ушкодження, руйнування, затоплення та підтоплення будівель, тіла померлих людей і тварин);</text:p>
        </li>
        <li>
          <text:p text:style-name="P4">
за можливості і виключно у разі відсутності небезпеки для себе передати відзняті матеріали на електронну адресу ГУНП в Херсонській області або родичам та знайомим на підконтрольній території для подальшої передачі поліції.</text:p>
        </li>
      </ul>
      <text:p text:style-name="P4">
У МВС України попросили зайвий раз не наражатися на небезпеку і пам’ятати, щожиття та здоров’я — найбільша цінність!</text:p>
      <text:p text:style-name="P4">
Source: <text:a xlink:type="simple" xlink:href="https://armyinform.com.ua/2023/06/18/mvs-oprylyudnylo-porady-meshkanczyam-okupovanyh-rajoniv-yaki-postrazhdaly-vid-pidryvu-kahovskoyi-ges/" text:style-name="Internet_20_link" text:visited-style-name="Visited_20_Internet_20_Link">
https://armyinform.com.ua/2023/06/18/mvs-oprylyudnylo-porady-meshkanczyam-okupovanyh-rajoniv-yaki-postrazhdaly-vid-pidryvu-kahovskoyi-ges/</text:a>
</text:p>
      <!--NEWS-->
      <text:h text:style-name="P10" text:outline-level="1">
<text:span text:style-name="T4">
У ЦПД розповіли про невдалий приклад «нейтральної журналістики» французького телеканалу TF-1</text:span>
</text:h>
      <text:p text:style-name="P4">
Author: ['АРМІЯINFORM']</text:p>
      <text:p text:style-name="P4">
Time: 2023-06-18T38:00:00-04:00</text:p>
      <text:p text:style-name="P4">
Description: Французький телеканал TF-1 показав репортаж, знятий на окупованій російськими військ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68256_275141275034945_7678146076592648783_n.jpg" text:style-name="Internet_20_link" text:visited-style-name="Visited_20_Internet_20_Link">
354468256_275141275034945_7678146076592648783_n.jpg</text:a>
']</text:p>
      <text:p text:style-name="P4">
Tags: ['STOPRUSSIA', 'АГРЕСІЯ РФ', 'ВТОРГНЕННЯ РФ', 'ФРАНЦУЗЬКИЙ ТЕЛЕКАНАЛ TF-1', 'ЦПД РНБО']</text:p>
      <text:p text:style-name="P4">
Category: News</text:p>
      <!--METADATA-->
      <text:p text:style-name="P4">
<draw:frame draw:style-name="fr1" draw:name="Image17" text:anchor-type="as-char" svg:width="6.9236in" svg:height="6.9236in" draw:z-index="0">
<draw:image xlink:href="../Images/AРМІЯINFORM/2023-06-18T38-00-00-04-00/354468256_275141275034945_7678146076592648783_n.jpg" xlink:type="simple" xlink:show="embed" xlink:actuate="onLoad" draw:mime-type="image/jpeg"/>
</draw:frame>
</text:p>
      <text:p text:style-name="P4">
Французький телеканал TF-1 показав репортаж, знятий на окупованій російськимивійськовими території України. У ньому не сказано, що росія є агресором увійні.</text:p>
      <text:p text:style-name="P4">
Про це<text:a xlink:type="simple" xlink:href="https://www.facebook.com/protydiyadezinformatsiyi.cpd/posts/pfbid0qJC3TuG7LnUzw9xWTSWoezh9V6eJZugRFGmmWLew7mQJyQ8UquLErrBMFQw8RBU1l" text:style-name="Internet_20_link" text:visited-style-name="Visited_20_Internet_20_Link">
повідомляє</text:a>
на своїй офіційній сторінці у Facebook Центр протидії дезінформації.</text:p>
      <text:p text:style-name="P4">
У сюжеті демонструються позиції російських військових. Вони коментуютьситуацію з боєприпасами та дронами, а також розповідають, яким чином ці засобиураження застосовуються проти ЗСУ.</text:p>
      <text:p text:style-name="P4">
Французький репортаж показав невдалий приклад «нейтральної журналістики», яканеможлива у цій війні, де чітко зрозуміло, хто є агресором і терористом.</text:p>
      <text:p text:style-name="P4">
Таким чином, телеканал TF1 свідомо просуває наратив про «міць російськоїармії» та дискредитує Україну, показуючи, що можна в обхід українськогозаконодавства знімати сюжети на стороні ворога, — резюмують у ЦПД.</text:p>
      <text:p text:style-name="P4">
Source: <text:a xlink:type="simple" xlink:href="https://armyinform.com.ua/2023/06/18/czpd-rozpoviv-pro-nevdalyj-pryklad-nejtralnoyi-zhurnalistyky-franczuzkogo-telekanalu-tf-1/" text:style-name="Internet_20_link" text:visited-style-name="Visited_20_Internet_20_Link">
https://armyinform.com.ua/2023/06/18/czpd-rozpoviv-pro-nevdalyj-pryklad-nejtralnoyi-zhurnalistyky-franczuzkogo-telekanalu-tf-1/</text:a>
</text:p>
      <!--NEWS-->
      <text:h text:style-name="P10" text:outline-level="1">
<text:span text:style-name="T4">
Прикордонники з дронів б’ють по окупантах під Бахмутом</text:span>
</text:h>
      <text:p text:style-name="P4">
Author: ['АРМІЯINFORM']</text:p>
      <text:p text:style-name="P4">
Time: 2023-06-18T40:00:00-04:00</text:p>
      <text:p text:style-name="P4">
Description: Сили оборони України, серед яких підрозділи Держприкордонслужби, активно застосов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17_133112_1686997872.jpeg" text:style-name="Internet_20_link" text:visited-style-name="Visited_20_Internet_20_Link">
news_20230617_133112_1686997872.jpeg</text:a>
']</text:p>
      <text:p text:style-name="P4">
Tags: ['АТАКА ДРОНІВ', 'ДПСУ', 'ПРИКОРДОННИКИ']</text:p>
      <text:p text:style-name="P4">
Category: News</text:p>
      <!--METADATA-->
      <text:p text:style-name="P4">
<draw:frame draw:style-name="fr1" draw:name="Image18" text:anchor-type="as-char" svg:width="6.9236in" svg:height="3.894525in" draw:z-index="0">
<draw:image xlink:href="../Images/AРМІЯINFORM/2023-06-18T40-00-00-04-00/news_20230617_133112_1686997872.jpeg" xlink:type="simple" xlink:show="embed" xlink:actuate="onLoad" draw:mime-type="image/jpeg"/>
</draw:frame>
</text:p>
      <text:p text:style-name="P4">
Сили оборони України, серед яких підрозділи Держприкордонслужби, активнозастосовують безпілотну авіацію для розвідки та ураження позицій противника.</text:p>
      <text:p text:style-name="P4">
Про це <text:a xlink:type="simple" xlink:href="https://dpsu.gov.ua/ua/news/%20VIDEO%20-Prikordonniki-z-droniv-byut-po-okupantah-pid-Bahmutom/" text:style-name="Internet_20_link" text:visited-style-name="Visited_20_Internet_20_Link">
повідомляється</text:a>
 на офіційному вебсайті Державноїприкордонної служби України.</text:p>
      <text:p text:style-name="P4">
Так, днями біля Бахмута аеророзвідка прикордонників виявила спостерігачівокупантів. Для ураження противника бійці ДПСУ застосували безпілотники ізсистемами скидання боєприпасів.</text:p>
      <text:p text:style-name="P4">
Відео, як оператори БПЛА скинули на голови окупантам шість гранат, розміщенопід повідомленням.</text:p>
      <text:p text:style-name="P4">
Прикордонники повідомляють, що кілька з них влучили по загарбниках, якіперебували в лісосмузі біля фортифікаційних споруд.</text:p>
      <text:p text:style-name="P4">
Під вогневим впливом ударних дронів окупанти з позицій відступили, втратиживої сили противника уточнюються.</text:p>
      <text:p text:style-name="P4">
Source: <text:a xlink:type="simple" xlink:href="https://armyinform.com.ua/2023/06/18/prykordonnyky-z-droniv-byut-po-okupantah-pid-bahmutom/" text:style-name="Internet_20_link" text:visited-style-name="Visited_20_Internet_20_Link">
https://armyinform.com.ua/2023/06/18/prykordonnyky-z-droniv-byut-po-okupantah-pid-bahmutom/</text:a>
</text:p>
      <!--NEWS-->
      <text:h text:style-name="P10" text:outline-level="1">
<text:span text:style-name="T4">
У ворога — мінус три пункти управління, п’ять складів з боєприпасами та два ЗРК</text:span>
</text:h>
      <text:p text:style-name="P4">
Author: ['АРМІЯINFORM']</text:p>
      <text:p text:style-name="P4">
Time: 2023-06-18T42:00:00-04:00</text:p>
      <text:p text:style-name="P4">
Description: Авіація Сил оборони минулої доби завдала 1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Ш ЗСУ', 'РАНКОВЕ ЗВЕДЕННЯ']</text:p>
      <text:p text:style-name="P4">
Category: News</text:p>
      <!--METADATA-->
      <text:p text:style-name="P4">
<draw:frame draw:style-name="fr1" draw:name="Image19" text:anchor-type="as-char" svg:width="6.9236in" svg:height="4.501139in" draw:z-index="0">
<draw:image xlink:href="../Images/AРМІЯINFORM/2023-06-18T42-00-00-04-00/war-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минулої доби завдала 14 ударів по районах зосередженняособового складу противника. Також наші захисники знищили два зенітнихракетних комплекси.</text:p>
      <text:p text:style-name="P4">
Про це у своєму ранковому зведенні<text:a xlink:type="simple" xlink:href="https://www.facebook.com/GeneralStaff.ua/posts/pfbid031DWUcLJgZPAcsjmqBR9YjjQ1gqpfgA6vJ29F9aB2GEimmCRRe7LzYani2xwjRaqW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минулої доби уразили трипункти управління, два райони зосередження живої сили, п’ять складівбоєприпасів та три артилерійських підрозділи на вогневих позиціях.</text:p>
      <text:p text:style-name="P4">
Source: <text:a xlink:type="simple" xlink:href="https://armyinform.com.ua/2023/06/18/u-voroga-minus-try-punkty-upravlinnya-pyat-skladiv-z-boyeprypasamy-ta-dva-zrk/" text:style-name="Internet_20_link" text:visited-style-name="Visited_20_Internet_20_Link">
https://armyinform.com.ua/2023/06/18/u-voroga-minus-try-punkty-upravlinnya-pyat-skladiv-z-boyeprypasamy-ta-dva-zrk/</text:a>
</text:p>
      <!--NEWS-->
      <text:h text:style-name="P10" text:outline-level="1">
<text:span text:style-name="T4">
Вояки ворожої армії тікають з фронту — їх розшукують росгвардійці</text:span>
</text:h>
      <text:p text:style-name="P4">
Author: ['АРМІЯINFORM']</text:p>
      <text:p text:style-name="P4">
Time: 2023-06-18T44:00:00-04:00</text:p>
      <text:p text:style-name="P4">
Description: На тимчасово захоплених територіях Луганської області російські дезертири тік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os-soldaty.png" text:style-name="Internet_20_link" text:visited-style-name="Visited_20_Internet_20_Link">
ros-soldaty.png</text:a>
']</text:p>
      <text:p text:style-name="P4">
Tags: ['STOPRUSSIA', 'АГРЕСІЯ РФ', 'ВІЙНА', 'ВТОРГНЕННЯ РФ', 'ГШ ЗСУ', 'ДИЗЕРТИРИ', 'РАНКОВЕ ЗВЕДЕННЯ']</text:p>
      <text:p text:style-name="P4">
Category: News</text:p>
      <!--METADATA-->
      <text:p text:style-name="P4">
<draw:frame draw:style-name="fr1" draw:name="Image20" text:anchor-type="as-char" svg:width="6.9236in" svg:height="3.956343in" draw:z-index="0">
<draw:image xlink:href="../Images/AРМІЯINFORM/2023-06-18T44-00-00-04-00/ros-soldaty.png" xlink:type="simple" xlink:show="embed" xlink:actuate="onLoad" draw:mime-type="image/png"/>
</draw:frame>
Ілюстративне фото з сайту konkurent.ua</text:p>
      <text:p text:style-name="P4">
На тимчасово захоплених територіях Луганської області російські дезертиритікають з фронту.</text:p>
      <text:p text:style-name="P4">
Про це йдеться в ранковому<text:a xlink:type="simple" xlink:href="https://www.facebook.com/GeneralStaff.ua/posts/pfbid04ARbdxGJKgZc24hV7XdGYpGJ4jE16NZR3E2boot5aYs9djX334jXghdpfpfk8mJkl" text:style-name="Internet_20_link" text:visited-style-name="Visited_20_Internet_20_Link">
зведенні</text:a>
Генерального штабу Збройних Сил України.</text:p>
      <text:p text:style-name="P4">
У лісових посадках, поруч з населеним пунктом Новорозсош, зафіксовано пошуковізаходи групи російських дезертирів із числа мобілізованих. До розшуку залученіпідрозділи росгвардії.</text:p>
      <text:p text:style-name="P4">
Source: <text:a xlink:type="simple" xlink:href="https://armyinform.com.ua/2023/06/18/voyaky-vorozhoyi-armiyi-tikayut-z-frontu-yih-rozshukuyut-rosgvardijczi/" text:style-name="Internet_20_link" text:visited-style-name="Visited_20_Internet_20_Link">
https://armyinform.com.ua/2023/06/18/voyaky-vorozhoyi-armiyi-tikayut-z-frontu-yih-rozshukuyut-rosgvardijczi/</text:a>
</text:p>
      <!--NEWS-->
      <text:h text:style-name="P10" text:outline-level="1">
<text:span text:style-name="T4">
Знищено два ударні вертольоти та 12 БПЛА — Повітряні сили</text:span>
</text:h>
      <text:p text:style-name="P4">
Author: ['АРМІЯINFORM']</text:p>
      <text:p text:style-name="P4">
Time: 2023-06-18T46:00:00-04:00</text:p>
      <text:p text:style-name="P4">
Description: Командування Повітряних Сил ЗСУ на своїй офіційній сторінці в соціальній мережі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0747_653782040123081_252775783837273649_n.jpg" text:style-name="Internet_20_link" text:visited-style-name="Visited_20_Internet_20_Link">
347260747_653782040123081_252775783837273649_n.jpg</text:a>
']</text:p>
      <text:p text:style-name="P4">
Tags: ['STOPRUSSIA', 'АГРЕСІЯ РФ', 'ВІЙНА', 'ВТОРГНЕННЯ РФ', 'ВТРАТИ ВОРОГА', 'ПОВІТРЯНІ СИЛИ ЗС УКРАЇНИ']</text:p>
      <text:p text:style-name="P4">
Category: News</text:p>
      <!--METADATA-->
      <text:p text:style-name="P4">
Командування Повітряних Сил ЗСУ на своїй офіційній сторінці в соціальніймережі Facebook Про<text:a xlink:type="simple" xlink:href="https://www.facebook.com/kpszsu/posts/pfbid0m5tVZmZNRHDen5gMmvfdBRxJKVjuZKgpH3zWFe3zao5wLi24KbchhzMm7njjW1RUl" text:style-name="Internet_20_link" text:visited-style-name="Visited_20_Internet_20_Link">
повідомляє</text:a>
,що за минулу добу, 17 червня, та початок поточної доби 18 червня 2023 рокупротиповітряною обороною Повітряних Сил знищено два ворожі ударні вертольотиКа-52, чотири ударні іранські БПЛА Shahed-136/131, один — «Ланцет».</text:p>
      <text:p text:style-name="P4">
<draw:frame draw:style-name="fr1" draw:name="Image21" text:anchor-type="as-char" svg:width="6.9236in" svg:height="6.9236in" draw:z-index="0">
<draw:image xlink:href="../Images/AРМІЯINFORM/2023-06-18T46-00-00-04-00/347260747_653782040123081_252775783837273649_n.jpg" xlink:type="simple" xlink:show="embed" xlink:actuate="onLoad" draw:mime-type="image/jpeg"/>
</draw:frame>
</text:p>
      <text:p text:style-name="P4">
Також за минулу та поточну добу протиповітряною обороною Повітряних Сил, увзаємодії з ППО інших складових Сил оборони України, знищено сім ворожихрозвідувальних БПЛА оперативно-тактичного рівня типів «Орлан-10», «Орлан-30»,Zala, Supercam.</text:p>
      <text:p text:style-name="P4">
Авіація Повітряних Сил ЗС України здійснила десятки літаковильотів на вогневеураження та винищувальне прикриття. По позиціях, техніці, тилах та скупченнюживої сили ворога завдано більш ніж двадцять авіаційних ударів.</text:p>
      <text:p text:style-name="P4">
Source: <text:a xlink:type="simple" xlink:href="https://armyinform.com.ua/2023/06/18/znyshheno-dva-udarni-vertoloty-ta-12-bpla/" text:style-name="Internet_20_link" text:visited-style-name="Visited_20_Internet_20_Link">
https://armyinform.com.ua/2023/06/18/znyshheno-dva-udarni-vertoloty-ta-12-bpla/</text:a>
</text:p>
      <!--NEWS-->
      <text:h text:style-name="P10" text:outline-level="1">
<text:span text:style-name="T4">
Моніторинг якості води у зоні надзвичайної ситуації: виявлено забруднюючі речовини</text:span>
</text:h>
      <text:p text:style-name="P4">
Author: ['АРМІЯINFORM']</text:p>
      <text:p text:style-name="P4">
Time: 2023-06-18T67:00:00-04:00</text:p>
      <text:p text:style-name="P4">
Description: У воді річки Інгулець виявлені перевищення гранично допустимих концентрацій забруднююч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aliz-vody.jpg" text:style-name="Internet_20_link" text:visited-style-name="Visited_20_Internet_20_Link">
analiz-vody.jpg</text:a>
']</text:p>
      <text:p text:style-name="P4">
Tags: ['STOPRUSSIA', 'АГРЕСІЯ РФ', 'ВІЙНА', 'ВТОРГНЕННЯ РФ', 'ДЕРЖАВА ТЕРОРИСТ', 'ЕКОЦИД', 'МІНІСТЕРСТВО ЗАХИСТУ ДОВКІЛЛЯ', 'ШТАБ ЛІКВІДАЦІЇ НАСЛІДКІВ ПІДРИВУ']</text:p>
      <text:p text:style-name="P4">
Category: News</text:p>
      <!--METADATA-->
      <text:p text:style-name="P4">
<draw:frame draw:style-name="fr1" draw:name="Image22" text:anchor-type="as-char" svg:width="6.9236in" svg:height="5.98739in" draw:z-index="0">
<draw:image xlink:href="../Images/AРМІЯINFORM/2023-06-18T67-00-00-04-00/analiz-vody.jpg" xlink:type="simple" xlink:show="embed" xlink:actuate="onLoad" draw:mime-type="image/jpeg"/>
</draw:frame>
</text:p>
      <text:p text:style-name="P4">
У воді річки Інгулець виявлені перевищення гранично допустимих концентраційзабруднюючих речовин, зокрема в 1,2 раза нітритів, в 1,5 раза хлоридів ізавислих речовин та в 1,8 раза заліза загального. Крім того, спостерігаєтьсязниження показника розчиненого кисню.</text:p>
      <text:p text:style-name="P4">
Про це, посилаючись на Міністерство захисту довкілля та природних ресурсівУкраїни, <text:a xlink:type="simple" xlink:href="https://t.me/shtab_kakhovska_hes/903" text:style-name="Internet_20_link" text:visited-style-name="Visited_20_Internet_20_Link">
пише</text:a>
 у своєму Telegram Штаб зліквідації наслідків підриву Каховської ГЕС російськими терористами.</text:p>
      <text:p text:style-name="P4">
У Дніпро-Бузькому лимані хімічний склад води в межах норми, не зафіксованожодних відхилень.</text:p>
      <text:p text:style-name="P4">
У річці Дніпро в межах міста Запоріжжя не зафіксовано змін хімічного складуводи.</text:p>
      <text:p text:style-name="P4">
За межами міста Херсон виявлено перевищення гранично допустимих концентраційзабруднюючих речовин, зокрема в 1,6 раза завислих речовин та 1,8 раза залізазагального. Перевищень ГДК нафтопродуктів не виявлено. Розчинений кисеньстановить 5,8 мг/дм3, за норми не менш ніж 4,00 мг/дм3.</text:p>
      <text:p text:style-name="P4">
У Чорному морі продовжують фіксувати тимчасове зниження солоності води.</text:p>
      <text:p text:style-name="P4">
<text:span text:style-name="T4">
Довідково:</text:span>
 Щодня фахівці Державної екологічної інспекції України,Державного агентства водних ресурсів України та мобільних лабораторійдосліджують воду за 10-15 хімічними та фізико-хімічними базовими показниками:хлориди, мінералізація, кольоровість, жорсткість, лужність; нафтопродукти,розчинений кисень тощо. Усе це дає розуміння процесів, що відбуваються у воді.</text:p>
      <text:p text:style-name="P4">
Source: <text:a xlink:type="simple" xlink:href="https://armyinform.com.ua/2023/06/18/monitoryng-yakosti-vody-u-zoni-nadzvychajnoyi-sytuacziyi-cherez-pidryv-kahovskoyi-ges/" text:style-name="Internet_20_link" text:visited-style-name="Visited_20_Internet_20_Link">
https://armyinform.com.ua/2023/06/18/monitoryng-yakosti-vody-u-zoni-nadzvychajnoyi-sytuacziyi-cherez-pidryv-kahovskoyi-ges/</text:a>
</text:p>
      <!--NEWS-->
      <text:h text:style-name="P10" text:outline-level="1">
<text:span text:style-name="T4">
рашист жаліється сестрі про втрати та дезертирство — перехоплення ГУР</text:span>
</text:h>
      <text:p text:style-name="P4">
Author: ['АРМІЯINFORM']</text:p>
      <text:p text:style-name="P4">
Time: 2023-06-18T69:00:00-04:00</text:p>
      <text:p text:style-name="P4">
Description: Військовослужбовець рф розповідає сестрі про втрати, дезертирство та нестримне баж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perehoplennya.jpg" text:style-name="Internet_20_link" text:visited-style-name="Visited_20_Internet_20_Link">
gur-perehoplennya.jpg</text:a>
']</text:p>
      <text:p text:style-name="P4">
Tags: ['ГУР МОУ', 'ГУР ПЕРЕХОПЛЕННЯ', 'ПЕРЕХОПЛЕННЯ']</text:p>
      <text:p text:style-name="P4">
Category: News</text:p>
      <!--METADATA-->
      <text:p text:style-name="P4">
<draw:frame draw:style-name="fr1" draw:name="Image23" text:anchor-type="as-char" svg:width="6.9236in" svg:height="3.896998in" draw:z-index="0">
<draw:image xlink:href="../Images/AРМІЯINFORM/2023-06-18T69-00-00-04-00/gur-perehoplennya.jpg" xlink:type="simple" xlink:show="embed" xlink:actuate="onLoad" draw:mime-type="image/jpeg"/>
</draw:frame>
</text:p>
      <text:p text:style-name="P4">
Військовослужбовець рф розповідає сестрі про втрати, дезертирство та нестримнебажання розстрілювати боягузів рф в лавах армії.</text:p>
      <text:p text:style-name="P4">
Джерело: <text:a xlink:type="simple" xlink:href="https://gur.gov.ua/content/patsany-v-otpusk-sobyralys-hulialy-snariad-vletel-2---200--kh-vot-seichas-mamkam-otpraviat-dvukh-chelovek.html" text:style-name="Internet_20_link" text:visited-style-name="Visited_20_Internet_20_Link">
сайт ГУР МОУ</text:a>
</text:p>
      <text:p text:style-name="P4">
Source: <text:a xlink:type="simple" xlink:href="https://armyinform.com.ua/2023/06/18/paczan%d1%8b-v-otpusk-sobyralys-gulyaly-snaryad-vletel-2-200-h-vot-sejchas-mamkam-otpravyat-dvuh-chelovek-perehoplennya-gur/" text:style-name="Internet_20_link" text:visited-style-name="Visited_20_Internet_20_Link">
https://armyinform.com.ua/2023/06/18/paczan%d1%8b-v-otpusk-sobyralys-gulyaly-snaryad-vletel-2-200-h-vot-sejchas-mamkam-otpravyat-dvuh-chelovek-perehoplennya-gur/</text:a>
</text:p>
      <!--NEWS-->
      <text:h text:style-name="P10" text:outline-level="1">
<text:span text:style-name="T4">
Минулої доби рашисти намагалися наступати, але всі їхні атаки було відбито</text:span>
</text:h>
      <text:p text:style-name="P4">
Author: ['АРМІЯINFORM']</text:p>
      <text:p text:style-name="P4">
Time: 2023-06-18T71: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ank.jpg" text:style-name="Internet_20_link" text:visited-style-name="Visited_20_Internet_20_Link">
tank.jpg</text:a>
']</text:p>
      <text:p text:style-name="P4">
Tags: ['STOPRUSSIA', 'АГРЕСІЯ РФ', 'ВТОРГНЕННЯ РФ', 'ГШ ЗСУ', 'РАНКОВЕ ЗВЕДЕННЯ', 'СИТУАЦІЯ НА ФРОНТІ']</text:p>
      <text:p text:style-name="P4">
Category: News</text:p>
      <!--METADATA-->
      <text:p text:style-name="P4">
<draw:frame draw:style-name="fr1" draw:name="Image24" text:anchor-type="as-char" svg:width="6.9236in" svg:height="4.622144in" draw:z-index="0">
<draw:image xlink:href="../Images/AРМІЯINFORM/2023-06-18T71-00-00-04-00/tank.jpg" xlink:type="simple" xlink:show="embed" xlink:actuate="onLoad" draw:mime-type="image/jpeg"/>
</draw:frame>
</text:p>
      <text:p text:style-name="P4">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 протягом доби відбулось 26 бойовихзіткнень.</text:p>
      <text:p text:style-name="P4">
Про це<text:a xlink:type="simple" xlink:href="https://www.facebook.com/photo/" text:style-name="Internet_20_link" text:visited-style-name="Visited_20_Internet_20_Link">
повідомляє</text:a>
Генеральний штаб Збройних Сил України на своїй офіційній сторінці у Facebook.</text:p>
      <text:p text:style-name="P4">
На цих та на Шахтарському напрямках ворог проводив безуспішні наступальні дії— усі атаки наші захисники відбили.</text:p>
      <text:p text:style-name="P4">
На Запорізькому та Херсонському напрямках противник продовжує вести обороннідії.</text:p>
      <text:p text:style-name="P4">
На Бахмутському напрямку від артилерійських обстрілів постраждали районинаселених пунктів Оріхово-Василівка, Богданівка, Хромове, Часів Яр,Іванівське, Озарянівка, Біла Гора, Костянтинівка та Південне Донецькоїобласті.</text:p>
      <text:p text:style-name="P4">
Загалом протягом минулої доби противник завдав 43 авіаційні та 4 ракетніудари, здійснив 51 обстріл з реактивних систем залпового вогню по позиціяхнаших військ та населених пунктах.</text:p>
      <text:p text:style-name="P4">
У Генштабі ЗСУ попереджають, що ймовірність завдавання ракетних та авіаційнихударів по всій території України залишається високою.</text:p>
      <text:p text:style-name="P4">
Source: <text:a xlink:type="simple" xlink:href="https://armyinform.com.ua/2023/06/18/mynuloyi-doby-rashysty-namagalysya-nastupaty-ale-vsi-yih-ataky-bulo-vidbyto/" text:style-name="Internet_20_link" text:visited-style-name="Visited_20_Internet_20_Link">
https://armyinform.com.ua/2023/06/18/mynuloyi-doby-rashysty-namagalysya-nastupaty-ale-vsi-yih-ataky-bulo-vidbyto/</text:a>
</text:p>
      <!--NEWS-->
      <text:h text:style-name="P10" text:outline-level="1">
<text:span text:style-name="T4">
650 окупантів ліквідовано, знищено 23 ББМ і 13 артсистем — втрати ворога за добу</text:span>
</text:h>
      <text:p text:style-name="P4">
Author: ['АРМІЯINFORM']</text:p>
      <text:p text:style-name="P4">
Time: 2023-06-18T73:00:00-04:00</text:p>
      <text:p text:style-name="P4">
Description: Загальні бойові втрати противника з 24.02.22 по 18.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00eaa83-d282-4013-a680-16626a760040-scaled.jpg" text:style-name="Internet_20_link" text:visited-style-name="Visited_20_Internet_20_Link">
b00eaa83-d282-4013-a680-16626a76004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5" text:anchor-type="as-char" svg:width="6.9236in" svg:height="6.975527in" draw:z-index="0">
<draw:image xlink:href="../Images/AРМІЯINFORM/2023-06-18T73-00-00-04-00/b00eaa83-d282-4013-a680-16626a760040-scaled.jpg" xlink:type="simple" xlink:show="embed" xlink:actuate="onLoad" draw:mime-type="image/jpeg"/>
</draw:frame>
</text:p>
      <text:p text:style-name="P4">
Загальні бойові втрати противника з 24.02.22 по 18.06.23 орієнтовностановлять:</text:p>
      <ul>
        <li>
<text:span text:style-name="T4">
особового складу ‒</text:span>
 219820 (+650) осіб ліквідовано  * <text:span text:style-name="T4">
танків ‒</text:span>
 3984 (+7)  * <text:span text:style-name="T4">
бойових броньованих машин ‒</text:span>
 7729 (+23)  * <text:span text:style-name="T4">
артилерійських систем ‒</text:span>
 3847 (+13)  * <text:span text:style-name="T4">
РСЗВ ‒</text:span>
 610 (+1)  * <text:span text:style-name="T4">
засоби ППО ‒</text:span>
 364 (0)  * <text:span text:style-name="T4">
літаків ‒</text:span>
 314 (0)  * <text:span text:style-name="T4">
гелікоптерів ‒</text:span>
 304 (+2)  * <text:span text:style-name="T4">
БПЛА оперативно-тактичного рівня ‒</text:span>
 3371 (+7)  * <text:span text:style-name="T4">
крилаті ракети ‒</text:span>
 1211 (0)  * <text:span text:style-name="T4">
кораблі / катери ‒</text:span>
 18 (0)  * <text:span text:style-name="T4">
автомобільної техніки та автоцистерн ‒</text:span>
 6571 (+14)  * <text:span text:style-name="T4">
спеціальна техніка ‒</text:span>
 522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6.23.</text:p>
      <text:p text:style-name="P4">
Source: <text:a xlink:type="simple" xlink:href="https://armyinform.com.ua/2023/06/18/650-okupantiv-likvidovano-znyshheno-23-bbm-i-13-artsystem-vtraty-voroga-za-dobu/" text:style-name="Internet_20_link" text:visited-style-name="Visited_20_Internet_20_Link">
https://armyinform.com.ua/2023/06/18/650-okupantiv-likvidovano-znyshheno-23-bbm-i-13-artsystem-vtraty-voroga-za-dobu/</text:a>
</text:p>
      <!--NEWS-->
      <text:h text:style-name="P10" text:outline-level="1">
<text:span text:style-name="T4">
Авіація Сил оборони за добу завдала 7 ударів по районах зосередження ворога</text:span>
</text:h>
      <text:p text:style-name="P4">
Author: ['АРМІЯINFORM']</text:p>
      <text:p text:style-name="P4">
Time: 2023-06-18T84:00:00-04:00</text:p>
      <text:p text:style-name="P4">
Description: Як повідомляє Генеральний штаб ЗС України, авіація сил оборони за добу завдала 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1.jpg" text:style-name="Internet_20_link" text:visited-style-name="Visited_20_Internet_20_Link">
ppo-1.jpg</text:a>
']</text:p>
      <text:p text:style-name="P4">
Tags: ['SHAHED', 'STOPRUSSIA', 'ВТОРГНЕННЯ РФ', 'ГШ ЗС УКРАЇНИ', 'ХРОНІКА ОБОРОНИ']</text:p>
      <text:p text:style-name="P4">
Category: News</text:p>
      <!--METADATA-->
      <text:p text:style-name="P4">
<draw:frame draw:style-name="fr1" draw:name="Image26" text:anchor-type="as-char" svg:width="6.9236in" svg:height="3.899934in" draw:z-index="0">
<draw:image xlink:href="../Images/AРМІЯINFORM/2023-06-18T84-00-00-04-00/ppo-1.jpg" xlink:type="simple" xlink:show="embed" xlink:actuate="onLoad" draw:mime-type="image/jpeg"/>
</draw:frame>
 <text:span text:style-name="T4">
🔥Ситуація щодо російського вторгнення</text:span>
</text:p>
      <text:p text:style-name="P4">
Як<text:a xlink:type="simple" xlink:href="https://www.facebook.com/GeneralStaff.ua/posts/pfbid029oqTFZhZypCJLn57UAWUCNv8hSuxn8y6wRQGhHz5b4k9f7aW2QYTTpRLW7c3DhCxl" text:style-name="Internet_20_link" text:visited-style-name="Visited_20_Internet_20_Link">
повідомляє</text:a>
Генеральний штаб ЗС України, авіація сил оборони за добу завдала 7 ударів порайонах зосередження особового складу противника та знищила 1 зенітно-ракетнийкомплекс ворога.</text:p>
      <text:p text:style-name="P4">
Також нашими захисниками було знищено ворожий гелікоптер Ка-52, 3 іранськихударних БПЛА типу «Shahed» та 5 розвідувальних БпЛА.</text:p>
      <text:p text:style-name="P4">
Підрозділи ракетних військ і артилерії протягом доби уразили 2 пунктиуправління, 4 зенітно-ракетних комплекси, 2 райони зосередження особовогоскладу та військової техніки противника та 2 його склади боєприпасів.</text:p>
      <text:p text:style-name="P4">
Source: <text:a xlink:type="simple" xlink:href="https://armyinform.com.ua/2023/06/18/aviacziya-syl-oborony-za-dobu-zavdala-7-udariv-po-rajonah-zoseredzhennya-voroga/" text:style-name="Internet_20_link" text:visited-style-name="Visited_20_Internet_20_Link">
https://armyinform.com.ua/2023/06/18/aviacziya-syl-oborony-za-dobu-zavdala-7-udariv-po-rajonah-zoseredzhennya-voroga/</text:a>
</text:p>
      <!--NEWS-->
      <text:h text:style-name="P10" text:outline-level="1">
<text:span text:style-name="T4">
At Avdiyivka direction Russian army shelled Keramik, Novokalynove, Stepove, Tonenke, Pervomay...</text:span>
</text:h>
      <text:p text:style-name="P4">
Authors: liveuamap (Language: en)</text:p>
      <text:p text:style-name="P4">
Time: 2023-06-19T-10:28:00</text:p>
      <text:p text:style-name="P4">
Location: Marinka, Donetsk Oblast (Latitude:48.12451 Longtitude:37.66645)</text:p>
      <text:p text:style-name="P4">
Videos: []</text:p>
      <text:p text:style-name="P4">
Images: []</text:p>
      <text:p text:style-name="P4">
Tags: ["Russia"]</text:p>
      <text:p text:style-name="P4">
ID: 22570362</text:p>
      <!--METADATA-->
      <text:p text:style-name="P4">
At Avdiyivka direction Russian army shelled Keramik, Novokalynove, Stepove,Tonenke, Pervomayske, Nevelske, Karlivka, Berdychi, Lastochkyne, Avdiyivka,Syeverne of Donetsk region. Russian aviation conducted airstrikes atAvdiyivka, - General Staff of Armed Forces of Ukraine says in the morningreport</text:p>
      <text:p text:style-name="P4">
News Collection Link: <text:a xlink:type="simple" xlink:href="https:\/\/liveuamap.com\/en\/2023\/19-june-at-avdiyivka-direction-russian-army-shelled-keramik" text:style-name="Internet_20_link" text:visited-style-name="Visited_20_Internet_20_Link">
https:\/\/liveuamap.com\/en\/2023\/19-june-at-avdiyivka-direction-russian-army-shelled-keramik</text:a>
</text:p>
      <text:p text:style-name="P4">
Source: <text:a xlink:type="simple" xlink:href="https://t.me/lumsrc/5130" text:style-name="Internet_20_link" text:visited-style-name="Visited_20_Internet_20_Link">
https://t.me/lumsrc/5130</text:a>
</text:p>
      <!--NEWS-->
      <text:h text:style-name="P10" text:outline-level="1">
<text:span text:style-name="T4">
На Дніпропетровщині викрили нелегальний НПЗ – фальсифікат збували по всій країні</text:span>
</text:h>
      <text:p text:style-name="P4">
Authors: Ukrinform (Person)</text:p>
      <text:p text:style-name="P4">
Publisher: Укринформ (Organization)</text:p>
      <text:p text:style-name="P4">
Published Time: 2023-06-19T-11:17:00+03:00</text:p>
      <text:p text:style-name="P4">
Modified Time: 2023-06-19T20:17:00+03:00</text:p>
      <text:p text:style-name="P4">
Description: У Дніпропетровській області викрили масштабне підпільне виробництво пального та канали постачання фальсифікату на ринок; злочинне угруповання щомісяця заробляло до 30 млн грн. — Укрінформ.</text:p>
      <text:p text:style-name="P4">
Images: ['<text:a xlink:type="simple" xlink:href="https://static.ukrinform.com/photos/2023_06/thumb_files/630_360_1687195064-393.jpg" text:style-name="Internet_20_link" text:visited-style-name="Visited_20_Internet_20_Link">
630_360_16871...</text:a>
']</text:p>
      <text:p text:style-name="P4">
Tags: ['Дніпропетровщина', 'Фальсифікат', 'Поліція', 'Пальне']</text:p>
      <text:p text:style-name="P4">
Type: Article</text:p>
      <!--METADATA-->
      <text:p text:style-name="P4">
<draw:frame draw:style-name="fr1" draw:name="Image27" text:anchor-type="as-char" svg:width="6.9236in" svg:height="3.956343in" draw:z-index="0">
<draw:image xlink:href="../Images/yкринформ/2023-06-19T-11-17-00-03-00/630_360_1687195064-393.jpg" xlink:type="simple" xlink:show="embed" xlink:actuate="onLoad" draw:mime-type="image/jpeg"/>
</draw:frame>
 УДніпропетровській області викрили масштабне підпільне виробництво пального таканали постачання фальсифікату на ринок; злочинне угруповання щомісяцязаробляло до 30 млн грн.</text:p>
      <text:p text:style-name="P4">
Про це повідомив у <text:a xlink:type="simple" xlink:href="https://www.facebook.com/watch/" text:style-name="Internet_20_link" text:visited-style-name="Visited_20_Internet_20_Link">
 Фейсбуці</text:a>
 Департамент стратегічнихрозслідувань Нацполіції, передає Укрінформ.</text:p>
      <text:p text:style-name="P4">
Зазначається, що до складу угруповання входило 10 осіб: організаторипідпільного нафтопереробного заводу, власники автозаправних станцій такомерційних структур.</text:p>
      <text:p text:style-name="P4">
Для виробництва фальсифікованого пального організатори оборудкивикористовували потужності одного з нафтопереробних заводів області, якідозволяли отримувати до 500 тонн пального щомісяця.</text:p>
      <text:p text:style-name="P4">
За даними поліції, сировину ділки викрадали з нафтопроводів та поставляли нанелегальний завод. Після переробки нафти додавали до сировини розчинникиневідомого походження, зокрема й ті, які заборонено використовувати увиробництві пального в Європі та Україні.</text:p>
      <text:p text:style-name="P4">
З метою маскування злочинної діяльності керівництво нафтопереробного заводуукладало фіктивні договори з підконтрольними комерційними структурами, а щобприховати реальні прибутки, вносило до фінансової звітності недостовірні дані.</text:p>
      <text:p text:style-name="P4">
Збували фальсифіковане пальне через мережу <text:a xlink:type="simple" xlink:href="https://www.ukrinform.ua/tag-azs" text:style-name="Internet_20_link" text:visited-style-name="Visited_20_Internet_20_Link">
 АЗС</text:a>
 та підприємствам реального секторуекономіки.</text:p>
      <text:p text:style-name="P4">
"Підпільний нафтобізнес приносив його організаторам до 30 млн грн прибуткущомісяця, а незаконна «маржа» «бізнесменів» складала 20 грн з одного літрапального", - зазначають у департаменті.</text:p>
      <text:p text:style-name="P4">
Правоохоронці провели обшуки за місцями мешкання фігурантів, в автомобілях,які їм належать, офісах підприємств, НПЗ та автомобільної бази, а також вмісцях збуту фальсифікованого пального. Слідчі дії проводилися на територіїДніпропетровської, Київської, Одеської, Полтавської, Черкаської,Кіровоградської, Житомирської областей та у Рівному.</text:p>
      <text:p text:style-name="P4">
Правоохоронці вилучили понад 850 тонн нафтопродуктів та обладнання на майже 95млн грн, автомобілі фігурантів, а також 40 млн грн, 498 тис. євро та 1,4 млндол. Загальна сума вилученого майна становить майже 200 млн грн.</text:p>
      <text:p text:style-name="P4">
<text:span text:style-name="T4">
Читайте також:</text:span>
 <text:a xlink:type="simple" xlink:href="https://www.ukrinform.ua/rubric-economy/3723390-cerez-tinovij-rinok-palnogo-budzet-vtrativ-do-10-milardiv-deputat.html" text:style-name="Internet_20_link" text:visited-style-name="Visited_20_Internet_20_Link">
 Через тіньовий ринок <text:span text:style-name="T4">
пального</text:span>
 бюджет втратив до ₴10мільярдів — депутат </text:a>
</text:p>
      <text:p text:style-name="P4">
Учасникам злочинної групи інкримінують незаконне виготовлення, зберігання,збут підакцизних товарів, несанкціоновані дії з інформацією, яка обробляєтьсяв електронно-обчислювальних машинах, автоматизованих системах, та службовепідроблення ( ч. 3 ст. 28, ч. 1, 2 ст. 204; ч. 3 ст. 28, ч. 3 ст. 362; ч. 3ст. 28, ч. 1 ст. 366 КК України).</text:p>
      <text:p text:style-name="P4">
На виробничі потужності незаконного НПЗ, АЗС, рахунки комерційних структур,задіяних в оборудках, накладено арешт.</text:p>
      <text:p text:style-name="P4">
Вирішується питання про накладення арешту і на вилучений фальсифікат, а такожобрання підозрюваним запобіжних заходів.</text:p>
      <text:p text:style-name="P4">
Як повідомляв Укрінформ, Вищий антикорупційний суд обрав запобіжні заходи увигляді <text:a xlink:type="simple" xlink:href="https://www.ukrinform.ua/rubric-economy/3717192-sud-uzav-pid-vartu-dvoh-pidozruvanih-u-spravi-pro-mahinacii-v-ukrspirti.html" text:style-name="Internet_20_link" text:visited-style-name="Visited_20_Internet_20_Link">
 тримання під вартою двом учасникам злочинної схеми закупівельпального за завищеними цінами </text:a>
 , викритої на державному підприємстві «Укрспирт».</text:p>
      <text:p text:style-name="P4">
Фото: Shutterstock</text:p>
      <text:p text:style-name="P4">
Source: <text:a xlink:type="simple" xlink:href="https://www.ukrinform.ua/rubric-economy/3725003-na-dnipropetrovsini-vikrili-nelegalnij-npz-falsifikat-zbuvali-po-vsij-kraini.html" text:style-name="Internet_20_link" text:visited-style-name="Visited_20_Internet_20_Link">
https://www.ukrinform.ua/rubric-economy/3725003-na-dnipropetrovsini-vikrili-nelegalnij-npz-falsifikat-zbuvali-po-vsij-kraini.html</text:a>
</text:p>
      <!--NEWS-->
      <text:h text:style-name="P10" text:outline-level="1">
<text:span text:style-name="T4">
At Maryinka direction Russian army shelled Krasnohorivka, Hostre, Heorhiyivka, Maryinka, Poby...</text:span>
</text:h>
      <text:p text:style-name="P4">
Authors: liveuamap (Language: en)</text:p>
      <text:p text:style-name="P4">
Time: 2023-06-19T-12:28:00</text:p>
      <text:p text:style-name="P4">
Location: Donetsk (Latitude:48.01037 Longtitude:37.30751)</text:p>
      <text:p text:style-name="P4">
Videos: []</text:p>
      <text:p text:style-name="P4">
Images: []</text:p>
      <text:p text:style-name="P4">
Tags: ["Russia"]</text:p>
      <text:p text:style-name="P4">
ID: 22570359</text:p>
      <!--METADATA-->
      <text:p text:style-name="P4">
At Maryinka direction Russian army shelled Krasnohorivka, Hostre, Heorhiyivka,Maryinka, Pobyeda, Maksymilyanivka and Illinka of Donetsk region. Russianaviation conducted airstrike at Maryinka, - General Staff of Armed Forces ofUkraine says in the morning report</text:p>
      <text:p text:style-name="P4">
News Collection Link: <text:a xlink:type="simple" xlink:href="https:\/\/liveuamap.com\/en\/2023\/19-june-at-maryinka-direction-russian-army-shelled-krasnohorivka" text:style-name="Internet_20_link" text:visited-style-name="Visited_20_Internet_20_Link">
https:\/\/liveuamap.com\/en\/2023\/19-june-at-maryinka-direction-russian-army-shelled-krasnohorivka</text:a>
</text:p>
      <text:p text:style-name="P4">
Source: <text:a xlink:type="simple" xlink:href="https://t.me/lumsrc/5131" text:style-name="Internet_20_link" text:visited-style-name="Visited_20_Internet_20_Link">
https://t.me/lumsrc/5131</text:a>
</text:p>
      <!--NEWS-->
      <text:h text:style-name="P10" text:outline-level="1">
<text:span text:style-name="T4">
At Shakhtarske direction Russian army shelled Novomykhaylivka, Katerynivka, Blahodatne, Vuhle...</text:span>
</text:h>
      <text:p text:style-name="P4">
Authors: liveuamap (Language: en)</text:p>
      <text:p text:style-name="P4">
Time: 2023-06-19T-14:28:00</text:p>
      <text:p text:style-name="P4">
Location: Donetsk (Latitude:47.79263 Longtitude:36.98822)</text:p>
      <text:p text:style-name="P4">
Videos: []</text:p>
      <text:p text:style-name="P4">
Images: []</text:p>
      <text:p text:style-name="P4">
Tags: ["Russia"]</text:p>
      <text:p text:style-name="P4">
ID: 22570355</text:p>
      <!--METADATA-->
      <text:p text:style-name="P4">
At Shakhtarske direction Russian army shelled Novomykhaylivka, Katerynivka,Blahodatne, Vuhledar, Bohoyavlenka, Novoukrayinka, Prechystivka, Shakhtarske,Velyka Novosilka of Donetsk region. Russian aviation conducted airstrikes atBlahodatne, Vuhledar and Zolota Nyva of Donetsk region, - General Staff ofArmed Forces of Ukraine says in the morning report</text:p>
      <text:p text:style-name="P4">
News Collection Link: <text:a xlink:type="simple" xlink:href="https:\/\/liveuamap.com\/en\/2023\/19-june-at-shakhtarske-direction-russian-army-shelled-novomykhaylivka" text:style-name="Internet_20_link" text:visited-style-name="Visited_20_Internet_20_Link">
https:\/\/liveuamap.com\/en\/2023\/19-june-at-shakhtarske-direction-russian-army-shelled-novomykhaylivka</text:a>
</text:p>
      <text:p text:style-name="P4">
Source: <text:a xlink:type="simple" xlink:href="https://t.me/lumsrc/5132" text:style-name="Internet_20_link" text:visited-style-name="Visited_20_Internet_20_Link">
https://t.me/lumsrc/5132</text:a>
</text:p>
      <!--NEWS-->
      <text:h text:style-name="P10" text:outline-level="1">
<text:span text:style-name="T4">
У КМДА спростували інформацію про графіки чергувань учителів у шкільних укриттях</text:span>
</text:h>
      <text:p text:style-name="P4">
Authors: Ukrinform (Person)</text:p>
      <text:p text:style-name="P4">
Publisher: Укринформ (Organization)</text:p>
      <text:p text:style-name="P4">
Published Time: 2023-06-19T-14:38:55+03:00</text:p>
      <text:p text:style-name="P4">
Modified Time: 2023-06-19T18:38:55+03:00</text:p>
      <text:p text:style-name="P4">
Description: Департамент освіти і науки КМДА спростував інформацію про надання графіків чергування вчителів в укриттях.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КМДА', 'Школа', 'Вчитель', 'Київ', 'Бомбосховище', 'Укриття', 'Війна з Росією']</text:p>
      <text:p text:style-name="P4">
Type: Article</text:p>
      <!--METADATA-->
      <text:p text:style-name="P4">
<draw:frame draw:style-name="fr1" draw:name="Image28" text:anchor-type="as-char" svg:width="6.9236in" svg:height="3.956343in" draw:z-index="0">
<draw:image xlink:href="../Images/yкринформ/2023-06-19T-14-38-55-03-00/630_360_1543929001-282.jpg" xlink:type="simple" xlink:show="embed" xlink:actuate="onLoad" draw:mime-type="image/jpeg"/>
</draw:frame>
Департамент освіти і науки КМДА спростував інформацію про надання графіківчергування вчителів в укриттях.</text:p>
      <text:p text:style-name="P4">
Про це йдеться у відповідному <text:a xlink:type="simple" xlink:href="https://don.kyivcity.gov.ua/news/12590.html" text:style-name="Internet_20_link" text:visited-style-name="Visited_20_Internet_20_Link">
 наказі</text:a>
 <text:a xlink:type="simple" xlink:href="https://don.kyivcity.gov.ua/news/12590.html" text:style-name="Internet_20_link" text:visited-style-name="Visited_20_Internet_20_Link">
</text:a>
 Департаменту освіти та наукиКМДА, передає Укрінформ.</text:p>
      <text:p text:style-name="P4">
“Під час повітряної тривоги укриття в закладах освіти, що відповідним чиномпозначені на мапі укриттів <text:a xlink:type="simple" xlink:href="https://www.ukrinform.ua/tag-kiiv" text:style-name="Internet_20_link" text:visited-style-name="Visited_20_Internet_20_Link">
 Києва </text:a>
 ,мають бути відчинені. Допуск до укриття в освітніх установах під часповітряної тривоги забезпечує сторож закладу освіти”, - йдеться уповідомленні.</text:p>
      <text:p text:style-name="P4">
У Департаменті освіти та науки наголосили, що інформація, яку поширила низкамедіа, про нібито надання Департаментом графіків чергувань вчителів в укриттях– є фейком.</text:p>
      <text:p text:style-name="P4">
<text:span text:style-name="T4">
Читайте також:</text:span>
 <text:a xlink:type="simple" xlink:href="https://www.ukrinform.ua/rubric-kyiv/3719493-bomboshovisa-kieva-problemi-aki-posiruutsa-na-vsu-ukrainu.html" text:style-name="Internet_20_link" text:visited-style-name="Visited_20_Internet_20_Link">
 <text:span text:style-name="T4">
Бомбосховища</text:span>
 Києва: проблеми, які поширюються на всюУкраїну </text:a>
</text:p>
      <text:p text:style-name="P4">
Охорону укриттів здійснюють мобільні групи патрульної поліції та муніципальноїохорони, яких, у разі потреби, викликає до закладу освіти за допомогою«тривожної кнопки» відповідальний працівник.</text:p>
      <text:p text:style-name="P4">
Як повідомлялося, що комунальні заклади освіти столиці вже тривалий часоснащені «тривожною кнопкою», а також камерами відеоспостереження.</text:p>
      <text:p text:style-name="P4">
Source: <text:a xlink:type="simple" xlink:href="https://www.ukrinform.ua/rubric-kyiv/3724962-u-kmda-sprostuvali-informaciu-pro-grafiki-cerguvan-uciteliv-u-skilnih-ukrittah.html" text:style-name="Internet_20_link" text:visited-style-name="Visited_20_Internet_20_Link">
https://www.ukrinform.ua/rubric-kyiv/3724962-u-kmda-sprostuvali-informaciu-pro-grafiki-cerguvan-uciteliv-u-skilnih-ukrittah.html</text:a>
</text:p>
      <!--NEWS-->
      <text:h text:style-name="P10" text:outline-level="1">
<text:span text:style-name="T4">
Зеленський запросив Світовий банк відновити роботу представництва в Україні</text:span>
</text:h>
      <text:p text:style-name="P4">
Authors: Ukrinform (Person)</text:p>
      <text:p text:style-name="P4">
Publisher: Укринформ (Organization)</text:p>
      <text:p text:style-name="P4">
Published Time: 2023-06-19T-15:05:00+03:00</text:p>
      <text:p text:style-name="P4">
Modified Time: 2023-06-19T18:05:00+03:00</text:p>
      <text:p text:style-name="P4">
Description: Президент Володимир Зеленський провів телефонну розмову з президентом Світового банку Аджаєм Бангою, під час якої запросив відновити роботу представництва СБ в Україні. — Укрінформ.</text:p>
      <text:p text:style-name="P4">
Images: ['<text:a xlink:type="simple" xlink:href="https://static.ukrinform.com/photos/2018_12/thumb_files/630_360_1545153813-165.jpg" text:style-name="Internet_20_link" text:visited-style-name="Visited_20_Internet_20_Link">
630_360_15451...</text:a>
']</text:p>
      <text:p text:style-name="P4">
Tags: ['Світовий банк', 'Зеленський']</text:p>
      <text:p text:style-name="P4">
Type: Article</text:p>
      <!--METADATA-->
      <text:p text:style-name="P4">
<draw:frame draw:style-name="fr1" draw:name="Image29" text:anchor-type="as-char" svg:width="6.9236in" svg:height="3.956343in" draw:z-index="0">
<draw:image xlink:href="../Images/yкринформ/2023-06-19T-15-05-00-03-00/630_360_1545153813-165.jpg" xlink:type="simple" xlink:show="embed" xlink:actuate="onLoad" draw:mime-type="image/jpeg"/>
</draw:frame>
 ПрезидентВолодимир Зеленський провів телефонну розмову з президентом Світового банкуАджаєм Бангою, під час якої запросив відновити роботу представництва СБ вУкраїні.</text:p>
      <text:p text:style-name="P4">
Як передає Укрінформ, про це глава держави написав у <text:a xlink:type="simple" xlink:href="https://twitter.com/ZelenskyyUa/status/1670807884693684232" text:style-name="Internet_20_link" text:visited-style-name="Visited_20_Internet_20_Link">
 Твіттері</text:a>
.</text:p>
      <text:p text:style-name="P4">
«Провів телефонну розмову з Президентом Світового банку Аджаєм Бангою.Подякував за неослабну підтримку з боку <text:a xlink:type="simple" xlink:href="https://www.ukrinform.ua/tag-svitovij-bank" text:style-name="Internet_20_link" text:visited-style-name="Visited_20_Internet_20_Link">
 Світового банку</text:a>
 з перших днів повномасштабноїагресії Росії. Обговорили подальший розвиток співпраці, зокрема задлямобілізації міжнародної підтримки», - заявив Зеленський.</text:p>
      <text:p text:style-name="P4">
Президент відзначив швидку реакцію Світового банку на підрив російськимизагарбниками Каховської ГЕС, а також співпрацю з Україною щодо оцінки збитків,завданих цією трагедією.</text:p>
      <text:p text:style-name="P4">
<text:span text:style-name="T4">
Читайте також:</text:span>
 <text:a xlink:type="simple" xlink:href="https://www.ukrinform.ua/rubric-economy/3722932-u-donorskomu-fondi-pidtrimki-ukraini-vze-920-miljoniv-svitovij-bank.html" text:style-name="Internet_20_link" text:visited-style-name="Visited_20_Internet_20_Link">
 У донорському фонді підтримки України вже $920 мільйонів— <text:span text:style-name="T4">
Світовий</text:span>
 <text:span text:style-name="T4">
банк</text:span>
 </text:a>
</text:p>
      <text:p text:style-name="P4">
Зеленський також запросив Світовий банк відновити роботу представництва вУкраїні.</text:p>
      <text:p text:style-name="P4">
Він наголосив на зацікавленості у співробітництві під час повоєнноїтрансформації України, зокрема в подоланні корупції та зменшенні часткиготівки в українській економіці.</text:p>
      <text:p text:style-name="P4">
Як повідомляв Укрінформ, Прем'єр-міністр України Денис Шмигаль заявив, що <text:a xlink:type="simple" xlink:href="https://www.ukrinform.ua/rubric-economy/3719741-svitovij-bank-provede-svidku-ocinku-zbitkiv-spricinenih-pidrivom-kahovskoi-ges-smigal.html" text:style-name="Internet_20_link" text:visited-style-name="Visited_20_Internet_20_Link">
Світовий банк проведе швидку оцінку збитків та потреб</text:a>
 ,спричинених підривом Росією дамби Каховської ГЕС.</text:p>
      <text:p text:style-name="P4">
<text:span text:style-name="T5">
Фото: ОП</text:span>
</text:p>
      <text:p text:style-name="P4">
Source: <text:a xlink:type="simple" xlink:href="https://www.ukrinform.ua/rubric-economy/3724945-zelenskij-proviv-rozmovu-z-prezidentom-svitovogo-banku.html" text:style-name="Internet_20_link" text:visited-style-name="Visited_20_Internet_20_Link">
https://www.ukrinform.ua/rubric-economy/3724945-zelenskij-proviv-rozmovu-z-prezidentom-svitovogo-banku.html</text:a>
</text:p>
      <!--NEWS-->
      <text:h text:style-name="P10" text:outline-level="1">
<text:span text:style-name="T4">
В Італії блокують спроби Китаю взяти під контроль шинний гігант Pirelli</text:span>
</text:h>
      <text:p text:style-name="P4">
Authors: Ukrinform (Person)</text:p>
      <text:p text:style-name="P4">
Publisher: Укринформ (Organization)</text:p>
      <text:p text:style-name="P4">
Published Time: 2023-06-19T-16:05:00+03:00</text:p>
      <text:p text:style-name="P4">
Modified Time: 2023-06-19T18:05:00+03:00</text:p>
      <text:p text:style-name="P4">
Description: В Італії вживають заходів, щоб завадити китайській державній компанії отримати контроль над компанією-гігантом з виробництва шин Pirelli. — Укрінформ.</text:p>
      <text:p text:style-name="P4">
Images: ['<text:a xlink:type="simple" xlink:href="https://static.ukrinform.com/photos/2023_06/thumb_files/630_360_1687187121-732.jpg" text:style-name="Internet_20_link" text:visited-style-name="Visited_20_Internet_20_Link">
630_360_16871...</text:a>
']</text:p>
      <text:p text:style-name="P4">
Tags: ['Бізнес', 'Італія', 'Китай', 'Pirelli']</text:p>
      <text:p text:style-name="P4">
Type: Article</text:p>
      <!--METADATA-->
      <text:p text:style-name="P4">
<draw:frame draw:style-name="fr1" draw:name="Image30" text:anchor-type="as-char" svg:width="6.9236in" svg:height="3.956343in" draw:z-index="0">
<draw:image xlink:href="../Images/yкринформ/2023-06-19T-16-05-00-03-00/630_360_1687187121-732.jpg" xlink:type="simple" xlink:show="embed" xlink:actuate="onLoad" draw:mime-type="image/jpeg"/>
</draw:frame>
 В Італіївживають заходів, щоб завадити китайській державній компанії отримати контрольнад компанією-гігантом з виробництва шин Pirelli.</text:p>
      <text:p text:style-name="P4">
Як передає Укрінформ, про це повідомляє <text:a xlink:type="simple" xlink:href="https://www.bbc.com/news/business-65947050" text:style-name="Internet_20_link" text:visited-style-name="Visited_20_Internet_20_Link">
 BBC</text:a>
 .</text:p>
      <text:p text:style-name="P4">
Зазначається, що це рішення є частиною заходів, вжитих урядом <text:a xlink:type="simple" xlink:href="https://www.ukrinform.ua/tag-italia" text:style-name="Internet_20_link" text:visited-style-name="Visited_20_Internet_20_Link">
 Італії</text:a>
 для захисту незалежності компаніїPirelli.</text:p>
      <text:p text:style-name="P4">
Контрольований Пекіном хімічний гігант Sinochem є найбільшим акціонеромPirelli, маючи 37% акцій 151-річної міланської компанії.</text:p>
      <text:p text:style-name="P4">
У компанії Pirelli повідомили, що відповідно до рішення італійського уряду,лише Camfin − компанія, яку контролює керівник Pirelli Марко ТронкеттіПровера, − може висувати кандидатів на посаду генерального директора компанії.Також уряд вирішив, що будь-які зміни в корпоративному управлінні компаніїмають бути предметом офіційної перевірки.</text:p>
      <text:p text:style-name="P4">
У березні Sinochem повідомила уряду Італії, що планує продовжити та оновитичинну угоду з акціонерами. Адміністрація прем'єр-міністра Італії ДжорджіїМелоні розглянула угоду відповідно до так званих правил “золотої процедуривлади”, які спрямовані на захист підприємств, що вважаються стратегічноважливими для країни.</text:p>
      <text:p text:style-name="P4">
<text:span text:style-name="T4">
Читайте також:</text:span>
 <text:a xlink:type="simple" xlink:href="https://www.ukrinform.ua/rubric-economy/3714533-francuzkij-virobnik-sin-michelin-prodav-svoi-aktivi-u-rosii.html" text:style-name="Internet_20_link" text:visited-style-name="Visited_20_Internet_20_Link">
 Французький виробник шин <text:span text:style-name="T4">
Michelin</text:span>
 продав свої активиу Росії </text:a>
</text:p>
      <text:p text:style-name="P4">
У 2015 році Pirelli продали за 7,1 млрд євро групі інвесторів, до якої увійшлиChemChina та Camfin. Через шість років ChemChina об'єдналася з державноюкомпанією Sinochem. Інвестиційний фонд китайського уряду Silk Road такожволодіє 9% акцій Pirelli.</text:p>
      <text:p text:style-name="P4">
Source: <text:a xlink:type="simple" xlink:href="https://www.ukrinform.ua/rubric-economy/3724946-v-italii-blokuut-sprobi-kitau-vzati-pid-kontrol-sinnij-gigant-pirelli.html" text:style-name="Internet_20_link" text:visited-style-name="Visited_20_Internet_20_Link">
https://www.ukrinform.ua/rubric-economy/3724946-v-italii-blokuut-sprobi-kitau-vzati-pid-kontrol-sinnij-gigant-pirelli.html</text:a>
</text:p>
      <!--NEWS-->
      <text:h text:style-name="P10" text:outline-level="1">
<text:span text:style-name="T4">
At Zaporizhzhia and Kherson directions Russian army shelled Vremivka, Makarivka of Donetsk re...</text:span>
</text:h>
      <text:p text:style-name="P4">
Authors: liveuamap (Language: en)</text:p>
      <text:p text:style-name="P4">
Time: 2023-06-19T-16:28:00</text:p>
      <text:p text:style-name="P4">
Location: Kherson (Latitude:46.71327 Longtitude:32.29328)</text:p>
      <text:p text:style-name="P4">
Videos: []</text:p>
      <text:p text:style-name="P4">
Images: []</text:p>
      <text:p text:style-name="P4">
Tags: ["Russia"]</text:p>
      <text:p text:style-name="P4">
ID: 22570354</text:p>
      <!--METADATA-->
      <text:p text:style-name="P4">
At Zaporizhzhia and Kherson directions Russian army shelled Vremivka,Makarivka of Donetsk region; Zelene Pole, Novodarivka, Levadne, Malynivka,Zatyshshya, Huliaipole, Huliaipilske, Orikhiv, Lobkove, Kamyanske ofZaporizhzhia region; Mykhaylivka, Novodmytrivka, Havrylivka, Kachkarivka,Beryslav, Tomaryne, Vesele, Kozatske, Burhunka, Virivka, Ivanivka, Antonivka,Kherson, Dniprovske, Kizomys, Sofiyivka, Myrolubivka of Kherson region andOchakiv of Mykolayiv region. Russian aviation conducted airstrikes atMakarivka of Donetsk region; Levadne, Mala Tokmachka, Novodanylivka, Orikhovof Zaporizhzhia region and Kozatske of Kherson region, - General Staff ofArmed Forces of Ukraine says in the morning report</text:p>
      <text:p text:style-name="P4">
News Collection Link: <text:a xlink:type="simple" xlink:href="https:\/\/liveuamap.com\/en\/2023\/19-june-at-zaporizhzhia-and-kherson-directions-russian-army" text:style-name="Internet_20_link" text:visited-style-name="Visited_20_Internet_20_Link">
https:\/\/liveuamap.com\/en\/2023\/19-june-at-zaporizhzhia-and-kherson-directions-russian-army</text:a>
</text:p>
      <text:p text:style-name="P4">
Source: <text:a xlink:type="simple" xlink:href="https://t.me/lumsrc/5133" text:style-name="Internet_20_link" text:visited-style-name="Visited_20_Internet_20_Link">
https://t.me/lumsrc/5133</text:a>
</text:p>
      <!--NEWS-->
      <text:h text:style-name="P10" text:outline-level="1">
<text:span text:style-name="T4">
Заступника мера Чернігова відправили під арешт у справі про корупцію - у міськраді відреагували</text:span>
</text:h>
      <text:p text:style-name="P4">
Authors: Ukrinform (Person)</text:p>
      <text:p text:style-name="P4">
Publisher: Укринформ (Organization)</text:p>
      <text:p text:style-name="P4">
Published Time: 2023-06-19T-18:40:00+03:00</text:p>
      <text:p text:style-name="P4">
Modified Time: 2023-06-19T17:40:00+03:00</text:p>
      <text:p text:style-name="P4">
Description: СБУ повідомила про підозру в масштабній корупції заступнику Чернігівського міського голови з питань діяльності виконавчих органів ради та обрала запобіжний захід у вигляді тримання під вартою.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Мер', 'СБУ', 'Корупція', 'Чернігів']</text:p>
      <text:p text:style-name="P4">
Type: Article</text:p>
      <!--METADATA-->
      <text:p text:style-name="P4">
<draw:frame draw:style-name="fr1" draw:name="Image31" text:anchor-type="as-char" svg:width="6.9236in" svg:height="3.956343in" draw:z-index="0">
<draw:image xlink:href="../Images/yкринформ/2023-06-19T-18-40-00-03-00/630_360_1514464397-1884.jpg" xlink:type="simple" xlink:show="embed" xlink:actuate="onLoad" draw:mime-type="image/jpeg"/>
</draw:frame>
 СБУповідомила про підозру в масштабній корупції заступнику Чернігівськогоміського голови з питань діяльності виконавчих органів ради та обралазапобіжний захід у вигляді тримання під вартою.</text:p>
      <text:p text:style-name="P4">
Як передає Укрінформ, про це у <text:a xlink:type="simple" xlink:href="https://t.me/SBUkr/8694" text:style-name="Internet_20_link" text:visited-style-name="Visited_20_Internet_20_Link">
 Телеграмі </text:a>
 <text:a xlink:type="simple" xlink:href="https://t.me/SBUkr/8694" text:style-name="Internet_20_link" text:visited-style-name="Visited_20_Internet_20_Link">
</text:a>
 повідомляє пресслужба СБУ.</text:p>
      <text:p text:style-name="P4">
«За матеріалами справи, посадовець організував схему привласнення бюджетнихгрошей на закупівлі нового трансформатора для місцевої ТЕЦ, яка булапошкоджена внаслідок російських обстрілів навесні 2022 року. Вже в липніобладнання було придбане за вартістю, яка вдвічі перевищувала ринкову. Прицьому збитки державі сягнули понад 30 млн грн. Ця сума підтвердженаініційованими Службою безпеки судово-товарознавчою і судово-економічноюекспертизами, які проводив Київський науково-дослідний інститут судовихекспертиз. Для реалізації оборудки фігурант «скоординував» свої злочинні дії зкерівництвом компанії-постачальника», - йдеться у повідомленні.</text:p>
      <text:p text:style-name="P4">
За інформацією пресслужби, на підставі зібраних доказів слідчі СБУ повідомиличиновнику про підозру за ч. 2 ст. 364 ККУ (зловживання владою або службовимстановищем). Наразі йому обрано запобіжний захід у вигляді тримання підвартою, з альтернативою застави в розмірі 32 млн грн. Заступнику мера загрожуєдо 6 років в'язниці.</text:p>
      <text:p text:style-name="P4">
<text:span text:style-name="T4">
Читайте також:</text:span>
 <text:a xlink:type="simple" xlink:href="https://www.ukrinform.ua/rubric-regions/3695852-mera-poltavi-mamaa-zvilnili-z-posadi-za-risennam-sudu.html" text:style-name="Internet_20_link" text:visited-style-name="Visited_20_Internet_20_Link">
 Мера Полтави Мамая звільнили з посади за рішенням суду</text:a>
</text:p>
      <text:p text:style-name="P4">
Виконувач обов'язків міського голови Чернігова Олександр Ломако у <text:a xlink:type="simple" xlink:href="https://www.facebook.com/lomako.oleksandr/posts/pfbid02AFwMBEiohaAF2eHVUg48qJFtHRUot2sZvdnxQRgteMKF1hPoDXoq2afVCD6hCBJLl" text:style-name="Internet_20_link" text:visited-style-name="Visited_20_Internet_20_Link">
 Фейсбуці</text:a>
прокоментував вручення підозри Віктору Геращенку та заявив: «Це чергова спробачиновників з центру паралізувати роботу міської ради та її виконавчих органів.Під час підготовки до опалювального сезону за те, що пройшли минулий».</text:p>
      <text:p text:style-name="P4">
Також Ломако зауважив, що в Чернігові триває тиск на місцеву владу, абипередати повноваження від обраної на виборах міської ради одному призначеномуз Києва чиновнику.</text:p>
      <text:p text:style-name="P4">
Як повідомлялося, 7 грудня 2022 року Яворівський районний суд Львівськоїобласті позбавив на рік міського голову <text:a xlink:type="simple" xlink:href="https://www.ukrinform.ua/tag-cernigiv" text:style-name="Internet_20_link" text:visited-style-name="Visited_20_Internet_20_Link">
 Чернігова</text:a>
 Владислава Атрошенка <text:a xlink:type="simple" xlink:href="https://www.ukrinform.ua/rubric-regions/3629795-sud-pozbaviv-mera-cernigova-prava-obijmati-posadu-na-rik.html" text:style-name="Internet_20_link" text:visited-style-name="Visited_20_Internet_20_Link">
 права обійматипосаду міського голови </text:a>
 . Мер заявив, щоподаватиме апеляцію на це рішення.</text:p>
      <text:p text:style-name="P4">
<text:span text:style-name="T4">
Читайте також:</text:span>
 <text:a xlink:type="simple" xlink:href="https://www.ukrinform.ua/rubric-regions/3724606-prokuror-iz-zakarpatta-pogoriv-na-habari-u-30-tisac.html" text:style-name="Internet_20_link" text:visited-style-name="Visited_20_Internet_20_Link">
 Прокурор із Закарпаття «погорів» на хабарі у $30 тисяч</text:a>
</text:p>
      <text:p text:style-name="P4">
Згодом Львівський апеляційний суд частково задовольнив оскарження ухвалиЯворівського районного суду у справі міського голови Чернігова ВладиславаАтрошенка, зокрема скасував штраф в розмірі 3400 грн, але відсторонення на ріквід посади залишив чинним. 8 червня <text:a xlink:type="simple" xlink:href="https://www.ukrinform.ua/rubric-regions/3720280-eksmer-cernigova-otrimav-trudovu-iz-zapisom-pro-zvilnenna-z-posadi.html" text:style-name="Internet_20_link" text:visited-style-name="Visited_20_Internet_20_Link">
 колишній мер Чернігова</text:a>
 Владислав Атрошенко отримавтрудову книжку із записом про звільнення з посади на виконання рішення суду.</text:p>
      <text:p text:style-name="P4">
Source: <text:a xlink:type="simple" xlink:href="https://www.ukrinform.ua/rubric-regions/3724930-zastupnika-mera-cernigova-vidpravili-pid-arest-u-spravi-pro-korupciu-u-miskradi-vidreaguvali.html" text:style-name="Internet_20_link" text:visited-style-name="Visited_20_Internet_20_Link">
https://www.ukrinform.ua/rubric-regions/3724930-zastupnika-mera-cernigova-vidpravili-pid-arest-u-spravi-pro-korupciu-u-miskradi-vidreaguvali.html</text:a>
</text:p>
      <!--NEWS-->
      <text:h text:style-name="P10" text:outline-level="1">
<text:span text:style-name="T4">
У Раді пропонують визнати Білорусь державою-агресором</text:span>
</text:h>
      <text:p text:style-name="P4">
Authors: Ukrinform (Person)</text:p>
      <text:p text:style-name="P4">
Publisher: Укринформ (Organization)</text:p>
      <text:p text:style-name="P4">
Published Time: 2023-06-19T-1:58:00+03:00</text:p>
      <text:p text:style-name="P4">
Modified Time: 2023-06-19T21:58:00+03:00</text:p>
      <text:p text:style-name="P4">
Description: Народні депутати зареєстрували у Верховній Раді проєкт постанови про звернення до світової спільноти із закликом визнати Республіку Білорусь державою-агресором. — Укрінформ.</text:p>
      <text:p text:style-name="P4">
Images: ['<text:a xlink:type="simple" xlink:href="https://static.ukrinform.com/photos/2023_01/thumb_files/630_360_1673282829-815.jpeg" text:style-name="Internet_20_link" text:visited-style-name="Visited_20_Internet_20_Link">
630_360_16732...</text:a>
']</text:p>
      <text:p text:style-name="P4">
Tags: ['Білорусь', 'Верховна Рада', 'Війна з Росією']</text:p>
      <text:p text:style-name="P4">
Type: Article</text:p>
      <!--METADATA-->
      <text:p text:style-name="P4">
<draw:frame draw:style-name="fr1" draw:name="Image32" text:anchor-type="as-char" svg:width="6.9236in" svg:height="3.956343in" draw:z-index="0">
<draw:image xlink:href="../Images/yкринформ/2023-06-19T-1-58-00-03-00/630_360_1673282829-815.jpeg" xlink:type="simple" xlink:show="embed" xlink:actuate="onLoad" draw:mime-type="image/jpeg"/>
</draw:frame>
 Народнідепутати зареєстрували у Верховній Раді проєкт постанови про звернення досвітової спільноти із закликом визнати Республіку Білорусь державою-агресором.</text:p>
      <text:p text:style-name="P4">
Текст проєкту постанови №9397 оприлюднений на <text:a xlink:type="simple" xlink:href="http://itd.rada.gov.ua/billInfo/Bills/Card/42115" text:style-name="Internet_20_link" text:visited-style-name="Visited_20_Internet_20_Link">
 сайті парламенту</text:a>
 , передає Укрінформ.</text:p>
      <text:p text:style-name="P4">
Повна назва документа - «Про Звернення Верховної Ради України до ОрганізаціїОб’єднаних Націй, Європейського парламенту, Парламентської асамблеї РадиЄвропи, Парламентської асамблеї НАТО, Парламентської асамблеї ОБСЄ,Парламентської асамблеї ГУАМ, національних парламентів держав світу провизнання Республіки Білорусь державою-агресором»</text:p>
      <text:p text:style-name="P4">
Автори проєкту зазначають, що Україна залишається об’єктом збройної агресії збоку Російської Федерації, у тому числі через підтримку та забезпеченнямасштабних терористичних атак із території Білорусі. Українські парламентаріїпідкреслюють, що РБ дозволяє використовувати свою територію, повітрянийпростір та інфраструктуру для вторгнення РФ на суверенну територію Українисеред іншого для базування ракетних підрозділів, підрозділів військово-космічних сил Росії, систематичних обстрілів Української держави, проникненнядиверсійно-розвідувальних груп на територію України, у тому числі сформованихіз військовослужбовців Республіки Білорусь, проживання та харчуванняросійських військових, лікування поранених, ремонту техніки. Окрім того, вищіпосадові особи Білорусі систематично роблять публічні заяви про різнобічнупідтримку агресії РФ проти України.</text:p>
      <text:p text:style-name="P4">
<text:span text:style-name="T4">
Читайте також:</text:span>
 <text:a xlink:type="simple" xlink:href="https://www.ukrinform.ua/rubric-ato/3724782-ukraina-poki-ne-mae-dokaziv-rozmisenna-rosieu-adernoi-zbroi-u-bilorusi-venislavskij.html" text:style-name="Internet_20_link" text:visited-style-name="Visited_20_Internet_20_Link">
 Україна поки не має доказів розміщення Росією ядерноїзброї у Білорусі – Веніславський </text:a>
</text:p>
      <text:p text:style-name="P4">
Зважаючи на це, на підставі норм Статуту ООН та враховуючи положення РезолюціїГенеральної асамблеї ООН 3314 «Визначення агресії» від 14 грудня 1974 рокувказується, що Верховна Рада має намір визнати Республіку Білорусь державою-агресором. Відповідно до проєкту український парламент наголошує нанедопустимості безкарності винних за злочини проти людяності, вчинених відпочатку агресії проти України. Окрім того, ВР планує закликати міжнароднеспівтовариство визнати Білорусь державою-агресором, що всебічно підтримуєтероризм Російської Федерації, чим ставить під загрозу міжнародний мир ібезпеку.</text:p>
      <text:p text:style-name="P4">
Верховна Рада також планує закликати Кабмін негайно опрацювати питаннярозірвання дипломатичних відносин між Україною та Республікою Білорусь.</text:p>
      <text:p text:style-name="P4">
<text:span text:style-name="T4">
Читайте також:</text:span>
 <text:a xlink:type="simple" xlink:href="https://www.ukrinform.ua/rubric-world/3723501-lukasenko-postupaetsa-kremlu-vse-bilsim-kontrolem-nad-bilorussu-derzdep.html" text:style-name="Internet_20_link" text:visited-style-name="Visited_20_Internet_20_Link">
 <text:span text:style-name="T4">
Лукашенко</text:span>
 поступається Кремлю все більшим контролемнад Білоруссю – Держдеп </text:a>
</text:p>
      <text:p text:style-name="P4">
Окрім того, ВР має намір закликати міжнародних партнерів посилити тиск наРеспубліку Білорусь, у тому числі шляхом запровадження санкцій, щоб зупинитиагресію та примусити білоруське керівництво припинити дозволятивикористовувати територію Білорусі для вчинення воєнних злочинів, злочинівпроти людяності, терористичних актів проти України та її громадян.</text:p>
      <text:p text:style-name="P4">
Також український парламент планує закликати уряди та парламенти держав світусприяти наданню Україні необхідної військової допомоги з метою посилення їїоборонних можливостей, гуманітарної допомоги для постраждалого мирногонаселення та внутрішньо переміщених осіб.</text:p>
      <text:p text:style-name="P4">
<text:span text:style-name="T5">
Фото: ОП</text:span>
</text:p>
      <text:p text:style-name="P4">
Source: <text:a xlink:type="simple" xlink:href="https://www.ukrinform.ua/rubric-polytics/3725038-u-radi-proponuut-viznati-bilorus-derzavouagresorom.html" text:style-name="Internet_20_link" text:visited-style-name="Visited_20_Internet_20_Link">
https://www.ukrinform.ua/rubric-polytics/3725038-u-radi-proponuut-viznati-bilorus-derzavouagresorom.html</text:a>
</text:p>
      <!--NEWS-->
      <text:h text:style-name="P10" text:outline-level="1">
<text:span text:style-name="T4">
У ПАРЄ хвилиною мовчання вшанували пам'ять жертв російської агресії проти України</text:span>
</text:h>
      <text:p text:style-name="P4">
Authors: Ukrinform (Person)</text:p>
      <text:p text:style-name="P4">
Publisher: Укринформ (Organization)</text:p>
      <text:p text:style-name="P4">
Published Time: 2023-06-19T-20:54:00+03:00</text:p>
      <text:p text:style-name="P4">
Modified Time: 2023-06-19T16:54:00+03:00</text:p>
      <text:p text:style-name="P4">
Description: На сесії ПАРЄ в Страсбурзі хвилиною мовчання вшанували пам'ять жертв агресії Росії проти України. — Укрінформ.</text:p>
      <text:p text:style-name="P4">
Images: ['<text:a xlink:type="simple" xlink:href="https://static.ukrinform.com/photos/2023_06/thumb_files/630_360_1687183272-680.jpg" text:style-name="Internet_20_link" text:visited-style-name="Visited_20_Internet_20_Link">
630_360_16871...</text:a>
']</text:p>
      <text:p text:style-name="P4">
Tags: ['ПАРЄ', 'Страсбург', 'Загибель', 'Війна з Росією']</text:p>
      <text:p text:style-name="P4">
Type: Article</text:p>
      <!--METADATA-->
      <text:p text:style-name="P4">
<draw:frame draw:style-name="fr1" draw:name="Image33" text:anchor-type="as-char" svg:width="6.9236in" svg:height="3.956343in" draw:z-index="0">
<draw:image xlink:href="../Images/yкринформ/2023-06-19T-20-54-00-03-00/630_360_1687183272-680.jpg" xlink:type="simple" xlink:show="embed" xlink:actuate="onLoad" draw:mime-type="image/jpeg"/>
</draw:frame>
 На сесіїПАРЄ в Страсбурзі хвилиною мовчання вшанували пам'ять жертв агресії Росіїпроти України.</text:p>
      <text:p text:style-name="P4">
Про це повідомляє кореспондент Укрінформу.</text:p>
      <text:p text:style-name="P4">
“У той час, коли ми зустрічаємося тут, у мирному Страсбурзі, українськівійськові ведуть бойові дії з російськими силами, які вторглись у країну,задля відновлення національного суверенітету та територіальної цілісностіУкраїни. Тим часом політичне та військове керівництво Росії продовжуєтерористичні атаки на українські міста, села та життєво важливуінфраструктуру, не відмовляючись від свого незаконного злочинного вторгнення всусідню країну», - сказав президент <text:a xlink:type="simple" xlink:href="https://www.ukrinform.ua/tag-pare" text:style-name="Internet_20_link" text:visited-style-name="Visited_20_Internet_20_Link">
 ПАРЄ </text:a>
 Тіні Кокс.</text:p>
      <text:p text:style-name="P4">
 <text:span text:style-name="T4">
Читайтетакож:</text:span>
 <text:a xlink:type="simple" xlink:href="https://www.ukrinform.ua/rubric-polytics/3714170-na-zasidanni-buro-pare-uhvalili-deklaraciu-sodo-rezultativ-samitu-radi-evropi-v-rejkaviku.html" text:style-name="Internet_20_link" text:visited-style-name="Visited_20_Internet_20_Link">
 На засіданні Бюро <text:span text:style-name="T4">
ПАРЄ</text:span>
 ухвалили декларацію щодо результатівсаміту Ради Європи в Рейк’явіку </text:a>
</text:p>
      <text:p text:style-name="P4">
Він наголосив, що від початку загарбницької війни Росії мільйони громадянУкраїни, переважно жінки та діти, були змушені залишити свої домівки, шукаючипритулку в інших країнах, у т.ч. в ЄС.</text:p>
      <text:p text:style-name="P4">
«Сьогодні, у Міжнародний день боротьби за ліквідацію сексуального насильствапід час конфлікту, ми висловлюємо жаль за жертвами сексуального насильства вУкраїні, як і за всіма жертвами цієї жорстокої незаконної війни, яка неповинна була починатися і має закінчитися якнайшвидше. Щоб засвідчити нашеспівчуття всім постраждалим і продемонструвати нашу непохитну підтримку тасолідарність громадянам та державі Україна, включно з представниками у ційзалі, я прошу вшанувати їх хвилиною мовчання», - сказав Кокс.</text:p>
      <text:p text:style-name="P4">
</text:p>
      <text:p text:style-name="P4">
Після цього президент ПАРЄ оголосив порядок денний. Також затверджено датипроведення термінових дебатів. Зокрема, термінові дебати щодо політичнихнаслідків агресії Росії проти України відбудуться в четвер.</text:p>
      <text:p text:style-name="P4">
<text:span text:style-name="T4">
Читайте також:</text:span>
 <text:a xlink:type="simple" xlink:href="https://www.ukrinform.ua/rubric-sports/3724475-pare-rozglane-rezoluciu-pro-nedopusk-sportsmeniv-z-rosii-ta-bilorusi-na-olimpiadu.html" text:style-name="Internet_20_link" text:visited-style-name="Visited_20_Internet_20_Link">
 <text:span text:style-name="T4">
ПАРЄ</text:span>
 розгляне резолюцію про недопуск спортсменів зРосії та Білорусі на Олімпіаду </text:a>
</text:p>
      <text:p text:style-name="P4">
Як повідомляв Укрінформ, у Страсбурзі <text:a xlink:type="simple" xlink:href="https://www.ukrinform.ua/rubric-polytics/3724712-u-strasburzi-startue-sesia-pare-rozgladatimut-politicni-naslidki-agresii-rosii-proti-ukraini.html" text:style-name="Internet_20_link" text:visited-style-name="Visited_20_Internet_20_Link">
 розпочалася</text:a>
 літнясесія ПАРЄ.</text:p>
      <text:p text:style-name="P4">
Source: <text:a xlink:type="simple" xlink:href="https://www.ukrinform.ua/rubric-polytics/3724906-u-pare-hvilinou-movcanna-vsanuvali-zertv-rosijskoi-agresii-proti-ukraini.html" text:style-name="Internet_20_link" text:visited-style-name="Visited_20_Internet_20_Link">
https://www.ukrinform.ua/rubric-polytics/3724906-u-pare-hvilinou-movcanna-vsanuvali-zertv-rosijskoi-agresii-proti-ukraini.html</text:a>
</text:p>
      <!--NEWS-->
      <text:h text:style-name="P10" text:outline-level="1">
<text:span text:style-name="T4">
У Циркунах на Харківщині розмінували 80% будинків</text:span>
</text:h>
      <text:p text:style-name="P4">
Authors: Ukrinform (Person)</text:p>
      <text:p text:style-name="P4">
Publisher: Укринформ (Organization)</text:p>
      <text:p text:style-name="P4">
Published Time: 2023-06-19T-21:54:00+03:00</text:p>
      <text:p text:style-name="P4">
Modified Time: 2023-06-19T16:54:00+03:00</text:p>
      <text:p text:style-name="P4">
Description: У селі Циркуни, що потрапило в програму відбудови за принципом “краще, ніж було”, забудова розмінована на 80%, поки населений пункт офіційно не виключений з урядової постанови. — Укрінформ.</text:p>
      <text:p text:style-name="P4">
Images: ['<text:a xlink:type="simple" xlink:href="https://static.ukrinform.com/photos/2018_08/thumb_files/630_360_1533723338-1424.jpg" text:style-name="Internet_20_link" text:visited-style-name="Visited_20_Internet_20_Link">
630_360_15337...</text:a>
']</text:p>
      <text:p text:style-name="P4">
Tags: ['Розмінування', 'Харківщина', 'Відбудова']</text:p>
      <text:p text:style-name="P4">
Type: Article</text:p>
      <!--METADATA-->
      <text:p text:style-name="P4">
<draw:frame draw:style-name="fr1" draw:name="Image36" text:anchor-type="as-char" svg:width="6.9236in" svg:height="3.956343in" draw:z-index="0">
<draw:image xlink:href="../Images/yкринформ/2023-06-19T-21-54-00-03-00/630_360_1533723338-1424.jpg" xlink:type="simple" xlink:show="embed" xlink:actuate="onLoad" draw:mime-type="image/jpeg"/>
</draw:frame>
 У селіЦиркуни, що потрапило в програму відбудови за принципом “краще, ніж було”,забудова розмінована на 80%, поки населений пункт офіційно не виключений зурядової постанови.</text:p>
      <text:p text:style-name="P4">
Про це повідомив на брифінгу в Медіацентрі Україна - Укрінформ начальникХарківської обласної військової адміністрації Олег Синєгубов, передаєУкрінформ.</text:p>
      <text:p text:style-name="P4">
“Наразі рішення Кабінету Міністрів не змінено, тому ми працюємо, і завданняперед військовою адміністрацією - скоординувати всі дії щодо розмінування. <text:a xlink:type="simple" xlink:href="https://www.ukrinform.ua/tag-zitlo" text:style-name="Internet_20_link" text:visited-style-name="Visited_20_Internet_20_Link">
Забудова </text:a>
 вже розмінована принаймні нарівні 80%, і зараз будемо чекати від Агенції відновлення планів щодовідновлення цього населеного пункту. Якщо будуть зміни в постанові, будемопропонувати або альтернативний населений пункт, або чекати, поки не змінитьсяобстановка”, - сказав Синєгубов.</text:p>
      <text:p text:style-name="P4">
Як повідомляв Укрінформ, 25 квітня уряд визначив шість населених пунктів, де вмежах експериментального проєкту відбудова проходитиме комплексно й за новимипринципами. Це Бородянка та Мощун у Київській області, Тростянець у Сумськійобласті, Посад-Покровське в Херсонській області, Циркуни в Харківській областіта Ягідне в Чернігівській області.</text:p>
      <text:p text:style-name="P4">
<text:span text:style-name="T4">
Читайте також:</text:span>
 <text:a xlink:type="simple" xlink:href="https://www.ukrinform.ua/rubric-society/3716027-ratuvalniki-vze-rozminuvali-majze-88-tisac-gektariv-ukraini.html" text:style-name="Internet_20_link" text:visited-style-name="Visited_20_Internet_20_Link">
 Рятувальники вже <text:span text:style-name="T4">
розмінували</text:span>
 майже 88 тисяч гектарівУкраїни </text:a>
</text:p>
      <text:p text:style-name="P4">
6 червня начальник Харківської ОВА Олег Синєгубов повідомив, що Циркуни можутьзамінити в урядовій програмі, оскільки населений пункт у травні знову почалиобстрілювати російські війська.</text:p>
      <text:p text:style-name="P4">
Циркуни - село за кільцевою дорогою Харкова, адміністративний центрЦиркунівської громади, що перебувала в окупації 72 дні. <text:a xlink:type="simple" xlink:href="https://www.ukrinform.ua/rubric-ato/3479532-72-dni-okupacii-znisili-vse-a-den-pobedi-lunav-godinami.html" text:style-name="Internet_20_link" text:visited-style-name="Visited_20_Internet_20_Link">
 Циркуни звільнили напочатку травня 2022 року </text:a>
 . Загарбники знищиливсі виробничі підприємства громади та інфраструктуру.</text:p>
      <text:p text:style-name="P4">
Source: <text:a xlink:type="simple" xlink:href="https://www.ukrinform.ua/rubric-vidbudova/3724910-u-cirkunah-na-harkivsini-rozminuvali-80-budinkiv.html" text:style-name="Internet_20_link" text:visited-style-name="Visited_20_Internet_20_Link">
https://www.ukrinform.ua/rubric-vidbudova/3724910-u-cirkunah-na-harkivsini-rozminuvali-80-budinkiv.html</text:a>
</text:p>
      <!--NEWS-->
      <text:h text:style-name="P10" text:outline-level="1">
<text:span text:style-name="T4">
Член регіонального уряду Брюсселя йде у відставку після скандалу - запросив представників Ірану та РФ</text:span>
</text:h>
      <text:p text:style-name="P4">
Authors: Ukrinform (Person)</text:p>
      <text:p text:style-name="P4">
Publisher: Укринформ (Organization)</text:p>
      <text:p text:style-name="P4">
Published Time: 2023-06-19T-22:24:00+03:00</text:p>
      <text:p text:style-name="P4">
Modified Time: 2023-06-19T16:24:00+03:00</text:p>
      <text:p text:style-name="P4">
Description: Міністру з уряду бельгійського федерального регіону Брюссель Паскалю Смету довелося подати у відставку після скандалу з запрошенням на захід посадовців з Ірану та РФ. — Укрінформ.</text:p>
      <text:p text:style-name="P4">
Images: ['<text:a xlink:type="simple" xlink:href="https://static.ukrinform.com/photos/2023_06/thumb_files/630_360_1687178562-665.jpg" text:style-name="Internet_20_link" text:visited-style-name="Visited_20_Internet_20_Link">
630_360_16871...</text:a>
']</text:p>
      <text:p text:style-name="P4">
Tags: ['Бельгія', 'Іран', 'Скандал', 'Відставка', 'Росія']</text:p>
      <text:p text:style-name="P4">
Type: Article</text:p>
      <!--METADATA-->
      <text:p text:style-name="P4">
<draw:frame draw:style-name="fr1" draw:name="Image37" text:anchor-type="as-char" svg:width="6.9236in" svg:height="3.956343in" draw:z-index="0">
<draw:image xlink:href="../Images/yкринформ/2023-06-19T-22-24-00-03-00/630_360_1687178562-665.jpg" xlink:type="simple" xlink:show="embed" xlink:actuate="onLoad" draw:mime-type="image/jpeg"/>
</draw:frame>
 Мініструз уряду бельгійського федерального регіону Брюссель Паскалю Смету довелосяподати у відставку після скандалу з запрошенням на захід посадовців з Ірану таРФ.</text:p>
      <text:p text:style-name="P4">
Як передає Укрінформ, про це повідомляє <text:a xlink:type="simple" xlink:href="https://www.politico.eu/article/pascal-smet-foreign-affairs-minister-brussels-urban-summit-mayor-tehran-alireza-zakani/" text:style-name="Internet_20_link" text:visited-style-name="Visited_20_Internet_20_Link">
 Politico</text:a>
 .</text:p>
      <text:p text:style-name="P4">
Смета розкритикували за запрошення ультраконсервативного мера Тегерану АлірезуЗакані на Брюссельський урбаністичний саміт.</text:p>
      <text:p text:style-name="P4">
Окрім цього, Смет запросив на захід 14 іранських та двох російських офіційнихосіб. Захід відбувався 12-15 червня. Витрати на проживання цих осіб булиоплачені регіоном <text:a xlink:type="simple" xlink:href="https://www.ukrinform.ua/tag-brussel" text:style-name="Internet_20_link" text:visited-style-name="Visited_20_Internet_20_Link">
 Брюсселя </text:a>
 .</text:p>
      <text:p text:style-name="P4">
Після цієї події Смет довго захищав своє рішення перед брюссельськимидепутатами та зауважив, що ніяк не тиснув на бельгійське МЗС, а якби отримавобґрунтовану відмову федеральної влади щодо такого візиту, то погодився зїхньою позицією. За його словами, згоду на в’їзд тегеранського мера Заканідала очільниця МЗС Бельгії Аджа Лябіб.</text:p>
      <text:p text:style-name="P4">
Смет визнав, що уряд Брюсселя сплатив рахунки за іранських та російськихчиновників, і це було помилкою, але він звинуватив у помилці одного зі своїхпрацівників.</text:p>
      <text:p text:style-name="P4">
<text:span text:style-name="T4">
Читайте також:</text:span>
 <text:a xlink:type="simple" xlink:href="https://www.ukrinform.ua/rubric-ato/3724026-belgia-peredast-ukraini-tanki-leopard-ta-bronetransporteri-m113.html" text:style-name="Internet_20_link" text:visited-style-name="Visited_20_Internet_20_Link">
 <text:span text:style-name="T4">
Бельгія</text:span>
 передасть Україні танки Leopard табронетранспортери М113 </text:a>
</text:p>
      <text:p text:style-name="P4">
«За бельгійські гроші ми оплачуємо ночі в готелі для іранського мера таросійського представника — це неприйнятно», — сказав Смет, але додав, що самвін «не помилявся».</text:p>
      <text:p text:style-name="P4">
«Співробітник зробив неправильний дзвінок», — сказав Смет у своє виправдання.Згодом він все ж наважився піти у відставку.</text:p>
      <text:p text:style-name="P4">
"Я вирішив піти у відставку", - сказав Смет, який також є керівником міськогопланування бельгійської столиці, на прес-конференції в неділю.</text:p>
      <text:p text:style-name="P4">
Як повідомляв Укрінформ, <text:a xlink:type="simple" xlink:href="https://www.ukrinform.ua/rubric-world/3698854-vicepremer-britanii-podav-u-vidstavku-pisla-zvinuvacen-u-bulingu.html" text:style-name="Internet_20_link" text:visited-style-name="Visited_20_Internet_20_Link">
 Домінік Рааб пішов у відставку з посадивіцепрем'єр-міністра та міністра юстиції Великої Британії</text:a>
 після завершення розслідуваннязвинувачень у булінгу.</text:p>
      <text:p text:style-name="P4">
Фото: BELGA/BELPRESS</text:p>
      <text:p text:style-name="P4">
Source: <text:a xlink:type="simple" xlink:href="https://www.ukrinform.ua/rubric-world/3724888-clen-regionalnogo-uradu-brussela-jde-u-vidstavku-pisla-skandalu-zaprosiv-predstavnikiv-iranu-ta-rf.html" text:style-name="Internet_20_link" text:visited-style-name="Visited_20_Internet_20_Link">
https://www.ukrinform.ua/rubric-world/3724888-clen-regionalnogo-uradu-brussela-jde-u-vidstavku-pisla-skandalu-zaprosiv-predstavnikiv-iranu-ta-rf.html</text:a>
</text:p>
      <!--NEWS-->
      <text:h text:style-name="P10" text:outline-level="1">
<text:span text:style-name="T4">
На Херсонщині спадає вода, підтопленим залишається 21 населений пункт</text:span>
</text:h>
      <text:p text:style-name="P4">
Authors: Ukrinform (Person)</text:p>
      <text:p text:style-name="P4">
Publisher: Укринформ (Organization)</text:p>
      <text:p text:style-name="P4">
Published Time: 2023-06-19T-23:24:00+03:00</text:p>
      <text:p text:style-name="P4">
Modified Time: 2023-06-19T16:24:00+03:00</text:p>
      <text:p text:style-name="P4">
Description: У Херсонській області станом на 14:00 19 червня через підрив росіянами Каховської гідроелектростанції підтопленим залишається 21 населений пункт, рівень води знизився до 48 сантиметрів. — Укрінформ.</text:p>
      <text:p text:style-name="P4">
Images: ['<text:a xlink:type="simple" xlink:href="https://static.ukrinform.com/photos/2023_06/thumb_files/630_360_1686738078-472.jpg" text:style-name="Internet_20_link" text:visited-style-name="Visited_20_Internet_20_Link">
630_360_16867...</text:a>
']</text:p>
      <text:p text:style-name="P4">
Tags: ['Херсонщина', 'Вода', 'Каховська ГЕС', 'Підтоплення']</text:p>
      <text:p text:style-name="P4">
Type: Article</text:p>
      <!--METADATA-->
      <text:p text:style-name="P4">
<draw:frame draw:style-name="fr1" draw:name="Image38" text:anchor-type="as-char" svg:width="6.9236in" svg:height="3.956343in" draw:z-index="0">
<draw:image xlink:href="../Images/yкринформ/2023-06-19T-23-24-00-03-00/630_360_1686738078-472.jpg" xlink:type="simple" xlink:show="embed" xlink:actuate="onLoad" draw:mime-type="image/jpeg"/>
</draw:frame>
 УХерсонській області станом на 14:00 19 червня через підрив росіянамиКаховської гідроелектростанції підтопленим залишається 21 населений пункт,рівень води знизився до 48 сантиметрів.</text:p>
      <text:p text:style-name="P4">
Як передає Укрінформ, про це Державна служба з надзвичайних ситуаційповідомляє у <text:a xlink:type="simple" xlink:href="https://t.me/dsns_telegram/17882" text:style-name="Internet_20_link" text:visited-style-name="Visited_20_Internet_20_Link">
 Телеграмі </text:a>
 .</text:p>
      <text:p text:style-name="P4">
“Триває поступове зниження рівня води, що нині перебуває на позначці 0,48метри. Підтопленими лишаються чотири населені пункти (832 будинки) на правомуберезі р. Дніпро. На тимчасово окупованій - 17 населених пунктів”, - ідеться вповідомленні.</text:p>
      <text:p text:style-name="P4">
Рятувальники ДСНС від початку доби відкачали понад 12 тонн води, а загаломпонад 135 тис. тонн з 505 будинків та підвалів.</text:p>
      <text:p text:style-name="P4">
<text:span text:style-name="T4">
Читайте також:</text:span>
 <text:a xlink:type="simple" xlink:href="https://www.ukrinform.ua/rubric-regions/3724676-pidriv-kahovskoi-ges-u-mikolaevi-riven-vodi-stanovit-20-santimetriv.html" text:style-name="Internet_20_link" text:visited-style-name="Visited_20_Internet_20_Link">
 Підрив Каховської ГЕС: у Миколаєві рівень води становить20 сантиметрів </text:a>
</text:p>
      <text:p text:style-name="P4">
Для громадян підвезли понад 27 тонн води, а з початку робіт - 471 тонну водита 36 тис. 597 кг продуктів харчування і засобів першої необхідності.</text:p>
      <text:p text:style-name="P4">
Як повідомляв Укрінформ, станом на ранок 19 червня на Херсонщині через підривросіянами Каховської ГЕС підтоплемими були <text:a xlink:type="simple" xlink:href="https://www.ukrinform.ua/rubric-regions/3724686-na-hersonsini-pidtoplenimi-zalisautsa-22-naseleni-punkti.html" text:style-name="Internet_20_link" text:visited-style-name="Visited_20_Internet_20_Link">
 22 населені пункти</text:a>
 , а рівень води становив 80 см.</text:p>
      <text:p text:style-name="P4">
<text:span text:style-name="T5">
Фото: Херсонська ОВА</text:span>
</text:p>
      <text:p text:style-name="P4">
Source: <text:a xlink:type="simple" xlink:href="https://www.ukrinform.ua/rubric-regions/3724889-na-hersonsini-spadae-voda-pidtoplenim-zalisaetsa-21-naselenij-punkt.html" text:style-name="Internet_20_link" text:visited-style-name="Visited_20_Internet_20_Link">
https://www.ukrinform.ua/rubric-regions/3724889-na-hersonsini-spadae-voda-pidtoplenim-zalisaetsa-21-naselenij-punkt.html</text:a>
</text:p>
      <!--NEWS-->
      <text:h text:style-name="P10" text:outline-level="1">
<text:span text:style-name="T4">
Росія продовжить спроби держперевороту в Молдові – Санду</text:span>
</text:h>
      <text:p text:style-name="P4">
Authors: Ukrinform (Person)</text:p>
      <text:p text:style-name="P4">
Publisher: Укринформ (Organization)</text:p>
      <text:p text:style-name="P4">
Published Time: 2023-06-19T-2:55:58+03:00</text:p>
      <text:p text:style-name="P4">
Modified Time: 2023-06-19T21:55:58+03:00</text:p>
      <text:p text:style-name="P4">
Description: Російська Федерація залишатиметься серйозною загрозою для Молдови впродовж багатьох років і продовжить спроби держперевороту в країні.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Росія', 'Переворот', 'Санду']</text:p>
      <text:p text:style-name="P4">
Type: Article</text:p>
      <!--METADATA-->
      <text:p text:style-name="P4">
<draw:frame draw:style-name="fr1" draw:name="Image39" text:anchor-type="as-char" svg:width="6.9236in" svg:height="3.956343in" draw:z-index="0">
<draw:image xlink:href="../Images/yкринформ/2023-06-19T-2-55-58-03-00/630_360_1649072093-943.jpg" xlink:type="simple" xlink:show="embed" xlink:actuate="onLoad" draw:mime-type="image/jpeg"/>
</draw:frame>
 РосійськаФедерація залишатиметься серйозною загрозою для Молдови впродовж багатьохроків і продовжить спроби держперевороту в країні.</text:p>
      <text:p text:style-name="P4">
Таку думку висловила в інтерв’ю <text:a xlink:type="simple" xlink:href="https://www.dw.com/ru/maja-sandu-rossia-dolzna-byt-nakazana-za-to-cto-delaet-v-ukraine/a-65944779" text:style-name="Internet_20_link" text:visited-style-name="Visited_20_Internet_20_Link">
 DW </text:a>
 президент Молдови Мая Санду, передає Укрінформ.</text:p>
      <text:p text:style-name="P4">
«Поточна геополітична ситуація засвідчує, що Росія залишатиметься великимджерелом нестабільності протягом багатьох років, і Росія становить загрозунашій демократії. Тому ми вважаємо, що в ЄС наша демократія буде більшоюбезпекою», - сказала Санду.</text:p>
      <text:p text:style-name="P4">
За її словами, нині дезінформація, і особливо російська пропаганда, завдаєвеликої шкоди молдавській демократії.</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text:span text:style-name="T4">
Санду</text:span>
 <text:span text:style-name="T4">
пропонує</text:span>
 <text:span text:style-name="T4">
створити</text:span>
 у <text:span text:style-name="T4">
Молдові</text:span>
<text:span text:style-name="T4">
орган</text:span>
 <text:span text:style-name="T4">
для</text:span>
 <text:span text:style-name="T4">
боротьби</text:span>
 з <text:span text:style-name="T4">
російською</text:span>
 <text:span text:style-name="T4">
пропагандою</text:span>
</text:a>
</text:p>
      <text:p text:style-name="P4">
«І ми маємо вирішити цю проблему, і бути більш послідовними у своїх діях. Мизнаємо, що це нелегко. Це нелегко навіть для країн із сильними інституціями, аМолдова все ще будує свої інституції. Але ми навчатимемося на кращомудосвіді», - зазначила президент.</text:p>
      <text:p text:style-name="P4">
При цьому вона не виключає, що Росія продовжить спроби здійснити держперевороту <text:a xlink:type="simple" xlink:href="https://www.ukrinform.ua/tag-moldova" text:style-name="Internet_20_link" text:visited-style-name="Visited_20_Internet_20_Link">
 Молдові </text:a>
 .</text:p>
      <text:p text:style-name="P4">
«...Ми маємо докази того, що наші інституції змогли завадити Росії реалізуватисвій сценарій (держперевороту – ред.). Але це не означає, що ці спроби непродовжуватимуться», - сказала Санду.</text:p>
      <text:p text:style-name="P4">
Вона також наголосила, що важливо продовжувати підтримувати Україну у їїборотьбі проти російської агресії.</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span text:style-name="T4">
хоче</text:span>
 <text:span text:style-name="T4">
приєднатися</text:span>
 до ЄС<text:span text:style-name="T4">
якнайшвидше</text:span>
 <text:span text:style-name="T4">
через</text:span>
 <text:span text:style-name="T4">
загрозу</text:span>
 з <text:span text:style-name="T4">
боку</text:span>
 <text:span text:style-name="T4">
Росії</text:span>
 – <text:span text:style-name="T4">
Санду</text:span>
</text:a>
</text:p>
      <text:p text:style-name="P4">
«Україні треба допомагати. Потрібно надавати всю підтримку для поверненнясвоїх територій. В іншому разі ми ризикуємо опинитися у світі, де державнікордони більше не поважаються. І це не той світ, у якому хтось захоче жити...Той факт, що в Україні щодня вбивають безневинних людей – ось що всіх лякає.Саме тому ми повинні допомагати Україні та пересвідчитися, що подібні речі нетрапляться знову», - заявила президент Молдови.</text:p>
      <text:p text:style-name="P4">
На її переконання, кінцева мета Путіна полягає у «розширенні імперії», вінпрагне повернути СРСР або «навіть більше». «Але очевидно, що це задлязбільшення (території – ред.) своєї країни, яка й так досить велика», -заявила Санду.</text:p>
      <text:p text:style-name="P4">
Як повідомляв Укрінформ, <text:a xlink:type="simple" xlink:href="https://www.ukrinform.ua/rubric-world/3724848-u-moldovi-viznali-nekonstitucijnou-prorosijsku-partiu-sor.html" text:style-name="Internet_20_link" text:visited-style-name="Visited_20_Internet_20_Link">
 Конституційний суд Молдови визнав неконституційноюдіяльність проросійської партії «Шор» </text:a>
.</text:p>
      <text:p text:style-name="P4">
<text:span text:style-name="T5">
Фото: tv8.md</text:span>
</text:p>
      <text:p text:style-name="P4">
Source: <text:a xlink:type="simple" xlink:href="https://www.ukrinform.ua/rubric-world/3725036-rosia-prodovzit-sprobi-derzperevorotu-v-moldovi-sandu.html" text:style-name="Internet_20_link" text:visited-style-name="Visited_20_Internet_20_Link">
https://www.ukrinform.ua/rubric-world/3725036-rosia-prodovzit-sprobi-derzperevorotu-v-moldovi-sandu.html</text:a>
</text:p>
      <!--NEWS-->
      <text:h text:style-name="P10" text:outline-level="1">
<text:span text:style-name="T4">
В Україні почнуть готувати помічників ветеранів - проєкт стартує 1 липня</text:span>
</text:h>
      <text:p text:style-name="P4">
Authors: Ukrinform (Person)</text:p>
      <text:p text:style-name="P4">
Publisher: Укринформ (Organization)</text:p>
      <text:p text:style-name="P4">
Published Time: 2023-06-19T-3:52:00+03:00</text:p>
      <text:p text:style-name="P4">
Modified Time: 2023-06-19T21:52:00+03:00</text:p>
      <text:p text:style-name="P4">
Description: Кабінет Міністрів ухвалив постанову "Про реалізацію експериментального проєкту щодо запровадження інституту помічника ветерана у системі переходу від військової служби до цивільного життя".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Ветерани війни', 'Міністерство у справах ветеранів', 'Війна з Росією']</text:p>
      <text:p text:style-name="P4">
Type: Article</text:p>
      <!--METADATA-->
      <text:p text:style-name="P4">
<draw:frame draw:style-name="fr1" draw:name="Image40" text:anchor-type="as-char" svg:width="6.9236in" svg:height="3.956343in" draw:z-index="0">
<draw:image xlink:href="../Images/yкринформ/2023-06-19T-3-52-00-03-00/630_360_1643092726-230.jpg" xlink:type="simple" xlink:show="embed" xlink:actuate="onLoad" draw:mime-type="image/jpeg"/>
</draw:frame>
 КабінетМіністрів ухвалив постанову "Про реалізацію експериментального проєкту щодозапровадження інституту помічника ветерана у системі переходу від військовоїслужби до цивільного життя".</text:p>
      <text:p text:style-name="P4">
Як передає Укрінформ, про це повідомляє <text:a xlink:type="simple" xlink:href="http://www.kmu.gov.ua/news/uriad-dav-start-zaprovadzhenniu-v-ukraini-instytutu-pomichnyka-veterana" text:style-name="Internet_20_link" text:visited-style-name="Visited_20_Internet_20_Link">
 Урядовий портал.</text:a>
</text:p>
      <text:p text:style-name="P4">
Зазначається, що експериментальний проєкт стартує з 1 липня у Львівській,Вінницькій, Дніпропетровській та Миколаївській областях.</text:p>
      <text:p text:style-name="P4">
Проєкт із запровадження інституту помічника ветерана розроблено фахівцямиМінветеранів. Функціонуватиме він за принципом "рівний – рівному", дообов’язків помічника належатиме індивідуальний професійний супровід ветеранівта членів їхніх сімей у межах переходу від військової служби до цивільногожиття.</text:p>
      <text:p text:style-name="P4">
Помічників ветеранів готуватимуть у центрах ветеранського розвитку на базівизначених закладів вищої освіти. У партнерстві з МОН розроблені спеціальнінавчальні програми для підготовки фахівців із супроводу <text:a xlink:type="simple" xlink:href="https://www.ukrinform.ua/tag-veterani-vijni" text:style-name="Internet_20_link" text:visited-style-name="Visited_20_Internet_20_Link">
 ветеранів</text:a>
 війни та членів їхніх родин.</text:p>
      <text:p text:style-name="P4">
<text:span text:style-name="T4">
Читайте також:</text:span>
 <text:a xlink:type="simple" xlink:href="https://www.ukrinform.ua/rubric-society/3714483-pisla-vijni-v-ukraini-moze-buti-do-troh-miljoniv-veteraniv-kondratuk.html" text:style-name="Internet_20_link" text:visited-style-name="Visited_20_Internet_20_Link">
 Після війни в Україні може бути до трьох мільйонів<text:span text:style-name="T4">
ветеранів</text:span>
 – Кондратюк </text:a>
</text:p>
      <text:p text:style-name="P4">
"Йдеться про координаційну підтримку або спрямування, допомогу нашимзахисникам і захисницям в отриманні довідок, допомога в тому, де і як пройтипрограми підвищення кваліфікації або, наприклад, отримати підтвердженнясертифікатом наявних навичок, куди працевлаштуватись та багато інших послуг.Тобто всі питання, всі потреби, які виникатимуть у ветеранів – повиннізнаходити супровід і підтримку з боку такого помічника. Він відповідатиме запевну кількість ветеранів у громаді”, – зазначила міністр у справах ветеранівЮлія Лапутіна.</text:p>
      <text:p text:style-name="P4">
За її словами, кандидат у помічники ветерана має бути громадянином України,який володіє українською мовою, має освіту не нижче молодшого бакалавра. Упріоритеті – ветерани й ветеранки, які виявлять таке бажання, а також члениїхніх сімей та родин полеглих воїнів.</text:p>
      <text:p text:style-name="P4">
<text:span text:style-name="T4">
Читайте також:</text:span>
 <text:a xlink:type="simple" xlink:href="https://www.ukrinform.ua/rubric-society/3724993-minveteraniv-ta-proekt-usaid-pidpisali-memorandum-pro-spivpracu.html" text:style-name="Internet_20_link" text:visited-style-name="Visited_20_Internet_20_Link">
 Мінветеранів та проєкт USAID підписали меморандум проспівпрацю </text:a>
</text:p>
      <text:p text:style-name="P4">
Фінансування інституту помічника ветерана передбачено за рахунок державного ймісцевих бюджетів та за кошти партнерів з розвитку.</text:p>
      <text:p text:style-name="P4">
В уряді додали, що 15 червня у Дніпрі відкрили перший в Україні Центрветеранського розвитку на базі Університету митної справи та фінансів. Вінзабезпечуватиме створення сприятливих умов для реінтеграції ветеранів тачленів їхніх сімей у суспільне життя за допомогою розвитку професійнихнавичок, перекваліфікації, сприяння зайнятості ветеранів. Крім того, у Центріготуватимуть помічників ветеранів – у межах реалізації експериментальногопроєкту.</text:p>
      <text:p text:style-name="P4">
Source: <text:a xlink:type="simple" xlink:href="https://www.ukrinform.ua/rubric-society/3725035-v-ukraini-pocnut-gotuvati-pomicnikiv-veteraniv-proekt-startue-1-lipna.html" text:style-name="Internet_20_link" text:visited-style-name="Visited_20_Internet_20_Link">
https://www.ukrinform.ua/rubric-society/3725035-v-ukraini-pocnut-gotuvati-pomicnikiv-veteraniv-proekt-startue-1-lipna.html</text:a>
</text:p>
      <!--NEWS-->
      <text:h text:style-name="P10" text:outline-level="1">
<text:span text:style-name="T4">
At Kupiansk direction Russian army shelled Krasne Pershe, Fyholivka, Novomlynsk, Dvorichna, Z...</text:span>
</text:h>
      <text:p text:style-name="P4">
Authors: liveuamap (Language: en)</text:p>
      <text:p text:style-name="P4">
Time: 2023-06-19T-4:28:00</text:p>
      <text:p text:style-name="P4">
Location: Kupiansk (Latitude:49.63984 Longtitude:37.90386)</text:p>
      <text:p text:style-name="P4">
Videos: []</text:p>
      <text:p text:style-name="P4">
Images: []</text:p>
      <text:p text:style-name="P4">
Tags: ["Russia"]</text:p>
      <text:p text:style-name="P4">
ID: 22570365</text:p>
      <!--METADATA-->
      <text:p text:style-name="P4">
At Kupiansk direction Russian army shelled Krasne Pershe, Fyholivka,Novomlynsk, Dvorichna, Zapadne, Kupyansk, Kyslivka, Berestove of Kharkivregion. Russian aviation conducted airstrike at Kyslivtka of Kharkiv region, -General Staff of Armed Forces of Ukraine says in the morning report</text:p>
      <text:p text:style-name="P4">
News Collection Link: <text:a xlink:type="simple" xlink:href="https:\/\/liveuamap.com\/en\/2023\/19-june-at-kupiansk-direction-russian-army-shelled-krasne" text:style-name="Internet_20_link" text:visited-style-name="Visited_20_Internet_20_Link">
https:\/\/liveuamap.com\/en\/2023\/19-june-at-kupiansk-direction-russian-army-shelled-krasne</text:a>
</text:p>
      <text:p text:style-name="P4">
Source: <text:a xlink:type="simple" xlink:href="https://t.me/lumsrc/5127" text:style-name="Internet_20_link" text:visited-style-name="Visited_20_Internet_20_Link">
https://t.me/lumsrc/5127</text:a>
</text:p>
      <!--NEWS-->
      <text:h text:style-name="P10" text:outline-level="1">
<text:span text:style-name="T4">
Неонатальний скринінг: уряд перенаправив понад 45 мільйонів до Охматдиту</text:span>
</text:h>
      <text:p text:style-name="P4">
Authors: Ukrinform (Person)</text:p>
      <text:p text:style-name="P4">
Publisher: Укринформ (Organization)</text:p>
      <text:p text:style-name="P4">
Published Time: 2023-06-19T-4:49:00+03:00</text:p>
      <text:p text:style-name="P4">
Modified Time: 2023-06-19T21:49:00+03:00</text:p>
      <text:p text:style-name="P4">
Description: Кабінет Міністрів спрямував 45 млн грн для забезпечення Національної дитячої спеціалізованої лікарні «Охматдит» реагентами та витратними матеріалами, необхідними для впровадження державного проєкту системи розширеного неонатального скринінгу. — Укрінформ.</text:p>
      <text:p text:style-name="P4">
Images: ['<text:a xlink:type="simple" xlink:href="https://static.ukrinform.com/photos/2023_06/thumb_files/630_360_1687200333-583.jpg" text:style-name="Internet_20_link" text:visited-style-name="Visited_20_Internet_20_Link">
630_360_16872...</text:a>
']</text:p>
      <text:p text:style-name="P4">
Tags: ['Кабмін', 'Охматдит', 'Гроші', 'Центр неонатального скринінгу']</text:p>
      <text:p text:style-name="P4">
Type: Article</text:p>
      <!--METADATA-->
      <text:p text:style-name="P4">
<draw:frame draw:style-name="fr1" draw:name="Image41" text:anchor-type="as-char" svg:width="6.9236in" svg:height="3.956343in" draw:z-index="0">
<draw:image xlink:href="../Images/yкринформ/2023-06-19T-4-49-00-03-00/630_360_1687200333-583.jpg" xlink:type="simple" xlink:show="embed" xlink:actuate="onLoad" draw:mime-type="image/jpeg"/>
</draw:frame>
 КабінетМіністрів спрямував 45 млн грн для забезпечення Національної дитячоїспеціалізованої лікарні «Охматдит» реагентами та витратними матеріалами,необхідними для впровадження державного проєкту системи розширеногонеонатального скринінгу.</text:p>
      <text:p text:style-name="P4">
Про це повідомляє <text:a xlink:type="simple" xlink:href="https://moz.gov.ua/article/news/ponad-45-mln-grn-perenapraviv-urjad-do-ohmatditu-dlja-zabezpechennja-provedennja-neonatalnogo-skriningu-u-2023-roci" text:style-name="Internet_20_link" text:visited-style-name="Visited_20_Internet_20_Link">
 Міністерство охорони здоров’я</text:a>
, передає Укрінформ.</text:p>
      <text:p text:style-name="P4">
Зазначається, що відповідно до постанови «Про перерозподіл деяких видатківдержавного бюджету, передбачених Міністерству охорони здоровʼя на 2023 рік»,буде забезпечено перерозподіл коштів на суму понад 45,5 млн грн. Така потребавиникла у зв'язку з початком роботи у квітні двох регіональних центрівнеонатального скринінгу - в Харкові та Кривому Розі.</text:p>
      <text:p text:style-name="P4">
“Перерозподіл коштів планується шляхом зменшення обсягу видатків споживання напонад 45,5 млн грн за бюджетною програмою КПКВК 2301040 «Громадське здоровʼята заходи боротьби з епідеміями» та збільшення обсягу видатків споживання на45,5 млн грн за програмою 2301110 «Спеціалізована медична допомога, щонадається загальнодержавними закладами охорони здоровʼя», - ідеться вповідомленні.</text:p>
      <text:p text:style-name="P4">
<text:a xlink:type="simple" xlink:href="https://www.ukrinform.ua/tag-ohmatdit" text:style-name="Internet_20_link" text:visited-style-name="Visited_20_Internet_20_Link">
 НДСЛ «Охматдит </text:a>
 », як найбільшаспеціалізована дитяча клініка, виконує функцію регіонального центрунеонатального скринінгу для північних регіонів України (м. Київ, Київська,Вінницька, Житомирська та Рівненська області) та експертного центрунеонатального скринінгу для новонароджених з усіх регіонів України, в якихвиявлено позитивні результати первинного скринінгу.</text:p>
      <text:p text:style-name="P4">
<text:span text:style-name="T4">
Читайте також:</text:span>
 <text:a xlink:type="simple" xlink:href="https://www.ukrinform.ua/rubric-society/3691148-medicnu-reabilitaciu-peredcasno-narodzenih-ditej-provodat-u-128-likarnah-moz.html" text:style-name="Internet_20_link" text:visited-style-name="Visited_20_Internet_20_Link">
 Медичну реабілітацію передчасно народжених дітейпроводять у 128 лікарнях – МОЗ </text:a>
</text:p>
      <text:p text:style-name="P4">
Як повідомлялося, масштабний державний проєкт розширеного неонатальногоскринінгу було запущено у жовтні 2022 року. Він передбачає виявлення 21рідкісного захворювання у новонароджених дітей. Неонатальний скринінгпроводиться усім без винятку новонародженим у неонатальний період життя,частіше за все в пологовому будинку.</text:p>
      <text:p text:style-name="P4">
Раніше в Україні усі новонароджені безоплатно перевірялися на 4 спадковіхвороби: гіпотиреоз, фенілкетонурія, адреногенітальний синдром тамуковісцидоз.</text:p>
      <text:p text:style-name="P4">
Пілотний запуск стартував у 12 регіонах: м. Києві, Вінницькій, Волинській,Житомирській, Закарпатській, Івано-Франківській, Київській, Львівській,Рівненській, Тернопільській, Хмельницькій та Чернівецькій областях.</text:p>
      <text:p text:style-name="P4">
Source: <text:a xlink:type="simple" xlink:href="https://www.ukrinform.ua/rubric-society/3725034-neonatalnij-skrining-urad-perenapraviv-ponad-45-miljoniv-do-ohmatditu.html" text:style-name="Internet_20_link" text:visited-style-name="Visited_20_Internet_20_Link">
https://www.ukrinform.ua/rubric-society/3725034-neonatalnij-skrining-urad-perenapraviv-ponad-45-miljoniv-do-ohmatditu.html</text:a>
</text:p>
      <!--NEWS-->
      <text:h text:style-name="P10" text:outline-level="1">
<text:span text:style-name="T4">
На Херсонщині рятувальники отримали допомогу від міжнародних організацій</text:span>
</text:h>
      <text:p text:style-name="P4">
Authors: Ukrinform (Person)</text:p>
      <text:p text:style-name="P4">
Publisher: Укринформ (Organization)</text:p>
      <text:p text:style-name="P4">
Published Time: 2023-06-19T-5:45:00+03:00</text:p>
      <text:p text:style-name="P4">
Modified Time: 2023-06-19T21:45:00+03:00</text:p>
      <text:p text:style-name="P4">
Description: На Херсонщині рятувальникам передала допомогу Міжнародна організація з міграції за підтримки урядів Німеччини та Великої Британії. — Укрінформ.</text:p>
      <text:p text:style-name="P4">
Images: ['<text:a xlink:type="simple" xlink:href="https://static.ukrinform.com/photos/2023_06/thumb_files/630_360_1687200296-105.jpg" text:style-name="Internet_20_link" text:visited-style-name="Visited_20_Internet_20_Link">
630_360_16872...</text:a>
']</text:p>
      <text:p text:style-name="P4">
Tags: ['ДСНС', 'Херсонщина', 'допомога', 'Рятувальники']</text:p>
      <text:p text:style-name="P4">
Type: Article</text:p>
      <!--METADATA-->
      <text:p text:style-name="P4">
<draw:frame draw:style-name="fr1" draw:name="Image42" text:anchor-type="as-char" svg:width="6.9236in" svg:height="3.956343in" draw:z-index="0">
<draw:image xlink:href="../Images/yкринформ/2023-06-19T-5-45-00-03-00/630_360_1687200296-105.jpg" xlink:type="simple" xlink:show="embed" xlink:actuate="onLoad" draw:mime-type="image/jpeg"/>
</draw:frame>
 НаХерсонщині рятувальникам передала допомогу Міжнародна організація з міграціїза підтримки урядів Німеччини та Великої Британії.</text:p>
      <text:p text:style-name="P4">
Про це у <text:a xlink:type="simple" xlink:href="https://t.me/khersonskaODA/7155" text:style-name="Internet_20_link" text:visited-style-name="Visited_20_Internet_20_Link">
 Телеграмі </text:a>
 повідомила ХерсонськаОВА, передає Укрінформ.</text:p>
      <text:p text:style-name="P4">
«Надійшла допомога від міжнародних партнерів. За підтримки урядів Німеччини таВеликої Британії Міжнародна організація з міграції передала рятувальникам 43човни та двигуни, 11 насосів, 2000 пожежних шлангів та інше обладнання дляусунення наслідків підтоплень на <text:a xlink:type="simple" xlink:href="https://www.ukrinform.ua/tag-hersonsina" text:style-name="Internet_20_link" text:visited-style-name="Visited_20_Internet_20_Link">
 Херсонщині </text:a>
 », - йдеться у повідомленні.</text:p>
      <text:p text:style-name="P4">
<text:span text:style-name="T4">
Читайте також:</text:span>
 <text:a xlink:type="simple" xlink:href="https://www.ukrinform.ua/rubric-regions/3724061-hersonskim-ratuvalnikam-peredali-cotiri-vsudihodi-bogun2.html" text:style-name="Internet_20_link" text:visited-style-name="Visited_20_Internet_20_Link">
 Херсонським <text:span text:style-name="T4">
рятувальникам</text:span>
 передали чотири всюдиходи«Богун-2» </text:a>
</text:p>
      <text:p text:style-name="P4">
Як <text:a xlink:type="simple" xlink:href="https://www.ukrinform.ua/rubric-other_news/3723441-pidriv-rosianami-kahovskoi-ges-usi-novini.html" text:style-name="Internet_20_link" text:visited-style-name="Visited_20_Internet_20_Link">
 повідомлялося </text:a>
 , російськівійська 6 червня здійснили підрив Каховської ГЕС. Станцію повністю зруйновано.</text:p>
      <text:p text:style-name="P4">
<text:span text:style-name="T5">
Фото: Херcонська ОДА</text:span>
</text:p>
      <text:p text:style-name="P4">
Source: <text:a xlink:type="simple" xlink:href="https://www.ukrinform.ua/rubric-regions/3725033-na-hersonsini-ratuvalniki-otrimali-dopomogu-vid-miznarodnih-organizacij.html" text:style-name="Internet_20_link" text:visited-style-name="Visited_20_Internet_20_Link">
https://www.ukrinform.ua/rubric-regions/3725033-na-hersonsini-ratuvalniki-otrimali-dopomogu-vid-miznarodnih-organizacij.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6-19T-6:28:00</text:p>
      <text:p text:style-name="P4">
Location: Lyman (Latitude:48.89553 Longtitude:37.91142)</text:p>
      <text:p text:style-name="P4">
Videos: []</text:p>
      <text:p text:style-name="P4">
Images: []</text:p>
      <text:p text:style-name="P4">
Tags: ["Russia"]</text:p>
      <text:p text:style-name="P4">
ID: 22570364</text:p>
      <!--METADATA-->
      <text:p text:style-name="P4">
At Lyman direction Russian army shelled Stelmakhivka, Nevske, Bilohorivka ofLuhansk region and Torske, Verkhnokamyanske, Rozdolivka and Spirne of Donetskregion. Russian aviation conducted airstrikes at Bilohorivka of Luhansk regionand Ozerne of Donetsk region, - General Staff of Armed Forces of Ukraine saysin the morning report</text:p>
      <text:p text:style-name="P4">
News Collection Link: <text:a xlink:type="simple" xlink:href="https:\/\/liveuamap.com\/en\/2023\/19-june-at-lyman-direction-russian-army-shelled-stelmakhivka" text:style-name="Internet_20_link" text:visited-style-name="Visited_20_Internet_20_Link">
https:\/\/liveuamap.com\/en\/2023\/19-june-at-lyman-direction-russian-army-shelled-stelmakhivka</text:a>
</text:p>
      <text:p text:style-name="P4">
Source: <text:a xlink:type="simple" xlink:href="https://t.me/lumsrc/5128" text:style-name="Internet_20_link" text:visited-style-name="Visited_20_Internet_20_Link">
https://t.me/lumsrc/5128</text:a>
</text:p>
      <!--NEWS-->
      <text:h text:style-name="P10" text:outline-level="1">
<text:span text:style-name="T4">
Навчання в Ізраїлі з надання психологічної допомоги пройшли 5000 українців – Зеленська</text:span>
</text:h>
      <text:p text:style-name="P4">
Authors: Ukrinform (Person)</text:p>
      <text:p text:style-name="P4">
Publisher: Укринформ (Organization)</text:p>
      <text:p text:style-name="P4">
Published Time: 2023-06-19T-6:42:44+03:00</text:p>
      <text:p text:style-name="P4">
Modified Time: 2023-06-19T21:42:44+03:00</text:p>
      <text:p text:style-name="P4">
Description: На цей час п'ять тисяч українських фахівців пройшли в Ізраїлі навчання з надання психологічної допомоги. — Укрінформ.</text:p>
      <text:p text:style-name="P4">
Images: ['<text:a xlink:type="simple" xlink:href="https://static.ukrinform.com/photos/2022_09/thumb_files/630_360_1663940720-394.jpeg" text:style-name="Internet_20_link" text:visited-style-name="Visited_20_Internet_20_Link">
630_360_16639...</text:a>
']</text:p>
      <text:p text:style-name="P4">
Tags: ['Ізраїль', 'Олена Зеленська', 'Психологічна допомога']</text:p>
      <text:p text:style-name="P4">
Type: Article</text:p>
      <!--METADATA-->
      <text:p text:style-name="P4">
<draw:frame draw:style-name="fr1" draw:name="Image43" text:anchor-type="as-char" svg:width="6.9236in" svg:height="3.956343in" draw:z-index="0">
<draw:image xlink:href="../Images/yкринформ/2023-06-19T-6-42-44-03-00/630_360_1663940720-394.jpeg" xlink:type="simple" xlink:show="embed" xlink:actuate="onLoad" draw:mime-type="image/jpeg"/>
</draw:frame>
 На цейчас п'ять тисяч українських фахівців пройшли в Ізраїлі навчання з наданняпсихологічної допомоги.</text:p>
      <text:p text:style-name="P4">
Про це дружина Президента України Олена Зеленська повідомила у <text:a xlink:type="simple" xlink:href="https://t.me/FirstLadyOfUkraine/3446" text:style-name="Internet_20_link" text:visited-style-name="Visited_20_Internet_20_Link">
 Телеграмі</text:a>
 , передає Укрінформ.</text:p>
      <text:p text:style-name="P4">
«Коли рік тому я ініціювала Всеукраїнську програму ментального здоров’я – їїпідтримала моя колега, перша леді <text:a xlink:type="simple" xlink:href="https://www.ukrinform.ua/tag-izrail" text:style-name="Internet_20_link" text:visited-style-name="Visited_20_Internet_20_Link">
 Ізраїлю </text:a>
 Міхаль Герцог. Під її патронатом уже дві тисячі наших фахівців пройшлинавчання в Ізраїльському центрі травми та стійкості NATAL», - зазначилаЗеленська.</text:p>
      <text:p text:style-name="P4">
За її словами, українські фахівці опановували надання допомоги післятравматичних подій, в екстрених ситуаціях, роботу з ПТСР, із постраждалими відсексуального насильства, пацієнтами з ампутованими кінцівками.</text:p>
      <text:p text:style-name="P4">
<text:span text:style-name="T4">
Читайте також:</text:span>
 <text:a xlink:type="simple" xlink:href="https://www.ukrinform.ua/rubric-society/3720065-persi-60-ukrainskih-psihologiv-projsli-navcanna-u-varsavi-z-podolanna-rozladiv-viklikanih-vijnou.html" text:style-name="Internet_20_link" text:visited-style-name="Visited_20_Internet_20_Link">
 Перші 60 українських психологів пройшли навчання уВаршаві з подолання розладів, викликаних війною</text:a>
</text:p>
      <text:p text:style-name="P4">
Крім того, навичок самодопомоги та первинної підтримки у кризових ситуаціях вIsrael Trauma Coalition набули близько трьох тисяч працівників МВС,Укрзалізниці, Укрпошти, Ощадбанку, великих комерційних компаній, центрівзайнятості, освітян.</text:p>
      <text:p text:style-name="P4">
Перша леді також повідомила, що українські слухачі міжнародної неурядовоїгуманітарної організації IsraAID уже почали працювати в 14 лікарнях Дніпра,Вінниці та Київської області у межах проєкту з поширення психологічноїдопомоги у медзакладах.</text:p>
      <text:p text:style-name="P4">
<text:span text:style-name="T4">
Читайте також:</text:span>
 <text:a xlink:type="simple" xlink:href="https://www.ukrinform.ua/rubric-ato/3720016-psihologicnoi-dopomogi-pisla-vijni-potrebuvatime-miljonna-armia-malar.html" text:style-name="Internet_20_link" text:visited-style-name="Visited_20_Internet_20_Link">
 <text:span text:style-name="T4">
Психологічної</text:span>
 <text:span text:style-name="T4">
допомоги</text:span>
 після війни потребуватимемільйонна армія – Маляр </text:a>
</text:p>
      <text:p text:style-name="P4">
«Сьогодні в Ізраїлі разом із міністеркою соціальної політики України ОксаноюЖолнович мали зустріч із представниками всіх цих організацій і подякували їмза те, що допомагають нам рятувати українців», - зауважила вона.</text:p>
      <text:p text:style-name="P4">
За її словами, Жолнович презентувала ізраїльським колегам концепцію Центрівжиттєстійкості, яких упродовж року планується створити близько 20-ти в Україніза ізраїльським прикладом. У таких осередках разом із соціальними послугаминадаватиметься психологічна підтримка.</text:p>
      <text:p text:style-name="P4">
«Сьогодні мала змогу особисто висловити подяку представникам цих організаційта моїй колезі Міхаль Герцог, за чиєї підтримки відбуваються навчання», -зазначила перша леді.</text:p>
      <text:p text:style-name="P4">
<text:span text:style-name="T4">
Читайте також:</text:span>
 <text:a xlink:type="simple" xlink:href="https://www.ukrinform.ua/rubric-society/3723907-armia-bog-i-mentalne-zdorova-ak-kolisna-vijskova-stala-monahineu-i-psihologom.html" text:style-name="Internet_20_link" text:visited-style-name="Visited_20_Internet_20_Link">
 Армія, Бог і ментальне здоров’я: як колишня військовастала монахинею і психологинею </text:a>
</text:p>
      <text:p text:style-name="P4">
Як повідомляв Укрінформ, дружина Президента України Олена Зеленська 19 червня<text:a xlink:type="simple" xlink:href="https://www.ukrinform.ua/rubric-society/3724866-zelenska-v-izraili-vidvidala-ditacu-likarnu.html" text:style-name="Internet_20_link" text:visited-style-name="Visited_20_Internet_20_Link">
 ознайомилася з ізраїльським підходом до допомоги дітям із психологічнимитравмами у дитячому шпиталі </text:a>
 SafraChildren’s Hospital при ізраїльській клініці Sheba.</text:p>
      <text:p text:style-name="P4">
<text:span text:style-name="T5">
Фото: ОП</text:span>
</text:p>
      <text:p text:style-name="P4">
Source: <text:a xlink:type="simple" xlink:href="https://www.ukrinform.ua/rubric-society/3725031-navcanna-v-izraili-z-nadanna-psihologicnoi-dopomogi-projsli-5000-ukrainciv-zelenska.html" text:style-name="Internet_20_link" text:visited-style-name="Visited_20_Internet_20_Link">
https://www.ukrinform.ua/rubric-society/3725031-navcanna-v-izraili-z-nadanna-psihologicnoi-dopomogi-projsli-5000-ukrainciv-zelenska.html</text:a>
</text:p>
      <!--NEWS-->
      <text:h text:style-name="P10" text:outline-level="1">
<text:span text:style-name="T4">
Прогрес України на шляху до ЄС: Зеленський очікує на проміжну оцінку цього тижня</text:span>
</text:h>
      <text:p text:style-name="P4">
Authors: Ukrinform (Person)</text:p>
      <text:p text:style-name="P4">
Publisher: Укринформ (Organization)</text:p>
      <text:p text:style-name="P4">
Published Time: 2023-06-19T-7:33:00+03:00</text:p>
      <text:p text:style-name="P4">
Modified Time: 2023-06-19T21:33:00+03:00</text:p>
      <text:p text:style-name="P4">
Description: Володимир Зеленський очікує оприлюднення цього тижня проміжної усної оцінки прогресу України у виконанні рекомендацій Європейської комісії щодо євроінтеграції. — Укрінформ.</text:p>
      <text:p text:style-name="P4">
Images: ['<text:a xlink:type="simple" xlink:href="https://static.ukrinform.com/photos/2023_06/thumb_files/630_360_1686938443-722.jpg" text:style-name="Internet_20_link" text:visited-style-name="Visited_20_Internet_20_Link">
630_360_16869...</text:a>
']</text:p>
      <text:p text:style-name="P4">
Tags: ['Євроінтеграція', 'Єврокомісія', 'Зеленський', 'Фон дер Ляєн']</text:p>
      <text:p text:style-name="P4">
Type: Article</text:p>
      <!--METADATA-->
      <text:p text:style-name="P4">
<draw:frame draw:style-name="fr1" draw:name="Image44" text:anchor-type="as-char" svg:width="6.9236in" svg:height="3.956343in" draw:z-index="0">
<draw:image xlink:href="../Images/yкринформ/2023-06-19T-7-33-00-03-00/630_360_1686938443-722.jpg" xlink:type="simple" xlink:show="embed" xlink:actuate="onLoad" draw:mime-type="image/jpeg"/>
</draw:frame>
 ВолодимирЗеленський очікує оприлюднення цього тижня проміжної усної оцінки прогресуУкраїни у виконанні рекомендацій Європейської комісії щодо євроінтеграції.</text:p>
      <text:p text:style-name="P4">
Про це Президент України повідомив у <text:a xlink:type="simple" xlink:href="http://twitter.com/zelenskyyua/status/1670853448005296128" text:style-name="Internet_20_link" text:visited-style-name="Visited_20_Internet_20_Link">
 Твіттері</text:a>
за результатами розмови із главою Європейської комісії Урсулою фон дер Ляєн,передає Укрінформ.</text:p>
      <text:p text:style-name="P4">
«Напередодні Конференції з питань відновлення України в Лондоні 21–22 червняобговорили з Президентом Урсулою фон дер Ляєн подальшу фінансову підтримкуУкраїни та перспективи схвалення 11-го пакета санкцій ЄС проти Росії», —зазначив Зеленський.</text:p>
      <text:p text:style-name="Quotations">

<text:p text:style-name="P4">
Напередодні Конференції з питань відновлення України в Лондоні 21–22 червня&gt;
 обговорили з Президентом <text:a xlink:type="simple" xlink:href="https://twitter.com/vonderleyen" text:style-name="Internet_20_link" text:visited-style-name="Visited_20_Internet_20_Link">
 @vonderleyen&gt;
 </text:a>
 подальшу фінансову&gt;
 підтримку 🇺🇦 та перспективи схвалення 11-го пакету санкцій ЄС проти 🇷🇺.&gt;
 Очікуємо на оприлюднення цього тижня проміжної усної оцінки прогресу…&gt;
&gt;
 — Володимир Зеленський (@ZelenskyyUa) <text:a xlink:type="simple" xlink:href="https://twitter.com/ZelenskyyUa/status/1670853448005296128" text:style-name="Internet_20_link" text:visited-style-name="Visited_20_Internet_20_Link">
 June 19, 2023&gt;
 </text:a>
</text:p>

</text:p>
      <text:p text:style-name="P4">
Окрім того, Президент висловив очікування щодо оприлюднення цього тижняпроміжної усної оцінки прогресу України у виконанні рекомендацій <text:a xlink:type="simple" xlink:href="https://www.ukrinform.ua/tag-evrokomisia" text:style-name="Internet_20_link" text:visited-style-name="Visited_20_Internet_20_Link">
Європейської комісії </text:a>
 .</text:p>
      <text:p text:style-name="P4">
<text:span text:style-name="T4">
Читайте також:</text:span>
 <text:a xlink:type="simple" xlink:href="https://www.ukrinform.ua/rubric-polytics/3720592-promizna-ocinka-vikonanna-semi-rekomendacij-evrokomisii-moze-buti-vprodovz-dvoh-tizniv-zovkva.html" text:style-name="Internet_20_link" text:visited-style-name="Visited_20_Internet_20_Link">
 Проміжна оцінка виконання семи рекомендацій <text:span text:style-name="T4">
Єврокоміс</text:span>
ії може бути впродовж двох тижнів – Жовква </text:a>
</text:p>
      <text:p text:style-name="P4">
Як повідомляв Укрінформ, Конференція з відновлення України, що відбудеться уЛондоні 21 червня, розгляне продовження фінансової допомоги для України після2023 року.</text:p>
      <text:p text:style-name="P4">
Нагадаємо, Володимир Зеленський 28 лютого 2022 року <text:a xlink:type="simple" xlink:href="http://www.ukrinform.ua/rubric-ato/3416117-prezident-pidpisav-zaavku-na-clenstvo-ukraini-v-es.html" text:style-name="Internet_20_link" text:visited-style-name="Visited_20_Internet_20_Link">
 підписав заявку начленство України в Європейському Союзі. </text:a>
 23 червняглави держав та урядів Європейського Союзу ухвалили рішення щодо наданняУкраїні статусу країни-кандидата на входження до ЄС.</text:p>
      <text:p text:style-name="P4">
28 лютого 2023 року Зеленський заявив, що цього року час ухвалити рішення щодопочатку переговорів про членство України в ЄС.</text:p>
      <text:p text:style-name="P4">
Source: <text:a xlink:type="simple" xlink:href="https://www.ukrinform.ua/rubric-polytics/3725030-progres-ukraini-na-slahu-do-es-zelenskij-ocikue-na-promiznu-ocinku-cogo-tizna.html" text:style-name="Internet_20_link" text:visited-style-name="Visited_20_Internet_20_Link">
https://www.ukrinform.ua/rubric-polytics/3725030-progres-ukraini-na-slahu-do-es-zelenskij-ocikue-na-promiznu-ocinku-cogo-tizna.html</text:a>
</text:p>
      <!--NEWS-->
      <text:h text:style-name="P10" text:outline-level="1">
<text:span text:style-name="T4">
At Bakhmut direction Russian army shelled Vasukivka, Orikhovo-Vasylivka, Novomarkove, Bohdani...</text:span>
</text:h>
      <text:p text:style-name="P4">
Authors: liveuamap (Language: en)</text:p>
      <text:p text:style-name="P4">
Time: 2023-06-19T-8:28:00</text:p>
      <text:p text:style-name="P4">
Location: Toretsk, Donetsk Oblast (Latitude:48.39547 Longtitude:37.85648)</text:p>
      <text:p text:style-name="P4">
Videos: []</text:p>
      <text:p text:style-name="P4">
Images: []</text:p>
      <text:p text:style-name="P4">
Tags: ["Russia"]</text:p>
      <text:p text:style-name="P4">
ID: 22570363</text:p>
      <!--METADATA-->
      <text:p text:style-name="P4">
At Bakhmut direction Russian army shelled Vasukivka, Orikhovo-Vasylivka,Novomarkove, Bohdanivka, Kalynivka, Chasiv Yar, Ivanivske, Ozaryanivka, BilaHora, Kostyantynivka and Pivnichne of Donetsk region. Russian aviationconducted airstrikes at Ivanivske, Pivnichne, Bila Hora and Toretsk, - GeneralStaff of Armed Forces of Ukraine says in the morning report</text:p>
      <text:p text:style-name="P4">
News Collection Link: <text:a xlink:type="simple" xlink:href="https:\/\/liveuamap.com\/en\/2023\/19-june-at-bakhmut-direction-russian-army-shelled-vasukivka" text:style-name="Internet_20_link" text:visited-style-name="Visited_20_Internet_20_Link">
https:\/\/liveuamap.com\/en\/2023\/19-june-at-bakhmut-direction-russian-army-shelled-vasukivka</text:a>
</text:p>
      <text:p text:style-name="P4">
Source: <text:a xlink:type="simple" xlink:href="https://t.me/lumsrc/5129" text:style-name="Internet_20_link" text:visited-style-name="Visited_20_Internet_20_Link">
https://t.me/lumsrc/5129</text:a>
</text:p>
      <!--NEWS-->
      <text:h text:style-name="P10" text:outline-level="1">
<text:span text:style-name="T4">
Суд іще на місяць залишив під вартою командира однієї із частин ССО Червінського</text:span>
</text:h>
      <text:p text:style-name="P4">
Authors: Ukrinform (Person)</text:p>
      <text:p text:style-name="P4">
Publisher: Укринформ (Organization)</text:p>
      <text:p text:style-name="P4">
Published Time: 2023-06-19T-8:30:00+03:00</text:p>
      <text:p text:style-name="P4">
Modified Time: 2023-06-19T21:30:00+03:00</text:p>
      <text:p text:style-name="P4">
Description: Суддя Шевченківського районного суду Києва ухвалив рішення про продовження запобіжного заходу колишньому виконувачу обов’язків командира однієї із частин Сил спеціальних операцій Роману Червінському ще на місяць. — Укрінформ.</text:p>
      <text:p text:style-name="P4">
Images: ['<text:a xlink:type="simple" xlink:href="https://static.ukrinform.com/photos/2023_06/thumb_files/630_360_1687199506-242.jpg" text:style-name="Internet_20_link" text:visited-style-name="Visited_20_Internet_20_Link">
630_360_16871...</text:a>
']</text:p>
      <text:p text:style-name="P4">
Tags: ['Арешт', 'Суд', 'ССО']</text:p>
      <text:p text:style-name="P4">
Type: Article</text:p>
      <!--METADATA-->
      <text:p text:style-name="P4">
<draw:frame draw:style-name="fr1" draw:name="Image45" text:anchor-type="as-char" svg:width="6.9236in" svg:height="3.956343in" draw:z-index="0">
<draw:image xlink:href="../Images/yкринформ/2023-06-19T-8-30-00-03-00/630_360_1687199506-242.jpg" xlink:type="simple" xlink:show="embed" xlink:actuate="onLoad" draw:mime-type="image/jpeg"/>
</draw:frame>
 СуддяШевченківського районного суду Києва ухвалив рішення про продовженнязапобіжного заходу колишньому виконувачу обов’язків командира однієї із частинСил спеціальних операцій Роману Червінському ще на місяць.</text:p>
      <text:p text:style-name="P4">
Про це повідомляє « <text:a xlink:type="simple" xlink:href="https://www.radiosvoboda.org/amp/news-sud-chervinsky-pid-vartoi/32466249.html" text:style-name="Internet_20_link" text:visited-style-name="Visited_20_Internet_20_Link">
 Радіо Свобода </text:a>
 », передає Укрінформ.</text:p>
      <text:p text:style-name="P4">
Як зазначається, про відповідне рішення клопотав прокурор.</text:p>
      <text:p text:style-name="P4">
Натомість адвокати просили, щоб <text:a xlink:type="simple" xlink:href="https://www.ukrinform.ua/tag-sud" text:style-name="Internet_20_link" text:visited-style-name="Visited_20_Internet_20_Link">
 суд </text:a>
дозволив відпустити Червінського на поруки громадських діячів, які прийшли досуду та заявили про такий намір. Зокрема, взяти Червінського на поруки булиготові Герой України Степан Хмара, народний депутат Гео Лерос та інші.</text:p>
      <text:p text:style-name="P4">
Адвокати заявили, що будуть оскаржувати рішення суду.</text:p>
      <text:p text:style-name="P4">
«Обвинувачення не надавало жодних нових доказів, на підставі чого потрібнобуло додатково затримувати і тримати Романа під вартою. Судом не було взято доуваги те, що його мати втратила зір, а дружина отримала інвалідність. У ньогона утриманні троє дітей», – сказав адвокат Сергій Лисенко.</text:p>
      <text:p text:style-name="P4">
<text:span text:style-name="T4">
Читайте також:</text:span>
 <text:a xlink:type="simple" xlink:href="https://www.ukrinform.ua/rubric-society/3698964-obstril-rosianami-aerodromu-kanatove-sbu-povidomila-pro-pidozru-eksbijcu-sso.html" text:style-name="Internet_20_link" text:visited-style-name="Visited_20_Internet_20_Link">
 Обстріл росіянами аеродрому «Канатове»: СБУ повідомилапро підозру ексбійцю ССО </text:a>
</text:p>
      <text:p text:style-name="P4">
Таким чином, Червінський перебуватиме під вартою щонайменше до 21 липня.</text:p>
      <text:p text:style-name="P4">
Як повідомляв <text:a xlink:type="simple" xlink:href="https://www.ukrinform.ua/rubric-society/3700000-sbu-zatrimala-oficera-cervinskogo-akogo-sukali-v-spravi-pro-obstril-aerodromu-kanatove-dzerelo.html" text:style-name="Internet_20_link" text:visited-style-name="Visited_20_Internet_20_Link">
 Укрінформ </text:a>
 , Служба безпеки України 24 квітнязатримала офіцера Романа Червінського у справі про обстріл аеродрому«Канатове» у липні 2022-го.</text:p>
      <text:p text:style-name="P4">
25 квітня Шевченківський райсуд Києва о <text:a xlink:type="simple" xlink:href="https://www.ukrinform.ua/rubric-society/3700688-obstril-aerodromu-kanatove-sud-uzav-pid-vartu-oficera-cervinskogo-zmi.html" text:style-name="Internet_20_link" text:visited-style-name="Visited_20_Internet_20_Link">
 брав офіцеру запобіжний захід</text:a>
 у вигляді тримання під вартоюна два місяці без права внесення застави.</text:p>
      <text:p text:style-name="P4">
<text:a xlink:type="simple" xlink:href="https://www.ukrinform.ua/rubric-society/3709573-obstril-aerodromu-kanatove-apelacijnij-sud-zalisiv-pid-vartou-oficera-cervinskogo.html" text:style-name="Internet_20_link" text:visited-style-name="Visited_20_Internet_20_Link">
 Апеляційний суд 15 травня залишив його у силі</text:a>
 .</text:p>
      <text:p text:style-name="P4">
<text:span text:style-name="T5">
Фото: www.radiosvoboda.org</text:span>
</text:p>
      <text:p text:style-name="P4">
Source: <text:a xlink:type="simple" xlink:href="https://www.ukrinform.ua/rubric-society/3725028-sud-ise-na-misac-zalisiv-pid-vartou-komandira-odniei-iz-castin-sso-cervinskogo.html" text:style-name="Internet_20_link" text:visited-style-name="Visited_20_Internet_20_Link">
https://www.ukrinform.ua/rubric-society/3725028-sud-ise-na-misac-zalisiv-pid-vartou-komandira-odniei-iz-castin-sso-cervinskogo.html</text:a>
</text:p>
      <!--NEWS-->
      <text:h text:style-name="P10" text:outline-level="1">
<text:span text:style-name="T4">
Росіяни стягують резерви і на півдні, і на сході України – Міноборони</text:span>
</text:h>
      <text:p text:style-name="P4">
Authors: Ukrinform (Person)</text:p>
      <text:p text:style-name="P4">
Publisher: Укринформ (Organization)</text:p>
      <text:p text:style-name="P4">
Published Time: 2023-06-19T-9:24:00+03:00</text:p>
      <text:p text:style-name="P4">
Modified Time: 2023-06-19T21:24:00+03:00</text:p>
      <text:p text:style-name="P4">
Description: Російські загарбники не полишають своєї основної мети - вийти на кордони Донецької та Луганської областей.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Схід України', 'Війна з Росією', 'Ганна Маляр', 'Єдині новини']</text:p>
      <text:p text:style-name="P4">
Type: Article</text:p>
      <!--METADATA-->
      <text:p text:style-name="P4">
<draw:frame draw:style-name="fr1" draw:name="Image46" text:anchor-type="as-char" svg:width="6.9236in" svg:height="3.956343in" draw:z-index="0">
<draw:image xlink:href="../Images/yкринформ/2023-06-19T-9-24-00-03-00/630_360_1668461240-442.jpg" xlink:type="simple" xlink:show="embed" xlink:actuate="onLoad" draw:mime-type="image/jpeg"/>
</draw:frame>
 Російськізагарбники не полишають своєї основної мети - вийти на кордони Донецької таЛуганської областей.</text:p>
      <text:p text:style-name="P4">
Про це заступниця міністра оборони Ганна Маляр сказала в ефірі телемарафону“Єдині новини”, передає Укрінформ.</text:p>
      <text:p text:style-name="P4">
“Вони просто не залишають свою ключову ціль, яку поставили, це рубежіДонецької та Луганської областей. В той час, коли вони не змогли бліцкригомзахопити Київ, вони просто почали виставляти цілі поступово. І попри те, щозараз на кількох напрямках на півдні триває наступ наших Збройних сил, уросіян теж є свої напрямки наступу, і вони теж наступають. Скажімо, на сходівони наступали на чотирьох напрямках, починаючи з січня цього року. Це бувМар’їнський, Авдіївський, Лиманський і Бахмутський напрямок. І ще Куп’янськийтуди додавався. І от зараз, власне, вони на Лиманському і на Куп’янськомупосилилися. І схід - це є напрямок їхнього основного наступу по суті, вони неполишають своєї мети - вийти на кордони Донецької і Луганської областей. Вонидійсно туди стягують резерви”, - зазначила Маляр.</text:p>
      <text:p text:style-name="P4">
Вона зауважила, що <text:a xlink:type="simple" xlink:href="https://www.ukrinform.ua/tag-rosijski-vijskovi" text:style-name="Internet_20_link" text:visited-style-name="Visited_20_Internet_20_Link">
 росіяни </text:a>
стягують резерви і на півдні, “але вони посилюють їх і на сході”.</text:p>
      <text:p text:style-name="P4">
Окрім того, за її словами, російські загарбники збільшують кількість обстрілівна сході.</text:p>
      <text:p text:style-name="P4">
“Приміром, якщо говорити за минулий тиждень, щоб були зрозумілі цифри, що таке“збільшують кількість обстрілів”, то на сході по лінії фронту було близько 6тисяч ворожих обстрілів, вони використали понад 277 тисяч боєприпасів”, -додала заступниця міністра оборони.</text:p>
      <text:p text:style-name="P4">
<text:span text:style-name="T4">
Читайте також:</text:span>
 <text:a xlink:type="simple" xlink:href="https://www.ukrinform.ua/rubric-ato/3725024-vijskova-operacia-na-pivdni-mae-dekilka-zavdan-i-zsu-ih-vikonuut-malar.html" text:style-name="Internet_20_link" text:visited-style-name="Visited_20_Internet_20_Link">
 Військова операція на півдні має декілька завдань, і ЗСУїх виконують - <text:span text:style-name="T4">
Маляр</text:span>
 </text:a>
</text:p>
      <text:p text:style-name="P4">
Вона зазначила, що бої тривають і на сході, і на півдні. І ми на деякихнапрямках в наступі, на деяких - в обороні. "І ворог в нас дуже серйозний іпотужний. Це треба розуміти”, - підкреслила Маляр.</text:p>
      <text:p text:style-name="P4">
Раніше Маляр повідомила, що на Бахмутському напрямку українські військавпродовж тижня просунулися вглиб на кількох ділянках.</text:p>
      <text:p text:style-name="P4">
Source: <text:a xlink:type="simple" xlink:href="https://www.ukrinform.ua/rubric-ato/3725026-rosiani-staguut-rezervi-i-na-pivdni-i-na-shodi-ukraini-minoboroni.html" text:style-name="Internet_20_link" text:visited-style-name="Visited_20_Internet_20_Link">
https://www.ukrinform.ua/rubric-ato/3725026-rosiani-staguut-rezervi-i-na-pivdni-i-na-shodi-ukraini-minoboroni.html</text:a>
</text:p>
      <!--NEWS-->
      <text:h text:style-name="P10" text:outline-level="1">
<text:span text:style-name="T4">
4 Shahed drones and 4 Kaliber cruise missiles were shot down overnight</text:span>
</text:h>
      <text:p text:style-name="P4">
Authors: liveuamap (Language: en)</text:p>
      <text:p text:style-name="P4">
Time: 2023-06-19T01:48:19</text:p>
      <text:p text:style-name="P4">
Location: Dnipro (Latitude:48.33232 Longtitude:35.13702)</text:p>
      <text:p text:style-name="P4">
Videos: []</text:p>
      <text:p text:style-name="P4">
Images: ["<text:a xlink:type="simple" xlink:href="https://liveuamap.com/pics/2023/06/19/22570262_0.jpg" text:style-name="Internet_20_link" text:visited-style-name="Visited_20_Internet_20_Link">
22570262_0.jpg</text:a>
"]</text:p>
      <text:p text:style-name="P4">
Tags: ["Europe", "Central and Eastern Europe"]</text:p>
      <text:p text:style-name="P4">
ID: 22570262</text:p>
      <!--METADATA-->
      <text:p text:style-name="P4">
4 Shahed drones and 4 Kaliber cruise missiles were shot down overnight</text:p>
      <text:p text:style-name="P4">
<draw:frame draw:style-name="fr1" draw:name="Image47" text:anchor-type="as-char" svg:width="6.9236in" svg:height="6.9236in" draw:z-index="0">
<draw:image xlink:href="../Images/liveuamap/2023-06-19T01-48-19/22570262_0.jpg" xlink:type="simple" xlink:show="embed" xlink:actuate="onLoad" draw:mime-type="image/jpeg"/>
</draw:frame>
</text:p>
      <text:p text:style-name="P4">
News Collection Link: <text:a xlink:type="simple" xlink:href="https:\/\/liveuamap.com\/en\/2023\/19-june-4-shahed-drones-and-4-kaliber-cruise-missiles-were" text:style-name="Internet_20_link" text:visited-style-name="Visited_20_Internet_20_Link">
https:\/\/liveuamap.com\/en\/2023\/19-june-4-shahed-drones-and-4-kaliber-cruise-missiles-were</text:a>
</text:p>
      <text:p text:style-name="P4">
Source: <text:a xlink:type="simple" xlink:href="https://t.me/kpszsu/2631" text:style-name="Internet_20_link" text:visited-style-name="Visited_20_Internet_20_Link">
https://t.me/kpszsu/2631</text:a>
</text:p>
      <!--NEWS-->
      <text:h text:style-name="P10" text:outline-level="1">
<text:span text:style-name="T4">
Ukrainian military liberated Pyatykhatky village in Zaporizhzhia region</text:span>
</text:h>
      <text:p text:style-name="P4">
Authors: liveuamap (Language: en)</text:p>
      <text:p text:style-name="P4">
Time: 2023-06-19T01:52:10</text:p>
      <text:p text:style-name="P4">
Location: Zaporizhzhia (Latitude:47.50746 Longtitude:35.46241)</text:p>
      <text:p text:style-name="P4">
Videos: []</text:p>
      <text:p text:style-name="P4">
Images: []</text:p>
      <text:p text:style-name="P4">
Tags: []</text:p>
      <text:p text:style-name="P4">
ID: 22570263</text:p>
      <!--METADATA-->
      <text:p text:style-name="P4">
Ukrainian military liberated Pyatykhatky village in Zaporizhzhia region</text:p>
      <text:p text:style-name="P4">
News Collection Link: <text:a xlink:type="simple" xlink:href="https:\/\/liveuamap.com\/en\/2023\/19-june-ukrainian-military-liberated-pyatykhatky-village" text:style-name="Internet_20_link" text:visited-style-name="Visited_20_Internet_20_Link">
https:\/\/liveuamap.com\/en\/2023\/19-june-ukrainian-military-liberated-pyatykhatky-village</text:a>
</text:p>
      <text:p text:style-name="P4">
Source: <text:a xlink:type="simple" xlink:href="https://t.me/annamaliar/858" text:style-name="Internet_20_link" text:visited-style-name="Visited_20_Internet_20_Link">
https://t.me/annamaliar/858</text:a>
</text:p>
      <!--NEWS-->
      <text:h text:style-name="P10" text:outline-level="1">
<text:span text:style-name="T4">
7 person wounded as result of shelling in Valuyki district of Belgorod region</text:span>
</text:h>
      <text:p text:style-name="P4">
Authors: liveuamap (Language: en)</text:p>
      <text:p text:style-name="P4">
Time: 2023-06-19T01:57:35</text:p>
      <text:p text:style-name="P4">
Location: Belgorodskaya oblast' (Latitude:50.2024 Longtitude:38.10608)</text:p>
      <text:p text:style-name="P4">
Videos: []</text:p>
      <text:p text:style-name="P4">
Images: ["<text:a xlink:type="simple" xlink:href="https://liveuamap.com/pics/2023/06/19/22570265_0.jpg" text:style-name="Internet_20_link" text:visited-style-name="Visited_20_Internet_20_Link">
22570265_0.jpg</text:a>
", "<text:a xlink:type="simple" xlink:href="https://liveuamap.com/pics/2023/06/19/22570265_1.jpg" text:style-name="Internet_20_link" text:visited-style-name="Visited_20_Internet_20_Link">
22570265_1.jpg</text:a>
", "<text:a xlink:type="simple" xlink:href="https://liveuamap.com/pics/2023/06/19/22570265_2.jpg" text:style-name="Internet_20_link" text:visited-style-name="Visited_20_Internet_20_Link">
22570265_2.jpg</text:a>
", "<text:a xlink:type="simple" xlink:href="https://liveuamap.com/pics/2023/06/19/22570265_3.jpg" text:style-name="Internet_20_link" text:visited-style-name="Visited_20_Internet_20_Link">
22570265_3.jpg</text:a>
"]</text:p>
      <text:p text:style-name="P4">
Tags: ["Russia"]</text:p>
      <text:p text:style-name="P4">
ID: 22570265</text:p>
      <!--METADATA-->
      <text:p text:style-name="P4">
7 person wounded as result of shelling in Valuyki district of Belgorod region</text:p>
      <text:p text:style-name="P4">
<draw:frame draw:style-name="fr1" draw:name="Image48" text:anchor-type="as-char" svg:width="5.625in" svg:height="10.0in" draw:z-index="0">
<draw:image xlink:href="../Images/liveuamap/2023-06-19T01-57-35/22570265_0.jpg" xlink:type="simple" xlink:show="embed" xlink:actuate="onLoad" draw:mime-type="image/jpeg"/>
</draw:frame>
<draw:frame draw:style-name="fr1" draw:name="Image49" text:anchor-type="as-char" svg:width="5.625in" svg:height="10.0in" draw:z-index="0">
<draw:image xlink:href="../Images/liveuamap/2023-06-19T01-57-35/22570265_1.jpg" xlink:type="simple" xlink:show="embed" xlink:actuate="onLoad" draw:mime-type="image/jpeg"/>
</draw:frame>
<draw:frame draw:style-name="fr1" draw:name="Image50" text:anchor-type="as-char" svg:width="6.9236in" svg:height="9.200797in" draw:z-index="0">
<draw:image xlink:href="../Images/liveuamap/2023-06-19T01-57-35/22570265_2.jpg" xlink:type="simple" xlink:show="embed" xlink:actuate="onLoad" draw:mime-type="image/jpeg"/>
</draw:frame>
<draw:frame draw:style-name="fr1" draw:name="Image51" text:anchor-type="as-char" svg:width="5.625in" svg:height="10.0in" draw:z-index="0">
<draw:image xlink:href="../Images/liveuamap/2023-06-19T01-57-35/22570265_3.jpg" xlink:type="simple" xlink:show="embed" xlink:actuate="onLoad" draw:mime-type="image/jpeg"/>
</draw:frame>
</text:p>
      <text:p text:style-name="P4">
News Collection Link: <text:a xlink:type="simple" xlink:href="https:\/\/liveuamap.com\/en\/2023\/19-june-7-person-wounded-as-result-of-shelling-in-valuyki" text:style-name="Internet_20_link" text:visited-style-name="Visited_20_Internet_20_Link">
https:\/\/liveuamap.com\/en\/2023\/19-june-7-person-wounded-as-result-of-shelling-in-valuyki</text:a>
</text:p>
      <text:p text:style-name="P4">
Source: <text:a xlink:type="simple" xlink:href="https://t.me/bbbelgorod/7243" text:style-name="Internet_20_link" text:visited-style-name="Visited_20_Internet_20_Link">
https://t.me/bbbelgorod/7243</text:a>
</text:p>
      <!--NEWS-->
      <text:h text:style-name="P10" text:outline-level="1">
<text:span text:style-name="T4">
Ukrainian military in liberated Pyatykhatky of Zaporizhzhia region</text:span>
</text:h>
      <text:p text:style-name="P4">
Authors: liveuamap (Language: en)</text:p>
      <text:p text:style-name="P4">
Time: 2023-06-19T02:49:39</text:p>
      <text:p text:style-name="P4">
Location: Zaporizhzhia (Latitude:47.50845 Longtitude:35.46112)</text:p>
      <text:p text:style-name="P4">
Videos: []</text:p>
      <text:p text:style-name="P4">
Images: ["<text:a xlink:type="simple" xlink:href="https://liveuamap.com/pics/2023/06/19/22570331_0.jpg" text:style-name="Internet_20_link" text:visited-style-name="Visited_20_Internet_20_Link">
22570331_0.jpg</text:a>
"]</text:p>
      <text:p text:style-name="P4">
Tags: []</text:p>
      <text:p text:style-name="P4">
ID: 22570331</text:p>
      <!--METADATA-->
      <text:p text:style-name="P4">
Ukrainian military in liberated Pyatykhatky of Zaporizhzhia region</text:p>
      <text:p text:style-name="P4">
<draw:frame draw:style-name="fr1" draw:name="Image52" text:anchor-type="as-char" svg:width="6.9236in" svg:height="3.786344in" draw:z-index="0">
<draw:image xlink:href="../Images/liveuamap/2023-06-19T02-49-39/22570331_0.jpg" xlink:type="simple" xlink:show="embed" xlink:actuate="onLoad" draw:mime-type="image/jpeg"/>
</draw:frame>
</text:p>
      <text:p text:style-name="P4">
News Collection Link: <text:a xlink:type="simple" xlink:href="https:\/\/liveuamap.com\/en\/2023\/19-june-ukrainian-military-in-liberated-pyatykhatky-of-zaporizhzhia" text:style-name="Internet_20_link" text:visited-style-name="Visited_20_Internet_20_Link">
https:\/\/liveuamap.com\/en\/2023\/19-june-ukrainian-military-in-liberated-pyatykhatky-of-zaporizhzhia</text:a>
</text:p>
      <text:p text:style-name="P4">
Source: <text:a xlink:type="simple" xlink:href="https://t.me/dneproperatyv/65864" text:style-name="Internet_20_link" text:visited-style-name="Visited_20_Internet_20_Link">
https://t.me/dneproperatyv/65864</text:a>
</text:p>
      <!--NEWS-->
      <text:h text:style-name="P10" text:outline-level="1">
<text:span text:style-name="T4">
2 person wounded in Preobrazhenka village of Zaporizhzhia region as result of shelling, anoth...</text:span>
</text:h>
      <text:p text:style-name="P4">
Authors: liveuamap (Language: en)</text:p>
      <text:p text:style-name="P4">
Time: 2023-06-19T03:11:14</text:p>
      <text:p text:style-name="P4">
Location: Ukraine (Latitude:47.58174 Longtitude:35.79123)</text:p>
      <text:p text:style-name="P4">
Videos: []</text:p>
      <text:p text:style-name="P4">
Images: ["<text:a xlink:type="simple" xlink:href="https://liveuamap.com/pics/2023/06/19/22570351_0.jpg" text:style-name="Internet_20_link" text:visited-style-name="Visited_20_Internet_20_Link">
22570351_0.jpg</text:a>
", "<text:a xlink:type="simple" xlink:href="https://liveuamap.com/pics/2023/06/19/22570351_1.jpg" text:style-name="Internet_20_link" text:visited-style-name="Visited_20_Internet_20_Link">
22570351_1.jpg</text:a>
", "<text:a xlink:type="simple" xlink:href="https://liveuamap.com/pics/2023/06/19/22570351_2.jpg" text:style-name="Internet_20_link" text:visited-style-name="Visited_20_Internet_20_Link">
22570351_2.jpg</text:a>
"]</text:p>
      <text:p text:style-name="P4">
Tags: ["Europe", "Central and Eastern Europe"]</text:p>
      <text:p text:style-name="P4">
ID: 22570351</text:p>
      <!--METADATA-->
      <text:p text:style-name="P4">
2 person wounded in Preobrazhenka village of Zaporizhzhia region as result ofshelling, another one in Orikhiv</text:p>
      <text:p text:style-name="P4">
<draw:frame draw:style-name="fr1" draw:name="Image53" text:anchor-type="as-char" svg:width="6.9236in" svg:height="4.612849in" draw:z-index="0">
<draw:image xlink:href="../Images/liveuamap/2023-06-19T03-11-14/22570351_0.jpg" xlink:type="simple" xlink:show="embed" xlink:actuate="onLoad" draw:mime-type="image/jpeg"/>
</draw:frame>
<draw:frame draw:style-name="fr1" draw:name="Image54" text:anchor-type="as-char" svg:width="6.9236in" svg:height="6.9236in" draw:z-index="0">
<draw:image xlink:href="../Images/liveuamap/2023-06-19T03-11-14/22570351_1.jpg" xlink:type="simple" xlink:show="embed" xlink:actuate="onLoad" draw:mime-type="image/jpeg"/>
</draw:frame>
<draw:frame draw:style-name="fr1" draw:name="Image55" text:anchor-type="as-char" svg:width="6.9236in" svg:height="4.612849in" draw:z-index="0">
<draw:image xlink:href="../Images/liveuamap/2023-06-19T03-11-14/22570351_2.jpg" xlink:type="simple" xlink:show="embed" xlink:actuate="onLoad" draw:mime-type="image/jpeg"/>
</draw:frame>
</text:p>
      <text:p text:style-name="P4">
News Collection Link: <text:a xlink:type="simple" xlink:href="https:\/\/liveuamap.com\/en\/2023\/19-june-2-person-wounded-in-preobrazhenka-village-of-zaporizhzhia" text:style-name="Internet_20_link" text:visited-style-name="Visited_20_Internet_20_Link">
https:\/\/liveuamap.com\/en\/2023\/19-june-2-person-wounded-in-preobrazhenka-village-of-zaporizhzhia</text:a>
</text:p>
      <text:p text:style-name="P4">
Source: <text:a xlink:type="simple" xlink:href="https://t.me/suspilnezaporizhzhya/13879" text:style-name="Internet_20_link" text:visited-style-name="Visited_20_Internet_20_Link">
https://t.me/suspilnezaporizhzhya/13879</text:a>
</text:p>
      <!--NEWS-->
      <text:h text:style-name="P10" text:outline-level="1">
<text:span text:style-name="T4">
Official of occupation authorities in Zaporizhzhia region Vladimir Epifanov, his bodyguard an...</text:span>
</text:h>
      <text:p text:style-name="P4">
Authors: liveuamap (Language: en)</text:p>
      <text:p text:style-name="P4">
Time: 2023-06-19T03:46:42</text:p>
      <text:p text:style-name="P4">
Location: Simferopol, Crimea (Latitude:44.94415 Longtitude:34.09967)</text:p>
      <text:p text:style-name="P4">
Videos: []</text:p>
      <text:p text:style-name="P4">
Images: ["<text:a xlink:type="simple" xlink:href="https://liveuamap.com/pics/2023/06/19/22570352_0.jpg" text:style-name="Internet_20_link" text:visited-style-name="Visited_20_Internet_20_Link">
22570352_0.jpg</text:a>
", "<text:a xlink:type="simple" xlink:href="https://liveuamap.com/pics/2023/06/19/22570352_1.jpg" text:style-name="Internet_20_link" text:visited-style-name="Visited_20_Internet_20_Link">
22570352_1.jpg</text:a>
"]</text:p>
      <text:p text:style-name="P4">
Tags: ["Europe", "Central and Eastern Europe"]</text:p>
      <text:p text:style-name="P4">
ID: 22570352</text:p>
      <!--METADATA-->
      <text:p text:style-name="P4">
Official of occupation authorities in Zaporizhzhia region Vladimir Epifanov,his bodyguard and secretary were wounded as result of vehicle explosion inSimferopol</text:p>
      <text:p text:style-name="P4">
<draw:frame draw:style-name="fr1" draw:name="Image56" text:anchor-type="as-char" svg:width="6.9236in" svg:height="9.231467in" draw:z-index="0">
<draw:image xlink:href="../Images/liveuamap/2023-06-19T03-46-42/22570352_0.jpg" xlink:type="simple" xlink:show="embed" xlink:actuate="onLoad" draw:mime-type="image/jpeg"/>
</draw:frame>
<draw:frame draw:style-name="fr1" draw:name="Image57" text:anchor-type="as-char" svg:width="6.9236in" svg:height="6.9236in" draw:z-index="0">
<draw:image xlink:href="../Images/liveuamap/2023-06-19T03-46-42/22570352_1.jpg" xlink:type="simple" xlink:show="embed" xlink:actuate="onLoad" draw:mime-type="image/jpeg"/>
</draw:frame>
</text:p>
      <text:p text:style-name="P4">
News Collection Link: <text:a xlink:type="simple" xlink:href="https:\/\/liveuamap.com\/en\/2023\/19-june-official-of-occupation-authorities-in-zaporizhzhia" text:style-name="Internet_20_link" text:visited-style-name="Visited_20_Internet_20_Link">
https:\/\/liveuamap.com\/en\/2023\/19-june-official-of-occupation-authorities-in-zaporizhzhia</text:a>
</text:p>
      <text:p text:style-name="P4">
Source: <text:a xlink:type="simple" xlink:href="https://t.me/bazabazon/18651" text:style-name="Internet_20_link" text:visited-style-name="Visited_20_Internet_20_Link">
https://t.me/bazabazon/18651</text:a>
</text:p>
      <!--NEWS-->
      <text:h text:style-name="P10" text:outline-level="1">
<text:span text:style-name="T4">
At Sivershchyna and Slobozhanschyna directions Russian army shelled Karpovychi of Chernihiv r...</text:span>
</text:h>
      <text:p text:style-name="P4">
Authors: liveuamap (Language: en)</text:p>
      <text:p text:style-name="P4">
Time: 2023-06-19T04:28:00</text:p>
      <text:p text:style-name="P4">
Location: Kharkiv (Latitude:50.16348 Longtitude:36.534)</text:p>
      <text:p text:style-name="P4">
Videos: []</text:p>
      <text:p text:style-name="P4">
Images: []</text:p>
      <text:p text:style-name="P4">
Tags: ["Russia"]</text:p>
      <text:p text:style-name="P4">
ID: 22570366</text:p>
      <!--METADATA-->
      <text:p text:style-name="P4">
At Sivershchyna and Slobozhanschyna directions Russian army shelled Karpovychiof Chernihiv region; Seredyna-Buda, Sytne, Porokhon, Rozhkovychi,Tovstodubove, Bachivsk, Pryvillya, Budivelne, Bilokopytove, Novi Vyrky,Vorozhba, Bilopillya, Katerynivka, Obody, Pysarivka, Zapsillya, Stepne,Iskryskivschyna, Hyrine, Popivka, Kindrativka, Stepne, Pysarivka, Basivka,Loknya, Myropillya, Stepok of Sumy region, also Velyka Pysarivka, HuryivKozachok, Veterynarne, Vovchansk, Budarky, Zemlyanky, Bolohivka, Odnorobivka,Udy, Strilecha, Lukyantsi, Vovchanski Khutory of Kharkiv region. Russianaviation conducted airstrikes at Ohirtseve, Budarky and Vesele of Kharkivregion, - General Staff of Armed Forces of Ukraine says in the morning report</text:p>
      <text:p text:style-name="P4">
News Collection Link: <text:a xlink:type="simple" xlink:href="https:\/\/liveuamap.com\/en\/2023\/19-june-at-sivershchyna-and-slobozhanschyna-directions-russian" text:style-name="Internet_20_link" text:visited-style-name="Visited_20_Internet_20_Link">
https:\/\/liveuamap.com\/en\/2023\/19-june-at-sivershchyna-and-slobozhanschyna-directions-russian</text:a>
</text:p>
      <text:p text:style-name="P4">
Source: <text:a xlink:type="simple" xlink:href="https://t.me/lumsrc/5126" text:style-name="Internet_20_link" text:visited-style-name="Visited_20_Internet_20_Link">
https://t.me/lumsrc/512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19T04:31:03</text:p>
      <text:p text:style-name="P4">
Location: Vuhledar, Donetsk Oblast (Latitude:47.7796 Longtitude:37.25086)</text:p>
      <text:p text:style-name="P4">
Videos: []</text:p>
      <text:p text:style-name="P4">
Images: []</text:p>
      <text:p text:style-name="P4">
Tags: ["Russia"]</text:p>
      <text:p text:style-name="P4">
ID: 22570353</text:p>
      <!--METADATA-->
      <text:p text:style-name="P4">
Russian forces conducting offensive actions in Donetsk and Luhansk regions.Ukrainian military had 24 combat engagements with Russian forces nearNovoselivske of Luhansk region, Spirne, Orikhovo-Vasylivka, Maryinka,Novomykhaylivka and Vuhledar of Donetsk region, - General Staff of ArmedForces of Ukraine says in the morning report</text:p>
      <text:p text:style-name="P4">
News Collection Link: <text:a xlink:type="simple" xlink:href="https:\/\/liveuamap.com\/en\/2023\/19-june-russian-forces-conducting-offensive-actions-in-donetsk" text:style-name="Internet_20_link" text:visited-style-name="Visited_20_Internet_20_Link">
https:\/\/liveuamap.com\/en\/2023\/19-june-russian-forces-conducting-offensive-actions-in-donetsk</text:a>
</text:p>
      <text:p text:style-name="P4">
Source: <text:a xlink:type="simple" xlink:href="https://t.me/lumsrc/5134" text:style-name="Internet_20_link" text:visited-style-name="Visited_20_Internet_20_Link">
https://t.me/lumsrc/5134</text:a>
</text:p>
      <!--NEWS-->
      <text:h text:style-name="P10" text:outline-level="1">
<text:span text:style-name="T4">
Activity of Russian aviation reported, at least 4 Kh-22M3 bombers airborne over Azov Sea</text:span>
</text:h>
      <text:p text:style-name="P4">
Authors: liveuamap (Language: en)</text:p>
      <text:p text:style-name="P4">
Time: 2023-06-19T07:00:43</text:p>
      <text:p text:style-name="P4">
Location: Azov Sea (Latitude:46.28622 Longtitude:36.34277)</text:p>
      <text:p text:style-name="P4">
Videos: []</text:p>
      <text:p text:style-name="P4">
Images: []</text:p>
      <text:p text:style-name="P4">
Tags: []</text:p>
      <text:p text:style-name="P4">
ID: 22570378</text:p>
      <!--METADATA-->
      <text:p text:style-name="P4">
Activity of Russian aviation reported, at least 4 Kh-22M3 bombers airborneover Azov Sea</text:p>
      <text:p text:style-name="P4">
News Collection Link: <text:a xlink:type="simple" xlink:href="https:\/\/liveuamap.com\/en\/2023\/19-june-activity-of-russian-aviation-reported-at-least-4" text:style-name="Internet_20_link" text:visited-style-name="Visited_20_Internet_20_Link">
https:\/\/liveuamap.com\/en\/2023\/19-june-activity-of-russian-aviation-reported-at-least-4</text:a>
</text:p>
      <text:p text:style-name="P4">
Source: <text:a xlink:type="simple" xlink:href="https://t.me/kpszsu/2633" text:style-name="Internet_20_link" text:visited-style-name="Visited_20_Internet_20_Link">
https://t.me/kpszsu/2633</text:a>
</text:p>
      <!--NEWS-->
      <text:h text:style-name="P10" text:outline-level="1">
<text:span text:style-name="T4">
NATO SG @jensstoltenberg in Berlin: “The more land the Ukrainians are able to liberate, the s...</text:span>
</text:h>
      <text:p text:style-name="P4">
Authors: liveuamap (Language: en)</text:p>
      <text:p text:style-name="P4">
Time: 2023-06-19T08:07:00</text:p>
      <text:p text:style-name="P4">
Location: Berlin, Berlin (Latitude:52.52016 Longtitude:13.36824)</text:p>
      <text:p text:style-name="P4">
Videos: []</text:p>
      <text:p text:style-name="P4">
Images: ["<text:a xlink:type="simple" xlink:href="https://liveuamap.com/pics/2023/06/19/22570385_0.jpg" text:style-name="Internet_20_link" text:visited-style-name="Visited_20_Internet_20_Link">
22570385_0.jpg</text:a>
"]</text:p>
      <text:p text:style-name="P4">
Tags: ["Germany", "Russia"]</text:p>
      <text:p text:style-name="P4">
ID: 22570385</text:p>
      <!--METADATA-->
      <text:p text:style-name="P4">
NATO SG @jensstoltenberg in Berlin: “The more land the Ukrainians are able toliberate, the stronger their hand will eventually be at the negotiating table.We all want this war to end. But a just peace cannot mean freezing theconflict and accepting a deal dictated by Russia.”</text:p>
      <text:p text:style-name="P4">
<draw:frame draw:style-name="fr1" draw:name="Image58" text:anchor-type="as-char" svg:width="6.9236in" svg:height="4.617987in" draw:z-index="0">
<draw:image xlink:href="../Images/liveuamap/2023-06-19T08-07-00/22570385_0.jpg" xlink:type="simple" xlink:show="embed" xlink:actuate="onLoad" draw:mime-type="image/jpeg"/>
</draw:frame>
</text:p>
      <text:p text:style-name="P4">
News Collection Link: <text:a xlink:type="simple" xlink:href="https:\/\/liveuamap.com\/en\/2023\/19-june-nato-sg-jensstoltenberg-in-berlin-the-more-land" text:style-name="Internet_20_link" text:visited-style-name="Visited_20_Internet_20_Link">
https:\/\/liveuamap.com\/en\/2023\/19-june-nato-sg-jensstoltenberg-in-berlin-the-more-land</text:a>
</text:p>
      <text:p text:style-name="P4">
Source: <text:a xlink:type="simple" xlink:href="https://twitter.com/NATODepSpox/status/1670750053881765890" text:style-name="Internet_20_link" text:visited-style-name="Visited_20_Internet_20_Link">
https://twitter.com/NATODepSpox/status/1670750053881765890</text:a>
</text:p>
      <!--NEWS-->
      <text:h text:style-name="P10" text:outline-level="1">
<text:span text:style-name="T4">
Flash flooding after rains in Sevastopol district</text:span>
</text:h>
      <text:p text:style-name="P4">
Authors: liveuamap (Language: en)</text:p>
      <text:p text:style-name="P4">
Time: 2023-06-19T08:25:19</text:p>
      <text:p text:style-name="P4">
Location: Sevastopol (Latitude:44.51354 Longtitude:33.60492)</text:p>
      <text:p text:style-name="P4">
Videos: []</text:p>
      <text:p text:style-name="P4">
Images: ["<text:a xlink:type="simple" xlink:href="https://liveuamap.com/pics/2023/06/19/22570380_1.jpg" text:style-name="Internet_20_link" text:visited-style-name="Visited_20_Internet_20_Link">
22570380_1.jpg</text:a>
", "<text:a xlink:type="simple" xlink:href="https://liveuamap.com/pics/2023/06/19/22570380_2.jpg" text:style-name="Internet_20_link" text:visited-style-name="Visited_20_Internet_20_Link">
22570380_2.jpg</text:a>
"]</text:p>
      <text:p text:style-name="P4">
Tags: ["Europe", "Central and Eastern Europe"]</text:p>
      <text:p text:style-name="P4">
ID: 22570380</text:p>
      <!--METADATA-->
      <text:p text:style-name="P4">
Flash flooding after rains in Sevastopol district</text:p>
      <text:p text:style-name="P4">
<draw:frame draw:style-name="fr1" draw:name="Image59" text:anchor-type="as-char" svg:width="6.9236in" svg:height="9.231467in" draw:z-index="0">
<draw:image xlink:href="../Images/liveuamap/2023-06-19T08-25-19/22570380_1.jpg" xlink:type="simple" xlink:show="embed" xlink:actuate="onLoad" draw:mime-type="image/jpeg"/>
</draw:frame>
<draw:frame draw:style-name="fr1" draw:name="Image60" text:anchor-type="as-char" svg:width="6.9236in" svg:height="9.231467in" draw:z-index="0">
<draw:image xlink:href="../Images/liveuamap/2023-06-19T08-25-19/22570380_2.jpg" xlink:type="simple" xlink:show="embed" xlink:actuate="onLoad" draw:mime-type="image/jpeg"/>
</draw:frame>
</text:p>
      <text:p text:style-name="P4">
News Collection Link: <text:a xlink:type="simple" xlink:href="https:\/\/liveuamap.com\/en\/2023\/19-june-flash-flooding-after-rains-in-sevastopol-district" text:style-name="Internet_20_link" text:visited-style-name="Visited_20_Internet_20_Link">
https:\/\/liveuamap.com\/en\/2023\/19-june-flash-flooding-after-rains-in-sevastopol-district</text:a>
</text:p>
      <text:p text:style-name="P4">
Source: <text:a xlink:type="simple" xlink:href="https://t.me/zvezdanews/121930" text:style-name="Internet_20_link" text:visited-style-name="Visited_20_Internet_20_Link">
https://t.me/zvezdanews/121930</text:a>
</text:p>
      <!--NEWS-->
      <text:h text:style-name="P10" text:outline-level="1">
<text:span text:style-name="T4">
Бригадна аеророзвідка виявила ворожі цілі, які згодом знищила артилерія</text:span>
</text:h>
      <text:p text:style-name="P4">
Author: ['АРМІЯINFORM']</text:p>
      <text:p text:style-name="P4">
Time: 2023-06-19T0: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Джерело: <text:a xlink:type="simple" xlink:href="https://www.facebook.com/GeneralStaff.ua/videos/932486448058304/" text:style-name="Internet_20_link" text:visited-style-name="Visited_20_Internet_20_Link">
Генеральний штаб ЗСУкраїни</text:a>
</text:p>
      <text:p text:style-name="P4">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NEWS-->
      <text:h text:style-name="P10" text:outline-level="1">
<text:span text:style-name="T4">
У Рівному запрацює хаб для інтеграції внутрішньо переміщених осіб</text:span>
</text:h>
      <text:p text:style-name="P4">
Author: ['АРМІЯINFORM']</text:p>
      <text:p text:style-name="P4">
Time: 2023-06-19T10:00:00-04:00</text:p>
      <text:p text:style-name="P4">
Description: У Рівному створюється простір інтеграції для внутрішніх переселенців та інших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18c551-652c-434b-9391-45b53d7fc057.jpg" text:style-name="Internet_20_link" text:visited-style-name="Visited_20_Internet_20_Link">
1318c551-652c-434b-9391-45b53d7fc057.jpg</text:a>
']</text:p>
      <text:p text:style-name="P4">
Tags: ['STOPRUSSIA', 'АГРЕСІЯ РФ', 'ВІЙНА', 'ВТОРГНЕННЯ РФ', 'ДОПОМОГА ВПО', 'МІНРЕІНТЕГРАЦІЇ', 'РІВЕНЩИНА']</text:p>
      <text:p text:style-name="P4">
Category: News</text:p>
      <!--METADATA-->
      <text:p text:style-name="P4">
<draw:frame draw:style-name="fr1" draw:name="Image61" text:anchor-type="as-char" svg:width="6.9236in" svg:height="4.275323in" draw:z-index="0">
<draw:image xlink:href="../Images/AРМІЯINFORM/2023-06-19T10-00-00-04-00/1318c551-652c-434b-9391-45b53d7fc057.jpg" xlink:type="simple" xlink:show="embed" xlink:actuate="onLoad" draw:mime-type="image/jpeg"/>
</draw:frame>
</text:p>
      <text:p text:style-name="P4">
У Рівному створюється простір інтеграції для внутрішніх переселенців та іншихгромадян, постраждалих внаслідок війни. Це допоможе їм швидко та зручноадаптуватися, повідомляють у Рівненській ОВА.</text:p>
      <text:p text:style-name="P4">
Зазначається, що це буде хаб із багатофункціональними сервісами. Тамвнутрішньо переміщені особи зможуть отримати юридичні та психологічніконсультації, а також соціальну чи гуманітарну допомогу.</text:p>
      <text:p text:style-name="P4">
Також окремо буде опрацьовано алгоритм надання допомоги з працевлаштування,релокації бізнесу чи відкриття власної справи.</text:p>
      <text:p text:style-name="P4">
Наразі у приміщенні тривають ремонтні роботи, які фінансують міжнароднідонори. Відкриття хабу заплановане на осінь.</text:p>
      <text:p text:style-name="P4">
<text:span text:style-name="T4">
Джерело:</text:span>
 <text:a xlink:type="simple" xlink:href="https://t.me/minre_ua/3587" text:style-name="Internet_20_link" text:visited-style-name="Visited_20_Internet_20_Link">
<text:span text:style-name="T5">
Мінреінтеграції</text:span>
</text:a>
.</text:p>
      <text:p text:style-name="P4">
Source: <text:a xlink:type="simple" xlink:href="https://armyinform.com.ua/2023/06/19/u-rivnomu-zapraczyuye-hab-dlya-integracziyi-vnutrishno-peremishhenyh-osib/" text:style-name="Internet_20_link" text:visited-style-name="Visited_20_Internet_20_Link">
https://armyinform.com.ua/2023/06/19/u-rivnomu-zapraczyuye-hab-dlya-integracziyi-vnutrishno-peremishhenyh-osib/</text:a>
</text:p>
      <!--NEWS-->
      <text:h text:style-name="P10" text:outline-level="1">
<text:span text:style-name="T4">
Зеленський анонсував вагоме продовження оборонної співпраці з Британією</text:span>
</text:h>
      <text:p text:style-name="P4">
Authors: Ukrinform (Person)</text:p>
      <text:p text:style-name="P4">
Publisher: Укринформ (Organization)</text:p>
      <text:p text:style-name="P4">
Published Time: 2023-06-19T10:56:00+03:00</text:p>
      <text:p text:style-name="P4">
Modified Time: 2023-06-19T22:56:00+03:00</text:p>
      <text:p text:style-name="P4">
Description: Оборонна співпраця України та Великої Британії матиме вагоме продовження. — Укрінформ.</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Зброя', 'Зеленський', 'Війна з Росією', 'Ріші Сунак']</text:p>
      <text:p text:style-name="P4">
Type: Article</text:p>
      <!--METADATA-->
      <text:p text:style-name="P4">
<draw:frame draw:style-name="fr1" draw:name="Image62" text:anchor-type="as-char" svg:width="6.9236in" svg:height="3.956343in" draw:z-index="0">
<draw:image xlink:href="../Images/yкринформ/2023-06-19T10-56-00-03-00/630_360_1493638381-2689.jpg" xlink:type="simple" xlink:show="embed" xlink:actuate="onLoad" draw:mime-type="image/jpeg"/>
</draw:frame>
 Обороннаспівпраця України та Великої Британії матиме вагоме продовження.</text:p>
      <text:p text:style-name="P4">
Про це Володимир Зеленський сказав у <text:a xlink:type="simple" xlink:href="https://www.youtube.com/watch" text:style-name="Internet_20_link" text:visited-style-name="Visited_20_Internet_20_Link">
 вечірньому відеозверненні</text:a>
 , повідомляє Укрінформ.</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Наприклад, британські "Сторм шедоу", далекобійні ракети, роблятьзараз дуже корисну й точну справу на фронті. Як і багато іншої поставленоїсаме британцями зброї. І в цієї нашої співпраці буде вагоме продовження", –сказав Президент.</text:p>
      <text:p text:style-name="P4">
_Відео:<text:a xlink:type="simple" xlink:href="https://t.me/OP_UA/9752" text:style-name="Internet_20_link" text:visited-style-name="Visited_20_Internet_20_Link">
 Офіс Президента </text:a>
 _</text:p>
      <text:p text:style-name="P4">
Глава держави додав, що також обговорювалася підготовка саміту НАТО у Вільнюсіта змістовне наповнення цієї зустрічі.</text:p>
      <text:p text:style-name="P4">
"Сьогодні є й вагоме політичне рішення <text:a xlink:type="simple" xlink:href="https://www.ukrinform.ua/tag-britania" text:style-name="Internet_20_link" text:visited-style-name="Visited_20_Internet_20_Link">
 Британії</text:a>
 щодо санкцій – зберігати санкціїпроти Росії, поки агресор не компенсує всієї завданої шкоди нашим людям, нашійкраїні", - поінформував Зеленський.</text:p>
      <text:p text:style-name="P4">
<text:span text:style-name="T4">
Читайте також:</text:span>
 <text:a xlink:type="simple" xlink:href="https://www.ukrinform.ua/rubric-polytics/3724851-britania-zberigatime-sankcii-proti-rosii-do-viplati-moskvou-kompensacij-ukraini-mzs.html" text:style-name="Internet_20_link" text:visited-style-name="Visited_20_Internet_20_Link">
 Британія зберігатиме <text:span text:style-name="T4">
санкції</text:span>
 проти Росії до виплатиМосквою компенсацій Україні - МЗС </text:a>
</text:p>
      <text:p text:style-name="P4">
Він наголосив, що дуже важливо, аби активи держави-агресора та всіх осіб, якіпов’язані з нею, з тією системою панування, яку побудував Кремль на територіїРосії, – були використані на компенсацію шкоди, завданої російською війною йтерором.</text:p>
      <text:p text:style-name="P4">
"Це буде справедливо, і я вдячний усім британцям, які підтримують нас на шляхусправедливості", - додав глава держави.</text:p>
      <text:p text:style-name="P4">
Окрім цього, він зазначив, що в розмові із Сунаком обговорювалася підготовкаконференції в Лондоні з відбудови України, яка має відбутися найближчимиднями.</text:p>
      <text:p text:style-name="P4">
<text:span text:style-name="T4">
Читайте також:</text:span>
 <text:a xlink:type="simple" xlink:href="https://www.ukrinform.ua/rubric-economy/3724913-londonska-konferencia-rozglane-finansovu-dopomogu-dla-ukraini-pisla-2023-roku-fon-der-laen.html" text:style-name="Internet_20_link" text:visited-style-name="Visited_20_Internet_20_Link">
 <text:span text:style-name="T4">
Лондон</text:span>
 ська конференція розгляне фінансову допомогудля України після 2023 року - Урсула фон дер Ляєн</text:a>
</text:p>
      <text:p text:style-name="P4">
"Ми очікуємо від неї консолідації різних міжнародних зусиль, зокрема йвеликого бізнесу, у підтримці нашого відновлення. Відновлення, яке маєпродемонструвати всьому світові, що свобода є нездоланною", - резюмувавЗеленський.</text:p>
      <text:p text:style-name="P4">
Як <text:a xlink:type="simple" xlink:href="http://www.ukrinform.ua/rubric-polytics/3724762-zelenskij-obgovoriv-iz-sunakom-dalekobijnu-zbrou-dla-ukraini-samit-nato-i-sankcii-proti-rosii.html" text:style-name="Internet_20_link" text:visited-style-name="Visited_20_Internet_20_Link">
 повідомляв Укрінформ </text:a>
 , Зеленський обговорив із Сунакомпитання розширення спроможностей України на полі бою, підготовку до самітуНАТО у Вільнюсі, реалізацію української Формули миру та посилення санкційноготиску на Росію.</text:p>
      <text:p text:style-name="P4">
Source: <text:a xlink:type="simple" xlink:href="https://www.ukrinform.ua/rubric-ato/3725051-zelenskij-anonsuvav-vagome-prodovzenna-oboronnoi-spivpraci-z-britanieu.html" text:style-name="Internet_20_link" text:visited-style-name="Visited_20_Internet_20_Link">
https://www.ukrinform.ua/rubric-ato/3725051-zelenskij-anonsuvav-vagome-prodovzenna-oboronnoi-spivpraci-z-britanieu.html</text:a>
</text:p>
      <!--NEWS-->
      <text:h text:style-name="P10" text:outline-level="1">
<text:span text:style-name="T4">
Мешканець Харківщини дістав поранення внаслідок мінометного обстрілу рашистів</text:span>
</text:h>
      <text:p text:style-name="P4">
Author: ['АРМІЯINFORM']</text:p>
      <text:p text:style-name="P4">
Time: 2023-06-19T12:00:00-04:00</text:p>
      <text:p text:style-name="P4">
Description: За процесуального керівництва Дергачівської та Куп’янської окружних прокурат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9928503_656196826543154_8786483647969386339_n.jpg" text:style-name="Internet_20_link" text:visited-style-name="Visited_20_Internet_20_Link">
349928503_656196826543154_8786483647969386339_n.jpg</text:a>
', '<text:a xlink:type="simple" xlink:href="https://armyinform.com.ua/wp-content/uploads/2023/06/347149233_656196229876547_3204085940457998704_n-150x150.jpg" text:style-name="Internet_20_link" text:visited-style-name="Visited_20_Internet_20_Link">
347149233_656196229876547_3204085940457998704_n-150x150.jpg</text:a>
', '<text:a xlink:type="simple" xlink:href="https://armyinform.com.ua/wp-content/uploads/2023/06/347440184_656196189876551_7126766757715667808_n-150x150.jpg" text:style-name="Internet_20_link" text:visited-style-name="Visited_20_Internet_20_Link">
347440184_656196189876551_7126766757715667808_n-150x150.jpg</text:a>
', '<text:a xlink:type="simple" xlink:href="https://armyinform.com.ua/wp-content/uploads/2023/06/348321151_656196203209883_5690742012374313022_n-150x150.jpg" text:style-name="Internet_20_link" text:visited-style-name="Visited_20_Internet_20_Link">
348321151_656196203209883_5690742012374313022_n-150x150.jpg</text:a>
', '<text:a xlink:type="simple" xlink:href="https://armyinform.com.ua/wp-content/uploads/2023/06/349935922_656196803209823_4562372834322544374_n-150x150.jpg" text:style-name="Internet_20_link" text:visited-style-name="Visited_20_Internet_20_Link">
349935922_656196803209823_4562372834322544374_n-150x150.jpg</text:a>
', '<text:a xlink:type="simple" xlink:href="https://armyinform.com.ua/wp-content/uploads/2023/06/350328496_656196793209824_7890364370852605486_n-150x150.jpg" text:style-name="Internet_20_link" text:visited-style-name="Visited_20_Internet_20_Link">
350328496_656196793209824_7890364370852605486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63" text:anchor-type="as-char" svg:width="6.9236in" svg:height="6.813976in" draw:z-index="0">
<draw:image xlink:href="../Images/AРМІЯINFORM/2023-06-19T12-00-00-04-00/349928503_656196826543154_8786483647969386339_n.jpg" xlink:type="simple" xlink:show="embed" xlink:actuate="onLoad" draw:mime-type="image/jpeg"/>
</draw:frame>
</text:p>
      <text:p text:style-name="P4">
За процесуального керівництва Дергачівської та Куп’янської окружних прокуратурХарківської області розпочато досудові розслідування за фактами порушеннязаконів та звичаїв війни (ч. 1 ст. 438 КК України),<text:a xlink:type="simple" xlink:href="https://www.facebook.com/pgo.gov.ua/posts/pfbid0xGVE3Qvt1JohZwf83PJ7MCuwgU7FJA4kDyTAFJjaeapmc9treSExV85FBqvtr2yhl" text:style-name="Internet_20_link" text:visited-style-name="Visited_20_Internet_20_Link">
інформує</text:a>
Офіс Генерального прокурора.</text:p>
      <text:p text:style-name="P4">
«За даними слідства, 18 червня близько 15:00 окупанти обстріляли село Липці.За попередньою інформацією, з міномета. Дістав поранення місцевий житель.Пошкоджено житлові будинки та автівки», – йдеться у повідомленні.</text:p>
      <text:p text:style-name="P4">
<text:a xlink:type="simple" xlink:href="https://armyinform.com.ua/wp-content/uploads/2023/06/347149233_656196229876547_3204085940457998704_n.jpg" text:style-name="Internet_20_link" text:visited-style-name="Visited_20_Internet_20_Link">
<draw:frame draw:style-name="fr1" draw:name="Image64" text:anchor-type="as-char" svg:width="6.9236in" svg:height="6.9236in" draw:z-index="0">
<draw:image xlink:href="../Images/AРМІЯINFORM/2023-06-19T12-00-00-04-00/347149233_656196229876547_3204085940457998704_n-150x150.jpg" xlink:type="simple" xlink:show="embed" xlink:actuate="onLoad" draw:mime-type="image/jpeg"/>
</draw:frame>
</text:a>
</text:p>
      <text:p text:style-name="P4">
<text:a xlink:type="simple" xlink:href="https://armyinform.com.ua/wp-content/uploads/2023/06/347440184_656196189876551_7126766757715667808_n.jpg" text:style-name="Internet_20_link" text:visited-style-name="Visited_20_Internet_20_Link">
<draw:frame draw:style-name="fr1" draw:name="Image65" text:anchor-type="as-char" svg:width="6.9236in" svg:height="6.9236in" draw:z-index="0">
<draw:image xlink:href="../Images/AРМІЯINFORM/2023-06-19T12-00-00-04-00/347440184_656196189876551_7126766757715667808_n-150x150.jpg" xlink:type="simple" xlink:show="embed" xlink:actuate="onLoad" draw:mime-type="image/jpeg"/>
</draw:frame>
</text:a>
</text:p>
      <text:p text:style-name="P4">
<text:a xlink:type="simple" xlink:href="https://armyinform.com.ua/wp-content/uploads/2023/06/348321151_656196203209883_5690742012374313022_n.jpg" text:style-name="Internet_20_link" text:visited-style-name="Visited_20_Internet_20_Link">
<draw:frame draw:style-name="fr1" draw:name="Image66" text:anchor-type="as-char" svg:width="6.9236in" svg:height="6.9236in" draw:z-index="0">
<draw:image xlink:href="../Images/AРМІЯINFORM/2023-06-19T12-00-00-04-00/348321151_656196203209883_5690742012374313022_n-150x150.jpg" xlink:type="simple" xlink:show="embed" xlink:actuate="onLoad" draw:mime-type="image/jpeg"/>
</draw:frame>
</text:a>
</text:p>
      <text:p text:style-name="P4">
<text:a xlink:type="simple" xlink:href="https://armyinform.com.ua/wp-content/uploads/2023/06/349935922_656196803209823_4562372834322544374_n.jpg" text:style-name="Internet_20_link" text:visited-style-name="Visited_20_Internet_20_Link">
<draw:frame draw:style-name="fr1" draw:name="Image67" text:anchor-type="as-char" svg:width="6.9236in" svg:height="6.9236in" draw:z-index="0">
<draw:image xlink:href="../Images/AРМІЯINFORM/2023-06-19T12-00-00-04-00/349935922_656196803209823_4562372834322544374_n-150x150.jpg" xlink:type="simple" xlink:show="embed" xlink:actuate="onLoad" draw:mime-type="image/jpeg"/>
</draw:frame>
</text:a>
</text:p>
      <text:p text:style-name="P4">
<text:a xlink:type="simple" xlink:href="https://armyinform.com.ua/wp-content/uploads/2023/06/350328496_656196793209824_7890364370852605486_n.jpg" text:style-name="Internet_20_link" text:visited-style-name="Visited_20_Internet_20_Link">
<draw:frame draw:style-name="fr1" draw:name="Image68" text:anchor-type="as-char" svg:width="6.9236in" svg:height="6.9236in" draw:z-index="0">
<draw:image xlink:href="../Images/AРМІЯINFORM/2023-06-19T12-00-00-04-00/350328496_656196793209824_7890364370852605486_n-150x150.jpg" xlink:type="simple" xlink:show="embed" xlink:actuate="onLoad" draw:mime-type="image/jpeg"/>
</draw:frame>
</text:a>
</text:p>
      <text:p text:style-name="P4">
Крім того, протягом дня російські військові обстрілювали Куп’янськ.Зафіксовано пошкодження приватних домоволодінь, господарчих споруд таавтомобілів містян. Слідчо-прокурорські групи задокументували наслідкизбройної агресії рф.</text:p>
      <text:p text:style-name="P4">
Source: <text:a xlink:type="simple" xlink:href="https://armyinform.com.ua/2023/06/19/meshkanecz-harkivshhyny-otrymav-poranennya-vnaslidok-minometnogo-obstrilu-rashystiv/" text:style-name="Internet_20_link" text:visited-style-name="Visited_20_Internet_20_Link">
https://armyinform.com.ua/2023/06/19/meshkanecz-harkivshhyny-otrymav-poranennya-vnaslidok-minometnogo-obstrilu-rashystiv/</text:a>
</text:p>
      <!--NEWS-->
      <text:h text:style-name="P10" text:outline-level="1">
<text:span text:style-name="T4">
Ребров: Ми лише 10 днів разом працюємо...</text:span>
</text:h>
      <text:p text:style-name="P4">
Authors: Ukrinform (Person)</text:p>
      <text:p text:style-name="P4">
Publisher: Укринформ (Organization)</text:p>
      <text:p text:style-name="P4">
Published Time: 2023-06-19T12:12:04+03:00</text:p>
      <text:p text:style-name="P4">
Modified Time: 2023-06-19T23:12:04+03:00</text:p>
      <text:p text:style-name="P4">
Description: Головний тренер національної збірної України з футболу Сергій Ребров поспілкувався із журналістами після поєдинку кваліфікації чемпіонату Європи-2024 із командою Мальти (1:0). — Укрінформ.</text:p>
      <text:p text:style-name="P4">
Images: ['<text:a xlink:type="simple" xlink:href="https://static.ukrinform.com/photos/2023_06/thumb_files/630_360_1687205279-419.jpg" text:style-name="Internet_20_link" text:visited-style-name="Visited_20_Internet_20_Link">
630_360_16872...</text:a>
']</text:p>
      <text:p text:style-name="P4">
Tags: ['Футбол', 'Ребров']</text:p>
      <text:p text:style-name="P4">
Type: Article</text:p>
      <!--METADATA-->
      <text:p text:style-name="P4">
<draw:frame draw:style-name="fr1" draw:name="Image69" text:anchor-type="as-char" svg:width="6.9236in" svg:height="3.956343in" draw:z-index="0">
<draw:image xlink:href="../Images/yкринформ/2023-06-19T12-12-04-03-00/630_360_1687205279-419.jpg" xlink:type="simple" xlink:show="embed" xlink:actuate="onLoad" draw:mime-type="image/jpeg"/>
</draw:frame>
 Головнийтренер національної збірної України з футболу Сергій Ребров поспілкувався ізжурналістами після поєдинку кваліфікації чемпіонату Європи-2024 із командоюМальти (1:0).</text:p>
      <text:p text:style-name="P4">
Про це повідомляє офіційний <text:a xlink:type="simple" xlink:href="https://uaf.ua/article/48572" text:style-name="Internet_20_link" text:visited-style-name="Visited_20_Internet_20_Link">
 сайт </text:a>
 Українськоїасоціації футболу (УАФ), передає Укрінформ.</text:p>
      <text:p text:style-name="P4">
- Важко проводити три гри за 10 днів. Ми знали, що ця зустріч буде дужеважкою. Як і в минулому матчі, більш упевнено провели другий тайм. Головнимсьогодні було здобути три очки й рухатися далі.</text:p>
      <text:p text:style-name="P4">
<text:span text:style-name="T4">
- Усі очікували більш упевненої перемоги. Це Україна зіграла гірше, ніжмогла, чи Мальта заслужила на похвалу?</text:span>
</text:p>
      <text:p text:style-name="P4">
- З такими командами нам дуже складно грати, бо в них дуже компактна оборона.Я розумів, що так буде, що в другому таймі ми будемо грати краще, ніж упершому. Вони витрачали дуже багато сил, багато пресингували, тож у другійполовині зустрічі з нашого боку була набагато краща гра. Я очікував на це. Мизавжди тяжко граємо проти такої насиченої оборони. Багато моментів мистворювали у другому таймі. Так, повинні були забивати більше. Знаю, що вУкраїні всі чекають на 5:0, 6:0, але зараз усі команди можуть оборонятися.</text:p>
      <text:p text:style-name="P4">
<text:span text:style-name="T4">
- Чому ви вирішили не включати до заявки на матч Кочергіна і Русина?</text:span>
</text:p>
      <text:p text:style-name="P4">
- Тому що в нас має бути 23 гравця, хтось повинен лишитися поза заявкою.</text:p>
      <text:p text:style-name="P4">
<text:span text:style-name="T4">
- Чи не вважаєте ви помилкою вихід Матвієнка у стартовому складі?</text:span>
</text:p>
      <text:p text:style-name="P4">
- Я не знаю, що таке помилки. Я дивлюся на те, наскільки гравці готові доматчу, як вони грають за свої клуби, аналізую. Як ви бачите, Миколенко не гравтривалий час. Це його перші два матчі після травми. Я планував його випуститиу другому таймі. Я вважаю, що він підвищив рівень нашої гри в атаці.</text:p>
      <text:p text:style-name="P4">
<text:span text:style-name="T4">
- Можливо, варто було спробувати Соболя на позиції лівого захисника замістьМатвієнка?</text:span>
</text:p>
      <text:p text:style-name="P4">
- Я люблю усіх гравців, але відштовхуюся від статистики, дивлюся, хто ліпшийна кожній позиції. У нас є конкуренція на кожній позиції, тому я вибираю, хтобуде грати. Це нормально.</text:p>
      <text:p text:style-name="P4">
<text:span text:style-name="T4">
- Звісно, зарано чогось вимагати від збірної України. Як ви вважаєте, чомунам так важко даються перемоги над суперниками на кшталт Мальти?</text:span>
</text:p>
      <text:p text:style-name="P4">
- Оборонятися вміють усі. Так, Англія перемогла 4:0, але вона забила швидкийм'яч. Без нього дуже складно. Зараз усі команди Європи вміють оборонятися.Мальта це продемонструвала в першому таймі. Я не здивований, що вийшла такаважка гра. Я не розумію, чому в Україні зараз усі вважають, що ми повиннівигравати з різницею у три-чотири голи. Зараз остання гра, червень, коли дляфутболістів нормально знаходитися у відпустках. Вони дуже втомилися післясезону, і я вдячний їм за те, що ми додали у другому таймі, як це було і впопередньому матчі. Так, поки не дуже виразно, але ми працюємо лише 10 днів.Не так просто не тільки пояснювати футболістам, а й утілити ідеї на полі. Коливони втомлені - це дуже важко зробити.</text:p>
      <text:p text:style-name="P4">
<text:span text:style-name="T4">
Читайте також:</text:span>
 <text:a xlink:type="simple" xlink:href="https://www.ukrinform.ua/rubric-sports/3725020-zbirna-ukraini-obigrala-maltu-u-vidbori-na-evro2024.html" text:style-name="Internet_20_link" text:visited-style-name="Visited_20_Internet_20_Link">
 Збірна України обіграла Мальту у відборі на Євро-2024</text:a>
</text:p>
      <text:p text:style-name="P4">
<text:span text:style-name="T4">
- Чи плануєте ви відвідувати матчі молодіжного Євро-2023?</text:span>
</text:p>
      <text:p text:style-name="P4">
- Так, я планую заїхати в Бухарест. Завтра туди вирушають мої помічникиВісенте Гомес та Гліб Платов. Я приїду на другу чи третю гру. Це дуже важливийтурнір. Я бажаю успіхів нашій команді, щоб ми потрапили на Олімпіаду. Зприводу гравців, то я з ними розмовляв, вони дуже бажають грати за молодіжнузбірну. Ніхто не казав, що хоче відпочити напередодні Євро. Вони зробили всеможливе. Я впевнений, що ці футболісти допоможуть нашій «молодіжці».</text:p>
      <text:p text:style-name="P4">
<text:span text:style-name="T4">
- Чого нам очікувати від вересневих матчів збірної України?</text:span>
</text:p>
      <text:p text:style-name="P4">
- Ми зараз зустрічалися з Німеччиною, показали гідну гру. Наступні ігрибудуть уже офіційними, треба готуватися серйозно до будь-яких поєдинків.Україна вже доводила, що здатна гідно грати із грандами. Ми завжди ставилиперед собою ціль — вихід із групи.</text:p>
      <text:p text:style-name="P4">
<text:span text:style-name="T4">
- Як оціните гру Циганкова, якого вже встигли призначити лідером команди?Як ви визначали, хто битиме другий пенальті?</text:span>
</text:p>
      <text:p text:style-name="P4">
- Сам Віктор поставив себе лідером команди. Ніхто його не призначав. Те, щовін робить в останніх трьох матчах, - його заслуга. Перед грою ми визначали,що Ярмоленко битиме пенальті. Але після невдалого виконання першого я бачив,що він сам запропонував Циганкову пробити. Я розумів, що Андрій не бувпсихологічно готовий до другого пенальті. Тому я вдячний Циганкову за те, щовін показав, що готовий до цього.</text:p>
      <text:p text:style-name="P4">
Фото: Getty Images.</text:p>
      <text:p text:style-name="P4">
Source: <text:a xlink:type="simple" xlink:href="https://www.ukrinform.ua/rubric-sports/3725052-rebrov-mi-lise-10-dniv-razom-pracuemo.html" text:style-name="Internet_20_link" text:visited-style-name="Visited_20_Internet_20_Link">
https://www.ukrinform.ua/rubric-sports/3725052-rebrov-mi-lise-10-dniv-razom-pracuemo.html</text:a>
</text:p>
      <!--NEWS-->
      <text:h text:style-name="P10" text:outline-level="1">
<text:span text:style-name="T4">
1 person wounded as result of shelling in Nikopol</text:span>
</text:h>
      <text:p text:style-name="P4">
Authors: liveuamap (Language: en)</text:p>
      <text:p text:style-name="P4">
Time: 2023-06-19T12:49:00</text:p>
      <text:p text:style-name="P4">
Location: Zaporizhia (Latitude:47.55614 Longtitude:34.40145)</text:p>
      <text:p text:style-name="P4">
Videos: []</text:p>
      <text:p text:style-name="P4">
Images: ["<text:a xlink:type="simple" xlink:href="https://liveuamap.com/pics/2023/06/19/22570427_0.jpg" text:style-name="Internet_20_link" text:visited-style-name="Visited_20_Internet_20_Link">
22570427_0.jpg</text:a>
", "<text:a xlink:type="simple" xlink:href="https://liveuamap.com/pics/2023/06/19/22570427_1.jpg" text:style-name="Internet_20_link" text:visited-style-name="Visited_20_Internet_20_Link">
22570427_1.jpg</text:a>
", "<text:a xlink:type="simple" xlink:href="https://liveuamap.com/pics/2023/06/19/22570427_2.jpg" text:style-name="Internet_20_link" text:visited-style-name="Visited_20_Internet_20_Link">
22570427_2.jpg</text:a>
", "<text:a xlink:type="simple" xlink:href="https://liveuamap.com/pics/2023/06/19/22570427_3.jpg" text:style-name="Internet_20_link" text:visited-style-name="Visited_20_Internet_20_Link">
22570427_3.jpg</text:a>
", "<text:a xlink:type="simple" xlink:href="https://liveuamap.com/pics/2023/06/19/22570427_4.jpg" text:style-name="Internet_20_link" text:visited-style-name="Visited_20_Internet_20_Link">
22570427_4.jpg</text:a>
", "<text:a xlink:type="simple" xlink:href="https://liveuamap.com/pics/2023/06/19/22570427_5.jpg" text:style-name="Internet_20_link" text:visited-style-name="Visited_20_Internet_20_Link">
22570427_5.jpg</text:a>
", "<text:a xlink:type="simple" xlink:href="https://liveuamap.com/pics/2023/06/19/22570427_6.jpg" text:style-name="Internet_20_link" text:visited-style-name="Visited_20_Internet_20_Link">
22570427_6.jpg</text:a>
"]</text:p>
      <text:p text:style-name="P4">
Tags: ["Europe", "Central and Eastern Europe"]</text:p>
      <text:p text:style-name="P4">
ID: 22570427</text:p>
      <!--METADATA-->
      <text:p text:style-name="P4">
1 person wounded as result of shelling in Nikopol</text:p>
      <text:p text:style-name="P4">
<draw:frame draw:style-name="fr1" draw:name="Image70" text:anchor-type="as-char" svg:width="6.9236in" svg:height="5.1927in" draw:z-index="0">
<draw:image xlink:href="../Images/liveuamap/2023-06-19T12-49-00/22570427_0.jpg" xlink:type="simple" xlink:show="embed" xlink:actuate="onLoad" draw:mime-type="image/jpeg"/>
</draw:frame>
<draw:frame draw:style-name="fr1" draw:name="Image71" text:anchor-type="as-char" svg:width="6.9236in" svg:height="5.1927in" draw:z-index="0">
<draw:image xlink:href="../Images/liveuamap/2023-06-19T12-49-00/22570427_1.jpg" xlink:type="simple" xlink:show="embed" xlink:actuate="onLoad" draw:mime-type="image/jpeg"/>
</draw:frame>
<draw:frame draw:style-name="fr1" draw:name="Image72" text:anchor-type="as-char" svg:width="6.9236in" svg:height="5.1927in" draw:z-index="0">
<draw:image xlink:href="../Images/liveuamap/2023-06-19T12-49-00/22570427_2.jpg" xlink:type="simple" xlink:show="embed" xlink:actuate="onLoad" draw:mime-type="image/jpeg"/>
</draw:frame>
<draw:frame draw:style-name="fr1" draw:name="Image73" text:anchor-type="as-char" svg:width="6.9236in" svg:height="5.062882in" draw:z-index="0">
<draw:image xlink:href="../Images/liveuamap/2023-06-19T12-49-00/22570427_3.jpg" xlink:type="simple" xlink:show="embed" xlink:actuate="onLoad" draw:mime-type="image/jpeg"/>
</draw:frame>
<draw:frame draw:style-name="fr1" draw:name="Image74" text:anchor-type="as-char" svg:width="6.9236in" svg:height="5.1927in" draw:z-index="0">
<draw:image xlink:href="../Images/liveuamap/2023-06-19T12-49-00/22570427_4.jpg" xlink:type="simple" xlink:show="embed" xlink:actuate="onLoad" draw:mime-type="image/jpeg"/>
</draw:frame>
<draw:frame draw:style-name="fr1" draw:name="Image75" text:anchor-type="as-char" svg:width="6.9236in" svg:height="5.1927in" draw:z-index="0">
<draw:image xlink:href="../Images/liveuamap/2023-06-19T12-49-00/22570427_5.jpg" xlink:type="simple" xlink:show="embed" xlink:actuate="onLoad" draw:mime-type="image/jpeg"/>
</draw:frame>
<draw:frame draw:style-name="fr1" draw:name="Image76" text:anchor-type="as-char" svg:width="6.9236in" svg:height="5.1927in" draw:z-index="0">
<draw:image xlink:href="../Images/liveuamap/2023-06-19T12-49-00/22570427_6.jpg" xlink:type="simple" xlink:show="embed" xlink:actuate="onLoad" draw:mime-type="image/jpeg"/>
</draw:frame>
</text:p>
      <text:p text:style-name="P4">
News Collection Link: <text:a xlink:type="simple" xlink:href="https:\/\/liveuamap.com\/en\/2023\/19-june-1-person-wounded-as-result-of-shelling-in-nikopol" text:style-name="Internet_20_link" text:visited-style-name="Visited_20_Internet_20_Link">
https:\/\/liveuamap.com\/en\/2023\/19-june-1-person-wounded-as-result-of-shelling-in-nikopol</text:a>
</text:p>
      <text:p text:style-name="P4">
Source: <text:a xlink:type="simple" xlink:href="https://t.me/dnepr_operativ/44566" text:style-name="Internet_20_link" text:visited-style-name="Visited_20_Internet_20_Link">
https://t.me/dnepr_operativ/44566</text:a>
</text:p>
      <!--NEWS-->
      <text:h text:style-name="P10" text:outline-level="1">
<text:span text:style-name="T4">
Залишитися жити та працювати у Литві планує третина українських біженців</text:span>
</text:h>
      <text:p text:style-name="P4">
Authors: Ukrinform (Person)</text:p>
      <text:p text:style-name="P4">
Publisher: Укринформ (Organization)</text:p>
      <text:p text:style-name="P4">
Published Time: 2023-06-19T13:14:00+03:00</text:p>
      <text:p text:style-name="P4">
Modified Time: 2023-06-19T23:14:00+03:00</text:p>
      <text:p text:style-name="P4">
Description: У майбутньому 34% українських біженців у Литві планують залишитися жити та працювати в цій країні. — Укрінформ.</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77" text:anchor-type="as-char" svg:width="6.9236in" svg:height="3.956343in" draw:z-index="0">
<draw:image xlink:href="../Images/yкринформ/2023-06-19T13-14-00-03-00/630_360_1687194590-313.jpg" xlink:type="simple" xlink:show="embed" xlink:actuate="onLoad" draw:mime-type="image/jpeg"/>
</draw:frame>
 Умайбутньому 34% українських біженців у Литві планують залишитися жити тапрацювати в цій країні.</text:p>
      <text:p text:style-name="P4">
Про це свідчить анонімне опитування українців, які скористалися послугамиСлужби зайнятості, що проводиться другий рік, передає Укрінформ із посиланнямна <text:a xlink:type="simple" xlink:href="https://www.delfi.lt/be/news/live/sluzhba-zanyatosti-34-ukrainskih-voennyh-bezhencev-v-buduschem-planiruyut-zhit-i-rabotat-v-litve.d" text:style-name="Internet_20_link" text:visited-style-name="Visited_20_Internet_20_Link">
 Delfi </text:a>
 .</text:p>
      <text:p text:style-name="P4">
Проведене у травні опитування показало, що більшу частину опитаних біженцівстановлять жінки віком 30-40 років (83,2%), з яких більш ніж половина (52,5%)– з вищою освітою. Більшість українців зазначили, що литовці їх прийняли добречи дуже добре (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 минулого року таких було 32%.</text:p>
      <text:p text:style-name="P4">
Литовська Служба зайнятості сприяє інтеграції українців у ринок праці,компенсуючи частину заробітної плати працедавцям, які їх працевлаштували. Зпочатку цього року 1400 біженців з України почали брати участь у програмісубсидованого працевлаштування. За даними опитування, 89,1% опитаних українцівзадоволені наданими Службою зайнятості послугами (порівняно з даними минулогороку, ця оцінка покращала на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text:p>
      <text:p text:style-name="P4">
Попри це, Служба зайнятості активно закликає українців, які працюють у Литвіабо збираються тут працювати, вивчати литовську мову. «Найбільшою проблемою,яка перешкоджає легшому працевлаштуванню, навчанню чи роботі нависококваліфікованих посадах, було незнання литовської мови. Тепер ми можемозапропонувати курси всім іноземцям, які хочуть будувати своє майбутнє уЛитві», - зазначила заступниця директора Служби зайнятості Гедре Синкявиче</text:p>
      <text:p text:style-name="P4">
Як повідомлялося, за даними Центробанку Литви, 2022 року українці створилидодану вартість на 400 млн євро – 1% валового внутрішнього продукту.Міністерство соціального захисту та праці повідомляло, що за рік війни вУкраїні українські біженці, які знайшли притулок у Литві, сплатили до бюджетукраїни понад 58 млн євро податків.</text:p>
      <text:p text:style-name="P4">
<text:span text:style-name="T5">
Фото: Zuma Press / Scanpix</text:span>
</text:p>
      <text:p text:style-name="P4">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Уражено 2 пункти управління, 4 ЗРК та 2 склади боєприпасів противника</text:span>
</text:h>
      <text:p text:style-name="P4">
Author: ['АРМІЯINFORM']</text:p>
      <text:p text:style-name="P4">
Time: 2023-06-19T14: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3-zvedennya-genshtab.jpg" text:style-name="Internet_20_link" text:visited-style-name="Visited_20_Internet_20_Link">
3-zvedennya-genshtab.jpg</text:a>
']</text:p>
      <text:p text:style-name="P4">
Tags: ['3 БПЛА', 'SHAHED', 'STOPRUSSIA', 'ВТОРГНЕННЯ РФ', 'ГШ ЗС УКРАЇНИ', 'КА-52', 'ХРОНІКА ОБОРОНИ']</text:p>
      <text:p text:style-name="P4">
Category: News</text:p>
      <!--METADATA-->
      <text:p text:style-name="P4">
<draw:frame draw:style-name="fr1" draw:name="Image78" text:anchor-type="as-char" svg:width="6.9236in" svg:height="4.615733in" draw:z-index="0">
<draw:image xlink:href="../Images/AРМІЯINFORM/2023-06-19T14-00-00-04-00/3-zvedennya-genshtab.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ідрозділи ракетних військ і артилерії протягом минулої доби уразили 2 пунктиуправління, 4 зенітно-ракетних комплекси, 2 райони зосередження особовогоскладу та військової техніки противника та 2 склади боєприпасів». – йдеться уповідомленні.</text:p>
      <text:p text:style-name="P4">
Крім того, авіація Сил оборони за минулу добу завдала 10 ударів по районахзосередження особового складу противника та уражено 1 зенітно-ракетнийкомплекс ворога. Також нашими захисниками було знищено ворожий гелікоптерКа-52, 3 іранських ударних БПЛА типу «Shahed» та 7 розвідувальних БПЛА.</text:p>
      <text:p text:style-name="P4">
Source: <text:a xlink:type="simple" xlink:href="https://armyinform.com.ua/2023/06/19/urazheno-2-punkty-upravlinnya-4-zrk-ta-2-sklady-boyeprypasiv-protyvnyka/" text:style-name="Internet_20_link" text:visited-style-name="Visited_20_Internet_20_Link">
https://armyinform.com.ua/2023/06/19/urazheno-2-punkty-upravlinnya-4-zrk-ta-2-sklady-boyeprypasiv-protyvnyka/</text:a>
</text:p>
      <!--NEWS-->
      <text:h text:style-name="P10" text:outline-level="1">
<text:span text:style-name="T4">
Кулеба: Українських полонених вивезли до Угорщини в політичних інтересах Орбана</text:span>
</text:h>
      <text:p text:style-name="P4">
Authors: Ukrinform (Person)</text:p>
      <text:p text:style-name="P4">
Publisher: Укринформ (Organization)</text:p>
      <text:p text:style-name="P4">
Published Time: 2023-06-19T14:32:00+03:00</text:p>
      <text:p text:style-name="P4">
Modified Time: 2023-06-19T23:32:00+03:00</text:p>
      <text:p text:style-name="P4">
Description: Операція з вивезення до Угорщини 11 українських полонених була реалізована в політичних інтересах однієї людини - прем'єр-міністра цієї країни Віктора Орбана.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рбан', 'Угорщина', 'Полонені', 'Війна з Росією', 'Єдині новини']</text:p>
      <text:p text:style-name="P4">
Type: Article</text:p>
      <!--METADATA-->
      <text:p text:style-name="P4">
<draw:frame draw:style-name="fr1" draw:name="Image79" text:anchor-type="as-char" svg:width="6.9236in" svg:height="3.956343in" draw:z-index="0">
<draw:image xlink:href="../Images/yкринформ/2023-06-19T14-32-00-03-00/630_360_1685367365-251.jpg" xlink:type="simple" xlink:show="embed" xlink:actuate="onLoad" draw:mime-type="image/jpeg"/>
</draw:frame>
 Операція звивезення до Угорщини 11 українських полонених була реалізована в політичнихінтересах однієї людини - прем'єр-міністра цієї країни Віктора Орбана.</text:p>
      <text:p text:style-name="P4">
Як передає Укрінформ із посиланням на <text:a xlink:type="simple" xlink:href="https://t.me/svoboda_radio/18585" text:style-name="Internet_20_link" text:visited-style-name="Visited_20_Internet_20_Link">
 Радіо Свобода</text:a>
 , про це глава МЗС Дмитро Кулеба сказав вефірі телемарафону.</text:p>
      <text:p text:style-name="P4">
«Там була одна проста мета: Віктор Орбан мав показати угорцям і в Угорщині, іпоза межами Угорщини, що він - їхній єдиний захисник. Уся ця операція булареалізована в політичних інтересах однієї людини», - зазначив міністр.</text:p>
      <text:p text:style-name="P4">
Кулеба додав, що, за неофіційною інформацією, до цього «були залучені іншігравці, і не лише з Угорщини».</text:p>
      <text:p text:style-name="P4">
<text:span text:style-name="T4">
Читайте також:</text:span>
 <text:a xlink:type="simple" xlink:href="https://www.ukrinform.ua/rubric-polytics/3724897-ugorsina-mae-poasniti-svou-ucast-u-zvilnenni-ukrainskih-vijskovopolonenih-evrokomisia.html" text:style-name="Internet_20_link" text:visited-style-name="Visited_20_Internet_20_Link">
 <text:span text:style-name="T4">
Угорщина</text:span>
 має пояснити свою участь у звільненніукраїнських військовополонених - Єврокомісія</text:a>
</text:p>
      <text:p text:style-name="P4">
Як повідомлялося, 9 червня до Міністерства закордонних справ України запросилитимчасового повіреного у справах Угорщини і передали йому звернення з вимогоюнадати детальну інформацію про переданих Росією Будапешту українських <text:a xlink:type="simple" xlink:href="https://www.ukrinform.ua/tag-poloneni" text:style-name="Internet_20_link" text:visited-style-name="Visited_20_Internet_20_Link">
військовополонених </text:a>
 і невідкладнозабезпечити до них доступ консула.</text:p>
      <text:p text:style-name="P4">
Український уряд не був поінформований про відповідні перемовини між угорськоюта російською сторонами. Про те, що Росія передала Будапешту одинадцятьукраїнців угорського походження, українська сторона дізналася з публічних заяввіцепрем‘єр-міністра Угорщини Жолта Шем’єна.</text:p>
      <text:p text:style-name="P4">
<text:span text:style-name="T4">
Читайте також:</text:span>
 <text:a xlink:type="simple" xlink:href="https://www.ukrinform.ua/rubric-world/3723540-u-orbana-kazut-so-ne-znali-pro-peredacu-ukrainskih-polonenih-z-rosii.html" text:style-name="Internet_20_link" text:visited-style-name="Visited_20_Internet_20_Link">
 У Орбана кажуть, що не знали про передачу українськихполонених з Росії </text:a>
</text:p>
      <text:p text:style-name="P4">
МЗС України <text:a xlink:type="simple" xlink:href="http://www.ukrinform.ua/rubric-polytics/3724799-mzs-vimagae-dopustiti-konsula-do-ukrainskih-polonenih-akih-ugorsina-utrimue-v-izolacii.html" text:style-name="Internet_20_link" text:visited-style-name="Visited_20_Internet_20_Link">
 вимагає негайно допустити українського консула до 11 українськихвійськовополонених </text:a>
 , переданих Росією Будапешту, яких Угорщина утримує в ізоляції.</text:p>
      <text:p text:style-name="P4">
За словами речника МЗС Олега Ніколенка, всі спроби дипломатів протягомостанніх днів встановити прямий контакт із українськими громадянами не малиуспіху. Він додав, що фактично передані Росією Будапешту українські громадяниутримуються в ізоляції, не мають доступу до відкритих джерел інформації, їхнєспілкування із рідними відбувається в присутності третіх осіб, їм відмовляютьу встановленні контакту із посольством України.</text:p>
      <text:p text:style-name="P4">
<text:span text:style-name="T5">
Фото: Дмитро Кулеба, Фейсбук</text:span>
</text:p>
      <text:p text:style-name="P4">
Source: <text:a xlink:type="simple" xlink:href="https://www.ukrinform.ua/rubric-polytics/3725056-kuleba-ukrainskih-polonenih-vivezli-do-ugorsini-v-politicnih-interesah-orbana.html" text:style-name="Internet_20_link" text:visited-style-name="Visited_20_Internet_20_Link">
https://www.ukrinform.ua/rubric-polytics/3725056-kuleba-ukrainskih-polonenih-vivezli-do-ugorsini-v-politicnih-interesah-orbana.html</text:a>
</text:p>
      <!--NEWS-->
      <text:h text:style-name="P10" text:outline-level="1">
<text:span text:style-name="T4">
Explosion was audible in Kharkiv region</text:span>
</text:h>
      <text:p text:style-name="P4">
Authors: liveuamap (Language: en)</text:p>
      <text:p text:style-name="P4">
Time: 2023-06-19T15:06:32</text:p>
      <text:p text:style-name="P4">
Location: Kharkiv (Latitude:49.7919 Longtitude:37.30957)</text:p>
      <text:p text:style-name="P4">
Videos: []</text:p>
      <text:p text:style-name="P4">
Images: []</text:p>
      <text:p text:style-name="P4">
Tags: []</text:p>
      <text:p text:style-name="P4">
ID: 22570424</text:p>
      <!--METADATA-->
      <text:p text:style-name="P4">
Explosion was audible in Kharkiv region</text:p>
      <text:p text:style-name="P4">
News Collection Link: <text:a xlink:type="simple" xlink:href="https:\/\/liveuamap.com\/en\/2023\/19-june-explosion-was-audible-in-kharkiv-region" text:style-name="Internet_20_link" text:visited-style-name="Visited_20_Internet_20_Link">
https:\/\/liveuamap.com\/en\/2023\/19-june-explosion-was-audible-in-kharkiv-region</text:a>
</text:p>
      <text:p text:style-name="P4">
Source: <text:a xlink:type="simple" xlink:href="https://t.me/kharkivlife/62754" text:style-name="Internet_20_link" text:visited-style-name="Visited_20_Internet_20_Link">
https://t.me/kharkivlife/62754</text:a>
</text:p>
      <!--NEWS-->
      <text:h text:style-name="P10" text:outline-level="1">
<text:span text:style-name="T4">
Макрон оголосив, що Україна вже отримала протиракетний комплекс SAMP/T</text:span>
</text:h>
      <text:p text:style-name="P4">
Authors: Ukrinform (Person)</text:p>
      <text:p text:style-name="P4">
Publisher: Укринформ (Organization)</text:p>
      <text:p text:style-name="P4">
Published Time: 2023-06-19T15:51:00+03:00</text:p>
      <text:p text:style-name="P4">
Modified Time: 2023-06-19T23:51:00+03:00</text:p>
      <text:p text:style-name="P4">
Description: Еммануель Макрон оголосив, що Україна отримала французько-італійський комплекс протиповітряної оборони середньої дальності SAMP/T. — Укрінформ.</text:p>
      <text:p text:style-name="P4">
Images: ['<text:a xlink:type="simple" xlink:href="https://static.ukrinform.com/photos/2022_11/thumb_files/630_360_1667928809-564.jpg" text:style-name="Internet_20_link" text:visited-style-name="Visited_20_Internet_20_Link">
630_360_16679...</text:a>
']</text:p>
      <text:p text:style-name="P4">
Tags: ['Ле Бурже', 'Макрон', 'Україна', 'Війна з Росією', 'ППО']</text:p>
      <text:p text:style-name="P4">
Type: Article</text:p>
      <!--METADATA-->
      <text:p text:style-name="P4">
<draw:frame draw:style-name="fr1" draw:name="Image80" text:anchor-type="as-char" svg:width="6.9236in" svg:height="3.956343in" draw:z-index="0">
<draw:image xlink:href="../Images/yкринформ/2023-06-19T15-51-00-03-00/630_360_1667928809-564.jpg" xlink:type="simple" xlink:show="embed" xlink:actuate="onLoad" draw:mime-type="image/jpeg"/>
</draw:frame>
 ЕммануельМакрон оголосив, що Україна отримала французько-італійський комплекспротиповітряної оборони середньої дальності SAMP/T.</text:p>
      <text:p text:style-name="P4">
Як передає Укрінформ з посиланням на <text:a xlink:type="simple" xlink:href="http://www.lemonde.fr/international/live/2023/06/19/guerre-en-ukraine-en-direct-un-systeme-de-defense-sol-air-samp-t-a-ete-livre-en-ukraine-annonce-emmanuel-macron_6178235_3210.html" text:style-name="Internet_20_link" text:visited-style-name="Visited_20_Internet_20_Link">
 Le Monde</text:a>
 , про це президент Франції заявив,виступаючи в рамках заходів на авіасалоні в Ле Бурже.</text:p>
      <text:p text:style-name="P4">
За словами Макрона, комплекс уже доставлено в Україну, він функціонує і«захищає ключові об'єкти та життя».</text:p>
      <text:p text:style-name="P4">
Франція оголосила про постачання Україні цього зенітно-ракетного комплексу,який є аналогом американського Patriot, на початку лютого.</text:p>
      <text:p text:style-name="P4">
<text:span text:style-name="T4">
Читайте також:</text:span>
 <text:a xlink:type="simple" xlink:href="https://www.ukrinform.ua/rubric-ato/3718348-ignat-pro-sampt-spodivaemos-so-na-praktici-vin-bude-ne-girsij-za-patriot.html" text:style-name="Internet_20_link" text:visited-style-name="Visited_20_Internet_20_Link">
 Ігнат — про <text:span text:style-name="T4">
SAMP</text:span>
 -T: Сподіваємось, що на практиці вінбуде не гірший за Patriot </text:a>
</text:p>
      <text:p text:style-name="P4">
Зазначається, що SAMP/T Mamba – перша розроблена в Європі протиракетна системасереднього радіуса дії. Вона вже розгорнута в Румунії для захисту стратегічноважливого чорноморського порту Констанца.</text:p>
      <text:p text:style-name="P4">
SAMP/T може знищувати літаки на відстані від 3 км до 100 км та балістичні <text:a xlink:type="simple" xlink:href="https://www.ukrinform.ua/tag-raketa" text:style-name="Internet_20_link" text:visited-style-name="Visited_20_Internet_20_Link">
ракети </text:a>
 на дальності від 3 км до 25 км,висота ураження — до 25 км.</text:p>
      <text:p text:style-name="P4">
Source: <text:a xlink:type="simple" xlink:href="https://www.ukrinform.ua/rubric-ato/3725060-makron-ogolosiv-so-ukraina-vze-otrimala-protiraketnij-kompleks-sampt.html" text:style-name="Internet_20_link" text:visited-style-name="Visited_20_Internet_20_Link">
https://www.ukrinform.ua/rubric-ato/3725060-makron-ogolosiv-so-ukraina-vze-otrimala-protiraketnij-kompleks-sampt.html</text:a>
</text:p>
      <!--NEWS-->
      <text:h text:style-name="P10" text:outline-level="1">
<text:span text:style-name="T4">
Рашисти завдали 59 авіаударів, серед постраждалих є діти</text:span>
</text:h>
      <text:p text:style-name="P4">
Author: ['АРМІЯINFORM']</text:p>
      <text:p text:style-name="P4">
Time: 2023-06-19T16:00:00-04:00</text:p>
      <text:p text:style-name="P4">
Description: Про це повідомляє ГШ ЗС України.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obstrid-2022.jpg" text:style-name="Internet_20_link" text:visited-style-name="Visited_20_Internet_20_Link">
harkiv-obstrid-2022.jpg</text:a>
']</text:p>
      <text:p text:style-name="P4">
Tags: ['STOPRUSSIA', 'ВТОРГНЕННЯ РФ', 'ГШ ЗС УКРАЇНИ']</text:p>
      <text:p text:style-name="P4">
Category: News</text:p>
      <!--METADATA-->
      <text:p text:style-name="P4">
<draw:frame draw:style-name="fr1" draw:name="Image81" text:anchor-type="as-char" svg:width="6.9236in" svg:height="5.160921in" draw:z-index="0">
<draw:image xlink:href="../Images/AРМІЯINFORM/2023-06-19T16-00-00-04-00/harkiv-obstrid-202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ротягом минулої доби противник завдав 59 авіаційних ударів та здійснив понад100 обстрілів з реактивних систем залпового вогню по позиціях наших військ танаселених пунктах. Є загиблі та поранені серед цивільного населення, зокрема,діти, пошкоджено об’єкти критичної інфраструктури, зруйновано та пошкодженобільш як 20 житлових будинків та школа», — йдеться у повідомленні.</text:p>
      <text:p text:style-name="P4">
У ГШ ЗС України також нагада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6/19/protyvnyk-zavdav-59-aviaudariv-sered-postrazhdalyh-ye-dity/" text:style-name="Internet_20_link" text:visited-style-name="Visited_20_Internet_20_Link">
https://armyinform.com.ua/2023/06/19/protyvnyk-zavdav-59-aviaudariv-sered-postrazhdalyh-ye-dity/</text:a>
</text:p>
      <!--NEWS-->
      <text:h text:style-name="P10" text:outline-level="1">
<text:span text:style-name="T4">
У Казахстані скасували концерт Лепса</text:span>
</text:h>
      <text:p text:style-name="P4">
Authors: Ukrinform (Person)</text:p>
      <text:p text:style-name="P4">
Publisher: Укринформ (Organization)</text:p>
      <text:p text:style-name="P4">
Published Time: 2023-06-19T16:04:38+03:00</text:p>
      <text:p text:style-name="P4">
Modified Time: 2023-06-19T16:04:38+03:00</text:p>
      <text:p text:style-name="P4">
Description: Компанія Makao Luxury Village Resort скасовувала концерт у Казахстані російського співака Григорія Лепса, який обіцяв винагороду за підбиті українські танки. — Укрінформ.</text:p>
      <text:p text:style-name="P4">
Images: ['<text:a xlink:type="simple" xlink:href="https://static.ukrinform.com/photos/2019_05/thumb_files/630_360_1556887699-284.jpg" text:style-name="Internet_20_link" text:visited-style-name="Visited_20_Internet_20_Link">
630_360_15568...</text:a>
']</text:p>
      <text:p text:style-name="P4">
Tags: ['Казахстан', 'Концерт', 'Росія', 'співак']</text:p>
      <text:p text:style-name="P4">
Type: Article</text:p>
      <!--METADATA-->
      <text:p text:style-name="P4">
<draw:frame draw:style-name="fr1" draw:name="Image82" text:anchor-type="as-char" svg:width="6.9236in" svg:height="3.956343in" draw:z-index="0">
<draw:image xlink:href="../Images/yкринформ/2023-06-19T16-04-38-03-00/630_360_1556887699-284.jpg" xlink:type="simple" xlink:show="embed" xlink:actuate="onLoad" draw:mime-type="image/jpeg"/>
</draw:frame>
 КомпаніяMakao Luxury Village Resort скасовувала концерт у Казахстані російськогоспівака Григорія Лепса, який обіцяв винагороду за підбиті українські танки.</text:p>
      <text:p text:style-name="P4">
Як передає Укрінформ, про це повідомляє <text:a xlink:type="simple" xlink:href="http://newtimes.kz/obshchestvo/171067-koncert-lepsa-otmenili-posle-rezonansa-v-kaznete" text:style-name="Internet_20_link" text:visited-style-name="Visited_20_Internet_20_Link">
 NewTimes.kz</text:a>
 .</text:p>
      <text:p text:style-name="P4">
«Makao Luxury Village Resort, яка надала свій концертний майданчик дляорганізації виступу Григорія Лепса, вирішила розірвати договір зорганізаторами <text:a xlink:type="simple" xlink:href="https://www.ukrinform.ua/tag-koncert" text:style-name="Internet_20_link" text:visited-style-name="Visited_20_Internet_20_Link">
 концерту </text:a>
 водносторонньому порядку», – йдеться у повідомленні компанії.</text:p>
      <text:p text:style-name="P4">
Зазначається, що повернення квитків здійснюється за місцем їхнього придбання.</text:p>
      <text:p text:style-name="P4">
Раніше казахстанці у соцмережах вимагали заборонити концерт Григорія Лепса уКонаєві. Це сталося на тлі того, що 15 червня російські артисти Микола Басковта Григорій Лепс урочисто оголосили, що виплатять російським військовим 1 млнрублів за кожен знищений танк Leopard ЗСУ.</text:p>
      <text:p text:style-name="P4">
Пізніше до їхньої ініціативи приєднався і співак Юрій Антонов.</text:p>
      <text:p text:style-name="P4">
<text:span text:style-name="T4">
Читайте також:</text:span>
 <text:a xlink:type="simple" xlink:href="https://www.ukrinform.ua/rubric-ato/3636194-u-novomu-paketi-es-sankcii-proti-mihalkova-lepsa-ta-nizki-propagandistiv.html" text:style-name="Internet_20_link" text:visited-style-name="Visited_20_Internet_20_Link">
 У новому пакеті ЄС - санкції проти міхалкова, <text:span text:style-name="T4">
лепса</text:span>
та низки пропагандистів </text:a>
</text:p>
      <text:p text:style-name="P4">
Як повідомляв Укрінформ, концерт російського піаніста Дениса Мацуєва уВіденському Концертгаусі був скасований, оскільки Концертний дім не надаєсцену митцям, які демонструють солідарність з розв’язаною Путіним війною.</text:p>
      <text:p text:style-name="P4">
Source: <text:a xlink:type="simple" xlink:href="https://www.ukrinform.ua/rubric-culture/3724875-u-kazahstani-skasuvali-koncert-lepsa.html" text:style-name="Internet_20_link" text:visited-style-name="Visited_20_Internet_20_Link">
https://www.ukrinform.ua/rubric-culture/3724875-u-kazahstani-skasuvali-koncert-lepsa.html</text:a>
</text:p>
      <!--NEWS-->
      <text:h text:style-name="P10" text:outline-level="1">
<text:span text:style-name="T4">
Китай запевнив, що не має намірів постачати зброю в Росію - Блінкен</text:span>
</text:h>
      <text:p text:style-name="P4">
Authors: Ukrinform (Person)</text:p>
      <text:p text:style-name="P4">
Publisher: Укринформ (Organization)</text:p>
      <text:p text:style-name="P4">
Published Time: 2023-06-19T16:09:00+03:00</text:p>
      <text:p text:style-name="P4">
Modified Time: 2023-06-19T16:09:00+03:00</text:p>
      <text:p text:style-name="P4">
Description: Державний секретар США Ентоні Блінкен заявив, що тема війни РФпроти України була однією з головних під час його переговорів у Пекіні, причому китайська сторона запевнила, що не надавала Росії летальної допомоги та не має наміру це робити. — Укрінформ.</text:p>
      <text:p text:style-name="P4">
Images: ['<text:a xlink:type="simple" xlink:href="https://static.ukrinform.com/photos/2021_03/thumb_files/630_360_1616995532-743.jpg" text:style-name="Internet_20_link" text:visited-style-name="Visited_20_Internet_20_Link">
630_360_16169...</text:a>
']</text:p>
      <text:p text:style-name="P4">
Tags: ['Експорт', 'Китай', 'США', 'Зброя', 'Росія', 'Блінкен']</text:p>
      <text:p text:style-name="P4">
Type: Article</text:p>
      <!--METADATA-->
      <text:p text:style-name="P4">
<draw:frame draw:style-name="fr1" draw:name="Image83" text:anchor-type="as-char" svg:width="6.9236in" svg:height="3.956343in" draw:z-index="0">
<draw:image xlink:href="../Images/yкринформ/2023-06-19T16-09-00-03-00/630_360_1616995532-743.jpg" xlink:type="simple" xlink:show="embed" xlink:actuate="onLoad" draw:mime-type="image/jpeg"/>
</draw:frame>
 Державнийсекретар США Ентоні Блінкен заявив, що тема війни РФпроти України була однієюз головних під час його переговорів у Пекіні, причому китайська стороназапевнила, що не надавала Росії летальної допомоги та не має наміру це робити.</text:p>
      <text:p text:style-name="P4">
Про це глава Держдепартаменту сказав на пресконференції за підсумкамипереговорів з китайським керівництвом, передає кореспондент Укрінформу.</text:p>
      <text:p text:style-name="P4">
«Під час зустрічей ми активно обговорювали регіональні та глобальні виклики, втому числі щодо агресивної війни РФ проти України. Я підкреслив, що ми віталиби план і конструктивну роль Китаю разом з іншими країнами в зусиллях наддосягненням справедливого миру, заснованого на принципах Статуту Об’єднанихНацій», - зауважив <text:a xlink:type="simple" xlink:href="https://www.ukrinform.ua/tag-blinken" text:style-name="Internet_20_link" text:visited-style-name="Visited_20_Internet_20_Link">
 Блінкен </text:a>
 .</text:p>
      <text:p text:style-name="P4">
<text:span text:style-name="T4">
Читайте також:</text:span>
 <text:a xlink:type="simple" xlink:href="https://www.ukrinform.ua/rubric-world/3724822-blinken-zustrivsa-z-si-czinpinom-pid-cas-poizdki-do-kitau.html" text:style-name="Internet_20_link" text:visited-style-name="Visited_20_Internet_20_Link">
 <text:span text:style-name="T4">
Блінкен</text:span>
 зустрівся з Сі Цзіньпіном під час поїздки доКитаю </text:a>
</text:p>
      <text:p text:style-name="P4">
За його словами, китайська сторона запевнила, що «не надає і не надаватимелетальну допомогу Росії для її застосування (на війні – ред.) в Україні».Блінкен зазначив, що у Вашингтоні вважають це важливим зобов'язанням з бокуПекіна і не вбачають жодних ознак, які могли би вказувати на протилежне.</text:p>
      <text:p text:style-name="P4">
Однак, підкреслив Блінкен, у США стурбовані через імовірну взаємодію зросіянами з боку окремих китайських компаній.</text:p>
      <text:p text:style-name="P4">
«Ми все ще занепокоєні, що китайські фірми, компанії можуть надаватитехнології, які Росія використовуватиме для розширення своєї агресії вУкраїні. І ми попросили китайський уряд бути дуже пильним у цьому зв’язку», -зауважив держсекретар США.</text:p>
      <text:p text:style-name="P4">
<text:span text:style-name="T4">
Читайте також:</text:span>
 <text:a xlink:type="simple" xlink:href="https://www.ukrinform.ua/rubric-world/3724116-ministri-zakordonnih-sprav-g7-mozut-zustritisa-pisla-vizitu-blinkena-do-kitau-zmi.html" text:style-name="Internet_20_link" text:visited-style-name="Visited_20_Internet_20_Link">
 Міністри закордонних справ G7 можуть зустрітися післявізиту <text:span text:style-name="T4">
Блінкен</text:span>
 а до Китаю - ЗМІ </text:a>
</text:p>
      <text:p text:style-name="P4">
Як повідомляв Укрінформ, держсекретар США Ентоні Блінкен відвідав Пекін зофіційним візитом, де зустрівся з вищим державним керівництвом КНР. Сторониназвали переговори в Пекіні <text:a xlink:type="simple" xlink:href="https://www.ukrinform.ua/rubric-world/3724610-mzs-kitau-nazvalo-peregovori-z-blinkenom-vidvertimi-j-konstruktivnimi.html" text:style-name="Internet_20_link" text:visited-style-name="Visited_20_Internet_20_Link">
 відвертими й конструктивними</text:a>
 та погодились ефективнорозв’язувати розбіжності та розвивати співпрацю.</text:p>
      <text:p text:style-name="P4">
Source: <text:a xlink:type="simple" xlink:href="https://www.ukrinform.ua/rubric-world/3724879-kitaj-zapevniv-so-ne-mae-namiriv-postacati-zbrou-v-rosiu-blinken.html" text:style-name="Internet_20_link" text:visited-style-name="Visited_20_Internet_20_Link">
https://www.ukrinform.ua/rubric-world/3724879-kitaj-zapevniv-so-ne-mae-namiriv-postacati-zbrou-v-rosiu-blinken.html</text:a>
</text:p>
      <!--NEWS-->
      <text:h text:style-name="P10" text:outline-level="1">
<text:span text:style-name="T4">
У Ле-Бурже розпочався Паризький авіасалон</text:span>
</text:h>
      <text:p text:style-name="P4">
Authors: Ukrinform (Person)</text:p>
      <text:p text:style-name="P4">
Publisher: Укринформ (Organization)</text:p>
      <text:p text:style-name="P4">
Published Time: 2023-06-19T16:14:23+03:00</text:p>
      <text:p text:style-name="P4">
Modified Time: 2023-06-19T16:14:23+03:00</text:p>
      <text:p text:style-name="P4">
Description: У Ле-Бурже проходить найбільший у світі авіасалон, який триватиме до кінця тижня. Цього року на ньому відсутні представники з Росії. — Укрінформ.</text:p>
      <text:p text:style-name="P4">
Images: ['<text:a xlink:type="simple" xlink:href="https://static.ukrinform.com/photos/2023_06/thumb_files/630_360_1687177354-761.jpg" text:style-name="Internet_20_link" text:visited-style-name="Visited_20_Internet_20_Link">
630_360_16871...</text:a>
']</text:p>
      <text:p text:style-name="P4">
Tags: ['Франція', 'Ле Бурже', 'Авіасалон']</text:p>
      <text:p text:style-name="P4">
Type: Article</text:p>
      <!--METADATA-->
      <text:p text:style-name="P4">
<draw:frame draw:style-name="fr1" draw:name="Image84" text:anchor-type="as-char" svg:width="6.9236in" svg:height="3.956343in" draw:z-index="0">
<draw:image xlink:href="../Images/yкринформ/2023-06-19T16-14-23-03-00/630_360_1687177354-761.jpg" xlink:type="simple" xlink:show="embed" xlink:actuate="onLoad" draw:mime-type="image/jpeg"/>
</draw:frame>
 У Ле-Буржепроходить найбільший у світі авіасалон, який триватиме до кінця тижня. Цьогороку на ньому відсутні представники з Росії.</text:p>
      <text:p text:style-name="P4">
Як передає Укрінформ, про це повідомляє <text:a xlink:type="simple" xlink:href="https://www.reuters.com/business/aerospace-defense/paris-air-show-returns-with-jets-missiles-demand-2023-06-19/" text:style-name="Internet_20_link" text:visited-style-name="Visited_20_Internet_20_Link">
 Reuters</text:a>
 .</text:p>
      <text:p text:style-name="P4">
Попередній авіасалон мав відбутися у 2021 році, але був скасований черезпандемію коронавірусу.</text:p>
      <text:p text:style-name="P4">
</text:p>
      <text:p text:style-name="P4">
Президент Франції <text:a xlink:type="simple" xlink:href="https://www.ukrinform.ua/tag-makron" text:style-name="Internet_20_link" text:visited-style-name="Visited_20_Internet_20_Link">
 Еммануель Макрон </text:a>
особисто прилетів на авіасалон на гелікоптері і спостерігав за льотноюдемонстрацією. Він також оглянув новітню розробку Airbus, літак A321XLR,французький винищувач Rafale.</text:p>
      <text:p text:style-name="P4">
Цього року авіасалон проходить без російських виробників - через війну вУкраїні.</text:p>
      <text:p text:style-name="P4">
</text:p>
      <text:p text:style-name="P4">
Очікується, що деякі українські посадовці та аерокосмічні фірми будуть навиставці.</text:p>
      <text:p text:style-name="P4">
<text:span text:style-name="T4">
Читайте також:</text:span>
 <text:a xlink:type="simple" xlink:href="https://www.ukrinform.ua/rubric-world/3724730-u-parizi-ministri-oboroni-evropejskih-krain-obgovorat-ppo.html" text:style-name="Internet_20_link" text:visited-style-name="Visited_20_Internet_20_Link">
 У Парижі міністри оборони європейських країн обговорятьППО </text:a>
</text:p>
      <text:p text:style-name="P4">
На даний момент відомо, що французька компанія Thales (TCFP.PA) оголосила пропідписання контракту з Індонезією на постачання 13 радарів дальньогоповітряного спостереження.</text:p>
      <text:p text:style-name="P4">
</text:p>
      <text:p text:style-name="P4">
Пізніше в понеділок очікується показовий політ американського винищувача F-35.</text:p>
      <text:p text:style-name="P4">
Як повідомляв Укрінформ, <text:a xlink:type="simple" xlink:href="https://www.ukrinform.ua/rubric-technology/3722998-v-izraili-predstavili-persu-u-svoemu-rodi-sistemu-giperzvukovogo-perehoplenna.html" text:style-name="Internet_20_link" text:visited-style-name="Visited_20_Internet_20_Link">
 ізраїльська ракета-перехоплювач Sky Sonic</text:a>
 , якарозробляється вже близько трьох років, буде показана на Паризькому авіасалоні.</text:p>
      <text:p text:style-name="P4">
<text:span text:style-name="T5">
Перше фото ілюстративне</text:span>
</text:p>
      <text:p text:style-name="P4">
Source: <text:a xlink:type="simple" xlink:href="https://www.ukrinform.ua/rubric-technology/3724881-u-leburze-rozpocavsa-parizkij-aviasalon.html" text:style-name="Internet_20_link" text:visited-style-name="Visited_20_Internet_20_Link">
https://www.ukrinform.ua/rubric-technology/3724881-u-leburze-rozpocavsa-parizkij-aviasalon.html</text:a>
</text:p>
      <!--NEWS-->
      <text:h text:style-name="P10" text:outline-level="1">
<text:span text:style-name="T4">
Російські компанії купують сотні тисяч набоїв, вироблених у США — Politico</text:span>
</text:h>
      <text:p text:style-name="P4">
Authors: Ukrinform (Person)</text:p>
      <text:p text:style-name="P4">
Publisher: Укринформ (Organization)</text:p>
      <text:p text:style-name="P4">
Published Time: 2023-06-19T16:16:03+03:00</text:p>
      <text:p text:style-name="P4">
Modified Time: 2023-06-19T16:16:03+03:00</text:p>
      <text:p text:style-name="P4">
Description: Російські фірми "Промтехнологія" та "Тетіс" придбали значні партії набоїв, вироблених американською компанією Hornady. — Укрінформ.</text:p>
      <text:p text:style-name="P4">
Images: ['<text:a xlink:type="simple" xlink:href="https://static.ukrinform.com/photos/2021_06/thumb_files/630_360_1623793602-244.jpg" text:style-name="Internet_20_link" text:visited-style-name="Visited_20_Internet_20_Link">
630_360_16237...</text:a>
']</text:p>
      <text:p text:style-name="P4">
Tags: ['Санкції', 'США', 'Росія']</text:p>
      <text:p text:style-name="P4">
Type: Article</text:p>
      <!--METADATA-->
      <text:p text:style-name="P4">
<draw:frame draw:style-name="fr1" draw:name="Image88" text:anchor-type="as-char" svg:width="6.9236in" svg:height="3.956343in" draw:z-index="0">
<draw:image xlink:href="../Images/yкринформ/2023-06-19T16-16-03-03-00/630_360_1623793602-244.jpg" xlink:type="simple" xlink:show="embed" xlink:actuate="onLoad" draw:mime-type="image/jpeg"/>
</draw:frame>
 Російськіфірми "Промтехнологія" та "Тетіс" придбали значні партії набоїв, виробленихамериканською компанією Hornady.</text:p>
      <text:p text:style-name="P4">
Про це повідомляє <text:a xlink:type="simple" xlink:href="http://www.politico.eu/article/how-us-made-sniper-ammunition-russia-rifles-weapon-ukraine-war/" text:style-name="Internet_20_link" text:visited-style-name="Visited_20_Internet_20_Link">
 Politico </text:a>
 , передає Укрінформ.</text:p>
      <text:p text:style-name="P4">
"Ці дані поповнюють дедалі більшу кількість доказів того, що летальне танелетальне військового обладнання все ще надходить до <text:a xlink:type="simple" xlink:href="https://www.ukrinform.ua/tag-rosia" text:style-name="Internet_20_link" text:visited-style-name="Visited_20_Internet_20_Link">
 Росії</text:a>
 , попри запровадження Заходомбезпрецедентних санкцій у відповідь на вторгнення президента Володимира Путінав Україну минулого року", — йдеться у публікації.</text:p>
      <text:p text:style-name="P4">
За словами експертів в оборонній галузі, війна виявила відсутність у РФпотужностей для виробництва високоякісних снайперських набоїв, і це сприяє"процвітанню" чорного ринку західних боєприпасів.</text:p>
      <text:p text:style-name="P4">
Журналістам вдалося документально підтвердити інформацію про постачання цьогообладнання. У "декларації про відповідність", поданій до російськогодержавного реєстру та датованій 12 серпня 2022 року, компанія "Промтехнологія"заявила, що планує поставити партію зі 102 200 свинцевих куль Hornady дляскладання "мисливських набоїв", які використовуються в "цивільній зброї знарізним стволом".</text:p>
      <text:p text:style-name="P4">
Друга декларація з тією самою датою стосується партії "гільз без капсулів дляскладання набоїв для цивільної вогнепальної зброї", виготовлених компанієюHornady з тією самою специфікацією .338 Lapua Magnum. Однак .338 Lapua Magnum— це не "мисливський набій", а потужний снаряд дальньої дії, розроблений у1980-их роках, його використовували західні снайпери в Іраку та Афганістані.</text:p>
      <text:p text:style-name="P4">
Інший російський покупець боєприпасів Hornady - компанія "Tетіс - оприлюдниладані про дві поставки з моменту початку повномасштабного вторгнення РФ вУкраїну 24 лютого 2022 року. Остання була у квітні на понад 300 000 "одиниць",що включають широкий спектр продукції з каталогу компанії Hornady.</text:p>
      <text:p text:style-name="P4">
<text:span text:style-name="T4">
Читайте також:</text:span>
 <text:a xlink:type="simple" xlink:href="https://www.ukrinform.ua/rubric-world/3713436-kazahstan-perevirit-informaciu-pro-postacanna-bezpilotnikiv-ta-cipiv-do-rf.html" text:style-name="Internet_20_link" text:visited-style-name="Visited_20_Internet_20_Link">
 Казахстан перевірить інформацію про постачаннябезпілотників та чипів до РФ </text:a>
</text:p>
      <text:p text:style-name="P4">
Генеральний директор Hornady Стів Горнаді заперечив продаж боєприпасів до РФпід час війни.</text:p>
      <text:p text:style-name="P4">
"Щойно Росія вторглася в Україну, ми закінчили продажі", — сказав Горнаді укороткій телефонній розмові з журналістами.</text:p>
      <text:p text:style-name="P4">
Спочатку він відмовлявся від коментарів, а коли журналісти запропонувалипереглянути докази, попросив надіслати їх факсом або кур’єром.</text:p>
      <text:p text:style-name="P4">
Після отримання документів Горнаді повторив свої заперечення. "Ми категоричноне експортуємо нічого до РФ та не маємо дозволу на експорт до Росії з 2014року", — заявив він.</text:p>
      <text:p text:style-name="P4">
За словами Горнаді, згідно з чинним законодавством США клієнти мусять матидозвіл від Міністерства торгівлі на реекспорт товарів, виготовлених у країні."Наскільки нам відомо, жоден з наших клієнтів не порушує цей закон", — сказаввін.</text:p>
      <text:p text:style-name="P4">
Злочинні або навмисні порушення санкцій США можуть каратися штрафом у розмірідо 1 мільйона доларів, а також строком до 20 років позбавлення волі.</text:p>
      <text:p text:style-name="P4">
<text:span text:style-name="T4">
Читайте також:</text:span>
 <text:a xlink:type="simple" xlink:href="https://www.ukrinform.ua/rubric-ato/3717510-zelenskij-moze-pocati-publicno-borotisa-z-timi-hto-dae-mozlivist-obhoditi-rosii-sankcii.html" text:style-name="Internet_20_link" text:visited-style-name="Visited_20_Internet_20_Link">
 Зеленський може почати публічно боротися з тими, хто даєможливість обходити Росії санкції </text:a>
</text:p>
      <text:p text:style-name="P4">
Як <text:a xlink:type="simple" xlink:href="https://www.ukrinform.ua/rubric-world/3709658-sankcii-vplivaut-na-zdatnist-putina-vesti-vijnu-bilij-dim.html" text:style-name="Internet_20_link" text:visited-style-name="Visited_20_Internet_20_Link">
 повідомлялося </text:a>
 , у травні координаторРади нацбезпеки Білого дому Джон Кірбі заявив, що міжнародні санкції напрямувпливають на здатність рф вести війну проти України, оскільки суттєвообмежують діяльність ВПК росії та поступово руйнують її економіку.</text:p>
      <text:p text:style-name="P4">
<text:span text:style-name="T5">
Фото ілюстративне</text:span>
</text:p>
      <text:p text:style-name="P4">
Source: <text:a xlink:type="simple" xlink:href="https://www.ukrinform.ua/rubric-world/3724882-rosijski-kompanii-kupuut-sotni-tisac-naboiv-viroblenih-u-ssa-politico.html" text:style-name="Internet_20_link" text:visited-style-name="Visited_20_Internet_20_Link">
https://www.ukrinform.ua/rubric-world/3724882-rosijski-kompanii-kupuut-sotni-tisac-naboiv-viroblenih-u-ssa-politico.html</text:a>
</text:p>
      <!--NEWS-->
      <text:h text:style-name="P10" text:outline-level="1">
<text:span text:style-name="T4">
Апеляційний суд залишив під вартою суддю Тандира</text:span>
</text:h>
      <text:p text:style-name="P4">
Authors: Ukrinform (Person)</text:p>
      <text:p text:style-name="P4">
Publisher: Укринформ (Organization)</text:p>
      <text:p text:style-name="P4">
Published Time: 2023-06-19T16:19:00+03:00</text:p>
      <text:p text:style-name="P4">
Modified Time: 2023-06-19T16:19:00+03:00</text:p>
      <text:p text:style-name="P4">
Description: Київський апеляційний суд залишив під вартою голову Макарівського райсуду Олексія Тандира, який збив на смерть 23-річного нацгвардійця на блокпосту в столиці. — Укрінформ.</text:p>
      <text:p text:style-name="P4">
Images: ['<text:a xlink:type="simple" xlink:href="https://static.ukrinform.com/photos/2023_06/thumb_files/630_360_1687180826-265.jpg" text:style-name="Internet_20_link" text:visited-style-name="Visited_20_Internet_20_Link">
630_360_16871...</text:a>
']</text:p>
      <text:p text:style-name="P4">
Tags: ['ДТП', 'Суд', 'Апеляція', 'Тандир']</text:p>
      <text:p text:style-name="P4">
Type: Article</text:p>
      <!--METADATA-->
      <text:p text:style-name="P4">
<draw:frame draw:style-name="fr1" draw:name="Image89" text:anchor-type="as-char" svg:width="6.9236in" svg:height="3.956343in" draw:z-index="0">
<draw:image xlink:href="../Images/yкринформ/2023-06-19T16-19-00-03-00/630_360_1687180826-265.jpg" xlink:type="simple" xlink:show="embed" xlink:actuate="onLoad" draw:mime-type="image/jpeg"/>
</draw:frame>
 Київськийапеляційний суд залишив під вартою голову Макарівського райсуду ОлексіяТандира, який збив на смерть 23-річного нацгвардійця на блокпосту в столиці.</text:p>
      <text:p text:style-name="P4">
Про це інформує <text:a xlink:type="simple" xlink:href="https://t.me/kyiv_pro_office/2050" text:style-name="Internet_20_link" text:visited-style-name="Visited_20_Internet_20_Link">
 пресслужба Київської міської прокуратури</text:a>
 , передає Укрінформ.</text:p>
      <text:p text:style-name="P4">
"Київський апеляційний суд підтримав позицію Київської міської прокуратури тазалишив в силі запобіжний захід у вигляді тримання під вартою для судді, якийпідозрюється у вчиненні смертельної <text:a xlink:type="simple" xlink:href="https://www.ukrinform.ua/tag-dtp" text:style-name="Internet_20_link" text:visited-style-name="Visited_20_Internet_20_Link">
 ДТП </text:a>
у стані алкогольного сп’яніння, внаслідок якої загинув нацгвардієць. Рішенняухвалено у понеділок, 19 червня", – йдеться у повідомленні.</text:p>
      <text:p text:style-name="P4">
Як зазначається, суд апеляційної інстанції у повному обсязі відмовив сторонізахисту у задоволенні апеляційної скарги на обраний підозрюваномубезальтернативний запобіжний захід у вигляді тримання під вартою.</text:p>
      <text:p text:style-name="P4">
Як повідомляв Укрінформ, у ніч на 26 травня голова Макарівського районногосуду (Київська область) Олексій Тандир збив на смерть 23-річного нацгвардійцяна блокпосту в столиці. 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text:span text:style-name="T4">
Читайте також:</text:span>
 <text:a xlink:type="simple" xlink:href="https://www.ukrinform.ua/rubric-ato/3717438-bez-pocesnih-derzviplat-pidozruvanim-u-zlocinah-suddam-gotuut-surpriz.html" text:style-name="Internet_20_link" text:visited-style-name="Visited_20_Internet_20_Link">
 Без почесних держвиплат: підозрюваним у злочинах суддямготують “сюрприз” </text:a>
</text:p>
      <text:p text:style-name="P4">
За фактом ДТП правоохоронці розпочали кримінальне провадження за ч. ч. 3 ст.286-1 (порушення правил безпеки дорожнього руху або експлуатації транспортуособами, які керують транспортними засобами в стані сп'яніння) Кримінальногокодексу.</text:p>
      <text:p text:style-name="P4">
Колектив Макарівського районного суду заявив, що не виправдовує дії головисуду та виступає за повне й неупереджене розслідування трагічної події.</text:p>
      <text:p text:style-name="P4">
27 травня 2023 року Вища рада правосуддя надала згоду на арешт Тандира. Того ждня Печерський районний суд на засіданні обрав йому запобіжний захід –тримання під вартою до 21 липня без можливості внесення застави.</text:p>
      <text:p text:style-name="P4">
<text:span text:style-name="T4">
Читайте також:</text:span>
 <text:a xlink:type="simple" xlink:href="https://www.ukrinform.ua/rubric-kyiv/3714487-u-makarivskomu-rajsudi-prokomentuvali-smertelnu-dtp-za-ucasti-golovi-sudu-tandira.html" text:style-name="Internet_20_link" text:visited-style-name="Visited_20_Internet_20_Link">
 У Макарівському райсуді прокоментували смертельну ДТП заучасті голови суду <text:span text:style-name="T4">
Тандира</text:span>
 </text:a>
</text:p>
      <text:p text:style-name="P4">
29 травня на зборах суддів Макарівського районного суду звільнили суддюТандира з посади голови суду.</text:p>
      <text:p text:style-name="P4">
2 червня Вища рада правосуддя відсторонила до 25 липня 2023 року Тандира відздійснення правосуддя у зв’язку з притягненням його до кримінальноївідповідальності.</text:p>
      <text:p text:style-name="P4">
Source: <text:a xlink:type="simple" xlink:href="https://www.ukrinform.ua/rubric-society/3724886-apelacijnij-sud-zalisiv-pid-vartou-suddu-tandira.html" text:style-name="Internet_20_link" text:visited-style-name="Visited_20_Internet_20_Link">
https://www.ukrinform.ua/rubric-society/3724886-apelacijnij-sud-zalisiv-pid-vartou-suddu-tandira.html</text:a>
</text:p>
      <!--NEWS-->
      <text:h text:style-name="P10" text:outline-level="1">
<text:span text:style-name="T4">
До Землі наближається потенційно небезпечний астероїд</text:span>
</text:h>
      <text:p text:style-name="P4">
Authors: Ukrinform (Person)</text:p>
      <text:p text:style-name="P4">
Publisher: Укринформ (Organization)</text:p>
      <text:p text:style-name="P4">
Published Time: 2023-06-19T16:20:48+03:00</text:p>
      <text:p text:style-name="P4">
Modified Time: 2023-06-19T16:20:48+03:00</text:p>
      <text:p text:style-name="P4">
Description: Національне управління США з аеронавтики та дослідження космосу (NASA) повідомило, що поблизу Землі у суботу, 24 червня, пролетить астероїд 467336 (2002 LT38). — Укрінформ.</text:p>
      <text:p text:style-name="P4">
Images: ['<text:a xlink:type="simple" xlink:href="https://static.ukrinform.com/photos/2021_08/thumb_files/630_360_1629964859-160.jpg" text:style-name="Internet_20_link" text:visited-style-name="Visited_20_Internet_20_Link">
630_360_16299...</text:a>
']</text:p>
      <text:p text:style-name="P4">
Tags: ['Астероїд', 'Космос', 'Земля']</text:p>
      <text:p text:style-name="P4">
Type: Article</text:p>
      <!--METADATA-->
      <text:p text:style-name="P4">
<draw:frame draw:style-name="fr1" draw:name="Image90" text:anchor-type="as-char" svg:width="6.9236in" svg:height="3.956343in" draw:z-index="0">
<draw:image xlink:href="../Images/yкринформ/2023-06-19T16-20-48-03-00/630_360_1629964859-160.jpg" xlink:type="simple" xlink:show="embed" xlink:actuate="onLoad" draw:mime-type="image/jpeg"/>
</draw:frame>
Національне управління США з аеронавтики та дослідження космосу (NASA)повідомило, що поблизу Землі у суботу, 24 червня, пролетить астероїд 467336(2002 LT38).</text:p>
      <text:p text:style-name="P4">
Про це повідомляє <text:a xlink:type="simple" xlink:href="https://ssd.jpl.nasa.gov/tools/sbdb_lookup.html#/" text:style-name="Internet_20_link" text:visited-style-name="Visited_20_Internet_20_Link">
 Лабораторія реактивного руху NASA</text:a>
(JPL), передає Укрінформ.</text:p>
      <text:p text:style-name="P4">
За даними NASA, довжина небесного об'єкта становить близько 256 м.</text:p>
      <text:p text:style-name="P4">
Відстань від нього до Землі становитиме близько 6,7 мільйона кілометрів.Швидкість руху астероїда дорівнює 25 740 км/год.</text:p>
      <text:p text:style-name="P4">
Якщо <text:a xlink:type="simple" xlink:href="https://www.ukrinform.ua/tag-asteroid" text:style-name="Internet_20_link" text:visited-style-name="Visited_20_Internet_20_Link">
 астероїд </text:a>
 наближається до Земліна відстань ближче ніж за 7,4 млн км, а його розмір перевищує 150 м, у NASAвважають його «потенційно небезпечним об’єктом».</text:p>
      <text:p text:style-name="P4">
<text:span text:style-name="T4">
Читайте також:</text:span>
 <text:a xlink:type="simple" xlink:href="https://www.ukrinform.ua/rubric-technology/3723356-nasa-vidpravit-misiu-na-asteroid-psihea-akij-kostue-10-kvadriljoniv.html" text:style-name="Internet_20_link" text:visited-style-name="Visited_20_Internet_20_Link">
 NASA відправить місію на <text:span text:style-name="T4">
астероїд</text:span>
 Психея, який коштує$10 квадрильйонів </text:a>
</text:p>
      <text:p text:style-name="P4">
Як повідомляв Укрінформ, Національне управління США з аеронавтики тадослідження космосу (NASA) повідомило, що поблизу Землі у четвер, 15 червня,пролетів астероїд 2020 DB5. Довжина небесного об'єкта становила близько 488 м.</text:p>
      <text:p text:style-name="P4">
Source: <text:a xlink:type="simple" xlink:href="https://www.ukrinform.ua/rubric-technology/3724885-do-zemli-nablizaetsa-potencijno-nebezpecnij-asteroid.html" text:style-name="Internet_20_link" text:visited-style-name="Visited_20_Internet_20_Link">
https://www.ukrinform.ua/rubric-technology/3724885-do-zemli-nablizaetsa-potencijno-nebezpecnij-asteroid.html</text:a>
</text:p>
      <!--NEWS-->
      <text:h text:style-name="P10" text:outline-level="1">
<text:span text:style-name="T4">
Поведінка керівництва Росії свідчить про страх перед наступальними діями України – ГУР</text:span>
</text:h>
      <text:p text:style-name="P4">
Authors: Ukrinform (Person)</text:p>
      <text:p text:style-name="P4">
Publisher: Укринформ (Organization)</text:p>
      <text:p text:style-name="P4">
Published Time: 2023-06-19T16:24:00+03:00</text:p>
      <text:p text:style-name="P4">
Modified Time: 2023-06-19T16:24:00+03:00</text:p>
      <text:p text:style-name="P4">
Description: Поведінка вищого військово-політичного керівництва РФ та усієї російської пропаганди свідчить про стурбованість і страх перед наступальними діями Сил безпеки і оборони України.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Пропаганда', 'Путін', 'Розвідка', 'Війна з Росією']</text:p>
      <text:p text:style-name="P4">
Type: Article</text:p>
      <!--METADATA-->
      <text:p text:style-name="P4">
<draw:frame draw:style-name="fr1" draw:name="Image91" text:anchor-type="as-char" svg:width="6.9236in" svg:height="3.956343in" draw:z-index="0">
<draw:image xlink:href="../Images/yкринформ/2023-06-19T16-24-00-03-00/630_360_1676285387-262.jpg" xlink:type="simple" xlink:show="embed" xlink:actuate="onLoad" draw:mime-type="image/jpeg"/>
</draw:frame>
 Поведінкавищого військово-політичного керівництва РФ та усієї російської пропагандисвідчить про стурбованість і страх перед наступальними діями Сил безпеки іоборони України.</text:p>
      <text:p text:style-name="P4">
Про це заявив представник Головного управління розвідки Міністерства оборониУкраїни Андрій Юсов, передає Укрінформ із посиланням на <text:a xlink:type="simple" xlink:href="http://gur.gov.ua/content/obraz-putina-iakyi-osobysto-rozpovidaie-pro-podii-v-ukrainy-naivazhchyi-narkotyk-dlia-rosiiskoi-propahandy.html" text:style-name="Internet_20_link" text:visited-style-name="Visited_20_Internet_20_Link">
 ГУР.</text:a>
</text:p>
      <text:p text:style-name="P4">
Він зазначив, що “більшість російських заяв зорієнтовані на внутрішнюаудиторію. Зокрема заява про “5 знищених комплексів Patriot”.</text:p>
      <text:p text:style-name="P4">
“Для України та наших партнерів ― це очевидна брехня, тому що ми перебуваємо ущільній комунікації з союзниками. Але для пересічного зазомбованого не маєзначення, сказав би російський диктатор “п’ять” чи “п’ятдесят”, - пояснивЮсов.</text:p>
      <text:p text:style-name="P4">
<text:span text:style-name="T4">
Читайте також:</text:span>
 <text:a xlink:type="simple" xlink:href="https://www.ukrinform.ua/rubric-ato/3724643-ignat-usi-patriot-na-ozbroenni-zsu-u-robocomu-stani.html" text:style-name="Internet_20_link" text:visited-style-name="Visited_20_Internet_20_Link">
 Ігнат: Усі <text:span text:style-name="T4">
Patriot</text:span>
 на озброєнні ЗСУ - у робочомустані </text:a>
</text:p>
      <text:p text:style-name="P4">
За його словами, український контрнаступ дедалі частіше коментують особистоабо людина, схожа на президента РФ Володимира <text:a xlink:type="simple" xlink:href="https://www.ukrinform.ua/tag-putin" text:style-name="Internet_20_link" text:visited-style-name="Visited_20_Internet_20_Link">
 Путіна</text:a>
 , або міністр оборони РФ Сергій Шойґу.</text:p>
      <text:p text:style-name="P4">
“Це означає, що навіть внутрішня аудиторія вже не сприймає як істину востанній інстанції безкінечних конашенкових, соловйових і скабєєвих. Тобтопотрібен уже якийсь наркотик поважче”, - зауважив Юсов.</text:p>
      <text:p text:style-name="P4">
На його думку, "образ Путіна, який особисто “вєщає” про події в Україні, -найважчий наркотик для російської пропаганди".</text:p>
      <text:p text:style-name="P4">
"А далі буде ломка і порожнеча”, - зазначив Юсов.</text:p>
      <text:p text:style-name="P4">
Також він натякнув, про що мовчить начальник ГУР Кирило Буданов.</text:p>
      <text:p text:style-name="P4">
За словами Юсова, “йдеться про операції, які плануються, реалізуються і дужескоро будуть втілені в життя. Частина з них відбуваються вже зараз - буквальнов цей час”.</text:p>
      <text:p text:style-name="P4">
“Результати цих операцій ― побачать”, - підкреслив представник розвідки,додавши, що Буданов перебуває у "чудовому робочому настрої та реагує наросійські фейки про нього характерним фірмовим сміхом”.</text:p>
      <text:p text:style-name="P4">
<text:span text:style-name="T4">
Читайте також:</text:span>
 <text:a xlink:type="simple" xlink:href="https://www.ukrinform.ua/rubric-polytics/3724439-v-ofisi-prezidenta-prokomentuvali-slova-putina-pid-cas-vizitu-afrikanskoi-delegacii-v-rosiu.html" text:style-name="Internet_20_link" text:visited-style-name="Visited_20_Internet_20_Link">
 В ОП прокоментували слова <text:span text:style-name="T4">
Путін</text:span>
 а під час візитуафриканської делегації в Росію </text:a>
</text:p>
      <text:p text:style-name="P4">
Як повідомляв Укрінформ, <text:a xlink:type="simple" xlink:href="https://www.ukrinform.ua/rubric-ato/3724590-prezident-nasi-vijskovi-ruhautsa-krok-za-krokom-idemo-vpered.html" text:style-name="Internet_20_link" text:visited-style-name="Visited_20_Internet_20_Link">
 Президент України Володимир Зеленський</text:a>
 18 червня заявив, що українськівійськові продовжують просування на фронті: позиція за позицією, крок закроком Сили оборони йдуть уперед.</text:p>
      <text:p text:style-name="P4">
Source: <text:a xlink:type="simple" xlink:href="https://www.ukrinform.ua/rubric-ato/3724887-povedinka-kerivnictva-rosii-svidcit-pro-strah-pered-nastupalnimi-diami-ukraini-gur.html" text:style-name="Internet_20_link" text:visited-style-name="Visited_20_Internet_20_Link">
https://www.ukrinform.ua/rubric-ato/3724887-povedinka-kerivnictva-rosii-svidcit-pro-strah-pered-nastupalnimi-diami-ukraini-gur.html</text:a>
</text:p>
      <!--NEWS-->
      <text:h text:style-name="P10" text:outline-level="1">
<text:span text:style-name="T4">
Мільйонні розкрадання на будівництві Подільського мосту: ще трьом посадовцям оголосили підозру</text:span>
</text:h>
      <text:p text:style-name="P4">
Authors: Ukrinform (Person)</text:p>
      <text:p text:style-name="P4">
Publisher: Укринформ (Organization)</text:p>
      <text:p text:style-name="P4">
Published Time: 2023-06-19T16:26:00+03:00</text:p>
      <text:p text:style-name="P4">
Modified Time: 2023-06-19T16:26:00+03:00</text:p>
      <text:p text:style-name="P4">
Description: Правоохоронці повідомили про підозру ще трьом посадовим особам за фактом розкрадання 104 млн грн на будівництві Подільського мосту у столиці. — Укрінформ.</text:p>
      <text:p text:style-name="P4">
Images: ['<text:a xlink:type="simple" xlink:href="https://static.ukrinform.com/photos/2023_06/thumb_files/630_360_1686910612-982.jpeg" text:style-name="Internet_20_link" text:visited-style-name="Visited_20_Internet_20_Link">
630_360_16869...</text:a>
']</text:p>
      <text:p text:style-name="P4">
Tags: ['Підозра', 'Прокуратура', 'Корупція', 'Київ', 'Подільський міст']</text:p>
      <text:p text:style-name="P4">
Type: Article</text:p>
      <!--METADATA-->
      <text:p text:style-name="P4">
<draw:frame draw:style-name="fr1" draw:name="Image92" text:anchor-type="as-char" svg:width="6.9236in" svg:height="3.956343in" draw:z-index="0">
<draw:image xlink:href="../Images/yкринформ/2023-06-19T16-26-00-03-00/630_360_1686910612-982.jpeg" xlink:type="simple" xlink:show="embed" xlink:actuate="onLoad" draw:mime-type="image/jpeg"/>
</draw:frame>
Правоохоронці повідомили про підозру ще трьом посадовим особам за фактомрозкрадання 104 млн грн на будівництві Подільського мосту у столиці.</text:p>
      <text:p text:style-name="P4">
Як передає Укрінформ, про це Офіс генерального прокурора повідомляє у <text:a xlink:type="simple" xlink:href="https://t.me/pgo_gov_ua/13575" text:style-name="Internet_20_link" text:visited-style-name="Visited_20_Internet_20_Link">
Телеграмі</text:a>
.</text:p>
      <text:p text:style-name="P4">
За процесуального керівництва Подільської окружної прокуратури Києва у межахрозслідування заволодіння бюджетними коштами у сумі 104 млн грн, виділеними набудівництво <text:a xlink:type="simple" xlink:href="https://www.ukrinform.ua/tag-podilskij-mist" text:style-name="Internet_20_link" text:visited-style-name="Visited_20_Internet_20_Link">
 Подільського мосту </text:a>
 , повідомлено про підозру директору і голові наглядової радигенпідрядної організації, а також директору субпідрядної організації (ч. 5 ст.191 Кримінального кодексу України).</text:p>
      <text:p text:style-name="P4">
</text:p>
      <text:p text:style-name="P4">
За даними слідства, у березні 2023 року між комунальним підприємством КП«Дирекція з будівництва шляхово-транспортних споруд м. Києва», генпідрядникомта субпідрядною організацією були підписані чергові акти приймання виконанихбудівельних робіт. Це стосувалося витрат на оренду й експлуатацію спеціальнихмашин і механізмів у ході будівництва Подільського мостового переходу черезДніпро.</text:p>
      <text:p text:style-name="P4">
</text:p>
      <text:p text:style-name="P4">
На підставі цих документів на рахунок однієї з субпідрядних організацій булиперераховані кошти у сумі 181 млн грн.</text:p>
      <text:p text:style-name="P4">
</text:p>
      <text:p text:style-name="P4">
У той же час висновком будівельно-технічної експертизи встановлено завищеннявартості оренди вказаної техніки на загальну суму 104 млн грн.</text:p>
      <text:p text:style-name="P4">
«В подальшому кошти були виведені через рахунки кількох підприємств з ознакамифіктивності під виглядом закупівлі взуття, господарських товарів та запчастинз метою обготівкування», - сказано в повідомленні.</text:p>
      <text:p text:style-name="P4">
<text:span text:style-name="T4">
Читайте також:</text:span>
 <text:a xlink:type="simple" xlink:href="https://www.ukrinform.ua/rubric-economy/3716603-zlovzivanna-na-30-miljoniv-ekszastupniku-ministra-infrastrukturi-prodovzili-zapobiznij-zahid.html" text:style-name="Internet_20_link" text:visited-style-name="Visited_20_Internet_20_Link">
 <text:span text:style-name="T4">
Зловживання</text:span>
 на $30 <text:span text:style-name="T4">
мільйонів</text:span>
 : <text:span text:style-name="T4">
ексзаступнику</text:span>
<text:span text:style-name="T4">
міністра</text:span>
 <text:span text:style-name="T4">
інфраструктури</text:span>
 <text:span text:style-name="T4">
продовжили</text:span>
 <text:span text:style-name="T4">
запобіжний</text:span>
 <text:span text:style-name="T4">
захід</text:span>
</text:a>
</text:p>
      <text:p text:style-name="P4">
У межах слідства пройшли обшуки за місцями проживання осіб, причетних досхеми.</text:p>
      <text:p text:style-name="P4">
Директора субпідрядної організації затримали в порядку ст. 208 КПК України. Досуду внесене клопотання про обрання йому запобіжного заходу у вигляді триманняпід вартою з альтернативою застави 104 млн грн.</text:p>
      <text:p text:style-name="P4">
Також вирішується питання про обрання запобіжних заходів директору і головінаглядової ради генпідрядної організації.</text:p>
      <text:p text:style-name="P4">
На рахунки всіх підприємств, задіяних у протиправному механізмі, накладеніарешти.</text:p>
      <text:p text:style-name="P4">
Як повідомляв Укрінформ, у Києві директору комунального підприємства <text:a xlink:type="simple" xlink:href="https://www.ukrinform.ua/rubric-kyiv/3723726-rozkradanna-na-budivnictvi-podilskogo-mostu-direktor-pidpriemstva-otrimav-novu-pidozru.html" text:style-name="Internet_20_link" text:visited-style-name="Visited_20_Internet_20_Link">
повідомили нову підозру </text:a>
 за фактом завищення вартості орендиспеціальної техніки на суму 104 млн грн під час будівництва Подільськогомосту.</text:p>
      <text:p text:style-name="P4">
<text:span text:style-name="T5">
Перше фото ілюстративне: Київська міська прокуратура</text:span>
</text:p>
      <text:p text:style-name="P4">
Source: <text:a xlink:type="simple" xlink:href="https://www.ukrinform.ua/rubric-kyiv/3724883-miljonni-rozkradanna-na-budivnictvi-podilskogo-mostu-se-trom-posadovcam-ogolosili-pidozru.html" text:style-name="Internet_20_link" text:visited-style-name="Visited_20_Internet_20_Link">
https://www.ukrinform.ua/rubric-kyiv/3724883-miljonni-rozkradanna-na-budivnictvi-podilskogo-mostu-se-trom-posadovcam-ogolosili-pidozru.html</text:a>
</text:p>
      <!--NEWS-->
      <text:h text:style-name="P10" text:outline-level="1">
<text:span text:style-name="T4">
В Ізюмі підірвався чоловік — потерпілого госпіталізували</text:span>
</text:h>
      <text:p text:style-name="P4">
Authors: Ukrinform (Person)</text:p>
      <text:p text:style-name="P4">
Publisher: Укринформ (Organization)</text:p>
      <text:p text:style-name="P4">
Published Time: 2023-06-19T16:33:19+03:00</text:p>
      <text:p text:style-name="P4">
Modified Time: 2023-06-19T16:33:19+03:00</text:p>
      <text:p text:style-name="P4">
Description: В Ізюмі Харківської області підірвався на вибухонебезпечному предметі чоловік, з численними пораненнями його госпіталізували. — Укрінформ.</text:p>
      <text:p text:style-name="P4">
Images: ['<text:a xlink:type="simple" xlink:href="https://static.ukrinform.com/photos/2018_08/thumb_files/630_360_1534830150-4611.jpg" text:style-name="Internet_20_link" text:visited-style-name="Visited_20_Internet_20_Link">
630_360_15348...</text:a>
']</text:p>
      <text:p text:style-name="P4">
Tags: ['Поранені', 'Вибухівка', 'Харківщина', 'Ізюм']</text:p>
      <text:p text:style-name="P4">
Type: Article</text:p>
      <!--METADATA-->
      <text:p text:style-name="P4">
<draw:frame draw:style-name="fr1" draw:name="Image96" text:anchor-type="as-char" svg:width="6.9236in" svg:height="3.956343in" draw:z-index="0">
<draw:image xlink:href="../Images/yкринформ/2023-06-19T16-33-19-03-00/630_360_1534830150-4611.jpg" xlink:type="simple" xlink:show="embed" xlink:actuate="onLoad" draw:mime-type="image/jpeg"/>
</draw:frame>
 В ІзюміХарківської області підірвався на вибухонебезпечному предметі чоловік, зчисленними пораненнями його госпіталізували.</text:p>
      <text:p text:style-name="P4">
Про це повідомила в <text:a xlink:type="simple" xlink:href="http://t.me/kharkivoda/10538" text:style-name="Internet_20_link" text:visited-style-name="Visited_20_Internet_20_Link">
 Телеграмі </text:a>
 пресслужбаХарківської ОВА, передає Укрінформ.</text:p>
      <text:p text:style-name="P4">
“Сьогодні в деокупованому Ізюмі внаслідок детонації невідомоговибухонебезпечного предмета 52-річний чоловік дістав поранення. Потерпілогогоспіталізували із численними осколковими ураженнями”, - поінформували вадміністрації.</text:p>
      <text:p text:style-name="P4">
<text:span text:style-name="T4">
Читайте також:</text:span>
 <text:a xlink:type="simple" xlink:href="https://www.ukrinform.ua/rubric-regions/3724242-na-hersonsini-u-poli-traktorist-naihav-na-rosijsku-minu.html" text:style-name="Internet_20_link" text:visited-style-name="Visited_20_Internet_20_Link">
 На Херсонщині у полі тракторист наїхав на російську міну</text:a>
</text:p>
      <text:p text:style-name="P4">
Як повідомлялося, 14 червня у селі Кам’янка Ізюмського району на <text:a xlink:type="simple" xlink:href="https://www.ukrinform.ua/tag-harkivsina" text:style-name="Internet_20_link" text:visited-style-name="Visited_20_Internet_20_Link">
 Харківщині</text:a>
 чоловік <text:a xlink:type="simple" xlink:href="https://www.ukrinform.ua/rubric-regions/3722938-u-seli-na-harkivsini-colovik-pidirvavsa-na-pelustci.html" text:style-name="Internet_20_link" text:visited-style-name="Visited_20_Internet_20_Link">
 підірвався</text:a>
 на міні-“пелюстці”, постраждалогогоспіталізували.</text:p>
      <text:p text:style-name="P4">
Населені пункти Ізюмщини були захоплені російськими військами у березні-квітні2022 року. ЗСУ визволили ці території восени минулого року.</text:p>
      <text:p text:style-name="P4">
Source: <text:a xlink:type="simple" xlink:href="https://www.ukrinform.ua/rubric-regions/3724893-v-izumi-pidirvavsa-colovik-poterpilogo-gospitalizuvali.html" text:style-name="Internet_20_link" text:visited-style-name="Visited_20_Internet_20_Link">
https://www.ukrinform.ua/rubric-regions/3724893-v-izumi-pidirvavsa-colovik-poterpilogo-gospitalizuvali.html</text:a>
</text:p>
      <!--NEWS-->
      <text:h text:style-name="P10" text:outline-level="1">
<text:span text:style-name="T4">
Угорщина має пояснити свою участь у звільненні українських військовополонених - Єврокомісія</text:span>
</text:h>
      <text:p text:style-name="P4">
Authors: Ukrinform (Person)</text:p>
      <text:p text:style-name="P4">
Publisher: Укринформ (Organization)</text:p>
      <text:p text:style-name="P4">
Published Time: 2023-06-19T16:42:51+03:00</text:p>
      <text:p text:style-name="P4">
Modified Time: 2023-06-19T16:42:51+03:00</text:p>
      <text:p text:style-name="P4">
Description: Угорщина має пояснити свою участь у звільненні українських військовополонених у РФ та комунікацію з урядом України з цього питання.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Єврокомісія', 'Угорщина', 'ЗСУ', 'Полонені', 'Війна з Росією']</text:p>
      <text:p text:style-name="P4">
Type: Article</text:p>
      <!--METADATA-->
      <text:p text:style-name="P4">
<draw:frame draw:style-name="fr1" draw:name="Image97" text:anchor-type="as-char" svg:width="6.9236in" svg:height="3.956343in" draw:z-index="0">
<draw:image xlink:href="../Images/yкринформ/2023-06-19T16-42-51-03-00/630_360_1589214027-326.jpg" xlink:type="simple" xlink:show="embed" xlink:actuate="onLoad" draw:mime-type="image/jpeg"/>
</draw:frame>
 Угорщинамає пояснити свою участь у звільненні українських військовополонених у РФ такомунікацію з урядом України з цього питання.</text:p>
      <text:p text:style-name="P4">
Про це у коментарі <text:a xlink:type="simple" xlink:href="https://www.delfi.lt/ru/abroad/global/evrokomissiya-vengriya-dolzhna-obyasnit-svoe-uchastie-v-osvobozhdenii-ukrainskih-voennoplennyh-v-rossii.d" text:style-name="Internet_20_link" text:visited-style-name="Visited_20_Internet_20_Link">
 Delfi</text:a>
 сказав прессекретар Єврокомісії із закордонних справ табезпекової політики Петер Стано у відповідь на заяву МЗС України, що Угорщинаутримує 11 українських військовополонених, яких вивезла з РФ, і не допускає доних українських дипломатів, передає Укрінформ.</text:p>
      <text:p text:style-name="P4">
«Росія повинна дотримуватися своїх зобов'язань з міжнародного гуманітарногоправа і забезпечити гуманне поводження з військовополоненими за будь-якихобставин відповідно до Женевських конвенцій і не наражати їх життя нанебезпеку. Що стосується <text:a xlink:type="simple" xlink:href="https://www.ukrinform.ua/tag-ugorsina" text:style-name="Internet_20_link" text:visited-style-name="Visited_20_Internet_20_Link">
 Угорщини </text:a>
 ,то її влада має пояснити деталі та свою участь у звільненні українськихгромадян, які утримуються Росією як військовополонені, а також комунікаціюУгорщини з цього питання з українською владою», - сказав Стано.</text:p>
      <text:p text:style-name="P4">
<text:span text:style-name="T4">
Читайте також:</text:span>
 <text:a xlink:type="simple" xlink:href="https://www.ukrinform.ua/rubric-society/3723588-ukraina-vstanovila-misceperebuvanna-11-polonenih-zahisnikiv-akih-utrimuut-v-ugorsini-kotenko.html" text:style-name="Internet_20_link" text:visited-style-name="Visited_20_Internet_20_Link">
 Україна встановила місцеперебування в Угорщині 11полонених захисників </text:a>
</text:p>
      <text:p text:style-name="P4">
Як повідомлялося, 9 червня до Міністерства закордонних справ України запросилитимчасового повіреного у справах Угорщини і передали йому звернення з вимогоюнадати детальну інформацію про переданих Росією Будапешту українськихвійськовополонених і невідкладно забезпечити до них доступ консула.</text:p>
      <text:p text:style-name="P4">
Український уряд не був поінформований про відповідні перемовини між угорськоюта російською сторонами. Про те, що Росія передала Будапешту одинадцятьукраїнців угорського походження, українська сторона дізналася з публічних заяввіцепрем‘єр-міністра Угорщини Жолта Шем’єна угорському ЗМІ.</text:p>
      <text:p text:style-name="P4">
<text:span text:style-name="T4">
Читайте також:</text:span>
 <text:a xlink:type="simple" xlink:href="https://www.ukrinform.ua/rubric-world/3723540-u-orbana-kazut-so-ne-znali-pro-peredacu-ukrainskih-polonenih-z-rosii.html" text:style-name="Internet_20_link" text:visited-style-name="Visited_20_Internet_20_Link">
 У Орбана кажуть, що не знали про передачу українськихполонених з Росії </text:a>
</text:p>
      <text:p text:style-name="P4">
<text:a xlink:type="simple" xlink:href="https://www.ukrinform.ua/rubric-polytics/3724799-mzs-vimagae-dopustiti-konsula-do-ukrainskih-polonenih-akih-ugorsina-utrimue-v-izolacii.html" text:style-name="Internet_20_link" text:visited-style-name="Visited_20_Internet_20_Link">
 МЗС України вимагає негайно допустити українського консула до 11 українськихвійськовополонених </text:a>
 , переданих Росією Будапешту, яких Угорщина утримує в ізоляції.</text:p>
      <text:p text:style-name="P4">
За словами речника МЗС Олега Ніколенка, всі спроби українських дипломатівпротягом останніх днів встановити прямий контакт із українськими громадянамине мали успіху. Він додав, що фактично передані Росію Будапешту українськігромадяни утримуються в ізоляції, не мають доступу до відкритих джерелінформації, їхнє спілкування із рідними відбувається в присутності третіхосіб, їм відмовляють у встановленні контакту із посольством України.</text:p>
      <text:p text:style-name="P4">
Source: <text:a xlink:type="simple" xlink:href="https://www.ukrinform.ua/rubric-polytics/3724897-ugorsina-mae-poasniti-svou-ucast-u-zvilnenni-ukrainskih-vijskovopolonenih-evrokomisia.html" text:style-name="Internet_20_link" text:visited-style-name="Visited_20_Internet_20_Link">
https://www.ukrinform.ua/rubric-polytics/3724897-ugorsina-mae-poasniti-svou-ucast-u-zvilnenni-ukrainskih-vijskovopolonenih-evrokomisia.html</text:a>
</text:p>
      <!--NEWS-->
      <text:h text:style-name="P10" text:outline-level="1">
<text:span text:style-name="T4">
Діти із Закарпаття зібрали півтора мільйона гривень на «Армію дронів»</text:span>
</text:h>
      <text:p text:style-name="P4">
Authors: Ukrinform (Person)</text:p>
      <text:p text:style-name="P4">
Publisher: Укринформ (Organization)</text:p>
      <text:p text:style-name="P4">
Published Time: 2023-06-19T16:45:49+03:00</text:p>
      <text:p text:style-name="P4">
Modified Time: 2023-06-19T16:45:49+03:00</text:p>
      <text:p text:style-name="P4">
Description: Діти із Закарпаття передали майже 1,5 млн грн на "Армію дронів". — Укрінформ.</text:p>
      <text:p text:style-name="P4">
Images: ['<text:a xlink:type="simple" xlink:href="https://static.ukrinform.com/photos/2023_06/thumb_files/630_360_1687181991-811.jpg" text:style-name="Internet_20_link" text:visited-style-name="Visited_20_Internet_20_Link">
630_360_16871...</text:a>
']</text:p>
      <text:p text:style-name="P4">
Tags: ['Діти', 'Закарпаття', 'Війна з Росією', 'Армія дронів']</text:p>
      <text:p text:style-name="P4">
Type: Article</text:p>
      <!--METADATA-->
      <text:p text:style-name="P4">
<draw:frame draw:style-name="fr1" draw:name="Image98" text:anchor-type="as-char" svg:width="6.9236in" svg:height="3.956343in" draw:z-index="0">
<draw:image xlink:href="../Images/yкринформ/2023-06-19T16-45-49-03-00/630_360_1687181991-811.jpg" xlink:type="simple" xlink:show="embed" xlink:actuate="onLoad" draw:mime-type="image/jpeg"/>
</draw:frame>
 Діти ізЗакарпаття передали майже 1,5 млн грн на "Армію дронів".</text:p>
      <text:p text:style-name="P4">
Про це у <text:a xlink:type="simple" xlink:href="http://www.facebook.com/mykhailofedorov.com.ua/posts/pfbid05xPpNbh3eZpHWSpTKS3x2iP3nQVHLvtQGkyxBhfSEbLZFZKrgqZifi4aVkXmrxfzl" text:style-name="Internet_20_link" text:visited-style-name="Visited_20_Internet_20_Link">
 Фейсбуці</text:a>
повідомив міністр цифрової трансформації Михайло Федоров, передає Укрінформ.</text:p>
      <text:p text:style-name="P4">
"У травні старшокласники Мукачівської територіальної громади придумали, якдопомогти Силам оборони. Вони згуртувалися та почали проводити шкільніярмарки, благодійні івенти, спортивні змагання й інші активності. Як результат— зібрали 1 482 000 грн і перерахували через United24", - повідомив Федоров.</text:p>
      <text:p text:style-name="P4">
<text:span text:style-name="T4">
Читайте також:</text:span>
 <text:a xlink:type="simple" xlink:href="https://www.ukrinform.ua/rubric-ato/3711181-mincifri-ta-sap-spilno-posiluvatimut-armiu-droniv.html" text:style-name="Internet_20_link" text:visited-style-name="Visited_20_Internet_20_Link">
 Мінцифри та САП спільно посилюватимуть « <text:span text:style-name="T4">
Армію</text:span>
<text:span text:style-name="T4">
дронів</text:span>
 » </text:a>
</text:p>
      <text:p text:style-name="P4">
Міністр назвав це "класним кейсом шкільного самоврядування" та подякував дітямза ініціативність та наполегливість.</text:p>
      <text:p text:style-name="P4">
"Завдяки вам бійці на фронті отримають більше дронів, які зберігатимутьжиття", - додав Федоров.</text:p>
      <text:p text:style-name="P4">
<text:span text:style-name="T4">
Читайте також:</text:span>
 <text:a xlink:type="simple" xlink:href="https://www.ukrinform.ua/rubric-ato/3721904-armia-droniv-zalisila-rosian-bez-zvazku-na-svativskokupanskomu-napramku.html" text:style-name="Internet_20_link" text:visited-style-name="Visited_20_Internet_20_Link">
 <text:span text:style-name="T4">
Армія</text:span>
 <text:span text:style-name="T4">
дронів</text:span>
 залишила росіян без зв’язку наСватівсько-Куп’янському напрямку </text:a>
</text:p>
      <text:p text:style-name="P4">
Як раніше повідомляв Укрінформ, за понад 11 місяців існування проєкту «Арміядронів» за кошти United24 придбали 3 864 комплекси БПЛА. Сума укладенихконтрактів становить понад 4,3 млрд грн.</text:p>
      <text:p text:style-name="P4">
"Армія дронів" – проєкт, започаткований Генеральним штабом ЗСУ та Мінцифри. Цекомплексна програма, в межах якої запланована системна закупівля дронів, їхремонт, а також курси навчання відповідних фахівців.</text:p>
      <text:p text:style-name="P4">
Source: <text:a xlink:type="simple" xlink:href="https://www.ukrinform.ua/rubric-regions/3724900-diti-iz-zakarpatta-zibrali-pivtora-miljona-griven-na-armiu-droniv.html" text:style-name="Internet_20_link" text:visited-style-name="Visited_20_Internet_20_Link">
https://www.ukrinform.ua/rubric-regions/3724900-diti-iz-zakarpatta-zibrali-pivtora-miljona-griven-na-armiu-droniv.html</text:a>
</text:p>
      <!--NEWS-->
      <text:h text:style-name="P10" text:outline-level="1">
<text:span text:style-name="T4">
Мирон Маркевич призначив сина своїм помічником у «Карпатах»</text:span>
</text:h>
      <text:p text:style-name="P4">
Authors: Ukrinform (Person)</text:p>
      <text:p text:style-name="P4">
Publisher: Укринформ (Organization)</text:p>
      <text:p text:style-name="P4">
Published Time: 2023-06-19T16:50:16+03:00</text:p>
      <text:p text:style-name="P4">
Modified Time: 2023-06-19T16:50:16+03:00</text:p>
      <text:p text:style-name="P4">
Description: Остап Маркевич, син головного тренера «Карпат» Мирона Маркевича, увійшов в тренерський штаб батька. — Укрінформ.</text:p>
      <text:p text:style-name="P4">
Images: ['<text:a xlink:type="simple" xlink:href="https://static.ukrinform.com/photos/2023_06/thumb_files/630_360_1687182506-642.jpeg" text:style-name="Internet_20_link" text:visited-style-name="Visited_20_Internet_20_Link">
630_360_16871...</text:a>
']</text:p>
      <text:p text:style-name="P4">
Tags: ['Футбол', 'Карпати', 'Маркевич']</text:p>
      <text:p text:style-name="P4">
Type: Article</text:p>
      <!--METADATA-->
      <text:p text:style-name="P4">
<draw:frame draw:style-name="fr1" draw:name="Image99" text:anchor-type="as-char" svg:width="6.9236in" svg:height="3.956343in" draw:z-index="0">
<draw:image xlink:href="../Images/yкринформ/2023-06-19T16-50-16-03-00/630_360_1687182506-642.jpeg" xlink:type="simple" xlink:show="embed" xlink:actuate="onLoad" draw:mime-type="image/jpeg"/>
</draw:frame>
 ОстапМаркевич, син головного тренера «Карпат» Мирона Маркевича, увійшов втренерський штаб батька.</text:p>
      <text:p text:style-name="P4">
Про це повідомили <text:a xlink:type="simple" xlink:href="https://sport.ua/uk/news/630755-ostap-markevich-viznachivsya-z-novim-mistsem-roboti" text:style-name="Internet_20_link" text:visited-style-name="Visited_20_Internet_20_Link">
 Sport.ua </text:a>
 , передає Укрінформ.</text:p>
      <text:p text:style-name="P4">
Він приєднався до інших помічників, зокрема Сергія Атласюка, Андрія Сапуги таБогдана Стронцицького.</text:p>
      <text:p text:style-name="P4">
Як повідомлялося, Маркевич-молодший може стати спортивним директором клубу,якщо не домовиться про роботу головним тренером у «Вересі».</text:p>
      <text:p text:style-name="P4">
<text:span text:style-name="T4">
Читайте також:</text:span>
 <text:a xlink:type="simple" xlink:href="https://www.ukrinform.ua/rubric-sports/3717223-miron-markevic-stav-novim-golovnim-trenerom-karpat.html" text:style-name="Internet_20_link" text:visited-style-name="Visited_20_Internet_20_Link">
 Мирон <text:span text:style-name="T4">
Маркевич</text:span>
 став новим головним тренером «Карпат»</text:a>
</text:p>
      <text:p text:style-name="P4">
Як повідомлялося, попереднім клубом 45-річного українця була «Радуня» зтретього польського дивізіону, яку він залишив за три тури до кінця сезону вборотьбі за виживання.</text:p>
      <text:p text:style-name="P4">
Фото: ФК Маріуполь</text:p>
      <text:p text:style-name="P4">
Source: <text:a xlink:type="simple" xlink:href="https://www.ukrinform.ua/rubric-sports/3724902-miron-markevic-priznaciv-sina-svoim-pomicnikom-u-karpatah.html" text:style-name="Internet_20_link" text:visited-style-name="Visited_20_Internet_20_Link">
https://www.ukrinform.ua/rubric-sports/3724902-miron-markevic-priznaciv-sina-svoim-pomicnikom-u-karpatah.html</text:a>
</text:p>
      <!--NEWS-->
      <text:h text:style-name="P10" text:outline-level="1">
<text:span text:style-name="T4">
На всіх українських АЕС відбулися ротації місій МАГАТЕ</text:span>
</text:h>
      <text:p text:style-name="P4">
Authors: Ukrinform (Person)</text:p>
      <text:p text:style-name="P4">
Publisher: Укринформ (Organization)</text:p>
      <text:p text:style-name="P4">
Published Time: 2023-06-19T16:52:01+03:00</text:p>
      <text:p text:style-name="P4">
Modified Time: 2023-06-19T16:52:01+03:00</text:p>
      <text:p text:style-name="P4">
Description: Ротації експертів постійних моніторингових місій Міжнародного агентства з атомної енергії (МАГАТЕ) минулого тижня успішно проведено на всіх АЕС України. — Укрінформ.</text:p>
      <text:p text:style-name="P4">
Images: ['<text:a xlink:type="simple" xlink:href="https://static.ukrinform.com/photos/2022_06/thumb_files/630_360_1654407899-646.jpg" text:style-name="Internet_20_link" text:visited-style-name="Visited_20_Internet_20_Link">
630_360_16544...</text:a>
']</text:p>
      <text:p text:style-name="P4">
Tags: ['АЕС', 'МАГАТЕ', 'Ротація']</text:p>
      <text:p text:style-name="P4">
Type: Article</text:p>
      <!--METADATA-->
      <text:p text:style-name="P4">
<draw:frame draw:style-name="fr1" draw:name="Image100" text:anchor-type="as-char" svg:width="6.9236in" svg:height="3.956343in" draw:z-index="0">
<draw:image xlink:href="../Images/yкринформ/2023-06-19T16-52-01-03-00/630_360_1654407899-646.jpg" xlink:type="simple" xlink:show="embed" xlink:actuate="onLoad" draw:mime-type="image/jpeg"/>
</draw:frame>
 Ротаціїекспертів постійних моніторингових місій Міжнародного агентства з атомноїенергії (МАГАТЕ) минулого тижня успішно проведено на всіх АЕС України.</text:p>
      <text:p text:style-name="P4">
Як передає Укрінформ, про це Державна інспекція ядерного регулювання Україниповідомляє у <text:a xlink:type="simple" xlink:href="https://www.facebook.com/permalink.php" text:style-name="Internet_20_link" text:visited-style-name="Visited_20_Internet_20_Link">
 Фейсбуці</text:a>
.</text:p>
      <text:p text:style-name="P4">
У відомстві нагадали, що постійні місії <text:a xlink:type="simple" xlink:href="https://www.ukrinform.ua/tag-magate" text:style-name="Internet_20_link" text:visited-style-name="Visited_20_Internet_20_Link">
 МАГАТЕ</text:a>
 на українських атомних електростанціяхбуло запроваджено на офіційне запрошення України з метою моніторингу за станомбезпеки на АЕС в умовах військової агресії Росії.</text:p>
      <text:p text:style-name="P4">
<text:span text:style-name="T4">
Читайте також:</text:span>
 <text:a xlink:type="simple" xlink:href="https://www.ukrinform.ua/rubric-economy/3722541-magate-rozrobilo-programu-dopomogi-ukraini-u-podolanni-naslidkiv-pidrivu-kahovskoi-dambi.html" text:style-name="Internet_20_link" text:visited-style-name="Visited_20_Internet_20_Link">
 <text:span text:style-name="T4">
МАГАТЕ</text:span>
 розробило програму допомоги Україні уподоланні наслідків підриву Каховської дамби</text:a>
</text:p>
      <text:p text:style-name="P4">
На захопленій російськими загарбниками Запорізькій АЕС постійна моніторинговагрупа працює із вересня 2022 року. За цей час вже двічі відбувалися затримкизі зміною складу місії МАГАТЕ на ЗАЕС.</text:p>
      <text:p text:style-name="P4">
На Чорнобильській, Рівненській, Південноукраїнській і Хмельницькій атомнихстанціях постійні моніторингові місії МАГАТЕ розпочали свою діяльність у січні2023 року. Ротації на цих АЕС проводяться безперешкодно та у встановленітерміни.</text:p>
      <text:p text:style-name="P4">
<text:span text:style-name="T4">
Читайте також:</text:span>
 <text:a xlink:type="simple" xlink:href="https://www.ukrinform.ua/rubric-polytics/3723641-rosia-hoce-pidirvati-zaes-sob-svit-tisnuv-na-ukrainu-z-vimogou-zupiniti-konflikt-zelenskij.html" text:style-name="Internet_20_link" text:visited-style-name="Visited_20_Internet_20_Link">
 Росія хоче підірвати ЗАЕС, щоб світ тиснув на Україну звимогою зупинити конфлікт – Зеленський </text:a>
</text:p>
      <text:p text:style-name="P4">
Як повідомляв Укрінформ, у червні на ВП «Рівненська АЕС» <text:a xlink:type="simple" xlink:href="https://www.ukrinform.ua/rubric-economy/3723899-na-rivnenskij-aes-uspisno-proveli-inspekciu-magate.html" text:style-name="Internet_20_link" text:visited-style-name="Visited_20_Internet_20_Link">
 проведено інспекцію</text:a>
 Міжнародного агентства з атомної енергії(МАГАТЕ) на відсутність незаявленого ядерного матеріалу.</text:p>
      <text:p text:style-name="P4">
Source: <text:a xlink:type="simple" xlink:href="https://www.ukrinform.ua/rubric-economy/3724904-na-vsih-ukrainskih-aes-vidbulisa-rotacii-misij-magate.html" text:style-name="Internet_20_link" text:visited-style-name="Visited_20_Internet_20_Link">
https://www.ukrinform.ua/rubric-economy/3724904-na-vsih-ukrainskih-aes-vidbulisa-rotacii-misij-magate.html</text:a>
</text:p>
      <!--NEWS-->
      <text:h text:style-name="P10" text:outline-level="1">
<text:span text:style-name="T4">
МКІП готове внести будинок на Володимирській у Києві до Реєстру пам’яток</text:span>
</text:h>
      <text:p text:style-name="P4">
Authors: Ukrinform (Person)</text:p>
      <text:p text:style-name="P4">
Publisher: Укринформ (Organization)</text:p>
      <text:p text:style-name="P4">
Published Time: 2023-06-19T16:52:14+03:00</text:p>
      <text:p text:style-name="P4">
Modified Time: 2023-06-19T16:52:14+03:00</text:p>
      <text:p text:style-name="P4">
Description: Міністерство культури та інформаційної політики оперативно розгляне внесення будинку на вулиці Володимирській в Києві до Реєстру пам’яток, щойно Київська міська військова адміністрація надасть необхідні документи. — Укрінформ.</text:p>
      <text:p text:style-name="P4">
Images: ['<text:a xlink:type="simple" xlink:href="https://static.ukrinform.com/photos/2023_06/thumb_files/630_360_1687182551-670.jpg" text:style-name="Internet_20_link" text:visited-style-name="Visited_20_Internet_20_Link">
630_360_16871...</text:a>
']</text:p>
      <text:p text:style-name="P4">
Tags: ['Будинок', 'Грушевський', "Пам'ятка", 'Київ', 'МКІП ']</text:p>
      <text:p text:style-name="P4">
Type: Article</text:p>
      <!--METADATA-->
      <text:p text:style-name="P4">
<draw:frame draw:style-name="fr1" draw:name="Image101" text:anchor-type="as-char" svg:width="6.9236in" svg:height="3.954742in" draw:z-index="0">
<draw:image xlink:href="../Images/yкринформ/2023-06-19T16-52-14-03-00/630_360_1687182551-670.jpg" xlink:type="simple" xlink:show="embed" xlink:actuate="onLoad" draw:mime-type="image/jpeg"/>
</draw:frame>
Міністерство культури та інформаційної політики оперативно розгляне внесеннябудинку на вулиці Володимирській в Києві до Реєстру пам’яток, щойно Київськаміська військова адміністрація надасть необхідні документи.</text:p>
      <text:p text:style-name="P4">
Про це інформує пресслужба <text:a xlink:type="simple" xlink:href="https://mkip.gov.ua/news/9341.html" text:style-name="Internet_20_link" text:visited-style-name="Visited_20_Internet_20_Link">
 МКІП </text:a>
 ,передає Укрінформ.</text:p>
      <text:p text:style-name="P4">
"Цей будинок не перебував на державному обліку та не був внесений доДержавного реєстру нерухомих пам’яток України. На сьогодні до МКІП подання пророзгляд питання занесення будинку до Реєстру не надходило, але Міністерствоготове оперативно розглянути це питання у разі отримання необхідного пакетадокументів від Київської міської військової адміністрації", - йдеться уповідомленні.</text:p>
      <text:p text:style-name="P4">
Зазначається, що згідно з процедурою, КМВА має внести цей будинок до Перелікуоб’єктів культурної спадщини Києва, потім підготувати та направити уміністерство пакет документів, включно з обліковою документацією. Надалідокументи розгляне Експертна комісія з питань обліку об’єктів культурноїспадщини МКІП. За позитивного рішення комісії, МКІП звнесе об’єкт культурноїспадщини до Реєстру за категорією місцевого значення.</text:p>
      <text:p text:style-name="P4">
<text:span text:style-name="T4">
Читайте також:</text:span>
 <text:a xlink:type="simple" xlink:href="https://www.ukrinform.ua/rubric-kyiv/3722795-literaturnij-skver-ce-vam-ne-ckalivskij.html" text:style-name="Internet_20_link" text:visited-style-name="Visited_20_Internet_20_Link">
 Київ: Чкалівський сквер стане Літературним</text:a>
</text:p>
      <text:p text:style-name="P4">
У відомстві нагадують, що наказом Мінкульту в 2011 році житловий будиноквизнано таким, що не підлягає занесенню до Реєстру через невідповідністькритеріям, визначеним постановою Кабінету Міністрів України від 27.12.2001№1760 «Про затвердження Порядку визначення категорій пам’яток для занесенняоб’єктів культурної спадщини до Державного реєстру нерухомих пам’ятокУкраїни».</text:p>
      <text:p text:style-name="P4">
Водночас, згідно з чинним наразі Генеральним планом м. Києва, на період до2020 року та відповідно до науково-проектної документації, затвердженоїнаказом МКІП, земельна ділянка за цією адресою розташовується в Центральномуісторичному ареалі міста, на території пам’ятки археології національногозначення «Культурний шар «Города Ярослава» ХІ-ХІІІ ст.», в буферній зоніоб'єкта всесвітньої спадщини ЮНЕСКО «Київ: Собор Святої Софії з прилеглимимонастирськими спорудами, Києво-Печерська лавра», в межах архітектурної,археологічної охоронних зон, а також на території <text:a xlink:type="simple" xlink:href="https://www.ukrinform.ua/tag-pamatka" text:style-name="Internet_20_link" text:visited-style-name="Visited_20_Internet_20_Link">
 пам’ятки</text:a>
 містобудування місцевого значення«Вулиця Володимирська та вулиця Терещенківська».</text:p>
      <text:p text:style-name="P4">
<text:span text:style-name="T4">
Читайте також:</text:span>
 <text:a xlink:type="simple" xlink:href="https://www.ukrinform.ua/rubric-society/3716201-u-mezigiri-stvorat-parkpamatku-zagalnoderzavnogo-znacenna.html" text:style-name="Internet_20_link" text:visited-style-name="Visited_20_Internet_20_Link">
 У Межигір'ї створять парк- <text:span text:style-name="T4">
пам</text:span>
 ' <text:span text:style-name="T4">
ятку</text:span>
загальнодержавного значення </text:a>
</text:p>
      <text:p text:style-name="P4">
Міністерство інформує, що на початку проведення будь-яких земляних робітпередують обов’язкові археологічні дослідження, що визначено Законом України«Про охорону культурної спадщини». Крім того, роботам у буферній зоні об’єктувсесвітньої спадщини ЮНЕСКО передує інформування Комітету всесвітньої спадщиниЮНЕСКО, рекомендації якої є обов'язковими.</text:p>
      <text:p text:style-name="P4">
Як повідомлялося, у своєму <text:a xlink:type="simple" xlink:href="https://t.me/vitaliy_klitschko/2107" text:style-name="Internet_20_link" text:visited-style-name="Visited_20_Internet_20_Link">
 Телеграмі </text:a>
<text:a xlink:type="simple" xlink:href="https://t.me/vitaliy_klitschko/2107" text:style-name="Internet_20_link" text:visited-style-name="Visited_20_Internet_20_Link">
 </text:a>
 мер Києва Віталій Кличкопідкреслював, що фахівці Департаменту охорони культурної спадщини опрацьовуютьматеріали, щоб узяти цей об'єкт на облік, присвоївши статус памʼяткиархітектури. ДОКС здійснює нагляд за цим обʼєктом.</text:p>
      <text:p text:style-name="P4">
<text:span text:style-name="T5">
Фото: Дмитро Перов, Facebook</text:span>
</text:p>
      <text:p text:style-name="P4">
Source: <text:a xlink:type="simple" xlink:href="https://www.ukrinform.ua/rubric-culture/3724905-mkip-gotove-vnesti-budinok-na-volodimirskij-u-kievi-do-reestru-pamatok.html" text:style-name="Internet_20_link" text:visited-style-name="Visited_20_Internet_20_Link">
https://www.ukrinform.ua/rubric-culture/3724905-mkip-gotove-vnesti-budinok-na-volodimirskij-u-kievi-do-reestru-pamatok.html</text:a>
</text:p>
      <!--NEWS-->
      <text:h text:style-name="P10" text:outline-level="1">
<text:span text:style-name="T4">
ЄС і Кенія уклали торговельну угоду для захисту експорту</text:span>
</text:h>
      <text:p text:style-name="P4">
Authors: Ukrinform (Person)</text:p>
      <text:p text:style-name="P4">
Publisher: Укринформ (Organization)</text:p>
      <text:p text:style-name="P4">
Published Time: 2023-06-19T16:53:00+03:00</text:p>
      <text:p text:style-name="P4">
Modified Time: 2023-06-19T16:53:00+03:00</text:p>
      <text:p text:style-name="P4">
Description: Європейський Союз у понеділок підписав Угоду про економічне партнерство з Кенією, яка гарантуватиме безмитний доступ кенійської сільськогосподарської продукції на найбільший експортний ринок. — Укрінформ.</text:p>
      <text:p text:style-name="P4">
Images: ['<text:a xlink:type="simple" xlink:href="https://static.ukrinform.com/photos/2020_11/thumb_files/630_360_1605016071-606.png" text:style-name="Internet_20_link" text:visited-style-name="Visited_20_Internet_20_Link">
630_360_16050...</text:a>
']</text:p>
      <text:p text:style-name="P4">
Tags: ['Експорт', 'Євросоюз', 'Імпорт', 'Кенія', 'Торгівля', 'Угода']</text:p>
      <text:p text:style-name="P4">
Type: Article</text:p>
      <!--METADATA-->
      <text:p text:style-name="P4">
<draw:frame draw:style-name="fr1" draw:name="Image102" text:anchor-type="as-char" svg:width="6.9236in" svg:height="3.956343in" draw:z-index="0">
<draw:image xlink:href="../Images/yкринформ/2023-06-19T16-53-00-03-00/630_360_1605016071-606.png" xlink:type="simple" xlink:show="embed" xlink:actuate="onLoad" draw:mime-type="image/png"/>
</draw:frame>
Європейський Союз у понеділок підписав Угоду про економічне партнерство зКенією, яка гарантуватиме безмитний доступ кенійської сільськогосподарськоїпродукції на найбільший експортний ринок.</text:p>
      <text:p text:style-name="P4">
Як передає Укрінформ, про це повідомляє <text:a xlink:type="simple" xlink:href="https://www.reuters.com/world/africa/kenya-signs-trade-deal-with-european-union-safeguard-exports-2023-06-19/" text:style-name="Internet_20_link" text:visited-style-name="Visited_20_Internet_20_Link">
 Reuters</text:a>
 .</text:p>
      <text:p text:style-name="P4">
"Протягом 25 років тарифи на європейські товари, що ввозяться до <text:a xlink:type="simple" xlink:href="https://www.ukrinform.ua/tag-kenia" text:style-name="Internet_20_link" text:visited-style-name="Visited_20_Internet_20_Link">
 Кенії</text:a>
 , будуть знижені", - заявили офіційніособи на церемонії підписання угоди в столиці Кенії Найробі.</text:p>
      <text:p text:style-name="P4">
За словами представників обох сторін, переговори щодо угоди тривали сіммісяців, що робить її однією з найшвидших угод, які ЄС коли-небудь укладав.</text:p>
      <text:p text:style-name="P4">
Маючи сьому за величиною економіку в Африці, Кенія є великим експортером чаю,кави, квітів, фруктів і овочів. На ЄС припадає 21% її загального експорту.</text:p>
      <text:p text:style-name="P4">
"Окрім торгівлі, угода покликана стимулювати інвестиції та виробництво", -сказав у своїй промові президент Кенії Вільям Руто.</text:p>
      <text:p text:style-name="P4">
<text:span text:style-name="T4">
Читайте також:</text:span>
 <text:a xlink:type="simple" xlink:href="https://www.ukrinform.ua/rubric-economy/3723661-ukraina-vze-eksportuvala-475-miljona-tonn-zernovih.html" text:style-name="Internet_20_link" text:visited-style-name="Visited_20_Internet_20_Link">
 <text:span text:style-name="T4">
Україна</text:span>
 <text:span text:style-name="T4">
вже</text:span>
 <text:span text:style-name="T4">
експортувала</text:span>
 47,5 <text:span text:style-name="T4">
мільйона</text:span>
<text:span text:style-name="T4">
тонн</text:span>
 <text:span text:style-name="T4">
зернових</text:span>
 </text:a>
</text:p>
      <text:p text:style-name="P4">
Тепер угода передається на ратифікацію до парламентів обох сторін.</text:p>
      <text:p text:style-name="P4">
Зазначається, що Кенія також веде переговори про торговельну та інвестиційнуугоду зі Сполученими Штатами, яку, за словами її міністра торгівлі, плануєтьсяпідписати наступного року.</text:p>
      <text:p text:style-name="P4">
Як повідомляв Укрінформ, Організація Об’єднаних Націй заявила, що <text:a xlink:type="simple" xlink:href="https://www.ukrinform.ua/rubric-economy/3722383-v-oon-poperedzaut-pro-zrostanna-cin-na-prodovolstvo-pisla-pidrivu-kahovskoi-ges.html" text:style-name="Internet_20_link" text:visited-style-name="Visited_20_Internet_20_Link">
 підривгреблі на річці Дніпро в Україні матиме величезний вплив на глобальнупродовольчу безпеку </text:a>
 , призведе до зростання цін на продукти харчування.</text:p>
      <text:p text:style-name="P4">
Source: <text:a xlink:type="simple" xlink:href="https://www.ukrinform.ua/rubric-economy/3724896-es-i-kenia-uklali-torgovelnu-ugodu-dla-zahistu-eksportu.html" text:style-name="Internet_20_link" text:visited-style-name="Visited_20_Internet_20_Link">
https://www.ukrinform.ua/rubric-economy/3724896-es-i-kenia-uklali-torgovelnu-ugodu-dla-zahistu-eksportu.html</text:a>
</text:p>
      <!--NEWS-->
      <text:h text:style-name="P10" text:outline-level="1">
<text:span text:style-name="T4">
Футболісти Англії розгромили північних македонців у кваліфікації Євро-2024</text:span>
</text:h>
      <text:p text:style-name="P4">
Authors: Ukrinform (Person)</text:p>
      <text:p text:style-name="P4">
Publisher: Укринформ (Organization)</text:p>
      <text:p text:style-name="P4">
Published Time: 2023-06-19T16:54:00+03:00</text:p>
      <text:p text:style-name="P4">
Modified Time: 2023-06-19T23:54:00+03:00</text:p>
      <text:p text:style-name="P4">
Description: Національна збірна Англії з футболу здобула четверту перемогу поспіль у відбірковому турнірі чемпіонату Європи-2024. — Укрінформ.</text:p>
      <text:p text:style-name="P4">
Images: ['<text:a xlink:type="simple" xlink:href="https://static.ukrinform.com/photos/2023_06/thumb_files/630_360_1687207409-915.jpg" text:style-name="Internet_20_link" text:visited-style-name="Visited_20_Internet_20_Link">
630_360_16872...</text:a>
']</text:p>
      <text:p text:style-name="P4">
Tags: None</text:p>
      <text:p text:style-name="P4">
Type: Article</text:p>
      <!--METADATA-->
      <text:p text:style-name="P4">
<draw:frame draw:style-name="fr1" draw:name="Image103" text:anchor-type="as-char" svg:width="6.9236in" svg:height="3.956343in" draw:z-index="0">
<draw:image xlink:href="../Images/yкринформ/2023-06-19T16-54-00-03-00/630_360_1687207409-915.jpg" xlink:type="simple" xlink:show="embed" xlink:actuate="onLoad" draw:mime-type="image/jpeg"/>
</draw:frame>
Національна збірна Англії з футболу здобула четверту перемогу поспіль увідбірковому турнірі чемпіонату Європи-2024.</text:p>
      <text:p text:style-name="P4">
У Манчестері англійці завдали нищівної поразки команлі Північної Македонії -7:0, передає Укрінформ.</text:p>
      <text:p text:style-name="P4">
Голи: Кейн, 29, 73 (з пенальті), Сака, 39, 47, 51, Решфорд, 45, Філіпс, 64.</text:p>
      <text:p text:style-name="P4">
Як повідомлялося, збірна України сьогодні переграла футболістів Мальти - 1:0.</text:p>
      <text:p text:style-name="P4">
<text:span text:style-name="T4">
Читайте також:</text:span>
 <text:a xlink:type="simple" xlink:href="https://www.ukrinform.ua/rubric-sports/3725020-zbirna-ukraini-obigrala-maltu-u-vidbori-na-evro2024.html" text:style-name="Internet_20_link" text:visited-style-name="Visited_20_Internet_20_Link">
 Збірна України обіграла Мальту у відборі на Євро-2024</text:a>
</text:p>
      <text:p text:style-name="P4">
Турнірне становище у відбірковій групі С Євро-2024: Англія - 12 очок (після4-х ігор), Україна - 6 (3), Італія - 3 (2), Північна Македонія - 3 (3), Мальта- 0 (4).</text:p>
      <text:p text:style-name="P4">
Фото: AFP.</text:p>
      <text:p text:style-name="P4">
Source: <text:a xlink:type="simple" xlink:href="https://www.ukrinform.ua/rubric-sports/3725058-futbolisti-anglii-rozgromili-pivnicnih-makedonciv-u-kvalifikacii-evro2024.html" text:style-name="Internet_20_link" text:visited-style-name="Visited_20_Internet_20_Link">
https://www.ukrinform.ua/rubric-sports/3725058-futbolisti-anglii-rozgromili-pivnicnih-makedonciv-u-kvalifikacii-evro2024.html</text:a>
</text:p>
      <!--NEWS-->
      <text:h text:style-name="P10" text:outline-level="1">
<text:span text:style-name="T4">
У деяких громадах Нікопольського району зміниться тривалість комендантської години</text:span>
</text:h>
      <text:p text:style-name="P4">
Authors: Ukrinform (Person)</text:p>
      <text:p text:style-name="P4">
Publisher: Укринформ (Organization)</text:p>
      <text:p text:style-name="P4">
Published Time: 2023-06-19T16:58:47+03:00</text:p>
      <text:p text:style-name="P4">
Modified Time: 2023-06-19T16:58:47+03:00</text:p>
      <text:p text:style-name="P4">
Description: У деяких громадах Нікопольського району Дніпропетровської області з 20 червня 2023 року зміниться тривалість комендантської години - з 22.00 до 4 години ранку наступного дня. — Укрінформ.</text:p>
      <text:p text:style-name="P4">
Images: ['<text:a xlink:type="simple" xlink:href="https://static.ukrinform.com/photos/2023_06/thumb_files/630_360_1687183055-565.png" text:style-name="Internet_20_link" text:visited-style-name="Visited_20_Internet_20_Link">
630_360_16871...</text:a>
']</text:p>
      <text:p text:style-name="P4">
Tags: ['Дніпропетровщина', 'Безпека', 'Комендантська година']</text:p>
      <text:p text:style-name="P4">
Type: Article</text:p>
      <!--METADATA-->
      <text:p text:style-name="P4">
<draw:frame draw:style-name="fr1" draw:name="Image104" text:anchor-type="as-char" svg:width="6.9236in" svg:height="3.956343in" draw:z-index="0">
<draw:image xlink:href="../Images/yкринформ/2023-06-19T16-58-47-03-00/630_360_1687183055-565.png" xlink:type="simple" xlink:show="embed" xlink:actuate="onLoad" draw:mime-type="image/png"/>
</draw:frame>
 У деякихгромадах Нікопольського району Дніпропетровської області з 20 червня 2023 рокузміниться тривалість комендантської години - з 22.00 до 4 години ранкунаступного дня.</text:p>
      <text:p text:style-name="P4">
Про це повідомив у <text:a xlink:type="simple" xlink:href="http://t.me/Yevtushenko_E/4220" text:style-name="Internet_20_link" text:visited-style-name="Visited_20_Internet_20_Link">
 Телеграмі </text:a>
 начальникНікопольської РВА Євген Євтушенко, передає Укрінформ.</text:p>
      <text:p text:style-name="P4">
“У зв’язку з необхідністю посилення безпекових заходів, пов’язаних зпродовженням падіння рівня води Каховського водосховища, в частині громадрайону змінюється тривалість комендантської години - з 22.00 до 04.00наступного дня”, - поінформував Євтушенко.</text:p>
      <text:p text:style-name="P4">
За його словами, зміни стосуються Нікопольської, Марганецької,Червоногригорівської (за виключенням Дмитрівського округу), Покровської (завиключенням Новософіївського округу) та Вищетарасівського округу Мирівськоїгромади.</text:p>
      <text:p text:style-name="P4">
Євтушенко зазначив, що в решті громад комендантська година залишається беззмін - з 23.00 до 04.00 наступного дня.</text:p>
      <text:p text:style-name="P4">
Окремо начальник РВА звернув увагу на те, що робота закладів харчування маєприпинятися за годину до початку комендантської години.</text:p>
      <text:p text:style-name="P4">
<text:span text:style-name="T4">
Читайте також:</text:span>
 <text:a xlink:type="simple" xlink:href="https://www.ukrinform.ua/rubric-regions/3724811-u-hersoni-pisla-trivaloi-komendantskoi-godini-vidkrili-proizd-u-mikrorajon-ostriv.html" text:style-name="Internet_20_link" text:visited-style-name="Visited_20_Internet_20_Link">
 У Херсоні після тривалої <text:span text:style-name="T4">
комендантської</text:span>
 <text:span text:style-name="T4">
години</text:span>
відкрили проїзд у мікрорайон Острів </text:a>
</text:p>
      <text:p text:style-name="P4">
Як <text:a xlink:type="simple" xlink:href="https://www.ukrinform.ua/rubric-regions/3716123-na-nikopolsini-z-1-cervna-zminuetsa-trivalist-komendantskoi-godini.html" text:style-name="Internet_20_link" text:visited-style-name="Visited_20_Internet_20_Link">
 повідомляв </text:a>
Укрінформ, у громадах Нікопольського району <text:a xlink:type="simple" xlink:href="https://www.ukrinform.ua/tag-dnipropetrovsina" text:style-name="Internet_20_link" text:visited-style-name="Visited_20_Internet_20_Link">
 Дніпропетровської області</text:a>
 з 1 червня тривалістькомендантської години стала єдиною для всіх громад району: з 23:00 до 04:00.</text:p>
      <text:p text:style-name="P4">
Source: <text:a xlink:type="simple" xlink:href="https://www.ukrinform.ua/rubric-regions/3724907-u-deakih-gromadah-nikopolskogo-rajonu-zminitsa-trivalist-komendantskoi-godini.html" text:style-name="Internet_20_link" text:visited-style-name="Visited_20_Internet_20_Link">
https://www.ukrinform.ua/rubric-regions/3724907-u-deakih-gromadah-nikopolskogo-rajonu-zminitsa-trivalist-komendantskoi-godini.html</text:a>
</text:p>
      <!--NEWS-->
      <text:h text:style-name="P10" text:outline-level="1">
<text:span text:style-name="T4">
Прикордонники знищили під Бахмутом російський польовий склад</text:span>
</text:h>
      <text:p text:style-name="P4">
Authors: Ukrinform (Person)</text:p>
      <text:p text:style-name="P4">
Publisher: Укринформ (Organization)</text:p>
      <text:p text:style-name="P4">
Published Time: 2023-06-19T16:59:30+03:00</text:p>
      <text:p text:style-name="P4">
Modified Time: 2023-06-19T16:59:30+03:00</text:p>
      <text:p text:style-name="P4">
Description: Українські прикордонники знищили під Бахмутом Донецької області російський польовий склад з боєкомплектом. — Укрінформ.</text:p>
      <text:p text:style-name="P4">
Images: ['<text:a xlink:type="simple" xlink:href="https://static.ukrinform.com/photos/2023_06/thumb_files/630_360_1687183016-132.jpg" text:style-name="Internet_20_link" text:visited-style-name="Visited_20_Internet_20_Link">
630_360_16871...</text:a>
']</text:p>
      <text:p text:style-name="P4">
Tags: ['Бахмут', 'Прикордонники', 'Війна з Росією', '#stoprussia']</text:p>
      <text:p text:style-name="P4">
Type: Article</text:p>
      <!--METADATA-->
      <text:p text:style-name="P4">
<draw:frame draw:style-name="fr1" draw:name="Image105" text:anchor-type="as-char" svg:width="6.9236in" svg:height="3.956343in" draw:z-index="0">
<draw:image xlink:href="../Images/yкринформ/2023-06-19T16-59-30-03-00/630_360_1687183016-132.jpg" xlink:type="simple" xlink:show="embed" xlink:actuate="onLoad" draw:mime-type="image/jpeg"/>
</draw:frame>
 Українськіприкордонники знищили під Бахмутом Донецької області російський польовий складз боєкомплектом.</text:p>
      <text:p text:style-name="P4">
Як передає Укрінформ, про це повідомляє Державна прикордонна служба України у<text:a xlink:type="simple" xlink:href="https://www.facebook.com/watch/" text:style-name="Internet_20_link" text:visited-style-name="Visited_20_Internet_20_Link">
 Фейсбуці </text:a>
 .</text:p>
      <text:p text:style-name="P4">
“Вогнем і вибухами <text:a xlink:type="simple" xlink:href="https://www.ukrinform.ua/tag-prikordonniki" text:style-name="Internet_20_link" text:visited-style-name="Visited_20_Internet_20_Link">
 прикордонники </text:a>
 знищують логістику загарбників під Бахмутом. Аеророзвідкавиявила, а мінометники здійснили вогневий наліт на польовий склад, де окупантинакопичували боєкомплект”, - ідеться в повідомленні.</text:p>
      <text:p text:style-name="P4">
Одна з мін влучила в укриття-склад, спричинивши вибух. У результаті знищеносклад, фортифікаційну споруду та двох військовослужбовців РФ.</text:p>
      <text:p text:style-name="P4">
<text:span text:style-name="T4">
Читайте також:</text:span>
 <text:a xlink:type="simple" xlink:href="https://www.ukrinform.ua/rubric-ato/3724830-ukrainski-bijci-pokazali-ak-nisat-vorozi-tanki-udarnimi-dronami.html" text:style-name="Internet_20_link" text:visited-style-name="Visited_20_Internet_20_Link">
 Українські бійці показали, як нищать ворожі танкиударними дронами </text:a>
</text:p>
      <text:p text:style-name="P4">
Як повідомляв Укрінформ, за даними британської розвідки, <text:a xlink:type="simple" xlink:href="https://www.ukrinform.ua/rubric-ato/3724720-rosiani-posiluut-zaporizkij-ta-bahmutskij-napramki-britanska-rozvidka.html" text:style-name="Internet_20_link" text:visited-style-name="Visited_20_Internet_20_Link">
 росіяни посилюютьЗапорізький та Бахмутський напрямки </text:a>
 .</text:p>
      <text:p text:style-name="P4">
Source: <text:a xlink:type="simple" xlink:href="https://www.ukrinform.ua/rubric-ato/3724908-prikordonniki-znisili-pid-bahmutom-rosijskij-polovij-sklad.html" text:style-name="Internet_20_link" text:visited-style-name="Visited_20_Internet_20_Link">
https://www.ukrinform.ua/rubric-ato/3724908-prikordonniki-znisili-pid-bahmutom-rosijskij-polovij-sklad.html</text:a>
</text:p>
      <!--NEWS-->
      <text:h text:style-name="P10" text:outline-level="1">
<text:span text:style-name="T4">
Лондонська конференція розгляне фінансову допомогу для України після 2023 року - Урсула фон дер Ляєн</text:span>
</text:h>
      <text:p text:style-name="P4">
Authors: Ukrinform (Person)</text:p>
      <text:p text:style-name="P4">
Publisher: Укринформ (Organization)</text:p>
      <text:p text:style-name="P4">
Published Time: 2023-06-19T17:03:00+03:00</text:p>
      <text:p text:style-name="P4">
Modified Time: 2023-06-19T17:03:00+03:00</text:p>
      <text:p text:style-name="P4">
Description: Конференція з відновлення України, що відбудеться у Лондоні наступної середи, 21 червня, розгляне продовження фінансової допомоги для України після 2023 року. — Укрінформ.</text:p>
      <text:p text:style-name="P4">
Images: ['<text:a xlink:type="simple" xlink:href="https://static.ukrinform.com/photos/2023_02/thumb_files/630_360_1675351962-309.jpeg" text:style-name="Internet_20_link" text:visited-style-name="Visited_20_Internet_20_Link">
630_360_16753...</text:a>
']</text:p>
      <text:p text:style-name="P4">
Tags: ['Єврокомісія', 'Лондон', 'Україна', 'Фон дер Ляєн', 'Конференція', 'Відбудова']</text:p>
      <text:p text:style-name="P4">
Type: Article</text:p>
      <!--METADATA-->
      <text:p text:style-name="P4">
<draw:frame draw:style-name="fr1" draw:name="Image106" text:anchor-type="as-char" svg:width="6.9236in" svg:height="3.956343in" draw:z-index="0">
<draw:image xlink:href="../Images/yкринформ/2023-06-19T17-03-00-03-00/630_360_1675351962-309.jpeg" xlink:type="simple" xlink:show="embed" xlink:actuate="onLoad" draw:mime-type="image/jpeg"/>
</draw:frame>
Конференція з відновлення України, що відбудеться у Лондоні наступної середи,21 червня, розгляне продовження фінансової допомоги для України після 2023року.</text:p>
      <text:p text:style-name="P4">
Як передає Укрінформ, про це у <text:a xlink:type="simple" xlink:href="https://twitter.com/vonderleyen/status/1670786476144046081" text:style-name="Internet_20_link" text:visited-style-name="Visited_20_Internet_20_Link">
 Tвіттері</text:a>
 написалапрезидентка Європейської комісії Урсула фон дер Ляєн за підсумками телефонноїрозмови з прем’єр-міністром Великої Британії Ріші Сунаком.</text:p>
      <text:p text:style-name="P4">
«Добра розмова з Ріші Сунаком перед Лондонською конференцією по Україні. Миговорили про фінансову підтримку для України після 2023 року, можливості тавиклики від ШI (штучного інтелекту – ред.), боротьбу із контрабандоюмігрантів», - написала фон дер Ляєн.</text:p>
      <text:p text:style-name="P4">
<text:span text:style-name="T4">
Читайте також:</text:span>
 <text:a xlink:type="simple" xlink:href="https://www.ukrinform.ua/rubric-world/3722036-fon-der-laen-i-prezident-brazilii-obminalisa-pogladami-sodo-zaversenna-vijni-v-ukraini.html" text:style-name="Internet_20_link" text:visited-style-name="Visited_20_Internet_20_Link">
 Фон дер <text:span text:style-name="T4">
Ляєн</text:span>
 і президент Бразилії обмінялисяпоглядами щодо завершення війни в Україні </text:a>
</text:p>
      <text:p text:style-name="P4">
Як повідомлялося, 21 червня у Лондоні відбудеться міжнародна конференція з <text:a xlink:type="simple" xlink:href="https://www.ukrinform.ua/tag-vidbudova" text:style-name="Internet_20_link" text:visited-style-name="Visited_20_Internet_20_Link">
відновлення </text:a>
 України, яка визначитьпершочергові, середньострокові та перспективні завдання з повоєнної відбудовита модернізації України.</text:p>
      <text:p text:style-name="P4">
Source: <text:a xlink:type="simple" xlink:href="https://www.ukrinform.ua/rubric-economy/3724913-londonska-konferencia-rozglane-finansovu-dopomogu-dla-ukraini-pisla-2023-roku-fon-der-laen.html" text:style-name="Internet_20_link" text:visited-style-name="Visited_20_Internet_20_Link">
https://www.ukrinform.ua/rubric-economy/3724913-londonska-konferencia-rozglane-finansovu-dopomogu-dla-ukraini-pisla-2023-roku-fon-der-laen.html</text:a>
</text:p>
      <!--NEWS-->
      <text:h text:style-name="P10" text:outline-level="1">
<text:span text:style-name="T4">
В Україні від початку року народилися майже 78 тисяч дітей</text:span>
</text:h>
      <text:p text:style-name="P4">
Authors: Ukrinform (Person)</text:p>
      <text:p text:style-name="P4">
Publisher: Укринформ (Organization)</text:p>
      <text:p text:style-name="P4">
Published Time: 2023-06-19T17:07:21+03:00</text:p>
      <text:p text:style-name="P4">
Modified Time: 2023-06-19T17:07:21+03:00</text:p>
      <text:p text:style-name="P4">
Description: Упродовж п'яти місяців поточного року в Україні народилися майже 78 тис. немовлят. — Укрінформ.</text:p>
      <text:p text:style-name="P4">
Images: ['<text:a xlink:type="simple" xlink:href="https://static.ukrinform.com/photos/2018_05/thumb_files/630_360_1526375950-4184.jpg" text:style-name="Internet_20_link" text:visited-style-name="Visited_20_Internet_20_Link">
630_360_15263...</text:a>
']</text:p>
      <text:p text:style-name="P4">
Tags: ['Діти', 'Новонароджені']</text:p>
      <text:p text:style-name="P4">
Type: Article</text:p>
      <!--METADATA-->
      <text:p text:style-name="P4">
<draw:frame draw:style-name="fr1" draw:name="Image107" text:anchor-type="as-char" svg:width="6.9236in" svg:height="3.956343in" draw:z-index="0">
<draw:image xlink:href="../Images/yкринформ/2023-06-19T17-07-21-03-00/630_360_1526375950-4184.jpg" xlink:type="simple" xlink:show="embed" xlink:actuate="onLoad" draw:mime-type="image/jpeg"/>
</draw:frame>
 Упродовжп'яти місяців поточного року в Україні народилися майже 78 тис. немовлят.</text:p>
      <text:p text:style-name="P4">
Як передає Укрінформ, про це інформує пресслужба Міністерства юстиції Україниу <text:a xlink:type="simple" xlink:href="http://www.facebook.com/minjust.official/posts/pfbid0QqSgKWn8ZymvcPcUaHJHUw8vfFDq2NMMcd78fXMj6TK2gptYn9nVv1CEx6L6xzfjl" text:style-name="Internet_20_link" text:visited-style-name="Visited_20_Internet_20_Link">
 Фейсбуці.</text:a>
</text:p>
      <text:p text:style-name="P4">
”77 982 українки реалізували своє право стати мамами за 5 місяців цьоговоєнного року", – ідеться у повідомленні.</text:p>
      <text:p text:style-name="P4">
У Мін’юсті уточнюють, що відповідні дані зафіксовані станом на 1 червня 2023року.</text:p>
      <text:p text:style-name="P4">
Повідомляється, що за даними Управління у сфері державної реєстрації актівцивільного стану та проставлення апостиля Міністерства юстиції України,найбільше народжень зареєстровано у м. <text:a xlink:type="simple" xlink:href="https://www.ukrinform.ua/tag-kiiv" text:style-name="Internet_20_link" text:visited-style-name="Visited_20_Internet_20_Link">
 Київ </text:a>
 – 8 008, Львівській області – 6 899, Дніпропетровській – 5938, Одеській– 5 643 та Київській – 4 628.</text:p>
      <text:p text:style-name="P4">
Також зазначається, що у найбільш «гарячих» нині областях, буквально підобстрілами, народилося 154 малюки на Херсонщині та 546 – у Донецькій області.</text:p>
      <text:p text:style-name="P4">
<text:span text:style-name="T4">
Читайте також:</text:span>
 <text:a xlink:type="simple" xlink:href="https://www.ukrinform.ua/rubric-society/3593631-u-den-zahisnikiv-i-zahisnic-v-ukraini-odruzilisa-ponad-13-tisaci-par.html" text:style-name="Internet_20_link" text:visited-style-name="Visited_20_Internet_20_Link">
 У День захисників і захисниць в Україні <text:span text:style-name="T4">
одружилися</text:span>
понад 1,3 тисячі пар </text:a>
</text:p>
      <text:p text:style-name="P4">
Як повідомлялося, на порталі Дія доступна послуга єМалятко, за допомогою якоїможна в режимі онлайн зареєструвати народження дитини та отримати іншіпослуги.</text:p>
      <text:p text:style-name="P4">
Source: <text:a xlink:type="simple" xlink:href="https://www.ukrinform.ua/rubric-society/3724912-v-ukraini-vid-pocatku-roku-narodilisa-majze-78-tisac-ditej.html" text:style-name="Internet_20_link" text:visited-style-name="Visited_20_Internet_20_Link">
https://www.ukrinform.ua/rubric-society/3724912-v-ukraini-vid-pocatku-roku-narodilisa-majze-78-tisac-ditej.html</text:a>
</text:p>
      <!--NEWS-->
      <text:h text:style-name="P10" text:outline-level="1">
<text:span text:style-name="T4">
Уряд виділив Миколаєву понад ₴300 мільйонів на відновлення двох закладів освіти</text:span>
</text:h>
      <text:p text:style-name="P4">
Authors: Ukrinform (Person)</text:p>
      <text:p text:style-name="P4">
Publisher: Укринформ (Organization)</text:p>
      <text:p text:style-name="P4">
Published Time: 2023-06-19T17:09:00+03:00</text:p>
      <text:p text:style-name="P4">
Modified Time: 2023-06-19T17:09:00+03:00</text:p>
      <text:p text:style-name="P4">
Description: Державний бюджет виділив Миколаєву понад 304 млн гривень на відновлення двох закладів освіти. — Укрінформ.</text:p>
      <text:p text:style-name="P4">
Images: ['<text:a xlink:type="simple" xlink:href="https://static.ukrinform.com/photos/2023_06/thumb_files/630_360_1687183132-875.jpg" text:style-name="Internet_20_link" text:visited-style-name="Visited_20_Internet_20_Link">
630_360_16871...</text:a>
']</text:p>
      <text:p text:style-name="P4">
Tags: ['Бюджет', 'Миколаїв', 'Обстріл', 'Освіта', 'Війна з Росією', 'Відбудова']</text:p>
      <text:p text:style-name="P4">
Type: Article</text:p>
      <!--METADATA-->
      <text:p text:style-name="P4">
<draw:frame draw:style-name="fr1" draw:name="Image108" text:anchor-type="as-char" svg:width="6.9236in" svg:height="3.956343in" draw:z-index="0">
<draw:image xlink:href="../Images/yкринформ/2023-06-19T17-09-00-03-00/630_360_1687183132-875.jpg" xlink:type="simple" xlink:show="embed" xlink:actuate="onLoad" draw:mime-type="image/jpeg"/>
</draw:frame>
 Державнийбюджет виділив Миколаєву понад 304 млн гривень на відновлення двох закладівосвіти.</text:p>
      <text:p text:style-name="P4">
Про це повідомляє <text:a xlink:type="simple" xlink:href="https://mkrada.gov.ua/news/18778.html" text:style-name="Internet_20_link" text:visited-style-name="Visited_20_Internet_20_Link">
 Миколаївська міська рада</text:a>
 , передає Укрінформ.</text:p>
      <text:p text:style-name="P4">
«Кабінет Міністрів України виділив кошти з фонду ліквідації наслідків збройноїагресії на відновлення двох закладів освіти Миколаєва, пошкоджених через <text:a xlink:type="simple" xlink:href="https://www.ukrinform.ua/tag-obstril" text:style-name="Internet_20_link" text:visited-style-name="Visited_20_Internet_20_Link">
обстріли </text:a>
 російських окупантів. Йдетьсяпро гімназію № 2, будівля якої є пам’яткою архітектури місцевого значення«Міське дівоче училище» (друга жіноча гімназія) ІІ половини ХІХ ст, а такожліцей № 60», - зазначається у повідомленні.</text:p>
      <text:p text:style-name="P4">
<text:span text:style-name="T4">
Читайте також:</text:span>
 <text:a xlink:type="simple" xlink:href="https://www.ukrinform.ua/rubric-vidbudova/3724764-ulead-zapuskae-iniciativu-vidnovlenna-miscevih-skil-zadla-stijkosti.html" text:style-name="Internet_20_link" text:visited-style-name="Visited_20_Internet_20_Link">
 U- <text:span text:style-name="T4">
LEAD</text:span>
 <text:span text:style-name="T4">
запускає</text:span>
 <text:span text:style-name="T4">
ініціативу</text:span>
 « <text:span text:style-name="T4">
Відновлення</text:span>
<text:span text:style-name="T4">
місцевих</text:span>
 <text:span text:style-name="T4">
шкіл</text:span>
 <text:span text:style-name="T4">
задля</text:span>
 <text:span text:style-name="T4">
стійкості</text:span>
 »</text:a>
</text:p>
      <text:p text:style-name="P4">
Зокрема, наголошується, що на реставрацію гімназії №2 передбачено понад 217,1млн гривень. На нове будівництво ліцею № 60 спрямували більше 77,2 млнгривень.</text:p>
      <text:p text:style-name="P4">
Планується, що ці проєкти будуть реалізовані впродовж 2023-2024 років.</text:p>
      <text:p text:style-name="P4">
Як повідомлялося, понад 60% закладів освіти Миколаєва пошкоджені внаслідокросійської агресії.</text:p>
      <text:p text:style-name="P4">
<text:span text:style-name="T5">
Фото: Миколаївська міськрада</text:span>
</text:p>
      <text:p text:style-name="P4">
Source: <text:a xlink:type="simple" xlink:href="https://www.ukrinform.ua/rubric-vidbudova/3724909-urad-vidiliv-mikolaevu-ponad-300-miljoniv-na-vidnovlenna-dvoh-zakladiv-osviti.html" text:style-name="Internet_20_link" text:visited-style-name="Visited_20_Internet_20_Link">
https://www.ukrinform.ua/rubric-vidbudova/3724909-urad-vidiliv-mikolaevu-ponad-300-miljoniv-na-vidnovlenna-dvoh-zakladiv-osviti.html</text:a>
</text:p>
      <!--NEWS-->
      <text:h text:style-name="P10" text:outline-level="1">
<text:span text:style-name="T4">
Спецтрибунал для військово-політичного керівництва РФ може запрацювати 2024 року - Веніславський</text:span>
</text:h>
      <text:p text:style-name="P4">
Authors: Ukrinform (Person)</text:p>
      <text:p text:style-name="P4">
Publisher: Укринформ (Organization)</text:p>
      <text:p text:style-name="P4">
Published Time: 2023-06-19T17:11:00+03:00</text:p>
      <text:p text:style-name="P4">
Modified Time: 2023-06-19T17:11:00+03:00</text:p>
      <text:p text:style-name="P4">
Description: Міжнародний спецтрибунал для притягнення до відповідальності військово-політичного керівництва РФ за скоєння злочину агресії проти України може запрацювати у 2024 році. — Укрінформ.</text:p>
      <text:p text:style-name="P4">
Images: ['<text:a xlink:type="simple" xlink:href="https://static.ukrinform.com/photos/2023_06/thumb_files/630_360_1687183182-350.jpg" text:style-name="Internet_20_link" text:visited-style-name="Visited_20_Internet_20_Link">
630_360_16871...</text:a>
']</text:p>
      <text:p text:style-name="P4">
Tags: ['Трибунал', 'Україна', 'Агресія РФ', 'Веніславський']</text:p>
      <text:p text:style-name="P4">
Type: Article</text:p>
      <!--METADATA-->
      <text:p text:style-name="P4">
<draw:frame draw:style-name="fr1" draw:name="Image109" text:anchor-type="as-char" svg:width="6.9236in" svg:height="3.956343in" draw:z-index="0">
<draw:image xlink:href="../Images/yкринформ/2023-06-19T17-11-00-03-00/630_360_1687183182-350.jpg" xlink:type="simple" xlink:show="embed" xlink:actuate="onLoad" draw:mime-type="image/jpeg"/>
</draw:frame>
Міжнародний спецтрибунал для притягнення до відповідальності військово-політичного керівництва РФ за скоєння злочину агресії проти України можезапрацювати у 2024 році.</text:p>
      <text:p text:style-name="P4">
Таку думку член Комітету Верховної Ради з питань національної безпеки, оборонита розвідки, представник Президента у ВР Федір Веніславський висловив набрифінгу в Медіацентрі “Україна - Укрінформ”.</text:p>
      <text:p text:style-name="P4">
За його словами, практично всі цивілізовані країни світу підтримали створенняміжнародного спецтрибуналу для притягнення президента РФ Володимира Путіна тайого найближчого оточення до відповідальності за агресивну війну, яку вонирозв’язали проти України. Однак <text:a xlink:type="simple" xlink:href="https://www.ukrinform.ua/tag-venislavskij" text:style-name="Internet_20_link" text:visited-style-name="Visited_20_Internet_20_Link">
 Веніславський</text:a>
 зауважив, що питання форматутрибуналу досі залишається дискусійним.</text:p>
      <text:p text:style-name="P4">
Він уточнив, що деякі партнери наполягають на тому, що для притягнення довідповідальності російського військово-політичного керівництва маєзастосовуватися юридична система права України із залученням міжнароднихсуддів. При цьому член оборонного парламентського комітету наголосив, щонайбільш прийнятним варіантом для України є створення окремого спеціальногоміжнародного трибуналу на зразок Нюрнберзького процесу. Веніславськийконстатував, що наразі триває активна дискусія з приводу остаточного форматуспецтрибуналу.</text:p>
      <text:p text:style-name="P4">
<text:span text:style-name="T4">
Читайте також:</text:span>
 <text:a xlink:type="simple" xlink:href="https://www.ukrinform.ua/rubric-polytics/3700494-venislavskij-marno-spodivatisa-na-stvorenna-spectribunalu-dla-rf-poki-vona-v-radbezi-oon.html" text:style-name="Internet_20_link" text:visited-style-name="Visited_20_Internet_20_Link">
 <text:span text:style-name="T4">
Веніславський</text:span>
 : Марно сподіватися на створенняспецтрибуналу для рф, поки вона в Радбезі ООН</text:a>
</text:p>
      <text:p text:style-name="P4">
Щодо термінів створення і початку роботи відповідного судового механізмуВеніславський зазначив: “Щойно ми узгодимо всі позиції з партнерами і вийдемона фінішний варіант — процес створення суду не займатиме багато часу, адже всідокументи будуть готові. Якщо оптимістично, я думаю, що цей суд запрацюєнаприкінці цього року, а якщо реалістично, думаю, що це відбудеться вже в 2024році”.</text:p>
      <text:p text:style-name="P4">
Водночас він підкреслив, що для притягнення до відповідальності всіх воєннихзлочинців можуть застосовувати Міжнародний кримінальний суд, українські суди,а також спеціальний міжнародний трибунал, створений у майбутньому.</text:p>
      <text:p text:style-name="P4">
Як повідомлялося, Україна спільно з партнерами просуває створення спеціальноготрибуналу для притягнення до кримінальної відповідальності керівництваРосійської Федерації за скоєння злочину агресії проти України.</text:p>
      <text:p text:style-name="P4">
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Source: <text:a xlink:type="simple" xlink:href="https://www.ukrinform.ua/rubric-polytics/3724918-spectribunal-dla-vijskovopoliticnogo-kerivnictva-rf-moze-zapracuvati-2024-roku-venislavskij.html" text:style-name="Internet_20_link" text:visited-style-name="Visited_20_Internet_20_Link">
https://www.ukrinform.ua/rubric-polytics/3724918-spectribunal-dla-vijskovopoliticnogo-kerivnictva-rf-moze-zapracuvati-2024-roku-venislavskij.html</text:a>
</text:p>
      <!--NEWS-->
      <text:h text:style-name="P10" text:outline-level="1">
<text:span text:style-name="T4">
Синєгубов розповів, скільки людей наразі проживають у Харкові</text:span>
</text:h>
      <text:p text:style-name="P4">
Authors: Ukrinform (Person)</text:p>
      <text:p text:style-name="P4">
Publisher: Укринформ (Organization)</text:p>
      <text:p text:style-name="P4">
Published Time: 2023-06-19T17:12:16+03:00</text:p>
      <text:p text:style-name="P4">
Modified Time: 2023-06-19T17:12:16+03:00</text:p>
      <text:p text:style-name="P4">
Description: У Харкові наразі постійно проживає вже 1,2-1,3 млн людей, чисельність населення зростає внаслідок повернення містян, а також евакуації жителів Харківщини. — Укрінформ.</text:p>
      <text:p text:style-name="P4">
Images: ['<text:a xlink:type="simple" xlink:href="https://static.ukrinform.com/photos/2023_06/thumb_files/630_360_1687183798-193.jpg" text:style-name="Internet_20_link" text:visited-style-name="Visited_20_Internet_20_Link">
630_360_16871...</text:a>
']</text:p>
      <text:p text:style-name="P4">
Tags: ['Харків', 'Синєгубов']</text:p>
      <text:p text:style-name="P4">
Type: Article</text:p>
      <!--METADATA-->
      <text:p text:style-name="P4">
<draw:frame draw:style-name="fr1" draw:name="Image110" text:anchor-type="as-char" svg:width="6.9236in" svg:height="3.956343in" draw:z-index="0">
<draw:image xlink:href="../Images/yкринформ/2023-06-19T17-12-16-03-00/630_360_1687183798-193.jpg" xlink:type="simple" xlink:show="embed" xlink:actuate="onLoad" draw:mime-type="image/jpeg"/>
</draw:frame>
 У Харковінаразі постійно проживає вже 1,2-1,3 млн людей, чисельність населення зростаєвнаслідок повернення містян, а також евакуації жителів Харківщини.</text:p>
      <text:p text:style-name="P4">
Про це повідомив на брифінгу в Медіацентрі Україна - Укрінформ начальникХарківської обласної військової адміністрації Олег Синєгубов, передаєУкрінформ.</text:p>
      <text:p text:style-name="P4">
“Якщо брати місто <text:a xlink:type="simple" xlink:href="https://www.ukrinform.ua/tag-harkiv" text:style-name="Internet_20_link" text:visited-style-name="Visited_20_Internet_20_Link">
 Харків </text:a>
 , то ми вжебачимо 1,2-1,3 млн постійного населення (раніше повідомлялося про 1,1 млн -ред.). Внутрішньо переміщених осіб по області ми маємо близько 490 тисяч. Цедосить велика цифра. Це люди, які евакуюються в тому числі до Харкова зВовчанська, Куп’янського та Ізюмського районів. Це люди, які виїздять ізнаселених пунктів, де дуже небезпечно, та намагаються у місті знайти якусьроботу”, - сказав Синєгубов.</text:p>
      <text:p text:style-name="P4">
<text:span text:style-name="T4">
Читайте також:</text:span>
 <text:a xlink:type="simple" xlink:href="https://www.ukrinform.ua/rubric-regions/3718491-u-harkivskij-ova-ne-viklucaut-evakuacii-ludej-iz-prikordonna-oblasti.html" text:style-name="Internet_20_link" text:visited-style-name="Visited_20_Internet_20_Link">
 У Харківській ОВА не виключають евакуації людей ізприкордоння області </text:a>
</text:p>
      <text:p text:style-name="P4">
Він зауважив, що російські війська щоденно обстрілюють прикордоння.</text:p>
      <text:p text:style-name="P4">
“Ворог б’є з танків, артилерії, мінометів. Це виключно терор місцевогонаселення. Всі населені пункти, які під вогнем, це 5-10-кілометрова зона відлінії кордону. По деяких ми не можемо просто розмінування, а відтак -відновити електропостачання. Люди там живуть лише в деяких будинках, не хочутьевакуюватися”, - сказав начальник ОВА.</text:p>
      <text:p text:style-name="P4">
<text:span text:style-name="T4">
Читайте також:</text:span>
 <text:a xlink:type="simple" xlink:href="https://www.ukrinform.ua/rubric-regions/3722909-rosiani-dva-tizni-pricilno-obstriluut-amiakoprovid-na-harkivsini.html" text:style-name="Internet_20_link" text:visited-style-name="Visited_20_Internet_20_Link">
 Росіяни два тижні прицільно обстрілюють аміакопровід наХарківщині </text:a>
</text:p>
      <text:p text:style-name="P4">
Як повідомляв Укрінформ, за минулу добу у Харківській області двоє людей <text:a xlink:type="simple" xlink:href="https://www.ukrinform.ua/rubric-regions/3724641-na-harkivsini-dvoe-ludej-poraneni-za-dobu-vnaslidok-obstriliv.html" text:style-name="Internet_20_link" text:visited-style-name="Visited_20_Internet_20_Link">
дістали </text:a>
 поранення через ворожіобстріли.</text:p>
      <text:p text:style-name="P4">
Source: <text:a xlink:type="simple" xlink:href="https://www.ukrinform.ua/rubric-regions/3724919-sinegubov-rozpoviv-skilki-ludej-narazi-prozivaut-u-harkovi.html" text:style-name="Internet_20_link" text:visited-style-name="Visited_20_Internet_20_Link">
https://www.ukrinform.ua/rubric-regions/3724919-sinegubov-rozpoviv-skilki-ludej-narazi-prozivaut-u-harkovi.html</text:a>
</text:p>
      <!--NEWS-->
      <text:h text:style-name="P10" text:outline-level="1">
<text:span text:style-name="T4">
У травні ЗСУ знищили понад 550 артилерійських установок росіян - військовий  експерт</text:span>
</text:h>
      <text:p text:style-name="P4">
Authors: Ukrinform (Person)</text:p>
      <text:p text:style-name="P4">
Publisher: Укринформ (Organization)</text:p>
      <text:p text:style-name="P4">
Published Time: 2023-06-19T17:15:00+03:00</text:p>
      <text:p text:style-name="P4">
Modified Time: 2023-06-19T17:15:00+03:00</text:p>
      <text:p text:style-name="P4">
Description: У травні 2023 року Збройні сили України знищили понад 550 артилерійських установок російських загарбників, а в червні ця цифра має зрости. — Укрінформ.</text:p>
      <text:p text:style-name="P4">
Images: ['<text:a xlink:type="simple" xlink:href="https://static.ukrinform.com/photos/2023_06/thumb_files/630_360_1687183987-897.png" text:style-name="Internet_20_link" text:visited-style-name="Visited_20_Internet_20_Link">
630_360_16871...</text:a>
']</text:p>
      <text:p text:style-name="P4">
Tags: ['Військова техніка', 'Війна з Росією', '#stoprussia']</text:p>
      <text:p text:style-name="P4">
Type: Article</text:p>
      <!--METADATA-->
      <text:p text:style-name="P4">
<draw:frame draw:style-name="fr1" draw:name="Image111" text:anchor-type="as-char" svg:width="6.9236in" svg:height="3.956343in" draw:z-index="0">
<draw:image xlink:href="../Images/yкринформ/2023-06-19T17-15-00-03-00/630_360_1687183987-897.png" xlink:type="simple" xlink:show="embed" xlink:actuate="onLoad" draw:mime-type="image/png"/>
</draw:frame>
 У травні2023 року Збройні сили України знищили понад 550 артилерійських установокросійських загарбників, а в червні ця цифра має зрости.</text:p>
      <text:p text:style-name="P4">
Як передає Укрінформ, це констатував військовий експерт Петро Черник укоментарі <text:a xlink:type="simple" xlink:href="https://ukr.radio/news.html" text:style-name="Internet_20_link" text:visited-style-name="Visited_20_Internet_20_Link">
 Українському радіо</text:a>
 .</text:p>
      <text:p text:style-name="P4">
Коментуючи перебіг подій на полі бою, фахівець зауважив, що війна залишаєтьсяна 95% війною артилерії. “Відповідно успіхи у ліквідації гармат, системзалпового вогню, самохідних установок, <text:a xlink:type="simple" xlink:href="https://www.ukrinform.ua/tag-ppo" text:style-name="Internet_20_link" text:visited-style-name="Visited_20_Internet_20_Link">
 ППО </text:a>
 ворога є дуже важливими”, - підкреслив він.</text:p>
      <text:p text:style-name="P4">
Водночас Черник зазначив, що минулого літа агресори здійснювали від 45 тисячзалпів на день, а зараз – до 15-17 тисяч.</text:p>
      <text:p text:style-name="P4">
"Щодо артилерії, на початок війни росіяни мали приблизно 5500 стволів. Ценеймовірно багато, адже вся армія США на той момент мала тільки до тисячіартилерійських установок. За весь час росіяни цей боєзапас, який в них був наскладах, практично використали, або ми винищили їхні комплекти, бо ЗСУнавчилися це робити", — пояснює Черник.</text:p>
      <text:p text:style-name="P4">
<text:span text:style-name="T4">
Читайте також:</text:span>
 <text:a xlink:type="simple" xlink:href="https://www.ukrinform.ua/rubric-ato/3724638-na-bahmutskomu-napramku-ukrainski-vijska-prosunulisa-na-dekilkoh-dilankah-minoboroni.html" text:style-name="Internet_20_link" text:visited-style-name="Visited_20_Internet_20_Link">
 На Бахмутському напрямку українські війська просунулисяна декількох ділянках - Міноборони </text:a>
</text:p>
      <text:p text:style-name="P4">
Втім, за його словами, росіяни можуть виробляти до 125 тисяч снарядів намісяць. А американці вийдуть на показник 50 тисяч десь на кінець серпня.Однак, як наголосив Черник, запустився величезний євроатлантичний воєннийконвеєр для України - і з кожним тижнем, з кожним місяцем все це будезабезпечуватися і наростати.</text:p>
      <text:p text:style-name="P4">
За його розрахунками, у вересні Сили оборони України зможуть вийти на паритетзалпів.</text:p>
      <text:p text:style-name="P4">
"Росіяни виробляти якісну артилерію не зможуть. Але на складах ще є дужебагато старого мотлоху, зокрема Д-44 ще 1943-го року виробництва, і вжезафіксовано, що вони застосовуються. Звичайно, стволи будуть рватися, снарядибудуть неякісні, але ще має минути якийсь час, допоки ми вийдемо на паритетзалпів. Думаю, що це ми досягнемо десь у вересні. Але не тут лежить філософіяуспіху. Філософія успіху лежить у цілепокладанні. Ось тут ми противникавипереджаємо в рази", — підсумував Черник.</text:p>
      <text:p text:style-name="P4">
Загалом, за його словами, фронт перебуває у так званій фазі змішаних бойовихдій. "Це означає, що на певних ділянках ЗСУ мають хороші, хай не дуже великі,але все ж таки дуже впевнені кроки вперед. У стратегічному контекстіоднозначно ініціатива на нашому боці", — впевнений військовий експерт.</text:p>
      <text:p text:style-name="P4">
При цьому Черник висловив думку, що не буде повторної Харківської операції.“Ми дуже хочемо швидкого наступу, але противник також навчається, вінокопався, і нам доведеться його методично перемолоти. Проте у стратегічномуконтексті колесо воєнної історії однозначно обертається на боці України", -підсумував експерт.</text:p>
      <text:p text:style-name="P4">
<text:span text:style-name="T4">
Читайте також:</text:span>
 <text:a xlink:type="simple" xlink:href="https://www.ukrinform.ua/rubric-ato/3724830-ukrainski-bijci-pokazali-ak-nisat-vorozi-tanki-udarnimi-dronami.html" text:style-name="Internet_20_link" text:visited-style-name="Visited_20_Internet_20_Link">
 Українські бійці показали, як нищать ворожі танкиударними дронами </text:a>
</text:p>
      <text:p text:style-name="P4">
Як повідомляв Укрінформ, за даними Генерального штабу ЗСУ, українські Силиоборони з 24 лютого 2022 року по 19 червня 2023 року <text:a xlink:type="simple" xlink:href="https://www.ukrinform.ua/rubric-ato/3724627-sili-oboroni-znisili-vze-220-tisac-450-rosijskih-zagarbnikiv.html" text:style-name="Internet_20_link" text:visited-style-name="Visited_20_Internet_20_Link">
 ліквідували близько 220тисяч 450 російських загарбників </text:a>
. Також знищені: 3989 ворожих танків, бойових броньованих машин ‒ 7735,артилерійських систем – 3865, РСЗВ – 610, засобів ППО ‒ 370, літаків – 314,гелікоптерів – 305, БПЛА оперативно-тактичного рівня – 3383, крилатих ракет ‒1211, кораблів / катерів ‒ 18, автомобільної техніки та автоцистерн – 6613,спеціальної техніки ‒ 526.</text:p>
      <text:p text:style-name="P4">
<text:span text:style-name="T5">
Фото: "Оперативний ЗСУ"</text:span>
</text:p>
      <text:p text:style-name="P4">
Source: <text:a xlink:type="simple" xlink:href="https://www.ukrinform.ua/rubric-ato/3724920-u-travni-zsu-znisili-ponad-550-artilerijskih-ustanovok-rosian-vijskovij-ekspert.html" text:style-name="Internet_20_link" text:visited-style-name="Visited_20_Internet_20_Link">
https://www.ukrinform.ua/rubric-ato/3724920-u-travni-zsu-znisili-ponad-550-artilerijskih-ustanovok-rosian-vijskovij-ekspert.html</text:a>
</text:p>
      <!--NEWS-->
      <text:h text:style-name="P10" text:outline-level="1">
<text:span text:style-name="T4">
У філії «Лісів України» викрили підпільну криптоферму – підприємство обіцяє перевірку</text:span>
</text:h>
      <text:p text:style-name="P4">
Authors: Ukrinform (Person)</text:p>
      <text:p text:style-name="P4">
Publisher: Укринформ (Organization)</text:p>
      <text:p text:style-name="P4">
Published Time: 2023-06-19T17:20:00+03:00</text:p>
      <text:p text:style-name="P4">
Modified Time: 2023-06-19T17:20:00+03:00</text:p>
      <text:p text:style-name="P4">
Description: Працівники Державного бюро розслідувань викрили діяльність підпільного дата-центру з майнінгу криптовалют, яку облаштували в службових приміщеннях філії "Рава-Руське лісове господарство" державного підприємства "Ліси України". — Укрінформ.</text:p>
      <text:p text:style-name="P4">
Images: ['<text:a xlink:type="simple" xlink:href="https://static.ukrinform.com/photos/2023_06/thumb_files/630_360_1687183838-217.jpeg" text:style-name="Internet_20_link" text:visited-style-name="Visited_20_Internet_20_Link">
630_360_16871...</text:a>
']</text:p>
      <text:p text:style-name="P4">
Tags: ['Ліс', 'Держбюро розслідувань', 'Криптовалюта', 'перевірки']</text:p>
      <text:p text:style-name="P4">
Type: Article</text:p>
      <!--METADATA-->
      <text:p text:style-name="P4">
<draw:frame draw:style-name="fr1" draw:name="Image112" text:anchor-type="as-char" svg:width="6.9236in" svg:height="3.956343in" draw:z-index="0">
<draw:image xlink:href="../Images/yкринформ/2023-06-19T17-20-00-03-00/630_360_1687183838-217.jpeg" xlink:type="simple" xlink:show="embed" xlink:actuate="onLoad" draw:mime-type="image/jpeg"/>
</draw:frame>
Працівники Державного бюро розслідувань викрили діяльність підпільного дата-центру з майнінгу криптовалют, яку облаштували в службових приміщеннях філії"Рава-Руське лісове господарство" державного підприємства "Ліси України".</text:p>
      <text:p text:style-name="P4">
Як передає Укрінформ, про це повідомляє <text:a xlink:type="simple" xlink:href="https://dbr.gov.ua/news/dbr-vikrilo-na-lvivshhini-pidpilnu-kriptofermu-yaku-organizuvalo-kerivnictvo-filii-derzhpidpriemstva-lisi-ukraini" text:style-name="Internet_20_link" text:visited-style-name="Visited_20_Internet_20_Link">
 ДБР </text:a>
.</text:p>
      <text:p text:style-name="P4">
Організували криптоферму колишній директор, який зараз очолює іншу філію, йогозаступник, який обіймає посаду директора, головний бухгалтер та іншівідповідальні особи.</text:p>
      <text:p text:style-name="P4">
Встановлено, що понад рік тому в державній установі встановили технологічнеобладнання, що забезпечило роботу нелегального майнінг-центру.</text:p>
      <text:p text:style-name="P4">
</text:p>
      <text:p text:style-name="P4">
Згенерована <text:a xlink:type="simple" xlink:href="https://www.ukrinform.ua/tag-grosi" text:style-name="Internet_20_link" text:visited-style-name="Visited_20_Internet_20_Link">
 криптовалюта </text:a>
 зберігалася успеціально створених криптогаманцях посадовців.</text:p>
      <text:p text:style-name="P4">
</text:p>
      <text:p text:style-name="P4">
Кошти за витрачену електроенергію сплачувало державне підприємство, азловмисники отримували чистий прибуток.</text:p>
      <text:p text:style-name="P4">
</text:p>
      <text:p text:style-name="P4">
За попередніми підрахунками, збитки склали понад 1,5 млн грн, а фігурантизаробили на цьому щонайменше 4 млн грн.</text:p>
      <text:p text:style-name="P4">
Також через систематичне перевантаження комунальних мереж відбувалосязнеструмлення та масштабні перебої з енергопостачанням житлових об’єктів ікритичної інфраструктури.</text:p>
      <text:p text:style-name="P4">
<text:span text:style-name="T4">
Читайте також:</text:span>
 <text:a xlink:type="simple" xlink:href="https://www.ukrinform.ua/rubric-economy/3703589-ukrainski-pravoohoronci-ta-fbr-likviduvali-devat-servisiv-obminu-kriptovaluti.html" text:style-name="Internet_20_link" text:visited-style-name="Visited_20_Internet_20_Link">
 Українські правоохоронці та ФБР ліквідували дев’ятьсервісів обміну <text:span text:style-name="T4">
криптовалюти</text:span>
 </text:a>
</text:p>
      <text:p text:style-name="P4">
Під час слідчих дій у службових приміщеннях філії "Рава-Руське лісовегосподарство" виявили й вилучили технологічне обладнання, що забезпечувалодіяльність майнінг-центру: флеш накопичувачі, комп’ютери, ноутбуки, мобільнітелефони, відеокарти, блоки живлення, материнські плати, процесори, жорсткідиски, охолоджувачі для процесорів, перехідники, сервери й диски, на якихзберігається безперебійне відеоспостереження, а також документи, щопідтверджують злочинну діяльність.</text:p>
      <text:p text:style-name="P4">
Держпідприємство «Ліси України» ініціювало службову перевірку філії наЛьвівщині.</text:p>
      <text:p text:style-name="P4">
Про це повідомляє пресслужба підприємства у <text:a xlink:type="simple" xlink:href="https://www.facebook.com/ForestsOfUkraine/posts/pfbid0dDPeK63dWfw3Mj6GWEemqUVLHCZPNVaH9sWwBqxHyXcbtnfVdGGnzP58HfyqXtHXl" text:style-name="Internet_20_link" text:visited-style-name="Visited_20_Internet_20_Link">
 Фейсбуці</text:a>
.</text:p>
      <text:p text:style-name="P4">
«За даними ДБР, у філії «Рава-Руське лісове господарство» виявленокриптоферму. ДП «Ліси України» співпрацює з правоохоронними органами та вжерозпочало службову перевірку з цього приводу», - йдеться в повідомленні.</text:p>
      <text:p text:style-name="P4">
В держпідприємстві наголошують, що у разі підтвердження фактів всі причетнібудуть притягнуті до відповідальності. Крім того, підприємство посилитькомплексну систему моніторингу за роботою філій.</text:p>
      <text:p text:style-name="P4">
Як повідомляв Укрінформ, у червні правоохоронці заблокували діяльністьшахраїв, які за допомогою фальшивих чатботів ДТЕК привласнили кошти близько 3тисяч людей.</text:p>
      <text:p text:style-name="P4">
<text:span text:style-name="T5">
Фото: dbr.gov.ua</text:span>
</text:p>
      <text:p text:style-name="P4">
Source: <text:a xlink:type="simple" xlink:href="https://www.ukrinform.ua/rubric-regions/3724922-u-filii-lisiv-ukraini-na-lvivsini-vikrili-pidpilnu-kriptofermu-pidpriemstvo-obicae-perevirku.html" text:style-name="Internet_20_link" text:visited-style-name="Visited_20_Internet_20_Link">
https://www.ukrinform.ua/rubric-regions/3724922-u-filii-lisiv-ukraini-na-lvivsini-vikrili-pidpilnu-kriptofermu-pidpriemstvo-obicae-perevirku.html</text:a>
</text:p>
      <!--NEWS-->
      <text:h text:style-name="P10" text:outline-level="1">
<text:span text:style-name="T4">
Українські й польські виробники молока виступають проти торговельних обмежень</text:span>
</text:h>
      <text:p text:style-name="P4">
Authors: Ukrinform (Person)</text:p>
      <text:p text:style-name="P4">
Publisher: Укринформ (Organization)</text:p>
      <text:p text:style-name="P4">
Published Time: 2023-06-19T17:22:00+03:00</text:p>
      <text:p text:style-name="P4">
Modified Time: 2023-06-19T17:22:00+03:00</text:p>
      <text:p text:style-name="P4">
Description: Представники польського і українського молочного бізнесу та професійних об’єднань молочної галузі виступають проти будь-яких торговельних обмежень з боку України та Польщі. — Укрінформ.</text:p>
      <text:p text:style-name="P4">
Images: ['<text:a xlink:type="simple" xlink:href="https://static.ukrinform.com/photos/2018_01/thumb_files/630_360_1515838759-3616.jpg" text:style-name="Internet_20_link" text:visited-style-name="Visited_20_Internet_20_Link">
630_360_15158...</text:a>
']</text:p>
      <text:p text:style-name="P4">
Tags: ['Експорт', 'Імпорт', 'Польща', 'Торгівля', 'Молоко', 'Ринок']</text:p>
      <text:p text:style-name="P4">
Type: Article</text:p>
      <!--METADATA-->
      <text:p text:style-name="P4">
<draw:frame draw:style-name="fr1" draw:name="Image116" text:anchor-type="as-char" svg:width="6.9236in" svg:height="3.956343in" draw:z-index="0">
<draw:image xlink:href="../Images/yкринформ/2023-06-19T17-22-00-03-00/630_360_1515838759-3616.jpg" xlink:type="simple" xlink:show="embed" xlink:actuate="onLoad" draw:mime-type="image/jpeg"/>
</draw:frame>
Представники польського і українського молочного бізнесу та професійнихоб’єднань молочної галузі виступають проти будь-яких торговельних обмежень збоку України та Польщі.</text:p>
      <text:p text:style-name="P4">
Про це йшлося під час першого польсько-українського молочного діалогу, передаєУкрінформ з посиланням на <text:a xlink:type="simple" xlink:href="https://uadairy.com/molochni-obyednannya-ukrayiny-ta-polshhi-zvertayutsya-do-uryadiv-svoyih-krayin/" text:style-name="Internet_20_link" text:visited-style-name="Visited_20_Internet_20_Link">
 пресслужбу об’єднання «Спілка молочних підприємствУкраїни» (СМПУ) </text:a>
 .</text:p>
      <text:p text:style-name="P4">
Зазначається, що за підсумками зустрічі було прийнято спільне зверненняпрофесійних об’єднань молочників двох країн до урядів Республіки Польща таУкраїни.</text:p>
      <text:p text:style-name="P4">
"Молочні підприємства Польщі та України підтримують вільну торгівлю без будь-яких політичних обмежень, мит, квот та інших обмежень, з прозорими тастабільними правилами, які є передбачуваними та однаковими для обох сторін", -йдеться у тексті звернення.</text:p>
      <text:p text:style-name="P4">
Виконавчий директор СМПУ Арсен Дідур наголосив, що неприйнятними є якобмеження на ввіз української <text:a xlink:type="simple" xlink:href="https://www.ukrinform.ua/tag-moloko" text:style-name="Internet_20_link" text:visited-style-name="Visited_20_Internet_20_Link">
 молочної продукції</text:a>
 , так і створення додаткових перешкод увигляді відновлення ветеринарного контролю на молоко і молочні продукти зРеспубліки Польща.</text:p>
      <text:p text:style-name="P4">
"Ми вважаємо неприпустимим те, що наш молочний експорт стоїть на кордоні подва тижні, а то й більше. Це не сприяє порозумінню і не збільшує наш взаємнийтоварообіг", - сказав він.</text:p>
      <text:p text:style-name="P4">
Директор об'єднання додав, що всі дії урядів Польщі та України повиннібазуватися на демократії вільної торгівлі та законності.</text:p>
      <text:p text:style-name="P4">
Експерт Національного наукового центру «Інститут аграрної економіки» ЛеонідТулуш зауважив, що українські молокопродукти не становлять проблеми длямолочного ринку Польщі.</text:p>
      <text:p text:style-name="P4">
“Якщо вести мову про значимість Польщі для українського молочного сектору, точастка Польщі в загальних обсягах імпорту молокопродуктів в Україну перевищує45%. Натомість частка експорту до Польщі в загальних обсягах експортумолокопродуктів з України складає лише 8%. Можемо говорити про неспівставністьобсягів взаємної торгівлі між країнами,”- пояснив експерт.</text:p>
      <text:p text:style-name="P4">
<text:span text:style-name="T4">
Читайте також:</text:span>
 <text:a xlink:type="simple" xlink:href="https://www.ukrinform.ua/rubric-economy/3722773-kanada-vidkrila-rinok-dla-molocnoi-produkcii-z-ukraini.html" text:style-name="Internet_20_link" text:visited-style-name="Visited_20_Internet_20_Link">
 <text:span text:style-name="T4">
Канада</text:span>
 <text:span text:style-name="T4">
відкрила</text:span>
 <text:span text:style-name="T4">
ринок</text:span>
 <text:span text:style-name="T4">
для</text:span>
 <text:span text:style-name="T4">
молочної</text:span>
<text:span text:style-name="T4">
продукції</text:span>
 з <text:span text:style-name="T4">
України</text:span>
 </text:a>
</text:p>
      <text:p text:style-name="P4">
Директорка Польської Молочної Палати (Polska Izba Mleka) Агнешка Малішевськависловила підтримку українським колегам.</text:p>
      <text:p text:style-name="P4">
"Ми хочемо допомагати Україні і працювати для покращення добробуту нашихфермерів, компаній та споживачів. Для нашого спільного блага ми маємоактивізувати наші зусилля. Хочемо, щоб малочисельні групи, не пов’язані змолочним сектором, не ускладнювали нашу співпрацю з українською стороною. Якщоінтереси молочного бізнесу не буде враховано, це може призвести до сумнихнаслідків", - сказала вона.</text:p>
      <text:p text:style-name="P4">
Як повідомлялося, Польща у квітні 2023 року ввела тимчасову заборону на імпортукраїнської аграрної продукції, у тому числі молока та молочних продуктів. Цязаборона була знята, після того як ЄС запровадила заборону на імпорт з Українипшениці, кукурудзи, ріпаку та насіння соняшнику до п'яти країн Євросоюзу.</text:p>
      <text:p text:style-name="P4">
Міністерство аграрної політики та продовольства України 2 червня заявило, щоініціює перед урядом України відновлення ветеринарного контролю на молоко тамолочні продукти з Республіки Польща.</text:p>
      <text:p text:style-name="P4">
У Спілці молочних підприємств виступили проти такого рішення та заявили, щовоно призведе до дзеркальної відповіді польської сторони.</text:p>
      <text:p text:style-name="P4">
Source: <text:a xlink:type="simple" xlink:href="https://www.ukrinform.ua/rubric-economy/3724921-ukrainski-j-polski-virobniki-moloka-vistupaut-proti-torgovelnih-obmezen.html" text:style-name="Internet_20_link" text:visited-style-name="Visited_20_Internet_20_Link">
https://www.ukrinform.ua/rubric-economy/3724921-ukrainski-j-polski-virobniki-moloka-vistupaut-proti-torgovelnih-obmezen.html</text:a>
</text:p>
      <!--NEWS-->
      <text:h text:style-name="P10" text:outline-level="1">
<text:span text:style-name="T4">
Стефанчук сподівається, що парламент Франції підтримає членство України в НАТО</text:span>
</text:h>
      <text:p text:style-name="P4">
Authors: Ukrinform (Person)</text:p>
      <text:p text:style-name="P4">
Publisher: Укринформ (Organization)</text:p>
      <text:p text:style-name="P4">
Published Time: 2023-06-19T17:22:25+03:00</text:p>
      <text:p text:style-name="P4">
Modified Time: 2023-06-19T17:22:25+03:00</text:p>
      <text:p text:style-name="P4">
Description: Голова Верховної Ради Руслан Стефанчук сподівається, що Національні збори Франції висловлять підтримку у питанні членства України в НАТО. — Укрінформ.</text:p>
      <text:p text:style-name="P4">
Images: ['<text:a xlink:type="simple" xlink:href="https://static.ukrinform.com/photos/2023_06/thumb_files/630_360_1687184173-867.jpg" text:style-name="Internet_20_link" text:visited-style-name="Visited_20_Internet_20_Link">
630_360_16871...</text:a>
']</text:p>
      <text:p text:style-name="P4">
Tags: ['Франція', 'НАТО', 'Парламент', 'Верховна Рада', 'Стефанчук']</text:p>
      <text:p text:style-name="P4">
Type: Article</text:p>
      <!--METADATA-->
      <text:p text:style-name="P4">
<draw:frame draw:style-name="fr1" draw:name="Image117" text:anchor-type="as-char" svg:width="6.9236in" svg:height="3.956343in" draw:z-index="0">
<draw:image xlink:href="../Images/yкринформ/2023-06-19T17-22-25-03-00/630_360_1687184173-867.jpg" xlink:type="simple" xlink:show="embed" xlink:actuate="onLoad" draw:mime-type="image/jpeg"/>
</draw:frame>
 ГоловаВерховної Ради Руслан Стефанчук сподівається, що Національні збори Франціївисловлять підтримку у питанні членства України в НАТО.</text:p>
      <text:p text:style-name="P4">
Про це він повідомив у <text:a xlink:type="simple" xlink:href="https://www.facebook.com/story.php" text:style-name="Internet_20_link" text:visited-style-name="Visited_20_Internet_20_Link">
 Фейсбуці</text:a>
за результатами зустрічі з головою Комітету з європейських справ Національнихзборів Франції П'єр-Александром Англадом, передає Укрінформ.</text:p>
      <text:p text:style-name="P4">
"На сьогодні ми отримали політичні сигнали на підтримку членства України вНАТО від ряду парламентів. Сподіваюся, що відповідну резолюцію або заяву будесхвалено і Національними зборами Франції", - зауважив <text:a xlink:type="simple" xlink:href="https://www.ukrinform.ua/tag-stefancuk" text:style-name="Internet_20_link" text:visited-style-name="Visited_20_Internet_20_Link">
 Стефанчук</text:a>
 .</text:p>
      <text:p text:style-name="P4">
Він наголосив, що на саміті НАТО у Вільнюсі Україна прагне отримати "чіткиймеседж про модальності та часові рамки подальшого руху України до членства уНАТО".</text:p>
      <text:p text:style-name="P4">
<text:span text:style-name="T4">
Читайте також:</text:span>
 <text:a xlink:type="simple" xlink:href="https://www.ukrinform.ua/rubric-polytics/3724788-ukraina-stane-clenom-nato-ale-zaprosenna-u-vilnusi-ne-bude-stoltenberg.html" text:style-name="Internet_20_link" text:visited-style-name="Visited_20_Internet_20_Link">
 Україна стане членом <text:span text:style-name="T4">
НАТО</text:span>
 , але запрошення у Вільнюсіне буде – Столтенберг </text:a>
</text:p>
      <text:p text:style-name="P4">
Під час зустрічі з головою Комітету з європейських справ Національних зборівФранції Стефанчук наголосив, що Україна вже відповідає стандартам НАТО,застосовуючи військову доктрину, принципи та тактику Альянсу у відсічізбройної агресії Російської Федерації.</text:p>
      <text:p text:style-name="P4">
За його словами, під час зустрічі обговорювалась оборонна підтримка України.</text:p>
      <text:p text:style-name="P4">
«Це передусім боєприпаси та ракети великої дальності. Це потрібно для успішноїдеокупації української території», - зазначив Голова ВР.</text:p>
      <text:p text:style-name="P4">
<text:span text:style-name="T4">
Читайте також:</text:span>
 <text:a xlink:type="simple" xlink:href="https://www.ukrinform.ua/rubric-polytics/3724328-melnik-pro-ocikuvanna-vid-samitu-nato-dumau-bude-akijs-variant-pro-akij-mi-se-ne-znaemo.html" text:style-name="Internet_20_link" text:visited-style-name="Visited_20_Internet_20_Link">
 Мельник про очікування від саміту <text:span text:style-name="T4">
НАТО</text:span>
 : Думаю, будеякийсь варіант, про який ми ще не знаємо </text:a>
</text:p>
      <text:p text:style-name="P4">
Він підкреслив, що ще однією критичною потребою української армії є літаки-винищувачі. У цьому контексті він подякував Франції за підтримку «авіаційноїкоаліції» та зазначив, що для України надзвичайно важливим є навчання пілотів.</text:p>
      <text:p text:style-name="P4">
«Я вдячний Франції за всю підтримку, яку Україна відчуває щодня», - підсумувавГолова ВР.</text:p>
      <text:p text:style-name="P4">
Як повідомлялося, 11-12 липня у Вільнюсі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a xlink:type="simple" xlink:href="https://www.ukrinform.ua/rubric-polytics/3719764-nato-mae-nadati-ukraini-garantii-bezpeki-sob-istoria-z-vijnou-ne-povtorilasa-stoltenberg.html" text:style-name="Internet_20_link" text:visited-style-name="Visited_20_Internet_20_Link">
 .</text:a>
 Українаставить перед союзниками по НАТО питання надання гарантій безпеки та чіткоїперспективи руху до повноправного членства в Альянсі.</text:p>
      <text:p text:style-name="P4">
<text:span text:style-name="T5">
Фото: Ruslan Stefanchuk, Facebook</text:span>
</text:p>
      <text:p text:style-name="P4">
Source: <text:a xlink:type="simple" xlink:href="https://www.ukrinform.ua/rubric-polytics/3724923-stefancuk-spodivaetsa-so-parlament-francii-pidtrimae-clenstvo-ukraini-v-nato.html" text:style-name="Internet_20_link" text:visited-style-name="Visited_20_Internet_20_Link">
https://www.ukrinform.ua/rubric-polytics/3724923-stefancuk-spodivaetsa-so-parlament-francii-pidtrimae-clenstvo-ukraini-v-nato.html</text:a>
</text:p>
      <!--NEWS-->
      <text:h text:style-name="P10" text:outline-level="1">
<text:span text:style-name="T4">
Банки вже видали «Доступних кредитів» на понад ₴207 мільярдів</text:span>
</text:h>
      <text:p text:style-name="P4">
Authors: Ukrinform (Person)</text:p>
      <text:p text:style-name="P4">
Publisher: Укринформ (Organization)</text:p>
      <text:p text:style-name="P4">
Published Time: 2023-06-19T17:40:00+03:00</text:p>
      <text:p text:style-name="P4">
Modified Time: 2023-06-19T17:40:00+03:00</text:p>
      <text:p text:style-name="P4">
Description: Із моменту старту програми «Доступні кредити 5-7-9%» суб’єкти підприємництва отримали від уповноважених банків кредити на 207,01 млрд грн, із них за останній тиждень – на 1,9 млрд грн. — Укрінформ.</text:p>
      <text:p text:style-name="P4">
Images: ['<text:a xlink:type="simple" xlink:href="https://static.ukrinform.com/photos/2021_02/thumb_files/630_360_1613724187-883.jpg" text:style-name="Internet_20_link" text:visited-style-name="Visited_20_Internet_20_Link">
630_360_16137...</text:a>
']</text:p>
      <text:p text:style-name="P4">
Tags: ['Банк', 'Мінфін', 'Доступні кредити']</text:p>
      <text:p text:style-name="P4">
Type: Article</text:p>
      <!--METADATA-->
      <text:p text:style-name="P4">
<draw:frame draw:style-name="fr1" draw:name="Image118" text:anchor-type="as-char" svg:width="6.9236in" svg:height="3.954646in" draw:z-index="0">
<draw:image xlink:href="../Images/yкринформ/2023-06-19T17-40-00-03-00/630_360_1613724187-883.jpg" xlink:type="simple" xlink:show="embed" xlink:actuate="onLoad" draw:mime-type="image/jpeg"/>
</draw:frame>
 Із моментустарту програми «Доступні кредити 5-7-9%» суб’єкти підприємництва отримали відуповноважених банків кредити на 207,01 млрд грн, із них за останній тиждень –на 1,9 млрд грн.</text:p>
      <text:p text:style-name="P4">
Як передає Укрінформ, про це повідомляє <text:a xlink:type="simple" xlink:href="https://www.mof.gov.ua/uk/news/minfin_za_chas_dii_voiennogo_stanu_v_mezhakh_derzhavnoi_programi_dostupni_krediti_5-7-9_vidano_29_302_pilgovikh_kreditiv_na_1174_mlrd_grn-4061" text:style-name="Internet_20_link" text:visited-style-name="Visited_20_Internet_20_Link">
 пресслужба Міністерства фінансівУкраїни</text:a>
.</text:p>
      <text:p text:style-name="P4">
"За минулий тиждень у межах Програми видано 721 пільговий кредит на загальнусуму 1,9 млрд грн, у тому числі, банками державного сектору економіки укладено618 кредитних договорів на суму 1,1 млрд гривень", - йдеться в повідомленні.</text:p>
      <text:p text:style-name="P4">
Зазначається, що з моменту старту Державної програми <text:a xlink:type="simple" xlink:href="https://www.ukrinform.ua/tag-dostupni-krediti" text:style-name="Internet_20_link" text:visited-style-name="Visited_20_Internet_20_Link">
 «Доступні кредити5-7-9%» </text:a>
 суб’єктипідприємництва отримали від уповноважених банків 64 124 кредити на загальнусуму 207,01 млрд грн, з яких 42 719 – від банків державного сектору економікина загальну суму 90,6 млрд гривень (станом на 19.06.2023 р.).</text:p>
      <text:p text:style-name="P4">
</text:p>
      <text:p text:style-name="P4">
За час дії воєнного стану в Україні за Державною програмою «Доступні кредити5-7-9%» укладено 29 302 кредитних договори на загальну суму 117,4 млрд грн (утому числі банками державного сектору – 22 243 кредитних договори на суму 64млрд грн), з яких: 3,89 млрд грн – на інвестиційні цілі, 7,63 млрд грн – якантикризові кредити, 4,24 млрд грн – як рефінансування попередньо отриманихкредитів, 32,19 млрд грн – кредити для сільськогосподарських товаровиробниківта 56,85 млрд грн – на антивоєнні цілі.</text:p>
      <text:p text:style-name="P4">
</text:p>
      <text:p text:style-name="P4">
Як повідомлялося, урядова програма «Доступні кредити 5-7-9%» стартувала 1лютого 2020 року. В її межах діють три відсоткові ставки (залежно від датизаснування бізнесу та його розміру (річного обороту): 5% річних – якщо виручкадо 25 млн гривень і створюються мінімум 2 робочих місця протягом першогокварталу; 7% річних – для бізнесу з виручкою до 25 млн гривень; 9% річних –для бізнесу з виручкою до 50 млн гривень.</text:p>
      <text:p text:style-name="P4">
<text:span text:style-name="T4">
Читайте також:</text:span>
 <text:a xlink:type="simple" xlink:href="https://www.ukrinform.ua/rubric-economy/3722825-ukrainski-agrarii-z-pocatku-roku-zalucili-majze-37-milardiv-kreditiv.html" text:style-name="Internet_20_link" text:visited-style-name="Visited_20_Internet_20_Link">
 <text:span text:style-name="T4">
Українські</text:span>
 <text:span text:style-name="T4">
аграрії</text:span>
 з <text:span text:style-name="T4">
початку</text:span>
 <text:span text:style-name="T4">
року</text:span>
<text:span text:style-name="T4">
залучили</text:span>
 <text:span text:style-name="T4">
майже</text:span>
 ₴37 <text:span text:style-name="T4">
мільярдів</text:span>
 <text:span text:style-name="T4">
кредитів</text:span>
</text:a>
</text:p>
      <text:p text:style-name="P4">
У березні 2023 року Кабінет Міністрів дозволив підприємцям із територійможливих бойових дій і деокупованих територій брати участь у державнійпрограмі «Доступні кредити 5-7-9%».</text:p>
      <text:p text:style-name="P4">
Програму «Доступні кредити 5-7-9%» реалізує Фонд розвитку підприємництва(ФРП). Єдиним учасником ФРП є уряд України в особі Міністерства фінансівУкраїни, що координує усі аспекти діяльності фонду.</text:p>
      <text:p text:style-name="P4">
За програмою «Доступні кредити 5-7-9%» ФРП уклав угоди про співробітництво з45 банками.</text:p>
      <text:p text:style-name="P4">
Source: <text:a xlink:type="simple" xlink:href="https://www.ukrinform.ua/rubric-economy/3724927-banki-vze-vidali-dostupnih-kreditiv-na-ponad-207-milardiv.html" text:style-name="Internet_20_link" text:visited-style-name="Visited_20_Internet_20_Link">
https://www.ukrinform.ua/rubric-economy/3724927-banki-vze-vidali-dostupnih-kreditiv-na-ponad-207-milardiv.html</text:a>
</text:p>
      <!--NEWS-->
      <text:h text:style-name="P10" text:outline-level="1">
<text:span text:style-name="T4">
У Міноборони розповіли про ORBITAL - британську операцію з навчання українських воїнів</text:span>
</text:h>
      <text:p text:style-name="P4">
Authors: Ukrinform (Person)</text:p>
      <text:p text:style-name="P4">
Publisher: Укринформ (Organization)</text:p>
      <text:p text:style-name="P4">
Published Time: 2023-06-19T17:41:00+03:00</text:p>
      <text:p text:style-name="P4">
Modified Time: 2023-06-19T17:41:00+03:00</text:p>
      <text:p text:style-name="P4">
Description: Британська операція ORBITAL є заохочувальним прикладом для інших партнерів залучати до навчань українських воїнів для наближення спільної перемоги. — Укрінформ.</text:p>
      <text:p text:style-name="P4">
Images: ['<text:a xlink:type="simple" xlink:href="https://static.ukrinform.com/photos/2022_11/thumb_files/630_360_1669729873-277.jpg" text:style-name="Internet_20_link" text:visited-style-name="Visited_20_Internet_20_Link">
630_360_16697...</text:a>
']</text:p>
      <text:p text:style-name="P4">
Tags: ['Британія', 'Міноборони', 'Військові навчання', 'Військові']</text:p>
      <text:p text:style-name="P4">
Type: Article</text:p>
      <!--METADATA-->
      <text:p text:style-name="P4">
<draw:frame draw:style-name="fr1" draw:name="Image121" text:anchor-type="as-char" svg:width="6.9236in" svg:height="3.956343in" draw:z-index="0">
<draw:image xlink:href="../Images/yкринформ/2023-06-19T17-41-00-03-00/630_360_1669729873-277.jpg" xlink:type="simple" xlink:show="embed" xlink:actuate="onLoad" draw:mime-type="image/jpeg"/>
</draw:frame>
 Британськаоперація ORBITAL є заохочувальним прикладом для інших партнерів залучати донавчань українських воїнів для наближення спільної перемоги.</text:p>
      <text:p text:style-name="P4">
Як передає Укрінформ, про це повідомляє в <text:a xlink:type="simple" xlink:href="https://t.me/ministry_of_defense_ua/7699" text:style-name="Internet_20_link" text:visited-style-name="Visited_20_Internet_20_Link">
 Телеграмі</text:a>
 Міністерство оборони Україниз посиланням на коментар заступника очільника відомства Олександра Поліщука.</text:p>
      <text:p text:style-name="P4">
Заступник міністра підкреслив відчутну системну і незмінну підтримку партнерівіз <text:a xlink:type="simple" xlink:href="https://www.ukrinform.ua/tag-britania" text:style-name="Internet_20_link" text:visited-style-name="Visited_20_Internet_20_Link">
 Великої Британії </text:a>
 . За йогословами, “зокрема, вагомою є допомога озброєнням і військовою технікою, денаші британські друзі відіграють одну з провідних ролей”.</text:p>
      <text:p text:style-name="P4">
Не менш дієвою є підготовка особового складу, який зараз на полі бою звільняєукраїнську землю від російських окупантів.</text:p>
      <text:p text:style-name="P4">
Як зауважив Поліщук, у рамках багатонаціональної навчальної операціїINTERFLEX, розпочатої минулого року за лідируючої ролі інструкторів ORBITAL,пройшли навчання тисячі захисників і захисниць України.</text:p>
      <text:p text:style-name="P4">
За його словами, підготовка відбувалась під керівництвом британськихінструкторів безпосередньо у Великій Британії на різних зразках озброєння тавійськової техніки.</text:p>
      <text:p text:style-name="P4">
“Британські колеги підготували цілісні українські підрозділи на бойовійтехніці західних зразків - броньованих машинах різного типу, РСЗВ таартилерії, засобах ППО, БпЛА”, - наголосив заступник міністра оборони.</text:p>
      <text:p text:style-name="P4">
<text:span text:style-name="T4">
Читайте також:</text:span>
 <text:a xlink:type="simple" xlink:href="https://www.ukrinform.ua/rubric-ato/3527631-minoboroni-britanii-pokazalo-ak-ukrainci-opanovuut-novu-bronetehniku.html" text:style-name="Internet_20_link" text:visited-style-name="Visited_20_Internet_20_Link">
 Міноборони Британії показало, як українці опановують новубронетехніку </text:a>
</text:p>
      <text:p text:style-name="P4">
Як повідомлялося, операція INTERFLEX - це навчальна програма, яка призначенадля новобранців Збройних сил України із невеликим або без попередньоговійськового досвіду.</text:p>
      <text:p text:style-name="P4">
У реалізації багатонаціональної навчальної операції INTERFLEX у 2023 роцізаплановано підготувати близько 20 тисяч українських військовослужбовців тавійськовослужбовець ЗСУ.</text:p>
      <text:p text:style-name="P4">
Тренування проводиться на об’єктах навчально-матеріальної бази Міністерстваоборони Великої Британії. Кожний навчальний курс триває п’ять тижнів іпроводиться під загальним керівництвом 11-ї Бригади сприяння силам безпекиСухопутних військ ЗС Великої Британії.</text:p>
      <text:p text:style-name="P4">
Source: <text:a xlink:type="simple" xlink:href="https://www.ukrinform.ua/rubric-ato/3724931-u-minoboroni-rozpovili-pro-orbital-britansku-operaciu-z-navcanna-ukrainskih-voiniv.html" text:style-name="Internet_20_link" text:visited-style-name="Visited_20_Internet_20_Link">
https://www.ukrinform.ua/rubric-ato/3724931-u-minoboroni-rozpovili-pro-orbital-britansku-operaciu-z-navcanna-ukrainskih-voiniv.html</text:a>
</text:p>
      <!--NEWS-->
      <text:h text:style-name="P10" text:outline-level="1">
<text:span text:style-name="T4">
Підводний апарат з туристами зник дорогою до затонулого «Титаніка»</text:span>
</text:h>
      <text:p text:style-name="P4">
Authors: Ukrinform (Person)</text:p>
      <text:p text:style-name="P4">
Publisher: Укринформ (Organization)</text:p>
      <text:p text:style-name="P4">
Published Time: 2023-06-19T17:41:41+03:00</text:p>
      <text:p text:style-name="P4">
Modified Time: 2023-06-19T17:41:41+03:00</text:p>
      <text:p text:style-name="P4">
Description: Підводний транспортний засіб, який використовувався для перевезення туристів для огляду уламків затонулого “Титаніка”, зник безвісти в Атлантичному океані. — Укрінформ.</text:p>
      <text:p text:style-name="P4">
Images: ['<text:a xlink:type="simple" xlink:href="https://static.ukrinform.com/photos/2020_01/thumb_files/630_360_1579615349-303.jpg" text:style-name="Internet_20_link" text:visited-style-name="Visited_20_Internet_20_Link">
630_360_15796...</text:a>
']</text:p>
      <text:p text:style-name="P4">
Tags: ['Зниклі безвісти', 'Атлантичний океан', 'Титанік']</text:p>
      <text:p text:style-name="P4">
Type: Article</text:p>
      <!--METADATA-->
      <text:p text:style-name="P4">
<draw:frame draw:style-name="fr1" draw:name="Image122" text:anchor-type="as-char" svg:width="6.9236in" svg:height="3.956343in" draw:z-index="0">
<draw:image xlink:href="../Images/yкринформ/2023-06-19T17-41-41-03-00/630_360_1579615349-303.jpg" xlink:type="simple" xlink:show="embed" xlink:actuate="onLoad" draw:mime-type="image/jpeg"/>
</draw:frame>
 Підводнийтранспортний засіб, який використовувався для перевезення туристів для оглядууламків затонулого “Титаніка”, зник безвісти в Атлантичному океані.</text:p>
      <text:p text:style-name="P4">
Як передає Укрінформ, про це повідомляє <text:a xlink:type="simple" xlink:href="http://www.bbc.com/news/world-us-canada-65953872" text:style-name="Internet_20_link" text:visited-style-name="Visited_20_Internet_20_Link">
 BBC </text:a>
.</text:p>
      <text:p text:style-name="P4">
Берегова охорона Бостона ( <text:a xlink:type="simple" xlink:href="https://www.ukrinform.ua/tag-ssa" text:style-name="Internet_20_link" text:visited-style-name="Visited_20_Internet_20_Link">
 США </text:a>
 )повідомила, що операція з пошуку підводного апарату розпочалася в понеділок.</text:p>
      <text:p text:style-name="P4">
Нині невідомо, скільки людей перебували на борту туристичної субмарини вмомент зникнення.</text:p>
      <text:p text:style-name="P4">
Зазначається, що невеликі підводні апарати час від часу перевозять туристів,щоб подивитися на уламки “Титаніка”.</text:p>
      <text:p text:style-name="P4">
Знаменитий затонулий корабель знаходиться на глибині 3800 метрів на дніАтлантичного океану. Це приблизно 600 км від узбережжя Ньюфаундленду, Канада.</text:p>
      <text:p text:style-name="P4">
Пасажирський лайнер, який був найбільшим кораблем свого часу, зіткнувся зайсбергом під час першого рейсу із Саутгемптона до Нью-Йорка в 1912 році.</text:p>
      <text:p text:style-name="P4">
Із 2200 пасажирів і членів екіпажу загинули понад 1 500. “Титанік” ретельнодосліджували з моменту виявлення його уламків у 1985 році.</text:p>
      <text:p text:style-name="P4">
<text:span text:style-name="T4">
Читайте також:</text:span>
 <text:a xlink:type="simple" xlink:href="https://www.ukrinform.ua/rubric-world/3699342-u-vodah-filippin-znajsli-korabel-casiv-drugoi-svitovoi-akij-zatonuv-z-tisaceu-ludej-na-bortu.html" text:style-name="Internet_20_link" text:visited-style-name="Visited_20_Internet_20_Link">
 У водах Філіппін знайшли корабель часів Другої світової,який затонув з тисячею людей на борту </text:a>
</text:p>
      <text:p text:style-name="P4">
Як повідомляв Укрінформ, відео уламків затонулого лайнера “Титанік” на дніАтлантичного океану опубліковано на YouTube-каналі Океанографічного інститутуВудс-Гоул.</text:p>
      <text:p text:style-name="P4">
Source: <text:a xlink:type="simple" xlink:href="https://www.ukrinform.ua/rubric-world/3724932-pidvodnij-aparat-z-turistami-znik-dorogou-do-zatonulogo-titanika.html" text:style-name="Internet_20_link" text:visited-style-name="Visited_20_Internet_20_Link">
https://www.ukrinform.ua/rubric-world/3724932-pidvodnij-aparat-z-turistami-znik-dorogou-do-zatonulogo-titanika.html</text:a>
</text:p>
      <!--NEWS-->
      <text:h text:style-name="P10" text:outline-level="1">
<text:span text:style-name="T4">
У херсонському мікрорайоні Корабел змінили час комендантської години</text:span>
</text:h>
      <text:p text:style-name="P4">
Authors: Ukrinform (Person)</text:p>
      <text:p text:style-name="P4">
Publisher: Укринформ (Organization)</text:p>
      <text:p text:style-name="P4">
Published Time: 2023-06-19T17:45:33+03:00</text:p>
      <text:p text:style-name="P4">
Modified Time: 2023-06-19T17:45:33+03:00</text:p>
      <text:p text:style-name="P4">
Description: У Херсоні на території затопленого внаслідок підриву Каховської ГЕС мікрорайону «Острів» (Корабел), за виключенням територій Нафтогавані та Гідропарку, з 19 червня запровадили комендантську годину з 22:00 до 05:00. — Укрінформ.</text:p>
      <text:p text:style-name="P4">
Images: ['<text:a xlink:type="simple" xlink:href="https://static.ukrinform.com/photos/2023_06/thumb_files/630_360_1687185775-979.jpg" text:style-name="Internet_20_link" text:visited-style-name="Visited_20_Internet_20_Link">
630_360_16871...</text:a>
']</text:p>
      <text:p text:style-name="P4">
Tags: ['Херсон', 'Комендантська година', 'Підтоплення']</text:p>
      <text:p text:style-name="P4">
Type: Article</text:p>
      <!--METADATA-->
      <text:p text:style-name="P4">
<draw:frame draw:style-name="fr1" draw:name="Image123" text:anchor-type="as-char" svg:width="6.9236in" svg:height="3.956343in" draw:z-index="0">
<draw:image xlink:href="../Images/yкринформ/2023-06-19T17-45-33-03-00/630_360_1687185775-979.jpg" xlink:type="simple" xlink:show="embed" xlink:actuate="onLoad" draw:mime-type="image/jpeg"/>
</draw:frame>
 У Херсоніна території затопленого внаслідок підриву Каховської ГЕС мікрорайону «Острів»(Корабел), за виключенням територій Нафтогавані та Гідропарку, з 19 червнязапровадили комендантську годину з 22:00 до 05:00.</text:p>
      <text:p text:style-name="P4">
Як передає Укрінформ, про це повідомляє <text:a xlink:type="simple" xlink:href="https://t.me/kherson_miskrada/15938" text:style-name="Internet_20_link" text:visited-style-name="Visited_20_Internet_20_Link">
 Херсонська МВА</text:a>
 .</text:p>
      <text:p text:style-name="P4">
«На території мікрорайону Корабел, за виключенням територій Нафтогавані таГідропарку, з 19 червня запроваджується комендантська година з 22:00 до05:00», - йдеться у повідомленні.</text:p>
      <text:p text:style-name="P4">
Як зазначається, на території Нафтогавань та Гідропарк з 19 червня забороненовʼїзд громадянам, у звʼязку з проведенням заходів із розмінування тазабезпечення безпекової ситуації. Також тут запроваджено комендантську годинуз 15:00 до 12:00 наступної доби. А в дозволений час з 12 до 15 щоденно можливеперебування виключно представників відповідних структур, які забезпечуютьнаселення продуктами, водою тощо та здійснення, у разі необхідності,евакуаційних заходів представниками, які здійснюють відповідні заходи.</text:p>
      <text:p text:style-name="P4">
<text:span text:style-name="T4">
Читайте також:</text:span>
 <text:a xlink:type="simple" xlink:href="https://www.ukrinform.ua/rubric-regions/3724907-u-deakih-gromadah-nikopolskogo-rajonu-zminitsa-trivalist-komendantskoi-godini.html" text:style-name="Internet_20_link" text:visited-style-name="Visited_20_Internet_20_Link">
 У деяких громадах Нікопольського району змінитьсятривалість <text:span text:style-name="T4">
комендантсько</text:span>
 ї години </text:a>
</text:p>
      <text:p text:style-name="P4">
В інших населених пунктах Херсонської міської територіальної громади дієкомендантська година згідно з виданим наказом начальника Херсонської міськоївійськової - з 21:00 до 05:00.</text:p>
      <text:p text:style-name="P4">
Як повідомляв Укрінформ, у Херсоні мікрорайон «Острів» (Корабел), що бувзакритий через затоплення і де діяла подовжена комендантська година, <text:a xlink:type="simple" xlink:href="https://www.ukrinform.ua/rubric-regions/3724811-u-hersoni-pisla-trivaloi-komendantskoi-godini-vidkrili-proizd-u-mikrorajon-ostriv.html" text:style-name="Internet_20_link" text:visited-style-name="Visited_20_Internet_20_Link">
відкритий, комендантська година у мікрорайоні триватиме з 22:00 до 05:00</text:a>
 . ПротеНафтогавань та Гідропарк на Острові закриті для в’їзду.</text:p>
      <text:p text:style-name="P4">
Комендантська година у мікрорайоні «Острів» (Корабел) у <text:a xlink:type="simple" xlink:href="https://www.ukrinform.ua/tag-herson" text:style-name="Internet_20_link" text:visited-style-name="Visited_20_Internet_20_Link">
 Херсоні</text:a>
 діяла з 15 год. 00 хв. 13 червня 2023року до 12 год. 00 хв. наступної доби. Комендантська година в такому режимібула оголошена до 19 червня 2023 року включно.</text:p>
      <text:p text:style-name="P4">
У Херсоні з 13 червня була введена заборона на вʼїзд до мікрорайону Корабел,що постраждав через підрив росіянами Каховської ГЕС.</text:p>
      <text:p text:style-name="P4">
<text:span text:style-name="T5">
Фото: Суспільне Херсон</text:span>
</text:p>
      <text:p text:style-name="P4">
Source: <text:a xlink:type="simple" xlink:href="https://www.ukrinform.ua/rubric-regions/3724934-u-hersonskomu-mikrorajoni-korabel-zminili-cas-komendantskoi-godini.html" text:style-name="Internet_20_link" text:visited-style-name="Visited_20_Internet_20_Link">
https://www.ukrinform.ua/rubric-regions/3724934-u-hersonskomu-mikrorajoni-korabel-zminili-cas-komendantskoi-godini.html</text:a>
</text:p>
      <!--NEWS-->
      <text:h text:style-name="P10" text:outline-level="1">
<text:span text:style-name="T4">
На відновлення пошкодженого житла на Херсонщині потрібно близько $70 мільярдів - експерт</text:span>
</text:h>
      <text:p text:style-name="P4">
Authors: Ukrinform (Person)</text:p>
      <text:p text:style-name="P4">
Publisher: Укринформ (Organization)</text:p>
      <text:p text:style-name="P4">
Published Time: 2023-06-19T17:47:00+03:00</text:p>
      <text:p text:style-name="P4">
Modified Time: 2023-06-19T17:47:00+03:00</text:p>
      <text:p text:style-name="P4">
Description: Для відновлення житла у Херсонській області, пошкодженого внаслідок обстрілів і затоплення, знадобиться близько 60-70 мільярдів доларів. — Укрінформ.</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щина', 'Житло', 'Відбудова', 'Затоплення']</text:p>
      <text:p text:style-name="P4">
Type: Article</text:p>
      <!--METADATA-->
      <text:p text:style-name="P4">
<draw:frame draw:style-name="fr1" draw:name="Image124" text:anchor-type="as-char" svg:width="6.9236in" svg:height="3.956343in" draw:z-index="0">
<draw:image xlink:href="../Images/yкринформ/2023-06-19T17-47-00-03-00/630_360_1686579448-436.jpg" xlink:type="simple" xlink:show="embed" xlink:actuate="onLoad" draw:mime-type="image/jpeg"/>
</draw:frame>
 Длявідновлення житла у Херсонській області, пошкодженого внаслідок обстрілів ізатоплення, знадобиться близько 60-70 мільярдів доларів.</text:p>
      <text:p text:style-name="P4">
Таку думку <text:a xlink:type="simple" xlink:href="https://ukr.radio/news.html" text:style-name="Internet_20_link" text:visited-style-name="Visited_20_Internet_20_Link">
 Українському радіо</text:a>
 висловив директор науково-технічного центру Академії будівництва Іван Перегінець, передає Укрінформ.</text:p>
      <text:p text:style-name="P4">
"Відновлення 60 млн квадратних метрів, які ми втратили сьогодні від бойовихдій, плюс відновлення будинків, пошкоджених від затоплення, у грошовомуеквіваленті становитиме 60-70 млрд доларів", - зазначив Перегінець.</text:p>
      <text:p text:style-name="P4">
Він зазначив, що Україна очікує отримати від міжнародних донорів на повоєннувідбудову майже трильйон доларів. Тож, на думку експерта, в країні будедостатньо коштів для того, щоб відновити і побудувати <text:a xlink:type="simple" xlink:href="https://www.ukrinform.ua/tag-zitlo" text:style-name="Internet_20_link" text:visited-style-name="Visited_20_Internet_20_Link">
 житло</text:a>
 . Однак проблемою може стати браккваліфікованих і досвідчених будівельників, інженерних, проєктних ресурсів.</text:p>
      <text:p text:style-name="P4">
"Україна зараз на слуху в усього світу, і ті великі кошти, які прийдуть нам навідновлення, ми б радили спрямувати на будівництво нового житла, яке бвідповідало стандартам комфорту, енергозбереження, екологічності. Іншапроблема, про яку ми б’ємо на сполох, - це те, що на відновлення потрібна цілаармія ― мільйон-півтора будівельників. І триватиме процес протягом 5-10років", - зазначив експерт.</text:p>
      <text:p text:style-name="P4">
На думку Перегінця, уже зараз створювати реєстри будівельників різнихспеціальностей, заохочувати людей до участі у відновленні. Це, крім іншого,сприятиме поверненню наших громадян з-за кордону. Також експерт рекомендуєбільшу увагу звернути на нове будівництво, а не на реставрацію критичнопостраждалих будинків.</text:p>
      <text:p text:style-name="P4">
При цьому він підкреслює, що у місцевостях, де вода відступила, а місцеве тавійськове керівництво дали дозвіл, людям варто повертатися до своїхпідтоплених будинків, але не жити в них.</text:p>
      <text:p text:style-name="P4">
<text:span text:style-name="T4">
Читайте також:</text:span>
 <text:a xlink:type="simple" xlink:href="https://www.ukrinform.ua/rubric-vidbudova/3724431-v-ukraini-pocali-rozroblati-plan-vidbudovi-gromad-postrazdalih-vid-pidrivu-kahovskoi-ges.html" text:style-name="Internet_20_link" text:visited-style-name="Visited_20_Internet_20_Link">
 В Україні почали розробляти план <text:span text:style-name="T4">
відбудови</text:span>
 громад,постраждалих від підриву Каховської ГЕС </text:a>
</text:p>
      <text:p text:style-name="P4">
"Повертатися потрібно, але проживати не можна. Ви є власником свого житла імаєте бути ініціатором проведення обстежень, перебувати поруч із головою своєїгромади, вимагати, щоб обстеження проводилися. А також отримувати виплати, якізатвердив Кабмін ― це понад 560 млн гривень, тобто по 5 тисяч гривень на кожнулюдину. Щоб отримати ці кошти, треба бути безпосередньо на місці. Але не можнавселятися, доки не буде відповідних обстежень. Навіть якщо вода підтопилазовсім трохи, з точки зору санітарного стану це може бути небезпечно", -зазначив Перегінець.</text:p>
      <text:p text:style-name="P4">
Як повідомляв <text:a xlink:type="simple" xlink:href="https://www.ukrinform.ua/rubric-other_news/3723441-pidriv-rosianami-kahovskoi-ges-usi-novini.html" text:style-name="Internet_20_link" text:visited-style-name="Visited_20_Internet_20_Link">
 Укрінформ </text:a>
 , 6 червняросійські війська підірвали греблю Каховської ГЕС, спричинивши затопленняблизько 4 тисяч будинків у понад 40 населених пунктах Херсонщини.</text:p>
      <text:p text:style-name="P4">
Від початку повномасштабного вторгення частина області перебуває підросійською окупацією, а звільнені території постійно зазнають обстрілів.</text:p>
      <text:p text:style-name="P4">
Source: <text:a xlink:type="simple" xlink:href="https://www.ukrinform.ua/rubric-vidbudova/3724935-na-vidnovlenna-poskodzenogo-zitla-na-hersonsini-potribno-blizko-70-milardiv-ekspert.html" text:style-name="Internet_20_link" text:visited-style-name="Visited_20_Internet_20_Link">
https://www.ukrinform.ua/rubric-vidbudova/3724935-na-vidnovlenna-poskodzenogo-zitla-na-hersonsini-potribno-blizko-70-milardiv-ekspert.html</text:a>
</text:p>
      <!--NEWS-->
      <text:h text:style-name="P10" text:outline-level="1">
<text:span text:style-name="T4">
Чимало західного озброєння, що надходило в Україну, було у непридатному стані – NYT</text:span>
</text:h>
      <text:p text:style-name="P4">
Authors: Ukrinform (Person)</text:p>
      <text:p text:style-name="P4">
Publisher: Укринформ (Organization)</text:p>
      <text:p text:style-name="P4">
Published Time: 2023-06-19T17:49:48+03:00</text:p>
      <text:p text:style-name="P4">
Modified Time: 2023-06-19T17:49:48+03:00</text:p>
      <text:p text:style-name="P4">
Description: У межах забезпечення ЗСУ після початку повномасштабної війни багато зразків західної зброї, що надходила, була непридатною, а частина проплачених поставок так і не була виконана. — Укрінформ.</text:p>
      <text:p text:style-name="P4">
Images: ['<text:a xlink:type="simple" xlink:href="https://static.ukrinform.com/photos/2023_06/thumb_files/630_360_1687186028-858.png" text:style-name="Internet_20_link" text:visited-style-name="Visited_20_Internet_20_Link">
630_360_16871...</text:a>
']</text:p>
      <text:p text:style-name="P4">
Tags: ['Зброя', 'Ремонт', 'допомога', 'Війна з Росією']</text:p>
      <text:p text:style-name="P4">
Type: Article</text:p>
      <!--METADATA-->
      <text:p text:style-name="P4">
<draw:frame draw:style-name="fr1" draw:name="Image125" text:anchor-type="as-char" svg:width="6.9236in" svg:height="3.956343in" draw:z-index="0">
<draw:image xlink:href="../Images/yкринформ/2023-06-19T17-49-48-03-00/630_360_1687186028-858.png" xlink:type="simple" xlink:show="embed" xlink:actuate="onLoad" draw:mime-type="image/png"/>
</draw:frame>
 У межахзабезпечення ЗСУ після початку повномасштабної війни багато зразків західноїзброї, що надходила, була непридатною, а частина проплачених поставок так і небула виконана.</text:p>
      <text:p text:style-name="P4">
Про це пише видання <text:a xlink:type="simple" xlink:href="http://www.nytimes.com/2023/06/19/world/europe/ukraine-weapons-howitzers-contracts.html" text:style-name="Internet_20_link" text:visited-style-name="Visited_20_Internet_20_Link">
 The New York Times</text:a>
 із посиланням на українських та західних посадовців, передаєУкрінформ.</text:p>
      <text:p text:style-name="P4">
«Ми мали випадки, коли ми сплачували гроші, але не отримували (зброї – ред.)»,- цитує газета заступника міністра оборони України Володимира Гаврилова.</text:p>
      <text:p text:style-name="P4">
За його словами, уряд проаналізував закупівлі, проведені впродовж минулихмісяців, та виключив проблемних підрядників із подальшої роботи. Двоє людей,які брали участь у виконанні збройних контрактів для України, повідомили, щочастину нестачі згодом було доставлено, а в інших випадках брокери повернулигроші.</text:p>
      <text:p text:style-name="P4">
При цьому видання називає «шаленими» обсяги поставок західної <text:a xlink:type="simple" xlink:href="https://www.ukrinform.ua/tag-zbroa" text:style-name="Internet_20_link" text:visited-style-name="Visited_20_Internet_20_Link">
 зброї</text:a>
 в Україну та зазначає, що проблеми втаких ситуаціях неминучі.</text:p>
      <text:p text:style-name="P4">
Зокрема, частина платформ, що відправлялися в Україну, були в непридатномустані, хоча в документах значилося, що озброєння готове до бойовогозастосування. Деякі зразки згодилися тільки на запчастини для інших систем. Заданими видання, зараз близько 30% арсеналу, переданого ЗСУ, перебуває времонті, що є високим показником для країни, яка веде активні контрнаступальнідії.</text:p>
      <text:p text:style-name="P4">
Один із прикладів проблемних поставок – передача 33 самохідних гаубицьіталійським урядом.</text:p>
      <text:p text:style-name="P4">
В Італії підтвердили, що ці машини потребували капітального ремонту, якийзабезпечував американський підрядник Ultra Defence Corporation. Однак колиукраїнці отримали першу партію відновлених машин, вони були «непридатними длявиконання бойових завдань», цитує газета офіційний документ МіноборониУкраїни.</text:p>
      <text:p text:style-name="P4">
У Києві поскаржилися на неякісне виконання ремонтних робіт, і з цього приводув Пентагоні відкрили розслідування.</text:p>
      <text:p text:style-name="P4">
Видання зазначає, що українські чиновники здебільшого утримуються від скарг нанесправну подаровану техніку. «Були проблеми з якістю деяких гаубиць, але миповинні мати на увазі, що це було подарунком», - зазначив у цьому зв’язкуГаврилов.</text:p>
      <text:p text:style-name="P4">
Крім того, видання звертає увагу на інший випадок, коли зброю Україніпередавали США. Із доповіді генерального інспектора Пентагона стало відомо, щоминулого літа підрозділ армії США у Кувейті отримав наказ відправити в Україну29 Humvee. І хоч його командири перед цим рапортували, що всі машини, крімоднієї, були «цілком придатні для виконання місії», перевірка показала, що 26із них мали серйозні поломки.</text:p>
      <text:p text:style-name="P4">
<text:span text:style-name="T4">
Читайте також:</text:span>
 <text:a xlink:type="simple" xlink:href="https://www.ukrinform.ua/rubric-ato/3724222-na-kahovskij-ges-mogli-pidirvati-pidvodnij-prohid-rozsliduvanna-nyt.html" text:style-name="Internet_20_link" text:visited-style-name="Visited_20_Internet_20_Link">
 На Каховській ГЕС могли підірвати підводний прохід -розслідування NYT </text:a>
</text:p>
      <text:p text:style-name="P4">
За короткий час підрядники відремонтували трансмісії, замінили батареї,усунули витоки рідини, зламані фари тощо та заявили, всі 29 машин готові довідправки в Україну. Однак коли машини дісталися Польщі, було виявлено, щошини на 25 із них були гнилими. Знадобився майже місяць, щоби знайти достатнюкількість шин для заміни, що «затримало доставку іншого обладнання в Українута потребувало значних зусиль та часу», йдеться у звіті Пентагона.</text:p>
      <text:p text:style-name="P4">
Подібна ситуація сталась і з гаубицями M777, які мали бути відправлені вУкраїну за кілька тижнів після початку повномасштабного вторгнення. Яквиявилося, вони «потребували серйозного технічного обслуговування», а одна зних була в такому поганому стані, що «вбила б когось» під час її використання.</text:p>
      <text:p text:style-name="P4">
У січні міністр оборони Великої Британії Бен Воллес оголосив про запланованупередачу Україні самохідних гаубиць AS-90, у тому числі тих, що були в«різного ступеня готовності». Дванадцять із них потребували або відновлення,або використання на запчастини, йдеться в заяві британського Міноборони уберезні.</text:p>
      <text:p text:style-name="P4">
<text:span text:style-name="T4">
Читайте також:</text:span>
 <text:a xlink:type="simple" xlink:href="https://www.ukrinform.ua/rubric-world/3724882-rosijski-kompanii-kupuut-sotni-tisac-naboiv-viroblenih-u-ssa-politico.html" text:style-name="Internet_20_link" text:visited-style-name="Visited_20_Internet_20_Link">
 Російські компанії купують сотні тисяч набоїв, вироблениху США — <text:span text:style-name="T4">
Politico</text:span>
 </text:a>
</text:p>
      <text:p text:style-name="P4">
Як повідомлялося, лише США виділили Україні військової допомоги на близько $40мільярдів, європейські союзники зробили внесок на десятки мільярдів.</text:p>
      <text:p text:style-name="P4">
Україна також витратила мільярди доларів власних коштів на закупівлі озброєньі боєприпасів.</text:p>
      <text:p text:style-name="P4">
<text:span text:style-name="T5">
Фото: The New York Times</text:span>
</text:p>
      <text:p text:style-name="P4">
Source: <text:a xlink:type="simple" xlink:href="https://www.ukrinform.ua/rubric-ato/3724936-cimalo-zahidnogo-ozbroenna-so-nadhodilo-v-ukrainu-bulo-u-nepridatnomu-stani-nyt.html" text:style-name="Internet_20_link" text:visited-style-name="Visited_20_Internet_20_Link">
https://www.ukrinform.ua/rubric-ato/3724936-cimalo-zahidnogo-ozbroenna-so-nadhodilo-v-ukrainu-bulo-u-nepridatnomu-stani-nyt.html</text:a>
</text:p>
      <!--NEWS-->
      <text:h text:style-name="P10" text:outline-level="1">
<text:span text:style-name="T4">
У Херсонській облраді показали, як виглядає сесійна зала після обстрілу</text:span>
</text:h>
      <text:p text:style-name="P4">
Authors: Ukrinform (Person)</text:p>
      <text:p text:style-name="P4">
Publisher: Укринформ (Organization)</text:p>
      <text:p text:style-name="P4">
Published Time: 2023-06-19T17:51:29+03:00</text:p>
      <text:p text:style-name="P4">
Modified Time: 2023-06-19T17:51:29+03:00</text:p>
      <text:p text:style-name="P4">
Description: У Херсонській облраді показали, що лишилося від приміщення сесійної зали, що пережила ворожі обстріли. — Укрінформ.</text:p>
      <text:p text:style-name="P4">
Images: ['<text:a xlink:type="simple" xlink:href="https://static.ukrinform.com/photos/2023_06/thumb_files/630_360_1687185929-919.jpg" text:style-name="Internet_20_link" text:visited-style-name="Visited_20_Internet_20_Link">
630_360_16871...</text:a>
']</text:p>
      <text:p text:style-name="P4">
Tags: ['Херсонщина', 'Обстріл', 'Облрада', 'Війна з Росією']</text:p>
      <text:p text:style-name="P4">
Type: Article</text:p>
      <!--METADATA-->
      <text:p text:style-name="P4">
<draw:frame draw:style-name="fr1" draw:name="Image126" text:anchor-type="as-char" svg:width="6.9236in" svg:height="3.956343in" draw:z-index="0">
<draw:image xlink:href="../Images/yкринформ/2023-06-19T17-51-29-03-00/630_360_1687185929-919.jpg" xlink:type="simple" xlink:show="embed" xlink:actuate="onLoad" draw:mime-type="image/jpeg"/>
</draw:frame>
 УХерсонській облраді показали, що лишилося від приміщення сесійної зали, щопережила ворожі обстріли.</text:p>
      <text:p text:style-name="P4">
Відповідне фото оприлюднив у <text:a xlink:type="simple" xlink:href="https://t.me/SobolevskyiYurii/1647" text:style-name="Internet_20_link" text:visited-style-name="Visited_20_Internet_20_Link">
 Телеграмі </text:a>
перший заступник голови Херсонської обласної ради Юрій Соболевський.</text:p>
      <text:p text:style-name="P4">
«Так на зараз виглядає сесійна зала <text:a xlink:type="simple" xlink:href="https://www.ukrinform.ua/tag-hersonsina" text:style-name="Internet_20_link" text:visited-style-name="Visited_20_Internet_20_Link">
 Херсонської</text:a>
 обласної ради», - написавСоболевський.</text:p>
      <text:p text:style-name="P4">
Як повідомляв Укрінформ, загарбники 14 грудня 2022 року з реактивних системзалпового вогню <text:a xlink:type="simple" xlink:href="https://www.ukrinform.ua/rubric-ato/3634011-rosiani-obstrilali-budivlu-hersonskoi-ova-poskodzeni-dva-poverhi.html" text:style-name="Internet_20_link" text:visited-style-name="Visited_20_Internet_20_Link">
 обстріляли будівлю Херсонської ОДА</text:a>
 та облради <text:a xlink:type="simple" xlink:href="https://www.ukrinform.ua/rubric-ato/3634011-rosiani-obstrilali-budivlu-hersonskoi-ova-poskodzeni-dva-poverhi.html" text:style-name="Internet_20_link" text:visited-style-name="Visited_20_Internet_20_Link">
 ,</text:a>
 були пошкоджені два поверхи. Такожросіяни <text:a xlink:type="simple" xlink:href="https://www.ukrinform.ua/rubric-ato/3636997-rosiani-znovu-atakuvali-centr-hersona.html" text:style-name="Internet_20_link" text:visited-style-name="Visited_20_Internet_20_Link">
 влучили у будівлю ОДА в Херсоні 19 грудня</text:a>
 <text:a xlink:type="simple" xlink:href="https://www.ukrinform.ua/rubric-ato/3636997-rosiani-znovu-atakuvali-centr-hersona.html" text:style-name="Internet_20_link" text:visited-style-name="Visited_20_Internet_20_Link">
 . </text:a>
</text:p>
      <text:p text:style-name="P4">
<text:span text:style-name="T4">
Читайте також:</text:span>
 <text:a xlink:type="simple" xlink:href="https://www.ukrinform.ua/rubric-vidbudova/3724935-na-vidnovlenna-poskodzenogo-zitla-na-hersonsini-potribno-blizko-70-milardiv-ekspert.html" text:style-name="Internet_20_link" text:visited-style-name="Visited_20_Internet_20_Link">
 На відновлення пошкодженого житла на Херсонщині потрібноблизько $70 мільярдів - експерт </text:a>
</text:p>
      <text:p text:style-name="P4">
12 лютого 2023 року російські загарбники зранку обстріляли центр Херсона,знову завдавши удару по будівлі ОДА.</text:p>
      <text:p text:style-name="P4">
Херсонська ОДА та облрада розташовані в будівлі на площі Свободи у центріміста.</text:p>
      <text:p text:style-name="P4">
<text:span text:style-name="T5">
Фото: Юрій Соболевський, Facebook</text:span>
</text:p>
      <text:p text:style-name="P4">
Source: <text:a xlink:type="simple" xlink:href="https://www.ukrinform.ua/rubric-regions/3724937-u-hersonskij-oblradi-pokazali-ak-vigladae-sesijna-zala-pisla-obstrilu.html" text:style-name="Internet_20_link" text:visited-style-name="Visited_20_Internet_20_Link">
https://www.ukrinform.ua/rubric-regions/3724937-u-hersonskij-oblradi-pokazali-ak-vigladae-sesijna-zala-pisla-obstrilu.html</text:a>
</text:p>
      <!--NEWS-->
      <text:h text:style-name="P10" text:outline-level="1">
<text:span text:style-name="T4">
Столтенберг назвав три пріоритети для безпеки Заходу: перший – допомога для України</text:span>
</text:h>
      <text:p text:style-name="P4">
Authors: Ukrinform (Person)</text:p>
      <text:p text:style-name="P4">
Publisher: Укринформ (Organization)</text:p>
      <text:p text:style-name="P4">
Published Time: 2023-06-19T17:56:00+03:00</text:p>
      <text:p text:style-name="P4">
Modified Time: 2023-06-19T17:56:00+03:00</text:p>
      <text:p text:style-name="P4">
Description: Генеральний секретар НАТО Єнс Столтенберг назвав три пріоритети для гарантування безпеки західних демократій на наступні десятиліття, серед яких перший - продовження допомоги Україні у її боротьбі проти російської агресії.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Україна', 'Захід', 'допомога', 'Війна з Росією']</text:p>
      <text:p text:style-name="P4">
Type: Article</text:p>
      <!--METADATA-->
      <text:p text:style-name="P4">
<draw:frame draw:style-name="fr1" draw:name="Image127" text:anchor-type="as-char" svg:width="6.9236in" svg:height="3.956343in" draw:z-index="0">
<draw:image xlink:href="../Images/yкринформ/2023-06-19T17-56-00-03-00/630_360_1668589929-696.jpg" xlink:type="simple" xlink:show="embed" xlink:actuate="onLoad" draw:mime-type="image/jpeg"/>
</draw:frame>
Генеральний секретар НАТО Єнс Столтенберг назвав три пріоритети длягарантування безпеки західних демократій на наступні десятиліття, серед якихперший - продовження допомоги Україні у її боротьбі проти російської агресії.</text:p>
      <text:p text:style-name="P4">
Про це він заявив сьогодні під час виступу перед представниками німецькогобізнесу на конференції з нагоди Німецького дня промисловості, повідомляєкореспондент Укрінформу.</text:p>
      <text:p text:style-name="P4">
«Ми зараз переживаємо критичний момент для нашої безпеки. Надалі зростаєконкуренція між великими світовими силами. Наші цінності та демократіїпіддаються тиску, президент Путін знову повернув війну в Європу. Післяхолодної війни ми всі сподівалися на мирні відносини з Росією. Поступово цісподівання розвіялися, внаслідок агресивної тенденції у поведінці президентаПутіна», - сказав керівник НАТО.</text:p>
      <text:p text:style-name="P4">
Він нагадав, що така тенденція знайшла прояв під час російського вторгнення вГрузію, в діях російської армії в сирійському Алеппо, в російській агресії вКриму та на Донбасі. Повномасштабне вторгнення в Україну остаточно згорнулобудь-які ілюзії, які могли залишатися щодо можливості конструктивногоспівробітництва з Росією, підкреслив генсек.</text:p>
      <text:p text:style-name="P4">
<text:span text:style-name="T4">
Читайте також:</text:span>
 <text:a xlink:type="simple" xlink:href="https://www.ukrinform.ua/rubric-ato/3724785-zamorozuvanna-konfliktu-v-ukraini-ne-prinese-miru-stoltenberg.html" text:style-name="Internet_20_link" text:visited-style-name="Visited_20_Internet_20_Link">
 Заморожування конфлікту в Україні не принесе миру –<text:span text:style-name="T4">
Столтенберг</text:span>
 </text:a>
</text:p>
      <text:p text:style-name="P4">
«Тож зараз ми знаходимося у поворотному пункті нашої історії. Те, що мизробимо або не зробимо зараз, буде визначати нашу безпеку на наступнідесятиліття», - зазначив Столтенберг.</text:p>
      <text:p text:style-name="P4">
Він наголосив на трьох головних цілях, на досягненні яких варто зосередитизусилля західних демократій, щоб відповісти на виклики, що надходять від більшнебезпечного світу.</text:p>
      <text:p text:style-name="P4">
«Перше. Ми маємо продовжувати підтримувати Україну. НАТО допомагало Україні з2014 року, і надало безпрецедентну допомогу протягом минулого року. Німеччиназробила вагомий внесок у цю роботу, передавши Україні системи протиповітряногозахисту, бойові танки, артилерію та боєприпаси. Ця допомога збільшує здатністьУкраїни боротися на полі бою та повертати свої території, і вони маютьможливість повернути більше. Ми маємо продовжувати надавати їм все, щоб вониперемогли як суверенна та незалежна держава. Це наше негайне завдання», -наголосив генеральний секретар НАТО.</text:p>
      <text:p text:style-name="P4">
Він вчергове наголосив, що попри те, що всі хочуть миру, стійкий тасправедливий мир не може бути досягнутий шляхом заморожування цього конфліктуна умовах, що диктуються Росією.</text:p>
      <text:p text:style-name="P4">
«Друге - ми маємо надалі зміцнити власну оборону. Після того, як росіяздійснила повномасштабне вторгнення в Україну, всім стало набагато кращезрозуміло, чому це необхідно – не для того, щоб спровокувати конфлікт, анавпаки - щоб зберегти мир. Це коштує грошей. Тож лідери країн НАТО наступногомісяця у Вільнюсі визначатимуть 2 відсотки від ВВП як мінімальний рівеньоборонних витрат», - сказав Столтенберг.</text:p>
      <text:p text:style-name="P4">
<text:span text:style-name="T4">
Читайте також:</text:span>
 <text:a xlink:type="simple" xlink:href="https://www.ukrinform.ua/rubric-polytics/3723626-kuleba-stoltenbergu-vazlivo-zrobiti-u-vilnusi-krok-do-clenstva-ukraini-v-nato-usunuvsi-pdc.html" text:style-name="Internet_20_link" text:visited-style-name="Visited_20_Internet_20_Link">
 Кулеба - <text:span text:style-name="T4">
Столтенберг</text:span>
 у: Важливо зробити у Вільнюсікрок до членства України в НАТО, усунувши ПДЧ</text:a>
</text:p>
      <text:p text:style-name="P4">
Він привітав намір Німеччини досягти цього показника оборонного бюджету у 2відсотки від ВВП вже у 2024 році та зробив окремий наголос на необхідностінарощування потенціалу оборонної промисловості Заходу.</text:p>
      <text:p text:style-name="P4">
«Наші запаси (зброї та боєприпасів – ред.) спустошені, тому мають бутипоповнені, і не лише у Німеччині, але у багатьох країнах по усьому НАТО.Нарощування виробництва є ключем для продовження допомоги Україні та длязабезпечення нашої оборони», - сказав керівник Альянсу.</text:p>
      <text:p text:style-name="P4">
Третій головний напрямок забезпечення безпеки, на його переконання – цезапобігання надмірної залежності західних демократій від ресурсів, щонадходять від тоталітарних держав.</text:p>
      <text:p text:style-name="P4">
«Ще кілька місяців тому багато хто вірив, що закупівля газу з Росії є сутокомерційним рішенням. Всі ми з’ясували, і важким шляхом, що це також вражаєнашу безпеку. …Німеччина та інші європейські країни здійснили величезнізусилля для диверсифікації енергопостачання. Ми не маємо робити таку ж помилкузнову з іншими тоталітарними режимами», - зазначив Столтенберг.</text:p>
      <text:p text:style-name="P4">
Він зауважив, що це, зокрема, стосується уникнення надмірної залежності відпоставок сировинних матеріалів та напівпровідників з Китаю, збільшенняконтролю за експортом європейських технологій подвійного призначення, якізгодом можуть бути використані проти самої Європи й Заходу.</text:p>
      <text:p text:style-name="P4">
<text:span text:style-name="T4">
Читайте також:</text:span>
 <text:a xlink:type="simple" xlink:href="https://www.ukrinform.ua/rubric-polytics/3724807-nimeccina-gotuetsa-pidtrimuvati-ukrainu-v-dovgostrokovij-perspektivi-solc.html" text:style-name="Internet_20_link" text:visited-style-name="Visited_20_Internet_20_Link">
 Німеччина готується підтримувати Україну в довгостроковійперспективі – <text:span text:style-name="T4">
Шольц</text:span>
 </text:a>
</text:p>
      <text:p text:style-name="P4">
Як повідомлялося, від початку російського вторгнення в Україну у лютому 2022року НАТО та країни-союзниці продовжують надавати Україні політичну,економічну, гуманітарну та військову допомогу. Продовження та нарощуваннятакої допомоги буде однією з головних тем під час зустрічі глав держав таурядів країн Альянсу, що відбудеться у Вільнюсі 11-12 липня.</text:p>
      <text:p text:style-name="P4">
Source: <text:a xlink:type="simple" xlink:href="https://www.ukrinform.ua/rubric-polytics/3724942-stoltenberg-nazvav-tri-prioriteti-dla-bezpeki-zahodu-persij-dopomoga-dla-ukraini.html" text:style-name="Internet_20_link" text:visited-style-name="Visited_20_Internet_20_Link">
https://www.ukrinform.ua/rubric-polytics/3724942-stoltenberg-nazvav-tri-prioriteti-dla-bezpeki-zahodu-persij-dopomoga-dla-ukraini.html</text:a>
</text:p>
      <!--NEWS-->
      <text:h text:style-name="P10" text:outline-level="1">
<text:span text:style-name="T4">
СБУ знищила ворожу станцію «Муром-М» і шість одиниць бронетехніки</text:span>
</text:h>
      <text:p text:style-name="P4">
Authors: Ukrinform (Person)</text:p>
      <text:p text:style-name="P4">
Publisher: Укринформ (Organization)</text:p>
      <text:p text:style-name="P4">
Published Time: 2023-06-19T17:59:00+03:00</text:p>
      <text:p text:style-name="P4">
Modified Time: 2023-06-19T17:59:00+03:00</text:p>
      <text:p text:style-name="P4">
Description: Співробітники Служби безпеки України знищили російську станцію «Муром-М», шість одиниць бронетехніки, мінометний розрахунок і 16 загарбників.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СБУ', 'Російські військові', 'Військова техніка', 'Війна з Росією']</text:p>
      <text:p text:style-name="P4">
Type: Article</text:p>
      <!--METADATA-->
      <text:p text:style-name="P4">
<draw:frame draw:style-name="fr1" draw:name="Image128" text:anchor-type="as-char" svg:width="6.9236in" svg:height="3.956343in" draw:z-index="0">
<draw:image xlink:href="../Images/yкринформ/2023-06-19T17-59-00-03-00/630_360_1640330796-210.jpeg" xlink:type="simple" xlink:show="embed" xlink:actuate="onLoad" draw:mime-type="image/jpeg"/>
</draw:frame>
Співробітники Служби безпеки України знищили російську станцію «Муром-М»,шість одиниць бронетехніки, мінометний розрахунок і 16 загарбників.</text:p>
      <text:p text:style-name="P4">
Як передає Укрінформ, про це СБУ повідомляє у <text:a xlink:type="simple" xlink:href="https://t.me/SBUkr/8695" text:style-name="Internet_20_link" text:visited-style-name="Visited_20_Internet_20_Link">
 Телеграмі</text:a>
 , оприлюднивши відповідне відео.</text:p>
      <text:p text:style-name="P4">
Цілі відпрацювала оперативна група 3 управління ГУ <text:a xlink:type="simple" xlink:href="https://www.ukrinform.ua/tag-sbu" text:style-name="Internet_20_link" text:visited-style-name="Visited_20_Internet_20_Link">
 СБУ</text:a>
 в Донецькій та Луганській областях.</text:p>
      <text:p text:style-name="P4">
_Відео:<text:a xlink:type="simple" xlink:href="https://t.me/SBUkr/8695" text:style-name="Internet_20_link" text:visited-style-name="Visited_20_Internet_20_Link">
 телеграм-канал СБУ </text:a>
 _</text:p>
      <text:p text:style-name="P4">
Комплекс радіоелектронної розвідки загарбники розмістили поблизу лініїзіткнення, щоб цілодобово відстежувати переміщення українських військових.</text:p>
      <text:p text:style-name="P4">
<text:span text:style-name="T4">
Читайте також:</text:span>
 <text:a xlink:type="simple" xlink:href="https://www.ukrinform.ua/rubric-ato/3724830-ukrainski-bijci-pokazali-ak-nisat-vorozi-tanki-udarnimi-dronami.html" text:style-name="Internet_20_link" text:visited-style-name="Visited_20_Internet_20_Link">
 Українські бійці показали, як нищать ворожі <text:span text:style-name="T4">
танк</text:span>
 иударними дронами </text:a>
</text:p>
      <text:p text:style-name="P4">
«Також наші воїни «відмінусували» ще чотири ворожі БМП-2, дві МТЛБ разом із 16членами екіпажу і мінометний розрахунок», - сказано в повідомленні.</text:p>
      <text:p text:style-name="P4">
Як повідомляв <text:a xlink:type="simple" xlink:href="https://www.ukrinform.ua/rubric-ato/3724920-u-travni-zsu-znisili-ponad-550-artilerijskih-ustanovok-rosian-vijskovij-ekspert.html" text:style-name="Internet_20_link" text:visited-style-name="Visited_20_Internet_20_Link">
 Укрінформ </text:a>
 , у травні 2023 року Збройні сили України знищилипонад 550 артилерійських установок російських загарбників, а в червні ця цифрамає зрости.</text:p>
      <text:p text:style-name="P4">
Source: <text:a xlink:type="simple" xlink:href="https://www.ukrinform.ua/rubric-ato/3724941-sbu-znisila-vorozu-stanciu-muromm-i-sist-odinic-bronetehniki.html" text:style-name="Internet_20_link" text:visited-style-name="Visited_20_Internet_20_Link">
https://www.ukrinform.ua/rubric-ato/3724941-sbu-znisila-vorozu-stanciu-muromm-i-sist-odinic-bronetehniki.html</text:a>
</text:p>
      <!--NEWS-->
      <text:h text:style-name="P10" text:outline-level="1">
<text:span text:style-name="T4">
Вночі ворог атакував Одещину чотирма крилатими ракетами морського базування</text:span>
</text:h>
      <text:p text:style-name="P4">
Author: ['АРМІЯINFORM']</text:p>
      <text:p text:style-name="P4">
Time: 2023-06-19T18:00:00-04:00</text:p>
      <text:p text:style-name="P4">
Description: Про це повідомляє ОК «Південь»    «Вночі ворог атакував Одещину крилатими раке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РАКЕТИ']</text:p>
      <text:p text:style-name="P4">
Category: News</text:p>
      <!--METADATA-->
      <text:p text:style-name="P4">
<draw:frame draw:style-name="fr1" draw:name="Image129" text:anchor-type="as-char" svg:width="6.9236in" svg:height="4.615733in" draw:z-index="0">
<draw:image xlink:href="../Images/AРМІЯINFORM/2023-06-19T18-00-00-04-00/raketa-kalibr-pusk-chorne-more.jpg" xlink:type="simple" xlink:show="embed" xlink:actuate="onLoad" draw:mime-type="image/jpeg"/>
</draw:frame>
 Ілюстративне фото</text:p>
      <text:p text:style-name="P4">
Про це<text:a xlink:type="simple" xlink:href="https://www.facebook.com/OperationalCommandSouth/posts/pfbid0nBZMBAD5VkvRcuDyCrLXKjxDyigNFivji4xCeZFytGhRduBqsAPBdsyt7LSyGNuul" text:style-name="Internet_20_link" text:visited-style-name="Visited_20_Internet_20_Link">
повідомляє</text:a>
ОК «Південь»</text:p>
      <text:p text:style-name="P4">
«Вночі ворог атакував Одещину крилатими ракетами морського базування,випущеними з акваторії Чорного моря, з підводного ракетоносія. Силипротиповітряної оборони відпрацювали відмінно. Всі 4 ракети знищено напідльоті до узбережжя», – йдеться у повідомленні.</text:p>
      <text:p text:style-name="P4">
Source: <text:a xlink:type="simple" xlink:href="https://armyinform.com.ua/2023/06/19/vnochi-vorog-atakuvav-odeshhynu-chotyrma-krylatymy-raketamy-morskogo-bazuvannya/" text:style-name="Internet_20_link" text:visited-style-name="Visited_20_Internet_20_Link">
https://armyinform.com.ua/2023/06/19/vnochi-vorog-atakuvav-odeshhynu-chotyrma-krylatymy-raketamy-morskogo-bazuvannya/</text:a>
</text:p>
      <!--NEWS-->
      <text:h text:style-name="P10" text:outline-level="1">
<text:span text:style-name="T4">
Air defense is active in Southern region against Shahed drones</text:span>
</text:h>
      <text:p text:style-name="P4">
Authors: liveuamap (Language: en)</text:p>
      <text:p text:style-name="P4">
Time: 2023-06-19T18:02:17</text:p>
      <text:p text:style-name="P4">
Location: Mykolaiv (Latitude:47.45409 Longtitude:31.72302)</text:p>
      <text:p text:style-name="P4">
Videos: []</text:p>
      <text:p text:style-name="P4">
Images: []</text:p>
      <text:p text:style-name="P4">
Tags: []</text:p>
      <text:p text:style-name="P4">
ID: 22570465</text:p>
      <!--METADATA-->
      <text:p text:style-name="P4">
Air defense is active in Southern region against Shahed drones</text:p>
      <text:p text:style-name="P4">
News Collection Link: <text:a xlink:type="simple" xlink:href="https:\/\/liveuamap.com\/en\/2023\/19-june-air-defense-is-active-in-southern-region-against" text:style-name="Internet_20_link" text:visited-style-name="Visited_20_Internet_20_Link">
https:\/\/liveuamap.com\/en\/2023\/19-june-air-defense-is-active-in-southern-region-against</text:a>
</text:p>
      <text:p text:style-name="P4">
Source: <text:a xlink:type="simple" xlink:href="https://t.me/lachentyt/30558" text:style-name="Internet_20_link" text:visited-style-name="Visited_20_Internet_20_Link">
https://t.me/lachentyt/30558</text:a>
</text:p>
      <!--NEWS-->
      <text:h text:style-name="P10" text:outline-level="1">
<text:span text:style-name="T4">
На Каховській ГЕС за тиждень до підриву сфотографували автомобіль із вибухівкою - AP</text:span>
</text:h>
      <text:p text:style-name="P4">
Authors: Ukrinform (Person)</text:p>
      <text:p text:style-name="P4">
Publisher: Укринформ (Organization)</text:p>
      <text:p text:style-name="P4">
Published Time: 2023-06-19T18:04:00+03:00</text:p>
      <text:p text:style-name="P4">
Modified Time: 2023-06-19T18:04:00+03:00</text:p>
      <text:p text:style-name="P4">
Description: На Каховській гідроелектростанці (ГЕС) трохи більше як за тиждень до її підриву сфотографували автомобіль із вибухівкою.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Вибухівка', 'Російські військові', 'Каховська ГЕС', 'Війна з Росією']</text:p>
      <text:p text:style-name="P4">
Type: Article</text:p>
      <!--METADATA-->
      <text:p text:style-name="P4">
<draw:frame draw:style-name="fr1" draw:name="Image130" text:anchor-type="as-char" svg:width="6.9236in" svg:height="3.956343in" draw:z-index="0">
<draw:image xlink:href="../Images/yкринформ/2023-06-19T18-04-00-03-00/630_360_1686406508-777.jpeg" xlink:type="simple" xlink:show="embed" xlink:actuate="onLoad" draw:mime-type="image/jpeg"/>
</draw:frame>
 НаКаховській гідроелектростанці (ГЕС) трохи більше як за тиждень до її підривусфотографували автомобіль із вибухівкою.</text:p>
      <text:p text:style-name="P4">
Про це повідомляє <text:a xlink:type="simple" xlink:href="https://apnews.com/article/ukraine-russia-war-kakhovka-dam-collapse-investigation-f5b76fe1ddbf98aa5ff7e4dfd3199c38" text:style-name="Internet_20_link" text:visited-style-name="Visited_20_Internet_20_Link">
 AP </text:a>
 ізпосиланням на джерела, передає Укрінформ.</text:p>
      <text:p text:style-name="P4">
За інформацією фидання, на фотографіях, що були зроблені українським дроном 28травня, видно припаркований на греблі автомобіль, усередині якого видно <text:a xlink:type="simple" xlink:href="https://www.ukrinform.ua/tag-vibuhivka" text:style-name="Internet_20_link" text:visited-style-name="Visited_20_Internet_20_Link">
великі бочки </text:a>
 , одна з яких, можливо,під'єднана до міни, кабель ішов до берега річки, який контролюють російськівійська.</text:p>
      <text:p text:style-name="P4">
Скільки часу машина простояла на тому місці - невідомо.</text:p>
      <text:p text:style-name="P4">
За словами українських спецпризначенців, на яких посилається видання,автомобіль мав би зупинити будь-яке українське просування греблею, а такожпосилити запланований вибух у машинному відділенні ГЕС й знищити верхнючастину греблі. Наголошується, що одного замінованого авто не вистачило б, щобзруйнувати всю греблю.</text:p>
      <text:p text:style-name="P4">
<text:span text:style-name="T4">
Читайте також:</text:span>
 <text:a xlink:type="simple" xlink:href="https://www.ukrinform.ua/rubric-ato/3723572-pidriv-kahovskoi-ges-vijskovi-vratuvali-patoh-zagarbnikiv-aki-tonuli-na-poziciah.html" text:style-name="Internet_20_link" text:visited-style-name="Visited_20_Internet_20_Link">
 Підрив Каховської ГЕС: військові врятували п'ятьохзагарбників, які тонули на позиціях </text:a>
</text:p>
      <text:p text:style-name="P4">
Як повідомлялося, війська РФ уночі 6 червня <text:a xlink:type="simple" xlink:href="https://www.ukrinform.ua/rubric-ato/3718751-rosijski-zagarbniki-pidirvali-kahovsku-ges-ok-pivden.html" text:style-name="Internet_20_link" text:visited-style-name="Visited_20_Internet_20_Link">
 підірвали греблю Каховської ГЕС</text:a>
 . Станція відновленню не підлягає. Станом на 19червня на Херсонщині через підрив росіянами Каховської ГЕС залишаютьсяпідтопленими 22 населені пункти.</text:p>
      <text:p text:style-name="P4">
Source: <text:a xlink:type="simple" xlink:href="https://www.ukrinform.ua/rubric-ato/3724943-na-kahovskij-ges-za-tizden-do-pidrivu-sfotografuvali-avtomobil-iz-vibuhivkou-ap.html" text:style-name="Internet_20_link" text:visited-style-name="Visited_20_Internet_20_Link">
https://www.ukrinform.ua/rubric-ato/3724943-na-kahovskij-ges-za-tizden-do-pidrivu-sfotografuvali-avtomobil-iz-vibuhivkou-ap.html</text:a>
</text:p>
      <!--NEWS-->
      <text:h text:style-name="P10" text:outline-level="1">
<text:span text:style-name="T4">
Українка Світоліна програла Фругвіртовій на старті турніру WTA 250</text:span>
</text:h>
      <text:p text:style-name="P4">
Authors: Ukrinform (Person)</text:p>
      <text:p text:style-name="P4">
Publisher: Укринформ (Organization)</text:p>
      <text:p text:style-name="P4">
Published Time: 2023-06-19T18:05:00+03:00</text:p>
      <text:p text:style-name="P4">
Modified Time: 2023-06-19T18:05:00+03:00</text:p>
      <text:p text:style-name="P4">
Description: Українська тенісистка Еліна Світоліна (№73 WTA) поступилася представниці США Лінді Фругвіртовій (№ 57 WTA) на старті WTA 250 у Бірмінгемі. — Укрінформ.</text:p>
      <text:p text:style-name="P4">
Images: ['<text:a xlink:type="simple" xlink:href="https://static.ukrinform.com/photos/2023_06/thumb_files/630_360_1687187067-132.jpg" text:style-name="Internet_20_link" text:visited-style-name="Visited_20_Internet_20_Link">
630_360_16871...</text:a>
']</text:p>
      <text:p text:style-name="P4">
Tags: ['Світоліна', 'Теніс']</text:p>
      <text:p text:style-name="P4">
Type: Article</text:p>
      <!--METADATA-->
      <text:p text:style-name="P4">
<draw:frame draw:style-name="fr1" draw:name="Image131" text:anchor-type="as-char" svg:width="6.9236in" svg:height="3.956343in" draw:z-index="0">
<draw:image xlink:href="../Images/yкринформ/2023-06-19T18-05-00-03-00/630_360_1687187067-132.jpg" xlink:type="simple" xlink:show="embed" xlink:actuate="onLoad" draw:mime-type="image/jpeg"/>
</draw:frame>
 Українськатенісистка Еліна Світоліна (№73 WTA) поступилася представниці США ЛіндіФругвіртовій (№ 57 WTA) на старті WTA 250 у Бірмінгемі.</text:p>
      <text:p text:style-name="P4">
Світоліна програла Фругвіртовій з рахунком 0:2, передає Укрінформ.</text:p>
      <text:p text:style-name="P4">
Протягом матчу українка допустила 2 подвійні помилки. Матч тривав 53 хвилини.</text:p>
      <text:p text:style-name="P4">
<text:span text:style-name="T4">
Читайте також:</text:span>
 <text:a xlink:type="simple" xlink:href="https://www.ukrinform.ua/rubric-sports/3724852-kostuk-vijsla-do-cvertfinalu-parnoi-sitki-turniru-wta-250-u-britanii.html" text:style-name="Internet_20_link" text:visited-style-name="Visited_20_Internet_20_Link">
 Костюк вийшла до чвертьфіналу парної сітки турніру WTA250 у Британії </text:a>
</text:p>
      <text:p text:style-name="P4">
Тенісистки вперше зустрілися на корті.</text:p>
      <text:p text:style-name="P4">
Фото: Getty Images</text:p>
      <text:p text:style-name="P4">
Source: <text:a xlink:type="simple" xlink:href="https://www.ukrinform.ua/rubric-sports/3724944-ukrainka-svitolina-prograla-frugvirtovij-na-starti-turniru-wta-250.html" text:style-name="Internet_20_link" text:visited-style-name="Visited_20_Internet_20_Link">
https://www.ukrinform.ua/rubric-sports/3724944-ukrainka-svitolina-prograla-frugvirtovij-na-starti-turniru-wta-250.html</text:a>
</text:p>
      <!--NEWS-->
      <text:h text:style-name="P10" text:outline-level="1">
<text:span text:style-name="T4">
Половина компаній в Україні повернулися до роботи у звичному режимі</text:span>
</text:h>
      <text:p text:style-name="P4">
Authors: Ukrinform (Person)</text:p>
      <text:p text:style-name="P4">
Publisher: Укринформ (Organization)</text:p>
      <text:p text:style-name="P4">
Published Time: 2023-06-19T18:12:29+03:00</text:p>
      <text:p text:style-name="P4">
Modified Time: 2023-06-19T18:12:29+03:00</text:p>
      <text:p text:style-name="P4">
Description: У травні 2023 року працювало у звичному режимі вже 50% компаній, ще 38% бізнесів відновили роботу частково. — Укрінформ.</text:p>
      <text:p text:style-name="P4">
Images: ['<text:a xlink:type="simple" xlink:href="https://static.ukrinform.com/photos/2023_06/thumb_files/630_360_1687187327-400.jpg" text:style-name="Internet_20_link" text:visited-style-name="Visited_20_Internet_20_Link">
630_360_16871...</text:a>
']</text:p>
      <text:p text:style-name="P4">
Tags: ['Бізнес', 'Працівники', 'Релокація підприємств']</text:p>
      <text:p text:style-name="P4">
Type: Article</text:p>
      <!--METADATA-->
      <text:p text:style-name="P4">
<draw:frame draw:style-name="fr1" draw:name="Image132" text:anchor-type="as-char" svg:width="6.9236in" svg:height="3.956343in" draw:z-index="0">
<draw:image xlink:href="../Images/yкринформ/2023-06-19T18-12-29-03-00/630_360_1687187327-400.jpg" xlink:type="simple" xlink:show="embed" xlink:actuate="onLoad" draw:mime-type="image/jpeg"/>
</draw:frame>
 У травні2023 року працювало у звичному режимі вже 50% компаній, ще 38% бізнесіввідновили роботу частково.</text:p>
      <text:p text:style-name="P4">
Як передає Укрінформ, про це свідчать дані дослідження <text:a xlink:type="simple" xlink:href="http://gradus.app/uk/open-reports/ukrainian-business-during-war/" text:style-name="Internet_20_link" text:visited-style-name="Visited_20_Internet_20_Link">
 Gradus Research</text:a>
 ,проведеного в червні.</text:p>
      <text:p text:style-name="P4">
Так, згідно із оприлюдненими даними, 50% опитаних підприємств працюють, як іраніше (у липні 2022 року таких було лише 22%). Про повернення до роботичастково повідомило 38% респондентів (рік тому – 51%). Лише 7% призупинилороботу своїх підприємств (у липні 2022 року – 22%).</text:p>
      <text:p text:style-name="P4">
Про повну або часткову трансформацію <text:a xlink:type="simple" xlink:href="https://www.ukrinform.ua/tag-biznes" text:style-name="Internet_20_link" text:visited-style-name="Visited_20_Internet_20_Link">
 бізнес </text:a>
 -процесів після 24 лютого 2022 року повідомило 29% опитаних компаній.Ще 21% зазначили, що перебувають у процесі галузевої трансформації.</text:p>
      <text:p text:style-name="P4">
<text:span text:style-name="T4">
Читайте також:</text:span>
 <text:a xlink:type="simple" xlink:href="https://www.ukrinform.ua/rubric-economy/3696198-nacbank-ocikue-cogoric-pozvavlenna-ekonomiki-j-uniknenna-padinna-realnogo-vvp.html" text:style-name="Internet_20_link" text:visited-style-name="Visited_20_Internet_20_Link">
 Нацбанк очікує цьогоріч пожвавлення економіки й уникненняпадіння реального ВВП </text:a>
</text:p>
      <text:p text:style-name="P4">
Станом на червень 2023 року повну або часткову релокацію потужностей таактивів здійснили 7% респондентів. Ще 15% перебувають у процесі релокації. 8%опитаних наголосили на потребі переміщення, але ще не розпочали активних дій вцьому напрямку (в липні 2022 року таких опитаних було, відповідно, 12%, 20% та18%).</text:p>
      <text:p text:style-name="P4">
4% опитаних у травні цього року підприємств повідомили про відкриття новихбізнесів за кордоном (рік тому таких було 1%).</text:p>
      <text:p text:style-name="P4">
<text:span text:style-name="T4">
Читайте також:</text:span>
 <text:a xlink:type="simple" xlink:href="https://www.ukrinform.ua/rubric-regions/3709448-relokovanij-biznes-vid-gadzetiv-i-bronikiv-do-kavuniv-i-sirnih-snekiv.html" text:style-name="Internet_20_link" text:visited-style-name="Visited_20_Internet_20_Link">
 Релокований бізнес: від гаджетів і броників – до кавуніві сирних снеків </text:a>
</text:p>
      <text:p text:style-name="P4">
Як повідомлялося, підприємці два місяці поспіль позитивно оцінюють результатисвоєї поточної діяльності, попри повномасштабну війну. У травні 2023 рокуіндекс очікувань ділової активності (ІОДА), який НБУ розраховує щомісяця,залишився вище нейтрального рівня (50 пунктів) і становив 50,5 проти 51,5 уквітні.</text:p>
      <text:p text:style-name="P4">
Source: <text:a xlink:type="simple" xlink:href="https://www.ukrinform.ua/rubric-economy/3724948-polovina-kompanij-v-ukraini-povernulisa-do-roboti-u-zvicnomu-rezimi.html" text:style-name="Internet_20_link" text:visited-style-name="Visited_20_Internet_20_Link">
https://www.ukrinform.ua/rubric-economy/3724948-polovina-kompanij-v-ukraini-povernulisa-do-roboti-u-zvicnomu-rezimi.html</text:a>
</text:p>
      <!--NEWS-->
      <text:h text:style-name="P10" text:outline-level="1">
<text:span text:style-name="T4">
Кремль не досяг жодної стратегічної мети - МЗС Польщі</text:span>
</text:h>
      <text:p text:style-name="P4">
Authors: Ukrinform (Person)</text:p>
      <text:p text:style-name="P4">
Publisher: Укринформ (Organization)</text:p>
      <text:p text:style-name="P4">
Published Time: 2023-06-19T18:13:00+03:00</text:p>
      <text:p text:style-name="P4">
Modified Time: 2023-06-19T18:13:00+03:00</text:p>
      <text:p text:style-name="P4">
Description: Жодної стратегічної мети Кремля у війні проти України не досягнуто. — Укрінформ.</text:p>
      <text:p text:style-name="P4">
Images: ['<text:a xlink:type="simple" xlink:href="https://static.ukrinform.com/photos/2022_01/thumb_files/630_360_1642080605-585.jpg" text:style-name="Internet_20_link" text:visited-style-name="Visited_20_Internet_20_Link">
630_360_16420...</text:a>
']</text:p>
      <text:p text:style-name="P4">
Tags: ['Кремль', 'Польща', 'Путін', 'Україна', 'Агресія РФ', 'Рау']</text:p>
      <text:p text:style-name="P4">
Type: Article</text:p>
      <!--METADATA-->
      <text:p text:style-name="P4">
<draw:frame draw:style-name="fr1" draw:name="Image133" text:anchor-type="as-char" svg:width="6.9236in" svg:height="3.956343in" draw:z-index="0">
<draw:image xlink:href="../Images/yкринформ/2023-06-19T18-13-00-03-00/630_360_1642080605-585.jpg" xlink:type="simple" xlink:show="embed" xlink:actuate="onLoad" draw:mime-type="image/jpeg"/>
</draw:frame>
 Жодноїстратегічної мети Кремля у війні проти України не досягнуто.</text:p>
      <text:p text:style-name="P4">
Про це заявив міністр закордонних справ Польщі Збігнєв Рау у понеділок під часвідкриття зустрічі послів у Варшаві, передає Укрінформ із посиланням на <text:a xlink:type="simple" xlink:href="https://www.polskieradio.pl/398/7856/Artykul/3192131,%D0%B7%D0%B1%D1%96%D2%91%D0%BD%D1%94%D0%B2-%D1%80%D0%B0%D1%83-%D0%B6%D0%BE%D0%B4%D0%BD%D0%B0-%D1%81%D1%82%D1%80%D0%B0%D1%82%D0%B5%D0%B3%D1%96%D1%87%D0%BD%D0%B0-%D0%BC%D0%B5%D1%82%D0%B0-%D0%BA%D1%80%D0%B5" text:style-name="Internet_20_link" text:visited-style-name="Visited_20_Internet_20_Link">
Польське радіо</text:a>
.</text:p>
      <text:p text:style-name="P4">
Зокрема, глава МЗС зазначив, що від початку війни проти України Захід ставитьсобі, зокрема, питання про її кінець, про значення ядерного шантажу з бокупрезидента Росії. За словами Рау, “хоча ці питання залишаються без відповіді,слід підкреслити, що поки жодна стратегічна мета Кремля не досягнута, алевійна вплинула на безпрецедентну співпрацю між Україною та НАТО”.</text:p>
      <text:p text:style-name="P4">
Як наголосив глава МЗС <text:a xlink:type="simple" xlink:href="https://www.ukrinform.ua/tag-polsa" text:style-name="Internet_20_link" text:visited-style-name="Visited_20_Internet_20_Link">
 Польщі </text:a>
 , уситуації щодо агресії проти України країни Заходу виявилися єдиними тасолідарними, а НАТО - альянсом сильнішим та важливішим, ніж будь-коли раніше.</text:p>
      <text:p text:style-name="P4">
Він також наголосив на важливості рішучості, яку виявляють країни, щопротистоять російській агресії, та на нагальності підтримки України, зокремавійськової, політичної та гуманітарної.</text:p>
      <text:p text:style-name="P4">
<text:span text:style-name="T4">
Читайте також:</text:span>
 <text:a xlink:type="simple" xlink:href="https://www.ukrinform.ua/rubric-polytics/3719015-polsa-vistupae-za-zorstki-sankcii-proti-rosii-cerez-pidriv-kahovskoi-ges.html" text:style-name="Internet_20_link" text:visited-style-name="Visited_20_Internet_20_Link">
 <text:span text:style-name="T4">
Польща</text:span>
 виступає за жорсткі санкції проти Росії черезпідрив Каховської ГЕС </text:a>
</text:p>
      <text:p text:style-name="P4">
Глава МЗС Польщі зазначив, що російсько-українська війна впливає на весь світу вигляді зростання інфляції, проблем з продовольством, транспортуваннявантажів, підвищення вартості сировини і збільшення міграції.</text:p>
      <text:p text:style-name="P4">
Як повідомляв Укрінформ, генеральний секретар НАТО Єнс Столтенберг <text:a xlink:type="simple" xlink:href="https://www.ukrinform.ua/rubric-ato/3724785-zamorozuvanna-konfliktu-v-ukraini-ne-prinese-miru-stoltenberg.html" text:style-name="Internet_20_link" text:visited-style-name="Visited_20_Internet_20_Link">
переконаний, </text:a>
 що заморожування війни вУкраїні, чого прагне Росія, не принесе стійкого та справедливого миру, тожєдиним шляхом для такого миру є зупинення російської агресії.</text:p>
      <text:p text:style-name="P4">
Source: <text:a xlink:type="simple" xlink:href="https://www.ukrinform.ua/rubric-polytics/3724949-kreml-ne-dosag-zodnoi-strategicnoi-meti-mzs-polsi.html" text:style-name="Internet_20_link" text:visited-style-name="Visited_20_Internet_20_Link">
https://www.ukrinform.ua/rubric-polytics/3724949-kreml-ne-dosag-zodnoi-strategicnoi-meti-mzs-polsi.html</text:a>
</text:p>
      <!--NEWS-->
      <text:h text:style-name="P10" text:outline-level="1">
<text:span text:style-name="T4">
Залишитися жити та працювати у Литві планує третина українських біженців</text:span>
</text:h>
      <text:p text:style-name="P4">
Authors: Ukrinform (Person)</text:p>
      <text:p text:style-name="P4">
Publisher: Укринформ (Organization)</text:p>
      <text:p text:style-name="P4">
Published Time: 2023-06-19T18:14:00+03:00</text:p>
      <text:p text:style-name="P4">
Modified Time: 2023-06-19T23:14:00+03:00</text:p>
      <text:p text:style-name="P4">
Description: У майбутньому 34% українських біженців у Литві планують залишитися жити та працювати в цій країні. — Укрінформ.</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134" text:anchor-type="as-char" svg:width="6.9236in" svg:height="3.956343in" draw:z-index="0">
<draw:image xlink:href="../Images/yкринформ/2023-06-19T18-14-00-03-00/630_360_1687194590-313.jpg" xlink:type="simple" xlink:show="embed" xlink:actuate="onLoad" draw:mime-type="image/jpeg"/>
</draw:frame>
 Умайбутньому 34% українських біженців у Литві планують залишитися жити тапрацювати в цій країні.</text:p>
      <text:p text:style-name="P4">
Про це свідчить анонімне опитування українців, які скористалися послугамиСлужби зайнятості, що проводиться другий рік, передає Укрінформ із посиланнямна <text:a xlink:type="simple" xlink:href="https://www.delfi.lt/be/news/live/sluzhba-zanyatosti-34-ukrainskih-voennyh-bezhencev-v-buduschem-planiruyut-zhit-i-rabotat-v-litve.d" text:style-name="Internet_20_link" text:visited-style-name="Visited_20_Internet_20_Link">
 Delfi </text:a>
 .</text:p>
      <text:p text:style-name="P4">
Проведене у травні опитування показало, що більшу частину опитаних біженцівстановлять жінки віком 30-40 років (83,2%), з яких більш ніж половина (52,5%)– з вищою освітою. Більшість українців зазначили, що литовці їх прийняли добречи дуже добре (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 минулого року таких було 32%.</text:p>
      <text:p text:style-name="P4">
Литовська Служба зайнятості сприяє інтеграції українців у ринок праці,компенсуючи частину заробітної плати працедавцям, які їх працевлаштували. Зпочатку цього року 1400 біженців з України почали брати участь у програмісубсидованого працевлаштування. За даними опитування, 89,1% опитаних українцівзадоволені наданими Службою зайнятості послугами (порівняно з даними минулогороку, ця оцінка покращала на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text:p>
      <text:p text:style-name="P4">
Попри це, Служба зайнятості активно закликає українців, які працюють у Литвіабо збираються тут працювати, вивчати литовську мову. «Найбільшою проблемою,яка перешкоджає легшому працевлаштуванню, навчанню чи роботі нависококваліфікованих посадах, було незнання литовської мови. Тепер ми можемозапропонувати курси всім іноземцям, які хочуть будувати своє майбутнє уЛитві», - зазначила заступниця директора Служби зайнятості Гедре Синкявиче</text:p>
      <text:p text:style-name="P4">
Як повідомлялося, за даними Центробанку Литви, 2022 року українці створилидодану вартість на 400 млн євро – 1% валового внутрішнього продукту.Міністерство соціального захисту та праці повідомляло, що за рік війни вУкраїні українські біженці, які знайшли притулок у Литві, сплатили до бюджетукраїни понад 58 млн євро податків.</text:p>
      <text:p text:style-name="P4">
<text:span text:style-name="T5">
Фото: Zuma Press / Scanpix</text:span>
</text:p>
      <text:p text:style-name="P4">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У Києві презентували виставку, присвячену переселенцям і біженцям</text:span>
</text:h>
      <text:p text:style-name="P4">
Authors: Ukrinform (Person)</text:p>
      <text:p text:style-name="P4">
Publisher: Укринформ (Organization)</text:p>
      <text:p text:style-name="P4">
Published Time: 2023-06-19T18:16:06+03:00</text:p>
      <text:p text:style-name="P4">
Modified Time: 2023-06-19T18:16:06+03:00</text:p>
      <text:p text:style-name="P4">
Description: До Всесвітнього дня біженця на Софійській площі Києва презентували виставку-інсталяцію "Надія вдалині від дому" про переселенців і біженців в Україні. — Укрінформ.</text:p>
      <text:p text:style-name="P4">
Images: ['<text:a xlink:type="simple" xlink:href="https://static.ukrinform.com/photos/2023_06/thumb_files/630_360_1687187128-5952.jpeg" text:style-name="Internet_20_link" text:visited-style-name="Visited_20_Internet_20_Link">
630_360_16871...</text:a>
']</text:p>
      <text:p text:style-name="P4">
Tags: ['Переселенці', 'Виставка', 'Київ', 'Біженці']</text:p>
      <text:p text:style-name="P4">
Type: Article</text:p>
      <!--METADATA-->
      <text:p text:style-name="P4">
<draw:frame draw:style-name="fr1" draw:name="Image135" text:anchor-type="as-char" svg:width="6.9236in" svg:height="3.956343in" draw:z-index="0">
<draw:image xlink:href="../Images/yкринформ/2023-06-19T18-16-06-03-00/630_360_1687187128-5952.jpeg" xlink:type="simple" xlink:show="embed" xlink:actuate="onLoad" draw:mime-type="image/jpeg"/>
</draw:frame>
 ДоВсесвітнього дня біженця на Софійській площі Києва презентували виставку-інсталяцію "Надія вдалині від дому" про переселенців і біженців в Україні.</text:p>
      <text:p text:style-name="P4">
Про це повідомляє кореспондент Укрінформу.</text:p>
      <text:p text:style-name="P4">
"Щойно почалася війна, наші герої-переселенці схопили свої валізи, домашніхулюбленців та найбільш цінні з речей і тікали світ за очі. Сідаючи вевакуаційні потяги, люди не знали, що на них чекає. Часто вони втрачали все, ітепер мають отримувати підтримку, щоб почати з нуля. Так само й біженці -перетинаючи кордон, вони гадки не мали, де їм нададуть прихисток. Тому цявиставка про взаємодію нашого благодійного фонду як сторони підтримки та про <text:a xlink:type="simple" xlink:href="https://www.ukrinform.ua/tag-pereselenci" text:style-name="Internet_20_link" text:visited-style-name="Visited_20_Internet_20_Link">
переселенців </text:a>
 і біженців, яким минадаємо допомогу", - зазначила голова правління БФ "Рокада" Наталія Гуржій.</text:p>
      <text:p text:style-name="P4">
Інсталяція являє собою 25 валіз, які передають 25 історій переселенців зукраїнських міст, зокрема, Нікополя, Бахмута, Сєвєродонецька, Маріуполя, НовоїКаховки, Миколаєва, Бучі, а також людей, які прибули до України з СаудівськоїАравії, Ірану, Таджикистану як біженці.</text:p>
      <text:p text:style-name="P4">
З напіввідкритих валіз видніються речі, які схопили з собою люди, тікаючи відвійн і переслідувань - рушники, ключі, дитячі іграшки, зубна щітка, рис. Поряд- переноски для тварин, навіть гітара. Також біля кожної валізи представленоісторії українців та іноземців, які почали своє життя "з нуля" на новомумісці.</text:p>
      <text:p text:style-name="P4">
</text:p>
      <text:p text:style-name="P4">
"Люди, полишаючи свої домівки, втрачають все. Інколи їх продовжують шукати набатьківщині. Наприклад, як Мошрабчона Хайдарова - політичного біженця зТаджикистану, якого досі розшукують у Таджикистані та в Росії. Він тікаводнієї зимової ночі, перетинав кордон з $13 в кишені... У нього навітьстріляли. Він вирив яму, накрився снігом, зробив отвори для дихання - такдочекався ранку. Потім попрямував до кордону з Україною, де його зустрілиспівробітники СБУ. А два тижні тому Мошрабчон відкрив свій ресторан в Ірпені",- розповів соціальний працівник і ком'юніті-менеджер БФ"Рокада" ДмитроПетросюк.</text:p>
      <text:p text:style-name="P4">
<text:span text:style-name="T4">
Читайте також:</text:span>
 <text:a xlink:type="simple" xlink:href="https://www.ukrinform.ua/rubric-diaspora/3722705-dla-povernenna-bizenciv-slid-zberegti-ihnu-ukrainsku-identicnist-prezident-sku.html" text:style-name="Internet_20_link" text:visited-style-name="Visited_20_Internet_20_Link">
 Для повернення <text:span text:style-name="T4">
біженців</text:span>
 слід зберегти їхню українськуідентичність – президент СКУ </text:a>
</text:p>
      <text:p text:style-name="P4">
Гуржій зауважила, що не всі з представлених історії закінчуються хепі-ендом іповною інтеграцією переселенців у нові громади. За її словами, фонд зараздопомагає жінці з Сєвєродонецька, яка, вийшовши по воду, потрапила підобстріл, втратила ногу. Отямилася вона в тернопільській лікарні, документівпри собі не мала.</text:p>
      <text:p text:style-name="P4">
"Зараз вона має осмислити все, що сталося. Ми допомагаємо їй у пошукахпротезування, з відновленням документів. Сподіваємося, що після цього вонапочне мріяти про щось нове", - сказала голова правління "Рокада".</text:p>
      <text:p text:style-name="P4">
Ця виставка тривала в Києві годину. Незабаром її можна побачити в Івано-Франківську, Хмельницькому, Тернополі, Чернівцях, Луцьку, Львові та Рівному.</text:p>
      <text:p text:style-name="P4">
</text:p>
      <text:p text:style-name="P4">
<text:a xlink:type="simple" xlink:href="https://static.ukrinform.com/photos/2023_06/1687187128-8461.jpeg" text:style-name="Internet_20_link" text:visited-style-name="Visited_20_Internet_20_Link">
 </text:a>
 <text:a xlink:type="simple" xlink:href="https://static.ukrinform.com/photos/2023_06/1687187127-2308.jpeg" text:style-name="Internet_20_link" text:visited-style-name="Visited_20_Internet_20_Link">
</text:a>
 <text:a xlink:type="simple" xlink:href="https://static.ukrinform.com/photos/2023_06/1687187127-8697.jpeg" text:style-name="Internet_20_link" text:visited-style-name="Visited_20_Internet_20_Link">
</text:a>
 <text:a xlink:type="simple" xlink:href="https://static.ukrinform.com/photos/2023_06/1687187127-3607.jpeg" text:style-name="Internet_20_link" text:visited-style-name="Visited_20_Internet_20_Link">
</text:a>
 <text:a xlink:type="simple" xlink:href="https://static.ukrinform.com/photos/2023_06/1687187128-6597.jpeg" text:style-name="Internet_20_link" text:visited-style-name="Visited_20_Internet_20_Link">
</text:a>
 <text:a xlink:type="simple" xlink:href="https://static.ukrinform.com/photos/2023_06/1687187127-9223.jpeg" text:style-name="Internet_20_link" text:visited-style-name="Visited_20_Internet_20_Link">
</text:a>
 <text:a xlink:type="simple" xlink:href="https://static.ukrinform.com/photos/2023_06/1687187127-7323.jpeg" text:style-name="Internet_20_link" text:visited-style-name="Visited_20_Internet_20_Link">
</text:a>
 <text:a xlink:type="simple" xlink:href="https://static.ukrinform.com/photos/2023_06/1687187128-2750.jpeg" text:style-name="Internet_20_link" text:visited-style-name="Visited_20_Internet_20_Link">
</text:a>
 <text:a xlink:type="simple" xlink:href="https://static.ukrinform.com/photos/2023_06/1687187128-5952.jpeg" text:style-name="Internet_20_link" text:visited-style-name="Visited_20_Internet_20_Link">
<draw:frame draw:style-name="fr1" draw:name="Image146" text:anchor-type="as-char" svg:width="6.9236in" svg:height="3.956343in" draw:z-index="0">
<draw:image xlink:href="../Images/yкринформ/2023-06-19T18-16-06-03-00/630_360_1687187128-5952.jpeg" xlink:type="simple" xlink:show="embed" xlink:actuate="onLoad" draw:mime-type="image/jpeg"/>
</draw:frame>
</text:a>
 <text:a xlink:type="simple" xlink:href="https://static.ukrinform.com/photos/2023_06/1687187129-6071.jpeg" text:style-name="Internet_20_link" text:visited-style-name="Visited_20_Internet_20_Link">
</text:a>
</text:p>
      <text:p text:style-name="P4">
Всесвітній день біженців відзначається щороку 20 червня. Цей день покликанийвизнати силу і мужність людей, які були змушені втекти з рідної країни, щобуникнути конфліктів чи переслідувань.</text:p>
      <text:p text:style-name="P4">
<text:span text:style-name="T4">
Читайте також:</text:span>
 <text:a xlink:type="simple" xlink:href="https://www.ukrinform.ua/rubric-world/3722599-kilkist-vimuseno-peremisenih-ludej-u-sviti-dosagla-rekordnih-110-miljoniv-oon.html" text:style-name="Internet_20_link" text:visited-style-name="Visited_20_Internet_20_Link">
 Кількість вимушено переміщених людей у світі досягларекордних 110 мільйонів – ООН </text:a>
</text:p>
      <text:p text:style-name="P4">
Благодійний фонд "Рокада" засновано у 2003 році. Цей фонд є виконавчимпартнером Управління Верховного комісара ООН у справах біженців. Метаорганізації — надавати соціальну підтримку біженцям і шукачам притулку,мобілізувати спільноти біженців та сприяти їхній інтеграції в українськесуспільство.</text:p>
      <text:p text:style-name="P4">
Source: <text:a xlink:type="simple" xlink:href="https://www.ukrinform.ua/rubric-kyiv/3724951-u-kievi-prezentuvali-vistavku-prisvacenu-pereselencam-i-bizencam.html" text:style-name="Internet_20_link" text:visited-style-name="Visited_20_Internet_20_Link">
https://www.ukrinform.ua/rubric-kyiv/3724951-u-kievi-prezentuvali-vistavku-prisvacenu-pereselencam-i-bizencam.html</text:a>
</text:p>
      <!--NEWS-->
      <text:h text:style-name="P10" text:outline-level="1">
<text:span text:style-name="T4">
Кривий Ріг за три тижні може залишитися без води — Вілкул</text:span>
</text:h>
      <text:p text:style-name="P4">
Authors: Ukrinform (Person)</text:p>
      <text:p text:style-name="P4">
Publisher: Укринформ (Organization)</text:p>
      <text:p text:style-name="P4">
Published Time: 2023-06-19T18:20:29+03:00</text:p>
      <text:p text:style-name="P4">
Modified Time: 2023-06-19T18:20:29+03:00</text:p>
      <text:p text:style-name="P4">
Description: Без дотримання режиму суворої економії Кривий Ріг може залишитися без водопостачання вже за три тижні.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ілкул', 'Вода', 'Каховська ГЕС']</text:p>
      <text:p text:style-name="P4">
Type: Article</text:p>
      <!--METADATA-->
      <text:p text:style-name="P4">
<draw:frame draw:style-name="fr1" draw:name="Image148" text:anchor-type="as-char" svg:width="6.9236in" svg:height="3.956343in" draw:z-index="0">
<draw:image xlink:href="../Images/yкринформ/2023-06-19T18-20-29-03-00/630_360_1580371786-838.jpg" xlink:type="simple" xlink:show="embed" xlink:actuate="onLoad" draw:mime-type="image/jpeg"/>
</draw:frame>
 Бездотримання режиму суворої економії Кривий Ріг може залишитися безводопостачання вже за три тижні.</text:p>
      <text:p text:style-name="P4">
Про це начальник Криворізької міської військової адміністрації ОлександрВілкул повідомив у <text:a xlink:type="simple" xlink:href="http://t.me/vilkul/3616" text:style-name="Internet_20_link" text:visited-style-name="Visited_20_Internet_20_Link">
 Телеграмі </text:a>
 , передає Укрінформ.</text:p>
      <text:p text:style-name="P4">
"Чи можемо ми не заощаджувати воду? Ні. Інакше вона гарантовано закінчиться затри тижні. Шляхом суворої економії ми маємо шанс дотягнути до реалізаціїпроєктів з перекидання води", - зазначив Вілкул.</text:p>
      <text:p text:style-name="P4">
За його <text:a xlink:type="simple" xlink:href="http://t.me/vilkul/3614" text:style-name="Internet_20_link" text:visited-style-name="Visited_20_Internet_20_Link">
 словами </text:a>
 , щоб компенсувати надходженняводи, втрачені через підрив росіянами Каховської ГЕС, потрібно 11 мільйонівкубометрів на місяць (до 380 тисяч кубів на добу - враховуючи споживанняміста, сільського району та випаровування з водосховища "Південного"). Післяруйнування Каховської ГЕС та обміління водосховища без дніпровської водизалишилося 2/3 Криворізької агломерації - приблизно 550 тисяч людей із 800тисяч жителів.</text:p>
      <text:p text:style-name="P4">
У транзитному Південному водосховищі води залишилося трохи більше ніж намісяць. Начальник МВА <text:a xlink:type="simple" xlink:href="http://t.me/vilkul/3615" text:style-name="Internet_20_link" text:visited-style-name="Visited_20_Internet_20_Link">
 наголосив </text:a>
 , що брати водуможна лише з водосховища Карачуни, а туди перекидати з інших водосховищДніпровського каскаду, що вище за течією. Наразі реалізується чотири технічнірішення із забезпечення міста і довколишніх сіл водою. Але це потребує часу,коштів, матеріалів, тож існує ризик, що дві третини міста залишаться взагалібез води. Найбільш критичний період – вересень-жовтень.</text:p>
      <text:p text:style-name="P4">
<text:span text:style-name="T4">
Читайте також:</text:span>
 <text:a xlink:type="simple" xlink:href="https://www.ukrinform.ua/rubric-vidbudova/3724935-na-vidnovlenna-poskodzenogo-zitla-na-hersonsini-potribno-blizko-70-milardiv-ekspert.html" text:style-name="Internet_20_link" text:visited-style-name="Visited_20_Internet_20_Link">
 На відновлення пошкодженого житла на Херсонщині потрібноблизько $70 мільярдів - експерт </text:a>
</text:p>
      <text:p text:style-name="P4">
Тож Вілкул укотре закликав мешканців Кривого Рогу економити воду. За йогословами, цьому сприяє максимальне зниження подачі води на промисловіпідприємства, заборона роботи мийок, заборона поливу зі шлангів, зниженнятиску на житловий сектор, робота водоканалу з 22.00 до 5.00 тільки в режиміциркуляції.</text:p>
      <text:p text:style-name="P4">
Стосовно роботи автомийок начальник ВА зауважив, що на порушників забороничекають санкції.</text:p>
      <text:p text:style-name="P4">
"Багато бізнесменів нас почули та зупинили миття автомобілів. Є безсовісні,які не відключилися і навіть зривають пломби з вентилів за умови примусовоговідключення. Відсьогодні я дав команду викопувати труби. Таким "розумним"увімкнемо тільки після війни", - попередив Вілкул.</text:p>
      <text:p text:style-name="P4">
<text:span text:style-name="T4">
Читайте також:</text:span>
 <text:a xlink:type="simple" xlink:href="https://www.ukrinform.ua/rubric-regions/3723211-kahovske-more-voda-znikae-zatopleni-sela-zavlautsa.html" text:style-name="Internet_20_link" text:visited-style-name="Visited_20_Internet_20_Link">
 Каховське море: вода зникає, затоплені села з'являються</text:a>
</text:p>
      <text:p text:style-name="P4">
Як повідомляв Укрінформ, у ніч проти 6 червня російські війська підірвалигреблю Каховської ГЕС, спричинивши затоплення частини Херсонської таМиколаївської областей і водночас - критичне обміління Каховськоговодосховища.</text:p>
      <text:p text:style-name="P4">
8 червня о 3.20 ночі рівень упав, і у водосховище "Південне" пересталанадходити каховська вода.</text:p>
      <text:p text:style-name="P4">
Мешканців Кривого Рогу попередили, що необхідно скоротити споживання води на40%. У Нікопольському районі водопостачання вже припинене у Покрові, Марганці,частині Покровської громади, Томаківській, Мирівській та ЧервоногригорівськійТГ.</text:p>
      <text:p text:style-name="P4">
Source: <text:a xlink:type="simple" xlink:href="https://www.ukrinform.ua/rubric-regions/3724952-krivij-rig-za-tri-tizni-moze-zalisitisa-bez-vodi-vilkul.html" text:style-name="Internet_20_link" text:visited-style-name="Visited_20_Internet_20_Link">
https://www.ukrinform.ua/rubric-regions/3724952-krivij-rig-za-tri-tizni-moze-zalisitisa-bez-vodi-vilkul.html</text:a>
</text:p>
      <!--NEWS-->
      <text:h text:style-name="P10" text:outline-level="1">
<text:span text:style-name="T4">
Загарбники у Маріуполі знищили бібліотеку Короленка</text:span>
</text:h>
      <text:p text:style-name="P4">
Authors: Ukrinform (Person)</text:p>
      <text:p text:style-name="P4">
Publisher: Укринформ (Organization)</text:p>
      <text:p text:style-name="P4">
Published Time: 2023-06-19T18:24:08+03:00</text:p>
      <text:p text:style-name="P4">
Modified Time: 2023-06-19T18:24:08+03:00</text:p>
      <text:p text:style-name="P4">
Description: Загарбники у центрі Маріуполя знищили бібліотеку імені В.Короленка, розташовану в історичній будівлі. — Укрінформ.</text:p>
      <text:p text:style-name="P4">
Images: ['<text:a xlink:type="simple" xlink:href="https://static.ukrinform.com/photos/2023_06/thumb_files/630_360_1687188182-336.jpeg" text:style-name="Internet_20_link" text:visited-style-name="Visited_20_Internet_20_Link">
630_360_16871...</text:a>
']</text:p>
      <text:p text:style-name="P4">
Tags: ['Бібліотека', 'Маріуполь', 'Окупація', "Пам'ятка", 'Російські військові']</text:p>
      <text:p text:style-name="P4">
Type: Article</text:p>
      <!--METADATA-->
      <text:p text:style-name="P4">
<draw:frame draw:style-name="fr1" draw:name="Image149" text:anchor-type="as-char" svg:width="6.9236in" svg:height="3.956343in" draw:z-index="0">
<draw:image xlink:href="../Images/yкринформ/2023-06-19T18-24-08-03-00/630_360_1687188182-336.jpeg" xlink:type="simple" xlink:show="embed" xlink:actuate="onLoad" draw:mime-type="image/jpeg"/>
</draw:frame>
Загарбники у центрі Маріуполя знищили бібліотеку імені В.Короленка,розташовану в історичній будівлі.</text:p>
      <text:p text:style-name="P4">
Про це у <text:a xlink:type="simple" xlink:href="https://t.me/mariupolrada/14768" text:style-name="Internet_20_link" text:visited-style-name="Visited_20_Internet_20_Link">
 Телеграмі </text:a>
 повідомилаМаріупольська міська рада, передає Укрінформ.</text:p>
      <text:p text:style-name="P4">
Оприлюднено фото зруйнованої будівлі і підпис: «Так тепер виглядає бібліотекаім. Короленка в окупованому <text:a xlink:type="simple" xlink:href="https://www.ukrinform.ua/tag-mariupol" text:style-name="Internet_20_link" text:visited-style-name="Visited_20_Internet_20_Link">
 Маріуполі </text:a>
 . Будівлю знищили росіяни».</text:p>
      <text:p text:style-name="P4">
Центральна міська бібліотека ім. Короленка у 2019 році переїхала в історичнубудівлю у центрі міста. У цьому будинку у 1905 році було відкрито перший банкна південному сході України. Саме через цей банк проходило фінансовезабезпечення будівництва маріупольських металургійних заводів «Нікополь» та«Провіданс».</text:p>
      <text:p text:style-name="P4">
Фонд бібліотеки налічував понад 150 тисяч книжок, тут був сучасний коворкінг,де проводилися зустрічі з цікавими людьми, діячами культури та мистецтв.</text:p>
      <text:p text:style-name="P4">
<text:span text:style-name="T4">
Читайте також:</text:span>
 <text:a xlink:type="simple" xlink:href="https://www.ukrinform.ua/rubric-diaspora/3719072-v-ottavi-pokazali-fotovistavku-pro-zrujnovanij-mariupol.html" text:style-name="Internet_20_link" text:visited-style-name="Visited_20_Internet_20_Link">
 В Оттаві показали фотовиставку про зруйнований<text:span text:style-name="T4">
Маріуполь</text:span>
 </text:a>
</text:p>
      <text:p text:style-name="P4">
Як повідомлялося, раніше загарбники зруйнували у Маріуполі історичну пам’ятку- нижче механіко-технічне училище,знесли історичну пам’ятку міста - Будинок згодинником, де була майстерня Віктора Арнаутова.</text:p>
      <text:p text:style-name="P4">
Крім того, ворог зруйнував у Маріуполі <text:a xlink:type="simple" xlink:href="https://www.ukrinform.ua/rubric-regions/3569982-u-mariupoli-zagarbniki-zrujnuvali-istoricnij-osobnak-kupca-tregubova-bila-dramteatru.html" text:style-name="Internet_20_link" text:visited-style-name="Visited_20_Internet_20_Link">
 історичний особняк купця Трегубова</text:a>
 біляДрамтеатру.</text:p>
      <text:p text:style-name="P4">
Source: <text:a xlink:type="simple" xlink:href="https://www.ukrinform.ua/rubric-regions/3724954-zagarbniki-u-mariupoli-znisili-biblioteku-korolenka.html" text:style-name="Internet_20_link" text:visited-style-name="Visited_20_Internet_20_Link">
https://www.ukrinform.ua/rubric-regions/3724954-zagarbniki-u-mariupoli-znisili-biblioteku-korolenka.html</text:a>
</text:p>
      <!--NEWS-->
      <text:h text:style-name="P10" text:outline-level="1">
<text:span text:style-name="T4">
Вбивцю львівської студентки засудили до довічного ув’язнення</text:span>
</text:h>
      <text:p text:style-name="P4">
Authors: Ukrinform (Person)</text:p>
      <text:p text:style-name="P4">
Publisher: Укринформ (Organization)</text:p>
      <text:p text:style-name="P4">
Published Time: 2023-06-19T18:26:22+03:00</text:p>
      <text:p text:style-name="P4">
Modified Time: 2023-06-19T18:26:22+03:00</text:p>
      <text:p text:style-name="P4">
Description: Личаківський районний суд Львова виніс вирок 22-річному Нестору Литвинчуку за вбивство 19-річної львівської студентки Дар’ї Косенок, призначивши йому довічне позбавлення волі. — Укрінформ.</text:p>
      <text:p text:style-name="P4">
Images: ['<text:a xlink:type="simple" xlink:href="https://static.ukrinform.com/photos/2023_02/thumb_files/630_360_1677176183-588.jpeg" text:style-name="Internet_20_link" text:visited-style-name="Visited_20_Internet_20_Link">
630_360_16771...</text:a>
']</text:p>
      <text:p text:style-name="P4">
Tags: ['Львів', 'Вбивство', "Довічне ув'язнення"]</text:p>
      <text:p text:style-name="P4">
Type: Article</text:p>
      <!--METADATA-->
      <text:p text:style-name="P4">
<draw:frame draw:style-name="fr1" draw:name="Image150" text:anchor-type="as-char" svg:width="6.9236in" svg:height="3.956343in" draw:z-index="0">
<draw:image xlink:href="../Images/yкринформ/2023-06-19T18-26-22-03-00/630_360_1677176183-588.jpeg" xlink:type="simple" xlink:show="embed" xlink:actuate="onLoad" draw:mime-type="image/jpeg"/>
</draw:frame>
Личаківський районний суд Львова виніс вирок 22-річному Нестору Литвинчуку завбивство 19-річної львівської студентки Дар’ї Косенок, призначивши йомудовічне позбавлення волі.</text:p>
      <text:p text:style-name="P4">
Про це у <text:a xlink:type="simple" xlink:href="http://www.facebook.com/Truth8.Law/posts/pfbid02e4yHCeA3inQ2cjXbF4Nqrr7Lcspmku29VhxtNANqZtyeLuryDHsFB4a9vEtGqG89l" text:style-name="Internet_20_link" text:visited-style-name="Visited_20_Internet_20_Link">
 Фейсбуці</text:a>
повідомила адвокатська агенція Lawyers Association "Truth&amp;Law", якапредставляла у суді постраждалого батька дівчини.</text:p>
      <text:p text:style-name="P4">
«Адвокати кримінальної практики АО «Правда і Закон» домоглися довічногопозбавлення волі для Нестора Литвинчука у резонансній справі про вбивство», -йдеться у повідомленні.</text:p>
      <text:p text:style-name="P4">
Мова йде про жорстоке вбивство 19-річної Дар’ї Косенок – студентки ЛНУ іменіІвана Франка родом з Дніпропетровщини, яке сталося у Львові у березні 2021року. Дівчину знайшли мертвою в орендованій квартирі із численними ножовимипораненнями.</text:p>
      <text:p text:style-name="P4">
<text:span text:style-name="T4">
Читайте також:</text:span>
 <text:a xlink:type="simple" xlink:href="https://www.ukrinform.ua/rubric-regions/3724744-pidozruvanij-u-vbivstvi-divcinki-na-prikarpatti-ziznavsa-u-skoenomu.html" text:style-name="Internet_20_link" text:visited-style-name="Visited_20_Internet_20_Link">
 Підозрюваний у вбивстві дівчинки на Прикарпатті зізнавсяу скоєному </text:a>
</text:p>
      <text:p text:style-name="P4">
Зазначається, що хлопець намагався уникнути найвищої міри покарання, симулюючипсихічний розлад. Однак на вимогу батьків дівчини було проведено повторнуекспертизу у Києві, яка і спростувала попередні висновки експертів тавстановила, що Литвинчук симулює психічний розлад.</text:p>
      <text:p text:style-name="P4">
Також, відповідно до вироку, Литвинчук має сплатити батькові вбитої дівчини861 тис. грн моральної шкоди.</text:p>
      <text:p text:style-name="P4">
Як повідомляв Укрінформ, 30 березня 2021 року на оперативну лінію 102 надійшлоповідомлення про те, що у квартирі одного з будинків на вулиці Личаківській уЛьвові, яку власниця здавала в оренду подобово, <text:a xlink:type="simple" xlink:href="https://www.ukrinform.ua/rubric-regions/3218428-ubivstvo-studentki-u-lvovi-policia-povidomila-pro-zatrimanogo.html" text:style-name="Internet_20_link" text:visited-style-name="Visited_20_Internet_20_Link">
 було виявлене тіло невідомоїдівчини з ознаками насильницької смерті. </text:a>
 Правоохоронці встановили особу дівчини - 19-річної жителькиДніпропетровської області, студентки одного з львівських вишів.</text:p>
      <text:p text:style-name="P4">
<text:span text:style-name="T4">
Читайте також:</text:span>
 <text:a xlink:type="simple" xlink:href="https://www.ukrinform.ua/rubric-kyiv/3724708-u-stolicnij-bagatopoverhivci-znajsli-tila-dvoh-nepovnolitnih-divcat.html" text:style-name="Internet_20_link" text:visited-style-name="Visited_20_Internet_20_Link">
 У столичній багатоповерхівці знайшли тіла двохнеповнолітніх дівчат </text:a>
</text:p>
      <text:p text:style-name="P4">
31 березня 2021 року <text:a xlink:type="simple" xlink:href="https://www.ukrinform.ua/rubric-regions/3218925-studentku-v-lvovi-hlopec-vbiv-cerez-revnosi-policia.html" text:style-name="Internet_20_link" text:visited-style-name="Visited_20_Internet_20_Link">
 поліцейські затримали зловмисника - 19-річного жителяЖитомирської області </text:a>
 .Пара зустрічалася близько двох років. Квартири для зустрічей винаймалиподобово. В цій, де сталося вбивство, молоді люди перебували одну добу іпродовжили оренду на другу. Знаряддям убивства став ніж, який був у квартирі.Ним хлопець наніс 27 ножових поранень в область грудної клітки та втік черезвікно. Тіло вбитої в кімнаті за кілька годин знайшла власниця квартири, яка йповідомила в поліцію.</text:p>
      <text:p text:style-name="P4">
Source: <text:a xlink:type="simple" xlink:href="https://www.ukrinform.ua/rubric-regions/3724955-vbivcu-lvivskoi-studentki-zasudili-do-dovicnogo-uvaznenna.html" text:style-name="Internet_20_link" text:visited-style-name="Visited_20_Internet_20_Link">
https://www.ukrinform.ua/rubric-regions/3724955-vbivcu-lvivskoi-studentki-zasudili-do-dovicnogo-uvaznenna.html</text:a>
</text:p>
      <!--NEWS-->
      <text:h text:style-name="P10" text:outline-level="1">
<text:span text:style-name="T4">
«Борнмут» призначив іспанця Іраолу новим головним тренером команди</text:span>
</text:h>
      <text:p text:style-name="P4">
Authors: Ukrinform (Person)</text:p>
      <text:p text:style-name="P4">
Publisher: Укринформ (Organization)</text:p>
      <text:p text:style-name="P4">
Published Time: 2023-06-19T18:36:35+03:00</text:p>
      <text:p text:style-name="P4">
Modified Time: 2023-06-19T18:36:35+03:00</text:p>
      <text:p text:style-name="P4">
Description: «Борнмут» Забарного оголосив, що Андоні Іраола став новим головним тренером команди. — Укрінформ.</text:p>
      <text:p text:style-name="P4">
Images: ['<text:a xlink:type="simple" xlink:href="https://static.ukrinform.com/photos/2023_06/thumb_files/630_360_1687188895-238.jpg" text:style-name="Internet_20_link" text:visited-style-name="Visited_20_Internet_20_Link">
630_360_16871...</text:a>
']</text:p>
      <text:p text:style-name="P4">
Tags: ['Футбол', 'АПЛ', 'Ілля Забарний']</text:p>
      <text:p text:style-name="P4">
Type: Article</text:p>
      <!--METADATA-->
      <text:p text:style-name="P4">
<draw:frame draw:style-name="fr1" draw:name="Image151" text:anchor-type="as-char" svg:width="6.9236in" svg:height="3.956343in" draw:z-index="0">
<draw:image xlink:href="../Images/yкринформ/2023-06-19T18-36-35-03-00/630_360_1687188895-238.jpg" xlink:type="simple" xlink:show="embed" xlink:actuate="onLoad" draw:mime-type="image/jpeg"/>
</draw:frame>
 «Борнмут»Забарного оголосив, що Андоні Іраола став новим головним тренером команди.</text:p>
      <text:p text:style-name="P4">
Про це повідомила <text:a xlink:type="simple" xlink:href="https://www.afcb.co.uk/news/first-team/andoni-iraola-appointed-afc-bournemouth-head-coach/" text:style-name="Internet_20_link" text:visited-style-name="Visited_20_Internet_20_Link">
 пресслужба </text:a>
 команди, передаєУкрінформ.</text:p>
      <text:p text:style-name="P4">
Контракт з 40-річним іспанцем розрахований на 2 роки.</text:p>
      <text:p text:style-name="P4">
Попереднім клубом іспанського фахівця був «Райо Вальєкано», який фінішував11-м у сезоні Ла Ліги 2022/23.</text:p>
      <text:p text:style-name="P4">
Він раніше також тренував «Мірандес» з Сегунди та АЕК «Ларнака». Іраола -колишній футболіст. Грав за «Атлетік», «Нью-Йорк Сіті» та збірну Іспанії.</text:p>
      <text:p text:style-name="P4">
<text:span text:style-name="T4">
Читайте також:</text:span>
 <text:a xlink:type="simple" xlink:href="https://www.ukrinform.ua/rubric-sports/3724899-maltijske-viprobuvanna-na-akist-potribna-lise-peremoga.html" text:style-name="Internet_20_link" text:visited-style-name="Visited_20_Internet_20_Link">
 Мальтійське випробування на якість: потрібна лишеперемога </text:a>
</text:p>
      <text:p text:style-name="P4">
Як повідомлялося, в сезоні 2022/23 команда Іллі Забарного посіла 15-е місце вАПЛ, відірвавшись від зони вильоту на 5 очок. Сьогодні команду залишивголовний тренер команди Гарі О′Ніл.</text:p>
      <text:p text:style-name="P4">
Фото: Getty Images</text:p>
      <text:p text:style-name="P4">
Source: <text:a xlink:type="simple" xlink:href="https://www.ukrinform.ua/rubric-sports/3724959-bornmut-priznaciv-ispanca-iraolu-novim-golovnim-trenerom-komandi.html" text:style-name="Internet_20_link" text:visited-style-name="Visited_20_Internet_20_Link">
https://www.ukrinform.ua/rubric-sports/3724959-bornmut-priznaciv-ispanca-iraolu-novim-golovnim-trenerom-komandi.html</text:a>
</text:p>
      <!--NEWS-->
      <text:h text:style-name="P10" text:outline-level="1">
<text:span text:style-name="T4">
На Київщині авто зʼїхало у кювет, серед постраждалих - двоє дітей</text:span>
</text:h>
      <text:p text:style-name="P4">
Authors: Ukrinform (Person)</text:p>
      <text:p text:style-name="P4">
Publisher: Укринформ (Organization)</text:p>
      <text:p text:style-name="P4">
Published Time: 2023-06-19T18:37:00+03:00</text:p>
      <text:p text:style-name="P4">
Modified Time: 2023-06-19T18:37:00+03:00</text:p>
      <text:p text:style-name="P4">
Description: У Київській області внаслідок ДТП постраждали двоє дітей і троє дорослих. — Укрінформ.</text:p>
      <text:p text:style-name="P4">
Images: ['<text:a xlink:type="simple" xlink:href="https://static.ukrinform.com/photos/2023_06/thumb_files/630_360_1687188844-435.jpg" text:style-name="Internet_20_link" text:visited-style-name="Visited_20_Internet_20_Link">
630_360_16871...</text:a>
']</text:p>
      <text:p text:style-name="P4">
Tags: ['Аварія', 'Автомобіль', 'ДТП', 'Київщина']</text:p>
      <text:p text:style-name="P4">
Type: Article</text:p>
      <!--METADATA-->
      <text:p text:style-name="P4">
<draw:frame draw:style-name="fr1" draw:name="Image152" text:anchor-type="as-char" svg:width="6.9236in" svg:height="3.956343in" draw:z-index="0">
<draw:image xlink:href="../Images/yкринформ/2023-06-19T18-37-00-03-00/630_360_1687188844-435.jpg" xlink:type="simple" xlink:show="embed" xlink:actuate="onLoad" draw:mime-type="image/jpeg"/>
</draw:frame>
 УКиївській області внаслідок ДТП постраждали двоє дітей і троє дорослих.</text:p>
      <text:p text:style-name="P4">
Про це у <text:a xlink:type="simple" xlink:href="https://t.me/policekyivregion/5191" text:style-name="Internet_20_link" text:visited-style-name="Visited_20_Internet_20_Link">
 Телеграмі </text:a>
 повідомилапресслужба обласної поліції, передає Укрінформ.</text:p>
      <text:p text:style-name="P4">
Як зазначається, 29-річний водій легковика буксирував <text:a xlink:type="simple" xlink:href="https://www.ukrinform.ua/tag-avtomobil" text:style-name="Internet_20_link" text:visited-style-name="Visited_20_Internet_20_Link">
 автомобіль</text:a>
 у напрямку села Красне Броварськогорайон. На заокругленій ділянці дороги обірвався буксирний трос, унаслідок чогоавтомобіль зʼїхав у кювет та зіткнувся з деревом.</text:p>
      <text:p text:style-name="P4">
Постраждали 39-річний водій машини та четверо пасажирів, у тому числі двоєдітей, віком 8 і 10 років.</text:p>
      <text:p text:style-name="P4">
Усі потерпілі були госпіталізовані.</text:p>
      <text:p text:style-name="P4">
<text:span text:style-name="T4">
Читайте також:</text:span>
 <text:a xlink:type="simple" xlink:href="https://www.ukrinform.ua/rubric-regions/3724278-na-kiivsini-cherry-vihala-u-derevo-vodijka-zaginula-cetvero-ditej-travmovani.html" text:style-name="Internet_20_link" text:visited-style-name="Visited_20_Internet_20_Link">
 На Київщині Cherry в'їхала у дерево - водійка загинула,четверо дітей травмовані </text:a>
</text:p>
      <text:p text:style-name="P4">
Як <text:a xlink:type="simple" xlink:href="https://www.ukrinform.ua/rubric-regions/3724551-na-kiivsini-zitknulisa-pat-avtomobiliv-cetvero-travmovanih.html" text:style-name="Internet_20_link" text:visited-style-name="Visited_20_Internet_20_Link">
 повідомлялося </text:a>
 , у неділю наКиївщині зіткнулися 5 автомобілів, постраждало четверо людей.</text:p>
      <text:p text:style-name="P4">
<text:span text:style-name="T5">
Фото: поліція Київщини</text:span>
</text:p>
      <text:p text:style-name="P4">
Source: <text:a xlink:type="simple" xlink:href="https://www.ukrinform.ua/rubric-regions/3724960-na-kiivsini-avto-zihalo-u-kuvet-sered-postrazdalih-dvoe-ditej.html" text:style-name="Internet_20_link" text:visited-style-name="Visited_20_Internet_20_Link">
https://www.ukrinform.ua/rubric-regions/3724960-na-kiivsini-avto-zihalo-u-kuvet-sered-postrazdalih-dvoe-ditej.html</text:a>
</text:p>
      <!--NEWS-->
      <text:h text:style-name="P10" text:outline-level="1">
<text:span text:style-name="T4">
ПАРЄ може ухвалити резолюцію про включення «вагнерівців» і «кадирівців» до терористичних формувань</text:span>
</text:h>
      <text:p text:style-name="P4">
Authors: Ukrinform (Person)</text:p>
      <text:p text:style-name="P4">
Publisher: Укринформ (Organization)</text:p>
      <text:p text:style-name="P4">
Published Time: 2023-06-19T18:38:55+03:00</text:p>
      <text:p text:style-name="P4">
Modified Time: 2023-06-19T18:38:55+03:00</text:p>
      <text:p text:style-name="P4">
Description: Парламентська асамблея Ради Європи розгляне резолюцію щодо наслідків російської агресії проти України, в якій, серед іншого, пропонується віднести до терористичних формувань вагнерівців і кадирівців. — Укрінформ.</text:p>
      <text:p text:style-name="P4">
Images: ['<text:a xlink:type="simple" xlink:href="https://static.ukrinform.com/photos/2019_06/thumb_files/630_360_1561910355-909.jpg" text:style-name="Internet_20_link" text:visited-style-name="Visited_20_Internet_20_Link">
630_360_15619...</text:a>
']</text:p>
      <text:p text:style-name="P4">
Tags: ['Кадиров', 'ПАРЄ', 'Резолюція', 'Тероризм', 'ПВК "Вагнера"', 'Єдині новини']</text:p>
      <text:p text:style-name="P4">
Type: Article</text:p>
      <!--METADATA-->
      <text:p text:style-name="P4">
<draw:frame draw:style-name="fr1" draw:name="Image153" text:anchor-type="as-char" svg:width="6.9236in" svg:height="3.956343in" draw:z-index="0">
<draw:image xlink:href="../Images/yкринформ/2023-06-19T18-38-55-03-00/630_360_1561910355-909.jpg" xlink:type="simple" xlink:show="embed" xlink:actuate="onLoad" draw:mime-type="image/jpeg"/>
</draw:frame>
Парламентська асамблея Ради Європи розгляне резолюцію щодо наслідківросійської агресії проти України, в якій, серед іншого, пропонується віднестидо терористичних формувань вагнерівців і кадирівців.</text:p>
      <text:p text:style-name="P4">
Про це повідомила голова української делегації в ПАРЄ, народна депутатка зпарламентської фракції «Слуга народу» Марія Мезенцева в ефірі телемарафону«Єдині новини», передає Укрінформ.</text:p>
      <text:p text:style-name="P4">
«У резолюції щодо наслідків російської агресії проти України є революційніісторичні моменти. Матимемо включення таких збройних формувань в якостітерористичних - група «Вагнера», а також ті люди, які служать під прапоромКадирова», - зазначила народна депутатка.</text:p>
      <text:p text:style-name="P4">
Вона зауважила, що резолюція міститиме положення про екоцид «як глобальнутрагедію всього субконтиненту, всього Чорноморського басейну», наслідки якоїще не оцінені.</text:p>
      <text:p text:style-name="P4">
«Ми також пропонуємо в цій резолюції створити спеціальний реєстр тих країн,компаній, які обходять або допомагають обходити санкції, які наклав <text:a xlink:type="simple" xlink:href="https://www.ukrinform.ua/tag-evrosouz" text:style-name="Internet_20_link" text:visited-style-name="Visited_20_Internet_20_Link">
Європейський Союз </text:a>
 », - додаладепутатка.</text:p>
      <text:p text:style-name="P4">
Окрім того, за її словами, під час сесії буде наголошено на питанніфункціонування реєстру збитків, який започатковано на саміті в ісландськомуРейк'явіку.</text:p>
      <text:p text:style-name="P4">
<text:span text:style-name="T4">
Читайте також:</text:span>
 <text:a xlink:type="simple" xlink:href="https://www.ukrinform.ua/rubric-world/3720981-do-kongresu-ssa-znovu-podali-zakonoproekt-pro-viznanna-rosii-derzavousponsorom-terorizmu.html" text:style-name="Internet_20_link" text:visited-style-name="Visited_20_Internet_20_Link">
 До Конгресу США знову подали законопроєкт про визнанняРосії державою-спонсором тероризму </text:a>
</text:p>
      <text:p text:style-name="P4">
Мезенцева зазначила, що на сесії ПАРЄ обговорюватиметься питання утриманняРосією українських військовополонених. «Для цього ми робимо спільно зКоординаційним центром Головного управління розвідки спеціальний захід, наякому виступлять військовополонені, вони музиканти і утримувалися вросійському полоні. Вони також розкажуть про своїх побратимів», -поінформувала депутатка.</text:p>
      <text:p text:style-name="P4">
На її думку, проведення такого заходу стане дієвим інструментом, щоб донестидо 45 країн, які працюють з Україною в Раді Європи, що ООН та МіжнароднийЧервоний Хрест мають «негайно виконати свій мандат, наполягти на тому, щобРосія дотримувалася міжнародного гуманітарного права, і здійснити туініціативу, яку Україна просуває з 2014 року - обмін всіх полонених на всіх».</text:p>
      <text:p text:style-name="P4">
Як повідомляв <text:a xlink:type="simple" xlink:href="https://www.ukrinform.ua/rubric-polytics/3724712-u-strasburzi-startue-sesia-pare-rozgladatimut-politicni-naslidki-agresii-rosii-proti-ukraini.html" text:style-name="Internet_20_link" text:visited-style-name="Visited_20_Internet_20_Link">
 Укрінформ, </text:a>
 <text:a xlink:type="simple" xlink:href="https://www.ukrinform.ua/rubric-polytics/3724712-u-strasburzi-startue-sesia-pare-rozgladatimut-politicni-naslidki-agresii-rosii-proti-ukraini.html" text:style-name="Internet_20_link" text:visited-style-name="Visited_20_Internet_20_Link">
 літня сесії ПАРЄ стартувала 19червня у Страсбурзі </text:a>
 . Під час неї відбудуться терміновідебати щодо політичних наслідків агресії Росії проти України, а також будерозглянуто <text:a xlink:type="simple" xlink:href="https://www.ukrinform.ua/rubric-sports/3724475-pare-rozglane-rezoluciu-pro-nedopusk-sportsmeniv-z-rosii-ta-bilorusi-na-olimpiadu.html" text:style-name="Internet_20_link" text:visited-style-name="Visited_20_Internet_20_Link">
 резолюцію про недопуск російських і білоруських спортсменів доучасті в Олімпійських іграх у Парижі </text:a>
 .</text:p>
      <text:p text:style-name="P4">
Source: <text:a xlink:type="simple" xlink:href="https://www.ukrinform.ua/rubric-polytics/3724961-pare-moze-uhvaliti-rezoluciu-pro-vklucenna-vagnerivciv-i-kadirivciv-do-teroristicnih-formuvan.html" text:style-name="Internet_20_link" text:visited-style-name="Visited_20_Internet_20_Link">
https://www.ukrinform.ua/rubric-polytics/3724961-pare-moze-uhvaliti-rezoluciu-pro-vklucenna-vagnerivciv-i-kadirivciv-do-teroristicnih-formuvan.html</text:a>
</text:p>
      <!--NEWS-->
      <text:h text:style-name="P10" text:outline-level="1">
<text:span text:style-name="T4">
Ребров назвав стартовий склад на кваліфікаційний матч Євро-2024 проти Мальти</text:span>
</text:h>
      <text:p text:style-name="P4">
Authors: Ukrinform (Person)</text:p>
      <text:p text:style-name="P4">
Publisher: Укринформ (Organization)</text:p>
      <text:p text:style-name="P4">
Published Time: 2023-06-19T18:39:59+03:00</text:p>
      <text:p text:style-name="P4">
Modified Time: 2023-06-19T18:39:59+03:00</text:p>
      <text:p text:style-name="P4">
Description: О 19.00 розпочнеться матч відбору чемпіонату Європи-2024 з футболу між збірними України та Мальти. — Укрінформ.</text:p>
      <text:p text:style-name="P4">
Images: ['<text:a xlink:type="simple" xlink:href="https://static.ukrinform.com/photos/2023_06/thumb_files/630_360_1687189031-432.jpg" text:style-name="Internet_20_link" text:visited-style-name="Visited_20_Internet_20_Link">
630_360_16871...</text:a>
']</text:p>
      <text:p text:style-name="P4">
Tags: ['Футбол', 'Збірна України']</text:p>
      <text:p text:style-name="P4">
Type: Article</text:p>
      <!--METADATA-->
      <text:p text:style-name="P4">
<draw:frame draw:style-name="fr1" draw:name="Image154" text:anchor-type="as-char" svg:width="6.9236in" svg:height="3.956343in" draw:z-index="0">
<draw:image xlink:href="../Images/yкринформ/2023-06-19T18-39-59-03-00/630_360_1687189031-432.jpg" xlink:type="simple" xlink:show="embed" xlink:actuate="onLoad" draw:mime-type="image/jpeg"/>
</draw:frame>
 О 19.00розпочнеться матч відбору чемпіонату Європи-2024 з футболу між збірнимиУкраїни та Мальти.</text:p>
      <text:p text:style-name="P4">
Як інформує <text:a xlink:type="simple" xlink:href="https://uaf.ua/news" text:style-name="Internet_20_link" text:visited-style-name="Visited_20_Internet_20_Link">
 пресслужба </text:a>
 Української асоціації футболу(УАФ), наставник «синьо-жовтих» Сергій Ребров визначив стартовий склад на гру,зробивши низку змін порівняно з матчем проти команди Північної Македонії(3:2), передає Укрінформ.</text:p>
      <text:p text:style-name="P4">
Україна після двох матчів має 3 очки, у Мальти - 0 пунктів після трьохзустрічей.</text:p>
      <text:p text:style-name="P4">
<text:span text:style-name="T4">
Читайте також:</text:span>
 <text:a xlink:type="simple" xlink:href="https://www.ukrinform.ua/rubric-sports/3724899-maltijske-viprobuvanna-na-akist-potribna-lise-peremoga.html" text:style-name="Internet_20_link" text:visited-style-name="Visited_20_Internet_20_Link">
 Мальтійське випробування на якість: потрібна лишеперемога </text:a>
</text:p>
      <text:p text:style-name="P4">
Склад збірної України: Трубін, Конопля, Кривцов, Забарний, Матвієнко,Степаненко, Маліновський, Судаков, Ярмоленко, Циганков, Ванат.</text:p>
      <text:p text:style-name="P4">
У запасі: Бущан, Лунін, Соболь, Сваток, Миколенко, Тимчик, Ігнатенко,Сидорчук, Буяльський, Зубков, Мудрик, Довбик.</text:p>
      <text:p text:style-name="P4">
Source: <text:a xlink:type="simple" xlink:href="https://www.ukrinform.ua/rubric-sports/3724963-rebrov-nazvav-startovij-sklad-na-kvalifikacijnij-matc-evro2024-proti-malti.html" text:style-name="Internet_20_link" text:visited-style-name="Visited_20_Internet_20_Link">
https://www.ukrinform.ua/rubric-sports/3724963-rebrov-nazvav-startovij-sklad-na-kvalifikacijnij-matc-evro2024-proti-malti.html</text:a>
</text:p>
      <!--NEWS-->
      <text:h text:style-name="P10" text:outline-level="1">
<text:span text:style-name="T4">
Кубраков - про зупинку «зернового коридору»: Росіяни відкрито саботують інспекції суден</text:span>
</text:h>
      <text:p text:style-name="P4">
Authors: Ukrinform (Person)</text:p>
      <text:p text:style-name="P4">
Publisher: Укринформ (Organization)</text:p>
      <text:p text:style-name="P4">
Published Time: 2023-06-19T18:40:00+03:00</text:p>
      <text:p text:style-name="P4">
Modified Time: 2023-06-19T18:40:00+03:00</text:p>
      <text:p text:style-name="P4">
Description: Робота «зернової ініціативи» фактично зупинена – росіяни відкрито саботують інспекції суден, пропускна спроможність коридору – менш як 20% від можливої. — Укрінформ.</text:p>
      <text:p text:style-name="P4">
Images: ['<text:a xlink:type="simple" xlink:href="https://static.ukrinform.com/photos/2022_08/thumb_files/630_360_1660562691-890.jpg" text:style-name="Internet_20_link" text:visited-style-name="Visited_20_Internet_20_Link">
630_360_16605...</text:a>
']</text:p>
      <text:p text:style-name="P4">
Tags: ['Економіка', 'Кубраков', 'Війна з Росією', 'зерновий коридор']</text:p>
      <text:p text:style-name="P4">
Type: Article</text:p>
      <!--METADATA-->
      <text:p text:style-name="P4">
<draw:frame draw:style-name="fr1" draw:name="Image155" text:anchor-type="as-char" svg:width="6.9236in" svg:height="3.956343in" draw:z-index="0">
<draw:image xlink:href="../Images/yкринформ/2023-06-19T18-40-00-03-00/630_360_1660562691-890.jpg" xlink:type="simple" xlink:show="embed" xlink:actuate="onLoad" draw:mime-type="image/jpeg"/>
</draw:frame>
 Робота«зернової ініціативи» фактично зупинена – росіяни відкрито саботують інспекціїсуден, пропускна спроможність коридору – менш як 20% від можливої.</text:p>
      <text:p text:style-name="P4">
На цьому наголосив віцепрем’єр-міністр з відновлення – міністр розвиткугромад, територій та інфраструктури Олександр Кубраков у колонці для <text:a xlink:type="simple" xlink:href="https://biz.nv.ua/ukr/experts/vidnovlennya-ukrajini-chogo-chekati-vid-konferenciji-v-londoni-vice-prem-yer-kubrakov-50332936.html" text:style-name="Internet_20_link" text:visited-style-name="Visited_20_Internet_20_Link">
 NV</text:a>
 , передаєУкрінформ.</text:p>
      <text:p text:style-name="P4">
«Відкриття морських портів України для всіх видів товарів потрібно дляукраїнської <text:a xlink:type="simple" xlink:href="https://www.ukrinform.ua/tag-ekonomika" text:style-name="Internet_20_link" text:visited-style-name="Visited_20_Internet_20_Link">
 економіки </text:a>
 . Це доволіпроста формула – наша економіка експортоорієнтована, працююча економіка – цеможливість держави платити заробітну плату захисникам, забезпечені,екіпіровані захисники – шлях до перемоги. росія чудово розуміє зв’язаність цихречей, тому атакує мирні міста та підприємства», - зазначив урядовець.</text:p>
      <text:p text:style-name="P4">
Кубраков акцентував, що наразі робота «зернової ініціативи» фактично зупинена– росіяни відкрито саботують інспекції суден, пропускна спроможність коридору– менше</text:p>
      <text:p text:style-name="P4">
<text:span text:style-name="T4">
Читайте також:</text:span>
 <text:a xlink:type="simple" xlink:href="https://www.ukrinform.ua/rubric-economy/3720327-pidriv-kahovskoi-ges-ne-vpline-na-robotu-zernovogo-koridoru-minagropolitiki.html" text:style-name="Internet_20_link" text:visited-style-name="Visited_20_Internet_20_Link">
 Підрив Каховської ГЕС прямо не вплине на роботу<text:span text:style-name="T4">
зернового</text:span>
 <text:span text:style-name="T4">
коридору</text:span>
 - Мінагрополітики</text:a>
</text:p>
      <text:p text:style-name="P4">
20% від можливої. Це призводить до значних втрат не тільки з боку України:світ недоотримав як мінімум 20 мільйонів тонн аграрної продукції черезросійський саботаж зернової угоди.</text:p>
      <text:p text:style-name="P4">
Як повідомлялось, на початку червня росія відновила реєстрацію вхідного флотуз порушенням сталого алгоритму реєстрації та інспектування суден. Зокрема,російська сторона 4 червня зареєструвала 2 вхідних судна, які були заявлені доучасті в «зерновій ініціативі» в той же день. Це суперечить прийнятим правиламінспектування суден, які передбачають, що першочергово перевірку проходять ті,які найдовше знаходяться в очікуванні.</text:p>
      <text:p text:style-name="P4">
Source: <text:a xlink:type="simple" xlink:href="https://www.ukrinform.ua/rubric-economy/3724964-kubrakov-pro-zupinku-zernovogo-koridoru-rosiani-vidkrito-sabotuut-inspekcii-suden.html" text:style-name="Internet_20_link" text:visited-style-name="Visited_20_Internet_20_Link">
https://www.ukrinform.ua/rubric-economy/3724964-kubrakov-pro-zupinku-zernovogo-koridoru-rosiani-vidkrito-sabotuut-inspekcii-suden.html</text:a>
</text:p>
      <!--NEWS-->
      <text:h text:style-name="P10" text:outline-level="1">
<text:span text:style-name="T4">
Росіяни обстріляли з артилерії Бериславський район, троє поранених</text:span>
</text:h>
      <text:p text:style-name="P4">
Authors: Ukrinform (Person)</text:p>
      <text:p text:style-name="P4">
Publisher: Укринформ (Organization)</text:p>
      <text:p text:style-name="P4">
Published Time: 2023-06-19T18:46:11+03:00</text:p>
      <text:p text:style-name="P4">
Modified Time: 2023-06-19T18:46:11+03:00</text:p>
      <text:p text:style-name="P4">
Description: На Херсонщині російські військові обстріляли з артилерії Бериславський район і пошкодили щонайменше п’ять житлових будинків та адмінбудівлю. — Укрінформ.</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Обстріл', 'Поранені', 'Війна з Росією']</text:p>
      <text:p text:style-name="P4">
Type: Article</text:p>
      <!--METADATA-->
      <text:p text:style-name="P4">
<draw:frame draw:style-name="fr1" draw:name="Image156" text:anchor-type="as-char" svg:width="6.9236in" svg:height="3.956343in" draw:z-index="0">
<draw:image xlink:href="../Images/yкринформ/2023-06-19T18-46-11-03-00/630_360_1666685096-575.jpg" xlink:type="simple" xlink:show="embed" xlink:actuate="onLoad" draw:mime-type="image/jpeg"/>
</draw:frame>
 НаХерсонщині російські військові обстріляли з артилерії Бериславський район іпошкодили щонайменше п’ять житлових будинків та адмінбудівлю.</text:p>
      <text:p text:style-name="P4">
Про це у <text:a xlink:type="simple" xlink:href="http://t.me/khersonskaODA/7149" text:style-name="Internet_20_link" text:visited-style-name="Visited_20_Internet_20_Link">
 Телеграмі </text:a>
 повідомляє ХерсонськаОВА, передає Укрінформ.</text:p>
      <text:p text:style-name="P4">
«Російська артилерія вдарила по Бериславському районі. По селу БургункаТягинської громади зафіксовано з десяток “прильотів”. Через обстрілипошкоджено щонайменше пʼять житлових будинків та адміністративну будівлю», -йдеться у повідомленні.</text:p>
      <text:p text:style-name="P4">
За даними ОВА, 60-річний чоловік зазнав поранень середнього ступеня тяжкості,48-річний чоловік – легкі.</text:p>
      <text:p text:style-name="P4">
«Їх шпиталізували до найближчого медзакладу», - додали в адміністрації.</text:p>
      <text:p text:style-name="P4">
Також у селі Шляхове Бериславської громади російська <text:a xlink:type="simple" xlink:href="https://www.ukrinform.ua/tag-armia" text:style-name="Internet_20_link" text:visited-style-name="Visited_20_Internet_20_Link">
 армія</text:a>
 вдарила по двох житлових будинках. Черезце 64-річна жінка дістала тяжкі поранення таза та живота. Її доправили долікарні, медики борються за її життя.</text:p>
      <text:p text:style-name="P4">
<text:span text:style-name="T4">
Читайте також:</text:span>
 <text:a xlink:type="simple" xlink:href="https://www.ukrinform.ua/rubric-regions/3724937-u-hersonskij-oblradi-pokazali-ak-vigladae-sesijna-zala-pisla-obstrilu.html" text:style-name="Internet_20_link" text:visited-style-name="Visited_20_Internet_20_Link">
 У Херсонській облраді показали, як виглядає сесійна залапісля <text:span text:style-name="T4">
обстріл</text:span>
 у </text:a>
</text:p>
      <text:p text:style-name="P4">
Як повідомлялося, минулої доби росіяни здійснили по населених пунктахХерсонщини 35 обстрілів (випустили 261 снаряд).</text:p>
      <text:p text:style-name="P4">
<text:span text:style-name="T5">
Фото ілюстративне</text:span>
</text:p>
      <text:p text:style-name="P4">
Source: <text:a xlink:type="simple" xlink:href="https://www.ukrinform.ua/rubric-ato/3724966-rosiani-obstrilali-z-artilerii-berislavskij-rajon-troe-poranenih.html" text:style-name="Internet_20_link" text:visited-style-name="Visited_20_Internet_20_Link">
https://www.ukrinform.ua/rubric-ato/3724966-rosiani-obstrilali-z-artilerii-berislavskij-rajon-troe-poranenih.html</text:a>
</text:p>
      <!--NEWS-->
      <text:h text:style-name="P10" text:outline-level="1">
<text:span text:style-name="T4">
Керівники українських громад зустрілися з представниками Фонду інтеграції Естонії</text:span>
</text:h>
      <text:p text:style-name="P4">
Authors: Ukrinform (Person)</text:p>
      <text:p text:style-name="P4">
Publisher: Укринформ (Organization)</text:p>
      <text:p text:style-name="P4">
Published Time: 2023-06-19T18:52:00+03:00</text:p>
      <text:p text:style-name="P4">
Modified Time: 2023-06-19T18:52:00+03:00</text:p>
      <text:p text:style-name="P4">
Description: Голова правління Союзу українок Естонії Лілія Іванченко разом з керівниками українських громад зустрілися з керівником Фонду інтеграції Естонії Дмитром Московцевим і керівником культурного розмаїття Авою Херсінг. — Укрінформ.</text:p>
      <text:p text:style-name="P4">
Images: ['<text:a xlink:type="simple" xlink:href="https://static.ukrinform.com/photos/2023_06/thumb_files/630_360_1687186314-267.jpg" text:style-name="Internet_20_link" text:visited-style-name="Visited_20_Internet_20_Link">
630_360_16871...</text:a>
']</text:p>
      <text:p text:style-name="P4">
Tags: ['Діаспора', 'Естонія']</text:p>
      <text:p text:style-name="P4">
Type: Article</text:p>
      <!--METADATA-->
      <text:p text:style-name="P4">
<draw:frame draw:style-name="fr1" draw:name="Image157" text:anchor-type="as-char" svg:width="6.9236in" svg:height="3.956343in" draw:z-index="0">
<draw:image xlink:href="../Images/yкринформ/2023-06-19T18-52-00-03-00/630_360_1687186314-267.jpg" xlink:type="simple" xlink:show="embed" xlink:actuate="onLoad" draw:mime-type="image/jpeg"/>
</draw:frame>
 Головаправління Союзу українок Естонії Лілія Іванченко разом з керівникамиукраїнських громад зустрілися з керівником Фонду інтеграції Естонії ДмитромМосковцевим і керівником культурного розмаїття Авою Херсінг.</text:p>
      <text:p text:style-name="P4">
Як передає Укрінформ, про це йдеться на <text:a xlink:type="simple" xlink:href="https://www.facebook.com/ukrainanaisteliiteestis/posts/pfbid02FU1i1pKRa3hQqffTYwajSqFhMSYJtaqFdZSeisoknKPLmSXNwEu5nrqV5eLUMVVSl" text:style-name="Internet_20_link" text:visited-style-name="Visited_20_Internet_20_Link">
 фейсбук-сторінці</text:a>
Союзу українок Естонії (Ukrainian Women's Association of Estonia).</text:p>
      <text:p text:style-name="P4">
За повідомленням, представники Фонду цікавилися діяльністю українських громад,яким чином вони допомагають українським воєнним біженцям і планами намайбутнє.</text:p>
      <text:p text:style-name="P4">
</text:p>
      <text:p text:style-name="P4">
Лілія Іванченко розповіла про співпрацю з жіночими організаціями Естонії вспільних заходах і допомогу воєнним біженцям з України. Також подякувала запідтримку Фонду щодо святкування 25-річчя організації.</text:p>
      <text:p text:style-name="P4">
Голова Конгресу українців Естонії (Congress of Ukrainians of Estonia) ВіраКоник поділилася досвідом діяльності цієї організації.</text:p>
      <text:p text:style-name="P4">
Керівник Українського культурного центру у Таллінні Анатолій Лютюк ознайомив зцим Центром, зі своїми проєктами та планами на майбутнє.</text:p>
      <text:p text:style-name="P4">
</text:p>
      <text:p text:style-name="P4">
Тетяна Дмитрієва поділилася інформацією про діяльність Центра допомоги дляукраїнських воєнних біженців та про щоденний внесок добровольців.</text:p>
      <text:p text:style-name="P4">
Нагадаємо, в Естонії <text:a xlink:type="simple" xlink:href="https://www.ukrinform.ua/rubric-society/3709711-robotu-v-estonii-znajsli-ponad-40-ukrainskih-bizenciv.html" text:style-name="Internet_20_link" text:visited-style-name="Visited_20_Internet_20_Link">
 змогли працевлаштуватися</text:a>
 44% українських біженців віком 20-64 років,вони добре зарекомендували себе на ринку праці.</text:p>
      <text:p text:style-name="P4">
<text:span text:style-name="T5">
Фото: Союз українок Естонії / Фейсбук</text:span>
</text:p>
      <text:p text:style-name="P4">
Source: <text:a xlink:type="simple" xlink:href="https://www.ukrinform.ua/rubric-diaspora/3724939-kerivniki-ukrainskih-gromad-zustrilisa-z-predstavnikami-fondu-integracii-estonii.html" text:style-name="Internet_20_link" text:visited-style-name="Visited_20_Internet_20_Link">
https://www.ukrinform.ua/rubric-diaspora/3724939-kerivniki-ukrainskih-gromad-zustrilisa-z-predstavnikami-fondu-integracii-estonii.html</text:a>
</text:p>
      <!--NEWS-->
      <text:h text:style-name="P10" text:outline-level="1">
<text:span text:style-name="T4">
Бійка у Херсоні: у поліції заявляють, що постраждав цивільний, а не військовий</text:span>
</text:h>
      <text:p text:style-name="P4">
Authors: Ukrinform (Person)</text:p>
      <text:p text:style-name="P4">
Publisher: Укринформ (Organization)</text:p>
      <text:p text:style-name="P4">
Published Time: 2023-06-19T18:58:36+03:00</text:p>
      <text:p text:style-name="P4">
Modified Time: 2023-06-19T18:58:36+03:00</text:p>
      <text:p text:style-name="P4">
Description: У поліції заперечують побиття військового у Херсоні. Чоловік, якого побили, - 56-річний місцевий житель, який зробив зауваження групі молодих людей через порушення громадського порядку.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Бійка', 'Херсон', 'Поліція', 'Військові']</text:p>
      <text:p text:style-name="P4">
Type: Article</text:p>
      <!--METADATA-->
      <text:p text:style-name="P4">
<draw:frame draw:style-name="fr1" draw:name="Image160" text:anchor-type="as-char" svg:width="6.9236in" svg:height="3.956343in" draw:z-index="0">
<draw:image xlink:href="../Images/yкринформ/2023-06-19T18-58-36-03-00/630_360_1507654552-5163.jpeg" xlink:type="simple" xlink:show="embed" xlink:actuate="onLoad" draw:mime-type="image/jpeg"/>
</draw:frame>
 Уполіції заперечують побиття військового у Херсоні. Чоловік, якого побили, -56-річний місцевий житель, який зробив зауваження групі молодих людей черезпорушення громадського порядку.</text:p>
      <text:p text:style-name="P4">
Як передає Укрінформ, про це повідомляє <text:a xlink:type="simple" xlink:href="https://www.facebook.com/khersonpolice.official/posts/pfbid0d1NrmZPKYyJtmadqeeCaNsYCyXb4BBUssy2Bb7Vqt6oytjBHYQqEpHJnWwxE39wEl" text:style-name="Internet_20_link" text:visited-style-name="Visited_20_Internet_20_Link">
 поліція Херсонської області</text:a>
.</text:p>
      <text:p text:style-name="P4">
«В мережі набуло поширення відео, на якому гурт молодих людей завдає тілеснихушкоджень нібито українському військовому. За вказаним фактом дізнавачівідділу поліції №1 (Корабельний) <text:a xlink:type="simple" xlink:href="https://www.ukrinform.ua/tag-herson" text:style-name="Internet_20_link" text:visited-style-name="Visited_20_Internet_20_Link">
 Херсонського</text:a>
 районного управління поліції розпочаликримінальне провадження», – йдеться у повідомленні.</text:p>
      <text:p text:style-name="P4">
Як зазначається, 3 червня до поліції звернувся 56-річний громадянин. Чоловікповідомив, що увечері попереднього дня, 2 червня, неподалік дому, в якому вінмешкає, на перехресті вулиць Олеся Гончара та Гетьмана Сагайдачного зібравсягурт молоді, яка голосно поводилася та порушувала громадський порядок.Постраждалий зробив молодим людям зауваження, після чого між ними розгорівсяконфлікт, що переріс у бійку.</text:p>
      <text:p text:style-name="P4">
Наступного дня чоловік звернувся до поліції та медиків. У нього діагностувалилегкі тілесні ушкодження.</text:p>
      <text:p text:style-name="P4">
<text:span text:style-name="T4">
Читайте також:</text:span>
 <text:a xlink:type="simple" xlink:href="https://www.ukrinform.ua/rubric-ato/3724311-veresuk-pro-pobitta-volontera-v-hersoni-derzava-mae-pokazati-so-silnisa-za-merzotnikiv.html" text:style-name="Internet_20_link" text:visited-style-name="Visited_20_Internet_20_Link">
 Верещук про побиття <text:span text:style-name="T4">
волонтера</text:span>
 в Херсоні: Держава маєпоказати, що сильніша за мерзотників </text:a>
</text:p>
      <text:p text:style-name="P4">
Дізнавачі встановили особи чотирьох учасників бійки, троє з них –неповнолітні. За вказаним фактом розпочато кримінальне провадження за ч. 1 ст.125 «Умисне легке тілесне ушкодження» Кримінального кодексу. Призначенопроведення ряду експертиз, тривають слідчі дії.</text:p>
      <text:p text:style-name="P4">
Як підкреслюють у поліції, постраждалий не є військовослужбовцем, акримінальне провадження розпочато наступного дня після його звернення дополіції.</text:p>
      <text:p text:style-name="P4">
Source: <text:a xlink:type="simple" xlink:href="https://www.ukrinform.ua/rubric-regions/3724969-bijka-u-hersoni-u-policii-zaavlaut-so-postrazdav-civilnij-a-ne-vijskovij.html" text:style-name="Internet_20_link" text:visited-style-name="Visited_20_Internet_20_Link">
https://www.ukrinform.ua/rubric-regions/3724969-bijka-u-hersoni-u-policii-zaavlaut-so-postrazdav-civilnij-a-ne-vijskovij.html</text:a>
</text:p>
      <!--NEWS-->
      <text:h text:style-name="P10" text:outline-level="1">
<text:span text:style-name="T4">
Зі Львова на фронт відправили понад 200 безпілотників</text:span>
</text:h>
      <text:p text:style-name="P4">
Authors: Ukrinform (Person)</text:p>
      <text:p text:style-name="P4">
Publisher: Укринформ (Organization)</text:p>
      <text:p text:style-name="P4">
Published Time: 2023-06-19T19:00:00+03:00</text:p>
      <text:p text:style-name="P4">
Modified Time: 2023-06-19T19:00:00+03:00</text:p>
      <text:p text:style-name="P4">
Description: У межах ініціативи «Пташки Перемоги» із Львівщини для ЗСУ відправили партію квадрокоптерів, дронів-камікадзе, антидронових рушниць та навчальних безпілотних комплексів. — Укрінформ.</text:p>
      <text:p text:style-name="P4">
Images: ['<text:a xlink:type="simple" xlink:href="https://static.ukrinform.com/photos/2023_06/thumb_files/630_360_1687190176-2017.jpeg" text:style-name="Internet_20_link" text:visited-style-name="Visited_20_Internet_20_Link">
630_360_16871...</text:a>
']</text:p>
      <text:p text:style-name="P4">
Tags: ['Безпілотник', 'Львів', 'Дрон', 'Квадрокоптер']</text:p>
      <text:p text:style-name="P4">
Type: Article</text:p>
      <!--METADATA-->
      <text:p text:style-name="P4">
<draw:frame draw:style-name="fr1" draw:name="Image161" text:anchor-type="as-char" svg:width="6.9236in" svg:height="3.956343in" draw:z-index="0">
<draw:image xlink:href="../Images/yкринформ/2023-06-19T19-00-00-03-00/630_360_1687190176-2017.jpeg" xlink:type="simple" xlink:show="embed" xlink:actuate="onLoad" draw:mime-type="image/jpeg"/>
</draw:frame>
 У межахініціативи «Пташки Перемоги» із Львівщини для ЗСУ відправили партіюквадрокоптерів, дронів-камікадзе, антидронових рушниць та навчальнихбезпілотних комплексів.</text:p>
      <text:p text:style-name="P4">
Про це повідомляє <text:a xlink:type="simple" xlink:href="https://loda.gov.ua/news/69585" text:style-name="Internet_20_link" text:visited-style-name="Visited_20_Internet_20_Link">
 пресслужба Львівської ОВА</text:a>
 , передає Укрінформ.</text:p>
      <text:p text:style-name="P4">
«Львівщина вчергове об’єднується заради спільної ідеї – представники свідомогобізнесу, підприємці, виробники дронів спільними силами передають на фронт 202<text:a xlink:type="simple" xlink:href="https://www.ukrinform.ua/tag-bezpilotnik" text:style-name="Internet_20_link" text:visited-style-name="Visited_20_Internet_20_Link">
 безпілотники </text:a>
 . До ініціативи«Пташки Перемоги» долучились як українські меценати, так і міжнародніблагодійники з Чехії. Кожен розуміє, наскільки важливо, щоб військові малиможливість боронити Україну зі сучасною технікою. Дрони можуть вберегти неодне життя. Разом з безпілотниками до захисників і захисниць поїдуть маленькіпаперові «пташки Перемоги», які виготовили діти», – розповів очільникЛьвівської ОВА Максим Козицький.</text:p>
      <text:p text:style-name="P4">
</text:p>
      <text:p text:style-name="P4">
<text:a xlink:type="simple" xlink:href="https://static.ukrinform.com/photos/2023_06/1687190174-6809.jpeg" text:style-name="Internet_20_link" text:visited-style-name="Visited_20_Internet_20_Link">
 </text:a>
 <text:a xlink:type="simple" xlink:href="https://static.ukrinform.com/photos/2023_06/1687190174-2152.jpeg" text:style-name="Internet_20_link" text:visited-style-name="Visited_20_Internet_20_Link">
</text:a>
 <text:a xlink:type="simple" xlink:href="https://static.ukrinform.com/photos/2023_06/1687190174-6719.jpeg" text:style-name="Internet_20_link" text:visited-style-name="Visited_20_Internet_20_Link">
</text:a>
 <text:a xlink:type="simple" xlink:href="https://static.ukrinform.com/photos/2023_06/1687190174-7622.jpeg" text:style-name="Internet_20_link" text:visited-style-name="Visited_20_Internet_20_Link">
</text:a>
 <text:a xlink:type="simple" xlink:href="https://static.ukrinform.com/photos/2023_06/1687190174-5099.jpeg" text:style-name="Internet_20_link" text:visited-style-name="Visited_20_Internet_20_Link">
</text:a>
 <text:a xlink:type="simple" xlink:href="https://static.ukrinform.com/photos/2023_06/1687190174-9400.jpeg" text:style-name="Internet_20_link" text:visited-style-name="Visited_20_Internet_20_Link">
</text:a>
 <text:a xlink:type="simple" xlink:href="https://static.ukrinform.com/photos/2023_06/1687190176-1878.jpeg" text:style-name="Internet_20_link" text:visited-style-name="Visited_20_Internet_20_Link">
</text:a>
 <text:a xlink:type="simple" xlink:href="https://static.ukrinform.com/photos/2023_06/1687190176-5379.jpeg" text:style-name="Internet_20_link" text:visited-style-name="Visited_20_Internet_20_Link">
</text:a>
 <text:a xlink:type="simple" xlink:href="https://static.ukrinform.com/photos/2023_06/1687190176-2017.jpeg" text:style-name="Internet_20_link" text:visited-style-name="Visited_20_Internet_20_Link">
<draw:frame draw:style-name="fr1" draw:name="Image171" text:anchor-type="as-char" svg:width="6.9236in" svg:height="3.956343in" draw:z-index="0">
<draw:image xlink:href="../Images/yкринформ/2023-06-19T19-00-00-03-00/630_360_1687190176-2017.jpeg" xlink:type="simple" xlink:show="embed" xlink:actuate="onLoad" draw:mime-type="image/jpeg"/>
</draw:frame>
</text:a>
 <text:a xlink:type="simple" xlink:href="https://static.ukrinform.com/photos/2023_06/1687190176-2435.jpeg" text:style-name="Internet_20_link" text:visited-style-name="Visited_20_Internet_20_Link">
</text:a>
</text:p>
      <text:p text:style-name="P4">
Окрім двох сотень квадрокоптерів DJI Mavic 3 та дронів-камікадзе FPV, якіможуть переносити понад 1 кілограм вибухівки і знищувати важку технікупротивника, захисники і захисниці отримають 2 антидронові рушниці.</text:p>
      <text:p text:style-name="P4">
Таку партію допомоги скерували різним львівським бригадам – 80-тій ОДШБ,24-тій ОМБ ім. Короля Данила, 125-тій та 103-тій бригадам Сил ТрО, а такожбригадам західного оперативного командування.</text:p>
      <text:p text:style-name="P4">
Водночас представники 7 прикордонного загону відтепер матимуть змогукористуватися двома навчальними комплексами, які складаються із безпілотників,антен, пультів, спецокулярів. Пристрої працюватимуть на навчальних базах тадопомагатимуть бійцям вдосконалювати свої навички.</text:p>
      <text:p text:style-name="P4">
<text:span text:style-name="T4">
Читайте також:</text:span>
 <text:a xlink:type="simple" xlink:href="https://www.ukrinform.ua/rubric-ato/3724776-zsu-otrimue-znacno-bilse-bezpilotnikiv-niz-piv-roku-tomu-minoboroni.html" text:style-name="Internet_20_link" text:visited-style-name="Visited_20_Internet_20_Link">
 ЗСУ отримує значно більше <text:span text:style-name="T4">
безпілотн</text:span>
 иків, ніж півроку тому – Міноборони </text:a>
</text:p>
      <text:p text:style-name="P4">
Як повідомляють в ОВА, від початку квітня волонтери ініціативи «ПташкиПеремоги» передали українським воїнам вже 264 «пташки». Загальна мета – збір1000 безпілотників для ЗСУ.</text:p>
      <text:p text:style-name="P4">
Як повідомляв <text:a xlink:type="simple" xlink:href="https://www.ukrinform.ua/rubric-economy/3724856-v-ukraini-planuut-vidavati-licencii-na-virobnictvo-boepripasiv-dla-bezpilotnikiv.html" text:style-name="Internet_20_link" text:visited-style-name="Visited_20_Internet_20_Link">
 Укрінформ </text:a>
 , Міністерство цифрової трансформаціїспільно з державними органами працює над можливістю надати українськимкомпаніям отримувати ліцензії на виробництво боєприпасів для БПЛА, оскількиринок дронів в Україні зростає в геометричній прогресії.</text:p>
      <text:p text:style-name="P4">
Source: <text:a xlink:type="simple" xlink:href="https://www.ukrinform.ua/rubric-ato/3724970-zi-lvova-na-front-vidpravili-ponad-200-bezpilotnikiv.html" text:style-name="Internet_20_link" text:visited-style-name="Visited_20_Internet_20_Link">
https://www.ukrinform.ua/rubric-ato/3724970-zi-lvova-na-front-vidpravili-ponad-200-bezpilotnikiv.html</text:a>
</text:p>
      <!--NEWS-->
      <text:h text:style-name="P10" text:outline-level="1">
<text:span text:style-name="T4">
ЄС виділив €30 мільйонів для України на розв’язання проблем ментального здоровʼя – Схінас</text:span>
</text:h>
      <text:p text:style-name="P4">
Authors: Ukrinform (Person)</text:p>
      <text:p text:style-name="P4">
Publisher: Укринформ (Organization)</text:p>
      <text:p text:style-name="P4">
Published Time: 2023-06-19T19:06:29+03:00</text:p>
      <text:p text:style-name="P4">
Modified Time: 2023-06-19T19:06:29+03:00</text:p>
      <text:p text:style-name="P4">
Description: Європейський Союз виділив 30 мільйонів євро на допомогу Україні для розв'язання проблем ментального здоров'я. — Укрінформ.</text:p>
      <text:p text:style-name="P4">
Images: ['<text:a xlink:type="simple" xlink:href="https://static.ukrinform.com/photos/2022_09/thumb_files/630_360_1662047629-2877.jpeg" text:style-name="Internet_20_link" text:visited-style-name="Visited_20_Internet_20_Link">
630_360_16620...</text:a>
']</text:p>
      <text:p text:style-name="P4">
Tags: ['Євросоюз', 'Україна', 'Гроші', 'Ментальне здоров’я']</text:p>
      <text:p text:style-name="P4">
Type: Article</text:p>
      <!--METADATA-->
      <text:p text:style-name="P4">
<draw:frame draw:style-name="fr1" draw:name="Image173" text:anchor-type="as-char" svg:width="6.9236in" svg:height="3.956343in" draw:z-index="0">
<draw:image xlink:href="../Images/yкринформ/2023-06-19T19-06-29-03-00/630_360_1662047629-2877.jpeg" xlink:type="simple" xlink:show="embed" xlink:actuate="onLoad" draw:mime-type="image/jpeg"/>
</draw:frame>
Європейський Союз виділив 30 мільйонів євро на допомогу Україні длярозв'язання проблем ментального здоров'я.</text:p>
      <text:p text:style-name="P4">
Про це в інтерв’ю <text:a xlink:type="simple" xlink:href="https://suspilne.media/510745-es-vidiliv-30-miljoniv-na-mentalne-ozdorovlenna-ukrainskih-vijskovih-viceprezident-evrokomisii/" text:style-name="Internet_20_link" text:visited-style-name="Visited_20_Internet_20_Link">
 Суспільному </text:a>
повідомив віцепрезидент Єврокомісії з питань популяризації європейського стилюжиття Маргарітіс Схінас, повідомляє Укрінформ.</text:p>
      <text:p text:style-name="P4">
«Минулого тижня ми вперше представили стратегію ЄС у сфері ментальногоздоров'я. Визначили Україну як один з найбільш показових випадків, колипотрібна допомога та виділили країні понад 30 мільйонів євро для розв'язанняпроблем ментального здоров'я», - сказав Схінас.</text:p>
      <text:p text:style-name="P4">
Віцепрезидент <text:a xlink:type="simple" xlink:href="https://www.ukrinform.ua/tag-evrokomisia" text:style-name="Internet_20_link" text:visited-style-name="Visited_20_Internet_20_Link">
 Єврокомісії </text:a>
зауважив, що у ЄС готують тренерів, які допомагатимуть людям в Україні зпроблемами психічного здоров'я, особливо ветеранам та дітям, які зазналипіслявоєнної травми. Крім того, ЄС виділив 10 мільйонів євро для роботи зчутливими випадками.</text:p>
      <text:p text:style-name="P4">
<text:span text:style-name="T4">
Читайте також:</text:span>
 <text:a xlink:type="simple" xlink:href="https://www.ukrinform.ua/rubric-society/3677448-mentalne-zdorova-zelenska-rozpovila-pro-ucast-ukraini-v-konferencii-psihiatriv-u-varsavi.html" text:style-name="Internet_20_link" text:visited-style-name="Visited_20_Internet_20_Link">
 Ментальне здоров’я: Зеленська розповіла про участьУкраїни в конференції психіатрів у Варшаві </text:a>
</text:p>
      <text:p text:style-name="P4">
За словами Схінаса, від початку російського вторгнення на лікування у Євросоюзевакуювали близько 3 тисяч пацієнтів з України.</text:p>
      <text:p text:style-name="P4">
Як повідомляв Укрінформ, дружина Президента Олена Зеленська і віцепрезидентЄврокомісії Маргарітіс Схінас <text:a xlink:type="simple" xlink:href="https://www.ukrinform.ua/rubric-society/3723508-zelenska-i-viceprezident-evrokomisii-obgovorili-vseukrainsku-programu-mentalnogo-zdorova.html" text:style-name="Internet_20_link" text:visited-style-name="Visited_20_Internet_20_Link">
 обговорили Всеукраїнську програму ментальногоздоров’я </text:a>
 .</text:p>
      <text:p text:style-name="P4">
Source: <text:a xlink:type="simple" xlink:href="https://www.ukrinform.ua/rubric-society/3724972-es-vidiliv-30-miljoniv-dla-ukraini-na-rozvazanna-problem-mentalnogo-zdorova-shinas.html" text:style-name="Internet_20_link" text:visited-style-name="Visited_20_Internet_20_Link">
https://www.ukrinform.ua/rubric-society/3724972-es-vidiliv-30-miljoniv-dla-ukraini-na-rozvazanna-problem-mentalnogo-zdorova-shinas.html</text:a>
</text:p>
      <!--NEWS-->
      <text:h text:style-name="P10" text:outline-level="1">
<text:span text:style-name="T4">
На правобережжі Херсонщини підтопленими залишаються п'ять населених пунктів - Шмигаль</text:span>
</text:h>
      <text:p text:style-name="P4">
Authors: Ukrinform (Person)</text:p>
      <text:p text:style-name="P4">
Publisher: Укринформ (Organization)</text:p>
      <text:p text:style-name="P4">
Published Time: 2023-06-19T19:16:00+03:00</text:p>
      <text:p text:style-name="P4">
Modified Time: 2023-06-19T19:16:00+03:00</text:p>
      <text:p text:style-name="P4">
Description: На правобережній частині Херсонської області залишаються підтопленими п’ять населених пунктів. — Укрінформ.</text:p>
      <text:p text:style-name="P4">
Images: ['<text:a xlink:type="simple" xlink:href="https://static.ukrinform.com/photos/2023_06/thumb_files/630_360_1687194491-443.jpg" text:style-name="Internet_20_link" text:visited-style-name="Visited_20_Internet_20_Link">
630_360_16871...</text:a>
']</text:p>
      <text:p text:style-name="P4">
Tags: ['Херсонщина', 'Каховська ГЕС', 'Шмигаль', 'Затоплення']</text:p>
      <text:p text:style-name="P4">
Type: Article</text:p>
      <!--METADATA-->
      <text:p text:style-name="P4">
<draw:frame draw:style-name="fr1" draw:name="Image174" text:anchor-type="as-char" svg:width="6.9236in" svg:height="3.956343in" draw:z-index="0">
<draw:image xlink:href="../Images/yкринформ/2023-06-19T19-16-00-03-00/630_360_1687194491-443.jpg" xlink:type="simple" xlink:show="embed" xlink:actuate="onLoad" draw:mime-type="image/jpeg"/>
</draw:frame>
 Направобережній частині Херсонської області залишаються підтопленими п’ятьнаселених пунктів.</text:p>
      <text:p text:style-name="P4">
Про це повідомив Прем’єр-міністр Денис Шмигаль на <text:a xlink:type="simple" xlink:href="https://t.me/Denys_Smyhal/5427" text:style-name="Internet_20_link" text:visited-style-name="Visited_20_Internet_20_Link">
 засіданні уряду</text:a>
 , повідомляє Укрінформ.</text:p>
      <text:p text:style-name="P4">
“Станом на сьогоднішній ранок середній рівень води на <text:a xlink:type="simple" xlink:href="https://www.ukrinform.ua/tag-hersonsina" text:style-name="Internet_20_link" text:visited-style-name="Visited_20_Internet_20_Link">
 Херсонщині</text:a>
 становив 80 сантиметрів. Щепідтоплені 5 населених пунктів правобережної частини області. Тривають активніроботи з відкачування води, утилізації сміття, розмінування. Вже незабаромтам, де це можливо, будинки знову підключать до електро- і газопостачання”, -сказав Шмигаль.</text:p>
      <text:p text:style-name="P4">
_Відео:<text:a xlink:type="simple" xlink:href="https://t.me/Denys_Smyhal/5427" text:style-name="Internet_20_link" text:visited-style-name="Visited_20_Internet_20_Link">
 телеграм-канал Премʼєр-міністра України</text:a>
 _</text:p>
      <text:p text:style-name="P4">
Він додав, що із зони лиха на правому березі евакували понад 3,7 тисячі людей,серед яких 474 дитини.</text:p>
      <text:p text:style-name="P4">
“На жаль, 17 людей загинуло, понад 30 зникли безвісти. Щирі співчуття рідним іблизьким”, - сказав Прем’єр-міністр.</text:p>
      <text:p text:style-name="P4">
<text:span text:style-name="T4">
Читайте також:</text:span>
 <text:a xlink:type="simple" xlink:href="https://www.ukrinform.ua/rubric-vidbudova/3724935-na-vidnovlenna-poskodzenogo-zitla-na-hersonsini-potribno-blizko-70-milardiv-ekspert.html" text:style-name="Internet_20_link" text:visited-style-name="Visited_20_Internet_20_Link">
 На відновлення пошкодженого житла на <text:span text:style-name="T4">
Херсонщині</text:span>
потрібно близько $70 мільярдів - експерт </text:a>
</text:p>
      <text:p text:style-name="P4">
Він подякував усім, хто допомагає долати наслідки катастрофи, яку спричинилаРосія.</text:p>
      <text:p text:style-name="P4">
Як <text:a xlink:type="simple" xlink:href="https://www.ukrinform.ua/rubric-other_news/3723441-pidriv-rosianami-kahovskoi-ges-usi-novini.html" text:style-name="Internet_20_link" text:visited-style-name="Visited_20_Internet_20_Link">
 повідомлялося </text:a>
 , вночі 6червня російська армія підірвала греблю Каховської ГЕС.</text:p>
      <text:p text:style-name="P4">
<text:span text:style-name="T5">
Фото: Денис Шмигаль / Телеграм</text:span>
</text:p>
      <text:p text:style-name="P4">
Source: <text:a xlink:type="simple" xlink:href="https://www.ukrinform.ua/rubric-regions/3724975-na-pravoberezzi-hersonsini-pidtoplenimi-zalisautsa-pat-naselenih-punktiv-smigal.html" text:style-name="Internet_20_link" text:visited-style-name="Visited_20_Internet_20_Link">
https://www.ukrinform.ua/rubric-regions/3724975-na-pravoberezzi-hersonsini-pidtoplenimi-zalisautsa-pat-naselenih-punktiv-smigal.html</text:a>
</text:p>
      <!--NEWS-->
      <text:h text:style-name="P10" text:outline-level="1">
<text:span text:style-name="T4">
Ексзаступника міністра розвитку громад взяли під варту – підозрюють хабар у $400 тисяч</text:span>
</text:h>
      <text:p text:style-name="P4">
Authors: Ukrinform (Person)</text:p>
      <text:p text:style-name="P4">
Publisher: Укринформ (Organization)</text:p>
      <text:p text:style-name="P4">
Published Time: 2023-06-19T19:24:00+03:00</text:p>
      <text:p text:style-name="P4">
Modified Time: 2023-06-19T19:24:00+03:00</text:p>
      <text:p text:style-name="P4">
Description: Вищий антикорупційний суд взяв під варту колишнього заступника міністра розвитку громад, територій та інфраструктури України, підозрюваного в отриманні 400 тис. доларів хабаря.</text:p>
      <text:p text:style-name="P4">
— Укрінформ.</text:p>
      <text:p text:style-name="P4">
Images: ['<text:a xlink:type="simple" xlink:href="https://static.ukrinform.com/photos/2020_06/thumb_files/630_360_1592145906-212.jpg" text:style-name="Internet_20_link" text:visited-style-name="Visited_20_Internet_20_Link">
630_360_15921...</text:a>
']</text:p>
      <text:p text:style-name="P4">
Tags: ['Арешт', 'Хабар', 'Мінрегіон', 'Вищий антикорупційний суд']</text:p>
      <text:p text:style-name="P4">
Type: Article</text:p>
      <!--METADATA-->
      <text:p text:style-name="P4">
<draw:frame draw:style-name="fr1" draw:name="Image175" text:anchor-type="as-char" svg:width="6.9236in" svg:height="3.956343in" draw:z-index="0">
<draw:image xlink:href="../Images/yкринформ/2023-06-19T19-24-00-03-00/630_360_1592145906-212.jpg" xlink:type="simple" xlink:show="embed" xlink:actuate="onLoad" draw:mime-type="image/jpeg"/>
</draw:frame>
 Вищийантикорупційний суд взяв під варту колишнього заступника міністра розвиткугромад, територій та інфраструктури України, підозрюваного в отриманні 400тис. доларів хабаря.</text:p>
      <text:p text:style-name="P4">
Як передає Укрінформ, про це Спеціалізована антикорупційна прокуратураповідомляє у <text:a xlink:type="simple" xlink:href="https://t.me/sap_gov_ua/1466" text:style-name="Internet_20_link" text:visited-style-name="Visited_20_Internet_20_Link">
 Телеграмі </text:a>
 .</text:p>
      <text:p text:style-name="P4">
«19 червня 2023 року слідчий суддя ВАКС частково задовольнив клопотаннядетективів НАБУ, погоджене прокурором САП, та змінив запобіжний західколишньому заступнику міністра розвитку громад, територій та інфраструктуриУкраїни, підозрюваному в проханні та одержанні 400 тис. доларів США <text:a xlink:type="simple" xlink:href="https://www.ukrinform.ua/tag-habar" text:style-name="Internet_20_link" text:visited-style-name="Visited_20_Internet_20_Link">
неправомірної вигоди </text:a>
 », - ідеться вповідомленні.</text:p>
      <text:p text:style-name="P4">
Як зазначається, суд зважив на доводи, наведені прокурором САП, та ухваливзмінити підозрюваному запобіжний захід на тримання під вартою з альтернативоювнесення 5 млн грн застави.</text:p>
      <text:p text:style-name="P4">
Строк дії запобіжного заходу - до 17 серпня 2023 року.</text:p>
      <text:p text:style-name="P4">
У разі внесення застави на підозрюваного буде покладено такі обов’язки:прибувати за кожною вимогою до слідчого (детектива), прокурора та суду; невідлучатися із Львова без дозволу слідчого (детектива), прокурора або суду;повідомляти слідчого (детектива), прокурора чи суд про зміну свого місцяпроживання та місця роботи; утримуватися від спілкування зі свідками у справі;здати на зберігання до відповідних органів Державної міграційної служби усісвої паспорти громадянина України для виїзду за кордон, інші документи, щонадають право на виїзд з України та вʼїзд до України; носити електронний засібконтролю.</text:p>
      <text:p text:style-name="P4">
<text:span text:style-name="T4">
Читайте також:</text:span>
 <text:a xlink:type="simple" xlink:href="https://www.ukrinform.ua/rubric-regions/3724930-zastupnika-mera-cernigova-vidpravili-pid-arest-u-spravi-pro-korupciu-u-miskradi-vidreaguvali.html" text:style-name="Internet_20_link" text:visited-style-name="Visited_20_Internet_20_Link">
 Заступника мера Чернігова відправили під арешт у справіпро корупцію - у міськраді відреагували </text:a>
</text:p>
      <text:p text:style-name="P4">
Як повідомлялося, 21 січня детективи Національного антикорупційного бюровикрили заступника міністра розвитку громад, територій та інфраструктури таінших членів організованої групи на одержанні 400 тисяч доларів неправомірноївигоди за сприяння в укладанні договорів на закупівлю обладнання та техніки.</text:p>
      <text:p text:style-name="P4">
Source: <text:a xlink:type="simple" xlink:href="https://www.ukrinform.ua/rubric-society/3724978-vaks-vzav-pid-vartu-ekszastupnika-ministra-rozvitku-gromad.html" text:style-name="Internet_20_link" text:visited-style-name="Visited_20_Internet_20_Link">
https://www.ukrinform.ua/rubric-society/3724978-vaks-vzav-pid-vartu-ekszastupnika-ministra-rozvitku-gromad.html</text:a>
</text:p>
      <!--NEWS-->
      <text:h text:style-name="P10" text:outline-level="1">
<text:span text:style-name="T4">
ЗСУ вразили 14 артпідрозділів, три засоби ППО та два важливих об'єкти ворога</text:span>
</text:h>
      <text:p text:style-name="P4">
Authors: Ukrinform (Person)</text:p>
      <text:p text:style-name="P4">
Publisher: Укринформ (Organization)</text:p>
      <text:p text:style-name="P4">
Published Time: 2023-06-19T19:27:14+03:00</text:p>
      <text:p text:style-name="P4">
Modified Time: 2023-06-19T19:27:14+03:00</text:p>
      <text:p text:style-name="P4">
Description: Протягом дня, 19 червня, підрозділи ракетних військ і артилерії ЗСУ уразили 14 артпідрозділів, 3 засоби ППО та 2 важливих об'єкти ворога. — Укрінформ.</text:p>
      <text:p text:style-name="P4">
Images: ['<text:a xlink:type="simple" xlink:href="https://static.ukrinform.com/photos/2023_05/thumb_files/630_360_1682957743-533.jpg" text:style-name="Internet_20_link" text:visited-style-name="Visited_20_Internet_20_Link">
630_360_16829...</text:a>
']</text:p>
      <text:p text:style-name="P4">
Tags: ['Генштаб', 'ЗСУ', 'Війна з Росією', '#stoprussia']</text:p>
      <text:p text:style-name="P4">
Type: Article</text:p>
      <!--METADATA-->
      <text:p text:style-name="P4">
<draw:frame draw:style-name="fr1" draw:name="Image176" text:anchor-type="as-char" svg:width="6.9236in" svg:height="3.956343in" draw:z-index="0">
<draw:image xlink:href="../Images/yкринформ/2023-06-19T19-27-14-03-00/630_360_1682957743-533.jpg" xlink:type="simple" xlink:show="embed" xlink:actuate="onLoad" draw:mime-type="image/jpeg"/>
</draw:frame>
 Протягомдня, 19 червня, підрозділи ракетних військ і артилерії ЗСУ уразили 14артпідрозділів, 3 засоби ППО та 2 важливих об'єкти ворога.</text:p>
      <text:p text:style-name="P4">
Як передає Укрінформ, про це Генеральний штаб Збройних сил України повідомив у<text:a xlink:type="simple" xlink:href="https://www.facebook.com/GeneralStaff.ua/posts/pfbid0JLtQQiTDYy1CrQZVCHXVWW5HKmdC1zTUi7kiEjuWrjPpD9tBbC1tbBu4ooK2ivtnl" text:style-name="Internet_20_link" text:visited-style-name="Visited_20_Internet_20_Link">
 Фейсбуці</text:a>
.</text:p>
      <text:p text:style-name="P4">
«Підрозділи ракетних військ і артилерії протягом доби уразили три пунктиуправління, шість районів зосередження особового складу та військової технікипротивника, два склади боєприпасів, склад пально-мастильних матеріалів, 14артилерійських підрозділів на вогневих позиціях, три засоби протиповітряноїоборони та ще два важливих об’єкти російських військ», - йдеться уповідомленні.</text:p>
      <text:p text:style-name="P4">
За Даними Генштабу, авіація Сил оборони за добу завдала 15 ударів по районахзосередження особового складу російських військ.</text:p>
      <text:p text:style-name="P4">
Зазначається, що протягом доби російські загарбники завдали чергового ракетно-авіаційного удару по території України, застосувавши чотири крилаті ракети“Калібр” та чотири іранські ударні безпілотні літальні апарати Shahed-136/131.Силами та засобами протиповітряної оборони Повітряних сил Збройних сил Україниусі вісім повітряних цілей було знищено.</text:p>
      <text:p text:style-name="P4">
<text:span text:style-name="T4">
Читайте також:</text:span>
 <text:a xlink:type="simple" xlink:href="https://www.ukrinform.ua/rubric-ato/3724638-na-bahmutskomu-napramku-ukrainski-vijska-prosunulisa-na-dekilkoh-dilankah-minoboroni.html" text:style-name="Internet_20_link" text:visited-style-name="Visited_20_Internet_20_Link">
 На Бахмутському напрямку українські війська просунулисяна декількох ділянках - Міноборони </text:a>
</text:p>
      <text:p text:style-name="P4">
Окрім того, ворог завдав 32 авіаційних ударів, здійснив близько 40 обстрілів зреактивних систем залпового вогню по позиціях українських військ та населенихпунктах. Постраждали мирні люди.</text:p>
      <text:p text:style-name="P4">
Ймовірність завдання ракетних та авіаційних ударів по всій території Українизалишається високою.</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39 бойових зіткнень,” - ідеться в повідомленні.</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не виявлено. Наполігонах Білорусі тривають заходи бойової підготовки та злагодженняпідрозділів Збройних сил Російської Федерації перед їх відправкою у райониведення бойових дій на території України.</text:p>
      <text:p text:style-name="P4">
<text:span text:style-name="T4">
Читайте також:</text:span>
 <text:a xlink:type="simple" xlink:href="https://www.ukrinform.ua/rubric-ato/3724925-na-shodi-ukraini-skladna-situacia-vorog-pidtagnuv-svoi-sili-minoboroni.html" text:style-name="Internet_20_link" text:visited-style-name="Visited_20_Internet_20_Link">
 На сході України складна ситуація, ворог підтягнув своїсили – Міноборони </text:a>
</text:p>
      <text:p text:style-name="P4">
На <text:span text:style-name="T4">
Сіверському</text:span>
 та <text:span text:style-name="T4">
Слобожанському напрямках</text:span>
 агресор зберігає військовуприсутність у прикордонних з Україною районах. Ворог здійснив мінометні таартилерійські обстріли населених пунктів Грем'яч Чернігівської області;Середина-Буда, Чуйківка, Басівка, Тур'я Сумської області, а також Гур'ївКозачок, Уди, Червона Зоря, Козача Лопань, Глибоке, Олійникове, Липці,Тернова, Стариця, Огірцеве, Гатище, Вовчанськ, Зибине, Охрімівка, Варварівка,Нестерне, Бударки, Красний Яр Харківської області.</text:p>
      <text:p text:style-name="P4">
На <text:span text:style-name="T4">
Куп’янському напрямку</text:span>
 ворог завдав авіаційного удару по КислівціХарківської області. Артилерійських і мінометних обстрілів противника зазналиКрасне Перше, Новомлинськ, Дворічна, Западне, Кислівка, Берестове Харківськоїобласті.</text:p>
      <text:p text:style-name="P4">
На <text:span text:style-name="T4">
Лиманському напрямку</text:span>
 ворог проводив наступальні дії у напрямкахЯмполівки, Торського, західніше Діброви, Григорівки та Спірного Донецькоїобласті, успіху не мав. Окрім того, агресор завдав авіаційного удару понаселеному пункту Спірне Донецької області. Артилерійських обстрілів зазналиСтельмахівка, Невське, Білогорівка Луганської області та Торське, Серебрянка,Верхньокам’янське, Роздолівка Донецької області.</text:p>
      <text:p text:style-name="P4">
<text:span text:style-name="T4">
Читайте також:</text:span>
 <text:a xlink:type="simple" xlink:href="https://www.ukrinform.ua/rubric-ato/3724633-ukrainski-voini-zvilnili-patihatki-malar.html" text:style-name="Internet_20_link" text:visited-style-name="Visited_20_Internet_20_Link">
 Українські воїни звільнили П'ятихатки — <text:span text:style-name="T4">
Маляр</text:span>
</text:a>
</text:p>
      <text:p text:style-name="P4">
На <text:span text:style-name="T4">
Бахмутському напрямку</text:span>
 росіяни проводили безуспішні наступальні дії унапрямку Оріхово-Василівки Донецької області. Окрім того, ворог завдававіаційних ударів по Північному та Торецьку. Від ворожих артилерійськихобстрілів постраждали Васюківка, Оріхово-Василівка, Богданівка, Калинівка,Часів Яр, Іванівське, Озарянівка, Біла Гора, Костянтинівка, Дружба, ПівнічнеДонецької області.</text:p>
      <text:p text:style-name="P4">
На <text:span text:style-name="T4">
Авдіївському</text:span>
 <text:span text:style-name="T4">
напрямку</text:span>
 російські війська проводили безуспішнінаступальні дії в районі Авдіївки. Також росіяни здійснили артилерійськіобстріли районів населених пунктів Орлівка, Авдіївка, Карлівка, Первомайське,Невельське Донецької області.</text:p>
      <text:p text:style-name="P4">
На <text:span text:style-name="T4">
Мар’їнському напрямку</text:span>
 Сили оборони України відбили усі атаки противникав районі Красногорівки, Мар’їнки та Побєди. Ворог завдав авіаційного удару врайоні <text:a xlink:type="simple" xlink:href="https://www.ukrinform.ua/tag-marinka" text:style-name="Internet_20_link" text:visited-style-name="Visited_20_Internet_20_Link">
 Мар’їнки </text:a>
 . В той же часзагарбники здійснили артилерійські обстріли в районах населених пунктівКрасногорівка, Георгіївка, Мар’їнка, Побєда Донецької області.</text:p>
      <text:p text:style-name="P4">
На <text:span text:style-name="T4">
Шахтарському напрямку</text:span>
 росіяни проводили наступальні дії у напрямкуНовомихайлівки. Також агресор завдав авіаційного удару в районі Золотої Ниви.Здійснив обстріли населених пунктів Парасковіївка, Костянтинівка,Новомихайлівка, Водяне, Вугледар Донецької області.</text:p>
      <text:p text:style-name="P4">
На <text:span text:style-name="T4">
Запорізькому</text:span>
 та <text:span text:style-name="T4">
Херсонському напрямках</text:span>
 російська армія продовжуєвести оборонні дії. Ворог завдав авіаційних ударів в районах Левадного,Зеленого Поля та Новодарівки Запорізької області. Окрім того, агресор здійснивартилерійські обстріли населених пунктів Благодатне, Макарівка, Сторожеве,Времівка, Вільне Поле, Зелене Поле, Новопіль Донецької області; Темирівка,Левадне, Ольгівське, Червоне, Гуляйполе, Залізничне, Чарівне, Новоандріївка,Щербаки, Степове, П'ятихатки, Лобкове, Кам'янське Запорізької області;Берислав, Томарине, Козацьке, Бургунка, Іванівка, Антонівка, Херсон,Дніпровське, Кізомис, Софіївка Херсонської області.</text:p>
      <text:p text:style-name="P4">
Російські війська продовжують зазнавати великих втрат на полі бою. Внаслідокчого, противник продовжує переобладнувати цивільні заклади на тимчасовозахоплених територіях України під медичні установи.</text:p>
      <text:p text:style-name="P4">
<text:span text:style-name="T4">
Читайте також:</text:span>
 <text:a xlink:type="simple" xlink:href="https://www.ukrinform.ua/rubric-ato/3724941-sbu-znisila-vorozu-stanciu-muromm-i-sist-odinic-bronetehniki.html" text:style-name="Internet_20_link" text:visited-style-name="Visited_20_Internet_20_Link">
 СБУ <text:span text:style-name="T4">
знищила</text:span>
 ворожу станцію «Муром-М» і шість одиницьбронетехніки </text:a>
</text:p>
      <text:p text:style-name="P4">
Так, загальноосвітню школу у Розівці Запорізької області російські військаперетворили на військовий шпиталь. У приміщенні їдальні розмістили операційну,а в навчальних класах облаштували палати для поранених. Разом з тим, данийвійськовий шпиталь використовується в якості логістичного хабу з перерозподілупоранених та загиблих військовослужбовців противника. Тяжкопоранених солдатівта сержантів транспортують у медичні заклади Донецька, Маріуполя та Бердянськаавтомобільним транспортом. Транспортування поранених офіцерів здійснюють доРосійської Федерації повітряним шляхом.</text:p>
      <text:p text:style-name="P4">
Як повідомляв Укрінформ, Сили оборони України з 24 лютого 2022 року по 19червня 2023 року <text:a xlink:type="simple" xlink:href="https://www.ukrinform.ua/rubric-ato/3724627-sili-oboroni-znisili-vze-220-tisac-450-rosijskih-zagarbnikiv.html" text:style-name="Internet_20_link" text:visited-style-name="Visited_20_Internet_20_Link">
 ліквідували близько 220 тисяч 450 російських агресорів</text:a>
 , 630 осіб - за минулу добу.</text:p>
      <text:p text:style-name="P4">
<text:span text:style-name="T5">
Фото: Генштаб ЗСУ</text:span>
</text:p>
      <text:p text:style-name="P4">
Source: <text:a xlink:type="simple" xlink:href="https://www.ukrinform.ua/rubric-ato/3724980-zsu-vrazili-14-artpidrozdiliv-tri-zasobi-ppo-ta-dva-vazlivih-obekti-voroga.html" text:style-name="Internet_20_link" text:visited-style-name="Visited_20_Internet_20_Link">
https://www.ukrinform.ua/rubric-ato/3724980-zsu-vrazili-14-artpidrozdiliv-tri-zasobi-ppo-ta-dva-vazlivih-obekti-voroga.html</text:a>
</text:p>
      <!--NEWS-->
      <text:h text:style-name="P10" text:outline-level="1">
<text:span text:style-name="T4">
ООН оцінила наслідки російського вторгнення для українців - як впали доходи</text:span>
</text:h>
      <text:p text:style-name="P4">
Authors: Ukrinform (Person)</text:p>
      <text:p text:style-name="P4">
Publisher: Укринформ (Organization)</text:p>
      <text:p text:style-name="P4">
Published Time: 2023-06-19T19:34:02+03:00</text:p>
      <text:p text:style-name="P4">
Modified Time: 2023-06-19T19:34:02+03:00</text:p>
      <text:p text:style-name="P4">
Description: Від лютого 2022 року, коли Росія розпочала повномасшабне вторгнення в Україну, у 65% українських домогосподарств знизилися доходи. — Укрінформ.</text:p>
      <text:p text:style-name="P4">
Images: ['<text:a xlink:type="simple" xlink:href="https://static.ukrinform.com/photos/2020_05/thumb_files/630_360_1588695326-845.jpeg" text:style-name="Internet_20_link" text:visited-style-name="Visited_20_Internet_20_Link">
630_360_15886...</text:a>
']</text:p>
      <text:p text:style-name="P4">
Tags: ['Економіка', 'ООН', 'Україна', 'Зарплата', 'Безробіття', 'Війна з Росією']</text:p>
      <text:p text:style-name="P4">
Type: Article</text:p>
      <!--METADATA-->
      <text:p text:style-name="P4">
<draw:frame draw:style-name="fr1" draw:name="Image177" text:anchor-type="as-char" svg:width="6.9236in" svg:height="3.956343in" draw:z-index="0">
<draw:image xlink:href="../Images/yкринформ/2023-06-19T19-34-02-03-00/630_360_1588695326-845.jpeg" xlink:type="simple" xlink:show="embed" xlink:actuate="onLoad" draw:mime-type="image/jpeg"/>
</draw:frame>
 Відлютого 2022 року, коли Росія розпочала повномасшабне вторгнення в Україну, у65% українських домогосподарств знизилися доходи.</text:p>
      <text:p text:style-name="P4">
Про це свідчать дані Організації Об'єднаних Націй в Україні, яка оприлюднилаоцінку впливу війни на людей, передає Укрінформ із посиланням на <text:a xlink:type="simple" xlink:href="https://ukraine.un.org/uk/237104-%D0%BE%D1%86%D1%96%D0%BD%D0%BA%D0%B0-%D0%B2%D0%BF%D0%BB%D0%B8%D0%B2%D1%83-%D0%B2%D1%96%D0%B9%D0%BD%D0%B8-%D0%BD%D0%B0-%D0%BB%D1%8E%D0%B4%D0%B5%D0%B9-%D0%B2%D0%B8%D1%8F%D0%B2%D0%B8%D0%BB%D0%B0-%D0%BC%D0%B0%D1%81%D1%88%D1%82%D0%B0%D0%B1%D0%BD%D1%96-%D0%BD%D0%B0%D1%81%D0%BB%D1%96%D0%B4%D0%BA%D0%B8-%D1%80%D0%BE%D1%81%D1%96%D0%B9%D1%81%D1%8C%D0%BA%D0%BE%D0%B3%D0%BE-%D0%B2%D1%82%D0%BE%D1%80%D0%B3%D0%BD%D0%B5%D0%BD%D0%BD%D1%8F-%D0%B4%D0%BB%D1%8F" text:style-name="Internet_20_link" text:visited-style-name="Visited_20_Internet_20_Link">
Представництво ООН в Україні</text:a>
.</text:p>
      <text:p text:style-name="P4">
"65% домогосподарств повідомили про зниження доходів з лютого 2022 року;частка сімей, для яких основним джерелом доходу є <text:a xlink:type="simple" xlink:href="https://www.ukrinform.ua/tag-zarplata" text:style-name="Internet_20_link" text:visited-style-name="Visited_20_Internet_20_Link">
 оплачувана</text:a>
 робота, зменшилася з 67 до 53%", -ідеться у пресрелізі.</text:p>
      <text:p text:style-name="P4">
Найнижчий рівень доходів, за даними ООН, мають ВПО, особи з інвалідністю талюди похилого віку.</text:p>
      <text:p text:style-name="P4">
<text:span text:style-name="T4">
Читайте також:</text:span>
 <text:a xlink:type="simple" xlink:href="https://www.ukrinform.ua/rubric-economy/3720037-tretina-ukrainciv-spodivautsa-na-pokrasenna-dobrobutu-simi-ta-kraini.html" text:style-name="Internet_20_link" text:visited-style-name="Visited_20_Internet_20_Link">
 Третина українців сподіваються на покращення добробутусім'ї та країни </text:a>
</text:p>
      <text:p text:style-name="P4">
При цьому 45% населення України належить щонайменше до однієї вразливої групи.</text:p>
      <text:p text:style-name="P4">
В ООН прогнозують, що у 2023 році рівень безробіття становитиме 18,3%.</text:p>
      <text:p text:style-name="P4">
Водночас 44% домогосподарств, за даними Організації, не можуть дозволити собінайнеобхідніше, частка домогосподарств з недостатнім споживанням продуктівхарчування зросла до третини. 43% домогосподарств повідомили, що обмежуютьпорції, беруть продукти в борг та/або cпоживають дешевші продукти.</text:p>
      <text:p text:style-name="P4">
За оцінкою ООН, хоч рівень життя та доступ до базових послуг стабілізувавсяпісля перших місяців повномасштабної війни, взимку 2022/2023 рр. умови життяукраїнців погіршилися через проблеми у наданні комунальних послуг по всійкраїні. Галузі охорони здоров'я та освіти зазнали аналогічного впливу.Підраховано, що 22% домогосподарств витрачають понад чверть свого щомісячногодоходу на охорону здоров'я, а 11% молоді зазначили, що не мають доступу доякісної освіти.</text:p>
      <text:p text:style-name="P4">
Оцінка організації вказує, що 3,6 мільйона людей наражаються на ризикгендерно-зумовленого насильства; 55% жінок не почуваються безпечно уповсякденному житті; 23% жінок повідомили, що витрачають 50 і більше годин натиждень на виконання домашніх обов'язків.</text:p>
      <text:p text:style-name="P4">
<text:span text:style-name="T4">
Читайте також:</text:span>
 <text:a xlink:type="simple" xlink:href="https://www.ukrinform.ua/rubric-economy/3719622-realni-zarplati-u-privatnomu-sektori-prakticno-pripinili-padinna-oglad-nbu.html" text:style-name="Internet_20_link" text:visited-style-name="Visited_20_Internet_20_Link">
 Реальні зарплати у приватному секторі практично припинилипадіння - огляд НБУ </text:a>
</text:p>
      <text:p text:style-name="P4">
Крім того, ООН відзначило, що ВПО та ромські громади стикаються здискримінацією під час пошуку роботи або житла.</text:p>
      <text:p text:style-name="P4">
«Дані, що їх включає ця Оцінка, підкреслюють серйозні наслідки російськоговторгнення, особливо для найбільш уразливих верств населення України.Рекомендації, наведені в документі, також допоможуть спрямувати всю системуООН у її співпраці з урядом, громадами та громадянським суспільством в Українідля надання їм необхідної допомоги на шляху до відновлення», - зауважилакоординатор системи ООН в Україні Деніз Браун.</text:p>
      <text:p text:style-name="P4">
У документі надано основні рекомендації для уряду України, міжнароднихнеурядових організацій, донорів та міжнародних фінансових установ. Такожнаголошується на необхідності розробки політики, спрямованої на відновленнясільськогосподарського виробництва, інвестування в освіту та професійнупідготовку, надання пріоритетності заходам із забезпечення засобів доіснування, що відображають економічні та демографічні зміни в Україні, а такожрозбудову інклюзивного суспільства під час та після війни.</text:p>
      <text:p text:style-name="P4">
До спільної ініціативи за технічної координації ПРООН, яка була реалізована напрохання Офісу Президента і уряду України, долучилися дванадцять агентств ООН.</text:p>
      <text:p text:style-name="P4">
<text:span text:style-name="T4">
Читайте також:</text:span>
 <text:a xlink:type="simple" xlink:href="https://www.ukrinform.ua/rubric-economy/3715972-nacbank-prognozue-postupove-skorocenna-rivna-bezrobitta.html" text:style-name="Internet_20_link" text:visited-style-name="Visited_20_Internet_20_Link">
 Нацбанк прогнозує поступове скорочення рівня безробіття</text:a>
</text:p>
      <text:p text:style-name="P4">
Як повідомлялося, у січні міжнародна правозахисна організація <text:a xlink:type="simple" xlink:href="https://www.ukrinform.ua/rubric-society/3650943-katastroficni-naslidki-vijni-dla-civilnih-zvit-hrw-pro-prava-ludini-v-ukraini-u-2022-roci.html" text:style-name="Internet_20_link" text:visited-style-name="Visited_20_Internet_20_Link">
 Human RightsWatch </text:a>
 звітувала, що розпочата росією війна в Україні малакатастрофічні наслідки для цивільного населення.</text:p>
      <text:p text:style-name="P4">
Source: <text:a xlink:type="simple" xlink:href="https://www.ukrinform.ua/rubric-economy/3724982-oon-ocinila-naslidki-rosijskogo-vtorgnenna-dla-ukrainciv-ak-vpali-dohodi.html" text:style-name="Internet_20_link" text:visited-style-name="Visited_20_Internet_20_Link">
https://www.ukrinform.ua/rubric-economy/3724982-oon-ocinila-naslidki-rosijskogo-vtorgnenna-dla-ukrainciv-ak-vpali-dohodi.html</text:a>
</text:p>
      <!--NEWS-->
      <text:h text:style-name="P10" text:outline-level="1">
<text:span text:style-name="T4">
Шмигаль: Очікуємо найближчим часом отримати наступний транш від МФВ на $900 мільйонів</text:span>
</text:h>
      <text:p text:style-name="P4">
Authors: Ukrinform (Person)</text:p>
      <text:p text:style-name="P4">
Publisher: Укринформ (Organization)</text:p>
      <text:p text:style-name="P4">
Published Time: 2023-06-19T19:39:00+03:00</text:p>
      <text:p text:style-name="P4">
Modified Time: 2023-06-19T19:39:00+03:00</text:p>
      <text:p text:style-name="P4">
Description: Україна очікує найближчим часом отримати наступний транш від Міжнародного валютного фонду на суму 900 млн доларів.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Кабмін', 'МВФ', 'Гроші', 'Шмигаль']</text:p>
      <text:p text:style-name="P4">
Type: Article</text:p>
      <!--METADATA-->
      <text:p text:style-name="P4">
<draw:frame draw:style-name="fr1" draw:name="Image178" text:anchor-type="as-char" svg:width="6.9236in" svg:height="3.956343in" draw:z-index="0">
<draw:image xlink:href="../Images/yкринформ/2023-06-19T19-39-00-03-00/630_360_1676995305-131.jpg" xlink:type="simple" xlink:show="embed" xlink:actuate="onLoad" draw:mime-type="image/jpeg"/>
</draw:frame>
 Українаочікує найближчим часом отримати наступний транш від Міжнародного валютногофонду на суму 900 млн доларів.</text:p>
      <text:p text:style-name="P4">
Про це сказав Прем’єр-міністр Денис Шмигаль на <text:a xlink:type="simple" xlink:href="https://t.me/Denys_Smyhal/5427" text:style-name="Internet_20_link" text:visited-style-name="Visited_20_Internet_20_Link">
 засіданні уряду</text:a>
 , передає Укрінформ.</text:p>
      <text:p text:style-name="P4">
“На сьогоднішньому засіданні уряду також ухвалюємо ключове рішення длямакрофінансової стабільності держави - затверджуємо оновлені Лист про намірита Меморандум з Міжнародним валютним фондом про економічну та фінансовуполітику”, - зазначив Шмигаль.</text:p>
      <text:p text:style-name="P4">
За його словами, у документах зафіксовані зобов’язання України, які вона вжереалізує та буде реалізовувати в майбутньому.</text:p>
      <text:p text:style-name="P4">
<text:span text:style-name="T4">
Читайте також:</text:span>
 <text:a xlink:type="simple" xlink:href="https://www.ukrinform.ua/rubric-economy/3720176-mvf-uhvalit-risenna-pro-nastupnij-trans-dla-ukraini-naprikinci-cervna.html" text:style-name="Internet_20_link" text:visited-style-name="Visited_20_Internet_20_Link">
 <text:span text:style-name="T4">
МВФ</text:span>
 ухвалить рішення про наступний транш для Українинаприкінці червня </text:a>
</text:p>
      <text:p text:style-name="P4">
“Це, зокрема, покращення бізнес клімату, посилення верховенства права,боротьба з корупцією. Очікуємо найближчим часом отримати наступний транш відфонду на суму 900 млн доларів”, - сказав Шмигаль.</text:p>
      <text:p text:style-name="P4">
Як повідомлялося, продовження співробітництва України з <text:a xlink:type="simple" xlink:href="https://www.ukrinform.ua/tag-mvf" text:style-name="Internet_20_link" text:visited-style-name="Visited_20_Internet_20_Link">
 МВФ</text:a>
 позитивно вплине на переговорний процес зіСвітовим банком, Європейською комісією та іншими міжнародними організаціямищодо залучення фінансових ресурсів.</text:p>
      <text:p text:style-name="P4">
<text:span text:style-name="T5">
Фото: КМУ</text:span>
</text:p>
      <text:p text:style-name="P4">
Source: <text:a xlink:type="simple" xlink:href="https://www.ukrinform.ua/rubric-economy/3724984-smigal-ocikuemo-najblizcim-casom-otrimati-nastupnij-trans-vid-mfv-na-900-miljoniv.html" text:style-name="Internet_20_link" text:visited-style-name="Visited_20_Internet_20_Link">
https://www.ukrinform.ua/rubric-economy/3724984-smigal-ocikuemo-najblizcim-casom-otrimati-nastupnij-trans-vid-mfv-na-900-miljoniv.html</text:a>
</text:p>
      <!--NEWS-->
      <text:h text:style-name="P10" text:outline-level="1">
<text:span text:style-name="T4">
Уряд затвердив порядок виплати по 5 тисяч постраждалим через підрив Каховської ГЕС</text:span>
</text:h>
      <text:p text:style-name="P4">
Authors: Ukrinform (Person)</text:p>
      <text:p text:style-name="P4">
Publisher: Укринформ (Organization)</text:p>
      <text:p text:style-name="P4">
Published Time: 2023-06-19T19:43:00+03:00</text:p>
      <text:p text:style-name="P4">
Modified Time: 2023-06-19T19:43:00+03:00</text:p>
      <text:p text:style-name="P4">
Description: Кабінет Міністрів визначив порядок виплати одноразової матеріальної допомоги в розмірі 5 тис. грн постраждалим від повені внаслідок підриву росіянами Каховської ГЕС.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Уряд', 'допомога', 'Каховська ГЕС', 'Затоплення']</text:p>
      <text:p text:style-name="P4">
Type: Article</text:p>
      <!--METADATA-->
      <text:p text:style-name="P4">
<draw:frame draw:style-name="fr1" draw:name="Image179" text:anchor-type="as-char" svg:width="6.9236in" svg:height="3.956343in" draw:z-index="0">
<draw:image xlink:href="../Images/yкринформ/2023-06-19T19-43-00-03-00/630_360_1678738628-217.jpg" xlink:type="simple" xlink:show="embed" xlink:actuate="onLoad" draw:mime-type="image/jpeg"/>
</draw:frame>
 КабінетМіністрів визначив порядок виплати одноразової матеріальної допомоги в розмірі5 тис. грн постраждалим від повені внаслідок підриву росіянами Каховської ГЕС.</text:p>
      <text:p text:style-name="P4">
Про це повідомив Прем’єр-міністр Денис Шмигаль на <text:a xlink:type="simple" xlink:href="https://t.me/Denys_Smyhal/5427" text:style-name="Internet_20_link" text:visited-style-name="Visited_20_Internet_20_Link">
 засіданні уряду</text:a>
 в понеділок, передає Укрінформ.</text:p>
      <text:p text:style-name="P4">
“Сьогодні встановлюємо порядок виплати одноразової матеріальної допомоги врозмірі 5 тис. грн для осіб, які мешкають у зоні підтоплення в <text:a xlink:type="simple" xlink:href="https://www.ukrinform.ua/tag-hersonsina" text:style-name="Internet_20_link" text:visited-style-name="Visited_20_Internet_20_Link">
 Херсонській</text:a>
 та Миколаївській областях”, -сказав він.</text:p>
      <text:p text:style-name="P4">
Прем’єр нагадав, що уряд виділив 980 млн грн з Фонду ліквідації наслідківзбройної агресії на виплати компенсацій людям, чиї будинки були пошкоджені абозруйновані внаслідок теракту на Каховській ГЕС. Ще 560 млн грн - на одноразовівиплати постраждалим.</text:p>
      <text:p text:style-name="P4">
Крім того, як зазначив Шмигаль, Кабінет Міністрів виділив майже 2,5 млрд грндля забезпечення півдня України питною водою.</text:p>
      <text:p text:style-name="P4">
<text:span text:style-name="T4">
Читайте також:</text:span>
 <text:a xlink:type="simple" xlink:href="https://www.ukrinform.ua/rubric-vidbudova/3724935-na-vidnovlenna-poskodzenogo-zitla-na-hersonsini-potribno-blizko-70-milardiv-ekspert.html" text:style-name="Internet_20_link" text:visited-style-name="Visited_20_Internet_20_Link">
 На відновлення пошкодженого <text:span text:style-name="T4">
житла</text:span>
 на Херсонщиніпотрібно близько $70 мільярдів - експерт </text:a>
</text:p>
      <text:p text:style-name="P4">
Як <text:a xlink:type="simple" xlink:href="https://www.ukrinform.ua/rubric-other_news/3723441-pidriv-rosianami-kahovskoi-ges-usi-novini.html" text:style-name="Internet_20_link" text:visited-style-name="Visited_20_Internet_20_Link">
 повідомлялося </text:a>
 , вночі 6червня російська армія підірвала греблю Каховської ГЕС.</text:p>
      <text:p text:style-name="P4">
Станом на ранок 19 червня на Херсонщині підтопленими залишалися п'ятьнаселених пунктів на правобережжі, загалом - <text:a xlink:type="simple" xlink:href="https://www.ukrinform.ua/rubric-regions/3724686-na-hersonsini-pidtoplenimi-zalisautsa-22-naseleni-punkti.html" text:style-name="Internet_20_link" text:visited-style-name="Visited_20_Internet_20_Link">
 22 населені пункти</text:a>
 .</text:p>
      <text:p text:style-name="P4">
Відомо про загибель 17 цивільних осіб унаслідок підриву російськими військамиКаховської ГЕС. Ще 31 людина вважається зниклою безвісти.</text:p>
      <text:p text:style-name="P4">
Source: <text:a xlink:type="simple" xlink:href="https://www.ukrinform.ua/rubric-regions/3724985-urad-zatverdiv-poradok-viplati-po-5-tisac-postrazdalim-cerez-pidriv-kahovskoi-ges.html" text:style-name="Internet_20_link" text:visited-style-name="Visited_20_Internet_20_Link">
https://www.ukrinform.ua/rubric-regions/3724985-urad-zatverdiv-poradok-viplati-po-5-tisac-postrazdalim-cerez-pidriv-kahovskoi-ges.html</text:a>
</text:p>
      <!--NEWS-->
      <text:h text:style-name="P10" text:outline-level="1">
<text:span text:style-name="T4">
Армія РФ з важкої артилерії обстріляла Нікополь, поранений цивільний</text:span>
</text:h>
      <text:p text:style-name="P4">
Authors: Ukrinform (Person)</text:p>
      <text:p text:style-name="P4">
Publisher: Укринформ (Organization)</text:p>
      <text:p text:style-name="P4">
Published Time: 2023-06-19T19:47:06+03:00</text:p>
      <text:p text:style-name="P4">
Modified Time: 2023-06-19T19:47:06+03:00</text:p>
      <text:p text:style-name="P4">
Description: Російська армія з важкої артилерії обстріляла Нікополь на Дніпропетровщині, поранено чоловіка. — Укрінформ.</text:p>
      <text:p text:style-name="P4">
Images: ['<text:a xlink:type="simple" xlink:href="https://static.ukrinform.com/photos/2023_06/thumb_files/630_360_1687193142-292.jpg" text:style-name="Internet_20_link" text:visited-style-name="Visited_20_Internet_20_Link">
630_360_16871...</text:a>
']</text:p>
      <text:p text:style-name="P4">
Tags: ['Нікополь', 'Обстріл', 'Війна з Росією']</text:p>
      <text:p text:style-name="P4">
Type: Article</text:p>
      <!--METADATA-->
      <text:p text:style-name="P4">
<draw:frame draw:style-name="fr1" draw:name="Image180" text:anchor-type="as-char" svg:width="6.9236in" svg:height="3.956343in" draw:z-index="0">
<draw:image xlink:href="../Images/yкринформ/2023-06-19T19-47-06-03-00/630_360_1687193142-292.jpg" xlink:type="simple" xlink:show="embed" xlink:actuate="onLoad" draw:mime-type="image/jpeg"/>
</draw:frame>
 Російськаармія з важкої артилерії обстріляла Нікополь на Дніпропетровщині, пораненочоловіка.</text:p>
      <text:p text:style-name="P4">
Про це в <text:a xlink:type="simple" xlink:href="https://t.me/mykola_lukashuk/5152"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Ворог <text:a xlink:type="simple" xlink:href="https://www.ukrinform.ua/tag-obstril" text:style-name="Internet_20_link" text:visited-style-name="Visited_20_Internet_20_Link">
 обстріляв </text:a>
 Нікополь з важкоїартилерії. Поранення дістав чоловік 1950 року народження", - написав Лукашук.</text:p>
      <text:p text:style-name="P4">
За його словами, у чоловіка попередньо мінно-вибухова травма, його повезли улікарню в Дніпро.</text:p>
      <text:p text:style-name="P4">
Голова облради зазначив, що у місті внаслідок обстрілу знищено 2 господарськіспоруди, пошкоджено 16 приватних житлових будинків, 9 господарських споруд,газопровід та лінію електропередачі.</text:p>
      <text:p text:style-name="P4">
<text:span text:style-name="T4">
Читайте також:</text:span>
 <text:a xlink:type="simple" xlink:href="https://www.ukrinform.ua/rubric-ato/3724966-rosiani-obstrilali-z-artilerii-berislavskij-rajon-troe-poranenih.html" text:style-name="Internet_20_link" text:visited-style-name="Visited_20_Internet_20_Link">
 Росіяни <text:span text:style-name="T4">
обстріляли</text:span>
 з артилерії Бериславський район,троє поранених </text:a>
</text:p>
      <text:p text:style-name="P4">
Як повідомлялося, 18 червня вдень російські загарбники обстріляли Нікополь,пошкодивши об'єкти критичної інфраструктури.</text:p>
      <text:p text:style-name="P4">
Source: <text:a xlink:type="simple" xlink:href="https://www.ukrinform.ua/rubric-ato/3724986-armia-rf-z-vazkoi-artilerii-obstrilala-nikopol-poranenij-civilnij.html" text:style-name="Internet_20_link" text:visited-style-name="Visited_20_Internet_20_Link">
https://www.ukrinform.ua/rubric-ato/3724986-armia-rf-z-vazkoi-artilerii-obstrilala-nikopol-poranenij-civilnij.html</text:a>
</text:p>
      <!--NEWS-->
      <text:h text:style-name="P10" text:outline-level="1">
<text:span text:style-name="T4">
Кабмін затвердив порядок управління побутовими відходами в особливих умовах</text:span>
</text:h>
      <text:p text:style-name="P4">
Authors: Ukrinform (Person)</text:p>
      <text:p text:style-name="P4">
Publisher: Укринформ (Organization)</text:p>
      <text:p text:style-name="P4">
Published Time: 2023-06-19T19:49:00+03:00</text:p>
      <text:p text:style-name="P4">
Modified Time: 2023-06-19T19:49:00+03:00</text:p>
      <text:p text:style-name="P4">
Description: Кабінет Міністрів затвердив порядок управління побутовими відходами в особливих умовах у громадах, де велися або ведуться бойові дії. — Укрінформ.</text:p>
      <text:p text:style-name="P4">
Images: ['<text:a xlink:type="simple" xlink:href="https://static.ukrinform.com/photos/2018_06/thumb_files/630_360_1528649492-9065.jpg" text:style-name="Internet_20_link" text:visited-style-name="Visited_20_Internet_20_Link">
630_360_15286...</text:a>
']</text:p>
      <text:p text:style-name="P4">
Tags: ['Кабмін', 'Сміття', 'Війна з Росією']</text:p>
      <text:p text:style-name="P4">
Type: Article</text:p>
      <!--METADATA-->
      <text:p text:style-name="P4">
<draw:frame draw:style-name="fr1" draw:name="Image181" text:anchor-type="as-char" svg:width="6.9236in" svg:height="3.956343in" draw:z-index="0">
<draw:image xlink:href="../Images/yкринформ/2023-06-19T19-49-00-03-00/630_360_1528649492-9065.jpg" xlink:type="simple" xlink:show="embed" xlink:actuate="onLoad" draw:mime-type="image/jpeg"/>
</draw:frame>
 КабінетМіністрів затвердив порядок управління побутовими відходами в особливих умоваху громадах, де велися або ведуться бойові дії.</text:p>
      <text:p text:style-name="P4">
Про це повідомив у <text:a xlink:type="simple" xlink:href="https://t.me/tmelnychuk/2517" text:style-name="Internet_20_link" text:visited-style-name="Visited_20_Internet_20_Link">
 Телеграмі </text:a>
 постійнийпредставник КМУ у Верховній Раді Тарас Мельничук, передає Укрінформ.</text:p>
      <text:p text:style-name="P4">
“Порядок визначає особливості управління побутовими <text:a xlink:type="simple" xlink:href="https://www.ukrinform.ua/tag-smitta" text:style-name="Internet_20_link" text:visited-style-name="Visited_20_Internet_20_Link">
 відходами</text:a>
 в особливих умовах на територіях, яківключаються до переліку територій, на яких ведуться (велися) бойові дії аботимчасово окупованих РФ, що затверджується Мінреінтеграції; під час ліквідаціїнаслідків надзвичайних ситуацій техногенного, природного або воєнногохарактеру”, - зазначив Мельничук.</text:p>
      <text:p text:style-name="P4">
Він додав, що порядок застосовується в особливих умовах та протягом 90календарних днів після припинення чи скасування воєнного стану.</text:p>
      <text:p text:style-name="P4">
<text:span text:style-name="T4">
Читайте також:</text:span>
 <text:a xlink:type="simple" xlink:href="https://www.ukrinform.ua/rubric-regions/3707225-problemi-zi-smittam-herson-prosit-spectehniku-aku-peredali-v-arma.html" text:style-name="Internet_20_link" text:visited-style-name="Visited_20_Internet_20_Link">
 Проблеми зі <text:span text:style-name="T4">
сміття</text:span>
 м: Херсон просить спецтехніку, якупередали в АРМА </text:a>
</text:p>
      <text:p text:style-name="P4">
Прем’єр-міністр Денис Шмигаль, відкриваючи засіданні уряду, зазначав:“Прописуємо алгоритм дій з облаштування місць тимчасового зберігання сміття звідповідними вимогами екологічної, пожежної безпеки та охорони. Таким чиномубезпечимо наші міста та села від захаращення сміттям”.</text:p>
      <text:p text:style-name="P4">
Як <text:a xlink:type="simple" xlink:href="https://www.ukrinform.ua/rubric-regions/3724520-na-hersonsini-pracuut-komunalniki-z-13-regioniv-ukraini-op.html" text:style-name="Internet_20_link" text:visited-style-name="Visited_20_Internet_20_Link">
 повідомлялося </text:a>
 , у Херсонськійобласті, яка постраждала внаслідок підриву загарбниками Каховської ГЕС,працюють комунальники з 13 регіонів України.</text:p>
      <text:p text:style-name="P4">
Source: <text:a xlink:type="simple" xlink:href="https://www.ukrinform.ua/rubric-regions/3724987-urad-zatverdiv-poradok-upravlinna-pobutovimi-vidhodami-v-osoblivih-umovah.html" text:style-name="Internet_20_link" text:visited-style-name="Visited_20_Internet_20_Link">
https://www.ukrinform.ua/rubric-regions/3724987-urad-zatverdiv-poradok-upravlinna-pobutovimi-vidhodami-v-osoblivih-umovah.html</text:a>
</text:p>
      <!--NEWS-->
      <text:h text:style-name="P10" text:outline-level="1">
<text:span text:style-name="T4">
Торгівельними місіями в країнах Африки опікуватиметься окреме держпідприємство - рішення уряду</text:span>
</text:h>
      <text:p text:style-name="P4">
Authors: Ukrinform (Person)</text:p>
      <text:p text:style-name="P4">
Publisher: Укринформ (Organization)</text:p>
      <text:p text:style-name="P4">
Published Time: 2023-06-19T19:52:00+03:00</text:p>
      <text:p text:style-name="P4">
Modified Time: 2023-06-19T19:52:00+03:00</text:p>
      <text:p text:style-name="P4">
Description: Кабінет Міністрів погодив пропозицію Мінагропроду про утворення товариства з обмеженою відповідальністю «Українсько-Африканська торгівельна місія», 100% якого належатиме державі. — Укрінформ.</text:p>
      <text:p text:style-name="P4">
Images: ['<text:a xlink:type="simple" xlink:href="https://static.ukrinform.com/photos/2019_09/thumb_files/630_360_1567497060-680.jpg" text:style-name="Internet_20_link" text:visited-style-name="Visited_20_Internet_20_Link">
630_360_15674...</text:a>
']</text:p>
      <text:p text:style-name="P4">
Tags: ['Африка', 'Торгівля', 'Україна', 'Уряд']</text:p>
      <text:p text:style-name="P4">
Type: Article</text:p>
      <!--METADATA-->
      <text:p text:style-name="P4">
<draw:frame draw:style-name="fr1" draw:name="Image182" text:anchor-type="as-char" svg:width="6.9236in" svg:height="3.956343in" draw:z-index="0">
<draw:image xlink:href="../Images/yкринформ/2023-06-19T19-52-00-03-00/630_360_1567497060-680.jpg" xlink:type="simple" xlink:show="embed" xlink:actuate="onLoad" draw:mime-type="image/jpeg"/>
</draw:frame>
 КабінетМіністрів погодив пропозицію Мінагропроду про утворення товариства з обмеженоювідповідальністю «Українсько-Африканська торгівельна місія», 100% якогоналежатиме державі.</text:p>
      <text:p text:style-name="P4">
Як передає Укрінформ, про це повідомив постійний представник КабінетуМіністрів у Верховній Раді Тарас Мельничук у <text:a xlink:type="simple" xlink:href="https://t.me/tmelnychuk/2518" text:style-name="Internet_20_link" text:visited-style-name="Visited_20_Internet_20_Link">
 Телеграмі</text:a>
 <text:a xlink:type="simple" xlink:href="https://t.me/tmelnychuk/2518" text:style-name="Internet_20_link" text:visited-style-name="Visited_20_Internet_20_Link">
 . </text:a>
</text:p>
      <text:p text:style-name="P4">
"Погоджено пропозицію Міністерства аграрної політики та продовольства щодоутворення товариства з обмеженою відповідальністю «Українсько-Африканськаторгівельна місія», статутний капітал якого становить 1 тис. гривень, 100відсотків якого належать державі, та повноваження з управління корпоративнимиправами держави в якому здійснює зазначене міністерство", - написав Мельничук.</text:p>
      <text:p text:style-name="P4">
Він зазначив, що місія діятиме на постійній основі для забезпеченнязовнішньоекономічних інтересів України в державах <text:a xlink:type="simple" xlink:href="https://www.ukrinform.ua/tag-afrika" text:style-name="Internet_20_link" text:visited-style-name="Visited_20_Internet_20_Link">
 Африки</text:a>
 та підтримання в них процесу наданнягуманітарної допомоги шляхом здійснення консультативних послуг.</text:p>
      <text:p text:style-name="P4">
Як повідомлялося, Україна постачає продовольство до африканських країн у межахгуманітарних програм ООН та програми Grain from Ukraine.</text:p>
      <text:p text:style-name="P4">
<text:span text:style-name="T4">
Читайте також:</text:span>
 <text:a xlink:type="simple" xlink:href="https://www.ukrinform.ua/rubric-regions/3724987-urad-zatverdiv-poradok-upravlinna-pobutovimi-vidhodami-v-osoblivih-umovah.html" text:style-name="Internet_20_link" text:visited-style-name="Visited_20_Internet_20_Link">
 <text:span text:style-name="T4">
Уряд</text:span>
 затвердив порядок управління побутовимивідходами в особливих умовах </text:a>
</text:p>
      <text:p text:style-name="P4">
Grain from Ukraine ініціював Президент України Володимир Зеленський. Вонапередбачає закупівлю українського зерна країнами-партнерами та передачу йогодержавам, які потерпають через гуманітарну кризу. Програма реалізується впартнерстві з World Food Program під егідою ООН.</text:p>
      <text:p text:style-name="P4">
Source: <text:a xlink:type="simple" xlink:href="https://www.ukrinform.ua/rubric-economy/3724989-torgivelnimi-misiami-v-krainah-afriki-opikuvatimetsa-okreme-derzpidpriemstvo-risenna-uradu.html" text:style-name="Internet_20_link" text:visited-style-name="Visited_20_Internet_20_Link">
https://www.ukrinform.ua/rubric-economy/3724989-torgivelnimi-misiami-v-krainah-afriki-opikuvatimetsa-okreme-derzpidpriemstvo-risenna-uradu.html</text:a>
</text:p>
      <!--NEWS-->
      <text:h text:style-name="P10" text:outline-level="1">
<text:span text:style-name="T4">
Ангеліна Калініна вийшла до 1/8 фіналу турніру WTA у Бірмінгемі</text:span>
</text:h>
      <text:p text:style-name="P4">
Authors: Ukrinform (Person)</text:p>
      <text:p text:style-name="P4">
Publisher: Укринформ (Organization)</text:p>
      <text:p text:style-name="P4">
Published Time: 2023-06-19T19:55:28+03:00</text:p>
      <text:p text:style-name="P4">
Modified Time: 2023-06-19T19:55:28+03:00</text:p>
      <text:p text:style-name="P4">
Description: Перша «ракетка» України Ангеліна Калініна успішно стартувала на турнірі Жіночої тенісної асоціації (WTA) - Rothesay Classic - у Бірмінгемі (Велика Британія) із призовим фондом $259,303 тис. — Укрінформ.</text:p>
      <text:p text:style-name="P4">
Images: ['<text:a xlink:type="simple" xlink:href="https://static.ukrinform.com/photos/2023_06/thumb_files/630_360_1686898760-804.jpg" text:style-name="Internet_20_link" text:visited-style-name="Visited_20_Internet_20_Link">
630_360_16868...</text:a>
']</text:p>
      <text:p text:style-name="P4">
Tags: ['Теніс', 'Ангеліна Калініна']</text:p>
      <text:p text:style-name="P4">
Type: Article</text:p>
      <!--METADATA-->
      <text:p text:style-name="P4">
<draw:frame draw:style-name="fr1" draw:name="Image183" text:anchor-type="as-char" svg:width="6.9236in" svg:height="3.956343in" draw:z-index="0">
<draw:image xlink:href="../Images/yкринформ/2023-06-19T19-55-28-03-00/630_360_1686898760-804.jpg" xlink:type="simple" xlink:show="embed" xlink:actuate="onLoad" draw:mime-type="image/jpeg"/>
</draw:frame>
 Перша«ракетка» України Ангеліна Калініна успішно стартувала на турнірі Жіночоїтенісної асоціації (WTA) - Rothesay Classic - у Бірмінгемі (Велика Британія)із призовим фондом $259,303 тис.</text:p>
      <text:p text:style-name="P4">
У першому колі змагань посіяна під 5-м номером Калініна за 1 годину 50 хвилинвзяла гору над американкою Алішою Паркс - 6:4, 6:4, передає Укрінформ.</text:p>
      <text:p text:style-name="P4">
За вихід до чвертьфіналу Калініна зустрінеться з переможницею британськогопротистояння Гаррієт Дарт - Джоді Барредж.</text:p>
      <text:p text:style-name="P4">
<text:span text:style-name="T4">
Читайте також:</text:span>
 <text:a xlink:type="simple" xlink:href="https://www.ukrinform.ua/rubric-sports/3724518-sacko-vigrav-persij-u-kareri-turnir-rivna-atp-challenger.html" text:style-name="Internet_20_link" text:visited-style-name="Visited_20_Internet_20_Link">
 Сачко виграв перший у кар'єрі турнір рівня ATP Challenger</text:a>
</text:p>
      <text:p text:style-name="P4">
Турнір у Бірмінгемі триватиме до 25 червня.</text:p>
      <text:p text:style-name="P4">
Фото: Getty Images.</text:p>
      <text:p text:style-name="P4">
Source: <text:a xlink:type="simple" xlink:href="https://www.ukrinform.ua/rubric-sports/3724991-angelina-kalinina-vijsla-do-18-finalu-turniru-wta-u-birmingemi.html" text:style-name="Internet_20_link" text:visited-style-name="Visited_20_Internet_20_Link">
https://www.ukrinform.ua/rubric-sports/3724991-angelina-kalinina-vijsla-do-18-finalu-turniru-wta-u-birmingemi.html</text:a>
</text:p>
      <!--NEWS-->
      <text:h text:style-name="P10" text:outline-level="1">
<text:span text:style-name="T4">
Шмигаль розповів про ключові аспекти конференції з відновлення України у Лондоні</text:span>
</text:h>
      <text:p text:style-name="P4">
Authors: Ukrinform (Person)</text:p>
      <text:p text:style-name="P4">
Publisher: Укринформ (Organization)</text:p>
      <text:p text:style-name="P4">
Published Time: 2023-06-19T19:58:00+03:00</text:p>
      <text:p text:style-name="P4">
Modified Time: 2023-06-19T19:58:00+03:00</text:p>
      <text:p text:style-name="P4">
Description: Прем’єр-міністр України Денис Шмигаль повідомив про три ключові аспекти, на яких зосередяться на конференції з відновлення України у Лондоні. — Укрінформ.</text:p>
      <text:p text:style-name="P4">
Images: ['<text:a xlink:type="simple" xlink:href="https://static.ukrinform.com/photos/2023_06/thumb_files/630_360_1687193803-120.jpg" text:style-name="Internet_20_link" text:visited-style-name="Visited_20_Internet_20_Link">
630_360_16871...</text:a>
']</text:p>
      <text:p text:style-name="P4">
Tags: ['Лондон', 'Шмигаль', 'Конференція', 'Відбудова']</text:p>
      <text:p text:style-name="P4">
Type: Article</text:p>
      <!--METADATA-->
      <text:p text:style-name="P4">
<draw:frame draw:style-name="fr1" draw:name="Image184" text:anchor-type="as-char" svg:width="6.9236in" svg:height="3.956343in" draw:z-index="0">
<draw:image xlink:href="../Images/yкринформ/2023-06-19T19-58-00-03-00/630_360_1687193803-120.jpg" xlink:type="simple" xlink:show="embed" xlink:actuate="onLoad" draw:mime-type="image/jpeg"/>
</draw:frame>
 Прем’єр-міністр України Денис Шмигаль повідомив про три ключові аспекти, на якихзосередяться на конференції з відновлення України у Лондоні.</text:p>
      <text:p text:style-name="P4">
Про це він сказав на <text:a xlink:type="simple" xlink:href="https://t.me/Denys_Smyhal/5427" text:style-name="Internet_20_link" text:visited-style-name="Visited_20_Internet_20_Link">
 засіданні уряду </text:a>
 впонеділок, передає Укрінформ.</text:p>
      <text:p text:style-name="P4">
“Вже незабаром у Лондоні розпочнеться велика міжнародна конференція з питаньвідновлення <text:a xlink:type="simple" xlink:href="https://www.ukrinform.ua/tag-ukraina" text:style-name="Internet_20_link" text:visited-style-name="Visited_20_Internet_20_Link">
 України </text:a>
 . Це продовженняруху до великої відбудови, який ми почали рік тому в Лугано. Наша мета -мобілізувати якнайбільше міжнародної підтримки та налагодити механізми, заякими ця допомога надходитиме вчасно та ритмічно. Ідеться як про швидкевідновлення - те, що потрібно тут і зараз, так і про довгостроковуреконструкцію”, - сказав Шмигаль.</text:p>
      <text:p text:style-name="P4">
_Відео:<text:a xlink:type="simple" xlink:href="https://t.me/Denys_Smyhal/5427" text:style-name="Internet_20_link" text:visited-style-name="Visited_20_Internet_20_Link">
 телеграм-канал Премʼєр-міністра України</text:a>
 _</text:p>
      <text:p text:style-name="P4">
Він нагадав, що за оцінкою Світового банку на швидке відновлення України у2023 році потрібно 14, 1 млрд доларів США. За його словами, після російськоготеракту на Каховській ГЕС цифра збільшиться. Так, зауважив Шмигаль, Українавже працює над точною оцінкою завданих збитків.</text:p>
      <text:p text:style-name="P4">
“Під час конференції в Лондоні зосередимося на трьох кочових аспектах. Перше -це швидке відновлення, енергетика, критична соціальна інфраструктура, особливо- відновлення житла. Нам необхідно мобілізувати потрібний на відбудову ресурс.Під час конференції відбудеться засідання міжвідомчої координаційної платформидонорів України, так званого “фінансового Рамштайна”. Розраховуємо наефективні рішення”, - сказав Шмигаль.</text:p>
      <text:p text:style-name="P4">
Другий аспект, який він виокремив, - залучення приватних інвестицій.</text:p>
      <text:p text:style-name="P4">
“Презентуємо найперспективніші напрямки для інвестування. Зробимо важливийкрок у питанні страхування військово- політичних ризиків для інвесторів”, -додав глава уряду.</text:p>
      <text:p text:style-name="P4">
<text:span text:style-name="T4">
Читайте також:</text:span>
 <text:a xlink:type="simple" xlink:href="https://www.ukrinform.ua/rubric-vidbudova/3724935-na-vidnovlenna-poskodzenogo-zitla-na-hersonsini-potribno-blizko-70-milardiv-ekspert.html" text:style-name="Internet_20_link" text:visited-style-name="Visited_20_Internet_20_Link">
 На відновлення пошкодженого житла на Херсонщині потрібноблизько $70 мільярдів - експерт </text:a>
</text:p>
      <text:p text:style-name="P4">
І третій аспект, за його словами, - регіони.</text:p>
      <text:p text:style-name="P4">
“Прагнемо активізувати горизонтальні зв’язки між українськими громадами таміжнародними партнерами для реалізації проєктів відновлення. Понад 200проєктів уже стартувало, хочемо, аби їх було набагато більше. За результатамиконференції в Лондоні очікуємо на підписання низки важливих угод,меморандумів, декларацій, які прискорять нашу відбудову та розвиток”, -зауважив Шмигаль.</text:p>
      <text:p text:style-name="P4">
Як <text:a xlink:type="simple" xlink:href="https://www.ukrinform.ua/tag-vidbudova" text:style-name="Internet_20_link" text:visited-style-name="Visited_20_Internet_20_Link">
 повідомлялося </text:a>
 , 21 червня уЛондоні відбудеться міжнародна конференція з відновлення України, якавизначить першочергові, середньострокові та перспективні завдання з повоєнноївідбудови та модернізації України.</text:p>
      <text:p text:style-name="P4">
<text:span text:style-name="T5">
Фото: Денис Шмигаль</text:span>
</text:p>
      <text:p text:style-name="P4">
Source: <text:a xlink:type="simple" xlink:href="https://www.ukrinform.ua/rubric-vidbudova/3724992-smigal-rozpoviv-pro-klucovi-aspekti-konferencii-z-vidnovlenna-ukraini-u-londoni.html" text:style-name="Internet_20_link" text:visited-style-name="Visited_20_Internet_20_Link">
https://www.ukrinform.ua/rubric-vidbudova/3724992-smigal-rozpoviv-pro-klucovi-aspekti-konferencii-z-vidnovlenna-ukraini-u-londoni.html</text:a>
</text:p>
      <!--NEWS-->
      <text:h text:style-name="P10" text:outline-level="1">
<text:span text:style-name="T4">
На Херсонщині п'ять громад мають проблеми з водою через осушення Каховського водосховища</text:span>
</text:h>
      <text:p text:style-name="P4">
Authors: Ukrinform (Person)</text:p>
      <text:p text:style-name="P4">
Publisher: Укринформ (Organization)</text:p>
      <text:p text:style-name="P4">
Published Time: 2023-06-19T1:06:00+03:00</text:p>
      <text:p text:style-name="P4">
Modified Time: 2023-06-19T22:06:00+03:00</text:p>
      <text:p text:style-name="P4">
Description: На Херсонщині у північній частині 5 громад мають проблеми з водою через осушення Каховського водосховища.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Херсонщина', 'Вода', 'Каховське водосховище']</text:p>
      <text:p text:style-name="P4">
Type: Article</text:p>
      <!--METADATA-->
      <text:p text:style-name="P4">
<draw:frame draw:style-name="fr1" draw:name="Image185" text:anchor-type="as-char" svg:width="6.9236in" svg:height="3.956343in" draw:z-index="0">
<draw:image xlink:href="../Images/yкринформ/2023-06-19T1-06-00-03-00/630_360_1580371786-838.jpg" xlink:type="simple" xlink:show="embed" xlink:actuate="onLoad" draw:mime-type="image/jpeg"/>
</draw:frame>
 НаХерсонщині у північній частині 5 громад мають проблеми з водою через осушенняКаховського водосховища.</text:p>
      <text:p text:style-name="P4">
Про це у <text:a xlink:type="simple" xlink:href="https://t.me/olexandrprokudin/722" text:style-name="Internet_20_link" text:visited-style-name="Visited_20_Internet_20_Link">
 Телеграмі </text:a>
 повідомив начальникХерсонської ОВА Олександр Прокудін, передає Укрінформ.</text:p>
      <text:p text:style-name="P4">
«Щодо північної частини нашої області. П’ять територіальних громад маютьпроблеми з <text:a xlink:type="simple" xlink:href="https://www.ukrinform.ua/tag-voda" text:style-name="Internet_20_link" text:visited-style-name="Visited_20_Internet_20_Link">
 водою </text:a>
 через осушенняКаховського водосховища», - зазначив Прокудін.</text:p>
      <text:p text:style-name="P4">
За його словами, там зараз відновлюють деякі свердловини для забезпеченнялюдей питною водою та шукають місце ще під 54 свердловини.</text:p>
      <text:p text:style-name="P4">
За словами Прокудіна у підтоплених районах області для відновленняводопостачання потрібний час на осушення та спад рівня води, бо станціїзатоплені. До того воду не можна подавати без роботи каналізації.</text:p>
      <text:p text:style-name="P4">
«Сподіваюсь, що невпинна робота відповідних служб забезпечить технічною водоюмешканців мікрорайону Острів вже цього тижня», - запевнив Прокудін.</text:p>
      <text:p text:style-name="P4">
<text:span text:style-name="T4">
Читайте також:</text:span>
 <text:a xlink:type="simple" xlink:href="https://www.ukrinform.ua/rubric-regions/3724975-na-pravoberezzi-hersonsini-pidtoplenimi-zalisautsa-pat-naselenih-punktiv-smigal.html" text:style-name="Internet_20_link" text:visited-style-name="Visited_20_Internet_20_Link">
 На правобережжі Херсонщини підтопленими залишаються п'ятьнаселених пунктів - Шмигаль </text:a>
</text:p>
      <text:p text:style-name="P4">
Він додав, що після цього через 2-3 дні там люди зможуть вживати воду якпитну.</text:p>
      <text:p text:style-name="P4">
Наразі вода на Херсонщині спадає до позначки 40-60 см. В області термінововирішують питання водопостачання.</text:p>
      <text:p text:style-name="P4">
Як <text:a xlink:type="simple" xlink:href="https://www.ukrinform.ua/rubric-other_news/3723441-pidriv-rosianami-kahovskoi-ges-usi-novini.html" text:style-name="Internet_20_link" text:visited-style-name="Visited_20_Internet_20_Link">
 повідомлялося </text:a>
 , російськівійська 6 червня здійснили підрив Каховської ГЕС. Станцію повністю зруйновано.</text:p>
      <text:p text:style-name="P4">
Source: <text:a xlink:type="simple" xlink:href="https://www.ukrinform.ua/rubric-regions/3725039-na-hersonsini-pat-gromad-maut-problemi-z-vodou-cerez-osusenna-kahovskogo-vodoshovisa.html" text:style-name="Internet_20_link" text:visited-style-name="Visited_20_Internet_20_Link">
https://www.ukrinform.ua/rubric-regions/3725039-na-hersonsini-pat-gromad-maut-problemi-z-vodou-cerez-osusenna-kahovskogo-vodoshovisa.html</text:a>
</text:p>
      <!--NEWS-->
      <text:h text:style-name="P10" text:outline-level="1">
<text:span text:style-name="T4">
Понад 220 тисяч військових втратила армія рф в Україні з початку широкомасштабної агресії</text:span>
</text:h>
      <text:p text:style-name="P4">
Author: ['АРМІЯINFORM']</text:p>
      <text:p text:style-name="P4">
Time: 2023-06-19T20:00:00-04:00</text:p>
      <text:p text:style-name="P4">
Description: Загальні бойові втрати противника з 24.02.22 по 19.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8634c55-a2dd-4ff7-b93d-b9ec82f89740-scaled.jpg" text:style-name="Internet_20_link" text:visited-style-name="Visited_20_Internet_20_Link">
98634c55-a2dd-4ff7-b93d-b9ec82f89740-scaled.jpg</text:a>
']</text:p>
      <text:p text:style-name="P4">
Tags: ['АГРЕСІЯ РФ', 'ВТОРГНЕННЯ РФ', 'ВТРАТИ ВОРОГА', 'ГШ ЗСУ']</text:p>
      <text:p text:style-name="P4">
Category: News</text:p>
      <!--METADATA-->
      <text:p text:style-name="P4">
<draw:frame draw:style-name="fr1" draw:name="Image186" text:anchor-type="as-char" svg:width="6.9236in" svg:height="6.969757in" draw:z-index="0">
<draw:image xlink:href="../Images/AРМІЯINFORM/2023-06-19T20-00-00-04-00/98634c55-a2dd-4ff7-b93d-b9ec82f89740-scaled.jpg" xlink:type="simple" xlink:show="embed" xlink:actuate="onLoad" draw:mime-type="image/jpeg"/>
</draw:frame>
</text:p>
      <text:p text:style-name="P4">
Загальні бойові втрати противника з 24.02.22 по 19.06.23 орієнтовностановлять:</text:p>
      <ul>
        <li>
<text:span text:style-name="T4">
особового складу ‒</text:span>
 220450 (+630) осіб ліквідовано  * <text:span text:style-name="T4">
танків ‒</text:span>
 3989 (+5)  * <text:span text:style-name="T4">
бойових броньованих машин ‒</text:span>
 7735 (+6)  * <text:span text:style-name="T4">
артилерійських систем ‒</text:span>
 3865 (+18)  * <text:span text:style-name="T4">
РСЗВ ‒</text:span>
 610 (0)  * <text:span text:style-name="T4">
засоби ППО ‒</text:span>
 370 (+6)  * <text:span text:style-name="T4">
літаків ‒</text:span>
 314 (0)  * <text:span text:style-name="T4">
гелікоптерів ‒</text:span>
 305 (+1)  * <text:span text:style-name="T4">
БПЛА оперативно-тактичного рівня ‒</text:span>
 3383 (+12)  * <text:span text:style-name="T4">
крилаті ракети ‒</text:span>
 1211 (0)  * <text:span text:style-name="T4">
кораблі / катери ‒</text:span>
 18 (0)  * <text:span text:style-name="T4">
автомобільної техніки та автоцистерн ‒</text:span>
 6613 (+42)  * <text:span text:style-name="T4">
спеціальна техніка ‒</text:span>
 526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9.06.23.</text:p>
      <text:p text:style-name="P4">
Source: <text:a xlink:type="simple" xlink:href="https://armyinform.com.ua/2023/06/19/ponad-220-tysyach-vijskovyh-vtratyla-armiya-rf-v-ukrayini-z-pochatku-shyrokomasshtabnoyi-agresiyi/" text:style-name="Internet_20_link" text:visited-style-name="Visited_20_Internet_20_Link">
https://armyinform.com.ua/2023/06/19/ponad-220-tysyach-vijskovyh-vtratyla-armiya-rf-v-ukrayini-z-pochatku-shyrokomasshtabnoyi-agresiyi/</text:a>
</text:p>
      <!--NEWS-->
      <text:h text:style-name="P10" text:outline-level="1">
<text:span text:style-name="T4">
Мінветеранів та проєкт USAID підписали меморандум про співпрацю</text:span>
</text:h>
      <text:p text:style-name="P4">
Authors: Ukrinform (Person)</text:p>
      <text:p text:style-name="P4">
Publisher: Укринформ (Organization)</text:p>
      <text:p text:style-name="P4">
Published Time: 2023-06-19T20:02:00+03:00</text:p>
      <text:p text:style-name="P4">
Modified Time: 2023-06-19T20:02:00+03:00</text:p>
      <text:p text:style-name="P4">
Description: Мінветеранів та проєкт Агентства США з міжнародного розвитку (USAID) «Економічна підтримка Східної України» підписали меморандум щодо розвитку сучасної ветеранської політики. — Укрінформ.</text:p>
      <text:p text:style-name="P4">
Images: ['<text:a xlink:type="simple" xlink:href="https://static.ukrinform.com/photos/2023_06/thumb_files/630_360_1687193754-778.jpg" text:style-name="Internet_20_link" text:visited-style-name="Visited_20_Internet_20_Link">
630_360_16871...</text:a>
']</text:p>
      <text:p text:style-name="P4">
Tags: ['Уряд', 'USAID', 'Ветерани війни', 'Міністерство у справах ветеранів', 'Лапутіна']</text:p>
      <text:p text:style-name="P4">
Type: Article</text:p>
      <!--METADATA-->
      <text:p text:style-name="P4">
<draw:frame draw:style-name="fr1" draw:name="Image187" text:anchor-type="as-char" svg:width="6.9236in" svg:height="3.956343in" draw:z-index="0">
<draw:image xlink:href="../Images/yкринформ/2023-06-19T20-02-00-03-00/630_360_1687193754-778.jpg" xlink:type="simple" xlink:show="embed" xlink:actuate="onLoad" draw:mime-type="image/jpeg"/>
</draw:frame>
Мінветеранів та проєкт Агентства США з міжнародного розвитку (USAID)«Економічна підтримка Східної України» підписали меморандум щодо розвиткусучасної ветеранської політики.</text:p>
      <text:p text:style-name="P4">
Про це повідомляє <text:a xlink:type="simple" xlink:href="https://mva.gov.ua/ua/news/minveteraniv-ta-proyekt-usaid-rozvivatimut-suchasni-veteranski-politiki" text:style-name="Internet_20_link" text:visited-style-name="Visited_20_Internet_20_Link">
 пресслужба </text:a>
 Мінветеранів, передаєУкрінформ.</text:p>
      <text:p text:style-name="P4">
</text:p>
      <text:p text:style-name="P4">
«На теперішньому етапі дуже важливим є відновлення потенціалу наших воїнів,які повертаються з фронту, аби реінтегрувати їх у цивільне життя, надати їмефективні інструменти для особистісного розвитку. Про це ми сьогодні говорилиз нашими американськими партнерами. Також обговорювали і можливості зпідтримки проєкту зі створення інституту помічника ветерана, центрівветеранського розвитку у пілотних областях – Львівській, Вінницькій,Дніпропетровській та Миколаївській. Тож працюємо спільно для створення широкихможливостей розвитку та впровадження екосистеми сучасної <text:a xlink:type="simple" xlink:href="https://www.ukrinform.ua/tag-veterani-vijni" text:style-name="Internet_20_link" text:visited-style-name="Visited_20_Internet_20_Link">
 ветеранської</text:a>
 політики», – заявила міністеркау справах ветеранів Юлія Лапутіна за підсумками зустрічі.</text:p>
      <text:p text:style-name="P4">
</text:p>
      <text:p text:style-name="P4">
Як зазначається, головною метою меморандуму є впровадження дієвих практик тапідходів до розвитку трудового потенціалу ветеранів війни, осіб, які маютьособливі заслуги перед Батьківщиною, постраждалих учасників Революціїгідності, членів сімей ветеранів та членів сімей загиблих (померлих) ветераніввійни, членів сімей загиблих (померлих) захисників та захисниць України.</text:p>
      <text:p text:style-name="P4">
<text:span text:style-name="T4">
Читайте також:</text:span>
 <text:a xlink:type="simple" xlink:href="https://www.ukrinform.ua/rubric-society/3721934-urad-rozsiriv-perelik-obovazkovih-administrativnih-poslug-u-cnapah-dla-ucasnikiv-bojovih-dij.html" text:style-name="Internet_20_link" text:visited-style-name="Visited_20_Internet_20_Link">
 Уряд розширив перелік обов’язкових адміністративнихпослуг у ЦНАПах для учасників бойових дій </text:a>
</text:p>
      <text:p text:style-name="P4">
У фокусі співпраці – підвищення якості умов для професійного розвитку танавчання ветеранів війни, пріоритетно для тих, хто має особливі потреби.</text:p>
      <text:p text:style-name="P4">
Як повідомлялося, в місті Дніпро відкрили перший в Україні Центр ветеранськогорозвитку на базі Університету митної справи та фінансів (УМСФ).</text:p>
      <text:p text:style-name="P4">
<text:span text:style-name="T5">
Фото: mva.gov.ua</text:span>
</text:p>
      <text:p text:style-name="P4">
Source: <text:a xlink:type="simple" xlink:href="https://www.ukrinform.ua/rubric-society/3724993-minveteraniv-ta-proekt-usaid-pidpisali-memorandum-pro-spivpracu.html" text:style-name="Internet_20_link" text:visited-style-name="Visited_20_Internet_20_Link">
https://www.ukrinform.ua/rubric-society/3724993-minveteraniv-ta-proekt-usaid-pidpisali-memorandum-pro-spivpracu.html</text:a>
</text:p>
      <!--NEWS-->
      <text:h text:style-name="P10" text:outline-level="1">
<text:span text:style-name="T4">
Нацбанк у шість разів підвищив ліміт для фінансових операцій «політично значущих осіб»</text:span>
</text:h>
      <text:p text:style-name="P4">
Authors: Ukrinform (Person)</text:p>
      <text:p text:style-name="P4">
Publisher: Укринформ (Organization)</text:p>
      <text:p text:style-name="P4">
Published Time: 2023-06-19T20:04:16+03:00</text:p>
      <text:p text:style-name="P4">
Modified Time: 2023-06-19T20:04:16+03:00</text:p>
      <text:p text:style-name="P4">
Description: Нацбанк врегулював окремі питання здійснення банками фінансового моніторингу стосовно «політично значущих осіб» (Politically Exposed Persons, РЕРs). Обсяги фіноперацій за всіма рахунками для РЕРs підвищені з 200 тисяч грн на квартал до 400 тисяч грн на місяць. — Укрінформ.</text:p>
      <text:p text:style-name="P4">
Images: ['<text:a xlink:type="simple" xlink:href="https://static.ukrinform.com/photos/2023_06/thumb_files/630_360_1687194169-998.jpg" text:style-name="Internet_20_link" text:visited-style-name="Visited_20_Internet_20_Link">
630_360_16871...</text:a>
']</text:p>
      <text:p text:style-name="P4">
Tags: ['Нацбанк', 'Гроші']</text:p>
      <text:p text:style-name="P4">
Type: Article</text:p>
      <!--METADATA-->
      <text:p text:style-name="P4">
<draw:frame draw:style-name="fr1" draw:name="Image190" text:anchor-type="as-char" svg:width="6.9236in" svg:height="3.956343in" draw:z-index="0">
<draw:image xlink:href="../Images/yкринформ/2023-06-19T20-04-16-03-00/630_360_1687194169-998.jpg" xlink:type="simple" xlink:show="embed" xlink:actuate="onLoad" draw:mime-type="image/jpeg"/>
</draw:frame>
 Нацбанкврегулював окремі питання здійснення банками фінансового моніторингу стосовно«політично значущих осіб» (Politically Exposed Persons, РЕРs). Обсягифіноперацій за всіма рахунками для РЕРs підвищені з 200 тисяч грн на кварталдо 400 тисяч грн на місяць.</text:p>
      <text:p text:style-name="P4">
Як передає Укрінформ, про це повідомляє <text:a xlink:type="simple" xlink:href="https://bank.gov.ua/ua/news/all/uregulovano-okremi-pitannya-zdiysnennya-bankami-finansovogo-monitoringu-stosovno-rers" text:style-name="Internet_20_link" text:visited-style-name="Visited_20_Internet_20_Link">
 пресслужба НБУ.</text:a>
</text:p>
      <text:p text:style-name="P4">
"Національний банк унормував окремі питання забезпечення належногозастосування ризик-орієнтованого підходу банків до клієнтів ‒ політичнозначущих осіб (Politically Exposed Persons, РЕРs), які раніше містилися врекомендаційних листах. Банки мають відійти від формального підходу довстановлення рівня ризику РЕРs", - йдеться в повідомленні.</text:p>
      <text:p text:style-name="P4">
У кожному окремому випадку присвоєння банком будь-якого рівня ризику PEPs маєбути належним чином обґрунтовано. У Нацбанку вважають, що такий підхідсприятиме запобіганню встановлення банками необґрунтованого рівня ризику табезпідставній відмові таким клієнтам в обслуговуванні.</text:p>
      <text:p text:style-name="P4">
<text:span text:style-name="T4">
Читайте також:</text:span>
 <text:a xlink:type="simple" xlink:href="https://www.ukrinform.ua/rubric-economy/3723866-u-radi-nbu-zaavlaut-pro-vidsutnist-zagroz-dla-vitciznanoi-bankivskoi-sistemi.html" text:style-name="Internet_20_link" text:visited-style-name="Visited_20_Internet_20_Link">
 У раді НБУ заявляють про відсутність загроз длявітчизняної банківської системи </text:a>
</text:p>
      <text:p text:style-name="P4">
Національний банк також пом’якшив окремі норми в частині заходів щодо джерелстатків (багатства) РЕРs та джерел коштів, пов’язаних з їх фінансовимиопераціями. Так, підвищено ліміти на обсяги фінансових операцій за всімарахунками PEPs, відкритими в <text:a xlink:type="simple" xlink:href="https://www.ukrinform.ua/tag-bank" text:style-name="Internet_20_link" text:visited-style-name="Visited_20_Internet_20_Link">
 банку </text:a>
 , з200 тис. грн за квартал до 400 тис. грн за місяць, що є однією з умов дляневжиття заходів з установлення джерел статків (багатства) РЕРs.</text:p>
      <text:p text:style-name="P4">
Наведені зміни внесені постановою Правління Національного банку від 15 червня2023 № 74 «Про внесення змін до Положення про здійснення банками фінансовогомоніторингу», що набрала чинності 17 червня 2023 року.</text:p>
      <text:p text:style-name="P4">
<text:span text:style-name="T5">
Фото: НБУ</text:span>
</text:p>
      <text:p text:style-name="P4">
Source: <text:a xlink:type="simple" xlink:href="https://www.ukrinform.ua/rubric-economy/3724995-nacbank-u-sist-raziv-pidvisiv-limit-dla-finansovih-operacij-politicno-znacusih-osib.html" text:style-name="Internet_20_link" text:visited-style-name="Visited_20_Internet_20_Link">
https://www.ukrinform.ua/rubric-economy/3724995-nacbank-u-sist-raziv-pidvisiv-limit-dla-finansovih-operacij-politicno-znacusih-osib.html</text:a>
</text:p>
      <!--NEWS-->
      <text:h text:style-name="P10" text:outline-level="1">
<text:span text:style-name="T4">
У Львові провели акцію-перформанс проти сексуального насильства</text:span>
</text:h>
      <text:p text:style-name="P4">
Authors: Ukrinform (Person)</text:p>
      <text:p text:style-name="P4">
Publisher: Укринформ (Organization)</text:p>
      <text:p text:style-name="P4">
Published Time: 2023-06-19T20:14:35+03:00</text:p>
      <text:p text:style-name="P4">
Modified Time: 2023-06-19T20:14:35+03:00</text:p>
      <text:p text:style-name="P4">
Description: З метою привернути увагу громадськості до проблеми сексуального насильства на площі біля Національного університету Франка у Львові провели вуличну акцію-перформанс «Поруш тишу». — Укрінформ.</text:p>
      <text:p text:style-name="P4">
Images: ['<text:a xlink:type="simple" xlink:href="https://static.ukrinform.com/photos/2023_06/thumb_files/630_360_1687192916-3894.jpeg" text:style-name="Internet_20_link" text:visited-style-name="Visited_20_Internet_20_Link">
630_360_16871...</text:a>
']</text:p>
      <text:p text:style-name="P4">
Tags: ['Львів', 'Акція', 'Перформанс', 'Сексуальне насильство']</text:p>
      <text:p text:style-name="P4">
Type: Article</text:p>
      <!--METADATA-->
      <text:p text:style-name="P4">
<draw:frame draw:style-name="fr1" draw:name="Image191" text:anchor-type="as-char" svg:width="6.9236in" svg:height="3.956343in" draw:z-index="0">
<draw:image xlink:href="../Images/yкринформ/2023-06-19T20-14-35-03-00/630_360_1687192916-3894.jpeg" xlink:type="simple" xlink:show="embed" xlink:actuate="onLoad" draw:mime-type="image/jpeg"/>
</draw:frame>
 З метоюпривернути увагу громадськості до проблеми сексуального насильства на площібіля Національного університету Франка у Львові провели вуличну акцію-перформанс «Поруш тишу».</text:p>
      <text:p text:style-name="P4">
Про це повідомляє кореспондент Укрінформу.</text:p>
      <text:p text:style-name="P4">
</text:p>
      <text:p text:style-name="P4">
<text:a xlink:type="simple" xlink:href="https://static.ukrinform.com/photos/2023_06/1687192916-4382.jpeg" text:style-name="Internet_20_link" text:visited-style-name="Visited_20_Internet_20_Link">
 </text:a>
 <text:a xlink:type="simple" xlink:href="https://static.ukrinform.com/photos/2023_06/1687192916-5362.jpeg" text:style-name="Internet_20_link" text:visited-style-name="Visited_20_Internet_20_Link">
</text:a>
 <text:a xlink:type="simple" xlink:href="https://static.ukrinform.com/photos/2023_06/1687192916-9107.jpeg" text:style-name="Internet_20_link" text:visited-style-name="Visited_20_Internet_20_Link">
</text:a>
 <text:a xlink:type="simple" xlink:href="https://static.ukrinform.com/photos/2023_06/1687192916-2445.jpeg" text:style-name="Internet_20_link" text:visited-style-name="Visited_20_Internet_20_Link">
</text:a>
 <text:a xlink:type="simple" xlink:href="https://static.ukrinform.com/photos/2023_06/1687192916-3894.jpeg" text:style-name="Internet_20_link" text:visited-style-name="Visited_20_Internet_20_Link">
<draw:frame draw:style-name="fr1" draw:name="Image197" text:anchor-type="as-char" svg:width="6.9236in" svg:height="3.956343in" draw:z-index="0">
<draw:image xlink:href="../Images/yкринформ/2023-06-19T20-14-35-03-00/630_360_1687192916-3894.jpeg" xlink:type="simple" xlink:show="embed" xlink:actuate="onLoad" draw:mime-type="image/jpeg"/>
</draw:frame>
</text:a>
 <text:a xlink:type="simple" xlink:href="https://static.ukrinform.com/photos/2023_06/1687192916-3819.jpeg" text:style-name="Internet_20_link" text:visited-style-name="Visited_20_Internet_20_Link">
</text:a>
 <text:a xlink:type="simple" xlink:href="https://static.ukrinform.com/photos/2023_06/1687192917-3414.jpeg" text:style-name="Internet_20_link" text:visited-style-name="Visited_20_Internet_20_Link">
</text:a>
 <text:a xlink:type="simple" xlink:href="https://static.ukrinform.com/photos/2023_06/1687192917-8868.jpeg" text:style-name="Internet_20_link" text:visited-style-name="Visited_20_Internet_20_Link">
</text:a>
 <text:a xlink:type="simple" xlink:href="https://static.ukrinform.com/photos/2023_06/1687192917-5366.jpeg" text:style-name="Internet_20_link" text:visited-style-name="Visited_20_Internet_20_Link">
</text:a>
 <text:a xlink:type="simple" xlink:href="https://static.ukrinform.com/photos/2023_06/1687192918-8090.jpeg" text:style-name="Internet_20_link" text:visited-style-name="Visited_20_Internet_20_Link">
</text:a>
 <text:a xlink:type="simple" xlink:href="https://static.ukrinform.com/photos/2023_06/1687192918-8420.jpeg" text:style-name="Internet_20_link" text:visited-style-name="Visited_20_Internet_20_Link">
</text:a>
 <text:a xlink:type="simple" xlink:href="https://static.ukrinform.com/photos/2023_06/1687192918-7313.jpeg" text:style-name="Internet_20_link" text:visited-style-name="Visited_20_Internet_20_Link">
</text:a>
</text:p>
      <text:p text:style-name="P4">
На початку акції візажисти нанесли учасницям акції грим, характерний дляпостраждалих від сімейного чи сексуального насильства – порізи та синці. Підчас перформансу жінки тримали у руках плакати із закликами: «Побиття не маєнічого спільного з любов’ю», «Б’є – Ст. 126-1 КК України», «Жоден букет трояндне пробачить, адже квіти можна принести і на могилу…» тощо.</text:p>
      <text:p text:style-name="P4">
Організували акцію Фонд ООН у галузі народонаселення (UNFPA) та департаментсоціального захисту населення Львівської ОВА.</text:p>
      <text:p text:style-name="P4">
<text:span text:style-name="T4">
Читайте також:</text:span>
 <text:a xlink:type="simple" xlink:href="https://www.ukrinform.ua/rubric-society/3723699-seksualni-zlocini-vijskovih-rf-na-okupovanih-teritoriah-e-sistemnimi-lubinec.html" text:style-name="Internet_20_link" text:visited-style-name="Visited_20_Internet_20_Link">
 Сексуальні злочини військових РФ на окупованих територіяхє системними – Лубінець </text:a>
</text:p>
      <text:p text:style-name="P4">
«Ми розуміємо, що постраждалі від сексуального насильства часто не звертаютьсяпо допомогу, не розповідають найближчим людям через те, що бояться осуду, ічерез те, що не знають, куди звернутися. Цією акцією ми хочемо сказати, що пронасильство треба говорити, розповідаємо про місця, куди можна прийти іотримати допомогу. Про цю проблему потрібно говорити. Навіть якщо ми не бачимотаких випадків у новинах, вони все одно є», – розповіла регіональнаспеціалістка з протидії гендерно зумовленому насильству Фонду ООН у галузінародонаселення (UNFPA) Олена Коханець.</text:p>
      <text:p text:style-name="P4">
Під час акції усі перехожі могли отримати консультацію про допомогу у випадкуяк сексуального, так і будь-якого іншого домашнього насильства відпредставників відповідних служб та благодійних організацій, хабів, а такожотримати інформаційні матеріали з телефонами та адресами центрів допомоги.</text:p>
      <text:p text:style-name="P4">
<text:span text:style-name="T4">
Читайте також:</text:span>
 <text:a xlink:type="simple" xlink:href="https://www.ukrinform.ua/rubric-society/3710030-ak-otrimati-pravovu-dopomogu-vid-derzavi-postrazdalim-vid-seksualnogo-nasilstva.html" text:style-name="Internet_20_link" text:visited-style-name="Visited_20_Internet_20_Link">
 Як отримати правову допомогу від держави постраждалим відсексуального насильства </text:a>
</text:p>
      <text:p text:style-name="P4">
Як повідомляв Укрінформ, Офіс віцепрем’єр-міністра з питань європейської таєвроатлантичної інтеграції Ольги Стефанішиної та Фонд ООН у галузінародонаселення в Україні (UNFPA) <text:a xlink:type="simple" xlink:href="https://www.ukrinform.ua/rubric-society/3724864-v-ukraini-zapustili-informkampaniu-pro-seksualne-nasilstvo-povazane-z-vijnou.html" text:style-name="Internet_20_link" text:visited-style-name="Visited_20_Internet_20_Link">
 запустили інформкампанію</text:a>
 для приверненняуваги суспільства до проблеми та діяльності Центрів допомоги врятованим <text:a xlink:type="simple" xlink:href="https://www.ukrinform.ua/rubric-society/3724864-v-ukraini-zapustili-informkampaniu-pro-seksualne-nasilstvo-povazane-z-vijnou.html" text:style-name="Internet_20_link" text:visited-style-name="Visited_20_Internet_20_Link">
 .</text:a>
 В 11 містахУкраїни діють Центри допомоги врятованим. Вони працюють у Києві, <text:a xlink:type="simple" xlink:href="https://www.ukrinform.ua/tag-lviv" text:style-name="Internet_20_link" text:visited-style-name="Visited_20_Internet_20_Link">
 Львові,</text:a>
 Запоріжжі, Дніпрі, Чернівцях, Мукачеві,Одесі, Кропивницькому та Полтаві, а у Харкові та Херсоні розгорнули мобільніцентри. Станом на червень 2023 року в них отримали допомогу понад 17 тисячосіб. Тут безплатно надають соціально-психологічну допомогу постраждалим відвійни, зокрема жертвам с</text:p>
      <text:p text:style-name="P4">
У світі 19 червня відзначають Міжнародний день боротьби зі сексуальнимнасильством в умовах війни.</text:p>
      <text:p text:style-name="P4">
Source: <text:a xlink:type="simple" xlink:href="https://www.ukrinform.ua/rubric-regions/3725000-u-lvovi-proveli-akciuperformans-proti-seksualnogo-nasilstva.html" text:style-name="Internet_20_link" text:visited-style-name="Visited_20_Internet_20_Link">
https://www.ukrinform.ua/rubric-regions/3725000-u-lvovi-proveli-akciuperformans-proti-seksualnogo-nasilstva.html</text:a>
</text:p>
      <!--NEWS-->
      <text:h text:style-name="P10" text:outline-level="1">
<text:span text:style-name="T4">
Уряд ініціює розірвання угоди з РФ про взаємний захист інвестицій</text:span>
</text:h>
      <text:p text:style-name="P4">
Authors: Ukrinform (Person)</text:p>
      <text:p text:style-name="P4">
Publisher: Укринформ (Organization)</text:p>
      <text:p text:style-name="P4">
Published Time: 2023-06-19T20:17:00+03:00</text:p>
      <text:p text:style-name="P4">
Modified Time: 2023-06-19T20:17:00+03:00</text:p>
      <text:p text:style-name="P4">
Description: Кабінет Міністрів України схвалив проєкт закону «Про припинення дії Угоди між Кабінетом Міністрів України і урядом Російської Федерації про заохочення та взаємний захист інвестицій». — Укрінформ.</text:p>
      <text:p text:style-name="P4">
Images: ['<text:a xlink:type="simple" xlink:href="https://static.ukrinform.com/photos/2019_09/thumb_files/630_360_1567497060-680.jpg" text:style-name="Internet_20_link" text:visited-style-name="Visited_20_Internet_20_Link">
630_360_15674...</text:a>
']</text:p>
      <text:p text:style-name="P4">
Tags: ['Економіка', 'Інвестиції', 'Уряд', 'Війна з Росією']</text:p>
      <text:p text:style-name="P4">
Type: Article</text:p>
      <!--METADATA-->
      <text:p text:style-name="P4">
<draw:frame draw:style-name="fr1" draw:name="Image205" text:anchor-type="as-char" svg:width="6.9236in" svg:height="3.956343in" draw:z-index="0">
<draw:image xlink:href="../Images/yкринформ/2023-06-19T20-17-00-03-00/630_360_1567497060-680.jpg" xlink:type="simple" xlink:show="embed" xlink:actuate="onLoad" draw:mime-type="image/jpeg"/>
</draw:frame>
 КабінетМіністрів України схвалив проєкт закону «Про припинення дії Угоди міжКабінетом Міністрів України і урядом Російської Федерації про заохочення тавзаємний захист інвестицій».</text:p>
      <text:p text:style-name="P4">
Як передає Укрінформ, про це повідомив у <text:a xlink:type="simple" xlink:href="https://t.me/tmelnychuk/2516" text:style-name="Internet_20_link" text:visited-style-name="Visited_20_Internet_20_Link">
 Телеграмі</text:a>
 постійний представник Кабінету Міністрів уВерховній Раді Тарас Мельничук.</text:p>
      <text:p text:style-name="P4">
“Схвалено проєкт закону «Про припинення дії Угоди між Кабінетом МіністрівУкраїни і урядом Російської Федерації про заохочення та взаємний захист <text:a xlink:type="simple" xlink:href="https://www.ukrinform.ua/tag-investicii" text:style-name="Internet_20_link" text:visited-style-name="Visited_20_Internet_20_Link">
інвестицій </text:a>
 »”, - зазначивМельничук.</text:p>
      <text:p text:style-name="P4">
Він повідомив, що законопроєктом пропонується припинити дію Угоди, вчиненої 27листопада 1998 у Москві та ратифікованої Законом України від 15 грудня 1999року № 1302-XIV.</text:p>
      <text:p text:style-name="P4">
<text:span text:style-name="T4">
Читайте також:</text:span>
 <text:a xlink:type="simple" xlink:href="https://www.ukrinform.ua/rubric-economy/3697654-urad-obmeziv-dostup-rosijskih-kompanij-na-ukrainskij-rinok-nadrokoristuvanna.html" text:style-name="Internet_20_link" text:visited-style-name="Visited_20_Internet_20_Link">
 Уряд обмежив доступ російських компаній на українськийринок надрокористування </text:a>
</text:p>
      <text:p text:style-name="P4">
Як повідомлялося, 16 червня 2023 року Кабінет Міністрів погодив припинення діїміжурядової українсько-сирійської Угоди про уникнення подвійногооподаткування.</text:p>
      <text:p text:style-name="P4">
Source: <text:a xlink:type="simple" xlink:href="https://www.ukrinform.ua/rubric-economy/3725002-urad-iniciue-rozirvanna-ugodi-z-rf-pro-vzaemnij-zahist-investicij.html" text:style-name="Internet_20_link" text:visited-style-name="Visited_20_Internet_20_Link">
https://www.ukrinform.ua/rubric-economy/3725002-urad-iniciue-rozirvanna-ugodi-z-rf-pro-vzaemnij-zahist-investicij.html</text:a>
</text:p>
      <!--NEWS-->
      <text:h text:style-name="P10" text:outline-level="1">
<text:span text:style-name="T4">
В Україні запустили вже 48 регіональних мовних програм - Кремінь</text:span>
</text:h>
      <text:p text:style-name="P4">
Authors: Ukrinform (Person)</text:p>
      <text:p text:style-name="P4">
Publisher: Укринформ (Organization)</text:p>
      <text:p text:style-name="P4">
Published Time: 2023-06-19T20:21:00+03:00</text:p>
      <text:p text:style-name="P4">
Modified Time: 2023-06-19T20:21:00+03:00</text:p>
      <text:p text:style-name="P4">
Description: Уже 48 регіональних мовних програм діють в Україні, більшість із них були ухвалені після початку повномасштабного вторгнення Росії в Україну. — Укрінформ.</text:p>
      <text:p text:style-name="P4">
Images: ['<text:a xlink:type="simple" xlink:href="https://static.ukrinform.com/photos/2021_01/thumb_files/630_360_1610458334-776.jpg" text:style-name="Internet_20_link" text:visited-style-name="Visited_20_Internet_20_Link">
630_360_16104...</text:a>
']</text:p>
      <text:p text:style-name="P4">
Tags: ['Українська мова', 'Мовний закон', 'Кремінь', 'Мовний омбудсмен']</text:p>
      <text:p text:style-name="P4">
Type: Article</text:p>
      <!--METADATA-->
      <text:p text:style-name="P4">
<draw:frame draw:style-name="fr1" draw:name="Image206" text:anchor-type="as-char" svg:width="6.9236in" svg:height="3.956343in" draw:z-index="0">
<draw:image xlink:href="../Images/yкринформ/2023-06-19T20-21-00-03-00/630_360_1610458334-776.jpg" xlink:type="simple" xlink:show="embed" xlink:actuate="onLoad" draw:mime-type="image/jpeg"/>
</draw:frame>
 Уже 48регіональних мовних програм діють в Україні, більшість із них були ухваленіпісля початку повномасштабного вторгнення Росії в Україну.</text:p>
      <text:p text:style-name="P4">
Про це повідомляє <text:a xlink:type="simple" xlink:href="https://mova-ombudsman.gov.ua/news/upovnovazhenyi-pro-vazhlyvist-zatverdzhennia-rehionalnykh-movnykh-prohram-u-mistakh-milionnykakh" text:style-name="Internet_20_link" text:visited-style-name="Visited_20_Internet_20_Link">
 пресслужба </text:a>
 <text:a xlink:type="simple" xlink:href="https://mova-ombudsman.gov.ua/news/upovnovazhenyi-pro-vazhlyvist-zatverdzhennia-rehionalnykh-movnykh-prohram-u-mistakh-milionnykakh" text:style-name="Internet_20_link" text:visited-style-name="Visited_20_Internet_20_Link">
 </text:a>
 Уповноваженого із захистудержавної мови, передає Укрінформ.</text:p>
      <text:p text:style-name="P4">
“В Україні вже діє 48 регіональних мовних програм. Більшість із них ухваленіпісля 24 лютого 2022 року. Важливо, щоб і у містах-мільйонниках якнайшвидшебули затверджені регіональні мовні програми. Адже це, крім створення кращихможливостей для опанування <text:a xlink:type="simple" xlink:href="https://www.ukrinform.ua/tag-ukrainska-mova" text:style-name="Internet_20_link" text:visited-style-name="Visited_20_Internet_20_Link">
 державної мови </text:a>
 , питання національної безпеки”, - сказав Уповноважений ТарасКремінь.</text:p>
      <text:p text:style-name="P4">
За його словами, саме міста-мільйонники залишаються лідерами в частинізафіксованих порушень мовного закону.</text:p>
      <text:p text:style-name="P4">
<text:span text:style-name="T4">
Читайте також:</text:span>
 <text:a xlink:type="simple" xlink:href="https://www.ukrinform.ua/rubric-society/3724131-usi-ukrainski-sajti-povinni-mati-startovu-storinku-derzavnou-movou-kremin.html" text:style-name="Internet_20_link" text:visited-style-name="Visited_20_Internet_20_Link">
 Усі українські сайти повинні мати стартову сторінкудержавною мовою - <text:span text:style-name="T4">
Кремінь</text:span>
 </text:a>
</text:p>
      <text:p text:style-name="P4">
Він наголосив на важливості позиції міських очільників у підтримціімплементації мовного законодавства.</text:p>
      <text:p text:style-name="P4">
Як повідомлялося, за п'ять місяців 2023 року на адресу Уповноваженого іззахисту державної мови надійшло 1 650 звернень громадян про порушення мовногозакону.</text:p>
      <text:p text:style-name="P4">
Source: <text:a xlink:type="simple" xlink:href="https://www.ukrinform.ua/rubric-society/3725004-v-ukraini-zapustili-vze-48-regionalnih-movnih-program-kremin.html" text:style-name="Internet_20_link" text:visited-style-name="Visited_20_Internet_20_Link">
https://www.ukrinform.ua/rubric-society/3725004-v-ukraini-zapustili-vze-48-regionalnih-movnih-program-kremin.html</text:a>
</text:p>
      <!--NEWS-->
      <text:h text:style-name="P10" text:outline-level="1">
<text:span text:style-name="T4">
Зеленський розповів прем'єрам Нідерландів та Данії про ситуацію на полі бою</text:span>
</text:h>
      <text:p text:style-name="P4">
Authors: Ukrinform (Person)</text:p>
      <text:p text:style-name="P4">
Publisher: Укринформ (Organization)</text:p>
      <text:p text:style-name="P4">
Published Time: 2023-06-19T20:25:00+03:00</text:p>
      <text:p text:style-name="P4">
Modified Time: 2023-06-19T20:25:00+03:00</text:p>
      <text:p text:style-name="P4">
Description: Президент України Володимир Зеленський провів телефону розмову з прем'єр-міністрами Нідерландів і Данії Марком Рютте та Метте Фредеріксен. — Укрінформ.</text:p>
      <text:p text:style-name="P4">
Images: ['<text:a xlink:type="simple" xlink:href="https://static.ukrinform.com/photos/2022_10/thumb_files/630_360_1664904093-125.jpg" text:style-name="Internet_20_link" text:visited-style-name="Visited_20_Internet_20_Link">
630_360_16649...</text:a>
']</text:p>
      <text:p text:style-name="P4">
Tags: ['Данія', 'Нідерланди', 'Зеленський', 'Формула миру']</text:p>
      <text:p text:style-name="P4">
Type: Article</text:p>
      <!--METADATA-->
      <text:p text:style-name="P4">
<draw:frame draw:style-name="fr1" draw:name="Image207" text:anchor-type="as-char" svg:width="6.9236in" svg:height="3.956343in" draw:z-index="0">
<draw:image xlink:href="../Images/yкринформ/2023-06-19T20-25-00-03-00/630_360_1664904093-125.jpg" xlink:type="simple" xlink:show="embed" xlink:actuate="onLoad" draw:mime-type="image/jpeg"/>
</draw:frame>
 ПрезидентУкраїни Володимир Зеленський провів телефону розмову з прем'єр-міністрамиНідерландів і Данії Марком Рютте та Метте Фредеріксен.</text:p>
      <text:p text:style-name="P4">
Про це глава повідомив у <text:a xlink:type="simple" xlink:href="https://twitter.com/zelenskyyua/status/1670838533991415818" text:style-name="Internet_20_link" text:visited-style-name="Visited_20_Internet_20_Link">
 Твіттері</text:a>
, передає Укрінформ.</text:p>
      <text:p text:style-name="P4">
«Підтримую регулярний діалог із друзями України. Провів телефонну розмову зголовами урядів <text:a xlink:type="simple" xlink:href="https://www.ukrinform.ua/tag-niderlandi" text:style-name="Internet_20_link" text:visited-style-name="Visited_20_Internet_20_Link">
 Нідерландів </text:a>
Марком Рютте і Данії – Метте Фредеріксен», - написав Зеленський.</text:p>
      <text:p text:style-name="P4">
Він зазначив, що поінформував Рютте та Фредеріксен про ситуацію на полі бою, атакож розповів про результати візиту лідерів африканських країн до Києва.</text:p>
      <text:p text:style-name="P4">
«Обговорили необхідні зусилля щодо консолідації підтримки України країнами такзваного Глобального Півдня, зокрема залучення цих держав до реалізації нашоїФормули миру з десяти кроків», - додав Зеленський.</text:p>
      <text:p text:style-name="P4">
<text:span text:style-name="T4">
Читайте також:</text:span>
 <text:a xlink:type="simple" xlink:href="https://www.ukrinform.ua/rubric-ato/3724789-zelenskij-proviv-zasidanna-stavki-obgovorili-situaciu-na-fronti-ta-pidgotovku-brigad-nastupu.html" text:style-name="Internet_20_link" text:visited-style-name="Visited_20_Internet_20_Link">
 <text:span text:style-name="T4">
Зеленський</text:span>
 провів засідання Ставки: обговорилиситуацію на фронті та підготовку бригад наступу</text:a>
</text:p>
      <text:p text:style-name="P4">
Як повідомляв <text:a xlink:type="simple" xlink:href="https://www.ukrinform.ua/rubric-economy/3724945-zelenskij-proviv-rozmovu-z-prezidentom-svitovogo-banku.html" text:style-name="Internet_20_link" text:visited-style-name="Visited_20_Internet_20_Link">
 Укрінформ </text:a>
 ,раніше Президент України Володимир Зеленський провів телефонну розмову зпрезидентом Світового банку Аджаєм Бангою.</text:p>
      <text:p text:style-name="P4">
Source: <text:a xlink:type="simple" xlink:href="https://www.ukrinform.ua/rubric-ato/3725005-zelenskij-rozpoviv-premeram-niderlandiv-ta-danii-pro-situaciu-na-poli-bou.html" text:style-name="Internet_20_link" text:visited-style-name="Visited_20_Internet_20_Link">
https://www.ukrinform.ua/rubric-ato/3725005-zelenskij-rozpoviv-premeram-niderlandiv-ta-danii-pro-situaciu-na-poli-bou.html</text:a>
</text:p>
      <!--NEWS-->
      <text:h text:style-name="P10" text:outline-level="1">
<text:span text:style-name="T4">
Операція йде за планом: Залужний показав роботу в одному зі штабів на передовій</text:span>
</text:h>
      <text:p text:style-name="P4">
Authors: Ukrinform (Person)</text:p>
      <text:p text:style-name="P4">
Publisher: Укринформ (Organization)</text:p>
      <text:p text:style-name="P4">
Published Time: 2023-06-19T20:36:00+03:00</text:p>
      <text:p text:style-name="P4">
Modified Time: 2023-06-19T20:36:00+03:00</text:p>
      <text:p text:style-name="P4">
Description: Головнокомандувач Збройних сил України Валерій Залужний та начальник Генерального штабу Збройних сил генерал-лейтенант Сергій Шаптала провели роботу в угрупованнях військ, які виконують завдання районах найзапекліших боїв. — Укрінформ.</text:p>
      <text:p text:style-name="P4">
Images: ['<text:a xlink:type="simple" xlink:href="https://static.ukrinform.com/photos/2023_06/thumb_files/630_360_1687196080-294.jpg" text:style-name="Internet_20_link" text:visited-style-name="Visited_20_Internet_20_Link">
630_360_16871...</text:a>
']</text:p>
      <text:p text:style-name="P4">
Tags: ['Генштаб', 'ЗСУ', 'Валерій Залужний', 'Війна з Росією']</text:p>
      <text:p text:style-name="P4">
Type: Article</text:p>
      <!--METADATA-->
      <text:p text:style-name="P4">
<draw:frame draw:style-name="fr1" draw:name="Image208" text:anchor-type="as-char" svg:width="6.9236in" svg:height="3.956343in" draw:z-index="0">
<draw:image xlink:href="../Images/yкринформ/2023-06-19T20-36-00-03-00/630_360_1687196080-294.jpg" xlink:type="simple" xlink:show="embed" xlink:actuate="onLoad" draw:mime-type="image/jpeg"/>
</draw:frame>
Головнокомандувач Збройних сил України Валерій Залужний та начальникГенерального штабу Збройних сил генерал-лейтенант Сергій Шаптала провелироботу в угрупованнях військ, які виконують завдання районах найзапеклішихбоїв.</text:p>
      <text:p text:style-name="P4">
Як передає Укрінформ, про це Залужний повідомив у <text:a xlink:type="simple" xlink:href="https://www.facebook.com/watch/" text:style-name="Internet_20_link" text:visited-style-name="Visited_20_Internet_20_Link">
 Фейсбуці</text:a>
 .</text:p>
      <text:p text:style-name="P4">
“Разом із начальником Генерального штабу Збройних сил України генерал-лейтенантом Сергієм Шапталою провели роботу в угрупованнях військ, яківиконують найскладніші завдання у районах, де точаться найзапекліші бої”, -написав він.</text:p>
      <text:p text:style-name="P4">
Залужний заявив, що противник намагається не допустити просування українськихпідрозділів. Задля цього російські війська розгорнули систему фортифікаційнихукріплень зі щільними мінуваннями місцевості та великою кількістю резервів.</text:p>
      <text:p text:style-name="P4">
<text:span text:style-name="T4">
Читайте також:</text:span>
 <text:a xlink:type="simple" xlink:href="https://www.ukrinform.ua/rubric-ato/3724872-ak-zvilnali-patihatki-zaluznij-pokazav-robotu-sil-oboroni.html" text:style-name="Internet_20_link" text:visited-style-name="Visited_20_Internet_20_Link">
 Як звільняли П’ятихатки: <text:span text:style-name="T4">
Залужний</text:span>
 показав роботу Силоборони </text:a>
</text:p>
      <text:p text:style-name="P4">
“Попри шалений спротив окупантів, наші воїни роблять все можливе задлявизволення української території. Операція продовжується згідно з планом”, -заявив головнокомандувач ЗСУ.</text:p>
      <text:p text:style-name="P4">
Як повідомляв Укрінформ, <text:a xlink:type="simple" xlink:href="https://www.ukrinform.ua/rubric-ato/3724925-na-shodi-ukraini-skladna-situacia-vorog-pidtagnuv-svoi-sili-minoboroni.html" text:style-name="Internet_20_link" text:visited-style-name="Visited_20_Internet_20_Link">
 росіяни підтягнули війська та намагаються наступатина Лиманському і Куп‘янському напрямках </text:a>
 . Крім того, ворог сконцентрував на сході значну кількістьдесантно-штурмових підрозділів.</text:p>
      <text:p text:style-name="P4">
<text:span text:style-name="T5">
Фото: ОП</text:span>
</text:p>
      <text:p text:style-name="P4">
Source: <text:a xlink:type="simple" xlink:href="https://www.ukrinform.ua/rubric-ato/3725008-zaluznij-i-nacalnik-genstabu-zsu-proveli-robotu-u-vijskah-na-peredovij.html" text:style-name="Internet_20_link" text:visited-style-name="Visited_20_Internet_20_Link">
https://www.ukrinform.ua/rubric-ato/3725008-zaluznij-i-nacalnik-genstabu-zsu-proveli-robotu-u-vijskah-na-peredovij.html</text:a>
</text:p>
      <!--NEWS-->
      <text:h text:style-name="P10" text:outline-level="1">
<text:span text:style-name="T4">
Зі звільнених П'ятихаток на Запоріжжі евакуювали родину з дітьми</text:span>
</text:h>
      <text:p text:style-name="P4">
Authors: Ukrinform (Person)</text:p>
      <text:p text:style-name="P4">
Publisher: Укринформ (Organization)</text:p>
      <text:p text:style-name="P4">
Published Time: 2023-06-19T20:37:00+03:00</text:p>
      <text:p text:style-name="P4">
Modified Time: 2023-06-19T20:37:00+03:00</text:p>
      <text:p text:style-name="P4">
Description: Із села П'ятихатки, яке звільнили ЗСУ, вже евакуювали родину з 6 осіб, двоє з них - діти. </text:p>
      <text:p text:style-name="P4">
— Укрінформ.</text:p>
      <text:p text:style-name="P4">
Images: ['<text:a xlink:type="simple" xlink:href="https://static.ukrinform.com/photos/2016_06/thumb_files/630_360_1465997464-4957.jpg" text:style-name="Internet_20_link" text:visited-style-name="Visited_20_Internet_20_Link">
630_360_14659...</text:a>
']</text:p>
      <text:p text:style-name="P4">
Tags: ['Деокупація', 'Діти', 'Евакуація', 'Запоріжжя', 'Єдині новини']</text:p>
      <text:p text:style-name="P4">
Type: Article</text:p>
      <!--METADATA-->
      <text:p text:style-name="P4">
<draw:frame draw:style-name="fr1" draw:name="Image209" text:anchor-type="as-char" svg:width="6.9236in" svg:height="3.956343in" draw:z-index="0">
<draw:image xlink:href="../Images/yкринформ/2023-06-19T20-37-00-03-00/630_360_1465997464-4957.jpg" xlink:type="simple" xlink:show="embed" xlink:actuate="onLoad" draw:mime-type="image/jpeg"/>
</draw:frame>
 Із селаП'ятихатки, яке звільнили ЗСУ, вже евакуювали родину з 6 осіб, двоє з них -діти.</text:p>
      <text:p text:style-name="P4">
Про це в ефірі національного телемарафону « <text:a xlink:type="simple" xlink:href="https://t.me/zoda_gov_ua/19631" text:style-name="Internet_20_link" text:visited-style-name="Visited_20_Internet_20_Link">
 Єдині новини</text:a>
 » сказав голова Запорізької ОВА ЮрійМалашко.</text:p>
      <text:p text:style-name="P4">
"8 населених пунктів Запорізької області <text:a xlink:type="simple" xlink:href="https://www.ukrinform.ua/tag-deokupacia" text:style-name="Internet_20_link" text:visited-style-name="Visited_20_Internet_20_Link">
 визволені</text:a>
 . На жаль, прямого доступу в ОВАтуди немає, але разом з військовими допомагаємо цивільним. Наприклад, зізвільнених П'ятихаток вивезли одну родину з 6 людей. Наразі люди перебувають убільш безпечному місці", - сказав Малашко, зазначивши, що у родині є двоєдітей.</text:p>
      <text:p text:style-name="P4">
За його словами, загалом у населеному пункті залишається ще близько 20цивільних.</text:p>
      <text:p text:style-name="P4">
<text:span text:style-name="T4">
Читайте також:</text:span>
 <text:a xlink:type="simple" xlink:href="https://www.ukrinform.ua/rubric-ato/3724872-ak-zvilnali-patihatki-zaluznij-pokazav-robotu-sil-oboroni.html" text:style-name="Internet_20_link" text:visited-style-name="Visited_20_Internet_20_Link">
 Як звільняли П’ <text:span text:style-name="T4">
ятихат</text:span>
 ки: Залужний показав роботуСил оборони </text:a>
</text:p>
      <text:p text:style-name="P4">
Очільник ОВА додав, що ввечері ворог обстріляв Оріхів, поранення дістала жінка1940 року народження.</text:p>
      <text:p text:style-name="P4">
Як повідомлялося, за добу ворог завдав 105 обстрілів по території Запорізькоїобласті.</text:p>
      <text:p text:style-name="P4">
Source: <text:a xlink:type="simple" xlink:href="https://www.ukrinform.ua/rubric-regions/3725006-zi-zvilnenih-patihatok-na-zaporizzi-evakuuvali-rodinu-z-ditmi.html" text:style-name="Internet_20_link" text:visited-style-name="Visited_20_Internet_20_Link">
https://www.ukrinform.ua/rubric-regions/3725006-zi-zvilnenih-patihatok-na-zaporizzi-evakuuvali-rodinu-z-ditmi.html</text:a>
</text:p>
      <!--NEWS-->
      <text:h text:style-name="P10" text:outline-level="1">
<text:span text:style-name="T4">
Кількість загиблих внаслідок підриву Каховської ГЕС зросла до 18</text:span>
</text:h>
      <text:p text:style-name="P4">
Authors: Ukrinform (Person)</text:p>
      <text:p text:style-name="P4">
Publisher: Укринформ (Organization)</text:p>
      <text:p text:style-name="P4">
Published Time: 2023-06-19T20:38:00+03:00</text:p>
      <text:p text:style-name="P4">
Modified Time: 2023-06-19T20:38:00+03:00</text:p>
      <text:p text:style-name="P4">
Description: Станом на вечір 19 червня відомо про загибель 18 осіб внаслідок підриву російськими військами Каховської ГЕС.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МВС', 'Загибель', 'Каховська ГЕС', 'Війна з Росією']</text:p>
      <text:p text:style-name="P4">
Type: Article</text:p>
      <!--METADATA-->
      <text:p text:style-name="P4">
<draw:frame draw:style-name="fr1" draw:name="Image210" text:anchor-type="as-char" svg:width="6.9236in" svg:height="3.956343in" draw:z-index="0">
<draw:image xlink:href="../Images/yкринформ/2023-06-19T20-38-00-03-00/630_360_1686071199-792.jpeg" xlink:type="simple" xlink:show="embed" xlink:actuate="onLoad" draw:mime-type="image/jpeg"/>
</draw:frame>
 Станом навечір 19 червня відомо про загибель 18 осіб внаслідок підриву російськимивійськами Каховської ГЕС.</text:p>
      <text:p text:style-name="P4">
Як передає Укрінформ, про це міністр внутрішніх справ України Ігор Клименкоповідомив у <text:a xlink:type="simple" xlink:href="https://t.me/Klymenko_MVS/38" text:style-name="Internet_20_link" text:visited-style-name="Visited_20_Internet_20_Link">
 Телеграмі </text:a>
 .</text:p>
      <text:p text:style-name="P4">
«Евакуювали 3 773 особи та 284 тварини. На жаль, <text:a xlink:type="simple" xlink:href="https://www.ukrinform.ua/tag-zagibel" text:style-name="Internet_20_link" text:visited-style-name="Visited_20_Internet_20_Link">
 загинуло</text:a>
 18 осіб. 14 - від утоплення, 4 - відвогнепальних поранень під час евакуації. Зниклих безвісти - 31 особа. Шукаємокожного», - заявив Клименко.</text:p>
      <text:p text:style-name="P4">
Міністр зауважив, що вода продовжує відступати, але підтопленими досізалишаються 39 населених пунктів та 818 будинків.</text:p>
      <text:p text:style-name="P4">
«Наші рятувальники за добу відкачали майже 24 тисячі кубометрів води», - додаввін.</text:p>
      <text:p text:style-name="P4">
Клименко також наголосив, що рятувальники ДСНС, поліцейські, гвардійці,комунальні служби, добровольці та волонтери продовжують роботу.</text:p>
      <text:p text:style-name="P4">
<text:span text:style-name="T4">
Читайте також:</text:span>
 <text:a xlink:type="simple" xlink:href="https://www.ukrinform.ua/rubric-regions/3724985-urad-zatverdiv-poradok-viplati-po-5-tisac-postrazdalim-cerez-pidriv-kahovskoi-ges.html" text:style-name="Internet_20_link" text:visited-style-name="Visited_20_Internet_20_Link">
 Уряд затвердив порядок виплати по 5 тисяч постраждалимчерез підрив <text:span text:style-name="T4">
Каховської</text:span>
 <text:span text:style-name="T4">
ГЕС</text:span>
 </text:a>
</text:p>
      <text:p text:style-name="P4">
«Попри ворожі обстріли працюємо далі. Доставляємо воду, відновлюємокомунікацію, рятуємо людей», - заявив він.</text:p>
      <text:p text:style-name="P4">
Як <text:a xlink:type="simple" xlink:href="https://www.ukrinform.ua/rubric-other_news/3723441-pidriv-rosianami-kahovskoi-ges-usi-novini.html" text:style-name="Internet_20_link" text:visited-style-name="Visited_20_Internet_20_Link">
 повідомлялося </text:a>
 , російськівійська 6 червня здійснили підрив Каховської ГЕС. Станцію повністю зруйновано.</text:p>
      <text:p text:style-name="P4">
<text:span text:style-name="T5">
Фото: Planet Labs</text:span>
</text:p>
      <text:p text:style-name="P4">
Source: <text:a xlink:type="simple" xlink:href="https://www.ukrinform.ua/rubric-regions/3725009-kilkist-zagiblih-vnaslidok-pidrivu-kahovskoi-ges-zrosla-do-18.html" text:style-name="Internet_20_link" text:visited-style-name="Visited_20_Internet_20_Link">
https://www.ukrinform.ua/rubric-regions/3725009-kilkist-zagiblih-vnaslidok-pidrivu-kahovskoi-ges-zrosla-do-18.html</text:a>
</text:p>
      <!--NEWS-->
      <text:h text:style-name="P10" text:outline-level="1">
<text:span text:style-name="T4">
В ООН не пояснили, чому Росія не допускає гуманітарні місії на окуповані території</text:span>
</text:h>
      <text:p text:style-name="P4">
Authors: Ukrinform (Person)</text:p>
      <text:p text:style-name="P4">
Publisher: Укринформ (Organization)</text:p>
      <text:p text:style-name="P4">
Published Time: 2023-06-19T20:43:23+03:00</text:p>
      <text:p text:style-name="P4">
Modified Time: 2023-06-19T20:43:23+03:00</text:p>
      <text:p text:style-name="P4">
Description: В Організації Обʼєднаних Націй не розкрили причин, чому російська влада не допускає гуманітарні місії ООН на окуповані території в зоні лиха після підриву Каховської греблі.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Росія', 'Каховська ГЕС']</text:p>
      <text:p text:style-name="P4">
Type: Article</text:p>
      <!--METADATA-->
      <text:p text:style-name="P4">
<draw:frame draw:style-name="fr1" draw:name="Image211" text:anchor-type="as-char" svg:width="6.9236in" svg:height="3.956343in" draw:z-index="0">
<draw:image xlink:href="../Images/yкринформ/2023-06-19T20-43-23-03-00/630_360_1643894096-658.jpg" xlink:type="simple" xlink:show="embed" xlink:actuate="onLoad" draw:mime-type="image/jpeg"/>
</draw:frame>
 ВОрганізації Обʼєднаних Націй не розкрили причин, чому російська влада недопускає гуманітарні місії ООН на окуповані території в зоні лиха післяпідриву Каховської греблі.</text:p>
      <text:p text:style-name="P4">
Як передає власний кореспондент Укрінформу у Нью-Йорку, заступник речникагенсека ООН Фархан Гак на відповідне запитання журналістів відповів ухильно.</text:p>
      <text:p text:style-name="P4">
«Ліпше запитати про це в Росії», - сказав він.</text:p>
      <text:p text:style-name="P4">
Водночас Гак наголосив, що РФ має виконувати міжнародні зобовʼязання й надатигуманітарний доступ для <text:a xlink:type="simple" xlink:href="https://www.ukrinform.ua/tag-oon" text:style-name="Internet_20_link" text:visited-style-name="Visited_20_Internet_20_Link">
 ООН </text:a>
 .</text:p>
      <text:p text:style-name="P4">
На прохання Укрінформу уточнити, чи коректно говорити про те, що ООН не знаєпро причини відмови РФ у доступі, він повторив, що доступ має бути надано, невідповівши на запитання прямо.</text:p>
      <text:p text:style-name="P4">
<text:span text:style-name="T4">
Читайте також:</text:span>
 <text:a xlink:type="simple" xlink:href="https://www.ukrinform.ua/rubric-polytics/3720009-ukraina-pracue-nad-tim-sob-oon-i-mkch-svidse-rozgornuli-misii-na-hersonsini-kuleba.html" text:style-name="Internet_20_link" text:visited-style-name="Visited_20_Internet_20_Link">
 <text:span text:style-name="T4">
Україна</text:span>
 <text:span text:style-name="T4">
працює</text:span>
 <text:span text:style-name="T4">
над</text:span>
 <text:span text:style-name="T4">
тим</text:span>
 , <text:span text:style-name="T4">
щоб</text:span>
 <text:span text:style-name="T4">
ООН</text:span>
і <text:span text:style-name="T4">
МКЧХ</text:span>
 <text:span text:style-name="T4">
швидше</text:span>
 <text:span text:style-name="T4">
розгорнули</text:span>
 <text:span text:style-name="T4">
місії</text:span>
 на <text:span text:style-name="T4">
Херсонщині</text:span>
 – <text:span text:style-name="T4">
Кулеба</text:span>
</text:a>
</text:p>
      <text:p text:style-name="P4">
Коментуючи мирні ініціативи деяких країн що російської війни, Гак підкреслив,що при досягненні миру мають бути дотримані резолюції Генеральної АсамблеїООН, які чітко вказують на повне відновлення територіальної цілісності Українив її міжнародно визнаних кордонах.</text:p>
      <text:p text:style-name="P4">
Як повідомляв <text:a xlink:type="simple" xlink:href="https://www.ukrinform.ua/amp/rubric-ato/3724639-rosia-vidhilila-zapit-oon-na-dostup-do-zatoplenoi-hersonsini.html" text:style-name="Internet_20_link" text:visited-style-name="Visited_20_Internet_20_Link">
 Укрінформ </text:a>
, координаторка ООН з гуманітарних питань в Україні Деніз Браун заявила, що <text:a xlink:type="simple" xlink:href="https://www.ukrinform.ua/amp/rubric-ato/3724639-rosia-vidhilila-zapit-oon-na-dostup-do-zatoplenoi-hersonsini.html" text:style-name="Internet_20_link" text:visited-style-name="Visited_20_Internet_20_Link">
уряд РФ відхилив запит на доступ ООН до постраждалих територій</text:a>
 , що перебувають під тимчасовимвійськовим контролем Росії.</text:p>
      <text:p text:style-name="P4">
Source: <text:a xlink:type="simple" xlink:href="https://www.ukrinform.ua/rubric-polytics/3725012-v-oon-ne-poasnili-comu-rosia-ne-dopuskae-gumanitarni-misii-na-okupovani-teritorii.html" text:style-name="Internet_20_link" text:visited-style-name="Visited_20_Internet_20_Link">
https://www.ukrinform.ua/rubric-polytics/3725012-v-oon-ne-poasnili-comu-rosia-ne-dopuskae-gumanitarni-misii-na-okupovani-teritorii.html</text:a>
</text:p>
      <!--NEWS-->
      <text:h text:style-name="P10" text:outline-level="1">
<text:span text:style-name="T4">
На Волині пасажирський автобус зіткнувся з вантажівкою, восьмеро людей - у лікарні</text:span>
</text:h>
      <text:p text:style-name="P4">
Authors: Ukrinform (Person)</text:p>
      <text:p text:style-name="P4">
Publisher: Укринформ (Organization)</text:p>
      <text:p text:style-name="P4">
Published Time: 2023-06-19T20:49:00+03:00</text:p>
      <text:p text:style-name="P4">
Modified Time: 2023-06-19T20:49:00+03:00</text:p>
      <text:p text:style-name="P4">
Description: На Волині у селі Копачівка пасажирський автобус сполученням Луцьк – Світязь зіткнувся з вантажним автомобілем МАЗ. — Укрінформ.</text:p>
      <text:p text:style-name="P4">
Images: ['<text:a xlink:type="simple" xlink:href="https://static.ukrinform.com/photos/2023_06/thumb_files/630_360_1687196927-740.jpg" text:style-name="Internet_20_link" text:visited-style-name="Visited_20_Internet_20_Link">
630_360_16871...</text:a>
']</text:p>
      <text:p text:style-name="P4">
Tags: ['Аварія', 'ДТП', 'Волинь', 'Вантажівка']</text:p>
      <text:p text:style-name="P4">
Type: Article</text:p>
      <!--METADATA-->
      <text:p text:style-name="P4">
<draw:frame draw:style-name="fr1" draw:name="Image212" text:anchor-type="as-char" svg:width="6.9236in" svg:height="3.956343in" draw:z-index="0">
<draw:image xlink:href="../Images/yкринформ/2023-06-19T20-49-00-03-00/630_360_1687196927-740.jpg" xlink:type="simple" xlink:show="embed" xlink:actuate="onLoad" draw:mime-type="image/jpeg"/>
</draw:frame>
 На Волиніу селі Копачівка пасажирський автобус сполученням Луцьк – Світязь зіткнувся звантажним автомобілем МАЗ.</text:p>
      <text:p text:style-name="P4">
Про це у <text:a xlink:type="simple" xlink:href="https://www.facebook.com/dsnsVol/posts/pfbid0Lr2ZbJ8oCNPrNLTHNq73KYC7DWCujVxMYnP6QuAY3DjziNbyqT4nyXUoJWuxQ5M2l" text:style-name="Internet_20_link" text:visited-style-name="Visited_20_Internet_20_Link">
 Фейсбуці</text:a>
повідомило Головне управління ДСНС у Волинській області, передає Укрінформ.</text:p>
      <text:p text:style-name="P4">
«Сьогодні волинські рятувальники залучались до ліквідації наслідків <text:a xlink:type="simple" xlink:href="https://www.ukrinform.ua/tag-dtp" text:style-name="Internet_20_link" text:visited-style-name="Visited_20_Internet_20_Link">
 ДТП</text:a>
 у Луцькому районі в с.Копачівка. Тутзіткнулись пасажирський автобус Mercedes-Benz сполученням Луцьк - Світязь звантажним автомобілем МАЗ», - йдеться у повідомленні.</text:p>
      <text:p text:style-name="P4">
Зазначається, що в автобусі перебували 17 людей, з них 8 - доправили каретамишвидкої до медичного закладу.</text:p>
      <text:p text:style-name="P4">
<text:span text:style-name="T4">
Читайте також:</text:span>
 <text:a xlink:type="simple" xlink:href="https://www.ukrinform.ua/rubric-regions/3724960-na-kiivsini-avto-zihalo-u-kuvet-sered-postrazdalih-dvoe-ditej.html" text:style-name="Internet_20_link" text:visited-style-name="Visited_20_Internet_20_Link">
 На Київщині авто зʼїхало у кювет, серед постраждалих -двоє дітей </text:a>
</text:p>
      <text:p text:style-name="P4">
Причини аварії встановлюють.</text:p>
      <text:p text:style-name="P4">
<text:span text:style-name="T5">
Фото: ДСНС</text:span>
</text:p>
      <text:p text:style-name="P4">
Source: <text:a xlink:type="simple" xlink:href="https://www.ukrinform.ua/rubric-ato/3725014-na-volini-pasazirskij-avtobus-zitknuvsa-z-vantazivkou-vosmero-ludej-u-likarni.html" text:style-name="Internet_20_link" text:visited-style-name="Visited_20_Internet_20_Link">
https://www.ukrinform.ua/rubric-ato/3725014-na-volini-pasazirskij-avtobus-zitknuvsa-z-vantazivkou-vosmero-ludej-u-likarni.html</text:a>
</text:p>
      <!--NEWS-->
      <text:h text:style-name="P10" text:outline-level="1">
<text:span text:style-name="T4">
Астрономи виявили космічний об’єкт, гарячіший за Сонце</text:span>
</text:h>
      <text:p text:style-name="P4">
Authors: Ukrinform (Person)</text:p>
      <text:p text:style-name="P4">
Publisher: Укринформ (Organization)</text:p>
      <text:p text:style-name="P4">
Published Time: 2023-06-19T20:54:00+03:00</text:p>
      <text:p text:style-name="P4">
Modified Time: 2023-06-19T20:54:00+03:00</text:p>
      <text:p text:style-name="P4">
Description: Команда астрономів виявила у космосі коричневого карлика, температура на поверхні якого вища, ніж на Сонці. — Укрінформ.</text:p>
      <text:p text:style-name="P4">
Images: ['<text:a xlink:type="simple" xlink:href="https://static.ukrinform.com/photos/2023_06/thumb_files/630_360_1687197228-579.jpg" text:style-name="Internet_20_link" text:visited-style-name="Visited_20_Internet_20_Link">
630_360_16871...</text:a>
']</text:p>
      <text:p text:style-name="P4">
Tags: ['Космос', 'Астрономія', 'Сонце', 'вчені']</text:p>
      <text:p text:style-name="P4">
Type: Article</text:p>
      <!--METADATA-->
      <text:p text:style-name="P4">
<draw:frame draw:style-name="fr1" draw:name="Image213" text:anchor-type="as-char" svg:width="6.9236in" svg:height="3.956343in" draw:z-index="0">
<draw:image xlink:href="../Images/yкринформ/2023-06-19T20-54-00-03-00/630_360_1687197228-579.jpg" xlink:type="simple" xlink:show="embed" xlink:actuate="onLoad" draw:mime-type="image/jpeg"/>
</draw:frame>
 Командаастрономів виявила у космосі коричневого карлика, температура на поверхніякого вища, ніж на Сонці.</text:p>
      <text:p text:style-name="P4">
По це повідомляє <text:a xlink:type="simple" xlink:href="https://metro.co.uk/2023/06/19/object-the-size-of-80-jupiters-found-that-gets-hotter-than-the-sun-18974128/" text:style-name="Internet_20_link" text:visited-style-name="Visited_20_Internet_20_Link">
 Metro </text:a>
 , передаєУкрінформ.</text:p>
      <text:p text:style-name="P4">
Новий <text:a xlink:type="simple" xlink:href="https://www.ukrinform.ua/tag-kosmos" text:style-name="Internet_20_link" text:visited-style-name="Visited_20_Internet_20_Link">
 космічний </text:a>
 об’єкт WD0032-317B,розташований за 57 світлових років від Землі, відкрила група астрономів підкерівництвом доктора Девіда Лафреньєра з Університету Арізони (США).</text:p>
      <text:p text:style-name="P4">
Він виявлений на орбіті білого карлика. Завдяки цьому теплу коричневий карликнагрівається до 7727 градусів Цельсія, що вище, ніж на поверхні більшостізірок. Приміром, температура поверхні Сонця становить близько 5200 градусівЦельсія.</text:p>
      <text:p text:style-name="P4">
WD0032-317B став першим коричневим карликом, який отримує такий високий рівеньультрафіолетового випромінювання.</text:p>
      <text:p text:style-name="P4">
<text:span text:style-name="T4">
Читайте також:</text:span>
 <text:a xlink:type="simple" xlink:href="https://www.ukrinform.ua/rubric-technology/3723309-na-suputniku-saturna-znajsli-komponent-neobhidnij-dla-zarodzenna-zitta.html" text:style-name="Internet_20_link" text:visited-style-name="Visited_20_Internet_20_Link">
 На супутнику Сатурна знайшли компонент, необхідний длязародження життя </text:a>
</text:p>
      <text:p text:style-name="P4">
Коричневий карлик — самосвітний астрономічний об'єкт, у якого домінуєвивільнення гравітаційної енергії шляхом стискання, хоча деяку роль відіграєенерговиділення внаслідок ядерних реакцій.</text:p>
      <text:p text:style-name="P4">
Як повідомляв <text:a xlink:type="simple" xlink:href="https://www.ukrinform.ua/rubric-technology/3719064-astronomi-viavili-najdavnisi-skladni-organicni-molekuli-u-vsesviti.html" text:style-name="Internet_20_link" text:visited-style-name="Visited_20_Internet_20_Link">
 Укрінформ </text:a>
 , група астрономів із Техаського університету A&amp;M (США) виявиланайдавніші відомі приклади складних органічних молекул у Всесвіті.</text:p>
      <text:p text:style-name="P4">
<text:span text:style-name="T5">
Фото: NASA</text:span>
</text:p>
      <text:p text:style-name="P4">
Source: <text:a xlink:type="simple" xlink:href="https://www.ukrinform.ua/rubric-technology/3725015-astronomi-viavili-kosmicnij-obekt-garacisij-za-sonce.html" text:style-name="Internet_20_link" text:visited-style-name="Visited_20_Internet_20_Link">
https://www.ukrinform.ua/rubric-technology/3725015-astronomi-viavili-kosmicnij-obekt-garacisij-za-sonce.html</text:a>
</text:p>
      <!--NEWS-->
      <text:h text:style-name="P10" text:outline-level="1">
<text:span text:style-name="T4">
Херсонщина: вода відійшла від Дніпровського і спадає на сантиметр за годину</text:span>
</text:h>
      <text:p text:style-name="P4">
Authors: Ukrinform (Person)</text:p>
      <text:p text:style-name="P4">
Publisher: Укринформ (Organization)</text:p>
      <text:p text:style-name="P4">
Published Time: 2023-06-19T20:58:27+03:00</text:p>
      <text:p text:style-name="P4">
Modified Time: 2023-06-19T20:58:27+03:00</text:p>
      <text:p text:style-name="P4">
Description: На Херсонщині, що постраждала внаслідок підриву загарбниками Каховської ГЕС, рівень води продовжує знижуватись, затопленими залишаються близько 800 будинків. — Укрінформ.</text:p>
      <text:p text:style-name="P4">
Images: ['<text:a xlink:type="simple" xlink:href="https://static.ukrinform.com/photos/2023_06/thumb_files/630_360_1687197383-501.jpg" text:style-name="Internet_20_link" text:visited-style-name="Visited_20_Internet_20_Link">
630_360_16871...</text:a>
']</text:p>
      <text:p text:style-name="P4">
Tags: None</text:p>
      <text:p text:style-name="P4">
Type: Article</text:p>
      <!--METADATA-->
      <text:p text:style-name="P4">
<draw:frame draw:style-name="fr1" draw:name="Image214" text:anchor-type="as-char" svg:width="6.9236in" svg:height="3.956343in" draw:z-index="0">
<draw:image xlink:href="../Images/yкринформ/2023-06-19T20-58-27-03-00/630_360_1687197383-501.jpg" xlink:type="simple" xlink:show="embed" xlink:actuate="onLoad" draw:mime-type="image/jpeg"/>
</draw:frame>
 НаХерсонщині, що постраждала внаслідок підриву загарбниками Каховської ГЕС,рівень води продовжує знижуватись, затопленими залишаються близько 800будинків.</text:p>
      <text:p text:style-name="P4">
Про це у <text:a xlink:type="simple" xlink:href="https://t.me/olexandrprokudin/721" text:style-name="Internet_20_link" text:visited-style-name="Visited_20_Internet_20_Link">
 Телеграмі </text:a>
 повідомив начальникХерсонської ОВА Олександр Прокудін, передає Укрінформ.</text:p>
      <text:p text:style-name="P4">
«Рівень <text:a xlink:type="simple" xlink:href="https://www.ukrinform.ua/tag-voda" text:style-name="Internet_20_link" text:visited-style-name="Visited_20_Internet_20_Link">
 води </text:a>
 продовжує знижуватися. Цедозволяє нам перейти до відновлювальних робіт: розчищення доріг і вулиць,ревізії комунікаційних мереж та обладнання, реалізації заходів дляальтернативного водопостачання», - зазначив Прокудін.</text:p>
      <text:p text:style-name="P4">
За його словами, вода відступає майже на 1 см за годину, зараз її рівеньстановить 74 см. Вода відійшла з села Дніпровського, підтопленими залишаютьсяще 4 населені пункти: Херсон, Білозерка, Новогреднєве та Благодатівка.</text:p>
      <text:p text:style-name="P4">
<text:span text:style-name="T4">
Читайте також:</text:span>
 <text:a xlink:type="simple" xlink:href="https://www.ukrinform.ua/rubric-regions/3724808-sotni-ziteliv-olesok-zaginuli-cerez-vidmovu-rosian-ih-evakuuvati-centr-nacsprotivu.html" text:style-name="Internet_20_link" text:visited-style-name="Visited_20_Internet_20_Link">
 Сотні жителів Олешок загинули через відмову росіян їхевакуювати - Центр нацспротиву </text:a>
</text:p>
      <text:p text:style-name="P4">
«Зараз майже 800 будинків під водою», - зазначив Прокудін.</text:p>
      <text:p text:style-name="P4">
Він зауважив, що на деокупованій частині Херсонщини внаслідок затопленнязагинули 15 людей, 31 особа вважається безвісти зниклою, у тому числі двідитини. Місцеперебування ще 17 людей, яких вважали зниклими, вдалосявстановити.</text:p>
      <text:p text:style-name="P4">
<text:span text:style-name="T4">
Читайте також:</text:span>
 <text:a xlink:type="simple" xlink:href="https://www.ukrinform.ua/rubric-regions/3724857-u-dnipri-ta-cornomu-mori-fiksuut-znacne-zabrudnenna-vodi-tretina-prob-ne-vidpovidae-normam.html" text:style-name="Internet_20_link" text:visited-style-name="Visited_20_Internet_20_Link">
 У Дніпрі та Чорному морі фіксують значне забруднення води- третина проб не відповідає нормам </text:a>
</text:p>
      <text:p text:style-name="P4">
За словами Прокудіна, на тимчасово окупованому лівому березі ситуація кричуща:«Ні про ніякі плани відновлення не йдеться. Евакуація (загарбниками)провалена. Міжнародні організації не пускають на затоплені території. Прокількість потерпілих можемо лише робити припущення».</text:p>
      <text:p text:style-name="P4">
Як повідомлялося, <text:a xlink:type="simple" xlink:href="https://www.ukrinform.ua/rubric-other_news/3723441-pidriv-rosianami-kahovskoi-ges-usi-novini.html" text:style-name="Internet_20_link" text:visited-style-name="Visited_20_Internet_20_Link">
 російські війська 6 червня здійснили підрив Каховської ГЕС</text:a>
 . Станцію повністю зруйновано.</text:p>
      <text:p text:style-name="P4">
<text:span text:style-name="T5">
Фото ілюстративне: ДСНС</text:span>
</text:p>
      <text:p text:style-name="P4">
Source: <text:a xlink:type="simple" xlink:href="https://www.ukrinform.ua/rubric-regions/3725016-hersonsina-voda-vidijsla-vid-dniprovskogo-i-spadae-na-santimetr-za-godinu.html" text:style-name="Internet_20_link" text:visited-style-name="Visited_20_Internet_20_Link">
https://www.ukrinform.ua/rubric-regions/3725016-hersonsina-voda-vidijsla-vid-dniprovskogo-i-spadae-na-santimetr-za-godinu.html</text:a>
</text:p>
      <!--NEWS-->
      <text:h text:style-name="P10" text:outline-level="1">
<text:span text:style-name="T4">
Збірна України обіграла Мальту у відборі на Євро-2024</text:span>
</text:h>
      <text:p text:style-name="P4">
Authors: Ukrinform (Person)</text:p>
      <text:p text:style-name="P4">
Publisher: Укринформ (Organization)</text:p>
      <text:p text:style-name="P4">
Published Time: 2023-06-19T21:01:00+03:00</text:p>
      <text:p text:style-name="P4">
Modified Time: 2023-06-19T21:01:00+03:00</text:p>
      <text:p text:style-name="P4">
Description: Національна збірна України з футболу здобула другу перемогу у кваліфікації чемпіонату Європи-2024. — Укрінформ.</text:p>
      <text:p text:style-name="P4">
Images: ['<text:a xlink:type="simple" xlink:href="https://static.ukrinform.com/photos/2023_06/thumb_files/630_360_1687197282-667.jpg" text:style-name="Internet_20_link" text:visited-style-name="Visited_20_Internet_20_Link">
630_360_16871...</text:a>
']</text:p>
      <text:p text:style-name="P4">
Tags: ['Футбол', 'Мальта', 'Ребров', 'Збірна України', 'Євро-2024']</text:p>
      <text:p text:style-name="P4">
Type: Article</text:p>
      <!--METADATA-->
      <text:p text:style-name="P4">
<draw:frame draw:style-name="fr1" draw:name="Image215" text:anchor-type="as-char" svg:width="6.9236in" svg:height="3.956343in" draw:z-index="0">
<draw:image xlink:href="../Images/yкринформ/2023-06-19T21-01-00-03-00/630_360_1687197282-667.jpg" xlink:type="simple" xlink:show="embed" xlink:actuate="onLoad" draw:mime-type="image/jpeg"/>
</draw:frame>
Національна збірна України з футболу здобула другу перемогу у кваліфікаціїчемпіонату Європи-2024.</text:p>
      <text:p text:style-name="P4">
У своєму третьому матчі відбіркової групи С підопічні Сергія Реброва обігралисуперників з Мальти - 1:0, передає Укрінформ.</text:p>
      <text:p text:style-name="P4">
Віктор Циганков відкрив рахунок з 11-метрової позначки на 72-й хвилині.</text:p>
      <text:p text:style-name="P4">
На нейтральній арені «Антон Малатинські» у Трнаві (Словаччина) АндрійЯрмоленко на 52-й хвилині не реалізував пенальті, поціливши у поперечинуворіт.</text:p>
      <text:p text:style-name="P4">
В іншій сьогоднішній зустрічі квартету збірна Англії на «Олд Траффорд» уМанчестері приймає команду Північної Македонії.</text:p>
      <text:p text:style-name="P4">
У наступному поєдинку українці 9 вересня прийматимуть англійців.</text:p>
      <text:p text:style-name="P4">
<text:span text:style-name="T4">
Читайте також:</text:span>
 <text:a xlink:type="simple" xlink:href="https://www.ukrinform.ua/rubric-sports/3724899-maltijske-viprobuvanna-na-akist-potribna-lise-peremoga.html" text:style-name="Internet_20_link" text:visited-style-name="Visited_20_Internet_20_Link">
 Мальтійське випробування на якість: потрібна лишеперемога </text:a>
</text:p>
      <text:p text:style-name="P4">
Турнірне становище: Англія - 9 очок (після 3-х ігор), Україна - 6 (3), Італія- 3 (2), Північна Македонія - 3 (2), Мальта - 0 (4).</text:p>
      <text:p text:style-name="P4">
На фото: Віктор Циганков (AP).</text:p>
      <text:p text:style-name="P4">
Source: <text:a xlink:type="simple" xlink:href="https://www.ukrinform.ua/rubric-sports/3725020-zbirna-ukraini-obigrala-maltu-u-vidbori-na-evro2024.html" text:style-name="Internet_20_link" text:visited-style-name="Visited_20_Internet_20_Link">
https://www.ukrinform.ua/rubric-sports/3725020-zbirna-ukraini-obigrala-maltu-u-vidbori-na-evro2024.html</text:a>
</text:p>
      <!--NEWS-->
      <text:h text:style-name="P10" text:outline-level="1">
<text:span text:style-name="T4">
У Сумах реалізують три проєкти з улаштування сонячних електростанцій</text:span>
</text:h>
      <text:p text:style-name="P4">
Authors: Ukrinform (Person)</text:p>
      <text:p text:style-name="P4">
Publisher: Укринформ (Organization)</text:p>
      <text:p text:style-name="P4">
Published Time: 2023-06-19T21:06:00+03:00</text:p>
      <text:p text:style-name="P4">
Modified Time: 2023-06-19T21:06:00+03:00</text:p>
      <text:p text:style-name="P4">
Description: У Сумах за грантові кошти реалізують три проєкти з улаштування сонячних електростанцій. — Укрінформ.</text:p>
      <text:p text:style-name="P4">
Images: ['<text:a xlink:type="simple" xlink:href="https://static.ukrinform.com/photos/2018_06/thumb_files/630_360_1529328652-7197.jpg" text:style-name="Internet_20_link" text:visited-style-name="Visited_20_Internet_20_Link">
630_360_15293...</text:a>
']</text:p>
      <text:p text:style-name="P4">
Tags: ['Економіка', 'Електроенергія', 'Суми', 'Сонячна електростанція']</text:p>
      <text:p text:style-name="P4">
Type: Article</text:p>
      <!--METADATA-->
      <text:p text:style-name="P4">
<draw:frame draw:style-name="fr1" draw:name="Image216" text:anchor-type="as-char" svg:width="6.9236in" svg:height="3.956343in" draw:z-index="0">
<draw:image xlink:href="../Images/yкринформ/2023-06-19T21-06-00-03-00/630_360_1529328652-7197.jpg" xlink:type="simple" xlink:show="embed" xlink:actuate="onLoad" draw:mime-type="image/jpeg"/>
</draw:frame>
 У Сумахза грантові кошти реалізують три проєкти з улаштування сонячнихелектростанцій.</text:p>
      <text:p text:style-name="P4">
Про це у <text:a xlink:type="simple" xlink:href="https://t.me/golova_lysenko/3032" text:style-name="Internet_20_link" text:visited-style-name="Visited_20_Internet_20_Link">
 Телеграмі </text:a>
 повідомив Сумськийміський голова Олександр Лисенко, передає Укрінформ.</text:p>
      <text:p text:style-name="P4">
«В умовах війни залучаємо 100% гранти для закладів нашої громади, не включаючибюджетні кошти. На сьогодні реалізуються три проєкти з улаштування <text:a xlink:type="simple" xlink:href="https://www.ukrinform.ua/tag-sonacna-elektrostancia" text:style-name="Internet_20_link" text:visited-style-name="Visited_20_Internet_20_Link">
 сонячнихелектростанцій </text:a>
 », -зазначив Лисенко.</text:p>
      <text:p text:style-name="P4">
За його інформацією, сонячні електростанції потужністю 60 кВт встановлюють удитячій клінічній лікарні, у стаціонарному корпусі центральної міськоїклінічної лікарні та в теплицях з червонокнижними рослинами, що знаходяться натериторії об’єкта природно-заповідного фонду «Юннатівський».</text:p>
      <text:p text:style-name="P4">
<text:span text:style-name="T4">
Читайте також:</text:span>
 <text:a xlink:type="simple" xlink:href="https://www.ukrinform.ua/rubric-economy/3689106-ukrainski-gromadi-zacikavleni-v-budivnictvi-sonacnih-elektrostancij-ekspert.html" text:style-name="Internet_20_link" text:visited-style-name="Visited_20_Internet_20_Link">
 Українські громади зацікавлені в будівництві <text:span text:style-name="T4">
сонячних</text:span>
<text:span text:style-name="T4">
електростанцій</text:span>
 – експерт </text:a>
</text:p>
      <text:p text:style-name="P4">
Наразі у Сумах розглядають можливість зведення сонячної електростанції для КП«Електроавтотранс», а місцевий водоканал обладнати сонячними станціями.</text:p>
      <text:p text:style-name="P4">
Source: <text:a xlink:type="simple" xlink:href="https://www.ukrinform.ua/rubric-economy/3725021-u-sumah-realizuut-tri-proekti-z-ulastuvanna-sonacnih-elektrostancij.html" text:style-name="Internet_20_link" text:visited-style-name="Visited_20_Internet_20_Link">
https://www.ukrinform.ua/rubric-economy/3725021-u-sumah-realizuut-tri-proekti-z-ulastuvanna-sonacnih-elektrostancij.html</text:a>
</text:p>
      <!--NEWS-->
      <text:h text:style-name="P10" text:outline-level="1">
<text:span text:style-name="T4">
Військова операція на півдні має декілька завдань, і ЗСУ їх виконують - Маляр</text:span>
</text:h>
      <text:p text:style-name="P4">
Authors: Ukrinform (Person)</text:p>
      <text:p text:style-name="P4">
Publisher: Укринформ (Organization)</text:p>
      <text:p text:style-name="P4">
Published Time: 2023-06-19T21:12:00+03:00</text:p>
      <text:p text:style-name="P4">
Modified Time: 2023-06-19T21:12:00+03:00</text:p>
      <text:p text:style-name="P4">
Description: Заступниця міністра оборони Ганна Маляр наголосила, що попри опір, який загарбники чинять на півдні, українські військові виконують поставлені перед ними завдання.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ЗСУ', 'Війна з Росією', 'Південь України', 'Ганна Маляр', 'Єдині новини']</text:p>
      <text:p text:style-name="P4">
Type: Article</text:p>
      <!--METADATA-->
      <text:p text:style-name="P4">
<draw:frame draw:style-name="fr1" draw:name="Image217" text:anchor-type="as-char" svg:width="6.9236in" svg:height="3.956343in" draw:z-index="0">
<draw:image xlink:href="../Images/yкринформ/2023-06-19T21-12-00-03-00/630_360_1686221008-699.jpg" xlink:type="simple" xlink:show="embed" xlink:actuate="onLoad" draw:mime-type="image/jpeg"/>
</draw:frame>
 Заступницяміністра оборони Ганна Маляр наголосила, що попри опір, який загарбники чинятьна півдні, українські військові виконують поставлені перед ними завдання.</text:p>
      <text:p text:style-name="P4">
Про це вона сказала в ефірі телемарафону “Єдині новини”, коментуючи просуванняСил оборони на півдні України, повідомляє Укрінформ.</text:p>
      <text:p text:style-name="P4">
“Потрібно розуміти, що ворог не буде здавати позиції легко. І ми повинніналаштуватися на те, що це буде дуже жорсткий двобій, власне, те, що зараз ітриває. І не варто вимірювати станом на зараз результативність тількикілометрами чи кількістю населених пунктів, тому що операція, яка триває, маєдекілька завдань, і <text:a xlink:type="simple" xlink:href="https://www.ukrinform.ua/tag-vijskovi" text:style-name="Internet_20_link" text:visited-style-name="Visited_20_Internet_20_Link">
 військові </text:a>
 цізавдання виконують. Власне, вони рухаються так, як вони мали рухатися, інайбільші результати ще попереду”, - розповіла Маляр.</text:p>
      <text:p text:style-name="P4">
Вона зауважила, що українським військовим складно просуватися, тому що ворог"ретельно готується і чинить опір".</text:p>
      <text:p text:style-name="P4">
<text:span text:style-name="T4">
Читайте також:</text:span>
 <text:a xlink:type="simple" xlink:href="https://www.ukrinform.ua/rubric-ato/3723995-na-vsih-napramkah-nastupu-sil-oboroni-na-pivdni-e-prosuvanna-do-dvoh-kilometriv-malar.html" text:style-name="Internet_20_link" text:visited-style-name="Visited_20_Internet_20_Link">
 На всіх напрямках наступу Сил оборони на півдні єпросування до двох кілометрів — <text:span text:style-name="T4">
Маляр</text:span>
 </text:a>
</text:p>
      <text:p text:style-name="P4">
"Постійно, якщо ми говоримо про південь, наші Збройні сили стикаються ізсуцільним мінуванням, з тим, що ворог використовує дрони-камікадзе і ще ПТУРи(протитанкові керовані ракети - ред.)", - додала заступниця міністра.</text:p>
      <text:p text:style-name="P4">
Як повідомлялося, впродовж двох тижнів наступальних дій на Бердянському таМелітопольському напрямках українські війська визволили вісім населенихпунктів.</text:p>
      <text:p text:style-name="P4">
Source: <text:a xlink:type="simple" xlink:href="https://www.ukrinform.ua/rubric-ato/3725024-vijskova-operacia-na-pivdni-mae-dekilka-zavdan-i-zsu-ih-vikonuut-malar.html" text:style-name="Internet_20_link" text:visited-style-name="Visited_20_Internet_20_Link">
https://www.ukrinform.ua/rubric-ato/3725024-vijskova-operacia-na-pivdni-mae-dekilka-zavdan-i-zsu-ih-vikonuut-malar.html</text:a>
</text:p>
      <!--NEWS-->
      <text:h text:style-name="P10" text:outline-level="1">
<text:span text:style-name="T4">
Росіяни стягують резерви і на півдні, і на сході України – Міноборони</text:span>
</text:h>
      <text:p text:style-name="P4">
Authors: Ukrinform (Person)</text:p>
      <text:p text:style-name="P4">
Publisher: Укринформ (Organization)</text:p>
      <text:p text:style-name="P4">
Published Time: 2023-06-19T21:24:00+03:00</text:p>
      <text:p text:style-name="P4">
Modified Time: 2023-06-19T21:24:00+03:00</text:p>
      <text:p text:style-name="P4">
Description: Російські загарбники не полишають своєї основної мети - вийти на кордони Донецької та Луганської областей.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Схід України', 'Війна з Росією', 'Ганна Маляр', 'Єдині новини']</text:p>
      <text:p text:style-name="P4">
Type: Article</text:p>
      <!--METADATA-->
      <text:p text:style-name="P4">
<draw:frame draw:style-name="fr1" draw:name="Image218" text:anchor-type="as-char" svg:width="6.9236in" svg:height="3.956343in" draw:z-index="0">
<draw:image xlink:href="../Images/yкринформ/2023-06-19T21-24-00-03-00/630_360_1668461240-442.jpg" xlink:type="simple" xlink:show="embed" xlink:actuate="onLoad" draw:mime-type="image/jpeg"/>
</draw:frame>
 Російськізагарбники не полишають своєї основної мети - вийти на кордони Донецької таЛуганської областей.</text:p>
      <text:p text:style-name="P4">
Про це заступниця міністра оборони Ганна Маляр сказала в ефірі телемарафону“Єдині новини”, передає Укрінформ.</text:p>
      <text:p text:style-name="P4">
“Вони просто не залишають свою ключову ціль, яку поставили, це рубежіДонецької та Луганської областей. В той час, коли вони не змогли бліцкригомзахопити Київ, вони просто почали виставляти цілі поступово. І попри те, щозараз на кількох напрямках на півдні триває наступ наших Збройних сил, уросіян теж є свої напрямки наступу, і вони теж наступають. Скажімо, на сходівони наступали на чотирьох напрямках, починаючи з січня цього року. Це бувМар’їнський, Авдіївський, Лиманський і Бахмутський напрямок. І ще Куп’янськийтуди додавався. І от зараз, власне, вони на Лиманському і на Куп’янськомупосилилися. І схід - це є напрямок їхнього основного наступу по суті, вони неполишають своєї мети - вийти на кордони Донецької і Луганської областей. Вонидійсно туди стягують резерви”, - зазначила Маляр.</text:p>
      <text:p text:style-name="P4">
Вона зауважила, що <text:a xlink:type="simple" xlink:href="https://www.ukrinform.ua/tag-rosijski-vijskovi" text:style-name="Internet_20_link" text:visited-style-name="Visited_20_Internet_20_Link">
 росіяни </text:a>
стягують резерви і на півдні, “але вони посилюють їх і на сході”.</text:p>
      <text:p text:style-name="P4">
Окрім того, за її словами, російські загарбники збільшують кількість обстрілівна сході.</text:p>
      <text:p text:style-name="P4">
“Приміром, якщо говорити за минулий тиждень, щоб були зрозумілі цифри, що таке“збільшують кількість обстрілів”, то на сході по лінії фронту було близько 6тисяч ворожих обстрілів, вони використали понад 277 тисяч боєприпасів”, -додала заступниця міністра оборони.</text:p>
      <text:p text:style-name="P4">
<text:span text:style-name="T4">
Читайте також:</text:span>
 <text:a xlink:type="simple" xlink:href="https://www.ukrinform.ua/rubric-ato/3725024-vijskova-operacia-na-pivdni-mae-dekilka-zavdan-i-zsu-ih-vikonuut-malar.html" text:style-name="Internet_20_link" text:visited-style-name="Visited_20_Internet_20_Link">
 Військова операція на півдні має декілька завдань, і ЗСУїх виконують - <text:span text:style-name="T4">
Маляр</text:span>
 </text:a>
</text:p>
      <text:p text:style-name="P4">
Вона зазначила, що бої тривають і на сході, і на півдні. І ми на деякихнапрямках в наступі, на деяких - в обороні. "І ворог в нас дуже серйозний іпотужний. Це треба розуміти”, - підкреслила Маляр.</text:p>
      <text:p text:style-name="P4">
Раніше Маляр повідомила, що на Бахмутському напрямку українські військавпродовж тижня просунулися вглиб на кількох ділянках.</text:p>
      <text:p text:style-name="P4">
Source: <text:a xlink:type="simple" xlink:href="https://www.ukrinform.ua/rubric-ato/3725026-rosiani-staguut-rezervi-i-na-pivdni-i-na-shodi-ukraini-minoboroni.html" text:style-name="Internet_20_link" text:visited-style-name="Visited_20_Internet_20_Link">
https://www.ukrinform.ua/rubric-ato/3725026-rosiani-staguut-rezervi-i-na-pivdni-i-na-shodi-ukraini-minoboroni.html</text:a>
</text:p>
      <!--NEWS-->
      <text:h text:style-name="P10" text:outline-level="1">
<text:span text:style-name="T4">
Суд іще на місяць залишив під вартою командира однієї із частин ССО Червінського</text:span>
</text:h>
      <text:p text:style-name="P4">
Authors: Ukrinform (Person)</text:p>
      <text:p text:style-name="P4">
Publisher: Укринформ (Organization)</text:p>
      <text:p text:style-name="P4">
Published Time: 2023-06-19T21:30:00+03:00</text:p>
      <text:p text:style-name="P4">
Modified Time: 2023-06-19T21:30:00+03:00</text:p>
      <text:p text:style-name="P4">
Description: Суддя Шевченківського районного суду Києва ухвалив рішення про продовження запобіжного заходу колишньому виконувачу обов’язків командира однієї із частин Сил спеціальних операцій Роману Червінському ще на місяць. — Укрінформ.</text:p>
      <text:p text:style-name="P4">
Images: ['<text:a xlink:type="simple" xlink:href="https://static.ukrinform.com/photos/2023_06/thumb_files/630_360_1687199506-242.jpg" text:style-name="Internet_20_link" text:visited-style-name="Visited_20_Internet_20_Link">
630_360_16871...</text:a>
']</text:p>
      <text:p text:style-name="P4">
Tags: ['Арешт', 'Суд', 'ССО']</text:p>
      <text:p text:style-name="P4">
Type: Article</text:p>
      <!--METADATA-->
      <text:p text:style-name="P4">
<draw:frame draw:style-name="fr1" draw:name="Image219" text:anchor-type="as-char" svg:width="6.9236in" svg:height="3.956343in" draw:z-index="0">
<draw:image xlink:href="../Images/yкринформ/2023-06-19T21-30-00-03-00/630_360_1687199506-242.jpg" xlink:type="simple" xlink:show="embed" xlink:actuate="onLoad" draw:mime-type="image/jpeg"/>
</draw:frame>
 СуддяШевченківського районного суду Києва ухвалив рішення про продовженнязапобіжного заходу колишньому виконувачу обов’язків командира однієї із частинСил спеціальних операцій Роману Червінському ще на місяць.</text:p>
      <text:p text:style-name="P4">
Про це повідомляє « <text:a xlink:type="simple" xlink:href="https://www.radiosvoboda.org/amp/news-sud-chervinsky-pid-vartoi/32466249.html" text:style-name="Internet_20_link" text:visited-style-name="Visited_20_Internet_20_Link">
 Радіо Свобода </text:a>
 », передає Укрінформ.</text:p>
      <text:p text:style-name="P4">
Як зазначається, про відповідне рішення клопотав прокурор.</text:p>
      <text:p text:style-name="P4">
Натомість адвокати просили, щоб <text:a xlink:type="simple" xlink:href="https://www.ukrinform.ua/tag-sud" text:style-name="Internet_20_link" text:visited-style-name="Visited_20_Internet_20_Link">
 суд </text:a>
дозволив відпустити Червінського на поруки громадських діячів, які прийшли досуду та заявили про такий намір. Зокрема, взяти Червінського на поруки булиготові Герой України Степан Хмара, народний депутат Гео Лерос та інші.</text:p>
      <text:p text:style-name="P4">
Адвокати заявили, що будуть оскаржувати рішення суду.</text:p>
      <text:p text:style-name="P4">
«Обвинувачення не надавало жодних нових доказів, на підставі чого потрібнобуло додатково затримувати і тримати Романа під вартою. Судом не було взято доуваги те, що його мати втратила зір, а дружина отримала інвалідність. У ньогона утриманні троє дітей», – сказав адвокат Сергій Лисенко.</text:p>
      <text:p text:style-name="P4">
<text:span text:style-name="T4">
Читайте також:</text:span>
 <text:a xlink:type="simple" xlink:href="https://www.ukrinform.ua/rubric-society/3698964-obstril-rosianami-aerodromu-kanatove-sbu-povidomila-pro-pidozru-eksbijcu-sso.html" text:style-name="Internet_20_link" text:visited-style-name="Visited_20_Internet_20_Link">
 Обстріл росіянами аеродрому «Канатове»: СБУ повідомилапро підозру ексбійцю ССО </text:a>
</text:p>
      <text:p text:style-name="P4">
Таким чином, Червінський перебуватиме під вартою щонайменше до 21 липня.</text:p>
      <text:p text:style-name="P4">
Як повідомляв <text:a xlink:type="simple" xlink:href="https://www.ukrinform.ua/rubric-society/3700000-sbu-zatrimala-oficera-cervinskogo-akogo-sukali-v-spravi-pro-obstril-aerodromu-kanatove-dzerelo.html" text:style-name="Internet_20_link" text:visited-style-name="Visited_20_Internet_20_Link">
 Укрінформ </text:a>
 , Служба безпеки України 24 квітнязатримала офіцера Романа Червінського у справі про обстріл аеродрому«Канатове» у липні 2022-го.</text:p>
      <text:p text:style-name="P4">
25 квітня Шевченківський райсуд Києва о <text:a xlink:type="simple" xlink:href="https://www.ukrinform.ua/rubric-society/3700688-obstril-aerodromu-kanatove-sud-uzav-pid-vartu-oficera-cervinskogo-zmi.html" text:style-name="Internet_20_link" text:visited-style-name="Visited_20_Internet_20_Link">
 брав офіцеру запобіжний захід</text:a>
 у вигляді тримання під вартоюна два місяці без права внесення застави.</text:p>
      <text:p text:style-name="P4">
<text:a xlink:type="simple" xlink:href="https://www.ukrinform.ua/rubric-society/3709573-obstril-aerodromu-kanatove-apelacijnij-sud-zalisiv-pid-vartou-oficera-cervinskogo.html" text:style-name="Internet_20_link" text:visited-style-name="Visited_20_Internet_20_Link">
 Апеляційний суд 15 травня залишив його у силі</text:a>
 .</text:p>
      <text:p text:style-name="P4">
<text:span text:style-name="T5">
Фото: www.radiosvoboda.org</text:span>
</text:p>
      <text:p text:style-name="P4">
Source: <text:a xlink:type="simple" xlink:href="https://www.ukrinform.ua/rubric-society/3725028-sud-ise-na-misac-zalisiv-pid-vartou-komandira-odniei-iz-castin-sso-cervinskogo.html" text:style-name="Internet_20_link" text:visited-style-name="Visited_20_Internet_20_Link">
https://www.ukrinform.ua/rubric-society/3725028-sud-ise-na-misac-zalisiv-pid-vartou-komandira-odniei-iz-castin-sso-cervinskogo.html</text:a>
</text:p>
      <!--NEWS-->
      <text:h text:style-name="P10" text:outline-level="1">
<text:span text:style-name="T4">
Прогрес України на шляху до ЄС: Зеленський очікує на проміжну оцінку цього тижня</text:span>
</text:h>
      <text:p text:style-name="P4">
Authors: Ukrinform (Person)</text:p>
      <text:p text:style-name="P4">
Publisher: Укринформ (Organization)</text:p>
      <text:p text:style-name="P4">
Published Time: 2023-06-19T21:33:00+03:00</text:p>
      <text:p text:style-name="P4">
Modified Time: 2023-06-19T21:33:00+03:00</text:p>
      <text:p text:style-name="P4">
Description: Володимир Зеленський очікує оприлюднення цього тижня проміжної усної оцінки прогресу України у виконанні рекомендацій Європейської комісії щодо євроінтеграції. — Укрінформ.</text:p>
      <text:p text:style-name="P4">
Images: ['<text:a xlink:type="simple" xlink:href="https://static.ukrinform.com/photos/2023_06/thumb_files/630_360_1686938443-722.jpg" text:style-name="Internet_20_link" text:visited-style-name="Visited_20_Internet_20_Link">
630_360_16869...</text:a>
']</text:p>
      <text:p text:style-name="P4">
Tags: ['Євроінтеграція', 'Єврокомісія', 'Зеленський', 'Фон дер Ляєн']</text:p>
      <text:p text:style-name="P4">
Type: Article</text:p>
      <!--METADATA-->
      <text:p text:style-name="P4">
<draw:frame draw:style-name="fr1" draw:name="Image220" text:anchor-type="as-char" svg:width="6.9236in" svg:height="3.956343in" draw:z-index="0">
<draw:image xlink:href="../Images/yкринформ/2023-06-19T21-33-00-03-00/630_360_1686938443-722.jpg" xlink:type="simple" xlink:show="embed" xlink:actuate="onLoad" draw:mime-type="image/jpeg"/>
</draw:frame>
 ВолодимирЗеленський очікує оприлюднення цього тижня проміжної усної оцінки прогресуУкраїни у виконанні рекомендацій Європейської комісії щодо євроінтеграції.</text:p>
      <text:p text:style-name="P4">
Про це Президент України повідомив у <text:a xlink:type="simple" xlink:href="http://twitter.com/zelenskyyua/status/1670853448005296128" text:style-name="Internet_20_link" text:visited-style-name="Visited_20_Internet_20_Link">
 Твіттері</text:a>
за результатами розмови із главою Європейської комісії Урсулою фон дер Ляєн,передає Укрінформ.</text:p>
      <text:p text:style-name="P4">
«Напередодні Конференції з питань відновлення України в Лондоні 21–22 червняобговорили з Президентом Урсулою фон дер Ляєн подальшу фінансову підтримкуУкраїни та перспективи схвалення 11-го пакета санкцій ЄС проти Росії», —зазначив Зеленський.</text:p>
      <text:p text:style-name="Quotations">

<text:p text:style-name="P4">
Напередодні Конференції з питань відновлення України в Лондоні 21–22 червня&gt;
 обговорили з Президентом <text:a xlink:type="simple" xlink:href="https://twitter.com/vonderleyen" text:style-name="Internet_20_link" text:visited-style-name="Visited_20_Internet_20_Link">
 @vonderleyen&gt;
 </text:a>
 подальшу фінансову&gt;
 підтримку 🇺🇦 та перспективи схвалення 11-го пакету санкцій ЄС проти 🇷🇺.&gt;
 Очікуємо на оприлюднення цього тижня проміжної усної оцінки прогресу…&gt;
&gt;
 — Володимир Зеленський (@ZelenskyyUa) <text:a xlink:type="simple" xlink:href="https://twitter.com/ZelenskyyUa/status/1670853448005296128" text:style-name="Internet_20_link" text:visited-style-name="Visited_20_Internet_20_Link">
 June 19, 2023&gt;
 </text:a>
</text:p>

</text:p>
      <text:p text:style-name="P4">
Окрім того, Президент висловив очікування щодо оприлюднення цього тижняпроміжної усної оцінки прогресу України у виконанні рекомендацій <text:a xlink:type="simple" xlink:href="https://www.ukrinform.ua/tag-evrokomisia" text:style-name="Internet_20_link" text:visited-style-name="Visited_20_Internet_20_Link">
Європейської комісії </text:a>
 .</text:p>
      <text:p text:style-name="P4">
<text:span text:style-name="T4">
Читайте також:</text:span>
 <text:a xlink:type="simple" xlink:href="https://www.ukrinform.ua/rubric-polytics/3720592-promizna-ocinka-vikonanna-semi-rekomendacij-evrokomisii-moze-buti-vprodovz-dvoh-tizniv-zovkva.html" text:style-name="Internet_20_link" text:visited-style-name="Visited_20_Internet_20_Link">
 Проміжна оцінка виконання семи рекомендацій <text:span text:style-name="T4">
Єврокоміс</text:span>
ії може бути впродовж двох тижнів – Жовква </text:a>
</text:p>
      <text:p text:style-name="P4">
Як повідомляв Укрінформ, Конференція з відновлення України, що відбудеться уЛондоні 21 червня, розгляне продовження фінансової допомоги для України після2023 року.</text:p>
      <text:p text:style-name="P4">
Нагадаємо, Володимир Зеленський 28 лютого 2022 року <text:a xlink:type="simple" xlink:href="http://www.ukrinform.ua/rubric-ato/3416117-prezident-pidpisav-zaavku-na-clenstvo-ukraini-v-es.html" text:style-name="Internet_20_link" text:visited-style-name="Visited_20_Internet_20_Link">
 підписав заявку начленство України в Європейському Союзі. </text:a>
 23 червняглави держав та урядів Європейського Союзу ухвалили рішення щодо наданняУкраїні статусу країни-кандидата на входження до ЄС.</text:p>
      <text:p text:style-name="P4">
28 лютого 2023 року Зеленський заявив, що цього року час ухвалити рішення щодопочатку переговорів про членство України в ЄС.</text:p>
      <text:p text:style-name="P4">
Source: <text:a xlink:type="simple" xlink:href="https://www.ukrinform.ua/rubric-polytics/3725030-progres-ukraini-na-slahu-do-es-zelenskij-ocikue-na-promiznu-ocinku-cogo-tizna.html" text:style-name="Internet_20_link" text:visited-style-name="Visited_20_Internet_20_Link">
https://www.ukrinform.ua/rubric-polytics/3725030-progres-ukraini-na-slahu-do-es-zelenskij-ocikue-na-promiznu-ocinku-cogo-tizna.html</text:a>
</text:p>
      <!--NEWS-->
      <text:h text:style-name="P10" text:outline-level="1">
<text:span text:style-name="T4">
Навчання в Ізраїлі з надання психологічної допомоги пройшли 5000 українців – Зеленська</text:span>
</text:h>
      <text:p text:style-name="P4">
Authors: Ukrinform (Person)</text:p>
      <text:p text:style-name="P4">
Publisher: Укринформ (Organization)</text:p>
      <text:p text:style-name="P4">
Published Time: 2023-06-19T21:42:44+03:00</text:p>
      <text:p text:style-name="P4">
Modified Time: 2023-06-19T21:42:44+03:00</text:p>
      <text:p text:style-name="P4">
Description: На цей час п'ять тисяч українських фахівців пройшли в Ізраїлі навчання з надання психологічної допомоги. — Укрінформ.</text:p>
      <text:p text:style-name="P4">
Images: ['<text:a xlink:type="simple" xlink:href="https://static.ukrinform.com/photos/2022_09/thumb_files/630_360_1663940720-394.jpeg" text:style-name="Internet_20_link" text:visited-style-name="Visited_20_Internet_20_Link">
630_360_16639...</text:a>
']</text:p>
      <text:p text:style-name="P4">
Tags: ['Ізраїль', 'Олена Зеленська', 'Психологічна допомога']</text:p>
      <text:p text:style-name="P4">
Type: Article</text:p>
      <!--METADATA-->
      <text:p text:style-name="P4">
<draw:frame draw:style-name="fr1" draw:name="Image221" text:anchor-type="as-char" svg:width="6.9236in" svg:height="3.956343in" draw:z-index="0">
<draw:image xlink:href="../Images/yкринформ/2023-06-19T21-42-44-03-00/630_360_1663940720-394.jpeg" xlink:type="simple" xlink:show="embed" xlink:actuate="onLoad" draw:mime-type="image/jpeg"/>
</draw:frame>
 На цейчас п'ять тисяч українських фахівців пройшли в Ізраїлі навчання з наданняпсихологічної допомоги.</text:p>
      <text:p text:style-name="P4">
Про це дружина Президента України Олена Зеленська повідомила у <text:a xlink:type="simple" xlink:href="https://t.me/FirstLadyOfUkraine/3446" text:style-name="Internet_20_link" text:visited-style-name="Visited_20_Internet_20_Link">
 Телеграмі</text:a>
 , передає Укрінформ.</text:p>
      <text:p text:style-name="P4">
«Коли рік тому я ініціювала Всеукраїнську програму ментального здоров’я – їїпідтримала моя колега, перша леді <text:a xlink:type="simple" xlink:href="https://www.ukrinform.ua/tag-izrail" text:style-name="Internet_20_link" text:visited-style-name="Visited_20_Internet_20_Link">
 Ізраїлю </text:a>
 Міхаль Герцог. Під її патронатом уже дві тисячі наших фахівців пройшлинавчання в Ізраїльському центрі травми та стійкості NATAL», - зазначилаЗеленська.</text:p>
      <text:p text:style-name="P4">
За її словами, українські фахівці опановували надання допомоги післятравматичних подій, в екстрених ситуаціях, роботу з ПТСР, із постраждалими відсексуального насильства, пацієнтами з ампутованими кінцівками.</text:p>
      <text:p text:style-name="P4">
<text:span text:style-name="T4">
Читайте також:</text:span>
 <text:a xlink:type="simple" xlink:href="https://www.ukrinform.ua/rubric-society/3720065-persi-60-ukrainskih-psihologiv-projsli-navcanna-u-varsavi-z-podolanna-rozladiv-viklikanih-vijnou.html" text:style-name="Internet_20_link" text:visited-style-name="Visited_20_Internet_20_Link">
 Перші 60 українських психологів пройшли навчання уВаршаві з подолання розладів, викликаних війною</text:a>
</text:p>
      <text:p text:style-name="P4">
Крім того, навичок самодопомоги та первинної підтримки у кризових ситуаціях вIsrael Trauma Coalition набули близько трьох тисяч працівників МВС,Укрзалізниці, Укрпошти, Ощадбанку, великих комерційних компаній, центрівзайнятості, освітян.</text:p>
      <text:p text:style-name="P4">
Перша леді також повідомила, що українські слухачі міжнародної неурядовоїгуманітарної організації IsraAID уже почали працювати в 14 лікарнях Дніпра,Вінниці та Київської області у межах проєкту з поширення психологічноїдопомоги у медзакладах.</text:p>
      <text:p text:style-name="P4">
<text:span text:style-name="T4">
Читайте також:</text:span>
 <text:a xlink:type="simple" xlink:href="https://www.ukrinform.ua/rubric-ato/3720016-psihologicnoi-dopomogi-pisla-vijni-potrebuvatime-miljonna-armia-malar.html" text:style-name="Internet_20_link" text:visited-style-name="Visited_20_Internet_20_Link">
 <text:span text:style-name="T4">
Психологічної</text:span>
 <text:span text:style-name="T4">
допомоги</text:span>
 після війни потребуватимемільйонна армія – Маляр </text:a>
</text:p>
      <text:p text:style-name="P4">
«Сьогодні в Ізраїлі разом із міністеркою соціальної політики України ОксаноюЖолнович мали зустріч із представниками всіх цих організацій і подякували їмза те, що допомагають нам рятувати українців», - зауважила вона.</text:p>
      <text:p text:style-name="P4">
За її словами, Жолнович презентувала ізраїльським колегам концепцію Центрівжиттєстійкості, яких упродовж року планується створити близько 20-ти в Україніза ізраїльським прикладом. У таких осередках разом із соціальними послугаминадаватиметься психологічна підтримка.</text:p>
      <text:p text:style-name="P4">
«Сьогодні мала змогу особисто висловити подяку представникам цих організаційта моїй колезі Міхаль Герцог, за чиєї підтримки відбуваються навчання», -зазначила перша леді.</text:p>
      <text:p text:style-name="P4">
<text:span text:style-name="T4">
Читайте також:</text:span>
 <text:a xlink:type="simple" xlink:href="https://www.ukrinform.ua/rubric-society/3723907-armia-bog-i-mentalne-zdorova-ak-kolisna-vijskova-stala-monahineu-i-psihologom.html" text:style-name="Internet_20_link" text:visited-style-name="Visited_20_Internet_20_Link">
 Армія, Бог і ментальне здоров’я: як колишня військовастала монахинею і психологинею </text:a>
</text:p>
      <text:p text:style-name="P4">
Як повідомляв Укрінформ, дружина Президента України Олена Зеленська 19 червня<text:a xlink:type="simple" xlink:href="https://www.ukrinform.ua/rubric-society/3724866-zelenska-v-izraili-vidvidala-ditacu-likarnu.html" text:style-name="Internet_20_link" text:visited-style-name="Visited_20_Internet_20_Link">
 ознайомилася з ізраїльським підходом до допомоги дітям із психологічнимитравмами у дитячому шпиталі </text:a>
 SafraChildren’s Hospital при ізраїльській клініці Sheba.</text:p>
      <text:p text:style-name="P4">
<text:span text:style-name="T5">
Фото: ОП</text:span>
</text:p>
      <text:p text:style-name="P4">
Source: <text:a xlink:type="simple" xlink:href="https://www.ukrinform.ua/rubric-society/3725031-navcanna-v-izraili-z-nadanna-psihologicnoi-dopomogi-projsli-5000-ukrainciv-zelenska.html" text:style-name="Internet_20_link" text:visited-style-name="Visited_20_Internet_20_Link">
https://www.ukrinform.ua/rubric-society/3725031-navcanna-v-izraili-z-nadanna-psihologicnoi-dopomogi-projsli-5000-ukrainciv-zelenska.html</text:a>
</text:p>
      <!--NEWS-->
      <text:h text:style-name="P10" text:outline-level="1">
<text:span text:style-name="T4">
На Херсонщині рятувальники отримали допомогу від міжнародних організацій</text:span>
</text:h>
      <text:p text:style-name="P4">
Authors: Ukrinform (Person)</text:p>
      <text:p text:style-name="P4">
Publisher: Укринформ (Organization)</text:p>
      <text:p text:style-name="P4">
Published Time: 2023-06-19T21:45:00+03:00</text:p>
      <text:p text:style-name="P4">
Modified Time: 2023-06-19T21:45:00+03:00</text:p>
      <text:p text:style-name="P4">
Description: На Херсонщині рятувальникам передала допомогу Міжнародна організація з міграції за підтримки урядів Німеччини та Великої Британії. — Укрінформ.</text:p>
      <text:p text:style-name="P4">
Images: ['<text:a xlink:type="simple" xlink:href="https://static.ukrinform.com/photos/2023_06/thumb_files/630_360_1687200296-105.jpg" text:style-name="Internet_20_link" text:visited-style-name="Visited_20_Internet_20_Link">
630_360_16872...</text:a>
']</text:p>
      <text:p text:style-name="P4">
Tags: ['ДСНС', 'Херсонщина', 'допомога', 'Рятувальники']</text:p>
      <text:p text:style-name="P4">
Type: Article</text:p>
      <!--METADATA-->
      <text:p text:style-name="P4">
<draw:frame draw:style-name="fr1" draw:name="Image222" text:anchor-type="as-char" svg:width="6.9236in" svg:height="3.956343in" draw:z-index="0">
<draw:image xlink:href="../Images/yкринформ/2023-06-19T21-45-00-03-00/630_360_1687200296-105.jpg" xlink:type="simple" xlink:show="embed" xlink:actuate="onLoad" draw:mime-type="image/jpeg"/>
</draw:frame>
 НаХерсонщині рятувальникам передала допомогу Міжнародна організація з міграціїза підтримки урядів Німеччини та Великої Британії.</text:p>
      <text:p text:style-name="P4">
Про це у <text:a xlink:type="simple" xlink:href="https://t.me/khersonskaODA/7155" text:style-name="Internet_20_link" text:visited-style-name="Visited_20_Internet_20_Link">
 Телеграмі </text:a>
 повідомила ХерсонськаОВА, передає Укрінформ.</text:p>
      <text:p text:style-name="P4">
«Надійшла допомога від міжнародних партнерів. За підтримки урядів Німеччини таВеликої Британії Міжнародна організація з міграції передала рятувальникам 43човни та двигуни, 11 насосів, 2000 пожежних шлангів та інше обладнання дляусунення наслідків підтоплень на <text:a xlink:type="simple" xlink:href="https://www.ukrinform.ua/tag-hersonsina" text:style-name="Internet_20_link" text:visited-style-name="Visited_20_Internet_20_Link">
 Херсонщині </text:a>
 », - йдеться у повідомленні.</text:p>
      <text:p text:style-name="P4">
<text:span text:style-name="T4">
Читайте також:</text:span>
 <text:a xlink:type="simple" xlink:href="https://www.ukrinform.ua/rubric-regions/3724061-hersonskim-ratuvalnikam-peredali-cotiri-vsudihodi-bogun2.html" text:style-name="Internet_20_link" text:visited-style-name="Visited_20_Internet_20_Link">
 Херсонським <text:span text:style-name="T4">
рятувальникам</text:span>
 передали чотири всюдиходи«Богун-2» </text:a>
</text:p>
      <text:p text:style-name="P4">
Як <text:a xlink:type="simple" xlink:href="https://www.ukrinform.ua/rubric-other_news/3723441-pidriv-rosianami-kahovskoi-ges-usi-novini.html" text:style-name="Internet_20_link" text:visited-style-name="Visited_20_Internet_20_Link">
 повідомлялося </text:a>
 , російськівійська 6 червня здійснили підрив Каховської ГЕС. Станцію повністю зруйновано.</text:p>
      <text:p text:style-name="P4">
<text:span text:style-name="T5">
Фото: Херcонська ОДА</text:span>
</text:p>
      <text:p text:style-name="P4">
Source: <text:a xlink:type="simple" xlink:href="https://www.ukrinform.ua/rubric-regions/3725033-na-hersonsini-ratuvalniki-otrimali-dopomogu-vid-miznarodnih-organizacij.html" text:style-name="Internet_20_link" text:visited-style-name="Visited_20_Internet_20_Link">
https://www.ukrinform.ua/rubric-regions/3725033-na-hersonsini-ratuvalniki-otrimali-dopomogu-vid-miznarodnih-organizacij.html</text:a>
</text:p>
      <!--NEWS-->
      <text:h text:style-name="P10" text:outline-level="1">
<text:span text:style-name="T4">
Неонатальний скринінг: уряд перенаправив понад 45 мільйонів до Охматдиту</text:span>
</text:h>
      <text:p text:style-name="P4">
Authors: Ukrinform (Person)</text:p>
      <text:p text:style-name="P4">
Publisher: Укринформ (Organization)</text:p>
      <text:p text:style-name="P4">
Published Time: 2023-06-19T21:49:00+03:00</text:p>
      <text:p text:style-name="P4">
Modified Time: 2023-06-19T21:49:00+03:00</text:p>
      <text:p text:style-name="P4">
Description: Кабінет Міністрів спрямував 45 млн грн для забезпечення Національної дитячої спеціалізованої лікарні «Охматдит» реагентами та витратними матеріалами, необхідними для впровадження державного проєкту системи розширеного неонатального скринінгу. — Укрінформ.</text:p>
      <text:p text:style-name="P4">
Images: ['<text:a xlink:type="simple" xlink:href="https://static.ukrinform.com/photos/2023_06/thumb_files/630_360_1687200333-583.jpg" text:style-name="Internet_20_link" text:visited-style-name="Visited_20_Internet_20_Link">
630_360_16872...</text:a>
']</text:p>
      <text:p text:style-name="P4">
Tags: ['Кабмін', 'Охматдит', 'Гроші', 'Центр неонатального скринінгу']</text:p>
      <text:p text:style-name="P4">
Type: Article</text:p>
      <!--METADATA-->
      <text:p text:style-name="P4">
<draw:frame draw:style-name="fr1" draw:name="Image223" text:anchor-type="as-char" svg:width="6.9236in" svg:height="3.956343in" draw:z-index="0">
<draw:image xlink:href="../Images/yкринформ/2023-06-19T21-49-00-03-00/630_360_1687200333-583.jpg" xlink:type="simple" xlink:show="embed" xlink:actuate="onLoad" draw:mime-type="image/jpeg"/>
</draw:frame>
 КабінетМіністрів спрямував 45 млн грн для забезпечення Національної дитячоїспеціалізованої лікарні «Охматдит» реагентами та витратними матеріалами,необхідними для впровадження державного проєкту системи розширеногонеонатального скринінгу.</text:p>
      <text:p text:style-name="P4">
Про це повідомляє <text:a xlink:type="simple" xlink:href="https://moz.gov.ua/article/news/ponad-45-mln-grn-perenapraviv-urjad-do-ohmatditu-dlja-zabezpechennja-provedennja-neonatalnogo-skriningu-u-2023-roci" text:style-name="Internet_20_link" text:visited-style-name="Visited_20_Internet_20_Link">
 Міністерство охорони здоров’я</text:a>
, передає Укрінформ.</text:p>
      <text:p text:style-name="P4">
Зазначається, що відповідно до постанови «Про перерозподіл деяких видатківдержавного бюджету, передбачених Міністерству охорони здоровʼя на 2023 рік»,буде забезпечено перерозподіл коштів на суму понад 45,5 млн грн. Така потребавиникла у зв'язку з початком роботи у квітні двох регіональних центрівнеонатального скринінгу - в Харкові та Кривому Розі.</text:p>
      <text:p text:style-name="P4">
“Перерозподіл коштів планується шляхом зменшення обсягу видатків споживання напонад 45,5 млн грн за бюджетною програмою КПКВК 2301040 «Громадське здоровʼята заходи боротьби з епідеміями» та збільшення обсягу видатків споживання на45,5 млн грн за програмою 2301110 «Спеціалізована медична допомога, щонадається загальнодержавними закладами охорони здоровʼя», - ідеться вповідомленні.</text:p>
      <text:p text:style-name="P4">
<text:a xlink:type="simple" xlink:href="https://www.ukrinform.ua/tag-ohmatdit" text:style-name="Internet_20_link" text:visited-style-name="Visited_20_Internet_20_Link">
 НДСЛ «Охматдит </text:a>
 », як найбільшаспеціалізована дитяча клініка, виконує функцію регіонального центрунеонатального скринінгу для північних регіонів України (м. Київ, Київська,Вінницька, Житомирська та Рівненська області) та експертного центрунеонатального скринінгу для новонароджених з усіх регіонів України, в якихвиявлено позитивні результати первинного скринінгу.</text:p>
      <text:p text:style-name="P4">
<text:span text:style-name="T4">
Читайте також:</text:span>
 <text:a xlink:type="simple" xlink:href="https://www.ukrinform.ua/rubric-society/3691148-medicnu-reabilitaciu-peredcasno-narodzenih-ditej-provodat-u-128-likarnah-moz.html" text:style-name="Internet_20_link" text:visited-style-name="Visited_20_Internet_20_Link">
 Медичну реабілітацію передчасно народжених дітейпроводять у 128 лікарнях – МОЗ </text:a>
</text:p>
      <text:p text:style-name="P4">
Як повідомлялося, масштабний державний проєкт розширеного неонатальногоскринінгу було запущено у жовтні 2022 року. Він передбачає виявлення 21рідкісного захворювання у новонароджених дітей. Неонатальний скринінгпроводиться усім без винятку новонародженим у неонатальний період життя,частіше за все в пологовому будинку.</text:p>
      <text:p text:style-name="P4">
Раніше в Україні усі новонароджені безоплатно перевірялися на 4 спадковіхвороби: гіпотиреоз, фенілкетонурія, адреногенітальний синдром тамуковісцидоз.</text:p>
      <text:p text:style-name="P4">
Пілотний запуск стартував у 12 регіонах: м. Києві, Вінницькій, Волинській,Житомирській, Закарпатській, Івано-Франківській, Київській, Львівській,Рівненській, Тернопільській, Хмельницькій та Чернівецькій областях.</text:p>
      <text:p text:style-name="P4">
Source: <text:a xlink:type="simple" xlink:href="https://www.ukrinform.ua/rubric-society/3725034-neonatalnij-skrining-urad-perenapraviv-ponad-45-miljoniv-do-ohmatditu.html" text:style-name="Internet_20_link" text:visited-style-name="Visited_20_Internet_20_Link">
https://www.ukrinform.ua/rubric-society/3725034-neonatalnij-skrining-urad-perenapraviv-ponad-45-miljoniv-do-ohmatditu.html</text:a>
</text:p>
      <!--NEWS-->
      <text:h text:style-name="P10" text:outline-level="1">
<text:span text:style-name="T4">
В Україні почнуть готувати помічників ветеранів - проєкт стартує 1 липня</text:span>
</text:h>
      <text:p text:style-name="P4">
Authors: Ukrinform (Person)</text:p>
      <text:p text:style-name="P4">
Publisher: Укринформ (Organization)</text:p>
      <text:p text:style-name="P4">
Published Time: 2023-06-19T21:52:00+03:00</text:p>
      <text:p text:style-name="P4">
Modified Time: 2023-06-19T21:52:00+03:00</text:p>
      <text:p text:style-name="P4">
Description: Кабінет Міністрів ухвалив постанову "Про реалізацію експериментального проєкту щодо запровадження інституту помічника ветерана у системі переходу від військової служби до цивільного життя".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Ветерани війни', 'Міністерство у справах ветеранів', 'Війна з Росією']</text:p>
      <text:p text:style-name="P4">
Type: Article</text:p>
      <!--METADATA-->
      <text:p text:style-name="P4">
<draw:frame draw:style-name="fr1" draw:name="Image224" text:anchor-type="as-char" svg:width="6.9236in" svg:height="3.956343in" draw:z-index="0">
<draw:image xlink:href="../Images/yкринформ/2023-06-19T21-52-00-03-00/630_360_1643092726-230.jpg" xlink:type="simple" xlink:show="embed" xlink:actuate="onLoad" draw:mime-type="image/jpeg"/>
</draw:frame>
 КабінетМіністрів ухвалив постанову "Про реалізацію експериментального проєкту щодозапровадження інституту помічника ветерана у системі переходу від військовоїслужби до цивільного життя".</text:p>
      <text:p text:style-name="P4">
Як передає Укрінформ, про це повідомляє <text:a xlink:type="simple" xlink:href="http://www.kmu.gov.ua/news/uriad-dav-start-zaprovadzhenniu-v-ukraini-instytutu-pomichnyka-veterana" text:style-name="Internet_20_link" text:visited-style-name="Visited_20_Internet_20_Link">
 Урядовий портал.</text:a>
</text:p>
      <text:p text:style-name="P4">
Зазначається, що експериментальний проєкт стартує з 1 липня у Львівській,Вінницькій, Дніпропетровській та Миколаївській областях.</text:p>
      <text:p text:style-name="P4">
Проєкт із запровадження інституту помічника ветерана розроблено фахівцямиМінветеранів. Функціонуватиме він за принципом "рівний – рівному", дообов’язків помічника належатиме індивідуальний професійний супровід ветеранівта членів їхніх сімей у межах переходу від військової служби до цивільногожиття.</text:p>
      <text:p text:style-name="P4">
Помічників ветеранів готуватимуть у центрах ветеранського розвитку на базівизначених закладів вищої освіти. У партнерстві з МОН розроблені спеціальнінавчальні програми для підготовки фахівців із супроводу <text:a xlink:type="simple" xlink:href="https://www.ukrinform.ua/tag-veterani-vijni" text:style-name="Internet_20_link" text:visited-style-name="Visited_20_Internet_20_Link">
 ветеранів</text:a>
 війни та членів їхніх родин.</text:p>
      <text:p text:style-name="P4">
<text:span text:style-name="T4">
Читайте також:</text:span>
 <text:a xlink:type="simple" xlink:href="https://www.ukrinform.ua/rubric-society/3714483-pisla-vijni-v-ukraini-moze-buti-do-troh-miljoniv-veteraniv-kondratuk.html" text:style-name="Internet_20_link" text:visited-style-name="Visited_20_Internet_20_Link">
 Після війни в Україні може бути до трьох мільйонів<text:span text:style-name="T4">
ветеранів</text:span>
 – Кондратюк </text:a>
</text:p>
      <text:p text:style-name="P4">
"Йдеться про координаційну підтримку або спрямування, допомогу нашимзахисникам і захисницям в отриманні довідок, допомога в тому, де і як пройтипрограми підвищення кваліфікації або, наприклад, отримати підтвердженнясертифікатом наявних навичок, куди працевлаштуватись та багато інших послуг.Тобто всі питання, всі потреби, які виникатимуть у ветеранів – повиннізнаходити супровід і підтримку з боку такого помічника. Він відповідатиме запевну кількість ветеранів у громаді”, – зазначила міністр у справах ветеранівЮлія Лапутіна.</text:p>
      <text:p text:style-name="P4">
За її словами, кандидат у помічники ветерана має бути громадянином України,який володіє українською мовою, має освіту не нижче молодшого бакалавра. Упріоритеті – ветерани й ветеранки, які виявлять таке бажання, а також члениїхніх сімей та родин полеглих воїнів.</text:p>
      <text:p text:style-name="P4">
<text:span text:style-name="T4">
Читайте також:</text:span>
 <text:a xlink:type="simple" xlink:href="https://www.ukrinform.ua/rubric-society/3724993-minveteraniv-ta-proekt-usaid-pidpisali-memorandum-pro-spivpracu.html" text:style-name="Internet_20_link" text:visited-style-name="Visited_20_Internet_20_Link">
 Мінветеранів та проєкт USAID підписали меморандум проспівпрацю </text:a>
</text:p>
      <text:p text:style-name="P4">
Фінансування інституту помічника ветерана передбачено за рахунок державного ймісцевих бюджетів та за кошти партнерів з розвитку.</text:p>
      <text:p text:style-name="P4">
В уряді додали, що 15 червня у Дніпрі відкрили перший в Україні Центрветеранського розвитку на базі Університету митної справи та фінансів. Вінзабезпечуватиме створення сприятливих умов для реінтеграції ветеранів тачленів їхніх сімей у суспільне життя за допомогою розвитку професійнихнавичок, перекваліфікації, сприяння зайнятості ветеранів. Крім того, у Центріготуватимуть помічників ветеранів – у межах реалізації експериментальногопроєкту.</text:p>
      <text:p text:style-name="P4">
Source: <text:a xlink:type="simple" xlink:href="https://www.ukrinform.ua/rubric-society/3725035-v-ukraini-pocnut-gotuvati-pomicnikiv-veteraniv-proekt-startue-1-lipna.html" text:style-name="Internet_20_link" text:visited-style-name="Visited_20_Internet_20_Link">
https://www.ukrinform.ua/rubric-society/3725035-v-ukraini-pocnut-gotuvati-pomicnikiv-veteraniv-proekt-startue-1-lipna.html</text:a>
</text:p>
      <!--NEWS-->
      <text:h text:style-name="P10" text:outline-level="1">
<text:span text:style-name="T4">
Росія продовжить спроби держперевороту в Молдові – Санду</text:span>
</text:h>
      <text:p text:style-name="P4">
Authors: Ukrinform (Person)</text:p>
      <text:p text:style-name="P4">
Publisher: Укринформ (Organization)</text:p>
      <text:p text:style-name="P4">
Published Time: 2023-06-19T21:55:58+03:00</text:p>
      <text:p text:style-name="P4">
Modified Time: 2023-06-19T21:55:58+03:00</text:p>
      <text:p text:style-name="P4">
Description: Російська Федерація залишатиметься серйозною загрозою для Молдови впродовж багатьох років і продовжить спроби держперевороту в країні.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Росія', 'Переворот', 'Санду']</text:p>
      <text:p text:style-name="P4">
Type: Article</text:p>
      <!--METADATA-->
      <text:p text:style-name="P4">
<draw:frame draw:style-name="fr1" draw:name="Image225" text:anchor-type="as-char" svg:width="6.9236in" svg:height="3.956343in" draw:z-index="0">
<draw:image xlink:href="../Images/yкринформ/2023-06-19T21-55-58-03-00/630_360_1649072093-943.jpg" xlink:type="simple" xlink:show="embed" xlink:actuate="onLoad" draw:mime-type="image/jpeg"/>
</draw:frame>
 РосійськаФедерація залишатиметься серйозною загрозою для Молдови впродовж багатьохроків і продовжить спроби держперевороту в країні.</text:p>
      <text:p text:style-name="P4">
Таку думку висловила в інтерв’ю <text:a xlink:type="simple" xlink:href="https://www.dw.com/ru/maja-sandu-rossia-dolzna-byt-nakazana-za-to-cto-delaet-v-ukraine/a-65944779" text:style-name="Internet_20_link" text:visited-style-name="Visited_20_Internet_20_Link">
 DW </text:a>
 президент Молдови Мая Санду, передає Укрінформ.</text:p>
      <text:p text:style-name="P4">
«Поточна геополітична ситуація засвідчує, що Росія залишатиметься великимджерелом нестабільності протягом багатьох років, і Росія становить загрозунашій демократії. Тому ми вважаємо, що в ЄС наша демократія буде більшоюбезпекою», - сказала Санду.</text:p>
      <text:p text:style-name="P4">
За її словами, нині дезінформація, і особливо російська пропаганда, завдаєвеликої шкоди молдавській демократії.</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text:span text:style-name="T4">
Санду</text:span>
 <text:span text:style-name="T4">
пропонує</text:span>
 <text:span text:style-name="T4">
створити</text:span>
 у <text:span text:style-name="T4">
Молдові</text:span>
<text:span text:style-name="T4">
орган</text:span>
 <text:span text:style-name="T4">
для</text:span>
 <text:span text:style-name="T4">
боротьби</text:span>
 з <text:span text:style-name="T4">
російською</text:span>
 <text:span text:style-name="T4">
пропагандою</text:span>
</text:a>
</text:p>
      <text:p text:style-name="P4">
«І ми маємо вирішити цю проблему, і бути більш послідовними у своїх діях. Мизнаємо, що це нелегко. Це нелегко навіть для країн із сильними інституціями, аМолдова все ще будує свої інституції. Але ми навчатимемося на кращомудосвіді», - зазначила президент.</text:p>
      <text:p text:style-name="P4">
При цьому вона не виключає, що Росія продовжить спроби здійснити держперевороту <text:a xlink:type="simple" xlink:href="https://www.ukrinform.ua/tag-moldova" text:style-name="Internet_20_link" text:visited-style-name="Visited_20_Internet_20_Link">
 Молдові </text:a>
 .</text:p>
      <text:p text:style-name="P4">
«...Ми маємо докази того, що наші інституції змогли завадити Росії реалізуватисвій сценарій (держперевороту – ред.). Але це не означає, що ці спроби непродовжуватимуться», - сказала Санду.</text:p>
      <text:p text:style-name="P4">
Вона також наголосила, що важливо продовжувати підтримувати Україну у їїборотьбі проти російської агресії.</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span text:style-name="T4">
хоче</text:span>
 <text:span text:style-name="T4">
приєднатися</text:span>
 до ЄС<text:span text:style-name="T4">
якнайшвидше</text:span>
 <text:span text:style-name="T4">
через</text:span>
 <text:span text:style-name="T4">
загрозу</text:span>
 з <text:span text:style-name="T4">
боку</text:span>
 <text:span text:style-name="T4">
Росії</text:span>
 – <text:span text:style-name="T4">
Санду</text:span>
</text:a>
</text:p>
      <text:p text:style-name="P4">
«Україні треба допомагати. Потрібно надавати всю підтримку для поверненнясвоїх територій. В іншому разі ми ризикуємо опинитися у світі, де державнікордони більше не поважаються. І це не той світ, у якому хтось захоче жити...Той факт, що в Україні щодня вбивають безневинних людей – ось що всіх лякає.Саме тому ми повинні допомагати Україні та пересвідчитися, що подібні речі нетрапляться знову», - заявила президент Молдови.</text:p>
      <text:p text:style-name="P4">
На її переконання, кінцева мета Путіна полягає у «розширенні імперії», вінпрагне повернути СРСР або «навіть більше». «Але очевидно, що це задлязбільшення (території – ред.) своєї країни, яка й так досить велика», -заявила Санду.</text:p>
      <text:p text:style-name="P4">
Як повідомляв Укрінформ, <text:a xlink:type="simple" xlink:href="https://www.ukrinform.ua/rubric-world/3724848-u-moldovi-viznali-nekonstitucijnou-prorosijsku-partiu-sor.html" text:style-name="Internet_20_link" text:visited-style-name="Visited_20_Internet_20_Link">
 Конституційний суд Молдови визнав неконституційноюдіяльність проросійської партії «Шор» </text:a>
.</text:p>
      <text:p text:style-name="P4">
<text:span text:style-name="T5">
Фото: tv8.md</text:span>
</text:p>
      <text:p text:style-name="P4">
Source: <text:a xlink:type="simple" xlink:href="https://www.ukrinform.ua/rubric-world/3725036-rosia-prodovzit-sprobi-derzperevorotu-v-moldovi-sandu.html" text:style-name="Internet_20_link" text:visited-style-name="Visited_20_Internet_20_Link">
https://www.ukrinform.ua/rubric-world/3725036-rosia-prodovzit-sprobi-derzperevorotu-v-moldovi-sandu.html</text:a>
</text:p>
      <!--NEWS-->
      <text:h text:style-name="P10" text:outline-level="1">
<text:span text:style-name="T4">
У Раді пропонують визнати Білорусь державою-агресором</text:span>
</text:h>
      <text:p text:style-name="P4">
Authors: Ukrinform (Person)</text:p>
      <text:p text:style-name="P4">
Publisher: Укринформ (Organization)</text:p>
      <text:p text:style-name="P4">
Published Time: 2023-06-19T21:58:00+03:00</text:p>
      <text:p text:style-name="P4">
Modified Time: 2023-06-19T21:58:00+03:00</text:p>
      <text:p text:style-name="P4">
Description: Народні депутати зареєстрували у Верховній Раді проєкт постанови про звернення до світової спільноти із закликом визнати Республіку Білорусь державою-агресором. — Укрінформ.</text:p>
      <text:p text:style-name="P4">
Images: ['<text:a xlink:type="simple" xlink:href="https://static.ukrinform.com/photos/2023_01/thumb_files/630_360_1673282829-815.jpeg" text:style-name="Internet_20_link" text:visited-style-name="Visited_20_Internet_20_Link">
630_360_16732...</text:a>
']</text:p>
      <text:p text:style-name="P4">
Tags: ['Білорусь', 'Верховна Рада', 'Війна з Росією']</text:p>
      <text:p text:style-name="P4">
Type: Article</text:p>
      <!--METADATA-->
      <text:p text:style-name="P4">
<draw:frame draw:style-name="fr1" draw:name="Image226" text:anchor-type="as-char" svg:width="6.9236in" svg:height="3.956343in" draw:z-index="0">
<draw:image xlink:href="../Images/yкринформ/2023-06-19T21-58-00-03-00/630_360_1673282829-815.jpeg" xlink:type="simple" xlink:show="embed" xlink:actuate="onLoad" draw:mime-type="image/jpeg"/>
</draw:frame>
 Народнідепутати зареєстрували у Верховній Раді проєкт постанови про звернення досвітової спільноти із закликом визнати Республіку Білорусь державою-агресором.</text:p>
      <text:p text:style-name="P4">
Текст проєкту постанови №9397 оприлюднений на <text:a xlink:type="simple" xlink:href="http://itd.rada.gov.ua/billInfo/Bills/Card/42115" text:style-name="Internet_20_link" text:visited-style-name="Visited_20_Internet_20_Link">
 сайті парламенту</text:a>
 , передає Укрінформ.</text:p>
      <text:p text:style-name="P4">
Повна назва документа - «Про Звернення Верховної Ради України до ОрганізаціїОб’єднаних Націй, Європейського парламенту, Парламентської асамблеї РадиЄвропи, Парламентської асамблеї НАТО, Парламентської асамблеї ОБСЄ,Парламентської асамблеї ГУАМ, національних парламентів держав світу провизнання Республіки Білорусь державою-агресором»</text:p>
      <text:p text:style-name="P4">
Автори проєкту зазначають, що Україна залишається об’єктом збройної агресії збоку Російської Федерації, у тому числі через підтримку та забезпеченнямасштабних терористичних атак із території Білорусі. Українські парламентаріїпідкреслюють, що РБ дозволяє використовувати свою територію, повітрянийпростір та інфраструктуру для вторгнення РФ на суверенну територію Українисеред іншого для базування ракетних підрозділів, підрозділів військово-космічних сил Росії, систематичних обстрілів Української держави, проникненнядиверсійно-розвідувальних груп на територію України, у тому числі сформованихіз військовослужбовців Республіки Білорусь, проживання та харчуванняросійських військових, лікування поранених, ремонту техніки. Окрім того, вищіпосадові особи Білорусі систематично роблять публічні заяви про різнобічнупідтримку агресії РФ проти України.</text:p>
      <text:p text:style-name="P4">
<text:span text:style-name="T4">
Читайте також:</text:span>
 <text:a xlink:type="simple" xlink:href="https://www.ukrinform.ua/rubric-ato/3724782-ukraina-poki-ne-mae-dokaziv-rozmisenna-rosieu-adernoi-zbroi-u-bilorusi-venislavskij.html" text:style-name="Internet_20_link" text:visited-style-name="Visited_20_Internet_20_Link">
 Україна поки не має доказів розміщення Росією ядерноїзброї у Білорусі – Веніславський </text:a>
</text:p>
      <text:p text:style-name="P4">
Зважаючи на це, на підставі норм Статуту ООН та враховуючи положення РезолюціїГенеральної асамблеї ООН 3314 «Визначення агресії» від 14 грудня 1974 рокувказується, що Верховна Рада має намір визнати Республіку Білорусь державою-агресором. Відповідно до проєкту український парламент наголошує нанедопустимості безкарності винних за злочини проти людяності, вчинених відпочатку агресії проти України. Окрім того, ВР планує закликати міжнароднеспівтовариство визнати Білорусь державою-агресором, що всебічно підтримуєтероризм Російської Федерації, чим ставить під загрозу міжнародний мир ібезпеку.</text:p>
      <text:p text:style-name="P4">
Верховна Рада також планує закликати Кабмін негайно опрацювати питаннярозірвання дипломатичних відносин між Україною та Республікою Білорусь.</text:p>
      <text:p text:style-name="P4">
<text:span text:style-name="T4">
Читайте також:</text:span>
 <text:a xlink:type="simple" xlink:href="https://www.ukrinform.ua/rubric-world/3723501-lukasenko-postupaetsa-kremlu-vse-bilsim-kontrolem-nad-bilorussu-derzdep.html" text:style-name="Internet_20_link" text:visited-style-name="Visited_20_Internet_20_Link">
 <text:span text:style-name="T4">
Лукашенко</text:span>
 поступається Кремлю все більшим контролемнад Білоруссю – Держдеп </text:a>
</text:p>
      <text:p text:style-name="P4">
Окрім того, ВР має намір закликати міжнародних партнерів посилити тиск наРеспубліку Білорусь, у тому числі шляхом запровадження санкцій, щоб зупинитиагресію та примусити білоруське керівництво припинити дозволятивикористовувати територію Білорусі для вчинення воєнних злочинів, злочинівпроти людяності, терористичних актів проти України та її громадян.</text:p>
      <text:p text:style-name="P4">
Також український парламент планує закликати уряди та парламенти держав світусприяти наданню Україні необхідної військової допомоги з метою посилення їїоборонних можливостей, гуманітарної допомоги для постраждалого мирногонаселення та внутрішньо переміщених осіб.</text:p>
      <text:p text:style-name="P4">
<text:span text:style-name="T5">
Фото: ОП</text:span>
</text:p>
      <text:p text:style-name="P4">
Source: <text:a xlink:type="simple" xlink:href="https://www.ukrinform.ua/rubric-polytics/3725038-u-radi-proponuut-viznati-bilorus-derzavouagresorom.html" text:style-name="Internet_20_link" text:visited-style-name="Visited_20_Internet_20_Link">
https://www.ukrinform.ua/rubric-polytics/3725038-u-radi-proponuut-viznati-bilorus-derzavouagresorom.html</text:a>
</text:p>
      <!--NEWS-->
      <text:h text:style-name="P10" text:outline-level="1">
<text:span text:style-name="T4">
Наші війська просунулися в глибину противника на кількох ділянках на Бахмутському напрямку — Ганна Маляр</text:span>
</text:h>
      <text:p text:style-name="P4">
Author: ['АРМІЯINFORM']</text:p>
      <text:p text:style-name="P4">
Time: 2023-06-19T22:00:00-04:00</text:p>
      <text:p text:style-name="P4">
Description: Загальна інтенсивність боїв на Бахмутському напрямку минулого тижня знизилась, разо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6860e4605965dd1-1024x681-1.jpg" text:style-name="Internet_20_link" text:visited-style-name="Visited_20_Internet_20_Link">
e6860e4605965dd1-1024x681-1.jpg</text:a>
']</text:p>
      <text:p text:style-name="P4">
Tags: ['БАХМУТСЬКИЙ НАПРЯМОК', 'ГАННА МАЛЯР', 'СИТУАЦІЯ НА ФРОНТІ']</text:p>
      <text:p text:style-name="P4">
Category: News</text:p>
      <!--METADATA-->
      <text:p text:style-name="P4">
<draw:frame draw:style-name="fr1" draw:name="Image227" text:anchor-type="as-char" svg:width="6.9236in" svg:height="4.604464in" draw:z-index="0">
<draw:image xlink:href="../Images/AРМІЯINFORM/2023-06-19T22-00-00-04-00/e6860e4605965dd1-1024x681-1.jpg" xlink:type="simple" xlink:show="embed" xlink:actuate="onLoad" draw:mime-type="image/jpeg"/>
</draw:frame>
</text:p>
      <text:p text:style-name="P4">
Загальна інтенсивність боїв на Бахмутському напрямку минулого тижня знизилась,разом з тим, тривали бої — відбулось 41 боєзіткнення. Сили оборони Українипросунулися в глибину противника на декількох ділянках.</text:p>
      <text:p text:style-name="P4">
Про це заступник Міністра оборони України Ганна Маляр<text:a xlink:type="simple" xlink:href="https://t.me/annamaliar/858" text:style-name="Internet_20_link" text:visited-style-name="Visited_20_Internet_20_Link">
написала</text:a>
 у своєму Телеграмі.</text:p>
      <text:p text:style-name="P4">
За її словами, минулого тижня наші війська знаходились як в наступі, так і вобороні.</text:p>
      <text:p text:style-name="P4">
«На сході ворог докладав чимало зусиль, щоб зупинити просування наших військна Бахмутському напрямку. Перекинув туди додаткові підрозділи та збільшивкількість обстрілів», — йдеться у її дописі.</text:p>
      <text:p text:style-name="P4">
Ворог продовжував минулого тижня наступати на Лимано-Купʼянському,Авдіївському та Мар’їнському напрямках.</text:p>
      <text:p text:style-name="P4">
«Жодного метра землі на цих напрямках ми не втратили завдяки професійності тамужності наших бійців», — наголосила Ганна Маляр.</text:p>
      <text:p text:style-name="P4">
Вона додала, що за минулий тиждень на сході противник здійснив більше ніж 5800обстрілів та використав 277 022 боєприпаси.</text:p>
      <text:p text:style-name="P4">
Source: <text:a xlink:type="simple" xlink:href="https://armyinform.com.ua/2023/06/19/nashi-vijska-prosunulysya-v-glybynu-protyvnyka-na-kilkoh-dilyankah-na-bahmutskomu-napryamku-ganna-malyar/" text:style-name="Internet_20_link" text:visited-style-name="Visited_20_Internet_20_Link">
https://armyinform.com.ua/2023/06/19/nashi-vijska-prosunulysya-v-glybynu-protyvnyka-na-kilkoh-dilyankah-na-bahmutskomu-napryamku-ganna-malyar/</text:a>
</text:p>
      <!--NEWS-->
      <text:h text:style-name="P10" text:outline-level="1">
<text:span text:style-name="T4">
На Херсонщині п'ять громад мають проблеми з водою через осушення Каховського водосховища</text:span>
</text:h>
      <text:p text:style-name="P4">
Authors: Ukrinform (Person)</text:p>
      <text:p text:style-name="P4">
Publisher: Укринформ (Organization)</text:p>
      <text:p text:style-name="P4">
Published Time: 2023-06-19T22:06:00+03:00</text:p>
      <text:p text:style-name="P4">
Modified Time: 2023-06-19T22:06:00+03:00</text:p>
      <text:p text:style-name="P4">
Description: На Херсонщині у північній частині 5 громад мають проблеми з водою через осушення Каховського водосховища. — Укрінформ.</text:p>
      <text:p text:style-name="P4">
Images: ['<text:a xlink:type="simple" xlink:href="https://static.ukrinform.com/photos/2020_01/thumb_files/630_360_1580371786-838.jpg" text:style-name="Internet_20_link" text:visited-style-name="Visited_20_Internet_20_Link">
630_360_15803...</text:a>
']</text:p>
      <text:p text:style-name="P4">
Tags: ['Херсонщина', 'Вода', 'Каховське водосховище']</text:p>
      <text:p text:style-name="P4">
Type: Article</text:p>
      <!--METADATA-->
      <text:p text:style-name="P4">
<draw:frame draw:style-name="fr1" draw:name="Image228" text:anchor-type="as-char" svg:width="6.9236in" svg:height="3.956343in" draw:z-index="0">
<draw:image xlink:href="../Images/yкринформ/2023-06-19T22-06-00-03-00/630_360_1580371786-838.jpg" xlink:type="simple" xlink:show="embed" xlink:actuate="onLoad" draw:mime-type="image/jpeg"/>
</draw:frame>
 НаХерсонщині у північній частині 5 громад мають проблеми з водою через осушенняКаховського водосховища.</text:p>
      <text:p text:style-name="P4">
Про це у <text:a xlink:type="simple" xlink:href="https://t.me/olexandrprokudin/722" text:style-name="Internet_20_link" text:visited-style-name="Visited_20_Internet_20_Link">
 Телеграмі </text:a>
 повідомив начальникХерсонської ОВА Олександр Прокудін, передає Укрінформ.</text:p>
      <text:p text:style-name="P4">
«Щодо північної частини нашої області. П’ять територіальних громад маютьпроблеми з <text:a xlink:type="simple" xlink:href="https://www.ukrinform.ua/tag-voda" text:style-name="Internet_20_link" text:visited-style-name="Visited_20_Internet_20_Link">
 водою </text:a>
 через осушенняКаховського водосховища», - зазначив Прокудін.</text:p>
      <text:p text:style-name="P4">
За його словами, там зараз відновлюють деякі свердловини для забезпеченнялюдей питною водою та шукають місце ще під 54 свердловини.</text:p>
      <text:p text:style-name="P4">
За словами Прокудіна у підтоплених районах області для відновленняводопостачання потрібний час на осушення та спад рівня води, бо станціїзатоплені. До того воду не можна подавати без роботи каналізації.</text:p>
      <text:p text:style-name="P4">
«Сподіваюсь, що невпинна робота відповідних служб забезпечить технічною водоюмешканців мікрорайону Острів вже цього тижня», - запевнив Прокудін.</text:p>
      <text:p text:style-name="P4">
<text:span text:style-name="T4">
Читайте також:</text:span>
 <text:a xlink:type="simple" xlink:href="https://www.ukrinform.ua/rubric-regions/3724975-na-pravoberezzi-hersonsini-pidtoplenimi-zalisautsa-pat-naselenih-punktiv-smigal.html" text:style-name="Internet_20_link" text:visited-style-name="Visited_20_Internet_20_Link">
 На правобережжі Херсонщини підтопленими залишаються п'ятьнаселених пунктів - Шмигаль </text:a>
</text:p>
      <text:p text:style-name="P4">
Він додав, що після цього через 2-3 дні там люди зможуть вживати воду якпитну.</text:p>
      <text:p text:style-name="P4">
Наразі вода на Херсонщині спадає до позначки 40-60 см. В області термінововирішують питання водопостачання.</text:p>
      <text:p text:style-name="P4">
Як <text:a xlink:type="simple" xlink:href="https://www.ukrinform.ua/rubric-other_news/3723441-pidriv-rosianami-kahovskoi-ges-usi-novini.html" text:style-name="Internet_20_link" text:visited-style-name="Visited_20_Internet_20_Link">
 повідомлялося </text:a>
 , російськівійська 6 червня здійснили підрив Каховської ГЕС. Станцію повністю зруйновано.</text:p>
      <text:p text:style-name="P4">
Source: <text:a xlink:type="simple" xlink:href="https://www.ukrinform.ua/rubric-regions/3725039-na-hersonsini-pat-gromad-maut-problemi-z-vodou-cerez-osusenna-kahovskogo-vodoshovisa.html" text:style-name="Internet_20_link" text:visited-style-name="Visited_20_Internet_20_Link">
https://www.ukrinform.ua/rubric-regions/3725039-na-hersonsini-pat-gromad-maut-problemi-z-vodou-cerez-osusenna-kahovskogo-vodoshovisa.html</text:a>
</text:p>
      <!--NEWS-->
      <text:h text:style-name="P10" text:outline-level="1">
<text:span text:style-name="T4">
Нацсоцслужба і благодійний фонд «RUSH Foundation» підписали меморандум про співпрацю</text:span>
</text:h>
      <text:p text:style-name="P4">
Authors: Ukrinform (Person)</text:p>
      <text:p text:style-name="P4">
Publisher: Укринформ (Organization)</text:p>
      <text:p text:style-name="P4">
Published Time: 2023-06-19T22:08:00+03:00</text:p>
      <text:p text:style-name="P4">
Modified Time: 2023-06-19T22:08:00+03:00</text:p>
      <text:p text:style-name="P4">
Description: Національна соціальна сервісна служба і Благодійний фонд Руслана Шостака "RUSH Foundation" підписали меморандум про співпрацю, спрямовану на впровадження кращих світових практик забезпечення та захисту прав дітей. — Укрінформ.</text:p>
      <text:p text:style-name="P4">
Images: ['<text:a xlink:type="simple" xlink:href="https://static.ukrinform.com/photos/2019_06/thumb_files/630_360_1560852576-790.jpg" text:style-name="Internet_20_link" text:visited-style-name="Visited_20_Internet_20_Link">
630_360_15608...</text:a>
']</text:p>
      <text:p text:style-name="P4">
Tags: ['Діти', 'Благодійність', 'Меморандум']</text:p>
      <text:p text:style-name="P4">
Type: Article</text:p>
      <!--METADATA-->
      <text:p text:style-name="P4">
<draw:frame draw:style-name="fr1" draw:name="Image229" text:anchor-type="as-char" svg:width="6.9236in" svg:height="3.956343in" draw:z-index="0">
<draw:image xlink:href="../Images/yкринформ/2023-06-19T22-08-00-03-00/630_360_1560852576-790.jpg" xlink:type="simple" xlink:show="embed" xlink:actuate="onLoad" draw:mime-type="image/jpeg"/>
</draw:frame>
Національна соціальна сервісна служба і Благодійний фонд Руслана Шостака "RUSHFoundation" підписали меморандум про співпрацю, спрямовану на впровадженнякращих світових практик забезпечення та захисту прав дітей.</text:p>
      <text:p text:style-name="P4">
Про це Укрінформу повідомила пресслужба фонду.</text:p>
      <text:p text:style-name="P4">
«RUSH Foundation підписав меморандум про співпрацю з Національною соціальноюсервісною службою України з метою об'єднання зусиль для підвищенняефективності діяльності, спрямованої на допомогу українським <text:a xlink:type="simple" xlink:href="https://www.ukrinform.ua/tag-diti" text:style-name="Internet_20_link" text:visited-style-name="Visited_20_Internet_20_Link">
 дітям</text:a>
 та державі у подоланні причин танаслідків сирітства в Україні», - поінформували у фонді.</text:p>
      <text:p text:style-name="P4">
Як зазначається мета співпраці - зменшення кількості дітей-сиріт та дітей,позбавлених батьківського піклування в дитячих будинках та інтернатнихзакладах України шляхом надання їм можливості потрапити у сім’ї або усередовище, максимально наближене до сімейного та сприяння захисту їх прав.</text:p>
      <text:p text:style-name="P4">
«Держава потребує надійних партнерів, які будуть надавати практичну допомогу уреалізації надважливих завдань для популяризації всиновлення в Україні. Аджетільки спільними зусиллями ми можемо досягнути спільної мети — сім’ю кожнійдитині», - зазначив голова Нацсоцслужби Василь Луцик.</text:p>
      <text:p text:style-name="P4">
Своєю чергою директорка Rush Foundation Наталя Масло зауважила, що фонд провівнайбільшу з часів Другої світової війни евакуацію дітей-сиріт - у Туреччинувивезли близько 1700 дітей та їх супроводжуючих.</text:p>
      <text:p text:style-name="P4">
«Вже рік ізсередини бачимо усі проблеми цих дітей. І ми грунтовно вивчаємопитання реформування системи інституційного (дитячі будинки та інтернати)догляду та виховання дітей та переходу на більш досконалу систему, яказабезпечує догляд і виховання дитини в сімейному або наближеному до сімейногосередовищі», - зауважила вона.</text:p>
      <text:p text:style-name="P4">
<text:span text:style-name="T4">
Читайте також:</text:span>
 <text:a xlink:type="simple" xlink:href="https://www.ukrinform.ua/rubric-vidbudova/3724764-ulead-zapuskae-iniciativu-vidnovlenna-miscevih-skil-zadla-stijkosti.html" text:style-name="Internet_20_link" text:visited-style-name="Visited_20_Internet_20_Link">
 U-LEAD запускає ініціативу «Відновлення місцевих шкілзадля стійкості» </text:a>
</text:p>
      <text:p text:style-name="P4">
Масло підкреслила, що фонд готовий надати державі ресурси для впровадженнятакої практики виховання дітей-сиріт.</text:p>
      <text:p text:style-name="P4">
«Ми вже проводимо дослідження: «Де Україна на карті світу в розрізі вирішенняпроблеми сирітства? Який портрет сучасного усиновлювача в Україні?». Івпевнені, що результати цього дослідження покажуть усі проблеми які сьогодні єв Україні та спільними зусиллями нам вдасться їх вирішити», - додала директорRush Foundation.</text:p>
      <text:p text:style-name="P4">
<text:a xlink:type="simple" xlink:href="https://rush.org.ua/" text:style-name="Internet_20_link" text:visited-style-name="Visited_20_Internet_20_Link">
 Rush Foundation </text:a>
 створений для вирішення проблемисирітства в Україні. Фонд популяризує всиновлення, трансформує систему тастворює комфортні умови для життя дитини в сім’ї.</text:p>
      <text:p text:style-name="P4">
Source: <text:a xlink:type="simple" xlink:href="https://www.ukrinform.ua/rubric-society/3725041-nacsocsluzba-i-blagodijnij-fond-rush-foundation-pidpisali-memorandum-pro-spivpracu.html" text:style-name="Internet_20_link" text:visited-style-name="Visited_20_Internet_20_Link">
https://www.ukrinform.ua/rubric-society/3725041-nacsocsluzba-i-blagodijnij-fond-rush-foundation-pidpisali-memorandum-pro-spivpracu.html</text:a>
</text:p>
      <!--NEWS-->
      <text:h text:style-name="P10" text:outline-level="1">
<text:span text:style-name="T4">
Залишитися жити та працювати у Литві планує третина українських біженців</text:span>
</text:h>
      <text:p text:style-name="P4">
Authors: Ukrinform (Person)</text:p>
      <text:p text:style-name="P4">
Publisher: Укринформ (Organization)</text:p>
      <text:p text:style-name="P4">
Published Time: 2023-06-19T22:14:00+03:00</text:p>
      <text:p text:style-name="P4">
Modified Time: 2023-06-19T23:14:00+03:00</text:p>
      <text:p text:style-name="P4">
Description: У майбутньому 34% українських біженців у Литві планують залишитися жити та працювати в цій країні. — Укрінформ.</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230" text:anchor-type="as-char" svg:width="6.9236in" svg:height="3.956343in" draw:z-index="0">
<draw:image xlink:href="../Images/yкринформ/2023-06-19T22-14-00-03-00/630_360_1687194590-313.jpg" xlink:type="simple" xlink:show="embed" xlink:actuate="onLoad" draw:mime-type="image/jpeg"/>
</draw:frame>
 Умайбутньому 34% українських біженців у Литві планують залишитися жити тапрацювати в цій країні.</text:p>
      <text:p text:style-name="P4">
Про це свідчить анонімне опитування українців, які скористалися послугамиСлужби зайнятості, що проводиться другий рік, передає Укрінформ із посиланнямна <text:a xlink:type="simple" xlink:href="https://www.delfi.lt/be/news/live/sluzhba-zanyatosti-34-ukrainskih-voennyh-bezhencev-v-buduschem-planiruyut-zhit-i-rabotat-v-litve.d" text:style-name="Internet_20_link" text:visited-style-name="Visited_20_Internet_20_Link">
 Delfi </text:a>
 .</text:p>
      <text:p text:style-name="P4">
Проведене у травні опитування показало, що більшу частину опитаних біженцівстановлять жінки віком 30-40 років (83,2%), з яких більш ніж половина (52,5%)– з вищою освітою. Більшість українців зазначили, що литовці їх прийняли добречи дуже добре (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 минулого року таких було 32%.</text:p>
      <text:p text:style-name="P4">
Литовська Служба зайнятості сприяє інтеграції українців у ринок праці,компенсуючи частину заробітної плати працедавцям, які їх працевлаштували. Зпочатку цього року 1400 біженців з України почали брати участь у програмісубсидованого працевлаштування. За даними опитування, 89,1% опитаних українцівзадоволені наданими Службою зайнятості послугами (порівняно з даними минулогороку, ця оцінка покращала на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text:p>
      <text:p text:style-name="P4">
Попри це, Служба зайнятості активно закликає українців, які працюють у Литвіабо збираються тут працювати, вивчати литовську мову. «Найбільшою проблемою,яка перешкоджає легшому працевлаштуванню, навчанню чи роботі нависококваліфікованих посадах, було незнання литовської мови. Тепер ми можемозапропонувати курси всім іноземцям, які хочуть будувати своє майбутнє уЛитві», - зазначила заступниця директора Служби зайнятості Гедре Синкявиче</text:p>
      <text:p text:style-name="P4">
Як повідомлялося, за даними Центробанку Литви, 2022 року українці створилидодану вартість на 400 млн євро – 1% валового внутрішнього продукту.Міністерство соціального захисту та праці повідомляло, що за рік війни вУкраїні українські біженці, які знайшли притулок у Литві, сплатили до бюджетукраїни понад 58 млн євро податків.</text:p>
      <text:p text:style-name="P4">
<text:span text:style-name="T5">
Фото: Zuma Press / Scanpix</text:span>
</text:p>
      <text:p text:style-name="P4">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Немає у держави-зла таких фортифікацій чи резервів, які зупинять Україну - Зеленський</text:span>
</text:h>
      <text:p text:style-name="P4">
Authors: Ukrinform (Person)</text:p>
      <text:p text:style-name="P4">
Publisher: Укринформ (Organization)</text:p>
      <text:p text:style-name="P4">
Published Time: 2023-06-19T22:23:00+03:00</text:p>
      <text:p text:style-name="P4">
Modified Time: 2023-06-19T22:23:00+03:00</text:p>
      <text:p text:style-name="P4">
Description: Синьо-жовті кольори будуть на всьому півдні та на всьому сході України. І немає таких фортифікацій чи резервів у держави-зла, які нас зупинять.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ЗСУ', 'Зеленський', 'Війна з Росією', 'Контрнаступ']</text:p>
      <text:p text:style-name="P4">
Type: Article</text:p>
      <!--METADATA-->
      <text:p text:style-name="P4">
<draw:frame draw:style-name="fr1" draw:name="Image231" text:anchor-type="as-char" svg:width="6.9236in" svg:height="3.956343in" draw:z-index="0">
<draw:image xlink:href="../Images/yкринформ/2023-06-19T22-23-00-03-00/630_360_1665719857-744.png" xlink:type="simple" xlink:show="embed" xlink:actuate="onLoad" draw:mime-type="image/png"/>
</draw:frame>
 Синьо-жовті кольори будуть на всьому півдні та на всьому сході України. І немаєтаких фортифікацій чи резервів у держави-зла, які нас зупинять.</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t.me/OP_UA/9752" text:style-name="Internet_20_link" text:visited-style-name="Visited_20_Internet_20_Link">
 Офіс Президента </text:a>
 _</text:p>
      <text:p text:style-name="P4">
<text:span text:style-name="T4">
Бажаю здоров’я, шановні українці!</text:span>
</text:p>
      <text:p text:style-name="P4">
Звіт за цей день.</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text:p>
      <text:p text:style-name="P4">
Окремо й детально розглянули підготовку та забезпечення технікою нових бригадНаціональної гвардії та наших прикордонників – тих, які чекають свого часу длябойових дій.</text:p>
      <text:p text:style-name="P4">
На частині напрямків наші воїни рухаються вперед, на частині напрямківзахищають позиції та протистоять штурмам і посиленим атакам окупантів. У наснемає втрачених позицій. Тільки звільнені. У них – тільки втрати. І загалом –ситуація тиску, нашого тиску, який дає змогу прокладати шлях нашому прапору.Синьо-жовті кольори будуть на всьому нашому півдні та на всьому нашому сході.І немає таких фортифікацій чи резервів у держави-зла, які зупинять Україну. Боми – на своїй землі, і це дає найбільшу силу.</text:p>
      <text:p text:style-name="P4">
Я дякую всім нашим воїнам – кожному солдату, кожному сержанту, кожному офіцерута кожному генералу, які залучені до наших активних наступальних та обороннихдій зараз. Я дякую вам за кожну звільнену та за кожну захищену позицію!</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Приміром, британські «Сторм шедоу» – далекобійні ракети – роблятьзараз дуже корисну й точну справу на фронті. Як і багато іншої поставленоїсаме британцями зброї. І в цієї нашої співпраці буде вагоме продовження.</text:p>
      <text:p text:style-name="P4">
Звичайно, обговорили з Ріші, з паном Прем’єр-міністром, підготовку саміту НАТОу Вільнюсі та змістовне наповнення цієї зустрічі Альянсу.</text:p>
      <text:p text:style-name="P4">
Сьогодні є й вагоме політичне рішення Британії щодо санкцій – зберігатисанкції проти Росії, поки агресор не компенсує всієї завданої шкоди нашимлюдям, нашій країні. І дуже важливо, щоб активи держави-агресора та всіх осіб,які пов’язані з нею, пов’язані з тією системою панування, яку побудував Кремльна території Росії, – щоб усі вони були використані так само на компенсаціюшкоди, завданої російською війною й терором. Це буде справедливо, і я вдячнийусім британцям, які підтримують нас на шляху справедливості.</text:p>
      <text:p text:style-name="P4">
Обговорили з Ріші й підготовку конференції з відбудови України – конференції вЛондоні. Вже цими днями вона відбудеться, і ми очікуємо від неї консолідаціїрізних міжнародних зусиль, зокрема й великого бізнесу, у підтримці нашоговідновлення. Відновлення, яке має продемонструвати всьому світові, що свободає нездоланною.</text:p>
      <text:p text:style-name="P4">
І конференцію, і фінансову співпрацю, і наш рух в ЄС обговорив із ПрезиденткоюЄврокомісії Урсулою фон дер Ляєн. Уже цього тижня ми очікуємо проміжну уснуоцінку нашої роботи щодо рекомендацій Єврокомісії. І детально обговорилисанкційні питання, зокрема 11-й санкційний пакет проти Росії за війну.</text:p>
      <text:p text:style-name="P4">
Також сьогодні говорив із Премʼєр-міністром Нідерландів Марком Рютте таПремʼєр-міністром Данії Метте Фредеріксен. Як і завжди, приділили увагупередовій та нашим спільним оборонним зусиллям, подякував за підтримку йготовність розвивати нашу співпрацю заради безпеки.</text:p>
      <text:p text:style-name="P4">
Поінформував про переговори з лідерами та представниками держав Африки, якіминулого тижня були в Україні та відвідали потім державу-терориста. Кожентакий міжнародний крок лише знову й знову переконує, що світу варто активнішепрацювати з Формулою миру. Бо тільки ця Формула достатньо всеохопно реагує накожен аспект російського божевілля.</text:p>
      <text:p text:style-name="P4">
І ще одне.</text:p>
      <text:p text:style-name="P4">
Світовий банк. Говорив сьогодні з президентом банку. І не лише про співпрацюзараз, а й про післявоєнну трансформацію України. Про ті рішення й про тікроки, про нову доктрину нової України, України, яка перемагає, – кроки, якіми підготуємо й реалізуємо. Всі разом. Так само разом, як зараз ми долаємо цюагресію.</text:p>
      <text:p text:style-name="P4">
Дякую всім, хто зараз у бою, на бойових постах, на бойових позиціях!</text:p>
      <text:p text:style-name="P4">
Особливо сьогодні відзначу штурмовий підрозділ ГУР «Артан» і його командирамайора Торкотюка. Дякую!</text:p>
      <text:p text:style-name="P4">
І ще – наші Сили спеціальних операцій. Вікторе, усі хлопці – дуже дякую!</text:p>
      <text:p text:style-name="P4">
<text:span text:style-name="T4">
Дякую всім, хто воює й працює заради України!</text:span>
</text:p>
      <text:p text:style-name="P4">
<text:span text:style-name="T4">
Слава Україні!</text:span>
</text:p>
      <text:p text:style-name="P4">
<text:span text:style-name="T5">
Фото: ОП</text:span>
</text:p>
      <text:p text:style-name="P4">
Source: <text:a xlink:type="simple" xlink:href="https://www.ukrinform.ua/rubric-ato/3725044-zelenskij-nemae-u-derzavizla-takih-fortifikacij-ci-rezerviv-aki-zupinat-ukrainu.html" text:style-name="Internet_20_link" text:visited-style-name="Visited_20_Internet_20_Link">
https://www.ukrinform.ua/rubric-ato/3725044-zelenskij-nemae-u-derzavizla-takih-fortifikacij-ci-rezerviv-aki-zupinat-ukrainu.html</text:a>
</text:p>
      <!--NEWS-->
      <text:h text:style-name="P10" text:outline-level="1">
<text:span text:style-name="T4">
Росіяни обстріляли прикордоння Чернігівщини та Сумщини з мінометів - 35 «прильотів»</text:span>
</text:h>
      <text:p text:style-name="P4">
Authors: Ukrinform (Person)</text:p>
      <text:p text:style-name="P4">
Publisher: Укринформ (Organization)</text:p>
      <text:p text:style-name="P4">
Published Time: 2023-06-19T22:26:00+03:00</text:p>
      <text:p text:style-name="P4">
Modified Time: 2023-06-19T22:26:00+03:00</text:p>
      <text:p text:style-name="P4">
Description: Російські війська станом на 22: 00 годину кілька разів обстріляли прикордонні території Чернігівської та Сумської областей з мінометів.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32" text:anchor-type="as-char" svg:width="6.9236in" svg:height="3.956343in" draw:z-index="0">
<draw:image xlink:href="../Images/yкринформ/2023-06-19T22-26-00-03-00/630_360_1667124180-530.jpg" xlink:type="simple" xlink:show="embed" xlink:actuate="onLoad" draw:mime-type="image/jpeg"/>
</draw:frame>
 Російськівійська станом на 22: 00 годину кілька разів обстріляли прикордонні територіїЧернігівської та Сумської областей з мінометів.</text:p>
      <text:p text:style-name="P4">
Як передає Укрінформ, про це інформує оперативне командування “Північ” у <text:a xlink:type="simple" xlink:href="https://t.me/ok_pivnich1/3335" text:style-name="Internet_20_link" text:visited-style-name="Visited_20_Internet_20_Link">
Телеграмі </text:a>
 .</text:p>
      <text:p text:style-name="P4">
Зокрема зазначається, що з 11:30 до 12:22 зафіксовано 24 приходи, ймовірно зміномету 120 мм, по населеному пункту Карповичі Чернігівської області.Повідомляється, що внаслідок <text:a xlink:type="simple" xlink:href="https://www.ukrinform.ua/tag-obstril" text:style-name="Internet_20_link" text:visited-style-name="Visited_20_Internet_20_Link">
 обстрілу </text:a>
 сталась пожежа в житловому секторі. Знищено житловий будинок тагосподарчу будівлю. Інформація щодо загиблих та травмованих осіб не надходила.</text:p>
      <text:p text:style-name="P4">
Водночас у Сумській області впродовж дня зафіксовані обстріли в районінаселених пунктів Бояро-Лежачі та Прогрес.</text:p>
      <text:p text:style-name="P4">
Так, з 12:44 до 12:50 зафіксовано 3 приходи, ймовірно міномет 82 мм, в районіБояро-Лежачі, також в районі цього ж населеного пункту з 13:20 до 13:25зафіксовано 4 приходи, ймовірно міномет 82 мм. Повідомляється, що про втратисеред місцевого населення чи пошкодження цивільної інфраструктури інформаціяне надходила.</text:p>
      <text:p text:style-name="P4">
<text:span text:style-name="T4">
Читайте також:</text:span>
 <text:a xlink:type="simple" xlink:href="https://www.ukrinform.ua/rubric-ato/3724986-armia-rf-z-vazkoi-artilerii-obstrilala-nikopol-poranenij-civilnij.html" text:style-name="Internet_20_link" text:visited-style-name="Visited_20_Internet_20_Link">
 Армія РФ з важкої артилерії <text:span text:style-name="T4">
обстріл</text:span>
 яла Нікополь,поранений цивільний </text:a>
</text:p>
      <text:p text:style-name="P4">
Окрім того, із 14:45 до 14:55 зафіксовано 4 приходи, ймовірно 120 мм міномет,районі населеного пункту Прогрес. Про втрати серед місцевого населення чипошкодження цивільної інфраструктури інформація уточнюється.</text:p>
      <text:p text:style-name="P4">
Як повідомлялося, сьогодні вночі та вранці ворог 20 разів обстрілявприкордоння Сумщини. Під ударом були 11 громад.</text:p>
      <text:p text:style-name="P4">
Source: <text:a xlink:type="simple" xlink:href="https://www.ukrinform.ua/rubric-ato/3725045-rosiani-obstrilali-prikordonna-cernigivsini-ta-sumsini-z-minometiv-35-prilotiv.html" text:style-name="Internet_20_link" text:visited-style-name="Visited_20_Internet_20_Link">
https://www.ukrinform.ua/rubric-ato/3725045-rosiani-obstrilali-prikordonna-cernigivsini-ta-sumsini-z-minometiv-35-prilotiv.html</text:a>
</text:p>
      <!--NEWS-->
      <text:h text:style-name="P10" text:outline-level="1">
<text:span text:style-name="T4">
Мудрик ризикує пропустити молодіжний Євро-2023 з футболу</text:span>
</text:h>
      <text:p text:style-name="P4">
Authors: Ukrinform (Person)</text:p>
      <text:p text:style-name="P4">
Publisher: Укринформ (Organization)</text:p>
      <text:p text:style-name="P4">
Published Time: 2023-06-19T22:29:09+03:00</text:p>
      <text:p text:style-name="P4">
Modified Time: 2023-06-19T22:29:09+03:00</text:p>
      <text:p text:style-name="P4">
Description: Михайло Мудрик може не виступити на молодіжному чемпіонаті Європи-2023 з футболу через проблеми зі здоров'ям. — Укрінформ.</text:p>
      <text:p text:style-name="P4">
Images: ['<text:a xlink:type="simple" xlink:href="https://static.ukrinform.com/photos/2023_06/thumb_files/630_360_1687201763-763.jpg" text:style-name="Internet_20_link" text:visited-style-name="Visited_20_Internet_20_Link">
630_360_16872...</text:a>
']</text:p>
      <text:p text:style-name="P4">
Tags: ['Футбол', 'Збірна України', 'Молодь']</text:p>
      <text:p text:style-name="P4">
Type: Article</text:p>
      <!--METADATA-->
      <text:p text:style-name="P4">
<draw:frame draw:style-name="fr1" draw:name="Image233" text:anchor-type="as-char" svg:width="6.9236in" svg:height="3.956343in" draw:z-index="0">
<draw:image xlink:href="../Images/yкринформ/2023-06-19T22-29-09-03-00/630_360_1687201763-763.jpg" xlink:type="simple" xlink:show="embed" xlink:actuate="onLoad" draw:mime-type="image/jpeg"/>
</draw:frame>
 МихайлоМудрик може не виступити на молодіжному чемпіонаті Європи-2023 з футболу черезпроблеми зі здоров'ям.</text:p>
      <text:p text:style-name="P4">
Форвард пропустив сьогоднішній відбірковий матч Євро-2024 Україна - Мальта(1:0), передає Укрінформ.</text:p>
      <text:p text:style-name="P4">
Про причину відсутності гравця розповів наставник «синьо-жовтих» СергійРебров.</text:p>
      <text:p text:style-name="P4">
«Михайло вчора на тренуванні відчув проблеми з литковим м'язом. Сьогодні нарозминці він спробував, сказав, що все добре, але перед тим як випускати йогона поле, він сказав, що не може. Тому під великим питанням його участь наЄвро. Він сам зобов'язаний вирішувати. Він дуже хоче поїхати. Якщо вінвідновиться, допоможе нашій збірній», - зазначив Ребров.</text:p>
      <text:p text:style-name="P4">
<text:span text:style-name="T4">
Читайте також:</text:span>
 <text:a xlink:type="simple" xlink:href="https://www.ukrinform.ua/rubric-sports/3724093-vinger-zbirnoi-ukraini-mihajlo-mudrik-nikoli-ne-sumnivajtesa-u-meni.html" text:style-name="Internet_20_link" text:visited-style-name="Visited_20_Internet_20_Link">
 Вінгер збірної України Михайло <text:span text:style-name="T4">
Мудрик</text:span>
 : Ніколи несумнівайтеся у мені </text:a>
</text:p>
      <text:p text:style-name="P4">
Турнірне становище: Англія - 9 очок (після 3-х ігор), Україна - 6 (3), Італія- 3 (2), Північна Македонія - 3 (2), Мальта - 0 (4).</text:p>
      <text:p text:style-name="P4">
Нагадаємо, молодіжна збірна України (гравці до 21-го року) 21 червня стартуєна чемпіонаті Європи U21 поєдинком проти команди Хорватії.</text:p>
      <text:p text:style-name="P4">
Фото: Getty Images/Global Images Ukraine.</text:p>
      <text:p text:style-name="P4">
Source: <text:a xlink:type="simple" xlink:href="https://www.ukrinform.ua/rubric-sports/3725046-mudrik-rizikue-propustiti-molodiznij-evro2023-z-futbolu.html" text:style-name="Internet_20_link" text:visited-style-name="Visited_20_Internet_20_Link">
https://www.ukrinform.ua/rubric-sports/3725046-mudrik-rizikue-propustiti-molodiznij-evro2023-z-futbolu.html</text:a>
</text:p>
      <!--NEWS-->
      <text:h text:style-name="P10" text:outline-level="1">
<text:span text:style-name="T4">
У Нацраді обговорили з польськими колегами протидію інформаційному тероризму</text:span>
</text:h>
      <text:p text:style-name="P4">
Authors: Ukrinform (Person)</text:p>
      <text:p text:style-name="P4">
Publisher: Укринформ (Organization)</text:p>
      <text:p text:style-name="P4">
Published Time: 2023-06-19T22:32:00+03:00</text:p>
      <text:p text:style-name="P4">
Modified Time: 2023-06-19T22:32:00+03:00</text:p>
      <text:p text:style-name="P4">
Description: Голова Національної ради з питань телебачення і радіомовлення Ольга Герасим’юк зустрілася з новим складом Національної ради з питань телебачення і радіомовлення Польщі (KRRiT). — Укрінформ.</text:p>
      <text:p text:style-name="P4">
Images: ['<text:a xlink:type="simple" xlink:href="https://static.ukrinform.com/photos/2023_06/thumb_files/630_360_1687201905-608.jpg" text:style-name="Internet_20_link" text:visited-style-name="Visited_20_Internet_20_Link">
630_360_16872...</text:a>
']</text:p>
      <text:p text:style-name="P4">
Tags: ['Польща', 'Пропаганда', 'Тероризм', 'ЗМІ', 'Нацрада']</text:p>
      <text:p text:style-name="P4">
Type: Article</text:p>
      <!--METADATA-->
      <text:p text:style-name="P4">
<draw:frame draw:style-name="fr1" draw:name="Image234" text:anchor-type="as-char" svg:width="6.9236in" svg:height="3.956343in" draw:z-index="0">
<draw:image xlink:href="../Images/yкринформ/2023-06-19T22-32-00-03-00/630_360_1687201905-608.jpg" xlink:type="simple" xlink:show="embed" xlink:actuate="onLoad" draw:mime-type="image/jpeg"/>
</draw:frame>
 ГоловаНаціональної ради з питань телебачення і радіомовлення Ольга Герасим’юкзустрілася з новим складом Національної ради з питань телебачення ірадіомовлення Польщі (KRRiT).</text:p>
      <text:p text:style-name="P4">
Як передає Укрінформ, про це повідомляє пресслужба <text:a xlink:type="simple" xlink:href="http://www.nrada.gov.ua/ukrayinskyj-polskyj-mediaregulyatory-obgovoryly-ob-yednannya-zusyl-v-borotbi-z-informatsijnym-teroryzmom/" text:style-name="Internet_20_link" text:visited-style-name="Visited_20_Internet_20_Link">
 Нацради</text:a>
.</text:p>
      <text:p text:style-name="P4">
«Майже рік тому - 13 липня 2022 року - обидва медіарегулятори підписалиМеморандум про співробітництво та вже спільно провели низку важливихрегуляторних консультацій», - ідеться в повідомленні.</text:p>
      <text:p text:style-name="P4">
На зустрічі сторони обговорили ініціативу KRRiT про об’єднання 9медіарегуляторів східноєвропейських країн, аби разом просувати стратегіюборотьби з російською пропагандою в Європейському Союзі. «Адже частина країнЗахідної Європи досі не повною мірою усвідомлюють її реальної загрози таполітикою неспротиву відчиняють двері інформаційному тероризму Кремля», -вказують у Нацраді.</text:p>
      <text:p text:style-name="P4">
Зазначається, що відомство братиме участь у розробці порядку денногоспеціальної зустрічі, яка відбудетеся у Варшаві у вересні й буде присвяченацьому об’єднанню.</text:p>
      <text:p text:style-name="P4">
<text:span text:style-name="T4">
Читайте також:</text:span>
 <text:a xlink:type="simple" xlink:href="https://www.ukrinform.ua/rubric-society/3692394-nacrada-vinesla-na-obgovorenna-14-proektiv-pidzakonnih-aktiv-do-zakonu-pro-media.html" text:style-name="Internet_20_link" text:visited-style-name="Visited_20_Internet_20_Link">
 <text:span text:style-name="T4">
Нацрада</text:span>
 винесла на обговорення 14 проєктівпідзаконних актів до Закону «Про медіа» </text:a>
</text:p>
      <text:p text:style-name="P4">
Сторони домовилися зафіксувати і відстоювати оцінювання терміном«інформаційний тероризм» тих дій, які вчиняє Росія в медіаполі. Вони разомстоятимуть за покарання в майбутньому російських пропагандистів за співучастьу <text:a xlink:type="simple" xlink:href="https://www.ukrinform.ua/tag-terorizm" text:style-name="Internet_20_link" text:visited-style-name="Visited_20_Internet_20_Link">
 тероризмі </text:a>
 .</text:p>
      <text:p text:style-name="P4">
У зустрічі із KRRiT взяли участь посол України в Польщі Василь Зварич, в.о.керівника Центру протидії дезінформації Андрій Шаповалов, керівник Stop FakeЄвген Федченко.</text:p>
      <text:p text:style-name="P4">
Як <text:a xlink:type="simple" xlink:href="http://www.ukrinform.ua/rubric-society/3723251-nacrada-ponovlue-perevirki-subektiv-u-sferi-media.html" text:style-name="Internet_20_link" text:visited-style-name="Visited_20_Internet_20_Link">
 повідомляв Укрінформ </text:a>
 ,Національна рада з питань телебачення та радіомовлення отримала змогу зновупроводити перевірки суб’єктів у сфері медіа.</text:p>
      <text:p text:style-name="P4">
<text:span text:style-name="T5">
Фото: nrada.gov.ua</text:span>
</text:p>
      <text:p text:style-name="P4">
Source: <text:a xlink:type="simple" xlink:href="https://www.ukrinform.ua/rubric-society/3725043-u-nacradi-obgovorili-z-polskimi-kolegami-protidiu-informacijnomu-terorizmu.html" text:style-name="Internet_20_link" text:visited-style-name="Visited_20_Internet_20_Link">
https://www.ukrinform.ua/rubric-society/3725043-u-nacradi-obgovorili-z-polskimi-kolegami-protidiu-informacijnomu-terorizmu.html</text:a>
</text:p>
      <!--NEWS-->
      <text:h text:style-name="P10" text:outline-level="1">
<text:span text:style-name="T4">
Президент: У нас немає втрачених бойових позицій, тільки звільнені</text:span>
</text:h>
      <text:p text:style-name="P4">
Authors: Ukrinform (Person)</text:p>
      <text:p text:style-name="P4">
Publisher: Укринформ (Organization)</text:p>
      <text:p text:style-name="P4">
Published Time: 2023-06-19T22:37:00+03:00</text:p>
      <text:p text:style-name="P4">
Modified Time: 2023-06-19T22:37:00+03:00</text:p>
      <text:p text:style-name="P4">
Description: На частині напрямків Сили оборони рухаються вперед, на частині - захищають позиції та протистоять штурмам російських загарбників і при цьому не мають втрачених позицій, тільки звільнен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ЗСУ', 'Зеленський', 'Війна з Росією', 'Контрнаступ']</text:p>
      <text:p text:style-name="P4">
Type: Article</text:p>
      <!--METADATA-->
      <text:p text:style-name="P4">
<draw:frame draw:style-name="fr1" draw:name="Image235" text:anchor-type="as-char" svg:width="6.9236in" svg:height="3.956343in" draw:z-index="0">
<draw:image xlink:href="../Images/yкринформ/2023-06-19T22-37-00-03-00/630_360_1661783861-434.jpeg" xlink:type="simple" xlink:show="embed" xlink:actuate="onLoad" draw:mime-type="image/jpeg"/>
</draw:frame>
 Начастині напрямків Сили оборони рухаються вперед, на частині - захищаютьпозиції та протистоять штурмам російських загарбників і при цьому не маютьвтрачених позицій, тільки звільнені.</text:p>
      <text:p text:style-name="P4">
Про це Володимир Зеленський сказав у <text:a xlink:type="simple" xlink:href="https://www.youtube.com/watch" text:style-name="Internet_20_link" text:visited-style-name="Visited_20_Internet_20_Link">
 вечірньому відеозверненні</text:a>
 , передає Укрінформ.</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 - зазначив Президент.</text:p>
      <text:p text:style-name="P4">
_Відео:<text:a xlink:type="simple" xlink:href="https://t.me/OP_UA/9752" text:style-name="Internet_20_link" text:visited-style-name="Visited_20_Internet_20_Link">
 Офіс Президента </text:a>
 _</text:p>
      <text:p text:style-name="P4">
Зеленський підкреслив, що на засіданні Ставки детально розглянули підготовкута забезпечення технікою нових бригад Національної гвардії та прикордонників,які «чекають свого часу для бойових дій».</text:p>
      <text:p text:style-name="P4">
Окрім того, глава Української держави поінформував, що на частині напрямківукраїнські воїни рухаються вперед, а на частині – захищають позиції,протистоять штурмам і посиленим атакам окупантів.</text:p>
      <text:p text:style-name="P4">
«У нас немає втрачених позицій. Тільки звільнені. У них – тільки втрати. Ізагалом – ситуація тиску, нашого тиску, який дає змогу прокладати шлях нашомупрапору», - дода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ato/3725024-vijskova-operacia-na-pivdni-mae-dekilka-zavdan-i-zsu-ih-vikonuut-malar.html" text:style-name="Internet_20_link" text:visited-style-name="Visited_20_Internet_20_Link">
 Військова операція на півдні має декілька завдань, і ЗСУїх виконують - <text:span text:style-name="T4">
Маляр</text:span>
 </text:a>
</text:p>
      <text:p text:style-name="P4">
Водночас він подякував українським воїнам, які залучені до активнихнаступальних та оборонних дій.</text:p>
      <text:p text:style-name="P4">
«Я дякую вам за кожну звільнену та за кожну захищену позицію!», - резюмувавглава Української держави.</text:p>
      <text:p text:style-name="P4">
Як повідомлялося, за два тижні наступальних дій на Бердянському таМелітопольському напрямках українські військові визволили вісім населенихпунктів.</text:p>
      <text:p text:style-name="P4">
<text:span text:style-name="T5">
Фото: ОП</text:span>
</text:p>
      <text:p text:style-name="P4">
Source: <text:a xlink:type="simple" xlink:href="https://www.ukrinform.ua/rubric-ato/3725049-prezident-u-nas-nemae-vtracenih-bojovih-pozicij-tilki-zvilneni.html" text:style-name="Internet_20_link" text:visited-style-name="Visited_20_Internet_20_Link">
https://www.ukrinform.ua/rubric-ato/3725049-prezident-u-nas-nemae-vtracenih-bojovih-pozicij-tilki-zvilneni.html</text:a>
</text:p>
      <!--NEWS-->
      <text:h text:style-name="P10" text:outline-level="1">
<text:span text:style-name="T4">
Зеленський відзначив штурмовий підрозділ ГУР «Артан»</text:span>
</text:h>
      <text:p text:style-name="P4">
Authors: Ukrinform (Person)</text:p>
      <text:p text:style-name="P4">
Publisher: Укринформ (Organization)</text:p>
      <text:p text:style-name="P4">
Published Time: 2023-06-19T22:41:00+03:00</text:p>
      <text:p text:style-name="P4">
Modified Time: 2023-06-19T22:41:00+03:00</text:p>
      <text:p text:style-name="P4">
Description: Президент України Володимир Зеленський особливо відзначив штурмовий підрозділ ГУР «Артан» та його командира майора Віктора Торкотюка.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Розвідка', 'Військові', 'Зеленський', 'Війна з Росією']</text:p>
      <text:p text:style-name="P4">
Type: Article</text:p>
      <!--METADATA-->
      <text:p text:style-name="P4">
<draw:frame draw:style-name="fr1" draw:name="Image236" text:anchor-type="as-char" svg:width="6.9236in" svg:height="3.956343in" draw:z-index="0">
<draw:image xlink:href="../Images/yкринформ/2023-06-19T22-41-00-03-00/630_360_1663930852-539.jpeg" xlink:type="simple" xlink:show="embed" xlink:actuate="onLoad" draw:mime-type="image/jpeg"/>
</draw:frame>
 ПрезидентУкраїни Володимир Зеленський особливо відзначив штурмовий підрозділ ГУР«Артан» та його командира майора Віктора Торкотюка.</text:p>
      <text:p text:style-name="P4">
Про це глава Української держави сказав у <text:a xlink:type="simple" xlink:href="https://t.me/OP_UA/9752" text:style-name="Internet_20_link" text:visited-style-name="Visited_20_Internet_20_Link">
 відеозверненні</text:a>
 , повідомляє Укрінформ.</text:p>
      <text:p text:style-name="P4">
Зеленський подякував усім, хто зараз у бою, на бойових постах та бойовихпозиціях.</text:p>
      <text:p text:style-name="P4">
_Відео:<text:a xlink:type="simple" xlink:href="https://t.me/OP_UA/9752" text:style-name="Internet_20_link" text:visited-style-name="Visited_20_Internet_20_Link">
 ОП </text:a>
 _</text:p>
      <text:p text:style-name="P4">
«Особливо сьогодні відзначу штурмовий підрозділ <text:a xlink:type="simple" xlink:href="https://www.ukrinform.ua/tag-rozvidka" text:style-name="Internet_20_link" text:visited-style-name="Visited_20_Internet_20_Link">
 ГУР</text:a>
 «Артан» і його командира майораТоркотюка. Дякую! І ще – наші Сили спеціальних операцій. Вікторе, усі хлопці –дуже дякую!», – підкреслив Президент.</text:p>
      <text:p text:style-name="P4">
<text:span text:style-name="T4">
Читайте також:</text:span>
 <text:a xlink:type="simple" xlink:href="https://www.ukrinform.ua/rubric-ato/3723509-prezident-vidznaciv-sist-pidrozdiliv-zsu-za-rezultativnist-na-fronti.html" text:style-name="Internet_20_link" text:visited-style-name="Visited_20_Internet_20_Link">
 Президент відзначив шість підрозділів ЗСУ зарезультативність на фронті </text:a>
</text:p>
      <text:p text:style-name="P4">
Глава держави висловив вдячність усім, хто воює і працює заради України.</text:p>
      <text:p text:style-name="P4">
<text:span text:style-name="T5">
Фото: ОП</text:span>
</text:p>
      <text:p text:style-name="P4">
Source: <text:a xlink:type="simple" xlink:href="https://www.ukrinform.ua/rubric-ato/3725048-zelenskij-vidznaciv-sturmovij-pidrozdil-gur-artan.html" text:style-name="Internet_20_link" text:visited-style-name="Visited_20_Internet_20_Link">
https://www.ukrinform.ua/rubric-ato/3725048-zelenskij-vidznaciv-sturmovij-pidrozdil-gur-artan.html</text:a>
</text:p>
      <!--NEWS-->
      <text:h text:style-name="P10" text:outline-level="1">
<text:span text:style-name="T4">
У російському полоні залишаються медики з Маріуполя - Коордштаб</text:span>
</text:h>
      <text:p text:style-name="P4">
Authors: Ukrinform (Person)</text:p>
      <text:p text:style-name="P4">
Publisher: Укринформ (Organization)</text:p>
      <text:p text:style-name="P4">
Published Time: 2023-06-19T22:48:00+03:00</text:p>
      <text:p text:style-name="P4">
Modified Time: 2023-06-19T22:48:00+03:00</text:p>
      <text:p text:style-name="P4">
Description: Росія тримає у заручниках медиків, які рятували життя людей у Маріуполі. — Укрінформ.</text:p>
      <text:p text:style-name="P4">
Images: ['<text:a xlink:type="simple" xlink:href="https://static.ukrinform.com/photos/2022_03/thumb_files/630_360_1648291233-648.jpg" text:style-name="Internet_20_link" text:visited-style-name="Visited_20_Internet_20_Link">
630_360_16482...</text:a>
']</text:p>
      <text:p text:style-name="P4">
Tags: ['Маріуполь', 'Медики', 'Полонені', 'Війна з Росією']</text:p>
      <text:p text:style-name="P4">
Type: Article</text:p>
      <!--METADATA-->
      <text:p text:style-name="P4">
<draw:frame draw:style-name="fr1" draw:name="Image237" text:anchor-type="as-char" svg:width="6.9236in" svg:height="3.956343in" draw:z-index="0">
<draw:image xlink:href="../Images/yкринформ/2023-06-19T22-48-00-03-00/630_360_1648291233-648.jpg" xlink:type="simple" xlink:show="embed" xlink:actuate="onLoad" draw:mime-type="image/jpeg"/>
</draw:frame>
 Росіятримає у заручниках медиків, які рятували життя людей у Маріуполі.</text:p>
      <text:p text:style-name="P4">
Як передає Укрінформ, про це Координаційний штаб з питань поводження звійськовополоненим повідомляє у <text:a xlink:type="simple" xlink:href="https://t.me/Koord_shtab/1272" text:style-name="Internet_20_link" text:visited-style-name="Visited_20_Internet_20_Link">
 Телеграмі </text:a>
 .</text:p>
      <text:p text:style-name="P4">
</text:p>
      <text:p text:style-name="P4">
У День медика представники Коордштабу взяли участь у заході громадськоїорганізації "Військові медики" на підтримку родин <text:a xlink:type="simple" xlink:href="https://www.ukrinform.ua/tag-mediki" text:style-name="Internet_20_link" text:visited-style-name="Visited_20_Internet_20_Link">
 медиків</text:a>
 , які перебувають у полоні.</text:p>
      <text:p text:style-name="P4">
<text:span text:style-name="T4">
Читайте також:</text:span>
 <text:a xlink:type="simple" xlink:href="https://www.ukrinform.ua/rubric-ato/3721443-se-95-ukrainskih-zahisnikiv-povernulisa-z-polonu.html" text:style-name="Internet_20_link" text:visited-style-name="Visited_20_Internet_20_Link">
 Ще 95 українських захисників повернулися з полону</text:a>
</text:p>
      <text:p text:style-name="P4">
“Частина військових медиків, які рятували життя побратимів та цивільних, ідосі перебувають в руках загарбників. Проте всі ми працюємо задля їхньогозвільнення”, - заявила представниця Коордштабу Вікторії Цимбалюк.</text:p>
      <text:p text:style-name="P4">
Під час мітингу, який пройшов у Києві на Майдані Незалежності, відбулосяспілкування з близькими військових медиків, які рятували життя в блокадномуМаріуполі, а також зі звільненими з полону медиками та їхніми сім'ями.Учасники події підтримали тих, хто ще чекає своїх рідних.</text:p>
      <text:p text:style-name="P4">
"Утримання в заручниках медичних працівників -- ще одне кричуще порушенняміжнародного гуманітарного права з боку Росії," - зазначили у Коордштабі ідодали, що Україна робить усе можливе, щоб на міжнародному рівні змусити Росіюпокращити умови утримання полонених та без будь-яких умов відпустити з неволіцивільних та некомбатантів.</text:p>
      <text:p text:style-name="P4">
<text:span text:style-name="T4">
Читайте також:</text:span>
 <text:a xlink:type="simple" xlink:href="https://www.ukrinform.ua/rubric-ato/3711039-poloneni-z-azovstali-povernuto-lise-koznogo-patogo-iz-majze-25-tisaci.html" text:style-name="Internet_20_link" text:visited-style-name="Visited_20_Internet_20_Link">
 <text:span text:style-name="T4">
Полонені</text:span>
 з “Азовсталі”: повернуто лише кожногоп’ятого із майже 2,5 тисячі </text:a>
</text:p>
      <text:p text:style-name="P4">
"Усі українські оборонці також мають повернутися з полону", - наголосили уКоординаційному штабі.</text:p>
      <text:p text:style-name="P4">
Як повідомляв Укрінформ, за словами міністра закордонних справ Дмитра Кулеби,Україна <text:a xlink:type="simple" xlink:href="https://www.ukrinform.ua/rubric-society/3720761-ukraina-povertatime-civilnih-polonenih-z-rf-dvoma-slahami-kuleba.html" text:style-name="Internet_20_link" text:visited-style-name="Visited_20_Internet_20_Link">
 повертатиме цивільних полонених </text:a>
 із Росії за допомогою третіх країн та міжнародних організацій.</text:p>
      <text:p text:style-name="P4">
Source: <text:a xlink:type="simple" xlink:href="https://www.ukrinform.ua/rubric-ato/3724895-u-rosijskomu-poloni-zalisautsa-mediki-z-mariupola-koordstab.html" text:style-name="Internet_20_link" text:visited-style-name="Visited_20_Internet_20_Link">
https://www.ukrinform.ua/rubric-ato/3724895-u-rosijskomu-poloni-zalisautsa-mediki-z-mariupola-koordstab.html</text:a>
</text:p>
      <!--NEWS-->
      <text:h text:style-name="P10" text:outline-level="1">
<text:span text:style-name="T4">
Зеленський анонсував вагоме продовження оборонної співпраці з Британією</text:span>
</text:h>
      <text:p text:style-name="P4">
Authors: Ukrinform (Person)</text:p>
      <text:p text:style-name="P4">
Publisher: Укринформ (Organization)</text:p>
      <text:p text:style-name="P4">
Published Time: 2023-06-19T22:56:00+03:00</text:p>
      <text:p text:style-name="P4">
Modified Time: 2023-06-19T22:56:00+03:00</text:p>
      <text:p text:style-name="P4">
Description: Оборонна співпраця України та Великої Британії матиме вагоме продовження. — Укрінформ.</text:p>
      <text:p text:style-name="P4">
Images: ['<text:a xlink:type="simple" xlink:href="https://static.ukrinform.com/photos/2017_05/thumb_files/630_360_1493638381-2689.jpg" text:style-name="Internet_20_link" text:visited-style-name="Visited_20_Internet_20_Link">
630_360_14936...</text:a>
']</text:p>
      <text:p text:style-name="P4">
Tags: ['Британія', 'Зброя', 'Зеленський', 'Війна з Росією', 'Ріші Сунак']</text:p>
      <text:p text:style-name="P4">
Type: Article</text:p>
      <!--METADATA-->
      <text:p text:style-name="P4">
<draw:frame draw:style-name="fr1" draw:name="Image239" text:anchor-type="as-char" svg:width="6.9236in" svg:height="3.956343in" draw:z-index="0">
<draw:image xlink:href="../Images/yкринформ/2023-06-19T22-56-00-03-00/630_360_1493638381-2689.jpg" xlink:type="simple" xlink:show="embed" xlink:actuate="onLoad" draw:mime-type="image/jpeg"/>
</draw:frame>
 Обороннаспівпраця України та Великої Британії матиме вагоме продовження.</text:p>
      <text:p text:style-name="P4">
Про це Володимир Зеленський сказав у <text:a xlink:type="simple" xlink:href="https://www.youtube.com/watch" text:style-name="Internet_20_link" text:visited-style-name="Visited_20_Internet_20_Link">
 вечірньому відеозверненні</text:a>
 , повідомляє Укрінформ.</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Наприклад, британські "Сторм шедоу", далекобійні ракети, роблятьзараз дуже корисну й точну справу на фронті. Як і багато іншої поставленоїсаме британцями зброї. І в цієї нашої співпраці буде вагоме продовження", –сказав Президент.</text:p>
      <text:p text:style-name="P4">
_Відео:<text:a xlink:type="simple" xlink:href="https://t.me/OP_UA/9752" text:style-name="Internet_20_link" text:visited-style-name="Visited_20_Internet_20_Link">
 Офіс Президента </text:a>
 _</text:p>
      <text:p text:style-name="P4">
Глава держави додав, що також обговорювалася підготовка саміту НАТО у Вільнюсіта змістовне наповнення цієї зустрічі.</text:p>
      <text:p text:style-name="P4">
"Сьогодні є й вагоме політичне рішення <text:a xlink:type="simple" xlink:href="https://www.ukrinform.ua/tag-britania" text:style-name="Internet_20_link" text:visited-style-name="Visited_20_Internet_20_Link">
 Британії</text:a>
 щодо санкцій – зберігати санкціїпроти Росії, поки агресор не компенсує всієї завданої шкоди нашим людям, нашійкраїні", - поінформував Зеленський.</text:p>
      <text:p text:style-name="P4">
<text:span text:style-name="T4">
Читайте також:</text:span>
 <text:a xlink:type="simple" xlink:href="https://www.ukrinform.ua/rubric-polytics/3724851-britania-zberigatime-sankcii-proti-rosii-do-viplati-moskvou-kompensacij-ukraini-mzs.html" text:style-name="Internet_20_link" text:visited-style-name="Visited_20_Internet_20_Link">
 Британія зберігатиме <text:span text:style-name="T4">
санкції</text:span>
 проти Росії до виплатиМосквою компенсацій Україні - МЗС </text:a>
</text:p>
      <text:p text:style-name="P4">
Він наголосив, що дуже важливо, аби активи держави-агресора та всіх осіб, якіпов’язані з нею, з тією системою панування, яку побудував Кремль на територіїРосії, – були використані на компенсацію шкоди, завданої російською війною йтерором.</text:p>
      <text:p text:style-name="P4">
"Це буде справедливо, і я вдячний усім британцям, які підтримують нас на шляхусправедливості", - додав глава держави.</text:p>
      <text:p text:style-name="P4">
Окрім цього, він зазначив, що в розмові із Сунаком обговорювалася підготовкаконференції в Лондоні з відбудови України, яка має відбутися найближчимиднями.</text:p>
      <text:p text:style-name="P4">
<text:span text:style-name="T4">
Читайте також:</text:span>
 <text:a xlink:type="simple" xlink:href="https://www.ukrinform.ua/rubric-economy/3724913-londonska-konferencia-rozglane-finansovu-dopomogu-dla-ukraini-pisla-2023-roku-fon-der-laen.html" text:style-name="Internet_20_link" text:visited-style-name="Visited_20_Internet_20_Link">
 <text:span text:style-name="T4">
Лондон</text:span>
 ська конференція розгляне фінансову допомогудля України після 2023 року - Урсула фон дер Ляєн</text:a>
</text:p>
      <text:p text:style-name="P4">
"Ми очікуємо від неї консолідації різних міжнародних зусиль, зокрема йвеликого бізнесу, у підтримці нашого відновлення. Відновлення, яке маєпродемонструвати всьому світові, що свобода є нездоланною", - резюмувавЗеленський.</text:p>
      <text:p text:style-name="P4">
Як <text:a xlink:type="simple" xlink:href="http://www.ukrinform.ua/rubric-polytics/3724762-zelenskij-obgovoriv-iz-sunakom-dalekobijnu-zbrou-dla-ukraini-samit-nato-i-sankcii-proti-rosii.html" text:style-name="Internet_20_link" text:visited-style-name="Visited_20_Internet_20_Link">
 повідомляв Укрінформ </text:a>
 , Зеленський обговорив із Сунакомпитання розширення спроможностей України на полі бою, підготовку до самітуНАТО у Вільнюсі, реалізацію української Формули миру та посилення санкційноготиску на Росію.</text:p>
      <text:p text:style-name="P4">
Source: <text:a xlink:type="simple" xlink:href="https://www.ukrinform.ua/rubric-ato/3725051-zelenskij-anonsuvav-vagome-prodovzenna-oboronnoi-spivpraci-z-britanieu.html" text:style-name="Internet_20_link" text:visited-style-name="Visited_20_Internet_20_Link">
https://www.ukrinform.ua/rubric-ato/3725051-zelenskij-anonsuvav-vagome-prodovzenna-oboronnoi-spivpraci-z-britanieu.html</text:a>
</text:p>
      <!--NEWS-->
      <text:h text:style-name="P10" text:outline-level="1">
<text:span text:style-name="T4">
Ребров: Ми лише 10 днів разом працюємо...</text:span>
</text:h>
      <text:p text:style-name="P4">
Authors: Ukrinform (Person)</text:p>
      <text:p text:style-name="P4">
Publisher: Укринформ (Organization)</text:p>
      <text:p text:style-name="P4">
Published Time: 2023-06-19T23:12:04+03:00</text:p>
      <text:p text:style-name="P4">
Modified Time: 2023-06-19T23:12:04+03:00</text:p>
      <text:p text:style-name="P4">
Description: Головний тренер національної збірної України з футболу Сергій Ребров поспілкувався із журналістами після поєдинку кваліфікації чемпіонату Європи-2024 із командою Мальти (1:0). — Укрінформ.</text:p>
      <text:p text:style-name="P4">
Images: ['<text:a xlink:type="simple" xlink:href="https://static.ukrinform.com/photos/2023_06/thumb_files/630_360_1687205279-419.jpg" text:style-name="Internet_20_link" text:visited-style-name="Visited_20_Internet_20_Link">
630_360_16872...</text:a>
']</text:p>
      <text:p text:style-name="P4">
Tags: ['Футбол', 'Ребров']</text:p>
      <text:p text:style-name="P4">
Type: Article</text:p>
      <!--METADATA-->
      <text:p text:style-name="P4">
<draw:frame draw:style-name="fr1" draw:name="Image240" text:anchor-type="as-char" svg:width="6.9236in" svg:height="3.956343in" draw:z-index="0">
<draw:image xlink:href="../Images/yкринформ/2023-06-19T23-12-04-03-00/630_360_1687205279-419.jpg" xlink:type="simple" xlink:show="embed" xlink:actuate="onLoad" draw:mime-type="image/jpeg"/>
</draw:frame>
 Головнийтренер національної збірної України з футболу Сергій Ребров поспілкувався ізжурналістами після поєдинку кваліфікації чемпіонату Європи-2024 із командоюМальти (1:0).</text:p>
      <text:p text:style-name="P4">
Про це повідомляє офіційний <text:a xlink:type="simple" xlink:href="https://uaf.ua/article/48572" text:style-name="Internet_20_link" text:visited-style-name="Visited_20_Internet_20_Link">
 сайт </text:a>
 Українськоїасоціації футболу (УАФ), передає Укрінформ.</text:p>
      <text:p text:style-name="P4">
- Важко проводити три гри за 10 днів. Ми знали, що ця зустріч буде дужеважкою. Як і в минулому матчі, більш упевнено провели другий тайм. Головнимсьогодні було здобути три очки й рухатися далі.</text:p>
      <text:p text:style-name="P4">
<text:span text:style-name="T4">
- Усі очікували більш упевненої перемоги. Це Україна зіграла гірше, ніжмогла, чи Мальта заслужила на похвалу?</text:span>
</text:p>
      <text:p text:style-name="P4">
- З такими командами нам дуже складно грати, бо в них дуже компактна оборона.Я розумів, що так буде, що в другому таймі ми будемо грати краще, ніж упершому. Вони витрачали дуже багато сил, багато пресингували, тож у другійполовині зустрічі з нашого боку була набагато краща гра. Я очікував на це. Мизавжди тяжко граємо проти такої насиченої оборони. Багато моментів мистворювали у другому таймі. Так, повинні були забивати більше. Знаю, що вУкраїні всі чекають на 5:0, 6:0, але зараз усі команди можуть оборонятися.</text:p>
      <text:p text:style-name="P4">
<text:span text:style-name="T4">
- Чому ви вирішили не включати до заявки на матч Кочергіна і Русина?</text:span>
</text:p>
      <text:p text:style-name="P4">
- Тому що в нас має бути 23 гравця, хтось повинен лишитися поза заявкою.</text:p>
      <text:p text:style-name="P4">
<text:span text:style-name="T4">
- Чи не вважаєте ви помилкою вихід Матвієнка у стартовому складі?</text:span>
</text:p>
      <text:p text:style-name="P4">
- Я не знаю, що таке помилки. Я дивлюся на те, наскільки гравці готові доматчу, як вони грають за свої клуби, аналізую. Як ви бачите, Миколенко не гравтривалий час. Це його перші два матчі після травми. Я планував його випуститиу другому таймі. Я вважаю, що він підвищив рівень нашої гри в атаці.</text:p>
      <text:p text:style-name="P4">
<text:span text:style-name="T4">
- Можливо, варто було спробувати Соболя на позиції лівого захисника замістьМатвієнка?</text:span>
</text:p>
      <text:p text:style-name="P4">
- Я люблю усіх гравців, але відштовхуюся від статистики, дивлюся, хто ліпшийна кожній позиції. У нас є конкуренція на кожній позиції, тому я вибираю, хтобуде грати. Це нормально.</text:p>
      <text:p text:style-name="P4">
<text:span text:style-name="T4">
- Звісно, зарано чогось вимагати від збірної України. Як ви вважаєте, чомунам так важко даються перемоги над суперниками на кшталт Мальти?</text:span>
</text:p>
      <text:p text:style-name="P4">
- Оборонятися вміють усі. Так, Англія перемогла 4:0, але вона забила швидкийм'яч. Без нього дуже складно. Зараз усі команди Європи вміють оборонятися.Мальта це продемонструвала в першому таймі. Я не здивований, що вийшла такаважка гра. Я не розумію, чому в Україні зараз усі вважають, що ми повиннівигравати з різницею у три-чотири голи. Зараз остання гра, червень, коли дляфутболістів нормально знаходитися у відпустках. Вони дуже втомилися післясезону, і я вдячний їм за те, що ми додали у другому таймі, як це було і впопередньому матчі. Так, поки не дуже виразно, але ми працюємо лише 10 днів.Не так просто не тільки пояснювати футболістам, а й утілити ідеї на полі. Коливони втомлені - це дуже важко зробити.</text:p>
      <text:p text:style-name="P4">
<text:span text:style-name="T4">
Читайте також:</text:span>
 <text:a xlink:type="simple" xlink:href="https://www.ukrinform.ua/rubric-sports/3725020-zbirna-ukraini-obigrala-maltu-u-vidbori-na-evro2024.html" text:style-name="Internet_20_link" text:visited-style-name="Visited_20_Internet_20_Link">
 Збірна України обіграла Мальту у відборі на Євро-2024</text:a>
</text:p>
      <text:p text:style-name="P4">
<text:span text:style-name="T4">
- Чи плануєте ви відвідувати матчі молодіжного Євро-2023?</text:span>
</text:p>
      <text:p text:style-name="P4">
- Так, я планую заїхати в Бухарест. Завтра туди вирушають мої помічникиВісенте Гомес та Гліб Платов. Я приїду на другу чи третю гру. Це дуже важливийтурнір. Я бажаю успіхів нашій команді, щоб ми потрапили на Олімпіаду. Зприводу гравців, то я з ними розмовляв, вони дуже бажають грати за молодіжнузбірну. Ніхто не казав, що хоче відпочити напередодні Євро. Вони зробили всеможливе. Я впевнений, що ці футболісти допоможуть нашій «молодіжці».</text:p>
      <text:p text:style-name="P4">
<text:span text:style-name="T4">
- Чого нам очікувати від вересневих матчів збірної України?</text:span>
</text:p>
      <text:p text:style-name="P4">
- Ми зараз зустрічалися з Німеччиною, показали гідну гру. Наступні ігрибудуть уже офіційними, треба готуватися серйозно до будь-яких поєдинків.Україна вже доводила, що здатна гідно грати із грандами. Ми завжди ставилиперед собою ціль — вихід із групи.</text:p>
      <text:p text:style-name="P4">
<text:span text:style-name="T4">
- Як оціните гру Циганкова, якого вже встигли призначити лідером команди?Як ви визначали, хто битиме другий пенальті?</text:span>
</text:p>
      <text:p text:style-name="P4">
- Сам Віктор поставив себе лідером команди. Ніхто його не призначав. Те, щовін робить в останніх трьох матчах, - його заслуга. Перед грою ми визначали,що Ярмоленко битиме пенальті. Але після невдалого виконання першого я бачив,що він сам запропонував Циганкову пробити. Я розумів, що Андрій не бувпсихологічно готовий до другого пенальті. Тому я вдячний Циганкову за те, щовін показав, що готовий до цього.</text:p>
      <text:p text:style-name="P4">
Фото: Getty Images.</text:p>
      <text:p text:style-name="P4">
Source: <text:a xlink:type="simple" xlink:href="https://www.ukrinform.ua/rubric-sports/3725052-rebrov-mi-lise-10-dniv-razom-pracuemo.html" text:style-name="Internet_20_link" text:visited-style-name="Visited_20_Internet_20_Link">
https://www.ukrinform.ua/rubric-sports/3725052-rebrov-mi-lise-10-dniv-razom-pracuemo.html</text:a>
</text:p>
      <!--NEWS-->
      <text:h text:style-name="P10" text:outline-level="1">
<text:span text:style-name="T4">
Залишитися жити та працювати у Литві планує третина українських біженців</text:span>
</text:h>
      <text:p text:style-name="P4">
Authors: Ukrinform (Person)</text:p>
      <text:p text:style-name="P4">
Publisher: Укринформ (Organization)</text:p>
      <text:p text:style-name="P4">
Published Time: 2023-06-19T23:14:00+03:00</text:p>
      <text:p text:style-name="P4">
Modified Time: 2023-06-19T23:14:00+03:00</text:p>
      <text:p text:style-name="P4">
Description: У майбутньому 34% українських біженців у Литві планують залишитися жити та працювати в цій країні. — Укрінформ.</text:p>
      <text:p text:style-name="P4">
Images: ['<text:a xlink:type="simple" xlink:href="https://static.ukrinform.com/photos/2023_06/thumb_files/630_360_1687194590-313.jpg" text:style-name="Internet_20_link" text:visited-style-name="Visited_20_Internet_20_Link">
630_360_16871...</text:a>
']</text:p>
      <text:p text:style-name="P4">
Tags: ['Литва', 'Опитування', 'Україна', 'Робота']</text:p>
      <text:p text:style-name="P4">
Type: Article</text:p>
      <!--METADATA-->
      <text:p text:style-name="P4">
<draw:frame draw:style-name="fr1" draw:name="Image241" text:anchor-type="as-char" svg:width="6.9236in" svg:height="3.956343in" draw:z-index="0">
<draw:image xlink:href="../Images/yкринформ/2023-06-19T23-14-00-03-00/630_360_1687194590-313.jpg" xlink:type="simple" xlink:show="embed" xlink:actuate="onLoad" draw:mime-type="image/jpeg"/>
</draw:frame>
 Умайбутньому 34% українських біженців у Литві планують залишитися жити тапрацювати в цій країні.</text:p>
      <text:p text:style-name="P4">
Про це свідчить анонімне опитування українців, які скористалися послугамиСлужби зайнятості, що проводиться другий рік, передає Укрінформ із посиланнямна <text:a xlink:type="simple" xlink:href="https://www.delfi.lt/be/news/live/sluzhba-zanyatosti-34-ukrainskih-voennyh-bezhencev-v-buduschem-planiruyut-zhit-i-rabotat-v-litve.d" text:style-name="Internet_20_link" text:visited-style-name="Visited_20_Internet_20_Link">
 Delfi </text:a>
 .</text:p>
      <text:p text:style-name="P4">
Проведене у травні опитування показало, що більшу частину опитаних біженцівстановлять жінки віком 30-40 років (83,2%), з яких більш ніж половина (52,5%)– з вищою освітою. Більшість українців зазначили, що литовці їх прийняли добречи дуже добре (97%). Цього року збільшилася кількість тих, хто не визначився зпланами на майбутнє, пов'язаними з життям у <text:a xlink:type="simple" xlink:href="https://www.ukrinform.ua/tag-litva" text:style-name="Internet_20_link" text:visited-style-name="Visited_20_Internet_20_Link">
 Литві</text:a>
 (40%), минулого року таких було 32%.</text:p>
      <text:p text:style-name="P4">
Литовська Служба зайнятості сприяє інтеграції українців у ринок праці,компенсуючи частину заробітної плати працедавцям, які їх працевлаштували. Зпочатку цього року 1400 біженців з України почали брати участь у програмісубсидованого працевлаштування. За даними опитування, 89,1% опитаних українцівзадоволені наданими Службою зайнятості послугами (порівняно з даними минулогороку, ця оцінка покращала на 3,4%).</text:p>
      <text:p text:style-name="P4">
53,5% респондентам, які брали участь в опитуванні, вдалося працевлаштуватися.Більшість стверджує, що умови праці їх задовольняють, хоча половина опитанихукраїнців хотіли б вищої зарплати. 89% респондентів зазначили, що спілкуванняу робочому середовищі відбувається добре чи дуже добре.</text:p>
      <text:p text:style-name="P4">
<text:span text:style-name="T4">
Читайте також:</text:span>
 <text:a xlink:type="simple" xlink:href="https://www.ukrinform.ua/rubric-society/3722545-u-litvi-pracevlastuvalisa-ponad-25-000-ukrainciv.html" text:style-name="Internet_20_link" text:visited-style-name="Visited_20_Internet_20_Link">
 У <text:span text:style-name="T4">
Литві</text:span>
 працевлаштувалися понад 25 000 українців</text:a>
</text:p>
      <text:p text:style-name="P4">
Попри це, Служба зайнятості активно закликає українців, які працюють у Литвіабо збираються тут працювати, вивчати литовську мову. «Найбільшою проблемою,яка перешкоджає легшому працевлаштуванню, навчанню чи роботі нависококваліфікованих посадах, було незнання литовської мови. Тепер ми можемозапропонувати курси всім іноземцям, які хочуть будувати своє майбутнє уЛитві», - зазначила заступниця директора Служби зайнятості Гедре Синкявиче</text:p>
      <text:p text:style-name="P4">
Як повідомлялося, за даними Центробанку Литви, 2022 року українці створилидодану вартість на 400 млн євро – 1% валового внутрішнього продукту.Міністерство соціального захисту та праці повідомляло, що за рік війни вУкраїні українські біженці, які знайшли притулок у Литві, сплатили до бюджетукраїни понад 58 млн євро податків.</text:p>
      <text:p text:style-name="P4">
<text:span text:style-name="T5">
Фото: Zuma Press / Scanpix</text:span>
</text:p>
      <text:p text:style-name="P4">
Source: <text:a xlink:type="simple" xlink:href="https://www.ukrinform.ua/rubric-society/3724998-zalisitisa-ziti-ta-pracuvati-u-litvi-planue-tretina-ukrainskih-bizenciv.html" text:style-name="Internet_20_link" text:visited-style-name="Visited_20_Internet_20_Link">
https://www.ukrinform.ua/rubric-society/3724998-zalisitisa-ziti-ta-pracuvati-u-litvi-planue-tretina-ukrainskih-bizenciv.html</text:a>
</text:p>
      <!--NEWS-->
      <text:h text:style-name="P10" text:outline-level="1">
<text:span text:style-name="T4">
Кулеба: Українських полонених вивезли до Угорщини в політичних інтересах Орбана</text:span>
</text:h>
      <text:p text:style-name="P4">
Authors: Ukrinform (Person)</text:p>
      <text:p text:style-name="P4">
Publisher: Укринформ (Organization)</text:p>
      <text:p text:style-name="P4">
Published Time: 2023-06-19T23:32:00+03:00</text:p>
      <text:p text:style-name="P4">
Modified Time: 2023-06-19T23:32:00+03:00</text:p>
      <text:p text:style-name="P4">
Description: Операція з вивезення до Угорщини 11 українських полонених була реалізована в політичних інтересах однієї людини - прем'єр-міністра цієї країни Віктора Орбана.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рбан', 'Угорщина', 'Полонені', 'Війна з Росією', 'Єдині новини']</text:p>
      <text:p text:style-name="P4">
Type: Article</text:p>
      <!--METADATA-->
      <text:p text:style-name="P4">
<draw:frame draw:style-name="fr1" draw:name="Image242" text:anchor-type="as-char" svg:width="6.9236in" svg:height="3.956343in" draw:z-index="0">
<draw:image xlink:href="../Images/yкринформ/2023-06-19T23-32-00-03-00/630_360_1685367365-251.jpg" xlink:type="simple" xlink:show="embed" xlink:actuate="onLoad" draw:mime-type="image/jpeg"/>
</draw:frame>
 Операція звивезення до Угорщини 11 українських полонених була реалізована в політичнихінтересах однієї людини - прем'єр-міністра цієї країни Віктора Орбана.</text:p>
      <text:p text:style-name="P4">
Як передає Укрінформ із посиланням на <text:a xlink:type="simple" xlink:href="https://t.me/svoboda_radio/18585" text:style-name="Internet_20_link" text:visited-style-name="Visited_20_Internet_20_Link">
 Радіо Свобода</text:a>
 , про це глава МЗС Дмитро Кулеба сказав вефірі телемарафону.</text:p>
      <text:p text:style-name="P4">
«Там була одна проста мета: Віктор Орбан мав показати угорцям і в Угорщині, іпоза межами Угорщини, що він - їхній єдиний захисник. Уся ця операція булареалізована в політичних інтересах однієї людини», - зазначив міністр.</text:p>
      <text:p text:style-name="P4">
Кулеба додав, що, за неофіційною інформацією, до цього «були залучені іншігравці, і не лише з Угорщини».</text:p>
      <text:p text:style-name="P4">
<text:span text:style-name="T4">
Читайте також:</text:span>
 <text:a xlink:type="simple" xlink:href="https://www.ukrinform.ua/rubric-polytics/3724897-ugorsina-mae-poasniti-svou-ucast-u-zvilnenni-ukrainskih-vijskovopolonenih-evrokomisia.html" text:style-name="Internet_20_link" text:visited-style-name="Visited_20_Internet_20_Link">
 <text:span text:style-name="T4">
Угорщина</text:span>
 має пояснити свою участь у звільненніукраїнських військовополонених - Єврокомісія</text:a>
</text:p>
      <text:p text:style-name="P4">
Як повідомлялося, 9 червня до Міністерства закордонних справ України запросилитимчасового повіреного у справах Угорщини і передали йому звернення з вимогоюнадати детальну інформацію про переданих Росією Будапешту українських <text:a xlink:type="simple" xlink:href="https://www.ukrinform.ua/tag-poloneni" text:style-name="Internet_20_link" text:visited-style-name="Visited_20_Internet_20_Link">
військовополонених </text:a>
 і невідкладнозабезпечити до них доступ консула.</text:p>
      <text:p text:style-name="P4">
Український уряд не був поінформований про відповідні перемовини між угорськоюта російською сторонами. Про те, що Росія передала Будапешту одинадцятьукраїнців угорського походження, українська сторона дізналася з публічних заяввіцепрем‘єр-міністра Угорщини Жолта Шем’єна.</text:p>
      <text:p text:style-name="P4">
<text:span text:style-name="T4">
Читайте також:</text:span>
 <text:a xlink:type="simple" xlink:href="https://www.ukrinform.ua/rubric-world/3723540-u-orbana-kazut-so-ne-znali-pro-peredacu-ukrainskih-polonenih-z-rosii.html" text:style-name="Internet_20_link" text:visited-style-name="Visited_20_Internet_20_Link">
 У Орбана кажуть, що не знали про передачу українськихполонених з Росії </text:a>
</text:p>
      <text:p text:style-name="P4">
МЗС України <text:a xlink:type="simple" xlink:href="http://www.ukrinform.ua/rubric-polytics/3724799-mzs-vimagae-dopustiti-konsula-do-ukrainskih-polonenih-akih-ugorsina-utrimue-v-izolacii.html" text:style-name="Internet_20_link" text:visited-style-name="Visited_20_Internet_20_Link">
 вимагає негайно допустити українського консула до 11 українськихвійськовополонених </text:a>
 , переданих Росією Будапешту, яких Угорщина утримує в ізоляції.</text:p>
      <text:p text:style-name="P4">
За словами речника МЗС Олега Ніколенка, всі спроби дипломатів протягомостанніх днів встановити прямий контакт із українськими громадянами не малиуспіху. Він додав, що фактично передані Росією Будапешту українські громадяниутримуються в ізоляції, не мають доступу до відкритих джерел інформації, їхнєспілкування із рідними відбувається в присутності третіх осіб, їм відмовляютьу встановленні контакту із посольством України.</text:p>
      <text:p text:style-name="P4">
<text:span text:style-name="T5">
Фото: Дмитро Кулеба, Фейсбук</text:span>
</text:p>
      <text:p text:style-name="P4">
Source: <text:a xlink:type="simple" xlink:href="https://www.ukrinform.ua/rubric-polytics/3725056-kuleba-ukrainskih-polonenih-vivezli-do-ugorsini-v-politicnih-interesah-orbana.html" text:style-name="Internet_20_link" text:visited-style-name="Visited_20_Internet_20_Link">
https://www.ukrinform.ua/rubric-polytics/3725056-kuleba-ukrainskih-polonenih-vivezli-do-ugorsini-v-politicnih-interesah-orbana.html</text:a>
</text:p>
      <!--NEWS-->
      <text:h text:style-name="P10" text:outline-level="1">
<text:span text:style-name="T4">
Макрон оголосив, що Україна вже отримала протиракетний комплекс SAMP/T</text:span>
</text:h>
      <text:p text:style-name="P4">
Authors: Ukrinform (Person)</text:p>
      <text:p text:style-name="P4">
Publisher: Укринформ (Organization)</text:p>
      <text:p text:style-name="P4">
Published Time: 2023-06-19T23:51:00+03:00</text:p>
      <text:p text:style-name="P4">
Modified Time: 2023-06-19T23:51:00+03:00</text:p>
      <text:p text:style-name="P4">
Description: Еммануель Макрон оголосив, що Україна отримала французько-італійський комплекс протиповітряної оборони середньої дальності SAMP/T. — Укрінформ.</text:p>
      <text:p text:style-name="P4">
Images: ['<text:a xlink:type="simple" xlink:href="https://static.ukrinform.com/photos/2022_11/thumb_files/630_360_1667928809-564.jpg" text:style-name="Internet_20_link" text:visited-style-name="Visited_20_Internet_20_Link">
630_360_16679...</text:a>
']</text:p>
      <text:p text:style-name="P4">
Tags: ['Ле Бурже', 'Макрон', 'Україна', 'Війна з Росією', 'ППО']</text:p>
      <text:p text:style-name="P4">
Type: Article</text:p>
      <!--METADATA-->
      <text:p text:style-name="P4">
<draw:frame draw:style-name="fr1" draw:name="Image243" text:anchor-type="as-char" svg:width="6.9236in" svg:height="3.956343in" draw:z-index="0">
<draw:image xlink:href="../Images/yкринформ/2023-06-19T23-51-00-03-00/630_360_1667928809-564.jpg" xlink:type="simple" xlink:show="embed" xlink:actuate="onLoad" draw:mime-type="image/jpeg"/>
</draw:frame>
 ЕммануельМакрон оголосив, що Україна отримала французько-італійський комплекспротиповітряної оборони середньої дальності SAMP/T.</text:p>
      <text:p text:style-name="P4">
Як передає Укрінформ з посиланням на <text:a xlink:type="simple" xlink:href="http://www.lemonde.fr/international/live/2023/06/19/guerre-en-ukraine-en-direct-un-systeme-de-defense-sol-air-samp-t-a-ete-livre-en-ukraine-annonce-emmanuel-macron_6178235_3210.html" text:style-name="Internet_20_link" text:visited-style-name="Visited_20_Internet_20_Link">
 Le Monde</text:a>
 , про це президент Франції заявив,виступаючи в рамках заходів на авіасалоні в Ле Бурже.</text:p>
      <text:p text:style-name="P4">
За словами Макрона, комплекс уже доставлено в Україну, він функціонує і«захищає ключові об'єкти та життя».</text:p>
      <text:p text:style-name="P4">
Франція оголосила про постачання Україні цього зенітно-ракетного комплексу,який є аналогом американського Patriot, на початку лютого.</text:p>
      <text:p text:style-name="P4">
<text:span text:style-name="T4">
Читайте також:</text:span>
 <text:a xlink:type="simple" xlink:href="https://www.ukrinform.ua/rubric-ato/3718348-ignat-pro-sampt-spodivaemos-so-na-praktici-vin-bude-ne-girsij-za-patriot.html" text:style-name="Internet_20_link" text:visited-style-name="Visited_20_Internet_20_Link">
 Ігнат — про <text:span text:style-name="T4">
SAMP</text:span>
 -T: Сподіваємось, що на практиці вінбуде не гірший за Patriot </text:a>
</text:p>
      <text:p text:style-name="P4">
Зазначається, що SAMP/T Mamba – перша розроблена в Європі протиракетна системасереднього радіуса дії. Вона вже розгорнута в Румунії для захисту стратегічноважливого чорноморського порту Констанца.</text:p>
      <text:p text:style-name="P4">
SAMP/T може знищувати літаки на відстані від 3 км до 100 км та балістичні <text:a xlink:type="simple" xlink:href="https://www.ukrinform.ua/tag-raketa" text:style-name="Internet_20_link" text:visited-style-name="Visited_20_Internet_20_Link">
ракети </text:a>
 на дальності від 3 км до 25 км,висота ураження — до 25 км.</text:p>
      <text:p text:style-name="P4">
Source: <text:a xlink:type="simple" xlink:href="https://www.ukrinform.ua/rubric-ato/3725060-makron-ogolosiv-so-ukraina-vze-otrimala-protiraketnij-kompleks-sampt.html" text:style-name="Internet_20_link" text:visited-style-name="Visited_20_Internet_20_Link">
https://www.ukrinform.ua/rubric-ato/3725060-makron-ogolosiv-so-ukraina-vze-otrimala-protiraketnij-kompleks-sampt.html</text:a>
</text:p>
      <!--NEWS-->
      <text:h text:style-name="P10" text:outline-level="1">
<text:span text:style-name="T4">
Футболісти Англії розгромили північних македонців у кваліфікації Євро-2024</text:span>
</text:h>
      <text:p text:style-name="P4">
Authors: Ukrinform (Person)</text:p>
      <text:p text:style-name="P4">
Publisher: Укринформ (Organization)</text:p>
      <text:p text:style-name="P4">
Published Time: 2023-06-19T23:54:00+03:00</text:p>
      <text:p text:style-name="P4">
Modified Time: 2023-06-19T23:54:00+03:00</text:p>
      <text:p text:style-name="P4">
Description: Національна збірна Англії з футболу здобула четверту перемогу поспіль у відбірковому турнірі чемпіонату Європи-2024. — Укрінформ.</text:p>
      <text:p text:style-name="P4">
Images: ['<text:a xlink:type="simple" xlink:href="https://static.ukrinform.com/photos/2023_06/thumb_files/630_360_1687207409-915.jpg" text:style-name="Internet_20_link" text:visited-style-name="Visited_20_Internet_20_Link">
630_360_16872...</text:a>
']</text:p>
      <text:p text:style-name="P4">
Tags: None</text:p>
      <text:p text:style-name="P4">
Type: Article</text:p>
      <!--METADATA-->
      <text:p text:style-name="P4">
<draw:frame draw:style-name="fr1" draw:name="Image244" text:anchor-type="as-char" svg:width="6.9236in" svg:height="3.956343in" draw:z-index="0">
<draw:image xlink:href="../Images/yкринформ/2023-06-19T23-54-00-03-00/630_360_1687207409-915.jpg" xlink:type="simple" xlink:show="embed" xlink:actuate="onLoad" draw:mime-type="image/jpeg"/>
</draw:frame>
Національна збірна Англії з футболу здобула четверту перемогу поспіль увідбірковому турнірі чемпіонату Європи-2024.</text:p>
      <text:p text:style-name="P4">
У Манчестері англійці завдали нищівної поразки команлі Північної Македонії -7:0, передає Укрінформ.</text:p>
      <text:p text:style-name="P4">
Голи: Кейн, 29, 73 (з пенальті), Сака, 39, 47, 51, Решфорд, 45, Філіпс, 64.</text:p>
      <text:p text:style-name="P4">
Як повідомлялося, збірна України сьогодні переграла футболістів Мальти - 1:0.</text:p>
      <text:p text:style-name="P4">
<text:span text:style-name="T4">
Читайте також:</text:span>
 <text:a xlink:type="simple" xlink:href="https://www.ukrinform.ua/rubric-sports/3725020-zbirna-ukraini-obigrala-maltu-u-vidbori-na-evro2024.html" text:style-name="Internet_20_link" text:visited-style-name="Visited_20_Internet_20_Link">
 Збірна України обіграла Мальту у відборі на Євро-2024</text:a>
</text:p>
      <text:p text:style-name="P4">
Турнірне становище у відбірковій групі С Євро-2024: Англія - 12 очок (після4-х ігор), Україна - 6 (3), Італія - 3 (2), Північна Македонія - 3 (3), Мальта- 0 (4).</text:p>
      <text:p text:style-name="P4">
Фото: AFP.</text:p>
      <text:p text:style-name="P4">
Source: <text:a xlink:type="simple" xlink:href="https://www.ukrinform.ua/rubric-sports/3725058-futbolisti-anglii-rozgromili-pivnicnih-makedonciv-u-kvalifikacii-evro2024.html" text:style-name="Internet_20_link" text:visited-style-name="Visited_20_Internet_20_Link">
https://www.ukrinform.ua/rubric-sports/3725058-futbolisti-anglii-rozgromili-pivnicnih-makedonciv-u-kvalifikacii-evro2024.html</text:a>
</text:p>
      <!--NEWS-->
      <text:h text:style-name="P10" text:outline-level="1">
<text:span text:style-name="T4">
На Бердянському та Мелітопольському напрямках за два тижні звільнено 8 населених пунктів — Ганна Маляр</text:span>
</text:h>
      <text:p text:style-name="P4">
Author: ['АРМІЯINFORM']</text:p>
      <text:p text:style-name="P4">
Time: 2023-06-19T24:00:00-04:00</text:p>
      <text:p text:style-name="P4">
Description: У ході двох тижнів наступальних дій на Бердянському та Мелітопольському напря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ВТОРГНЕННЯ РФ', 'ГАННА МАЛЯР', 'ХРОНІКА ОБОРОНИ']</text:p>
      <text:p text:style-name="P4">
Category: News</text:p>
      <!--METADATA-->
      <text:p text:style-name="P4">
<draw:frame draw:style-name="fr1" draw:name="Image245" text:anchor-type="as-char" svg:width="6.9236in" svg:height="3.952222in" draw:z-index="0">
<draw:image xlink:href="../Images/AРМІЯINFORM/2023-06-19T24-00-00-04-00/193980.jpg" xlink:type="simple" xlink:show="embed" xlink:actuate="onLoad" draw:mime-type="image/jpeg"/>
</draw:frame>
</text:p>
      <text:p text:style-name="P4">
У ході двох тижнів наступальних дій на Бердянському та Мелітопольськомунапрямках підрозділи ОСУВ «Таврія» звільнили <text:span text:style-name="T4">
8</text:span>
 населених пунктів:<text:span text:style-name="T4">
Новодарівку, Левадне, Сторожеве, Макарівку, Благодатне, Лобкове, Нескучне, П'ятихатки.</text:span>
</text:p>
      <text:p text:style-name="P4">
Про це повідомила заступник Міністра оборони України Ганна Маляр у<text:a xlink:type="simple" xlink:href="https://t.me/annamaliar/858" text:style-name="Internet_20_link" text:visited-style-name="Visited_20_Internet_20_Link">
Телеграм</text:a>
.</text:p>
      <text:p text:style-name="P4">
«На півдні протягом минулого тижня відбувався наступ на декількох напрямках.Підрозділи ракетних військ і артилерії Сил оборони Таврійського напрямкупротягом тижня виконали <text:span text:style-name="T4">
10 125</text:span>
 вогневих завдань», — зазначила вона.</text:p>
      <text:p text:style-name="P4">
Ц цілому, за словами Ганни Маляр, підрозділи на Таврійському напрямкупросунулися в глибину противника <text:span text:style-name="T4">
до 7 км</text:span>
.</text:p>
      <text:p text:style-name="P4">
Звільнена на півдні площа складає <text:span text:style-name="T4">
113</text:span>
 квадратних кілометрів. Активнаробота Сил оборони Таврійського напрямку триває.</text:p>
      <text:p text:style-name="P4">
«За минулий тиждень ворог ніс суттєві втрати. Зокрема, втрати противника навсіх напрямках склали понад <text:span text:style-name="T4">
4600</text:span>
 вбитих та поранених, крім того, нашіоборонці взяли в полон понад <text:span text:style-name="T4">
80</text:span>
 бійців агресора», — заявила вона.</text:p>
      <text:p text:style-name="P4">
Також, як наголосила заступник Міністра оборони України, нашими Силами оборонибуло знищено понад <text:span text:style-name="T4">
400</text:span>
 одиниць ворожої техніки та озброєння, серед яких —вертольоти, танки, гаубиці, протитанковий ракетний комплекс тощо.</text:p>
      <text:p text:style-name="P4">
Source: <text:a xlink:type="simple" xlink:href="https://armyinform.com.ua/2023/06/19/na-berdyanskomu-ta-melitopolskomu-napryamkah-za-dva-tyzhni-zvilneno-8-naselenyh-punktiv-ganna-malyar/" text:style-name="Internet_20_link" text:visited-style-name="Visited_20_Internet_20_Link">
https://armyinform.com.ua/2023/06/19/na-berdyanskomu-ta-melitopolskomu-napryamkah-za-dva-tyzhni-zvilneno-8-naselenyh-punktiv-ganna-malyar/</text:a>
</text:p>
      <!--NEWS-->
      <text:h text:style-name="P10" text:outline-level="1">
<text:span text:style-name="T4">
В Україні хвилина мовчання</text:span>
</text:h>
      <text:p text:style-name="P4">
Author: ['АРМІЯINFORM']</text:p>
      <text:p text:style-name="P4">
Time: 2023-06-19T2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6-19T2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9/v-ukrayini-hvylyna-movchannya/" text:style-name="Internet_20_link" text:visited-style-name="Visited_20_Internet_20_Link">
https://armyinform.com.ua/2023/06/19/v-ukrayini-hvylyna-movchannya/</text:a>
</text:p>
      <!--NEWS-->
      <text:h text:style-name="P10" text:outline-level="1">
<text:span text:style-name="T4">
Армійка Ірина Климець виборола «золото» на Світовому турнірі в Естонії</text:span>
</text:h>
      <text:p text:style-name="P4">
Author: ['АРМІЯINFORM']</text:p>
      <text:p text:style-name="P4">
Time: 2023-06-19T28:00:00-04:00</text:p>
      <text:p text:style-name="P4">
Description: Армійська спортсменка Ірина Климець посіла перше місце з метання молота на турнірі се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_2022-08-24_214305263.png" text:style-name="Internet_20_link" text:visited-style-name="Visited_20_Internet_20_Link">
zobrazhennya_2022-08-24_214305263.png</text:a>
']</text:p>
      <text:p text:style-name="P4">
Tags: ['АРМІЙКА', 'АРМІЙСЬКИЙ СПОРТ', 'ЕСТОНІЯ', 'ТУРНІР']</text:p>
      <text:p text:style-name="P4">
Category: News</text:p>
      <!--METADATA-->
      <text:p text:style-name="P4">
<draw:frame draw:style-name="fr1" draw:name="Image247" text:anchor-type="as-char" svg:width="6.9236in" svg:height="4.615733in" draw:z-index="0">
<draw:image xlink:href="../Images/AРМІЯINFORM/2023-06-19T28-00-00-04-00/zobrazhennya_2022-08-24_214305263.png" xlink:type="simple" xlink:show="embed" xlink:actuate="onLoad" draw:mime-type="image/png"/>
</draw:frame>
</text:p>
      <text:p text:style-name="P4">
Армійська спортсменка Ірина Климець посіла перше місце з метання молота натурнірі серії World Athletics Continental Tour Bronze-2023, що в Естонії.</text:p>
      <text:p text:style-name="P4">
Про це<text:a xlink:type="simple" xlink:href="https://www.facebook.com/olympicua/posts/pfbid02GNyng7N7q6xx9F44uU2zjzZoiZCNTjKoHwsu9bLn3Gs6LfA25iYRS1G6Lh5Md8DGl" text:style-name="Internet_20_link" text:visited-style-name="Visited_20_Internet_20_Link">
повідомляє</text:a>
Національний олімпійський комітет України.</text:p>
      <text:p text:style-name="P4">
Армійка перемогла з результатом 69,53 метра.</text:p>
      <text:p text:style-name="P4">
Спортсменка змагалася в категорії «метання молота на чотири кілограми». Іринавиборола «золоту» нагороду, обійшовши спортсменок із Канади та Азербайджану.</text:p>
      <text:p text:style-name="P4">
Source: <text:a xlink:type="simple" xlink:href="https://armyinform.com.ua/2023/06/19/armijka-iryna-klymecz-vyborola-zoloto-na-svitovomu-turniri-v-estoniyi/" text:style-name="Internet_20_link" text:visited-style-name="Visited_20_Internet_20_Link">
https://armyinform.com.ua/2023/06/19/armijka-iryna-klymecz-vyborola-zoloto-na-svitovomu-turniri-v-estoniyi/</text:a>
</text:p>
      <!--NEWS-->
      <text:h text:style-name="P10" text:outline-level="1">
<text:span text:style-name="T4">
Михайло Федоров: Наше завдання — створити найкращі у світі умови для розвитку українських БПЛА</text:span>
</text:h>
      <text:p text:style-name="P4">
Author: ['АРМІЯINFORM']</text:p>
      <text:p text:style-name="P4">
Time: 2023-06-19T2:00:00-04:00</text:p>
      <text:p text:style-name="P4">
Description: Нині в Україні активно розвиваються інновації у сфері оборонних технологій.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operatory-bpla-5.jpg" text:style-name="Internet_20_link" text:visited-style-name="Visited_20_Internet_20_Link">
operatory-bpla-5.jpg</text:a>
']</text:p>
      <text:p text:style-name="P4">
Tags: ['STOPRUSSIA', 'АГРЕСІЯ РФ', 'БПЛА', 'ВІЙНА', 'ВТОРГНЕННЯ РФ', 'МИХАЙЛО ФЕДОРОВ', 'УРЯДОВИЙ ПОРТАЛ']</text:p>
      <text:p text:style-name="P4">
Category: News</text:p>
      <!--METADATA-->
      <text:p text:style-name="P4">
<draw:frame draw:style-name="fr1" draw:name="Image248" text:anchor-type="as-char" svg:width="6.9236in" svg:height="4.609964in" draw:z-index="0">
<draw:image xlink:href="../Images/AРМІЯINFORM/2023-06-19T2-00-00-04-00/operatory-bpla-5.jpg" xlink:type="simple" xlink:show="embed" xlink:actuate="onLoad" draw:mime-type="image/jpeg"/>
</draw:frame>
</text:p>
      <text:p text:style-name="P4">
Нині в Україні активно розвиваються інновації у сфері оборонних технологій.Для пришвидшення розвитку defence-tech уже працює кластер Brave1, такожпродовжує розвиватися проєкт Армія дронів. Робимо все для того, щоб створитинайкращі умови для старту технологічних компаній. Про це Віцепрем’єр-міністр зінновацій, розвитку освіти, науки та технологій — Міністр цифровоїтрансформації Михайло Федоров.</text:p>
      <text:p text:style-name="P4">
Проєкт Армія дронів розпочинався в межах фандрейзингової платформи UNITED24,коли люди з усього світу об’єдналися в підтримці України. Поступово проєктпереріс у велику державну програму. Загалом лише за кошти UNITED24 придбали3864 комплекси дронів на понад 4,3 млрд гривень.</text:p>
      <text:p text:style-name="P4">
«Ми досягли значних результатів, щоб збільшити кількість дронів українськоговиробництва на фронті в сотні разів. Для українських виробників прибралибюрократію, збільшили фінансування, допомагаємо з логістикою і складниками.Загалом завдяки проєкту Армія дронів почала змінюватися доктрина застосуванняБПЛА в ЗСУ. Вже створені 11 ударних рот, які працюють за новою доктриною. Нашезавдання — створити найкращі у світі умови, щоб БПЛА в Україні було більше.Адже технології зберігають життя військових. Усе просто: є дрон — є інформаціяпро пересування росіян. Є дрон — є інформація, як артилерії влучити в ціль. Цемінімум, який виконують дрони на фронті», — зазначив Михайло Федоров.</text:p>
      <text:p text:style-name="P4">
-Також Віцепрем’єр-міністр розповів про найпопулярніші серед українців сервіси в Дії. Серед них — цифрові документи, послуги, які стосуються реєстрації бізнесу, сплати податків, а також сервіси, пов’язані з війною. До кінця року команда Мінцифри планує зробити доступними онлайн 100 % найпопулярніших держпослуг.</text:p>
      <text:p text:style-name="P4">
«Зараз ми працюємо над відновленням послуги зміни місця реєстрації, яка будеповністю автоматичною. У роботі нові послуги для водіїв. Зокрема,перереєстрація авто за кілька кліків у Дії. Це буде революційний сервіс.Продовжуємо працювати над розмитненням авто в застосунку і соціальнимипослугами. Також над Дією для державних службовців. Це буде спеціальнийпрофіль у застосунку, де відображатимуться цілі, проєкти міністерств та їхрезультати. Впроваджуємо штучний інтелект у Дії, щоб зробити наш сервіс щешвидшим та зручнішим для українців. Кожен із цих сервісів — про змінуфілософії роботи Уряду та культури державного управління», — сказав МихайлоФедоров.</text:p>
      <text:p text:style-name="P4">
<text:span text:style-name="T4">
Більше про розвиток технологій в Україні, послуги в Дії — за посиланням</text:span>
<text:span text:style-name="T5">
&lt;https://youtu.be/ogLR6RCfbug&gt;
.</text:span>
</text:p>
      <text:p text:style-name="P4">
Джерело: <text:a xlink:type="simple" xlink:href="https://www.kmu.gov.ua/news/mykhailo-fedorov-nashe-zavdannia-stvoryty-naikrashchi-u-sviti-umovy-dlia-rozvytku-ukrainskykh-bpla" text:style-name="Internet_20_link" text:visited-style-name="Visited_20_Internet_20_Link">
Урядовий портал</text:a>
</text:p>
      <text:p text:style-name="P4">
Source: <text:a xlink:type="simple" xlink:href="https://armyinform.com.ua/2023/06/19/nashe-zavdannya-stvoryty-najkrashhi-u-sviti-umovy-dlya-rozvytku-ukrayinskyh-bpla-myhajlo-fedorov/" text:style-name="Internet_20_link" text:visited-style-name="Visited_20_Internet_20_Link">
https://armyinform.com.ua/2023/06/19/nashe-zavdannya-stvoryty-najkrashhi-u-sviti-umovy-dlya-rozvytku-ukrayinskyh-bpla-myhajlo-fedorov/</text:a>
</text:p>
      <!--NEWS-->
      <text:h text:style-name="P10" text:outline-level="1">
<text:span text:style-name="T4">
Нацсоцслужба і благодійний фонд «RUSH Foundation» підписали меморандум про співпрацю</text:span>
</text:h>
      <text:p text:style-name="P4">
Authors: Ukrinform (Person)</text:p>
      <text:p text:style-name="P4">
Publisher: Укринформ (Organization)</text:p>
      <text:p text:style-name="P4">
Published Time: 2023-06-19T2:08:00+03:00</text:p>
      <text:p text:style-name="P4">
Modified Time: 2023-06-19T22:08:00+03:00</text:p>
      <text:p text:style-name="P4">
Description: Національна соціальна сервісна служба і Благодійний фонд Руслана Шостака "RUSH Foundation" підписали меморандум про співпрацю, спрямовану на впровадження кращих світових практик забезпечення та захисту прав дітей. — Укрінформ.</text:p>
      <text:p text:style-name="P4">
Images: ['<text:a xlink:type="simple" xlink:href="https://static.ukrinform.com/photos/2019_06/thumb_files/630_360_1560852576-790.jpg" text:style-name="Internet_20_link" text:visited-style-name="Visited_20_Internet_20_Link">
630_360_15608...</text:a>
']</text:p>
      <text:p text:style-name="P4">
Tags: ['Діти', 'Благодійність', 'Меморандум']</text:p>
      <text:p text:style-name="P4">
Type: Article</text:p>
      <!--METADATA-->
      <text:p text:style-name="P4">
<draw:frame draw:style-name="fr1" draw:name="Image249" text:anchor-type="as-char" svg:width="6.9236in" svg:height="3.956343in" draw:z-index="0">
<draw:image xlink:href="../Images/yкринформ/2023-06-19T2-08-00-03-00/630_360_1560852576-790.jpg" xlink:type="simple" xlink:show="embed" xlink:actuate="onLoad" draw:mime-type="image/jpeg"/>
</draw:frame>
 Національнасоціальна сервісна служба і Благодійний фонд Руслана Шостака "RUSH Foundation"підписали меморандум про співпрацю, спрямовану на впровадження кращих світовихпрактик забезпечення та захисту прав дітей.</text:p>
      <text:p text:style-name="P4">
Про це Укрінформу повідомила пресслужба фонду.</text:p>
      <text:p text:style-name="P4">
«RUSH Foundation підписав меморандум про співпрацю з Національною соціальноюсервісною службою України з метою об'єднання зусиль для підвищенняефективності діяльності, спрямованої на допомогу українським <text:a xlink:type="simple" xlink:href="https://www.ukrinform.ua/tag-diti" text:style-name="Internet_20_link" text:visited-style-name="Visited_20_Internet_20_Link">
 дітям</text:a>
 та державі у подоланні причин танаслідків сирітства в Україні», - поінформували у фонді.</text:p>
      <text:p text:style-name="P4">
Як зазначається мета співпраці - зменшення кількості дітей-сиріт та дітей,позбавлених батьківського піклування в дитячих будинках та інтернатнихзакладах України шляхом надання їм можливості потрапити у сім’ї або усередовище, максимально наближене до сімейного та сприяння захисту їх прав.</text:p>
      <text:p text:style-name="P4">
«Держава потребує надійних партнерів, які будуть надавати практичну допомогу уреалізації надважливих завдань для популяризації всиновлення в Україні. Аджетільки спільними зусиллями ми можемо досягнути спільної мети — сім’ю кожнійдитині», - зазначив голова Нацсоцслужби Василь Луцик.</text:p>
      <text:p text:style-name="P4">
Своєю чергою директорка Rush Foundation Наталя Масло зауважила, що фонд провівнайбільшу з часів Другої світової війни евакуацію дітей-сиріт - у Туреччинувивезли близько 1700 дітей та їх супроводжуючих.</text:p>
      <text:p text:style-name="P4">
«Вже рік ізсередини бачимо усі проблеми цих дітей. І ми грунтовно вивчаємопитання реформування системи інституційного (дитячі будинки та інтернати)догляду та виховання дітей та переходу на більш досконалу систему, яказабезпечує догляд і виховання дитини в сімейному або наближеному до сімейногосередовищі», - зауважила вона.</text:p>
      <text:p text:style-name="P4">
<text:span text:style-name="T4">
Читайте також:</text:span>
 <text:a xlink:type="simple" xlink:href="https://www.ukrinform.ua/rubric-vidbudova/3724764-ulead-zapuskae-iniciativu-vidnovlenna-miscevih-skil-zadla-stijkosti.html" text:style-name="Internet_20_link" text:visited-style-name="Visited_20_Internet_20_Link">
 U-LEAD запускає ініціативу «Відновлення місцевих шкілзадля стійкості» </text:a>
</text:p>
      <text:p text:style-name="P4">
Масло підкреслила, що фонд готовий надати державі ресурси для впровадженнятакої практики виховання дітей-сиріт.</text:p>
      <text:p text:style-name="P4">
«Ми вже проводимо дослідження: «Де Україна на карті світу в розрізі вирішенняпроблеми сирітства? Який портрет сучасного усиновлювача в Україні?». Івпевнені, що результати цього дослідження покажуть усі проблеми які сьогодні єв Україні та спільними зусиллями нам вдасться їх вирішити», - додала директорRush Foundation.</text:p>
      <text:p text:style-name="P4">
<text:a xlink:type="simple" xlink:href="https://rush.org.ua/" text:style-name="Internet_20_link" text:visited-style-name="Visited_20_Internet_20_Link">
 Rush Foundation </text:a>
 створений для вирішення проблемисирітства в Україні. Фонд популяризує всиновлення, трансформує систему тастворює комфортні умови для життя дитини в сім’ї.</text:p>
      <text:p text:style-name="P4">
Source: <text:a xlink:type="simple" xlink:href="https://www.ukrinform.ua/rubric-society/3725041-nacsocsluzba-i-blagodijnij-fond-rush-foundation-pidpisali-memorandum-pro-spivpracu.html" text:style-name="Internet_20_link" text:visited-style-name="Visited_20_Internet_20_Link">
https://www.ukrinform.ua/rubric-society/3725041-nacsocsluzba-i-blagodijnij-fond-rush-foundation-pidpisali-memorandum-pro-spivpracu.html</text:a>
</text:p>
      <!--NEWS-->
      <text:h text:style-name="P10" text:outline-level="1">
<text:span text:style-name="T4">
На Таврійському напрямку є просування Сил оборони — Ганна Маляр</text:span>
</text:h>
      <text:p text:style-name="P4">
Author: ['Дмитро Горбунов']</text:p>
      <text:p text:style-name="P4">
Time: 2023-06-19T30:00:00-04:00</text:p>
      <text:p text:style-name="P4">
Description: Про успішні дії Сил оборони України протягом останніх семи днів в ефірі телемараф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ВТОРГНЕННЯ РФ', 'ГАННА МАЛЯР', 'ЄДИНІ НОВИНИ', 'ТАВРІЙСЬКИЙ НАПРЯМОК']</text:p>
      <text:p text:style-name="P4">
Category: News</text:p>
      <!--METADATA-->
      <text:p text:style-name="P4">
<draw:frame draw:style-name="fr1" draw:name="Image250" text:anchor-type="as-char" svg:width="6.9236in" svg:height="5.532059in" draw:z-index="0">
<draw:image xlink:href="../Images/AРМІЯINFORM/2023-06-19T30-00-00-04-00/malyar-ganna-1.jpg" xlink:type="simple" xlink:show="embed" xlink:actuate="onLoad" draw:mime-type="image/jpeg"/>
</draw:frame>
</text:p>
      <text:p text:style-name="P4">
Про успішні дії Сил оборони України протягом останніх семи днів в ефірітелемарафону «Єдині новини» розповіла заступник Міністра оборони України ГаннаМаляр.</text:p>
      <text:p text:style-name="P4">
— Протягом тижня, що минув, наші Сили оборони знаходились і в наступі, і вобороні, — зауважила Ганна Маляр. — Це означає, що на деяких напрямках миздійснювали наступ, а на інших — наступав ворог і ми оборонялися. Якщо казатипро схід, то окупанти докладали всіх зусиль, щоб зупинити нас. Ворог тамзбільшив кількість артобстрілів. Приміром, на Бахмутському напрямкуінтенсивність бойових дій була дещо знижена. Водночас протягом тижня там булопонад 40 бойових зіткнень. Наші Збройні Сили поступово, але впевненопросувалися вперед на певних ділянках. Також там тривали й оборонні дії, боворог там продовжує наступати на чотирьох напрямках.</text:p>
      <text:p text:style-name="P4">
Вона додала, що протягом минулого тижня на сході збоку ворога було зафіксованомайже 6 000 обстрілів, під час яких росіяни використали приблизно понад 270000 боєприпасів.</text:p>
      <text:p text:style-name="P4">
— На півдні зараз на багатьох напрямках тривав наш наступ. Наші Збройні Силина Таврійському напрямку виконали більше ніж 10 000 вогневих завдань. Під часнаступальних дій наших оборонців, які ми вже обговорюємо другий тиждень, наБердянському та Мелітопольському напрямках підрозділи ОСУ «Таврія» звільниливісім населених пунктів: Новодарівка, Левадне, Сторожове, Макарівка,Благодатне, Лобкове, Нескучне і П’ятихатки. В цілому Сили оборони України наТаврійському напрямку за час наступальних дій просунулися в глибину оборонипротивника на 7 кілометрів. Якщо порахувати площу звільнених територій, то цеприблизно 113 квадратних кілометрів, — розповіла вона.</text:p>
      <text:p text:style-name="P4">
Також вона звернула увагу й на великі втрати окупантів, що вони зазналипротягом останнього тижня.</text:p>
      <text:p text:style-name="P4">
— Що стосується втрат противника, то тут треба розуміти, що росіяни здійснюютьшалений опір. Наші Збройні Сили, скажімо на півдні, стикаються з суцільниммінування полів та територій. Проте ворог зазнає дуже великих втрат. Якщовзяти минулий тиждень, то по всій лінії фронту ворог зазнав втрат у живій силібільше ніж 4 600 вбитими та пораненими. Наші оборонці взяли в полон понад 80ворожих бійців. Ну, й ще було знищено понад 400 одиниць озброєння тавійськової техніки ворога, серед яких — вертольоти, танки, гаубиці, ПТРК табагато іншого, — зауважила заступник Міністра оборони України.</text:p>
      <text:p text:style-name="P4">
Source: <text:a xlink:type="simple" xlink:href="https://armyinform.com.ua/2023/06/19/na-tavrijskomu-napryamku-ye-prosuvannya-syl-oborony-ganna-malyar/" text:style-name="Internet_20_link" text:visited-style-name="Visited_20_Internet_20_Link">
https://armyinform.com.ua/2023/06/19/na-tavrijskomu-napryamku-ye-prosuvannya-syl-oborony-ganna-malyar/</text:a>
</text:p>
      <!--NEWS-->
      <text:h text:style-name="P10" text:outline-level="1">
<text:span text:style-name="T4">
Військо отримає більше безпілотників — Володимир Гаврилов</text:span>
</text:h>
      <text:p text:style-name="P4">
Author: ['АРМІЯINFORM']</text:p>
      <text:p text:style-name="P4">
Time: 2023-06-19T32:00:00-04:00</text:p>
      <text:p text:style-name="P4">
Description: — Інтенсивність застосування безпілотників тактичного рівня в сучасній війні мож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2152ae9-5b0eb3bc6d87c87204da6b8cba359530.jpg" text:style-name="Internet_20_link" text:visited-style-name="Visited_20_Internet_20_Link">
e2152ae9-5b0eb3bc6d87c87204da6b8cba359530.jpg</text:a>
']</text:p>
      <text:p text:style-name="P4">
Tags: ['БПЛА', 'ВОЛОДИМИР ГАВРИЛОВ', 'ЗБРОЙНІ СИЛИ УКРАЇНИ', 'ОВТ']</text:p>
      <text:p text:style-name="P4">
Category: News</text:p>
      <!--METADATA-->
      <text:p text:style-name="P4">
<draw:frame draw:style-name="fr1" draw:name="Image251" text:anchor-type="as-char" svg:width="6.9236in" svg:height="3.502188in" draw:z-index="0">
<draw:image xlink:href="../Images/AРМІЯINFORM/2023-06-19T32-00-00-04-00/e2152ae9-5b0eb3bc6d87c87204da6b8cba359530.jpg" xlink:type="simple" xlink:show="embed" xlink:actuate="onLoad" draw:mime-type="image/jpeg"/>
</draw:frame>
 Фото:uadcom.com | Український дрон Punisher – ілюстративне фото</text:p>
      <text:p text:style-name="P4">
— Інтенсивність застосування безпілотників тактичного рівня в сучасній війніможна порівнювати фактично з використанням боєприпасів. Щодня є втрати такоїтехніки. Адже вони застосовуються в дуже агресивному середовищі, на нихнацілено багато ворожих стволів та систем протидії. Відповідно, обсяг їхньогооновлення має відповідати як мінімум кількості їхніх втрат. Ведеться активнаробота, щоб кожен підрозділ був забезпечений необхідною кількістю БПЛАтактичного рівня. Я про це кажу з певним оптимізмом, ситуація вже динамічнозмінюється, військо вже отримує більше і буде отримувати ще більше БПЛА,розповів заступник Міністра оборони України Володимир Гаврилов в<text:a xlink:type="simple" xlink:href="https://armyinform.com.ua/2023/06/19/zminy-shhodo-postachannya-ovt-dlya-zsu/" text:style-name="Internet_20_link" text:visited-style-name="Visited_20_Internet_20_Link">
інтерв’ю</text:a>
Інформаційному агентству АрміяInform. — Йдеться про БПЛА, які виконуютьрозвідувальні, вогневі та інші завдання. Чим більше буде в наших воїнівсучасних безпілотних систем, тим більше шансів у нас на перемогу на полі бою.</text:p>
      <text:p text:style-name="P4">
За словами Володимира Гаврилова, у Міністерства оборони є контракти звітчизняними виробниками на виробництво різних видів безпілотників, які маютьрізні масштаби застосування.</text:p>
      <text:p text:style-name="P4">
— Наразі вітчизняні виробництва безпілотників різного призначення дуже активнорозвиваються. З початку року нам вдалося активізувати постачання БПЛА довійська. У Міноборони відкрилися нові так звані вікна можливостей. Нині до ЗСУпостачається значно більше безпілотників різних типів, ніж, скажімо, пів рокутому.  Далі буде ще більше. Сприяють цьому різні фактори, зокрема спрощення процедуризакупівель. Вносяться відповідні зміни й у нормативні документи. Розпочавроботу Акселератор інноваційного розвитку Міністерства оборони. Цей проєктпокликаний пришвидшити процедури проходження запропонованих армії технічнихновацій до постачання у ЗСУ, мінімізувати бюрократичні перепони. І цей проєктвже працює, чимало виробників ОВТ у цьому вже переконалися. Це реальний проривв активізації багатьох процесів у Міноборони та співпраці з виробниками ОВТ, —<text:a xlink:type="simple" xlink:href="https://armyinform.com.ua/2023/06/19/zminy-shhodo-postachannya-ovt-dlya-zsu/" text:style-name="Internet_20_link" text:visited-style-name="Visited_20_Internet_20_Link">
розповів</text:a>
заступник Міністра оборони України.</text:p>
      <text:p text:style-name="P4">
Source: <text:a xlink:type="simple" xlink:href="https://armyinform.com.ua/2023/06/19/vijsko-otrymaye-bilshe-bezpilotnykiv-volodymyr-gavrylov/" text:style-name="Internet_20_link" text:visited-style-name="Visited_20_Internet_20_Link">
https://armyinform.com.ua/2023/06/19/vijsko-otrymaye-bilshe-bezpilotnykiv-volodymyr-gavrylov/</text:a>
</text:p>
      <!--NEWS-->
      <text:h text:style-name="P10" text:outline-level="1">
<text:span text:style-name="T4">
Делегація ЗСУ взяла участь у зустрічі командувачів оперативних командувань ЗС країн Вишеградської четвірки</text:span>
</text:h>
      <text:p text:style-name="P4">
Author: ['АРМІЯINFORM']</text:p>
      <text:p text:style-name="P4">
Time: 2023-06-19T34:00:00-04:00</text:p>
      <text:p text:style-name="P4">
Description: Делегація Збройних Сил України на чолі з командувачем Об’єднаних Сил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1707_656006923222030_494515368876442487_n.jpg" text:style-name="Internet_20_link" text:visited-style-name="Visited_20_Internet_20_Link">
347261707_656006923222030_494515368876442487_n.jpg</text:a>
', '<text:a xlink:type="simple" xlink:href="https://armyinform.com.ua/wp-content/uploads/2023/06/347437595_656006873222035_2547403118558168884_n-150x150.jpg" text:style-name="Internet_20_link" text:visited-style-name="Visited_20_Internet_20_Link">
347437595_656006873222035_2547403118558168884_n-150x150.jpg</text:a>
', '<text:a xlink:type="simple" xlink:href="https://armyinform.com.ua/wp-content/uploads/2023/06/347424910_656006896555366_2632571427249748894_n-150x150.jpg" text:style-name="Internet_20_link" text:visited-style-name="Visited_20_Internet_20_Link">
347424910_656006896555366_2632571427249748894_n-150x150.jpg</text:a>
']</text:p>
      <text:p text:style-name="P4">
Tags: ['STOPRUSSIA', 'ЗС КРАЇН ВИШЕГРАДСЬКОЇ ЧЕТВІРКИ', 'СЕРГІЙ НАЄВ']</text:p>
      <text:p text:style-name="P4">
Category: News</text:p>
      <!--METADATA-->
      <text:p text:style-name="P4">
<draw:frame draw:style-name="fr1" draw:name="Image252" text:anchor-type="as-char" svg:width="6.9236in" svg:height="4.615733in" draw:z-index="0">
<draw:image xlink:href="../Images/AРМІЯINFORM/2023-06-19T34-00-00-04-00/347261707_656006923222030_494515368876442487_n.jpg" xlink:type="simple" xlink:show="embed" xlink:actuate="onLoad" draw:mime-type="image/jpeg"/>
</draw:frame>
</text:p>
      <text:p text:style-name="P4">
Делегація Збройних Сил України на чолі з командувачем Об’єднаних Сил ЗСУгенерал-лейтенантом Сергієм Наєвим взяла участь у зустрічі командувачівоперативних командувань ЗС країн Вишеградської четвірки, а саме СловацькоїРеспубліки, Республіки Польща, Угорщини та Чеської Республіки.</text:p>
      <text:p text:style-name="P4">
Про це<text:a xlink:type="simple" xlink:href="https://www.facebook.com/JointForcesCommandAFU/posts/pfbid02sMEGgpfPfyNazBnc85MQR6qFhFGHUaoAeakn8AaZPDLeNRzfJhstPfUcVc16U3cKl" text:style-name="Internet_20_link" text:visited-style-name="Visited_20_Internet_20_Link">
повідомляє</text:a>
служба зв’язків з громадськістю Командування Об’єднаних Сил ЗСУ.</text:p>
      <text:p text:style-name="P4">
Під час заходу сторони обговорили стан і перспективи розвитку безпековоїситуації в Україні, встановлення й удосконалення партнерських відносин, атакож налагодження шляхів підтримки під час широкомасштабного вторгнення рф.</text:p>
      <text:p text:style-name="P4">
«Ми високо цінуємо підтримку країн Вишеградської групи в складний для нашоїдержави час. Впевнений, що можливі напрями залучення консультативно-дорадчоїта матеріально-технічної допомоги сприятимуть у боротьбі з російськоюагресією», — наголосив генерал-лейтенант Сергій Наєв.</text:p>
      <text:p text:style-name="P4">
Також під час сторони обговорили питання щодо посилення взаємовигідноговійськового співробітництва між Командуванням Об’єднаних Сил ЗС України таОб’єднаними оперативними командуваннями збройних сил країн-партнерів.</text:p>
      <text:p text:style-name="P4">
<text:a xlink:type="simple" xlink:href="https://armyinform.com.ua/wp-content/uploads/2023/06/347437595_656006873222035_2547403118558168884_n.jpg" text:style-name="Internet_20_link" text:visited-style-name="Visited_20_Internet_20_Link">
<draw:frame draw:style-name="fr1" draw:name="Image253" text:anchor-type="as-char" svg:width="6.9236in" svg:height="6.9236in" draw:z-index="0">
<draw:image xlink:href="../Images/AРМІЯINFORM/2023-06-19T34-00-00-04-00/347437595_656006873222035_2547403118558168884_n-150x150.jpg" xlink:type="simple" xlink:show="embed" xlink:actuate="onLoad" draw:mime-type="image/jpeg"/>
</draw:frame>
</text:a>
</text:p>
      <text:p text:style-name="P4">
<text:a xlink:type="simple" xlink:href="https://armyinform.com.ua/wp-content/uploads/2023/06/347424910_656006896555366_2632571427249748894_n.jpg" text:style-name="Internet_20_link" text:visited-style-name="Visited_20_Internet_20_Link">
<draw:frame draw:style-name="fr1" draw:name="Image254" text:anchor-type="as-char" svg:width="6.9236in" svg:height="6.9236in" draw:z-index="0">
<draw:image xlink:href="../Images/AРМІЯINFORM/2023-06-19T34-00-00-04-00/347424910_656006896555366_2632571427249748894_n-150x150.jpg" xlink:type="simple" xlink:show="embed" xlink:actuate="onLoad" draw:mime-type="image/jpeg"/>
</draw:frame>
</text:a>
</text:p>
      <text:p text:style-name="P4">
«Обмін досвідом організації роботи оперативних командувань у повсякденнійдіяльності та в ході ведення операцій приносить багато користі, оскільки втакий спосіб можна знаходити нові рішення для розв'язання певних проблем танабиратися ідей для реалізації стратегічних планів», — підкреслив генерал-лейтенант Сергій Наєв.</text:p>
      <text:p text:style-name="P4">
Зі свого боку, командувачі оперативних командувань ЗС країн Вишеградськоїчетвірки висловили беззаперечну підтримку Україні в боротьбі за незалежністьта територіальну цілісність. Було зазначено, що забезпечення регіональноїбезпеки можливе у разі консолідації спільних зусиль і Збройні силиВишеградської групи готові надати необхідну допомогу Збройним Силам України.</text:p>
      <text:p text:style-name="P4">
Слід зауважити, що у рамках вищевказаного заходу відбулася також двостороннязустріч генерал-лейтенанта Сергія Наєва з начальником Генерального штабу ЗССловацької Республіки генералом Даніелем Змеко, на якій було домовлено пропродовження діалогу й активної взаємодії з усіх питань у сфері оборони, якістановлять спільний інтерес.</text:p>
      <text:p text:style-name="P4">
Source: <text:a xlink:type="simple" xlink:href="https://armyinform.com.ua/2023/06/19/delegacziya-zsu-vzyala-uchast-u-zustrichi-komanduvachiv-operatyvnyh-komanduvan-zs-krayin-vyshegradskoyi-chetvirky/" text:style-name="Internet_20_link" text:visited-style-name="Visited_20_Internet_20_Link">
https://armyinform.com.ua/2023/06/19/delegacziya-zsu-vzyala-uchast-u-zustrichi-komanduvachiv-operatyvnyh-komanduvan-zs-krayin-vyshegradskoyi-chetvirky/</text:a>
</text:p>
      <!--NEWS-->
      <text:h text:style-name="P10" text:outline-level="1">
<text:span text:style-name="T4">
Володимир Гаврилов розповів, як організовано ремонт ОВТ закордонного виробництва</text:span>
</text:h>
      <text:p text:style-name="P4">
Author: ['АРМІЯINFORM']</text:p>
      <text:p text:style-name="P4">
Time: 2023-06-19T36:00:00-04:00</text:p>
      <text:p text:style-name="P4">
Description: Україна наразі має велику кількість техніки закордонного виробництва — артилер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dda67ea-841fcf6d924a6d7bbda41a030f9b0436.jpeg" text:style-name="Internet_20_link" text:visited-style-name="Visited_20_Internet_20_Link">
9dda67ea-841fcf6d924a6d7bbda41a030f9b0436.jpeg</text:a>
']</text:p>
      <text:p text:style-name="P4">
Tags: ['ВОЛОДИМИР ГАВРИЛОВ', 'ОВТ', 'РЕМОНТ ОВТ']</text:p>
      <text:p text:style-name="P4">
Category: News</text:p>
      <!--METADATA-->
      <text:p text:style-name="P4">
<draw:frame draw:style-name="fr1" draw:name="Image255" text:anchor-type="as-char" svg:width="6.9236in" svg:height="3.499428in" draw:z-index="0">
<draw:image xlink:href="../Images/AРМІЯINFORM/2023-06-19T36-00-00-04-00/9dda67ea-841fcf6d924a6d7bbda41a030f9b0436.jpeg" xlink:type="simple" xlink:show="embed" xlink:actuate="onLoad" draw:mime-type="image/jpeg"/>
</draw:frame>
 БМП М2Bradley</text:p>
      <text:p text:style-name="P4">
Україна наразі має велику кількість техніки закордонного виробництва —артилерійських систем, бронемашин, танків тощо. Їхнє обслуговування та ремонт— це величезний комплекс заходів. Про те, як побудована система обслуговуваннята ремонту Інформаційному агентству АрміяInform<text:a xlink:type="simple" xlink:href="https://armyinform.com.ua/2023/06/19/zminy-shhodo-postachannya-ovt-dlya-zsu/" text:style-name="Internet_20_link" text:visited-style-name="Visited_20_Internet_20_Link">
розповів</text:a>
заступник Міністра оборони України Володимир Гаврилов.</text:p>
      <text:p text:style-name="P4">
— Нам вдалося налагодити ефективну комунікацію як з країнами, які цю технікунам передають, так і з компаніями, які цю техніку виробляли. Головне питання вцьому контексті — запчастини. Друге — це підготовка кадрів. А ще — робота зорганізації ремонту озброєння і техніки в Україні або на території суміжнихкраїн-партнерів. За нашим задумом, швидкий поточний ремонт робиться на нашійтериторії, складний ремонт — на виробничих потужностях країн-партнерів. Але зчасом вносяться корективи. Коли техніки багато і є постійна потреба вобслуговуванні, ремонті різної складності, бажано, щоб було максимумспроможності у нас, на нашій території. Бо, з огляду на активну динамікубойових дій, час на ремонт техніки необхідно максимально мінімізувати.Сьогодні робота з ремонту військової техніки організована, умовно кажучи, начотирьох лініях. Перша, друга та третя лінія — виконання ремонтних робіт натериторії України. Найскладніші поламки чи пошкодження вимагають евакуаціїзразків на потужності підприємств-виробників за кордоном, — повідомивВолодимир Гаврилов.</text:p>
      <text:p text:style-name="P4">
За словами заступника Міністра оборони України, окремі закордонні компанії-виробники відкривають свої представництва на території України. — Окрімтехніки та запчастин, вони передають і технічну документацію на свої вироби.Крім того, ми вже запровадили певні інноваційні програми, які прискорюютьпроцес замовлення та доставки запасних частин для техніки іноземних зразків.Відверто, те, що нам вдалося зробити за останній рік, у мирний час для цьогонам знадобилось би не менш ніж 5–10 років, —<text:a xlink:type="simple" xlink:href="https://armyinform.com.ua/2023/06/19/zminy-shhodo-postachannya-ovt-dlya-zsu/" text:style-name="Internet_20_link" text:visited-style-name="Visited_20_Internet_20_Link">
розповів</text:a>
Володимир Гаврилов.</text:p>
      <text:p text:style-name="P4">
Source: <text:a xlink:type="simple" xlink:href="https://armyinform.com.ua/2023/06/19/volodymyr-gavrylov-rozpoviv-yak-organizovano-remont-ovt-inozemnogo-vyrobnycztva/" text:style-name="Internet_20_link" text:visited-style-name="Visited_20_Internet_20_Link">
https://armyinform.com.ua/2023/06/19/volodymyr-gavrylov-rozpoviv-yak-organizovano-remont-ovt-inozemnogo-vyrobnycztva/</text:a>
</text:p>
      <!--NEWS-->
      <text:h text:style-name="P10" text:outline-level="1">
<text:span text:style-name="T4">
З Херсонщини евакуйовано майже три тисячі осіб</text:span>
</text:h>
      <text:p text:style-name="P4">
Author: ['АРМІЯINFORM']</text:p>
      <text:p text:style-name="P4">
Time: 2023-06-19T38:00:00-04:00</text:p>
      <text:p text:style-name="P4">
Description: У результаті повені, яку спричинив підрив росіянами дамби Каховської ГЕС, з Херсонщ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402402_963749021730982_321774458948342841_n-1.jpg" text:style-name="Internet_20_link" text:visited-style-name="Visited_20_Internet_20_Link">
352402402_963749021730982_321774458948342841_n-1.jpg</text:a>
']</text:p>
      <text:p text:style-name="P4">
Tags: ['КАХОВСЬКА ГЕС']</text:p>
      <text:p text:style-name="P4">
Category: News</text:p>
      <!--METADATA-->
      <text:p text:style-name="P4">
<draw:frame draw:style-name="fr1" draw:name="Image256" text:anchor-type="as-char" svg:width="6.9236in" svg:height="3.992609in" draw:z-index="0">
<draw:image xlink:href="../Images/AРМІЯINFORM/2023-06-19T38-00-00-04-00/352402402_963749021730982_321774458948342841_n-1.jpg" xlink:type="simple" xlink:show="embed" xlink:actuate="onLoad" draw:mime-type="image/jpeg"/>
</draw:frame>
</text:p>
      <text:p text:style-name="P4">
У результаті повені, яку спричинив підрив росіянами дамби <text:a xlink:type="simple" xlink:href="https://armyinform.com.ua/category/news/page/5/" text:style-name="Internet_20_link" text:visited-style-name="Visited_20_Internet_20_Link">
КаховськоїГЕС</text:a>
, з Херсонщиниевакуйовано майже три тисячі осіб, зокрема 309 дітей, 80 маломобільних осіб та284 тварини.</text:p>
      <text:p text:style-name="P4">
Про це <text:a xlink:type="simple" xlink:href="https://t.me/shtab_kakhovska_hes/996" text:style-name="Internet_20_link" text:visited-style-name="Visited_20_Internet_20_Link">
повідомляє</text:a>
 Штаб з ліквідаціїнаслідків підриву Каховської ГЕС.</text:p>
      <text:p text:style-name="P4">
«Врятовано 716 осіб, зокрема 30 дітей та 40 маломобільних осіб. Розгорнутороботу 14 евакуаційних пунктів. Надано психологічну допомогу 401 особі», —йдеться в повідомленні.</text:p>
      <text:p text:style-name="P4">
Наразі підтопленими залишаються 5 населених пунктів, а це — 843 будинки направому березі. На лівому березі — 17 населених пунктів.</text:p>
      <text:p text:style-name="P4">
За минулу добу рятувальники ДСНС відкачали понад 23 тис. тонн з 78 будинків тапідвалів. Від початку робіт – понад 132 тис. тонн з 497 будинків та підвалів.Підвезено понад 442 тонни води та 36 тис. 597 кг продуктів харчування тапершої потреби.</text:p>
      <text:p text:style-name="P4">
За період роботи на лінії «101» та «112» звернулися 1 тис. 850 громадян.</text:p>
      <text:p text:style-name="P4">
Source: <text:a xlink:type="simple" xlink:href="https://armyinform.com.ua/2023/06/19/z-hersonshhyny-evakujovano-majzhe-try-tysyachi-osib/" text:style-name="Internet_20_link" text:visited-style-name="Visited_20_Internet_20_Link">
https://armyinform.com.ua/2023/06/19/z-hersonshhyny-evakujovano-majzhe-try-tysyachi-osib/</text:a>
</text:p>
      <!--NEWS-->
      <text:h text:style-name="P10" text:outline-level="1">
<text:span text:style-name="T4">
Немає у держави-зла таких фортифікацій чи резервів, які зупинять Україну - Зеленський</text:span>
</text:h>
      <text:p text:style-name="P4">
Authors: Ukrinform (Person)</text:p>
      <text:p text:style-name="P4">
Publisher: Укринформ (Organization)</text:p>
      <text:p text:style-name="P4">
Published Time: 2023-06-19T3:23:00+03:00</text:p>
      <text:p text:style-name="P4">
Modified Time: 2023-06-19T22:23:00+03:00</text:p>
      <text:p text:style-name="P4">
Description: Синьо-жовті кольори будуть на всьому півдні та на всьому сході України. І немає таких фортифікацій чи резервів у держави-зла, які нас зупинять.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ЗСУ', 'Зеленський', 'Війна з Росією', 'Контрнаступ']</text:p>
      <text:p text:style-name="P4">
Type: Article</text:p>
      <!--METADATA-->
      <text:p text:style-name="P4">
<draw:frame draw:style-name="fr1" draw:name="Image257" text:anchor-type="as-char" svg:width="6.9236in" svg:height="3.956343in" draw:z-index="0">
<draw:image xlink:href="../Images/yкринформ/2023-06-19T3-23-00-03-00/630_360_1665719857-744.png" xlink:type="simple" xlink:show="embed" xlink:actuate="onLoad" draw:mime-type="image/png"/>
</draw:frame>
 Синьо-жовтікольори будуть на всьому півдні та на всьому сході України. І немає такихфортифікацій чи резервів у держави-зла, які нас зупинять.</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t.me/OP_UA/9752" text:style-name="Internet_20_link" text:visited-style-name="Visited_20_Internet_20_Link">
 Офіс Президента </text:a>
 _</text:p>
      <text:p text:style-name="P4">
<text:span text:style-name="T4">
Бажаю здоров’я, шановні українці!</text:span>
</text:p>
      <text:p text:style-name="P4">
Звіт за цей день.</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text:p>
      <text:p text:style-name="P4">
Окремо й детально розглянули підготовку та забезпечення технікою нових бригадНаціональної гвардії та наших прикордонників – тих, які чекають свого часу длябойових дій.</text:p>
      <text:p text:style-name="P4">
На частині напрямків наші воїни рухаються вперед, на частині напрямківзахищають позиції та протистоять штурмам і посиленим атакам окупантів. У наснемає втрачених позицій. Тільки звільнені. У них – тільки втрати. І загалом –ситуація тиску, нашого тиску, який дає змогу прокладати шлях нашому прапору.Синьо-жовті кольори будуть на всьому нашому півдні та на всьому нашому сході.І немає таких фортифікацій чи резервів у держави-зла, які зупинять Україну. Боми – на своїй землі, і це дає найбільшу силу.</text:p>
      <text:p text:style-name="P4">
Я дякую всім нашим воїнам – кожному солдату, кожному сержанту, кожному офіцерута кожному генералу, які залучені до наших активних наступальних та обороннихдій зараз. Я дякую вам за кожну звільнену та за кожну захищену позицію!</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Приміром, британські «Сторм шедоу» – далекобійні ракети – роблятьзараз дуже корисну й точну справу на фронті. Як і багато іншої поставленоїсаме британцями зброї. І в цієї нашої співпраці буде вагоме продовження.</text:p>
      <text:p text:style-name="P4">
Звичайно, обговорили з Ріші, з паном Прем’єр-міністром, підготовку саміту НАТОу Вільнюсі та змістовне наповнення цієї зустрічі Альянсу.</text:p>
      <text:p text:style-name="P4">
Сьогодні є й вагоме політичне рішення Британії щодо санкцій – зберігатисанкції проти Росії, поки агресор не компенсує всієї завданої шкоди нашимлюдям, нашій країні. І дуже важливо, щоб активи держави-агресора та всіх осіб,які пов’язані з нею, пов’язані з тією системою панування, яку побудував Кремльна території Росії, – щоб усі вони були використані так само на компенсаціюшкоди, завданої російською війною й терором. Це буде справедливо, і я вдячнийусім британцям, які підтримують нас на шляху справедливості.</text:p>
      <text:p text:style-name="P4">
Обговорили з Ріші й підготовку конференції з відбудови України – конференції вЛондоні. Вже цими днями вона відбудеться, і ми очікуємо від неї консолідаціїрізних міжнародних зусиль, зокрема й великого бізнесу, у підтримці нашоговідновлення. Відновлення, яке має продемонструвати всьому світові, що свободає нездоланною.</text:p>
      <text:p text:style-name="P4">
І конференцію, і фінансову співпрацю, і наш рух в ЄС обговорив із ПрезиденткоюЄврокомісії Урсулою фон дер Ляєн. Уже цього тижня ми очікуємо проміжну уснуоцінку нашої роботи щодо рекомендацій Єврокомісії. І детально обговорилисанкційні питання, зокрема 11-й санкційний пакет проти Росії за війну.</text:p>
      <text:p text:style-name="P4">
Також сьогодні говорив із Премʼєр-міністром Нідерландів Марком Рютте таПремʼєр-міністром Данії Метте Фредеріксен. Як і завжди, приділили увагупередовій та нашим спільним оборонним зусиллям, подякував за підтримку йготовність розвивати нашу співпрацю заради безпеки.</text:p>
      <text:p text:style-name="P4">
Поінформував про переговори з лідерами та представниками держав Африки, якіминулого тижня були в Україні та відвідали потім державу-терориста. Кожентакий міжнародний крок лише знову й знову переконує, що світу варто активнішепрацювати з Формулою миру. Бо тільки ця Формула достатньо всеохопно реагує накожен аспект російського божевілля.</text:p>
      <text:p text:style-name="P4">
І ще одне.</text:p>
      <text:p text:style-name="P4">
Світовий банк. Говорив сьогодні з президентом банку. І не лише про співпрацюзараз, а й про післявоєнну трансформацію України. Про ті рішення й про тікроки, про нову доктрину нової України, України, яка перемагає, – кроки, якіми підготуємо й реалізуємо. Всі разом. Так само разом, як зараз ми долаємо цюагресію.</text:p>
      <text:p text:style-name="P4">
Дякую всім, хто зараз у бою, на бойових постах, на бойових позиціях!</text:p>
      <text:p text:style-name="P4">
Особливо сьогодні відзначу штурмовий підрозділ ГУР «Артан» і його командирамайора Торкотюка. Дякую!</text:p>
      <text:p text:style-name="P4">
І ще – наші Сили спеціальних операцій. Вікторе, усі хлопці – дуже дякую!</text:p>
      <text:p text:style-name="P4">
<text:span text:style-name="T4">
Дякую всім, хто воює й працює заради України!</text:span>
</text:p>
      <text:p text:style-name="P4">
<text:span text:style-name="T4">
Слава Україні!</text:span>
</text:p>
      <text:p text:style-name="P4">
<text:span text:style-name="T5">
Фото: ОП</text:span>
</text:p>
      <text:p text:style-name="P4">
Source: <text:a xlink:type="simple" xlink:href="https://www.ukrinform.ua/rubric-ato/3725044-zelenskij-nemae-u-derzavizla-takih-fortifikacij-ci-rezerviv-aki-zupinat-ukrainu.html" text:style-name="Internet_20_link" text:visited-style-name="Visited_20_Internet_20_Link">
https://www.ukrinform.ua/rubric-ato/3725044-zelenskij-nemae-u-derzavizla-takih-fortifikacij-ci-rezerviv-aki-zupinat-ukrainu.html</text:a>
</text:p>
      <!--NEWS-->
      <text:h text:style-name="P10" text:outline-level="1">
<text:span text:style-name="T4">
Ганна Маляр розповіла про безчинства росіян на тимчасово окупованій території України</text:span>
</text:h>
      <text:p text:style-name="P4">
Author: ['АРМІЯINFORM']</text:p>
      <text:p text:style-name="P4">
Time: 2023-06-19T40:00:00-04:00</text:p>
      <text:p text:style-name="P4">
Description: На тимчасово окупованій території України продовжує збільшуватися кількість злочинів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АГРЕСІЯ РФ', 'ГАННА МАЛЯР']</text:p>
      <text:p text:style-name="P4">
Category: News</text:p>
      <!--METADATA-->
      <text:p text:style-name="P4">
<draw:frame draw:style-name="fr1" draw:name="Image258" text:anchor-type="as-char" svg:width="6.9236in" svg:height="3.890725in" draw:z-index="0">
<draw:image xlink:href="../Images/AРМІЯINFORM/2023-06-19T40-00-00-04-00/sili-oboroni-ukraini-prodovzhuyut-vedennya-nastupalnoi-operacii.jpg" xlink:type="simple" xlink:show="embed" xlink:actuate="onLoad" draw:mime-type="image/jpeg"/>
</draw:frame>
</text:p>
      <text:p text:style-name="P4">
На тимчасово окупованій території України продовжує збільшуватися кількістьзлочинів і безчинств російських окупантів.</text:p>
      <text:p text:style-name="P4">
Про це повідомила заступник Міністра оборони України Ганна Маляр у<text:a xlink:type="simple" xlink:href="https://t.me/annamaliar/859" text:style-name="Internet_20_link" text:visited-style-name="Visited_20_Internet_20_Link">
Телеграм</text:a>
.</text:p>
      <text:p text:style-name="P4">
«На початку минулого тижня в окремих населених пунктах Херсонської областіокупанти провели раптовий рейд з виявлення мешканців, які відмовляються віднабуття російського громадянства. До громадян, які не мали російськогопаспорта або підтверджувального документа про подачу заявки на набуттяросійського громадянства, окупанти застосовували жорстку фізичну силу, окремихз них затримували. Доля багатьох із затриманих залишається невідомою», —наголосила вона.</text:p>
      <text:p text:style-name="P4">
Водночас, за словами Ганни Маляр, 13 червня у населеному пункті Дебальцеве натимчасово окупованій території у Донецькій області російськівійськовослужбовці скоїли масштабне пограбування місцевих підприємств,об’єктів інфраструктури, магазинів побутової техніки та продуктових мереж.</text:p>
      <text:p text:style-name="P4">
«Награбоване завантажили у військові автомобілі, колона яких виїхала унапрямку Луганської області», — заявила заступник Міністра оборони України.</text:p>
      <text:p text:style-name="P4">
Також Ганна Маляр додала, що протягом минулого тижня у населеному пунктіПокровське на тимчасово окупованій території <text:span text:style-name="T4">
у Запорізькій області</text:span>
інженерним підрозділом російських окупаційних військ проводилось хаотичнемінування приватних дачних ділянок місцевих мешканців.</text:p>
      <text:p text:style-name="P4">
«Крім того, було заміновано окремі ділянки польових доріг та узбіч доріг засфальтовим покриттям. Будь-яких відповідних попереджень на місцевості прозамінування окупанти не встановлювали», — резюмувала заступник Міністраоборони України.</text:p>
      <text:p text:style-name="P4">
Source: <text:a xlink:type="simple" xlink:href="https://armyinform.com.ua/2023/06/19/ganna-malyar-rozpovila-pro-bezchynstva-rosiyan-na-tymchasovo-okupovanij-terytoriyi-ukrayiny/" text:style-name="Internet_20_link" text:visited-style-name="Visited_20_Internet_20_Link">
https://armyinform.com.ua/2023/06/19/ganna-malyar-rozpovila-pro-bezchynstva-rosiyan-na-tymchasovo-okupovanij-terytoriyi-ukrayiny/</text:a>
</text:p>
      <!--NEWS-->
      <text:h text:style-name="P10" text:outline-level="1">
<text:span text:style-name="T4">
Після підриву Каховської ГЕС проби води беруться щодня</text:span>
</text:h>
      <text:p text:style-name="P4">
Author: ['АРМІЯINFORM']</text:p>
      <text:p text:style-name="P4">
Time: 2023-06-19T42:00:00-04:00</text:p>
      <text:p text:style-name="P4">
Description: Екологи провели чергове дослідження стану води в херсонських річках. Після підр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24259500456922056_y.jpg" text:style-name="Internet_20_link" text:visited-style-name="Visited_20_Internet_20_Link">
photo_5224259500456922056_y.jpg</text:a>
']</text:p>
      <text:p text:style-name="P4">
Tags: ['КАХОВСЬКА ГЕС']</text:p>
      <text:p text:style-name="P4">
Category: News</text:p>
      <!--METADATA-->
      <text:p text:style-name="P4">
<draw:frame draw:style-name="fr1" draw:name="Image259" text:anchor-type="as-char" svg:width="6.9236in" svg:height="4.281093in" draw:z-index="0">
<draw:image xlink:href="../Images/AРМІЯINFORM/2023-06-19T42-00-00-04-00/photo_5224259500456922056_y.jpg" xlink:type="simple" xlink:show="embed" xlink:actuate="onLoad" draw:mime-type="image/jpeg"/>
</draw:frame>
</text:p>
      <text:p text:style-name="P4">
Екологи провели чергове дослідження стану води в херсонських річках. Післяпідриву <text:a xlink:type="simple" xlink:href="https://armyinform.com.ua/tag/kahovska-ges/" text:style-name="Internet_20_link" text:visited-style-name="Visited_20_Internet_20_Link">
Каховської ГЕС</text:a>
 пробиводи тут беруть щодня.</text:p>
      <text:p text:style-name="P4">
Про це <text:a xlink:type="simple" xlink:href="https://t.me/shtab_kakhovska_hes/997" text:style-name="Internet_20_link" text:visited-style-name="Visited_20_Internet_20_Link">
повідомляє</text:a>
 Штаб з ліквідаціїнаслідків підриву Каховської ГЕС.</text:p>
      <text:p text:style-name="P4">
Так, для аналізу було відібрано зразки з Дніпра, район залізничногоАнтонівського мосту. Фахівці виявили у воді перевищення заліза у 2 рази,розчинений кисень складає 5,4 мг/дм3 при нормі щонайменше 4,00 мг/дм3.</text:p>
      <text:p text:style-name="P4">
Воду в Інгульці відібрали поблизу Дар’ївки. У ній перевищено показник заліза у2,1 раза (0,21 мг/дм3), розчинений кисень складає 3,70 мг/дм3.</text:p>
      <text:p text:style-name="P4">
У зразках нафтопродуктів не виявлено.</text:p>
      <text:p text:style-name="P4">
Source: <text:a xlink:type="simple" xlink:href="https://armyinform.com.ua/2023/06/19/pislya-pidryvu-kahovskoyi-ges-proby-vody-berutsya-shhodnya/" text:style-name="Internet_20_link" text:visited-style-name="Visited_20_Internet_20_Link">
https://armyinform.com.ua/2023/06/19/pislya-pidryvu-kahovskoyi-ges-proby-vody-berutsya-shhodnya/</text:a>
</text:p>
      <!--NEWS-->
      <text:h text:style-name="P10" text:outline-level="1">
<text:span text:style-name="T4">
Хотів зірвати контрнаступ ЗСУ: Затримано російського агента, який готував підрив колії на Дніпропетровщині</text:span>
</text:h>
      <text:p text:style-name="P4">
Author: ['АРМІЯINFORM']</text:p>
      <text:p text:style-name="P4">
Time: 2023-06-19T44:00:00-04:00</text:p>
      <text:p text:style-name="P4">
Description: Затримано агента рф, який для зриву контрнаступу ЗСУ хотів підірвати залізницю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20230616-wa0054.jpg" text:style-name="Internet_20_link" text:visited-style-name="Visited_20_Internet_20_Link">
img-20230616-wa0054.jpg</text:a>
']</text:p>
      <text:p text:style-name="P4">
Tags: ['ДЕРЖАВНА ЗРАДА', 'ОФІС ГЕНЕРАЛЬНОГО ПРОКУРОРА УКРАЇНИ', 'УКРЗАЛІЗНИЦЯ']</text:p>
      <text:p text:style-name="P4">
Category: News</text:p>
      <!--METADATA-->
      <text:p text:style-name="P4">
<draw:frame draw:style-name="fr1" draw:name="Image260" text:anchor-type="as-char" svg:width="6.9236in" svg:height="4.538804in" draw:z-index="0">
<draw:image xlink:href="../Images/AРМІЯINFORM/2023-06-19T44-00-00-04-00/img-20230616-wa0054.jpg" xlink:type="simple" xlink:show="embed" xlink:actuate="onLoad" draw:mime-type="image/jpeg"/>
</draw:frame>
</text:p>
      <text:p text:style-name="P4">
Затримано агента рф, який для зриву контрнаступу ЗСУ хотів<text:a xlink:type="simple" xlink:href="https://ssu.gov.ua/novyny/sbu-zatrymala-ahenta-rf-yakyi-dlia-zryvu-kontrnastupu-zsu-khotiv-pidirvaty-zaliznytsiu-na-dnipropetrovshchyni-video" text:style-name="Internet_20_link" text:visited-style-name="Visited_20_Internet_20_Link">
підірвати</text:a>
 залізницю у Дніпропетровській області. Ним виявився працівник місцевоїстанції Укрзалізниці. Колаборанту повідомлено про підозру за фактами державноїзради та незаконного придбання, носіння і зберігання бойових припасів.</text:p>
      <text:p text:style-name="P4">
Про це <text:a xlink:type="simple" xlink:href="https://www.gp.gov.ua/ua/posts/na-dnipropetrovshhini-vikrito-spivrobitnika-ukrzaliznici-yakii-peredavav-vorogu-dani-pro-peremishhennya-viiskovoyi-texniki-ta-pidrozdiliv-zsu" text:style-name="Internet_20_link" text:visited-style-name="Visited_20_Internet_20_Link">
повідомляє</text:a>
 Офіс Генеральногопрокурора України.</text:p>
      <text:p text:style-name="P4">
За даними слідства, мешканець м. Павлограда, підтримуючи веденняширокомасштабної війни рф проти України, налагодив зв'язок з представникомгенштабу зс рф.</text:p>
      <text:p text:style-name="P4">
Підозрюваному було відомо про переміщення залізницею підрозділів ЗСУ, вантажіввійськового та стратегічного значення на території області. До «обов’язків»агента входило інформування ворога щодо кількості, типу, напрямку рухувійськової техніки. А також про місцезнаходження залізничних мостів, тяговихпідстанцій та місця дислокації українських військових.</text:p>
      <text:p text:style-name="P4">
Розвідувальна інформація потрібна була окупантам для проведення повітрянихударів по регіону. Також російські загарбники розглядали «варіант диверсії» наоб’єктах Укрзалізниці за участі завербованого агента. Таким чином агресорпланував зірвати поставки пального, зброї та боєприпасів для ЗСУ на південно-східному фронті.</text:p>
      <text:p text:style-name="P4">
Втім, співробітники СБУ своєчасно викрили російського агента, задокументувалийого злочинні дії та затримали. Під час обшуків за місцем проживання чоловікавиявлено та вилучено понад 1 тис. штук набоїв, які він зберігав безпередбаченого законом дозволу.</text:p>
      <text:p text:style-name="P4">
Інформатора затримано під час виконання чергового завдання куратора. Заклопотанням прокурора підозрюваного взято під варту без визначення розмірузастави.</text:p>
      <text:p text:style-name="P4">
Source: <text:a xlink:type="simple" xlink:href="https://armyinform.com.ua/2023/06/19/vykryto-spivrobitnyka-ukrzaliznyczi-yakyj-peredavav-vorogu-dani-pro-peremishhennya-syl-oborony/" text:style-name="Internet_20_link" text:visited-style-name="Visited_20_Internet_20_Link">
https://armyinform.com.ua/2023/06/19/vykryto-spivrobitnyka-ukrzaliznyczi-yakyj-peredavav-vorogu-dani-pro-peremishhennya-syl-oborony/</text:a>
</text:p>
      <!--NEWS-->
      <text:h text:style-name="P10" text:outline-level="1">
<text:span text:style-name="T4">
росія зменшила кількість ракетоносіїв у Чорному морі до одного</text:span>
</text:h>
      <text:p text:style-name="P4">
Author: ['АРМІЯINFORM']</text:p>
      <text:p text:style-name="P4">
Time: 2023-06-19T46:00:00-04:00</text:p>
      <text:p text:style-name="P4">
Description: Станом на ранок 19 червня на бойовому чергуванні у Чорному морі залишається три кора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5269_rus-navi_mil.ru_new_960x380_0.webp" text:style-name="Internet_20_link" text:visited-style-name="Visited_20_Internet_20_Link">
225269_rus-navi_mil.ru_new_960x380_0.webp</text:a>
']</text:p>
      <text:p text:style-name="P4">
Tags: ['АЗОВСЬКЕ МОРЕ', 'ВМС ЗС УКРАЇНИ', 'РАКЕТИ «КАЛІБР»', 'РАКЕТНА НЕБЕЗПЕКА', 'ЧОРНЕ МОРЕ']</text:p>
      <text:p text:style-name="P4">
Category: News</text:p>
      <!--METADATA-->
      <text:p text:style-name="P4">
<draw:frame draw:style-name="fr1" draw:name="Image261" text:anchor-type="as-char" svg:width="6.9236in" svg:height="3.606042in" draw:z-index="0">
<draw:image xlink:href="../ConvertedIMGs/AРМІЯINFORM/2023-06-19T46-00-00-04-00/225269_rus-navi_mil.ru_new_960x380_0.png" xlink:type="simple" xlink:show="embed" xlink:actuate="onLoad" draw:mime-type="image/png"/>
</draw:frame>
</text:p>
      <text:p text:style-name="P4">
Станом на ранок 19 червня на бойовому чергуванні у Чорному морі залишаєтьсятри кораблі, серед яких один ракетоносій.</text:p>
      <text:p text:style-name="P4">
Про це<text:a xlink:type="simple" xlink:href="https://www.facebook.com/navy.mil.gov.ua/posts/pfbid0wvPm3MhT2GqvdTWyYRE4VBd2defQvJvKjbzpEa2BtkfEDViVw1yKis4JkE1gSQQQl" text:style-name="Internet_20_link" text:visited-style-name="Visited_20_Internet_20_Link">
повідомляє</text:a>
пресслужба Військово-Морських Сил ЗСУ.</text:p>
      <text:p text:style-name="P4">
Також зазначається, що в Азовському морі на чергуванні є один ворожийкорабель. У Середземному морі на бойовому чергуванні знаходиться до восьмиворожих кораблів, серед яких один носій крилатих ракет «Калібр», загальнийзалп до 16 ракет.</text:p>
      <text:p text:style-name="P4">
За добу, в інтересах рф, прохід Керч-Єнікальською протокою здійснили:</text:p>
      <ul>
        <li>
до Азовського моря — 29 суден, з них 4 рухались з протоки Босфор;  * до Чорного моря —8 суден, з них 2 рухали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9/rosiya-zmenshyla-kilkist-raketonosiyiv-u-chornomu-mori-do-odnogo/" text:style-name="Internet_20_link" text:visited-style-name="Visited_20_Internet_20_Link">
https://armyinform.com.ua/2023/06/19/rosiya-zmenshyla-kilkist-raketonosiyiv-u-chornomu-mori-do-odnogo/</text:a>
</text:p>
      <!--NEWS-->
      <text:h text:style-name="P10" text:outline-level="1">
<text:span text:style-name="T4">
Україна не надсилає офіційні запити російській стороні щодо конкретних військовополонених — Координаційний штаб</text:span>
</text:h>
      <text:p text:style-name="P4">
Author: ['АРМІЯINFORM']</text:p>
      <text:p text:style-name="P4">
Time: 2023-06-19T48:00:00-04:00</text:p>
      <text:p text:style-name="P4">
Description: Наразі Україна не практикує надсилання офіційних запитів російській стороні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БЕЗВІСТИ ЗНИКЛІ', 'ВІЙСЬКОВОПОЛОНЕНИЙ', 'КООРДИНАЦІЙНИЙ ШТАБ З ПИТАНЬ ПОВОДЖЕННЯ З ВІЙСЬКОВОПОЛОНЕНИМИ', 'МКЧХ']</text:p>
      <text:p text:style-name="P4">
Category: News</text:p>
      <!--METADATA-->
      <text:p text:style-name="P4">
<draw:frame draw:style-name="fr1" draw:name="Image262" text:anchor-type="as-char" svg:width="6.9236in" svg:height="4.569576in" draw:z-index="0">
<draw:image xlink:href="../Images/AРМІЯINFORM/2023-06-19T48-00-00-04-00/photo_2022-12-27_16-19-39.jpg" xlink:type="simple" xlink:show="embed" xlink:actuate="onLoad" draw:mime-type="image/jpeg"/>
</draw:frame>
 Ілюстративне фото</text:p>
      <text:p text:style-name="P4">
Наразі Україна не практикує надсилання офіційних запитів російській стороніщодо конкретних військовополонених, адже це, «завищує ціну» таких полонених.</text:p>
      <text:p text:style-name="P4">
Про це <text:a xlink:type="simple" xlink:href="https://t.me/Koord_shtab/1270" text:style-name="Internet_20_link" text:visited-style-name="Visited_20_Internet_20_Link">
йшлося</text:a>
 під час зустрічі уКоординаційному штабі з питань поводження з військовополоненими.</text:p>
      <text:p text:style-name="P4">
Рідні військовополонених цікавив процес підтвердження перебування у неволіконкретних полонених не лише за допомогою представників МКЧХ, але й черезофіційні запити української сторони.</text:p>
      <text:p text:style-name="P4">
«Ми не можемо такого робити, адже це, простими словами, «завищує ціну» такихполонених. Тобто російська сторона, отримавши подібний запит, розумієпідвищену увагу до того чи іншого полоненого і вимагає особливі умови йоговизволення», — пояснив фахівець.</text:p>
      <text:p text:style-name="P4">
Родичів полонених та зниклих безвісти оборонців також цікавило питанняпереміщення полонених з місць утримання на території росії або тимчасовоокупованих територіях. Представник штабу повідомив, що у випадку, якщодержава-терорист засуджує українських полонених за кримінальною статтею, такихлюдей часто переміщують між різними колоніями.</text:p>
      <text:p text:style-name="P4">
На зустрічі звернули увагу на практику перевипуску мобільних sim-картокукраїнськими мобільними операторами через тривале невикористання конкретноїsim-картки абонентом.</text:p>
      <text:p text:style-name="P4">
Зі слів родичів оборонців, у випадку, якщо такі картки належать зниклим абополоненим військовослужбовцям, їхній перевипуск ускладнює процес пошукузниклих безвісти.</text:p>
      <text:p text:style-name="P4">
Source: <text:a xlink:type="simple" xlink:href="https://armyinform.com.ua/2023/06/19/ukrayina-ne-nadsylaye-oficzijni-zapyty-rosijskij-storoni-shhodo-konkretnyh-vijskovopolonenyh-koordynaczijnyj-shtab/" text:style-name="Internet_20_link" text:visited-style-name="Visited_20_Internet_20_Link">
https://armyinform.com.ua/2023/06/19/ukrayina-ne-nadsylaye-oficzijni-zapyty-rosijskij-storoni-shhodo-konkretnyh-vijskovopolonenyh-koordynaczijnyj-shtab/</text:a>
</text:p>
      <!--NEWS-->
      <text:h text:style-name="P10" text:outline-level="1">
<text:span text:style-name="T4">
Міжнародна федерація санного спорту (FIL) продовжила відсторонення росіян від змагань</text:span>
</text:h>
      <text:p text:style-name="P4">
Author: ['АРМІЯINFORM']</text:p>
      <text:p text:style-name="P4">
Time: 2023-06-19T49:00:00-04:00</text:p>
      <text:p text:style-name="P4">
Description: Міжнародна федерація санного спорту (FIL) залишила у силі відсторонення росіян від уч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Tags: ['FIL', 'STOPRUSSIA', 'АГРЕСІЯ РФ', 'ВІЙНА', 'ВТОРГНЕННЯ РФ']</text:p>
      <text:p text:style-name="P4">
Category: News</text:p>
      <!--METADATA-->
      <text:p text:style-name="P4">
<draw:frame draw:style-name="fr1" draw:name="Image263" text:anchor-type="as-char" svg:width="6.9236in" svg:height="6.9236in" draw:z-index="0">
<draw:image xlink:href="../Images/AРМІЯINFORM/2023-06-19T49-00-00-04-00/355025963_577956974506599_2898806578112000090_n.jpg" xlink:type="simple" xlink:show="embed" xlink:actuate="onLoad" draw:mime-type="image/jpeg"/>
</draw:frame>
</text:p>
      <text:p text:style-name="P4">
Міжнародна федерація санного спорту (FIL) залишила у силі відсторонення росіянвід участі у змаганнях під своєю егідою.</text:p>
      <text:p text:style-name="P4">
Таке рішення було<text:a xlink:type="simple" xlink:href="https://l.facebook.com/l.php" text:style-name="Internet_20_link" text:visited-style-name="Visited_20_Internet_20_Link">
прийняте</text:a>
на конгресі організації у Бухаресті, про це повідомляє Міністерство молоді таспорту України.</text:p>
      <text:p text:style-name="P4">
«Зважаючи на триваючу загарбницьку війну росії проти України, вирішенобезстроково призупинити всі права на участь спортсменів, тренерів,інструкторів та інших офіційних осіб санного спорту рф у змаганнях,санкціонованих FIL. Присутність представників росії пов’язана з високимризиком для безпеки, миролюбності та доброчесності цих змагань та їхучасників, у тому числі й самої російської федерації», — йдеться уповідомленні.</text:p>
      <text:p text:style-name="P4">
Зазначимо, що FIL у березні 2022 року заборонила росії та білорусі участь утурнірах під своєю егідою у відповідь на повномасштабне вторгнення рф вУкраїну. У вересні того ж року Міжнародна федерація санного спорту вдругевідсторонила російських та білоруських санкарів після того, як росія змоглапоновити свої права в організації.</text:p>
      <text:p text:style-name="P4">
Дякуємо світовій спортивній спільності за непохитну підтримку України, а такожсанкційну політику щодо країн-агресорок.</text:p>
      <text:p text:style-name="P4">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Як поводитися з людиною, яка повернулась з фронту?</text:span>
</text:h>
      <text:p text:style-name="P4">
Author: ['АРМІЯINFORM']</text:p>
      <text:p text:style-name="P4">
Time: 2023-06-19T4:00:00-04:00</text:p>
      <text:p text:style-name="P4">
Description: При зустрічі з людьми, що повертаються з фронту, важливо проявити турботу та співчу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_main-v1678627976.jpg" text:style-name="Internet_20_link" text:visited-style-name="Visited_20_Internet_20_Link">
13_main-v1678627976.jpg</text:a>
']</text:p>
      <text:p text:style-name="P4">
Tags: ['MILITARY MEDIA CENTER', 'STOPRUSSIA', 'АГРЕСІЯ РФ', 'ВІЙНА', 'ВТОРГНЕННЯ РФ']</text:p>
      <text:p text:style-name="P4">
Category: News</text:p>
      <!--METADATA-->
      <text:p text:style-name="P4">
<draw:frame draw:style-name="fr1" draw:name="Image264" text:anchor-type="as-char" svg:width="6.9236in" svg:height="4.61903in" draw:z-index="0">
<draw:image xlink:href="../Images/AРМІЯINFORM/2023-06-19T4-00-00-04-00/13_main-v1678627976.jpg" xlink:type="simple" xlink:show="embed" xlink:actuate="onLoad" draw:mime-type="image/jpeg"/>
</draw:frame>
 Ілюстративне фото</text:p>
      <text:p text:style-name="P4">
При зустрічі з людьми, що повертаються з фронту, важливо проявити турботу таспівчуття, замість вияву пафосу через квіти, оркестри та оплески. Це допоможеїм відчути щирість ваших почуттів та переживань.</text:p>
      <text:p text:style-name="P4">
Про це <text:a xlink:type="simple" xlink:href="https://t.me/militarymediacenter/2281" text:style-name="Internet_20_link" text:visited-style-name="Visited_20_Internet_20_Link">
повідомляє</text:a>
 Military MediaCenter.</text:p>
      <text:p text:style-name="P4">
<text:span text:style-name="T4">
Поважайте тих, хто повернувся з фронту.</text:span>
</text:p>
      <ul>
        <li>
Потрібно бути готовими до того, що людина, яка пройшла війну, може суттєво змінити свої життєві принципи та погляди. Також можна очікувати, що після війни вона може змінити своє ставлення до матеріальних цінностей.  * Потрібно підготувати родичів військових до прибуття їх близьких з фронту. Родичі повинні проходити інформаційні бесіди заздалегідь, щоб знати, як діяти, щоб не завдати травми воїнам у сімейному колі, та як підтримати їх у суспільстві під час адаптаційного періоду.  * Важливо дати військовим час розібратися з питаннями по прибуттю з фронту. Якщо вони знаходяться у стані спокою, то вони зможуть вирішити ділові питання, а також не привезуть з собою зброю до дому, де є діти, та уникнуть конфліктів з керівництвом у майбутньому. Це дозволить їм якісно відпочити після ротації.  * Важливо навчитися критично сприймати інформацію, коли рідна людина перебуває на фронті. Не слід довіряти інформації про бойові дії, яка походить з неперевірених джерел, і не варто панікувати родичів, які знаходяться на фронті, без доказів.  * Важливо повідомляти бійцям на фронті, що все добре вдома, оскільки це є важливим для них, щоб знати, що у рідних є мир і спокій.</li>
      </ul>
      <text:p text:style-name="P4">
<text:span text:style-name="T4">
Що не потрібно робити?</text:span>
</text:p>
      <ul>
        <li>
Уникайте конфліктів та негативних емоцій, які можуть повернути військового у минуле на війні.  * Не намагайтеся зрозуміти реальність, у якій живуть воїни.  * Не запитуйте про загиблих побратимів, якщо військовий не хоче про це розповідати.  * Не завантажуйте побутовими справами. Обмежте військового від сімейних побутових справ на декілька місяців — будьте самостійними у розв’язанні дріб’язкових питань.  * Обмежте розмови про війну та не цікавтеся ходом бойових дій та місцем перебування бійців, як це може створити додатковий стрес для них.</li>
      </ul>
      <text:p text:style-name="P4">
Source: <text:a xlink:type="simple" xlink:href="https://armyinform.com.ua/2023/06/19/yak-povodytysya-z-lyudynoyu-yaka-povernulas-z-frontu/" text:style-name="Internet_20_link" text:visited-style-name="Visited_20_Internet_20_Link">
https://armyinform.com.ua/2023/06/19/yak-povodytysya-z-lyudynoyu-yaka-povernulas-z-frontu/</text:a>
</text:p>
      <!--NEWS-->
      <text:h text:style-name="P10" text:outline-level="1">
<text:span text:style-name="T4">
Росіяни обстріляли прикордоння Чернігівщини та Сумщини з мінометів - 35 «прильотів»</text:span>
</text:h>
      <text:p text:style-name="P4">
Authors: Ukrinform (Person)</text:p>
      <text:p text:style-name="P4">
Publisher: Укринформ (Organization)</text:p>
      <text:p text:style-name="P4">
Published Time: 2023-06-19T4:26:00+03:00</text:p>
      <text:p text:style-name="P4">
Modified Time: 2023-06-19T22:26:00+03:00</text:p>
      <text:p text:style-name="P4">
Description: Російські війська станом на 22: 00 годину кілька разів обстріляли прикордонні території Чернігівської та Сумської областей з мінометів.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65" text:anchor-type="as-char" svg:width="6.9236in" svg:height="3.956343in" draw:z-index="0">
<draw:image xlink:href="../Images/yкринформ/2023-06-19T4-26-00-03-00/630_360_1667124180-530.jpg" xlink:type="simple" xlink:show="embed" xlink:actuate="onLoad" draw:mime-type="image/jpeg"/>
</draw:frame>
 Російськівійська станом на 22: 00 годину кілька разів обстріляли прикордонні територіїЧернігівської та Сумської областей з мінометів.</text:p>
      <text:p text:style-name="P4">
Як передає Укрінформ, про це інформує оперативне командування “Північ” у <text:a xlink:type="simple" xlink:href="https://t.me/ok_pivnich1/3335" text:style-name="Internet_20_link" text:visited-style-name="Visited_20_Internet_20_Link">
Телеграмі </text:a>
 .</text:p>
      <text:p text:style-name="P4">
Зокрема зазначається, що з 11:30 до 12:22 зафіксовано 24 приходи, ймовірно зміномету 120 мм, по населеному пункту Карповичі Чернігівської області.Повідомляється, що внаслідок <text:a xlink:type="simple" xlink:href="https://www.ukrinform.ua/tag-obstril" text:style-name="Internet_20_link" text:visited-style-name="Visited_20_Internet_20_Link">
 обстрілу </text:a>
 сталась пожежа в житловому секторі. Знищено житловий будинок тагосподарчу будівлю. Інформація щодо загиблих та травмованих осіб не надходила.</text:p>
      <text:p text:style-name="P4">
Водночас у Сумській області впродовж дня зафіксовані обстріли в районінаселених пунктів Бояро-Лежачі та Прогрес.</text:p>
      <text:p text:style-name="P4">
Так, з 12:44 до 12:50 зафіксовано 3 приходи, ймовірно міномет 82 мм, в районіБояро-Лежачі, також в районі цього ж населеного пункту з 13:20 до 13:25зафіксовано 4 приходи, ймовірно міномет 82 мм. Повідомляється, що про втратисеред місцевого населення чи пошкодження цивільної інфраструктури інформаціяне надходила.</text:p>
      <text:p text:style-name="P4">
<text:span text:style-name="T4">
Читайте також:</text:span>
 <text:a xlink:type="simple" xlink:href="https://www.ukrinform.ua/rubric-ato/3724986-armia-rf-z-vazkoi-artilerii-obstrilala-nikopol-poranenij-civilnij.html" text:style-name="Internet_20_link" text:visited-style-name="Visited_20_Internet_20_Link">
 Армія РФ з важкої артилерії <text:span text:style-name="T4">
обстріл</text:span>
 яла Нікополь,поранений цивільний </text:a>
</text:p>
      <text:p text:style-name="P4">
Окрім того, із 14:45 до 14:55 зафіксовано 4 приходи, ймовірно 120 мм міномет,районі населеного пункту Прогрес. Про втрати серед місцевого населення чипошкодження цивільної інфраструктури інформація уточнюється.</text:p>
      <text:p text:style-name="P4">
Як повідомлялося, сьогодні вночі та вранці ворог 20 разів обстрілявприкордоння Сумщини. Під ударом були 11 громад.</text:p>
      <text:p text:style-name="P4">
Source: <text:a xlink:type="simple" xlink:href="https://www.ukrinform.ua/rubric-ato/3725045-rosiani-obstrilali-prikordonna-cernigivsini-ta-sumsini-z-minometiv-35-prilotiv.html" text:style-name="Internet_20_link" text:visited-style-name="Visited_20_Internet_20_Link">
https://www.ukrinform.ua/rubric-ato/3725045-rosiani-obstrilali-prikordonna-cernigivsini-ta-sumsini-z-minometiv-35-prilotiv.html</text:a>
</text:p>
      <!--NEWS-->
      <text:h text:style-name="P10" text:outline-level="1">
<text:span text:style-name="T4">
20 червня у Military Media Center відбудеться брифінг щодо ліквідації наслідків підриву Каховської ГЕС</text:span>
</text:h>
      <text:p text:style-name="P4">
Author: ['АРМІЯINFORM']</text:p>
      <text:p text:style-name="P4">
Time: 2023-06-19T50:00:00-04:00</text:p>
      <text:p text:style-name="P4">
Description: 20 червня, о 10:00, у Military Media Center відбудеться брифінг речника Державної 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АНОНС', 'ДСНС УКРАЇНИ']</text:p>
      <text:p text:style-name="P4">
Category: News</text:p>
      <!--METADATA-->
      <text:p text:style-name="P4">
<draw:frame draw:style-name="fr1" draw:name="Image266" text:anchor-type="as-char" svg:width="6.9236in" svg:height="3.894525in" draw:z-index="0">
<draw:image xlink:href="../Images/AРМІЯINFORM/2023-06-19T50-00-00-04-00/big-mmc.jpg" xlink:type="simple" xlink:show="embed" xlink:actuate="onLoad" draw:mime-type="image/jpeg"/>
</draw:frame>
 Брифінг</text:p>
      <text:p text:style-name="P4">
<text:span text:style-name="T4">
20 червня, о 10:00,</text:span>
<text:a xlink:type="simple" xlink:href="https://t.me/militarymediacenter/2291" text:style-name="Internet_20_link" text:visited-style-name="Visited_20_Internet_20_Link">
 <text:span text:style-name="T4">
у Military MediaCenter</text:span>
</text:a>
 відбудеться брифінг речникаДержавної служби України з надзвичайних ситуацій Олександра Хорунжого щодоліквідації наслідків підриву Каховської ГЕС та надання допомоги цивільномунаселенню.</text:p>
      <text:p text:style-name="P4">
Акредитація представників ЗМІ обов’язкова і триватиме до 09:00 20 червня!</text:p>
      <text:p text:style-name="P4">
Заявки на акредитацію надсилати на електронну адресу: psmodu@post.mil.gov.uaіз зазначенням прізвища, імені та по батькові журналіста, назви видання,контактного телефону.</text:p>
      <text:p text:style-name="P4">
За новинами та анонсами слідкуйте в телеграм-каналі у Military Media Center –<text:a xlink:type="simple" xlink:href="https://t.me/militarymediacenter" text:style-name="Internet_20_link" text:visited-style-name="Visited_20_Internet_20_Link">
https://t.me/militarymediacenter/2291.</text:a>
</text:p>
      <text:p text:style-name="P4">
Source: <text:a xlink:type="simple" xlink:href="https://armyinform.com.ua/2023/06/19/20-chervnya-u-military-media-center-vidbudetsya-bryfing-shhodo-likvidacziyi-naslidkiv-pidryvu-kahovskoyi-ges/" text:style-name="Internet_20_link" text:visited-style-name="Visited_20_Internet_20_Link">
https://armyinform.com.ua/2023/06/19/20-chervnya-u-military-media-center-vidbudetsya-bryfing-shhodo-likvidacziyi-naslidkiv-pidryvu-kahovskoyi-ges/</text:a>
</text:p>
      <!--NEWS-->
      <text:h text:style-name="P10" text:outline-level="1">
<text:span text:style-name="T4">
Україна і світ — проти російської агресії — Служба зовнішньої розвідки</text:span>
</text:h>
      <text:p text:style-name="P4">
Author: ['АРМІЯINFORM']</text:p>
      <text:p text:style-name="P4">
Time: 2023-06-19T51:00:00-04:00</text:p>
      <text:p text:style-name="P4">
Description: Усе більше держав-членів НАТО підтримують спрощений вступ України, який передба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СЛУЖБА ЗОВНІШНЬОЇ РОЗВІДКИ']</text:p>
      <text:p text:style-name="P4">
Category: News</text:p>
      <!--METADATA-->
      <text:p text:style-name="P4">
<draw:frame draw:style-name="fr1" draw:name="Image267" text:anchor-type="as-char" svg:width="6.9236in" svg:height="3.894525in" draw:z-index="0">
<draw:image xlink:href="../Images/AРМІЯINFORM/2023-06-19T51-00-00-04-00/antyrosijski-sankcziyi.jpg" xlink:type="simple" xlink:show="embed" xlink:actuate="onLoad" draw:mime-type="image/jpeg"/>
</draw:frame>
</text:p>
      <text:p text:style-name="P4">
Усе більше держав-членів НАТО підтримують спрощений вступ України, якийпередбачає відмову від плану дій щодо членства (ПДЧ), і це рішення можутьзатвердити на саміті Альянсу у Вільнюсі,<text:a xlink:type="simple" xlink:href="https://www.facebook.com/SZRUkraine/posts/pfbid0BKRXjKtyy6WySJpkGSzpSyiK7vWWwYQc9gME1s5NFr6hqRmqMAkN68cRBFQA7jHYl" text:style-name="Internet_20_link" text:visited-style-name="Visited_20_Internet_20_Link">
повідомляє</text:a>
Служба зовнішньої розвідки України на своїй офіційній сторінці в Facebook.Відомство опублікувало основні міжнародні події щодо підтримки України світомта введення антиросійських санкцій.</text:p>
      <text:p text:style-name="P4">
Протягом найближчих днів до України буде доставлена раніше оголошена канадськадопомога, а саме 6 750 штурмових гвинтівок, 1,1 млн набоїв калібром 7,62 мм,250 тис. набоїв калібру 5,56 мм й 70 тис. снайперських набоїв, — повідомили вміноборони Канади.</text:p>
      <text:p text:style-name="P4">
Проєкт оборонного бюджету США на 2024 фінансовий рік передбачає 300 мільйонівдоларів на Ініціативу сприяння безпеці України (USAI), яка дозволяє Пентагонуукладати нові контакти на виробництво зброї для нашої країни. Із них «не меншяк 80 мільйонів доларів» пропонується витратити на тактичні ракетні системивеликої дальності ATACMS.</text:p>
      <text:p text:style-name="P4">
США скеровують додаткові 205 мільйонів доларів на гуманітарну допомогуукраїнцям.</text:p>
      <text:p text:style-name="P4">
Рада міністрів Бельгії затвердила п’ятнадцятий пакет військової допомогиУкраїні. У межах цього пакета країна закупить і передасть бронетранспортериM113, щойно підприємства бельгійського оборонпрому проведуть їхнє технічнеобслуговування.</text:p>
      <text:p text:style-name="P4">
В. о. міністра оборони Данії Троельс Лунд Поульсен повідомив, що влада країниготова передати Україні винищувачі F-16, однак за умови схвалення США, яківиготовляють ці літаки.</text:p>
      <text:p text:style-name="P4">
Україна домовилась із Чехією та Словаччиною про придбання й обслуговуванняБМП.</text:p>
      <text:p text:style-name="P4">
Україна в рамках міжнародної військової допомоги отримає португальські БПЛАTekever AR3, профінансовані коштами одного з британських фондів.</text:p>
      <text:p text:style-name="P4">
Нижня палата польського парламенту ухвалила резолюцію, в якій підтрималаєвропейські та євроатлантичні прагнення України.</text:p>
      <text:p text:style-name="P4">
Міністр оборони Канади Аніта Ананд оголосила про рішення розгорнути 15 танківLeopard 2 на території Латвії в межах зусиль зі зміцнення східного флангуНАТО. Водночас НАТО посилить і протиповітряну оборону на східних кордонах.</text:p>
      <text:p text:style-name="P4">
Північноатлантичний Альянс відкрив новий центр із захисту підводнихтрубопроводів і кабелів.</text:p>
      <text:p text:style-name="P4">
Source: <text:a xlink:type="simple" xlink:href="https://armyinform.com.ua/2023/06/19/ukrayina-i-svit-proty-rosijskoyi-agresiyi-sluzhba-zovnishnoyi-rozvidky/" text:style-name="Internet_20_link" text:visited-style-name="Visited_20_Internet_20_Link">
https://armyinform.com.ua/2023/06/19/ukrayina-i-svit-proty-rosijskoyi-agresiyi-sluzhba-zovnishnoyi-rozvidky/</text:a>
</text:p>
      <!--NEWS-->
      <text:h text:style-name="P10" text:outline-level="1">
<text:span text:style-name="T4">
Коли руїни зникають, то програє не просто агресор, а сама ідея агресії — Володимир Зеленський</text:span>
</text:h>
      <text:p text:style-name="P4">
Author: ['АРМІЯINFORM']</text:p>
      <text:p text:style-name="P4">
Time: 2023-06-19T52:00:00-04:00</text:p>
      <text:p text:style-name="P4">
Description: Президент України Володимир Зеленський у телеграм-каналі зазначив, що вже визначено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7e6333a-c399-4323-821c-546e37347bea.jpg" text:style-name="Internet_20_link" text:visited-style-name="Visited_20_Internet_20_Link">
37e6333a-c399-4323-821c-546e37347bea.jpg</text:a>
', '<text:a xlink:type="simple" xlink:href="https://armyinform.com.ua/wp-content/uploads/2023/06/8d28dd70-eec6-4f4b-b299-a4817633408d-150x150.jpg" text:style-name="Internet_20_link" text:visited-style-name="Visited_20_Internet_20_Link">
8d28dd70-eec6-4f4b-b299-a4817633408d-150x150.jpg</text:a>
', '<text:a xlink:type="simple" xlink:href="https://armyinform.com.ua/wp-content/uploads/2023/06/08a61ccc-7d58-49e4-bb6f-002e55c4f2d0-150x150.jpg" text:style-name="Internet_20_link" text:visited-style-name="Visited_20_Internet_20_Link">
08a61ccc-7d58-49e4-bb6f-002e55c4f2d0-150x150.jpg</text:a>
', '<text:a xlink:type="simple" xlink:href="https://armyinform.com.ua/wp-content/uploads/2023/06/84279021-1f7f-4d00-8c05-13427c21100f-150x150.jpg" text:style-name="Internet_20_link" text:visited-style-name="Visited_20_Internet_20_Link">
84279021-1f7f-4d00-8c05-13427c21100f-150x150.jpg</text:a>
', '<text:a xlink:type="simple" xlink:href="https://armyinform.com.ua/wp-content/uploads/2023/06/b54b1131-14bd-47a9-b4ae-8fe1b4c1b974-150x150.jpg" text:style-name="Internet_20_link" text:visited-style-name="Visited_20_Internet_20_Link">
b54b1131-14bd-47a9-b4ae-8fe1b4c1b974-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268" text:anchor-type="as-char" svg:width="6.9236in" svg:height="4.615733in" draw:z-index="0">
<draw:image xlink:href="../Images/AРМІЯINFORM/2023-06-19T52-00-00-04-00/37e6333a-c399-4323-821c-546e37347bea.jpg" xlink:type="simple" xlink:show="embed" xlink:actuate="onLoad" draw:mime-type="image/jpeg"/>
</draw:frame>
</text:p>
      <text:p text:style-name="P4">
Президент України Володимир Зеленський у телеграм-каналі<text:a xlink:type="simple" xlink:href="https://t.me/V_Zelenskiy_official/6630" text:style-name="Internet_20_link" text:visited-style-name="Visited_20_Internet_20_Link">
зазначив</text:a>
, що вже визначено якікроки, в якому таймінгу та якими силами треба зробити, щоб перемогти російськуагресію.</text:p>
      <text:p text:style-name="P4">
«Жодної руїни в Україні не залишиться. Усе відбудуємо, усе відновимо. І вжеточно знаємо, які кроки в якому таймінгу та якими силами треба зробити, щобперемогти російську агресію і нашою відбудовою. Коли руїни зникають, топрограє не просто агресор, а сама ідея агресії. І це буде», — написав главадержави.</text:p>
      <text:p text:style-name="P4">
<text:a xlink:type="simple" xlink:href="https://armyinform.com.ua/wp-content/uploads/2023/06/8d28dd70-eec6-4f4b-b299-a4817633408d.jpg" text:style-name="Internet_20_link" text:visited-style-name="Visited_20_Internet_20_Link">
<draw:frame draw:style-name="fr1" draw:name="Image269" text:anchor-type="as-char" svg:width="6.9236in" svg:height="6.9236in" draw:z-index="0">
<draw:image xlink:href="../Images/AРМІЯINFORM/2023-06-19T52-00-00-04-00/8d28dd70-eec6-4f4b-b299-a4817633408d-150x150.jpg" xlink:type="simple" xlink:show="embed" xlink:actuate="onLoad" draw:mime-type="image/jpeg"/>
</draw:frame>
</text:a>
</text:p>
      <text:p text:style-name="P4">
<text:a xlink:type="simple" xlink:href="https://armyinform.com.ua/wp-content/uploads/2023/06/08a61ccc-7d58-49e4-bb6f-002e55c4f2d0.jpg" text:style-name="Internet_20_link" text:visited-style-name="Visited_20_Internet_20_Link">
<draw:frame draw:style-name="fr1" draw:name="Image270" text:anchor-type="as-char" svg:width="6.9236in" svg:height="6.9236in" draw:z-index="0">
<draw:image xlink:href="../Images/AРМІЯINFORM/2023-06-19T52-00-00-04-00/08a61ccc-7d58-49e4-bb6f-002e55c4f2d0-150x150.jpg" xlink:type="simple" xlink:show="embed" xlink:actuate="onLoad" draw:mime-type="image/jpeg"/>
</draw:frame>
</text:a>
</text:p>
      <text:p text:style-name="P4">
<text:a xlink:type="simple" xlink:href="https://armyinform.com.ua/wp-content/uploads/2023/06/84279021-1f7f-4d00-8c05-13427c21100f.jpg" text:style-name="Internet_20_link" text:visited-style-name="Visited_20_Internet_20_Link">
<draw:frame draw:style-name="fr1" draw:name="Image271" text:anchor-type="as-char" svg:width="6.9236in" svg:height="6.9236in" draw:z-index="0">
<draw:image xlink:href="../Images/AРМІЯINFORM/2023-06-19T52-00-00-04-00/84279021-1f7f-4d00-8c05-13427c21100f-150x150.jpg" xlink:type="simple" xlink:show="embed" xlink:actuate="onLoad" draw:mime-type="image/jpeg"/>
</draw:frame>
</text:a>
</text:p>
      <text:p text:style-name="P4">
<text:a xlink:type="simple" xlink:href="https://armyinform.com.ua/wp-content/uploads/2023/06/b54b1131-14bd-47a9-b4ae-8fe1b4c1b974.jpg" text:style-name="Internet_20_link" text:visited-style-name="Visited_20_Internet_20_Link">
<draw:frame draw:style-name="fr1" draw:name="Image272" text:anchor-type="as-char" svg:width="6.9236in" svg:height="6.9236in" draw:z-index="0">
<draw:image xlink:href="../Images/AРМІЯINFORM/2023-06-19T52-00-00-04-00/b54b1131-14bd-47a9-b4ae-8fe1b4c1b974-150x150.jpg" xlink:type="simple" xlink:show="embed" xlink:actuate="onLoad" draw:mime-type="image/jpeg"/>
</draw:frame>
</text:a>
</text:p>
      <text:p text:style-name="P4">
Source: <text:a xlink:type="simple" xlink:href="https://armyinform.com.ua/2023/06/19/koly-ruyiny-znykayut-to-prograye-ne-prosto-agresor-a-sama-ideya-agresiyi-volodymyr-zelenskyj/" text:style-name="Internet_20_link" text:visited-style-name="Visited_20_Internet_20_Link">
https://armyinform.com.ua/2023/06/19/koly-ruyiny-znykayut-to-prograye-ne-prosto-agresor-a-sama-ideya-agresiyi-volodymyr-zelenskyj/</text:a>
</text:p>
      <!--NEWS-->
      <text:h text:style-name="P10" text:outline-level="1">
<text:span text:style-name="T4">
Поради батькам для безпечної евакуації з дитиною</text:span>
</text:h>
      <text:p text:style-name="P4">
Author: ['АРМІЯINFORM']</text:p>
      <text:p text:style-name="P4">
Time: 2023-06-19T53:00:00-04:00</text:p>
      <text:p text:style-name="P4">
Description: Аби не піддаватися почуттю розгубленості та паніки під час евакуації, батьки м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da4a82-depositphotos-trioc.jpg" text:style-name="Internet_20_link" text:visited-style-name="Visited_20_Internet_20_Link">
eda4a82-depositphotos-trioc.jpg</text:a>
']</text:p>
      <text:p text:style-name="P4">
Tags: ['STOPRUSSIA', 'АГРЕСІЯ РФ', 'ВІЙНА', 'ВТОРГНЕННЯ РФ', 'ЕВАКУАЦІЯ', 'МІНРЕІНТЕГРАЦІЇ']</text:p>
      <text:p text:style-name="P4">
Category: News</text:p>
      <!--METADATA-->
      <text:p text:style-name="P4">
<draw:frame draw:style-name="fr1" draw:name="Image273" text:anchor-type="as-char" svg:width="6.9236in" svg:height="4.585166in" draw:z-index="0">
<draw:image xlink:href="../Images/AРМІЯINFORM/2023-06-19T53-00-00-04-00/eda4a82-depositphotos-trioc.jpg" xlink:type="simple" xlink:show="embed" xlink:actuate="onLoad" draw:mime-type="image/jpeg"/>
</draw:frame>
 Ілюстративне фото</text:p>
      <text:p text:style-name="P4">
<text:span text:style-name="T4">
Аби не піддаватися почуттю розгубленості та паніки під час евакуації, батькимають пам’ятати декілька простих правил:</text:span>
</text:p>
      <ol>
        <li>
Тримайте дитину тільки за руку. Якщо дитина тримає вас за рукав чи за сумку, в натовпі вона може дуже легко загубитися.  2. Пробираючись до місця призначення в натовпі, ведіть дітей перед собою.  3. Завжди носіть із собою фотографію вашої дитини (зокрема, на телефоні), бажано свіжу. Якщо дитина загубиться, за знімком перехожі легше її згадають і допоможуть швидко знайти.</li>
      </ol>
      <text:p text:style-name="P4">
<text:span text:style-name="T4">
Як підготуватися до евакуації:</text:span>
</text:p>
      <ol>
        <li>
Навчіть дитину знати напам’ять власне ім’я, вік, імена батьків, домашню адресу, за можливості — контактний номер одного з батьків.  2. Підпишіть її речі. Зазначте контактну особу та номер телефону.  3. Додатково у внутрішні кишені одягу покладіть візитівку з інформацією про контактну особу, копії свідоцтва про народження та паспортних даних батьків.</li>
      </ol>
      <text:p text:style-name="P4">
<text:span text:style-name="T4">
Як діяти, якщо ви виявили загублену дитину:</text:span>
</text:p>
      <ol>
        <li>
Дізнайтеся ім’я дитини та звідки вона. Спитайте, коли востаннє вона бачила батьків чи іншого дорослого, який був із нею.  2. Відведіть дитину у безпечне місце.  3. Негайно зателефонуйте на лінію 102, можливо, її вже шукають рідні.</li>
      </ol>
      <text:p text:style-name="P4">
<text:span text:style-name="T4">
Джерело:</text:span>
 <text:a xlink:type="simple" xlink:href="https://minre.gov.ua/2023/06/18/porady-batkam-dlya-bezpechnoyi-evakuacziyi-z-dytynoyu/" text:style-name="Internet_20_link" text:visited-style-name="Visited_20_Internet_20_Link">
<text:span text:style-name="T5">
Мінреінтеграції</text:span>
</text:a>
.</text:p>
      <text:p text:style-name="P4">
Source: <text:a xlink:type="simple" xlink:href="https://armyinform.com.ua/2023/06/19/porady-batkam-dlya-bezpechnoyi-evakuacziyi-z-dytynoyu/" text:style-name="Internet_20_link" text:visited-style-name="Visited_20_Internet_20_Link">
https://armyinform.com.ua/2023/06/19/porady-batkam-dlya-bezpechnoyi-evakuacziyi-z-dytynoyu/</text:a>
</text:p>
      <!--NEWS-->
      <text:h text:style-name="P10" text:outline-level="1">
<text:span text:style-name="T4">
За добу через російські обстріли троє цивільних осіб загинули, ще вісім поранені</text:span>
</text:h>
      <text:p text:style-name="P4">
Author: ['АРМІЯINFORM']</text:p>
      <text:p text:style-name="P4">
Time: 2023-06-19T54: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24468643889400308_y.jpg" text:style-name="Internet_20_link" text:visited-style-name="Visited_20_Internet_20_Link">
photo_5224468643889400308_y.jpg</text:a>
']</text:p>
      <text:p text:style-name="P4">
Tags: ['ВОРОЖІ ОБСТРІЛИ', 'ОБСТРІЛИ РФ']</text:p>
      <text:p text:style-name="P4">
Category: News</text:p>
      <!--METADATA-->
      <text:p text:style-name="P4">
<draw:frame draw:style-name="fr1" draw:name="Image274" text:anchor-type="as-char" svg:width="6.9236in" svg:height="4.854795in" draw:z-index="0">
<draw:image xlink:href="../Images/AРМІЯINFORM/2023-06-19T54-00-00-04-00/photo_5224468643889400308_y.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text:a xlink:type="simple" xlink:href="https://t.me/militarymediacenter/2289" text:style-name="Internet_20_link" text:visited-style-name="Visited_20_Internet_20_Link">
повідомляє</text:a>
 Military MediaCenter.</text:p>
      <text:p text:style-name="P4">
«Із різних видів озброєння — міномети, танки, артилерія, РСЗВ, ЗРК, БПЛА,тактична авіація та кораблі чф рф – були атаковані 149 населених пунктів та102 об’єкти інфраструктури», — йдеться у повідомленні.</text:p>
      <text:p text:style-name="P4">
За попередньою інформацією, три цивільні особи загинули та вісім поранені.</text:p>
      <text:p text:style-name="P4">
Source: <text:a xlink:type="simple" xlink:href="https://armyinform.com.ua/2023/06/19/za-dobu-cherez-rosijski-obstrily-troye-czyvilnyh-osib-zagynuly-shhe-visim-poraneni/" text:style-name="Internet_20_link" text:visited-style-name="Visited_20_Internet_20_Link">
https://armyinform.com.ua/2023/06/19/za-dobu-cherez-rosijski-obstrily-troye-czyvilnyh-osib-zagynuly-shhe-visim-poraneni/</text:a>
</text:p>
      <!--NEWS-->
      <text:h text:style-name="P10" text:outline-level="1">
<text:span text:style-name="T4">
Артилеристи про свою роботу: «Насипати» якомога більше та якомога точніше</text:span>
</text:h>
      <text:p text:style-name="P4">
Author: ['АРМІЯINFORM']</text:p>
      <text:p text:style-name="P4">
Time: 2023-06-19T55:00:00-04:00</text:p>
      <text:p text:style-name="P4">
Description:    Розрахунок самохідної артилерійської установки 2С1 «Гвоздика» на позиціях. Екіпа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75165_647648704069382_1423752490519330615_n.jpg" text:style-name="Internet_20_link" text:visited-style-name="Visited_20_Internet_20_Link">
352375165_647648704069382_1423752490519330615_n.jpg</text:a>
', '<text:a xlink:type="simple" xlink:href="https://armyinform.com.ua/wp-content/uploads/2023/06/348673913_647648647402721_8530810447658287370_n-150x150.jpg" text:style-name="Internet_20_link" text:visited-style-name="Visited_20_Internet_20_Link">
348673913_647648647402721_8530810447658287370_n-150x150.jpg</text:a>
', '<text:a xlink:type="simple" xlink:href="https://armyinform.com.ua/wp-content/uploads/2023/06/346883413_647648750736044_2424157996674574225_n-150x150.jpg" text:style-name="Internet_20_link" text:visited-style-name="Visited_20_Internet_20_Link">
346883413_647648750736044_2424157996674574225_n-150x150.jpg</text:a>
', '<text:a xlink:type="simple" xlink:href="https://armyinform.com.ua/wp-content/uploads/2023/06/347648589_647648777402708_6641189658539873642_n-150x150.jpg" text:style-name="Internet_20_link" text:visited-style-name="Visited_20_Internet_20_Link">
347648589_647648777402708_6641189658539873642_n-150x150.jpg</text:a>
', '<text:a xlink:type="simple" xlink:href="https://armyinform.com.ua/wp-content/uploads/2023/06/347009256_647648877402698_2511885720080642111_n-150x150.jpg" text:style-name="Internet_20_link" text:visited-style-name="Visited_20_Internet_20_Link">
347009256_647648877402698_2511885720080642111_n-150x150.jpg</text:a>
', '<text:a xlink:type="simple" xlink:href="https://armyinform.com.ua/wp-content/uploads/2023/06/347115709_647648894069363_3278237382155671439_n-150x150.jpg" text:style-name="Internet_20_link" text:visited-style-name="Visited_20_Internet_20_Link">
347115709_647648894069363_3278237382155671439_n-150x150.jpg</text:a>
', '<text:a xlink:type="simple" xlink:href="https://armyinform.com.ua/wp-content/uploads/2023/06/347127500_647649394069313_525520345696156874_n-150x150.jpg" text:style-name="Internet_20_link" text:visited-style-name="Visited_20_Internet_20_Link">
347127500_647649394069313_525520345696156874_n-150x150.jpg</text:a>
', '<text:a xlink:type="simple" xlink:href="https://armyinform.com.ua/wp-content/uploads/2023/06/348327743_647649434069309_3783072686471173499_n-150x150.jpg" text:style-name="Internet_20_link" text:visited-style-name="Visited_20_Internet_20_Link">
348327743_647649434069309_3783072686471173499_n-150x150.jpg</text:a>
', '<text:a xlink:type="simple" xlink:href="https://armyinform.com.ua/wp-content/uploads/2023/06/346878102_647648604069392_1108607779644982475_n-150x150.jpg" text:style-name="Internet_20_link" text:visited-style-name="Visited_20_Internet_20_Link">
346878102_647648604069392_1108607779644982475_n-150x150.jpg</text:a>
']</text:p>
      <text:p text:style-name="P4">
Tags: ['STOPRUSSIA', 'АГРЕСІЯ РФ', 'АРТИЛЕРИСТИ', 'ВІЙНА', 'ВМС ЗС УКРАЇНИ', 'ВТОРГНЕННЯ РФ']</text:p>
      <text:p text:style-name="P4">
Category: News</text:p>
      <!--METADATA-->
      <text:p text:style-name="P4">
<draw:frame draw:style-name="fr1" draw:name="Image275" text:anchor-type="as-char" svg:width="6.9236in" svg:height="3.89773in" draw:z-index="0">
<draw:image xlink:href="../Images/AРМІЯINFORM/2023-06-19T55-00-00-04-00/352375165_647648704069382_1423752490519330615_n.jpg" xlink:type="simple" xlink:show="embed" xlink:actuate="onLoad" draw:mime-type="image/jpeg"/>
</draw:frame>
</text:p>
      <text:p text:style-name="P4">
Розрахунок самохідної артилерійської установки 2С1 «Гвоздика» на позиціях.Екіпаж навчений, загартований у боях та щоденними бойовими завданнями.</text:p>
      <text:p text:style-name="P4">
<text:a xlink:type="simple" xlink:href="https://armyinform.com.ua/wp-content/uploads/2023/06/348673913_647648647402721_8530810447658287370_n.jpg" text:style-name="Internet_20_link" text:visited-style-name="Visited_20_Internet_20_Link">
<draw:frame draw:style-name="fr1" draw:name="Image276" text:anchor-type="as-char" svg:width="6.9236in" svg:height="6.9236in" draw:z-index="0">
<draw:image xlink:href="../Images/AРМІЯINFORM/2023-06-19T55-00-00-04-00/348673913_647648647402721_8530810447658287370_n-150x150.jpg" xlink:type="simple" xlink:show="embed" xlink:actuate="onLoad" draw:mime-type="image/jpeg"/>
</draw:frame>
</text:a>
</text:p>
      <text:p text:style-name="P4">
<text:a xlink:type="simple" xlink:href="https://armyinform.com.ua/wp-content/uploads/2023/06/346883413_647648750736044_2424157996674574225_n.jpg" text:style-name="Internet_20_link" text:visited-style-name="Visited_20_Internet_20_Link">
<draw:frame draw:style-name="fr1" draw:name="Image277" text:anchor-type="as-char" svg:width="6.9236in" svg:height="6.9236in" draw:z-index="0">
<draw:image xlink:href="../Images/AРМІЯINFORM/2023-06-19T55-00-00-04-00/346883413_647648750736044_2424157996674574225_n-150x150.jpg" xlink:type="simple" xlink:show="embed" xlink:actuate="onLoad" draw:mime-type="image/jpeg"/>
</draw:frame>
</text:a>
</text:p>
      <text:p text:style-name="P4">
<text:a xlink:type="simple" xlink:href="https://armyinform.com.ua/wp-content/uploads/2023/06/347648589_647648777402708_6641189658539873642_n.jpg" text:style-name="Internet_20_link" text:visited-style-name="Visited_20_Internet_20_Link">
<draw:frame draw:style-name="fr1" draw:name="Image278" text:anchor-type="as-char" svg:width="6.9236in" svg:height="6.9236in" draw:z-index="0">
<draw:image xlink:href="../Images/AРМІЯINFORM/2023-06-19T55-00-00-04-00/347648589_647648777402708_6641189658539873642_n-150x150.jpg" xlink:type="simple" xlink:show="embed" xlink:actuate="onLoad" draw:mime-type="image/jpeg"/>
</draw:frame>
</text:a>
</text:p>
      <text:p text:style-name="P4">
<text:a xlink:type="simple" xlink:href="https://armyinform.com.ua/wp-content/uploads/2023/06/347009256_647648877402698_2511885720080642111_n.jpg" text:style-name="Internet_20_link" text:visited-style-name="Visited_20_Internet_20_Link">
<draw:frame draw:style-name="fr1" draw:name="Image279" text:anchor-type="as-char" svg:width="6.9236in" svg:height="6.9236in" draw:z-index="0">
<draw:image xlink:href="../Images/AРМІЯINFORM/2023-06-19T55-00-00-04-00/347009256_647648877402698_2511885720080642111_n-150x150.jpg" xlink:type="simple" xlink:show="embed" xlink:actuate="onLoad" draw:mime-type="image/jpeg"/>
</draw:frame>
</text:a>
</text:p>
      <text:p text:style-name="P4">
<text:a xlink:type="simple" xlink:href="https://armyinform.com.ua/wp-content/uploads/2023/06/347115709_647648894069363_3278237382155671439_n.jpg" text:style-name="Internet_20_link" text:visited-style-name="Visited_20_Internet_20_Link">
<draw:frame draw:style-name="fr1" draw:name="Image280" text:anchor-type="as-char" svg:width="6.9236in" svg:height="6.9236in" draw:z-index="0">
<draw:image xlink:href="../Images/AРМІЯINFORM/2023-06-19T55-00-00-04-00/347115709_647648894069363_3278237382155671439_n-150x150.jpg" xlink:type="simple" xlink:show="embed" xlink:actuate="onLoad" draw:mime-type="image/jpeg"/>
</draw:frame>
</text:a>
</text:p>
      <text:p text:style-name="P4">
<text:a xlink:type="simple" xlink:href="https://armyinform.com.ua/wp-content/uploads/2023/06/347127500_647649394069313_525520345696156874_n.jpg" text:style-name="Internet_20_link" text:visited-style-name="Visited_20_Internet_20_Link">
<draw:frame draw:style-name="fr1" draw:name="Image281" text:anchor-type="as-char" svg:width="6.9236in" svg:height="6.9236in" draw:z-index="0">
<draw:image xlink:href="../Images/AРМІЯINFORM/2023-06-19T55-00-00-04-00/347127500_647649394069313_525520345696156874_n-150x150.jpg" xlink:type="simple" xlink:show="embed" xlink:actuate="onLoad" draw:mime-type="image/jpeg"/>
</draw:frame>
</text:a>
</text:p>
      <text:p text:style-name="P4">
<text:a xlink:type="simple" xlink:href="https://armyinform.com.ua/wp-content/uploads/2023/06/348327743_647649434069309_3783072686471173499_n.jpg" text:style-name="Internet_20_link" text:visited-style-name="Visited_20_Internet_20_Link">
<draw:frame draw:style-name="fr1" draw:name="Image282" text:anchor-type="as-char" svg:width="6.9236in" svg:height="6.9236in" draw:z-index="0">
<draw:image xlink:href="../Images/AРМІЯINFORM/2023-06-19T55-00-00-04-00/348327743_647649434069309_3783072686471173499_n-150x150.jpg" xlink:type="simple" xlink:show="embed" xlink:actuate="onLoad" draw:mime-type="image/jpeg"/>
</draw:frame>
</text:a>
</text:p>
      <text:p text:style-name="P4">
<text:a xlink:type="simple" xlink:href="https://armyinform.com.ua/wp-content/uploads/2023/06/346878102_647648604069392_1108607779644982475_n.jpg" text:style-name="Internet_20_link" text:visited-style-name="Visited_20_Internet_20_Link">
<draw:frame draw:style-name="fr1" draw:name="Image283" text:anchor-type="as-char" svg:width="6.9236in" svg:height="6.9236in" draw:z-index="0">
<draw:image xlink:href="../Images/AРМІЯINFORM/2023-06-19T55-00-00-04-00/346878102_647648604069392_1108607779644982475_n-150x150.jpg" xlink:type="simple" xlink:show="embed" xlink:actuate="onLoad" draw:mime-type="image/jpeg"/>
</draw:frame>
</text:a>
</text:p>
      <text:p text:style-name="P4">
Бійці кажуть: «Наше завдання — «насипати» якомога більше та якомога точніше. Зцим завданням ми справляємось відмінно».</text:p>
      <text:p text:style-name="P4">
<text:span text:style-name="T4">
Джерело:</text:span>
 <text:span text:style-name="T5">
<text:a xlink:type="simple" xlink:href="https://www.facebook.com/navy.mil.gov.ua/posts/pfbid0K5G3W7efvPmW1MhAgL5ZXKU4d5SratkkALXbaahBmUKzVgPKBaPrZTqouLZaaiTml" text:style-name="Internet_20_link" text:visited-style-name="Visited_20_Internet_20_Link">
ВМС ЗСУкраїни</text:a>
.</text:span>
</text:p>
      <text:p text:style-name="P4">
Source: <text:a xlink:type="simple" xlink:href="https://armyinform.com.ua/2023/06/19/artylerysty-37-okremoyi-brygady-morskoyi-pihoty-zavzhdy-gotovi-pidtrymaty-vognem-pihotyncziv-pid-chas-shturmovyh-dij/" text:style-name="Internet_20_link" text:visited-style-name="Visited_20_Internet_20_Link">
https://armyinform.com.ua/2023/06/19/artylerysty-37-okremoyi-brygady-morskoyi-pihoty-zavzhdy-gotovi-pidtrymaty-vognem-pihotyncziv-pid-chas-shturmovyh-dij/</text:a>
</text:p>
      <!--NEWS-->
      <text:h text:style-name="P10" text:outline-level="1">
<text:span text:style-name="T4">
Образ путіна, який особисто розповідає про події в України ― найважчий наркотик для російської пропаганди</text:span>
</text:h>
      <text:p text:style-name="P4">
Author: ['АРМІЯINFORM']</text:p>
      <text:p text:style-name="P4">
Time: 2023-06-19T56:00:00-04:00</text:p>
      <text:p text:style-name="P4">
Description: Поведінка вищого військово-політичного керівництва московії та усіє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jpg" text:style-name="Internet_20_link" text:visited-style-name="Visited_20_Internet_20_Link">
yusov.jpg</text:a>
']</text:p>
      <text:p text:style-name="P4">
Tags: []</text:p>
      <text:p text:style-name="P4">
Category: News</text:p>
      <!--METADATA-->
      <text:p text:style-name="P4">
<draw:frame draw:style-name="fr1" draw:name="Image284" text:anchor-type="as-char" svg:width="6.9236in" svg:height="4.612849in" draw:z-index="0">
<draw:image xlink:href="../Images/AРМІЯINFORM/2023-06-19T56-00-00-04-00/yusov.jpg" xlink:type="simple" xlink:show="embed" xlink:actuate="onLoad" draw:mime-type="image/jpeg"/>
</draw:frame>
</text:p>
      <text:p text:style-name="P4">
Поведінка вищого військово-політичного керівництва московії та усієїросійської пропаганди свідчить про стурбованість і страх перед наступальнимидіями Сил безпеки та оборони України.</text:p>
      <text:p text:style-name="P4">
Про це в інтерв’ю Валерію Калнишу розповів представник <text:a xlink:type="simple" xlink:href="https://gur.gov.ua/content/obraz-putina-iakyi-osobysto-rozpovidaie-pro-podii-v-ukrainy-naivazhchyi-narkotyk-dlia-rosiiskoi-propahandy.html" text:style-name="Internet_20_link" text:visited-style-name="Visited_20_Internet_20_Link">
Головного управліннярозвідки Міністерства оборони України</text:a>
 Андрій Юсов.</text:p>
      <text:p text:style-name="P4">
«Більшість російських заяв зорієнтовані на внутрішню аудиторію. Зокрема, заявапро «5 знищених комплексів «Patriot». Для України та наших партнерів ― цеочевидна брехня, тому що ми перебуваємо у щільній комунікації з союзниками.Але для пересічного зазомбованого не має значення, сказав би [російськийдиктатор] «п’ять» чи «п’ятдесят», ― пояснив Андрій Юсов.</text:p>
      <text:p text:style-name="P4">
Представник воєнної розвідки України відзначив, що «український контрнаступ»дедалі частіше коментують особисто або людина, схожа на путіна, або шойґу.</text:p>
      <text:p text:style-name="P4">
«Це означає, що навіть внутрішня аудиторія вже не сприймає як істину востанній інстанції безкінечних конашенкових, соловйових і скабєєвих. Тобтопотрібен уже якийсь наркотик поважче. Образ путіна, який особисто «вєщає» проподії в Україні ― найважчий наркотик для російської пропаганди. А що далі?Далі буде ломка і порожнеча», ― зазначив Андрій Юсов.</text:p>
      <text:p text:style-name="P4">
Також представник воєнної розвідки України натякнув, про що мовчить начальникГУР МО Кирило Буданов:</text:p>
      <text:p text:style-name="P4">
«[Йдеться] про операції, які плануються, реалізуються і дуже скоро будутьвтілені в життя. Частина з них відбуваються вже зараз - буквально в цей час.Результати цих операцій ― побачать», ― розповів Андрій Юсов, додавши, щоКирило Буданов перебуває у чудовому робочому настрої та реагує на російськіфейки про нього характерним фірмовим сміхом.</text:p>
      <text:p text:style-name="P4">
Source: <text:a xlink:type="simple" xlink:href="https://armyinform.com.ua/2023/06/19/obraz-putina-yakyj-osobysto-rozpovidaye-pro-podiyi-v-ukrayiny-%e2%80%95-najvazhchyj-narkotyk-dlya-rosijskoyi-propagandy/" text:style-name="Internet_20_link" text:visited-style-name="Visited_20_Internet_20_Link">
https://armyinform.com.ua/2023/06/19/obraz-putina-yakyj-osobysto-rozpovidaye-pro-podiyi-v-ukrayiny-%e2%80%95-najvazhchyj-narkotyk-dlya-rosijskoyi-propagandy/</text:a>
</text:p>
      <!--NEWS-->
      <text:h text:style-name="P10" text:outline-level="1">
<text:span text:style-name="T4">
Ворог зосереджує зусилля на чотирьох напрямках, за добу — 24 бойових зіткнення</text:span>
</text:h>
      <text:p text:style-name="P4">
Author: ['АРМІЯINFORM']</text:p>
      <text:p text:style-name="P4">
Time: 2023-06-19T57: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jpg" text:style-name="Internet_20_link" text:visited-style-name="Visited_20_Internet_20_Link">
354470773_606346508345098_4236756637192535242_n.jpg</text:a>
']</text:p>
      <text:p text:style-name="P4">
Tags: ['STOPRUSSIA', 'БАХМУТ', 'ВТОРГНЕННЯ РФ', 'ГШ ЗС УКРАЇНИ', 'МАР’ЇНКА']</text:p>
      <text:p text:style-name="P4">
Category: News</text:p>
      <!--METADATA-->
      <text:p text:style-name="P4">
<draw:frame draw:style-name="fr1" draw:name="Image285" text:anchor-type="as-char" svg:width="6.9236in" svg:height="4.615733in" draw:z-index="0">
<draw:image xlink:href="../Images/AРМІЯINFORM/2023-06-19T57-00-00-04-00/354470773_606346508345098_4236756637192535242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S2FA1yMz1eq1Znt5f8FM2GGqECLSLoh11AyaPzygK5RTVt7HqgsZ1ZKw1ccfviWcl" text:style-name="Internet_20_link" text:visited-style-name="Visited_20_Internet_20_Link">
повідомляє</text:a>
ГШ ЗС України.</text:p>
      <text:p text:style-name="P4">
«Противник і надалі зосереджує основні зусилля на Лиманському, Бахмутському,Авдіївському та Мар’їнському напрямках — протягом доби відбулось 24 бойовихзіткнення», — йдеться у повідомленні.</text:p>
      <text:p text:style-name="P4">
Зазначається, що на Куп’янському напрямку ворог проводив наступальні дії унапрямку Новоселівського Луганської області, однак успіху не мав. НаЛиманському напрямку ворог проводив наступальні дії у напрямку Спірного,успіху не мав. На Бахмутському напрямку противник проводив безуспішнінаступальні дії у напрямку Оріхово-Василівки. На Шахтарському напрямку ворогпроводив наступальні дії у напрямках Новомихайлівки та Вугледара Донецькоїобласті, успіху не мав.</text:p>
      <text:p text:style-name="P4">
На Мар’їнському напрямку наші захисники відбили усі атаки противника в районіміста Мар’їнка.</text:p>
      <text:p text:style-name="P4">
На Запорізькому та Херсонському напрямках противник продовжує вести обороннідії.</text:p>
      <text:p text:style-name="P4">
Source: <text:a xlink:type="simple" xlink:href="https://armyinform.com.ua/2023/06/19/protyvnyk-zoseredzhuye-zusyllya-na-chotyroh-napryamkah-za-dobu-24-bojovyh-zitknennya/" text:style-name="Internet_20_link" text:visited-style-name="Visited_20_Internet_20_Link">
https://armyinform.com.ua/2023/06/19/protyvnyk-zoseredzhuye-zusyllya-na-chotyroh-napryamkah-za-dobu-24-bojovyh-zitknennya/</text:a>
</text:p>
      <!--NEWS-->
      <text:h text:style-name="P10" text:outline-level="1">
<text:span text:style-name="T4">
На Південному напрямку воїни ССО знищили 10 окупантів</text:span>
</text:h>
      <text:p text:style-name="P4">
Author: ['АРМІЯINFORM']</text:p>
      <text:p text:style-name="P4">
Time: 2023-06-19T58:00:00-04:00</text:p>
      <text:p text:style-name="P4">
Description: Про це повідомляє Командування Сил спеціальних операцій ЗСУ.  Воїни ССО України з ти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ССО']</text:p>
      <text:p text:style-name="P4">
Category: News</text:p>
      <!--METADATA-->
      <text:p text:style-name="P4">
Про це <text:a xlink:type="simple" xlink:href="https://www.facebook.com/watch/" text:style-name="Internet_20_link" text:visited-style-name="Visited_20_Internet_20_Link">
повідомляє</text:a>
Командування Сил спеціальних операцій ЗСУ.</text:p>
      <text:p text:style-name="P4">
Воїни ССО України з тилу зайшли в окопи противника на Південному напрямку ізнищили 10 окупантів.</text:p>
      <text:p text:style-name="P4">
На півдні під час виконання завдання оператори морського центру спеціальногопризначення змогли зайти в тил до ворога. Бойова група воїнів ССО засталапротивника зненацька.</text:p>
      <text:p text:style-name="P4">
Оговтавшись від несподіванки деякі солдати противника намагалися чинити опір.Але, як видно по відео, знятому одним із наших воїнів — дарма.</text:p>
      <text:p text:style-name="P4">
Source: <text:a xlink:type="simple" xlink:href="https://armyinform.com.ua/2023/06/19/na-pivdennomu-napryamku-voyiny-sso-znyshhyly-10-okupantiv/" text:style-name="Internet_20_link" text:visited-style-name="Visited_20_Internet_20_Link">
https://armyinform.com.ua/2023/06/19/na-pivdennomu-napryamku-voyiny-sso-znyshhyly-10-okupantiv/</text:a>
</text:p>
      <!--NEWS-->
      <text:h text:style-name="P10" text:outline-level="1">
<text:span text:style-name="T4">
На Херсонщині уражено пункт управління російської бригади</text:span>
</text:h>
      <text:p text:style-name="P4">
Author: ['АРМІЯINFORM']</text:p>
      <text:p text:style-name="P4">
Time: 2023-06-19T59:00:00-04:00</text:p>
      <text:p text:style-name="P4">
Description: Протягом минулої доби на Херсонщині було уражено пункт управління ворож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470773_606346508345098_4236756637192535242_n-1.jpg" text:style-name="Internet_20_link" text:visited-style-name="Visited_20_Internet_20_Link">
354470773_606346508345098_4236756637192535242_n-1.jpg</text:a>
']</text:p>
      <text:p text:style-name="P4">
Tags: ['STOPRUSSIA', 'БПЛА "ОРЛАН-10"', 'ВТОРГНЕННЯ РФ', 'ОК «ПІВДЕНЬ»']</text:p>
      <text:p text:style-name="P4">
Category: News</text:p>
      <!--METADATA-->
      <text:p text:style-name="P4">
<draw:frame draw:style-name="fr1" draw:name="Image286" text:anchor-type="as-char" svg:width="6.9236in" svg:height="4.615733in" draw:z-index="0">
<draw:image xlink:href="../Images/AРМІЯINFORM/2023-06-19T59-00-00-04-00/354470773_606346508345098_4236756637192535242_n-1.jpg" xlink:type="simple" xlink:show="embed" xlink:actuate="onLoad" draw:mime-type="image/jpeg"/>
</draw:frame>
</text:p>
      <text:p text:style-name="P4">
Протягом минулої доби на Херсонщині було уражено пункт управління ворожоїбригади та 20 переобладнаних човнів.</text:p>
      <text:p text:style-name="P4">
Про це<text:a xlink:type="simple" xlink:href="https://www.facebook.com/OperationalCommandSouth/posts/pfbid0nBZMBAD5VkvRcuDyCrLXKjxDyigNFivji4xCeZFytGhRduBqsAPBdsyt7LSyGNuul" text:style-name="Internet_20_link" text:visited-style-name="Visited_20_Internet_20_Link">
повідомляє</text:a>
ОК «Південь».</text:p>
      <text:p text:style-name="P4">
«Нашими ракетно-артилерійськими підрозділами в рамках виконання вогневихзавдань у взаємодії з Повітряними силами завдано суттєвих втрат ворогу.Відмінусовано 103 рашисти та понад 50 одиниць озброєння та техніки, більше ніж30 з яких — автобронетехніка, а також 2 великокаліберні гармати типу„Гіацинт-Б“ та радіорелейну станцію розгортання зв’язку. У Скадовському районіуражено пункт управління ворожої бригади та 20 переобладнаних човнів. А вКаховському районі знищено 2 польових пункти боєпостачання», — йдеться уповідомленні.</text:p>
      <text:p text:style-name="P4">
Крім того, учора на Херсонщині було знищено два ворожих «Ланцети» і«Орлан-10».</text:p>
      <text:p text:style-name="P4">
Source: <text:a xlink:type="simple" xlink:href="https://armyinform.com.ua/2023/06/19/na-hersonshhyni-urazheno-punkt-upravlinnya-rosijskoyi-brygady/" text:style-name="Internet_20_link" text:visited-style-name="Visited_20_Internet_20_Link">
https://armyinform.com.ua/2023/06/19/na-hersonshhyni-urazheno-punkt-upravlinnya-rosijskoyi-brygady/</text:a>
</text:p>
      <!--NEWS-->
      <text:h text:style-name="P10" text:outline-level="1">
<text:span text:style-name="T4">
Мудрик ризикує пропустити молодіжний Євро-2023 з футболу</text:span>
</text:h>
      <text:p text:style-name="P4">
Authors: Ukrinform (Person)</text:p>
      <text:p text:style-name="P4">
Publisher: Укринформ (Organization)</text:p>
      <text:p text:style-name="P4">
Published Time: 2023-06-19T5:29:09+03:00</text:p>
      <text:p text:style-name="P4">
Modified Time: 2023-06-19T22:29:09+03:00</text:p>
      <text:p text:style-name="P4">
Description: Михайло Мудрик може не виступити на молодіжному чемпіонаті Європи-2023 з футболу через проблеми зі здоров'ям. — Укрінформ.</text:p>
      <text:p text:style-name="P4">
Images: ['<text:a xlink:type="simple" xlink:href="https://static.ukrinform.com/photos/2023_06/thumb_files/630_360_1687201763-763.jpg" text:style-name="Internet_20_link" text:visited-style-name="Visited_20_Internet_20_Link">
630_360_16872...</text:a>
']</text:p>
      <text:p text:style-name="P4">
Tags: ['Футбол', 'Збірна України', 'Молодь']</text:p>
      <text:p text:style-name="P4">
Type: Article</text:p>
      <!--METADATA-->
      <text:p text:style-name="P4">
<draw:frame draw:style-name="fr1" draw:name="Image287" text:anchor-type="as-char" svg:width="6.9236in" svg:height="3.956343in" draw:z-index="0">
<draw:image xlink:href="../Images/yкринформ/2023-06-19T5-29-09-03-00/630_360_1687201763-763.jpg" xlink:type="simple" xlink:show="embed" xlink:actuate="onLoad" draw:mime-type="image/jpeg"/>
</draw:frame>
 МихайлоМудрик може не виступити на молодіжному чемпіонаті Європи-2023 з футболу черезпроблеми зі здоров'ям.</text:p>
      <text:p text:style-name="P4">
Форвард пропустив сьогоднішній відбірковий матч Євро-2024 Україна - Мальта(1:0), передає Укрінформ.</text:p>
      <text:p text:style-name="P4">
Про причину відсутності гравця розповів наставник «синьо-жовтих» СергійРебров.</text:p>
      <text:p text:style-name="P4">
«Михайло вчора на тренуванні відчув проблеми з литковим м'язом. Сьогодні нарозминці він спробував, сказав, що все добре, але перед тим як випускати йогона поле, він сказав, що не може. Тому під великим питанням його участь наЄвро. Він сам зобов'язаний вирішувати. Він дуже хоче поїхати. Якщо вінвідновиться, допоможе нашій збірній», - зазначив Ребров.</text:p>
      <text:p text:style-name="P4">
<text:span text:style-name="T4">
Читайте також:</text:span>
 <text:a xlink:type="simple" xlink:href="https://www.ukrinform.ua/rubric-sports/3724093-vinger-zbirnoi-ukraini-mihajlo-mudrik-nikoli-ne-sumnivajtesa-u-meni.html" text:style-name="Internet_20_link" text:visited-style-name="Visited_20_Internet_20_Link">
 Вінгер збірної України Михайло <text:span text:style-name="T4">
Мудрик</text:span>
 : Ніколи несумнівайтеся у мені </text:a>
</text:p>
      <text:p text:style-name="P4">
Турнірне становище: Англія - 9 очок (після 3-х ігор), Україна - 6 (3), Італія- 3 (2), Північна Македонія - 3 (2), Мальта - 0 (4).</text:p>
      <text:p text:style-name="P4">
Нагадаємо, молодіжна збірна України (гравці до 21-го року) 21 червня стартуєна чемпіонаті Європи U21 поєдинком проти команди Хорватії.</text:p>
      <text:p text:style-name="P4">
Фото: Getty Images/Global Images Ukraine.</text:p>
      <text:p text:style-name="P4">
Source: <text:a xlink:type="simple" xlink:href="https://www.ukrinform.ua/rubric-sports/3725046-mudrik-rizikue-propustiti-molodiznij-evro2023-z-futbolu.html" text:style-name="Internet_20_link" text:visited-style-name="Visited_20_Internet_20_Link">
https://www.ukrinform.ua/rubric-sports/3725046-mudrik-rizikue-propustiti-molodiznij-evro2023-z-futbolu.html</text:a>
</text:p>
      <!--NEWS-->
      <text:h text:style-name="P10" text:outline-level="1">
<text:span text:style-name="T4">
Офіс Генерального прокурора задокументував понад 111 тисяч злочинів проти України</text:span>
</text:h>
      <text:p text:style-name="P4">
Author: ['АРМІЯINFORM']</text:p>
      <text:p text:style-name="P4">
Time: 2023-06-19T6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4.jpg" text:style-name="Internet_20_link" text:visited-style-name="Visited_20_Internet_20_Link">
1-64.jpg</text:a>
', '<text:a xlink:type="simple" xlink:href="https://armyinform.com.ua/wp-content/uploads/2023/06/2-64.jpg" text:style-name="Internet_20_link" text:visited-style-name="Visited_20_Internet_20_Link">
2-64.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88" text:anchor-type="as-char" svg:width="6.9236in" svg:height="4.448413in" draw:z-index="0">
<draw:image xlink:href="../Images/AРМІЯINFORM/2023-06-19T60-00-00-04-00/1-64.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9 червня зареєстровано:</text:p>
      <ul>
        <li>
94 271 воєнний злочин,  * 17 357 злочинів проти національної безпеки України.</li>
      </ul>
      <text:p text:style-name="P4">
Крім того (Нагадуємо що), за офіційними даними ювенальних прокурорів, 1516дитини постраждали внаслідок агресії рф, з них:</text:p>
      <ul>
        <li>
490 — дітей загинули,  * 102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9" text:anchor-type="as-char" svg:width="6.9236in" svg:height="4.448413in" draw:z-index="0">
<draw:image xlink:href="../Images/AРМІЯINFORM/2023-06-19T60-00-00-04-00/2-64.jpg" xlink:type="simple" xlink:show="embed" xlink:actuate="onLoad" draw:mime-type="image/jpeg"/>
</draw:frame>
</text:p>
      <text:p text:style-name="P4">
Source: <text:a xlink:type="simple" xlink:href="https://armyinform.com.ua/2023/06/19/ofis-generalnogo-prokurora-zadokumentuvav-ponad-111-tysyach-zlochyniv-proty-ukrayiny/" text:style-name="Internet_20_link" text:visited-style-name="Visited_20_Internet_20_Link">
https://armyinform.com.ua/2023/06/19/ofis-generalnogo-prokurora-zadokumentuvav-ponad-111-tysyach-zlochyniv-proty-ukrayiny/</text:a>
</text:p>
      <!--NEWS-->
      <text:h text:style-name="P10" text:outline-level="1">
<text:span text:style-name="T4">
Сили ППО вночі знищили всі вісім ворожих повітряних цілей</text:span>
</text:h>
      <text:p text:style-name="P4">
Author: ['АРМІЯINFORM']</text:p>
      <text:p text:style-name="P4">
Time: 2023-06-19T61:00:00-04:00</text:p>
      <text:p text:style-name="P4">
Description: Вночі 19 червня противник завдав удару на південному та східному напрямках чотир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РАКЕТИ «КАЛІБР»']</text:p>
      <text:p text:style-name="P4">
Category: News</text:p>
      <!--METADATA-->
      <text:p text:style-name="P4">
<draw:frame draw:style-name="fr1" draw:name="Image290" text:anchor-type="as-char" svg:width="6.9236in" svg:height="3.899934in" draw:z-index="0">
<draw:image xlink:href="../Images/AРМІЯINFORM/2023-06-19T61-00-00-04-00/ppo.jpg" xlink:type="simple" xlink:show="embed" xlink:actuate="onLoad" draw:mime-type="image/jpeg"/>
</draw:frame>
</text:p>
      <text:p text:style-name="P4">
Вночі 19 червня противник завдав удару на південному та східному напрямкахчотирма крилатими ракетами «Калібр» та чотирма ударними дронами іранськоговиробництва Shahed-136/131.</text:p>
      <text:p text:style-name="P4">
Про це <text:a xlink:type="simple" xlink:href="https://t.me/kpszsu/2631" text:style-name="Internet_20_link" text:visited-style-name="Visited_20_Internet_20_Link">
повідомляє</text:a>
 Командування Повітряних Сил ЗСУ.</text:p>
      <text:p text:style-name="P4">
Пуски крилатих ракет здійснювались з підводного човна у Чорному морі,«шахедів» — із східного узбережжя Азовського моря.</text:p>
      <text:p text:style-name="P4">
Усі вісім повітряних цілей знищено протиповітряною обороною в зонахвідповідальності повітряного командування «Південь» та повітряногокомандування «Схід».</text:p>
      <text:p text:style-name="P4">
Source: <text:a xlink:type="simple" xlink:href="https://armyinform.com.ua/2023/06/19/syly-ppo-vnochi-znyshhyly-vsi-visim-vorozhyh-povitryanyh-czilej/" text:style-name="Internet_20_link" text:visited-style-name="Visited_20_Internet_20_Link">
https://armyinform.com.ua/2023/06/19/syly-ppo-vnochi-znyshhyly-vsi-visim-vorozhyh-povitryanyh-czilej/</text:a>
</text:p>
      <!--NEWS-->
      <text:h text:style-name="P10" text:outline-level="1">
<text:span text:style-name="T4">
На Херсонщині через підрив Каховської ГЕС залишаються без світла понад 14 тисяч споживачів</text:span>
</text:h>
      <text:p text:style-name="P4">
Author: ['АРМІЯINFORM']</text:p>
      <text:p text:style-name="P4">
Time: 2023-06-19T62:00:00-04:00</text:p>
      <text:p text:style-name="P4">
Description: Триває фіксація та ліквідація наслідків повені, яка виникла через підрив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hn5ndzyhlnnatw8qk0unrtoegjnpcq2.jpeg" text:style-name="Internet_20_link" text:visited-style-name="Visited_20_Internet_20_Link">
mhn5ndzyhlnnatw8qk0unrtoegjnpcq2.jpeg</text:a>
']</text:p>
      <text:p text:style-name="P4">
Tags: ['КАХОВСЬКА ГЕС']</text:p>
      <text:p text:style-name="P4">
Category: News</text:p>
      <!--METADATA-->
      <text:p text:style-name="P4">
<draw:frame draw:style-name="fr1" draw:name="Image291" text:anchor-type="as-char" svg:width="6.9236in" svg:height="4.61903in" draw:z-index="0">
<draw:image xlink:href="../Images/AРМІЯINFORM/2023-06-19T62-00-00-04-00/mhn5ndzyhlnnatw8qk0unrtoegjnpcq2.jpeg" xlink:type="simple" xlink:show="embed" xlink:actuate="onLoad" draw:mime-type="image/jpeg"/>
</draw:frame>
</text:p>
      <text:p text:style-name="P4">
Триває фіксація та ліквідація наслідків повені, яка виникла через підрив<text:a xlink:type="simple" xlink:href="https://armyinform.com.ua/tag/kahovska-ges/" text:style-name="Internet_20_link" text:visited-style-name="Visited_20_Internet_20_Link">
Каховської ГЕС</text:a>
. Енергетикищодня працюють над відновленням електропостачання для споживачів.</text:p>
      <text:p text:style-name="P4">
Про це <text:a xlink:type="simple" xlink:href="https://t.me/shtab_kakhovska_hes/1004" text:style-name="Internet_20_link" text:visited-style-name="Visited_20_Internet_20_Link">
повідомляє</text:a>
 Штаб з ліквідаціїнаслідків підриву Каховської ГЕС.</text:p>
      <text:p text:style-name="P4">
«Загалом у Херсоні залишаються без світла через підтоплення понад 14 тисячспоживачів, у деокупованій частині Херсонській області знеструмлено 1населений пункт, у Миколаївській області 3 населених пункти», — йдеться вповідомленні.</text:p>
      <text:p text:style-name="P4">
За результатами вивчення фото- та відеоматеріалів з БПЛА фахівцямиУкргідроенерго визначено, що рівень води в Каховському водосховищі може бутинижче 7 метрів.</text:p>
      <text:p text:style-name="P4">
Електроенергії, яку виробили українські електростанції, повністю достатньо дляпокриття потреб споживачів. Дефіциту немає.</text:p>
      <text:p text:style-name="P4">
Нагадаємо, що на правобережжі Дніпра досі<text:a xlink:type="simple" xlink:href="https://armyinform.com.ua/2023/06/19/na-hersonshhyni-serednij-riven-pidtoplennya-znyzyvsya-do-poznachky-u-80-sm/" text:style-name="Internet_20_link" text:visited-style-name="Visited_20_Internet_20_Link">
підтопленими</text:a>
 залишаються 5 населенихпунктів.</text:p>
      <text:p text:style-name="P4">
Source: <text:a xlink:type="simple" xlink:href="https://armyinform.com.ua/2023/06/19/na-hersonshhyni-cherez-pidryv-kahovskoyi-ges-zalyshayutsya-bez-svitla-ponad-14-tysyach-spozhyvachiv/" text:style-name="Internet_20_link" text:visited-style-name="Visited_20_Internet_20_Link">
https://armyinform.com.ua/2023/06/19/na-hersonshhyni-cherez-pidryv-kahovskoyi-ges-zalyshayutsya-bez-svitla-ponad-14-tysyach-spozhyvachiv/</text:a>
</text:p>
      <!--NEWS-->
      <text:h text:style-name="P10" text:outline-level="1">
<text:span text:style-name="T4">
За п’ять місяців уряд виділив на Сили безпеки та оборони України понад 550 млрд грн</text:span>
</text:h>
      <text:p text:style-name="P4">
Author: ['АРМІЯINFORM']</text:p>
      <text:p text:style-name="P4">
Time: 2023-06-19T63:00:00-04:00</text:p>
      <text:p text:style-name="P4">
Description: Кабінет Міністрів України за перші 5 місяців цього року виділив на Сили безпек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ys-shmygal-1.jpg" text:style-name="Internet_20_link" text:visited-style-name="Visited_20_Internet_20_Link">
denys-shmygal-1.jpg</text:a>
']</text:p>
      <text:p text:style-name="P4">
Tags: ['ГРОШІ', 'ДЕНИС ШМИГАЛЬ', 'КАБІНЕТ МІНІСТРІВ УКРАЇНИ', 'ФІНАНСУВАННЯ']</text:p>
      <text:p text:style-name="P4">
Category: News</text:p>
      <!--METADATA-->
      <text:p text:style-name="P4">
<draw:frame draw:style-name="fr1" draw:name="Image292" text:anchor-type="as-char" svg:width="6.9236in" svg:height="4.610104in" draw:z-index="0">
<draw:image xlink:href="../Images/AРМІЯINFORM/2023-06-19T63-00-00-04-00/denys-shmygal-1.jpg" xlink:type="simple" xlink:show="embed" xlink:actuate="onLoad" draw:mime-type="image/jpeg"/>
</draw:frame>
</text:p>
      <text:p text:style-name="P4">
Кабінет Міністрів України за перші 5 місяців цього року виділив на Силибезпеки та оборони України понад 550 мільярдів гривень.</text:p>
      <text:p text:style-name="P4">
Про це<text:a xlink:type="simple" xlink:href="https://www.facebook.com/dshmyhal/posts/pfbid02voX9KHCxThAgFoyuZtw9HtvEr9cM82ntwSW414dMqZ7nftNU9fdWKPgNN7quFXFTl" text:style-name="Internet_20_link" text:visited-style-name="Visited_20_Internet_20_Link">
повідомив</text:a>
Прем’єр-міністр України Денис Шмигаль у Фейсбуці.</text:p>
      <text:p text:style-name="P4">
«Це 49% від усіх видатків бюджету за цей час. Ми продовжуємо спрямовувати всіподатки громадян та бізнесу саме на фінансування армії, аби забезпечити нашуперемогу», — уточнив він.</text:p>
      <text:p text:style-name="P4">
Окремо Денис Шмигаль додав, що триває ліквідація наслідків російського терактуна <text:a xlink:type="simple" xlink:href="https://armyinform.com.ua/category/news/page/5/" text:style-name="Internet_20_link" text:visited-style-name="Visited_20_Internet_20_Link">
Каховській ГЕС</text:a>
.</text:p>
      <text:p text:style-name="P4">
«Уряд вже виділив майже 2,5 млрд грн, аби забезпечити південь нашої країниводою. Майже 1 млрд грн направляємо з Фонду ліквідації наслідків збройноїагресії на виплати компенсацій за пошкоджені та зруйновані внаслідок повенібудинки на Херсонщині. 560 млн грн виділили, аби виплатити одноразову допомогув розмірі 5 тис. грн всім, хто постраждав від повені», — написав він.</text:p>
      <text:p text:style-name="P4">
Source: <text:a xlink:type="simple" xlink:href="https://armyinform.com.ua/2023/06/19/za-pyat-misyacziv-uryad-vydilyv-na-syly-bezpeky-ta-oborony-ukrayiny-ponad-550-mlrd-grn/" text:style-name="Internet_20_link" text:visited-style-name="Visited_20_Internet_20_Link">
https://armyinform.com.ua/2023/06/19/za-pyat-misyacziv-uryad-vydilyv-na-syly-bezpeky-ta-oborony-ukrayiny-ponad-550-mlrd-grn/</text:a>
</text:p>
      <!--NEWS-->
      <text:h text:style-name="P10" text:outline-level="1">
<text:span text:style-name="T4">
Україна отримала мільйонні активи росіянина, який забезпечував продуктами росармію</text:span>
</text:h>
      <text:p text:style-name="P4">
Author: ['АРМІЯINFORM']</text:p>
      <text:p text:style-name="P4">
Time: 2023-06-19T64:00:00-04:00</text:p>
      <text:p text:style-name="P4">
Description: Суд передав до Нацагентства з розшуку та менеджменту активів (АРМА) права, статут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terialami-dbr-sud-peredav-derzhavi-miljonni-aktivi-rosiyanina-yakij-zabezpechuvav-harchami-silovikiv-putina-5-450x395-4fd-1-e1687173954928.jpeg" text:style-name="Internet_20_link" text:visited-style-name="Visited_20_Internet_20_Link">
materialami-dbr-sud-peredav-derzhavi-miljonni-aktivi-rosiyanina-yakij-zabezpechuvav-harchami-silovikiv-putina-5-450x395-4fd-1-e1687173954928.jpeg</text:a>
']</text:p>
      <text:p text:style-name="P4">
Tags: ['ДБР']</text:p>
      <text:p text:style-name="P4">
Category: News</text:p>
      <!--METADATA-->
      <text:p text:style-name="P4">
<draw:frame draw:style-name="fr1" draw:name="Image293" text:anchor-type="as-char" svg:width="6.9236in" svg:height="5.261936in" draw:z-index="0">
<draw:image xlink:href="../Images/AРМІЯINFORM/2023-06-19T64-00-00-04-00/materialami-dbr-sud-peredav-derzhavi-miljonni-aktivi-rosiyanina-yakij-zabezpechuvav-harchami-silovikiv-putina-5-450x395-4fd-1-e1687173954928.jpeg" xlink:type="simple" xlink:show="embed" xlink:actuate="onLoad" draw:mime-type="image/jpeg"/>
</draw:frame>
</text:p>
      <text:p text:style-name="P4">
Суд передав до Нацагентства з розшуку та менеджменту активів (АРМА) права,статутний капітал та майно підприємства в Черкасах, співвласник якогопродовжував співпрацювати з російськими силовиками після початкуширокомасштабного вторгнення.</text:p>
      <text:p text:style-name="P4">
Про це <text:a xlink:type="simple" xlink:href="https://dbr.gov.ua/news/za-materialami-dbr-sud-peredav-derzhavi-miljonni-aktivi-rosiyanina-yakij-zabezpechuvav-harchami-silovikiv-putina" text:style-name="Internet_20_link" text:visited-style-name="Visited_20_Internet_20_Link">
повідомляє</text:a>
 Державне бюро розслідувань.</text:p>
      <text:p text:style-name="P4">
Зазначається, що статутний капітал підприємства складає 1,98 млн гривень,корпоративні права — 9,2 млн гривень. Також суд передав до АРМА 3 тис. кв. м.нерухомості підприємства вартістю майже 100 млн гривень.</text:p>
      <text:p text:style-name="P4">
«Один зі співвласників підприємства є громадянином рф та володіє більше ніж 15російськими підприємствами, що працюють у тимчасово окупованому Криму таздійснюють поставки продуктів та медичних виробів силовим структурам країни-агресора», — йдеться у повідомленні.</text:p>
      <text:p text:style-name="P4">
російські підприємства фігуранта поставляли аграрну, молочну продукцію,тютюнові вироби та консерви на російські державні медичні установи, а такожустанови фсб, мвд, управління справами президента рф та ін.</text:p>
      <text:p text:style-name="P4">
Зокрема, серед іншого поставки здійснювалися на оздоровчий комплекс управліннясправами президента рф, санаторій мвд рф. Також підприємства фігурантапоставляють продукти харчування у тимчасового окупований Крим.</text:p>
      <text:p text:style-name="P4">
Кримінальне провадження розслідується за фактом фінансування дій, вчинених зметою захоплення державної влади, зміни меж території України та пособництвадержаві-агресору та передбачає покарання у вигляді позбавлення волі на строкдо 12 років з конфіскацією майна.</text:p>
      <text:p text:style-name="P4">
Source: <text:a xlink:type="simple" xlink:href="https://armyinform.com.ua/2023/06/19/ukrayina-otrymala-miljonni-aktyvy-rosiyanyna-yakyj-zabezpechuvav-produktamy-rosijskyh-sylovykiv/" text:style-name="Internet_20_link" text:visited-style-name="Visited_20_Internet_20_Link">
https://armyinform.com.ua/2023/06/19/ukrayina-otrymala-miljonni-aktyvy-rosiyanyna-yakyj-zabezpechuvav-produktamy-rosijskyh-sylovykiv/</text:a>
</text:p>
      <!--NEWS-->
      <text:h text:style-name="P10" text:outline-level="1">
<text:span text:style-name="T4">
У Херсоні після підриву Каховської ГЕС вода за добу відійшла на 20 сантиметрів</text:span>
</text:h>
      <text:p text:style-name="P4">
Author: ['АРМІЯINFORM']</text:p>
      <text:p text:style-name="P4">
Time: 2023-06-19T65:00:00-04:00</text:p>
      <text:p text:style-name="P4">
Description: Рівень води у Дніпрі у створі поста Херсон після підриву Каховської ГЕС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khovska-hes-e1687156397431.jpg" text:style-name="Internet_20_link" text:visited-style-name="Visited_20_Internet_20_Link">
kakhovska-hes-e1687156397431.jpg</text:a>
']</text:p>
      <text:p text:style-name="P4">
Tags: ['КАХОВСЬКА ГЕС']</text:p>
      <text:p text:style-name="P4">
Category: News</text:p>
      <!--METADATA-->
      <text:p text:style-name="P4">
<draw:frame draw:style-name="fr1" draw:name="Image294" text:anchor-type="as-char" svg:width="6.9236in" svg:height="4.563896in" draw:z-index="0">
<draw:image xlink:href="../Images/AРМІЯINFORM/2023-06-19T65-00-00-04-00/kakhovska-hes-e1687156397431.jpg" xlink:type="simple" xlink:show="embed" xlink:actuate="onLoad" draw:mime-type="image/jpeg"/>
</draw:frame>
</text:p>
      <text:p text:style-name="P4">
Рівень води у Дніпрі у створі поста Херсон після підриву Каховської ГЕСпродовжує стабільно спадати. За добу він знизився на 20 см. І станом на 8:0019 червня становить 0,79 м БС.</text:p>
      <text:p text:style-name="P4">
Про це <text:a xlink:type="simple" xlink:href="https://t.me/shtab_kakhovska_hes/994" text:style-name="Internet_20_link" text:visited-style-name="Visited_20_Internet_20_Link">
повідомляє</text:a>
 Штаб з ліквідаціїнаслідків підриву Каховської ГЕС.</text:p>
      <text:p text:style-name="P4">
За результатами вивчення фото- та відеоматеріалів з БПЛА фахівцямиУкргідроенерго визначено, що рівень води в Каховському водосховищі може бутинижче 7 метрів. Середній рівень нижнього б’єфу біля греблі ДніпроГЕС дорівнює13,10 м БС.</text:p>
      <text:p text:style-name="P4">
Укргідроенерго та проєктний інститут працюють над розробкою проєкту зведенняперемички (перекриття) Каховського водосховища після деокупації.</text:p>
      <text:p text:style-name="P4">
Гідроенергетики Укргідроенерго з різних регіонів України продовжують надаватигуманітарну допомогу постраждалим внаслідок підриву окупантами Каховської ГЕС.</text:p>
      <text:p text:style-name="P4">
Source: <text:a xlink:type="simple" xlink:href="https://armyinform.com.ua/2023/06/19/u-hersoni-pislya-pidryvu-kahovskoyi-ges-voda-za-dobu-vidijshla-na-20-santymetriv/" text:style-name="Internet_20_link" text:visited-style-name="Visited_20_Internet_20_Link">
https://armyinform.com.ua/2023/06/19/u-hersoni-pislya-pidryvu-kahovskoyi-ges-voda-za-dobu-vidijshla-na-20-santymetriv/</text:a>
</text:p>
      <!--NEWS-->
      <text:h text:style-name="P10" text:outline-level="1">
<text:span text:style-name="T4">
Рішення, які ми ухвалимо у Вільнюсі, наблизять Україну до НАТО — Єнс Столтенберг</text:span>
</text:h>
      <text:p text:style-name="P4">
Author: ['АРМІЯINFORM']</text:p>
      <text:p text:style-name="P4">
Time: 2023-06-19T66:00:00-04:00</text:p>
      <text:p text:style-name="P4">
Description: Вільнюський саміт, який відбудеться 11-12 липня, надасть бачення майбутнього України я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stoltenberg.jpg" text:style-name="Internet_20_link" text:visited-style-name="Visited_20_Internet_20_Link">
stoltenberg.jpg</text:a>
']</text:p>
      <text:p text:style-name="P4">
Tags: ['STOPRUSSIA', 'АГРЕСІЯ РФ', 'ВІЛЬНЮСЬКИЙ САМІТ', 'ЄНС СТОЛТЕНБЕРГ', 'НАТО']</text:p>
      <text:p text:style-name="P4">
Category: News</text:p>
      <!--METADATA-->
      <text:p text:style-name="P4">
<draw:frame draw:style-name="fr1" draw:name="Image295" text:anchor-type="as-char" svg:width="6.9236in" svg:height="3.892602in" draw:z-index="0">
<draw:image xlink:href="../Images/AРМІЯINFORM/2023-06-19T66-00-00-04-00/stoltenberg.jpg" xlink:type="simple" xlink:show="embed" xlink:actuate="onLoad" draw:mime-type="image/jpeg"/>
</draw:frame>
</text:p>
      <text:p text:style-name="P4">
Вільнюський саміт, який<text:a xlink:type="simple" xlink:href="https://armyinform.com.ua/2023/06/13/ochikuyetsya-potuzhnyj-paket-pidtrymky-ukrayiny-na-samiti-u-vilnyusi-entoni-blinken/" text:style-name="Internet_20_link" text:visited-style-name="Visited_20_Internet_20_Link">
відбудеться</text:a>
 11-12 липня,надасть бачення майбутнього України як незалежного, демократичного членаєвроатлантичної родини.</text:p>
      <text:p text:style-name="P4">
Про це йдеться в<text:a xlink:type="simple" xlink:href="https://www.nato.int/cps/en/natohq/opinions_216079.htm" text:style-name="Internet_20_link" text:visited-style-name="Visited_20_Internet_20_Link">
заяві</text:a>
Генсека НАТО Єнса Столтенберга на зустрічі із канцлером Німеччини ОлафомШольцем.</text:p>
      <text:p text:style-name="P4">
«Рішення, які ми приймемо у Вільнюсі, наблизить Україну до НАТО», — зазначиввін.</text:p>
      <text:p text:style-name="P4">
На саміті, за його словами, члени Альянсу обговорять прагнення України дочленства. Союзники працюють над багаторічним пакетом допомоги для України.</text:p>
      <text:p text:style-name="P4">
«Ми також працюємо над створенням нової Ради Україна-НАТО для проведенняспільних консультацій з питань безпеки, що становлять взаємну зацікавленість»,— додав Єнс Столтенберг.</text:p>
      <text:p text:style-name="P4">
Генсек НАТО наголосив, що наразі світ стикається з найскладнішим середовищембезпеки через широкомасштабну агресію росії проти України.</text:p>
      <text:p text:style-name="P4">
«Україна має право звільнити свою землю. І зараз йде контрнаступ. Чим більшеземлі зможуть звільнити українці, тим сильнішою буде їхня сторона за столомпереговорів», — підкреслив він.</text:p>
      <text:p text:style-name="P4">
Єнс Столтенберг зазначив, що усі хочуть, щоб ця війна закінчилася. Водночассправедливий мир не може означати заморожування конфлікту та прийняття угоди,продиктованої росією.</text:p>
      <text:p text:style-name="P4">
«НАТО не є стороною конфлікту, проте підтримує право України на самооборону,закріплене в Статуті ООН», — резюмував він.</text:p>
      <text:p text:style-name="P4">
Source: <text:a xlink:type="simple" xlink:href="https://armyinform.com.ua/2023/06/19/rishennya-yaki-my-pryjmemo-u-vilnyusi-nablyzyt-ukrayinu-do-nato-yens-stoltenberg/" text:style-name="Internet_20_link" text:visited-style-name="Visited_20_Internet_20_Link">
https://armyinform.com.ua/2023/06/19/rishennya-yaki-my-pryjmemo-u-vilnyusi-nablyzyt-ukrayinu-do-nato-yens-stoltenberg/</text:a>
</text:p>
      <!--NEWS-->
      <text:h text:style-name="P10" text:outline-level="1">
<text:span text:style-name="T4">
У Міноборони назвали озброєння та техніку, якої найбільше потребує військо</text:span>
</text:h>
      <text:p text:style-name="P4">
Author: ['АРМІЯINFORM']</text:p>
      <text:p text:style-name="P4">
Time: 2023-06-19T67:00:00-04:00</text:p>
      <text:p text:style-name="P4">
Description: — Пріоритетом під час війни різних часів у всіх країнах завжди були і є боєприпаси. 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6-09.45.18-1.jpg" text:style-name="Internet_20_link" text:visited-style-name="Visited_20_Internet_20_Link">
2023-06-16-09.45.18-1.jpg</text:a>
']</text:p>
      <text:p text:style-name="P4">
Tags: ['БПЛА', 'ВОЛОДИМИР ГАВРИЛОВ', 'ЗБРОЙНІ СИЛИ УКРАЇНИ', 'ОВТ']</text:p>
      <text:p text:style-name="P4">
Category: News</text:p>
      <!--METADATA-->
      <text:p text:style-name="P4">
<draw:frame draw:style-name="fr1" draw:name="Image296" text:anchor-type="as-char" svg:width="6.9236in" svg:height="4.649744in" draw:z-index="0">
<draw:image xlink:href="../Images/AРМІЯINFORM/2023-06-19T67-00-00-04-00/2023-06-16-09.45.18-1.jpg" xlink:type="simple" xlink:show="embed" xlink:actuate="onLoad" draw:mime-type="image/jpeg"/>
</draw:frame>
</text:p>
      <text:p text:style-name="P4">
— Пріоритетом під час війни різних часів у всіх країнах завжди були і єбоєприпаси. А також все, що пов’язано з броньованою технікою. Це те, щознищується, ламається. Наступна позиція в переліку ОВТ — безпілотники, системипротидії БПЛА. Окремий рядок — засоби протиповітряної оборони. Це фактичнопріоритет серед пріоритетів, — про це<text:a xlink:type="simple" xlink:href="https://armyinform.com.ua/2023/06/19/zminy-shhodo-postachannya-ovt-dlya-zsu/" text:style-name="Internet_20_link" text:visited-style-name="Visited_20_Internet_20_Link">
розповів</text:a>
заступник Міністра оборони України Володимир Гаврилов в інтерв’юІнформаційному агентству АрміяInform.</text:p>
      <text:p text:style-name="P4">
Source: <text:a xlink:type="simple" xlink:href="https://armyinform.com.ua/2023/06/19/u-minoborony-nazvaly-ozbroyennya-ta-tehniku-yakoyi-najbilshe-potrebuye-vijsko/" text:style-name="Internet_20_link" text:visited-style-name="Visited_20_Internet_20_Link">
https://armyinform.com.ua/2023/06/19/u-minoborony-nazvaly-ozbroyennya-ta-tehniku-yakoyi-najbilshe-potrebuye-vijsko/</text:a>
</text:p>
      <!--NEWS-->
      <text:h text:style-name="P10" text:outline-level="1">
<text:span text:style-name="T4">
Інструктори ORBITAL підготували тисячі захисників України і це приклад для інших партнерів — Олександр Поліщук</text:span>
</text:h>
      <text:p text:style-name="P4">
Author: ['АРМІЯINFORM']</text:p>
      <text:p text:style-name="P4">
Time: 2023-06-19T68:00:00-04:00</text:p>
      <text:p text:style-name="P4">
Description: Заступник Міністра оборони України Олександр Поліщук підкреслив відчутну системну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088a0997007f5ceb06d09a355477370019aab50.jpeg" text:style-name="Internet_20_link" text:visited-style-name="Visited_20_Internet_20_Link">
e088a0997007f5ceb06d09a355477370019aab50.jpeg</text:a>
']</text:p>
      <text:p text:style-name="P4">
Tags: ['ORBITAL', 'МІНІСТЕРСТВО ОБОРОНИ УКРАЇНИ', 'ОЛЕКСАНДР ПОЛІЩУК', 'ОПЕРАЦІЯ INTERFLEX']</text:p>
      <text:p text:style-name="P4">
Category: News</text:p>
      <!--METADATA-->
      <text:p text:style-name="P4">
<draw:frame draw:style-name="fr1" draw:name="Image297" text:anchor-type="as-char" svg:width="6.9236in" svg:height="4.521733in" draw:z-index="0">
<draw:image xlink:href="../Images/AРМІЯINFORM/2023-06-19T68-00-00-04-00/e088a0997007f5ceb06d09a355477370019aab50.jpeg" xlink:type="simple" xlink:show="embed" xlink:actuate="onLoad" draw:mime-type="image/jpeg"/>
</draw:frame>
</text:p>
      <text:p text:style-name="P4">
Заступник Міністра оборони України Олександр Поліщук підкреслив відчутнусистемну і незмінну підтримку наших партнерів із Великої Британії. Зокрема,вагомою є допомога озброєнням і військовою технікою, де наші британські друзівідіграють одну з провідних ролей.</text:p>
      <text:p text:style-name="P4">
Не менш дієвою є підготовка особового складу, який зараз на полі бою звільняєукраїнську землю від російських окупантів.</text:p>
      <text:p text:style-name="P4">
В рамках багатонаціональної навчальної операції INTERFLEX, розпочатої уминулому році за лідируючої ролі інструкторів ORBITAL, пройшли навчання тисячізахисників і захисниць України.</text:p>
      <text:p text:style-name="P4">
Підготовка відбувалась під керівництвом британських інструкторів безпосередньоу Великій Британії на різних зразках озброєння та військової техніки.</text:p>
      <text:p text:style-name="P4">
Британські колеги підготували цілісні українські підрозділи на бойовій техніцізахідних зразків — броньованих машинах різного типу, РСЗВ та артилерії,засобах ППО, БПЛА.</text:p>
      <text:p text:style-name="P4">
ORBITAL — це заохочувальний приклад для інших партнерів залучати до навчаньукраїнських захисників та захисниць для наближення спільної перемоги надросійським агресором.</text:p>
      <text:p text:style-name="P4">
<text:span text:style-name="T4">
Джерело:</text:span>
 <text:span text:style-name="T5">
<text:a xlink:type="simple" xlink:href="https://www.mil.gov.ua/news/2023/06/19/britanska-operacziya-orbital%E2%80%9D-zaohochuvalnij-priklad-dlya-inshih-partneriv-zaluchati-do-navchan-ukrainskih-voiniv-dlya-nablizhennya-spilnoi-peremogi-oleksandr-polishhuk/" text:style-name="Internet_20_link" text:visited-style-name="Visited_20_Internet_20_Link">
Міністерство оборониУкраїни</text:a>
</text:span>
</text:p>
      <text:p text:style-name="P4">
Source: <text:a xlink:type="simple" xlink:href="https://armyinform.com.ua/2023/06/19/instruktory-orbital-pidgotuvaly-tysyachi-zahysnykiv-ukrayiny-i-cze-pryklad-dlya-inshyh-partneriv-oleksandr-polishhuk/" text:style-name="Internet_20_link" text:visited-style-name="Visited_20_Internet_20_Link">
https://armyinform.com.ua/2023/06/19/instruktory-orbital-pidgotuvaly-tysyachi-zahysnykiv-ukrayiny-i-cze-pryklad-dlya-inshyh-partneriv-oleksandr-polishhuk/</text:a>
</text:p>
      <!--NEWS-->
      <text:h text:style-name="P10" text:outline-level="1">
<text:span text:style-name="T4">
Окупанти не допустили місію ООН до жителів, які постраждали від підриву Каховської ГЕС</text:span>
</text:h>
      <text:p text:style-name="P4">
Author: ['АРМІЯINFORM']</text:p>
      <text:p text:style-name="P4">
Time: 2023-06-19T69:00:00-04:00</text:p>
      <text:p text:style-name="P4">
Description: росія відмовилася пропускати гуманітарну місію ООН до жителів тимчасово окупо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5.jpg" text:style-name="Internet_20_link" text:visited-style-name="Visited_20_Internet_20_Link">
original-5.jpg</text:a>
']</text:p>
      <text:p text:style-name="P4">
Tags: ['АГРЕСІЯ РФ', 'ДЕНІЗ БРАУН', 'КАХОВСЬКА ГЕС', 'КАХОВСЬКА ГЕС/ШТАБ INFO', 'ООН']</text:p>
      <text:p text:style-name="P4">
Category: News</text:p>
      <!--METADATA-->
      <text:p text:style-name="P4">
<draw:frame draw:style-name="fr1" draw:name="Image298" text:anchor-type="as-char" svg:width="6.9236in" svg:height="4.628555in" draw:z-index="0">
<draw:image xlink:href="../Images/AРМІЯINFORM/2023-06-19T69-00-00-04-00/original-5.jpg" xlink:type="simple" xlink:show="embed" xlink:actuate="onLoad" draw:mime-type="image/jpeg"/>
</draw:frame>
</text:p>
      <text:p text:style-name="P4">
росія відмовилася пропускати гуманітарну місію ООН до жителів тимчасовоокупованого лівобережжя Херсонщини, постраждалих внаслідок підриву КаховськоїГЕС.</text:p>
      <text:p text:style-name="P4">
Про це <text:a xlink:type="simple" xlink:href="https://reliefweb.int/report/ukraine/statement-humanitarian-coordinator-ukraine-denise-brown-humanitarian-access-areas-under-russian-control-enruuk" text:style-name="Internet_20_link" text:visited-style-name="Visited_20_Internet_20_Link">
заявила</text:a>
 постійна координаторка ООН в Україні Деніз Браун.</text:p>
      <text:p text:style-name="P4">
«Уряд рф поки що відхилив наше звернення про доступ до районів під йоготимчасовим військовим контролем. ООН продовжить працювати над отриманнямнеобхідного доступу. Ми закликаємо російську владу діяти відповідно до своїхзобов’язань за міжнародним гуманітарним правом. Не можна відмовляти в наданнідопомоги людям, які її потребують», — заявила координаторка ООН в Україні.</text:p>
      <text:p text:style-name="P4">
Source: <text:a xlink:type="simple" xlink:href="https://armyinform.com.ua/2023/06/19/okupanty-ne-dopustyly-misiyu-oon-do-zhyteliv-yaki-postrazhdaly-vid-pidryvu-kahovskoyi-ges/" text:style-name="Internet_20_link" text:visited-style-name="Visited_20_Internet_20_Link">
https://armyinform.com.ua/2023/06/19/okupanty-ne-dopustyly-misiyu-oon-do-zhyteliv-yaki-postrazhdaly-vid-pidryvu-kahovskoyi-ges/</text:a>
</text:p>
      <!--NEWS-->
      <text:h text:style-name="P10" text:outline-level="1">
<text:span text:style-name="T4">
Українські бійці борються з наслідками підриву Каховської гідроелектростанції</text:span>
</text:h>
      <text:p text:style-name="P4">
Author: ['АРМІЯINFORM']</text:p>
      <text:p text:style-name="P4">
Time: 2023-06-19T6:00:00-04:00</text:p>
      <text:p text:style-name="P4">
Description: Підрив Каховської гідроелектростанції став черговим воєнним злочином pocі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28041_578315574467525_7581757618324053477_n.jpg" text:style-name="Internet_20_link" text:visited-style-name="Visited_20_Internet_20_Link">
355128041_578315574467525_7581757618324053477_n.jpg</text:a>
', '<text:a xlink:type="simple" xlink:href="https://armyinform.com.ua/wp-content/uploads/2023/06/354576404_578315587800857_4417510441361849892_n.jpg" text:style-name="Internet_20_link" text:visited-style-name="Visited_20_Internet_20_Link">
354576404_578315587800857_4417510441361849892_n.jpg</text:a>
']</text:p>
      <text:p text:style-name="P4">
Tags: ['STOPRUSSIA', 'АГРЕСІЯ РФ', 'ВІЙНА', 'ВТОРГНЕННЯ РФ', 'КОМАНДУВАННЯ СИЛ ТЕРОБОРОНИ ЗСУ']</text:p>
      <text:p text:style-name="P4">
Category: News</text:p>
      <!--METADATA-->
      <text:p text:style-name="P4">
<draw:frame draw:style-name="fr1" draw:name="Image299" text:anchor-type="as-char" svg:width="6.9236in" svg:height="4.612827in" draw:z-index="0">
<draw:image xlink:href="../Images/AРМІЯINFORM/2023-06-19T6-00-00-04-00/355128041_578315574467525_7581757618324053477_n.jpg" xlink:type="simple" xlink:show="embed" xlink:actuate="onLoad" draw:mime-type="image/jpeg"/>
</draw:frame>
</text:p>
      <text:p text:style-name="P4">
Підрив Каховської гідроелектростанції став черговим воєнним злочином pocіян.Українські захисники продовжують працювати над ліквідацією наслідків цієїтрагедії та надають всю можливу допомогу постраждалим мешканцям Херсонщини.</text:p>
      <text:p text:style-name="P4">
Бійці Херсонської бригади Сил територіальної оборони, попри всі складнощі танебезпеку, активно займаються евакуацією людей з небезпечних зон тазабезпеченням їхніх базових потреб.</text:p>
      <text:p text:style-name="P4">
Завдяки високій підготовці та правильній координації дій, воїни оперативнореагують на надзвичайну ситуацію, щодо найбільш ефективного розподілу ресурсівдля надання допомоги постраждалим.</text:p>
      <text:p text:style-name="P4">
<draw:frame draw:style-name="fr1" draw:name="Image300" text:anchor-type="as-char" svg:width="6.9236in" svg:height="5.1927in" draw:z-index="0">
<draw:image xlink:href="../Images/AРМІЯINFORM/2023-06-19T6-00-00-04-00/354576404_578315587800857_4417510441361849892_n.jpg" xlink:type="simple" xlink:show="embed" xlink:actuate="onLoad" draw:mime-type="image/jpeg"/>
</draw:frame>
</text:p>
      <text:p text:style-name="P4">
Самопожертва, мужність та готовність боротися за кожен метр своєї земліроблять українців сильними у ці важкі часи. Наш народ здатний впоратися збудь-якими викликами та перешкодами на шляху до свободи та Незалежності!</text:p>
      <text:p text:style-name="P4">
<text:span text:style-name="T4">
Джерело:</text:span>
 <text:span text:style-name="T5">
<text:a xlink:type="simple" xlink:href="https://www.facebook.com/TROPIVDEN" text:style-name="Internet_20_link" text:visited-style-name="Visited_20_Internet_20_Link">
Регіональне управління Сил територіальної оборони «Південь» ЗСУкраїни.</text:a>
</text:span>
</text:p>
      <text:p text:style-name="P4">
Source: <text:a xlink:type="simple" xlink:href="https://armyinform.com.ua/2023/06/19/ukrayinski-bijczi-boryatsya-z-naslidkamy-pidryvu-kahovskoyi-gidroelektrostancziyi/" text:style-name="Internet_20_link" text:visited-style-name="Visited_20_Internet_20_Link">
https://armyinform.com.ua/2023/06/19/ukrayinski-bijczi-boryatsya-z-naslidkamy-pidryvu-kahovskoyi-gidroelektrostancziyi/</text:a>
</text:p>
      <!--NEWS-->
      <text:h text:style-name="P10" text:outline-level="1">
<text:span text:style-name="T4">
У Нацраді обговорили з польськими колегами протидію інформаційному тероризму</text:span>
</text:h>
      <text:p text:style-name="P4">
Authors: Ukrinform (Person)</text:p>
      <text:p text:style-name="P4">
Publisher: Укринформ (Organization)</text:p>
      <text:p text:style-name="P4">
Published Time: 2023-06-19T6:32:00+03:00</text:p>
      <text:p text:style-name="P4">
Modified Time: 2023-06-19T22:32:00+03:00</text:p>
      <text:p text:style-name="P4">
Description: Голова Національної ради з питань телебачення і радіомовлення Ольга Герасим’юк зустрілася з новим складом Національної ради з питань телебачення і радіомовлення Польщі (KRRiT). — Укрінформ.</text:p>
      <text:p text:style-name="P4">
Images: ['<text:a xlink:type="simple" xlink:href="https://static.ukrinform.com/photos/2023_06/thumb_files/630_360_1687201905-608.jpg" text:style-name="Internet_20_link" text:visited-style-name="Visited_20_Internet_20_Link">
630_360_16872...</text:a>
']</text:p>
      <text:p text:style-name="P4">
Tags: ['Польща', 'Пропаганда', 'Тероризм', 'ЗМІ', 'Нацрада']</text:p>
      <text:p text:style-name="P4">
Type: Article</text:p>
      <!--METADATA-->
      <text:p text:style-name="P4">
<draw:frame draw:style-name="fr1" draw:name="Image301" text:anchor-type="as-char" svg:width="6.9236in" svg:height="3.956343in" draw:z-index="0">
<draw:image xlink:href="../Images/yкринформ/2023-06-19T6-32-00-03-00/630_360_1687201905-608.jpg" xlink:type="simple" xlink:show="embed" xlink:actuate="onLoad" draw:mime-type="image/jpeg"/>
</draw:frame>
 ГоловаНаціональної ради з питань телебачення і радіомовлення Ольга Герасим’юкзустрілася з новим складом Національної ради з питань телебачення ірадіомовлення Польщі (KRRiT).</text:p>
      <text:p text:style-name="P4">
Як передає Укрінформ, про це повідомляє пресслужба <text:a xlink:type="simple" xlink:href="http://www.nrada.gov.ua/ukrayinskyj-polskyj-mediaregulyatory-obgovoryly-ob-yednannya-zusyl-v-borotbi-z-informatsijnym-teroryzmom/" text:style-name="Internet_20_link" text:visited-style-name="Visited_20_Internet_20_Link">
 Нацради</text:a>
.</text:p>
      <text:p text:style-name="P4">
«Майже рік тому - 13 липня 2022 року - обидва медіарегулятори підписалиМеморандум про співробітництво та вже спільно провели низку важливихрегуляторних консультацій», - ідеться в повідомленні.</text:p>
      <text:p text:style-name="P4">
На зустрічі сторони обговорили ініціативу KRRiT про об’єднання 9медіарегуляторів східноєвропейських країн, аби разом просувати стратегіюборотьби з російською пропагандою в Європейському Союзі. «Адже частина країнЗахідної Європи досі не повною мірою усвідомлюють її реальної загрози таполітикою неспротиву відчиняють двері інформаційному тероризму Кремля», -вказують у Нацраді.</text:p>
      <text:p text:style-name="P4">
Зазначається, що відомство братиме участь у розробці порядку денногоспеціальної зустрічі, яка відбудетеся у Варшаві у вересні й буде присвяченацьому об’єднанню.</text:p>
      <text:p text:style-name="P4">
<text:span text:style-name="T4">
Читайте також:</text:span>
 <text:a xlink:type="simple" xlink:href="https://www.ukrinform.ua/rubric-society/3692394-nacrada-vinesla-na-obgovorenna-14-proektiv-pidzakonnih-aktiv-do-zakonu-pro-media.html" text:style-name="Internet_20_link" text:visited-style-name="Visited_20_Internet_20_Link">
 <text:span text:style-name="T4">
Нацрада</text:span>
 винесла на обговорення 14 проєктівпідзаконних актів до Закону «Про медіа» </text:a>
</text:p>
      <text:p text:style-name="P4">
Сторони домовилися зафіксувати і відстоювати оцінювання терміном«інформаційний тероризм» тих дій, які вчиняє Росія в медіаполі. Вони разомстоятимуть за покарання в майбутньому російських пропагандистів за співучастьу <text:a xlink:type="simple" xlink:href="https://www.ukrinform.ua/tag-terorizm" text:style-name="Internet_20_link" text:visited-style-name="Visited_20_Internet_20_Link">
 тероризмі </text:a>
 .</text:p>
      <text:p text:style-name="P4">
У зустрічі із KRRiT взяли участь посол України в Польщі Василь Зварич, в.о.керівника Центру протидії дезінформації Андрій Шаповалов, керівник Stop FakeЄвген Федченко.</text:p>
      <text:p text:style-name="P4">
Як <text:a xlink:type="simple" xlink:href="http://www.ukrinform.ua/rubric-society/3723251-nacrada-ponovlue-perevirki-subektiv-u-sferi-media.html" text:style-name="Internet_20_link" text:visited-style-name="Visited_20_Internet_20_Link">
 повідомляв Укрінформ </text:a>
 ,Національна рада з питань телебачення та радіомовлення отримала змогу зновупроводити перевірки суб’єктів у сфері медіа.</text:p>
      <text:p text:style-name="P4">
<text:span text:style-name="T5">
Фото: nrada.gov.ua</text:span>
</text:p>
      <text:p text:style-name="P4">
Source: <text:a xlink:type="simple" xlink:href="https://www.ukrinform.ua/rubric-society/3725043-u-nacradi-obgovorili-z-polskimi-kolegami-protidiu-informacijnomu-terorizmu.html" text:style-name="Internet_20_link" text:visited-style-name="Visited_20_Internet_20_Link">
https://www.ukrinform.ua/rubric-society/3725043-u-nacradi-obgovorili-z-polskimi-kolegami-protidiu-informacijnomu-terorizmu.html</text:a>
</text:p>
      <!--NEWS-->
      <text:h text:style-name="P10" text:outline-level="1">
<text:span text:style-name="T4">
22 червня у Києві стартує благодійна фотовиставка «Квіти війни»</text:span>
</text:h>
      <text:p text:style-name="P4">
Author: ['АРМІЯINFORM']</text:p>
      <text:p text:style-name="P4">
Time: 2023-06-19T70:00:00-04:00</text:p>
      <text:p text:style-name="P4">
Description: З 22 червня по 8 липня 2023 року в Києві проходитиме благодійна виставка «Квіти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47568_650305523784646_8005527662866765978_n.jpg" text:style-name="Internet_20_link" text:visited-style-name="Visited_20_Internet_20_Link">
353847568_650305523784646_8005527662866765978_n.jpg</text:a>
']</text:p>
      <text:p text:style-name="P4">
Tags: ['«КВІТИ ВІЙНИ»', 'STOPRUSSIA', 'ВИСТАВКА', 'ВТОРГНЕННЯ РФ', 'ЕДУАРД КРИЖАНІВСЬКИЙ']</text:p>
      <text:p text:style-name="P4">
Category: News</text:p>
      <!--METADATA-->
      <text:p text:style-name="P4">
<draw:frame draw:style-name="fr1" draw:name="Image302" text:anchor-type="as-char" svg:width="6.9236in" svg:height="3.894525in" draw:z-index="0">
<draw:image xlink:href="../Images/AРМІЯINFORM/2023-06-19T70-00-00-04-00/353847568_650305523784646_8005527662866765978_n.jpg" xlink:type="simple" xlink:show="embed" xlink:actuate="onLoad" draw:mime-type="image/jpeg"/>
</draw:frame>
</text:p>
      <text:p text:style-name="P4">
<text:span text:style-name="T4">
З 22 червня по 8 липня 2023 року</text:span>
 в Києві проходитиме благодійна виставка«Квіти війни». Усі бажаючі можуть побачити особливі фотороботи українськогорепортажного фотографа Едуарда Крижанівського, створені за допомогою UkrainianWitness, під час робочої поїздки на Бахмутський напрямок. Фотографу вдалосязафіксувати активну роботу українських артилеристів з окремої артилерійськоїбригади ім. гетьмана Тараса Трясила.</text:p>
      <text:p text:style-name="P4">
Офіційне відкриття виставки «Квіти війни» відбудеться <text:span text:style-name="T4">
22 червня о 18:30</text:span>
 упросторі Peremoga ( <text:span text:style-name="T5">
м.Київ, вул. Ярославів Вал, 15, поверх 5</text:span>
 ), вхідбезкоштовний за попередньою<text:a xlink:type="simple" xlink:href="https://docs.google.com/forms/d/18dXAXAB3VuuDtqqwVTt6ovK9MPsXh9CPDAuVI5ne8Pg/edit" text:style-name="Internet_20_link" text:visited-style-name="Visited_20_Internet_20_Link">
реєстрацією</text:a>
.</text:p>
      <text:p text:style-name="P4">
<text:span text:style-name="T4">
Місія фотовиставки</text:span>
 — збір <text:span text:style-name="T4">
1 млн грн</text:span>
 для парамедикинь — учасниць рухуVETERANKA, які рятують життя на передовій (авто для евакуації для парамедикиніНацгвардії на псевдо «Оксі», бус для очільниці медичної служби 3-ї окремоїштурмової бригади Вікторії Ковач «Авіценни» та 300 сертифікованих турнікетівСАТ).</text:p>
      <text:p text:style-name="P4">
Також в рамках виставки <text:span text:style-name="T4">
30 червня</text:span>
 відбудеться благодійний «Квітучийстендап» з улюбленими зірками гумору, а <text:span text:style-name="T4">
7 липня</text:span>
 відкритий запис подкасту«Фронтова поплава» з журналістом Олегом Новіковим як завжди на актуальну темусьогодення.</text:p>
      <text:p text:style-name="P4">
Зареєструватися на подію можна за телефонами: +380665684032 WhatsApp, Олена.Новини та розклад подій розміщений на сторінці <text:a xlink:type="simple" xlink:href="https://www.instagram.com/veteranka_/" text:style-name="Internet_20_link" text:visited-style-name="Visited_20_Internet_20_Link">
рухуVETERANKA</text:a>
.</text:p>
      <text:p text:style-name="P4">
<text:span text:style-name="T4">
Автор виставки Едуард Крижанівський —</text:span>
 український репортажний фотограф.Активно висвітлював події під час Революції Гідності та фіксував розстріли наМайдані. Став одним з перших фотографів, який зняв зруйновану «Мрію».Фотографії Едуарда Крижанівського представлені на міжнародних виставках тааукціонах — США, Чехія, Великої Британія, Нова Зеландія, Польща, Люксембург. ВУкраїні Едуард офіційний фотограф при Міністерстві закордонних справ.</text:p>
      <text:p text:style-name="P4">
Source: <text:a xlink:type="simple" xlink:href="https://armyinform.com.ua/2023/06/19/22-chervnya-u-kyyevi-startuye-blagodijna-fotovystavka-kvity-vijny/" text:style-name="Internet_20_link" text:visited-style-name="Visited_20_Internet_20_Link">
https://armyinform.com.ua/2023/06/19/22-chervnya-u-kyyevi-startuye-blagodijna-fotovystavka-kvity-vijny/</text:a>
</text:p>
      <!--NEWS-->
      <text:h text:style-name="P10" text:outline-level="1">
<text:span text:style-name="T4">
Перші кадри зі звільненого села на Запоріжжі</text:span>
</text:h>
      <text:p text:style-name="P4">
Author: ['АРМІЯINFORM']</text:p>
      <text:p text:style-name="P4">
Time: 2023-06-19T71:00:00-04:00</text:p>
      <text:p text:style-name="P4">
Description: Під час звільнення населеного пункту П’ятихатки російські окупаційні війська ки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4.jpg" text:style-name="Internet_20_link" text:visited-style-name="Visited_20_Internet_20_Link">
bez-imeni-4.jpg</text:a>
']</text:p>
      <text:p text:style-name="P4">
Tags: ['АГРЕСІЯ РФ', 'ВТОРГНЕННЯ РФ', 'КОМАНДУВАННЯ СУХОПУТНИХ ВІЙСЬК ЗСУ', "П'ЯТИХАТКИ"]</text:p>
      <text:p text:style-name="P4">
Category: News</text:p>
      <!--METADATA-->
      <text:p text:style-name="P4">
<draw:frame draw:style-name="fr1" draw:name="Image303" text:anchor-type="as-char" svg:width="6.9236in" svg:height="3.952222in" draw:z-index="0">
<draw:image xlink:href="../Images/AРМІЯINFORM/2023-06-19T71-00-00-04-00/bez-imeni-4.jpg" xlink:type="simple" xlink:show="embed" xlink:actuate="onLoad" draw:mime-type="image/jpeg"/>
</draw:frame>
</text:p>
      <text:p text:style-name="P4">
Під час звільнення населеного пункту П’ятихатки російські окупаційні військакидали техніку і боєприпаси.</text:p>
      <text:p text:style-name="P4">
Про це <text:a xlink:type="simple" xlink:href="https://fb.watch/lfNv-Uja-x/" text:style-name="Internet_20_link" text:visited-style-name="Visited_20_Internet_20_Link">
йдеться</text:a>
 у відео Командування Сухопутнихвійськ ЗСУ.</text:p>
      <text:p text:style-name="P4">
Нагадаємо, що на Бердянському та Мелітопольському напрямках за два тижні<text:a xlink:type="simple" xlink:href="https://armyinform.com.ua/2023/06/19/na-berdyanskomu-ta-melitopolskomu-napryamkah-za-dva-tyzhni-zvilneno-8-naselenyh-punktiv-ganna-malyar/" text:style-name="Internet_20_link" text:visited-style-name="Visited_20_Internet_20_Link">
звільнено</text:a>
 8 населених пунктів: Новодарівку, Левадне, Сторожеве, Макарівку,Благодатне, Лобкове, Нескучне, П’ятихатки.</text:p>
      <text:p text:style-name="P4">
Source: <text:a xlink:type="simple" xlink:href="https://armyinform.com.ua/2023/06/19/pershi-kadry-iz-zvilnenogo-sela-na-zaporizhzhi/" text:style-name="Internet_20_link" text:visited-style-name="Visited_20_Internet_20_Link">
https://armyinform.com.ua/2023/06/19/pershi-kadry-iz-zvilnenogo-sela-na-zaporizhzhi/</text:a>
</text:p>
      <!--NEWS-->
      <text:h text:style-name="P10" text:outline-level="1">
<text:span text:style-name="T4">
Підрив Каховської ГЕС: на Херсонщині підтопленими лишається понад 800 будинків</text:span>
</text:h>
      <text:p text:style-name="P4">
Author: ['АРМІЯINFORM']</text:p>
      <text:p text:style-name="P4">
Time: 2023-06-19T72:00:00-04:00</text:p>
      <text:p text:style-name="P4">
Description: На правому березі р. Дніпро підтопленими лишається 4 населених пункти (832 будинк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09e367-d2d1-4da6-af87-731986307b2a.jpg" text:style-name="Internet_20_link" text:visited-style-name="Visited_20_Internet_20_Link">
2209e367-d2d1-4da6-af87-731986307b2a.jpg</text:a>
']</text:p>
      <text:p text:style-name="P4">
Tags: ['КАХОВСЬКА ГЕС', 'КАХОВСЬКА ГЕС/ШТАБ INFO', 'ПІДТОПЛЕНІ БУДИНКИ', 'ХЕРСОНЩИНА']</text:p>
      <text:p text:style-name="P4">
Category: News</text:p>
      <!--METADATA-->
      <text:p text:style-name="P4">
<draw:frame draw:style-name="fr1" draw:name="Image304" text:anchor-type="as-char" svg:width="6.9236in" svg:height="4.615733in" draw:z-index="0">
<draw:image xlink:href="../Images/AРМІЯINFORM/2023-06-19T72-00-00-04-00/2209e367-d2d1-4da6-af87-731986307b2a.jpg" xlink:type="simple" xlink:show="embed" xlink:actuate="onLoad" draw:mime-type="image/jpeg"/>
</draw:frame>
</text:p>
      <text:p text:style-name="P4">
На правому березі р. Дніпро підтопленими лишається 4 населених пункти (832будинки). На тимчасово окупованій — 17 населених пунктів.</text:p>
      <text:p text:style-name="P4">
Про це <text:a xlink:type="simple" xlink:href="https://t.me/shtab_kakhovska_hes/1016" text:style-name="Internet_20_link" text:visited-style-name="Visited_20_Internet_20_Link">
повідомляє</text:a>
 Штаб з ліквідаціїнаслідків підриву Каховської ГЕС.</text:p>
      <text:p text:style-name="P4">
Від початку доби рятувальники ДСНС відкачали понад 12 тонн води, а загаломпонад 135 тисяч тонн з 505 будинків та підвалів.</text:p>
      <text:p text:style-name="P4">
«Підвезено понад 27 тонн води для громадян, а з початку робіт — 471 тонну водита 36 тисяч 597 кг продуктів харчування та першої необхідності», — йдеться вповідомлені.</text:p>
      <text:p text:style-name="P4">
Source: <text:a xlink:type="simple" xlink:href="https://armyinform.com.ua/2023/06/19/pidryv-kahovskoyi-ges-na-hersonshhyni-pidtoplenymy-lyshayetsya-ponad-800-budynkiv/" text:style-name="Internet_20_link" text:visited-style-name="Visited_20_Internet_20_Link">
https://armyinform.com.ua/2023/06/19/pidryv-kahovskoyi-ges-na-hersonshhyni-pidtoplenymy-lyshayetsya-ponad-800-budynkiv/</text:a>
</text:p>
      <!--NEWS-->
      <text:h text:style-name="P10" text:outline-level="1">
<text:span text:style-name="T4">
На Херсонщині середній рівень підтоплення знизився до позначки у 80 см</text:span>
</text:h>
      <text:p text:style-name="P4">
Author: ['АРМІЯINFORM']</text:p>
      <text:p text:style-name="P4">
Time: 2023-06-19T73:00:00-04:00</text:p>
      <text:p text:style-name="P4">
Description: Станом на ранок 19 червня у Херсонській області середній рівень води після підр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d225ba-gettyimages-1258565622.jpeg" text:style-name="Internet_20_link" text:visited-style-name="Visited_20_Internet_20_Link">
2d225ba-gettyimages-1258565622.jpeg</text:a>
']</text:p>
      <text:p text:style-name="P4">
Tags: ['КАХОВСЬКА ГЕС']</text:p>
      <text:p text:style-name="P4">
Category: News</text:p>
      <!--METADATA-->
      <text:p text:style-name="P4">
<draw:frame draw:style-name="fr1" draw:name="Image305" text:anchor-type="as-char" svg:width="6.9236in" svg:height="4.093955in" draw:z-index="0">
<draw:image xlink:href="../Images/AРМІЯINFORM/2023-06-19T73-00-00-04-00/2d225ba-gettyimages-1258565622.jpeg" xlink:type="simple" xlink:show="embed" xlink:actuate="onLoad" draw:mime-type="image/jpeg"/>
</draw:frame>
</text:p>
      <text:p text:style-name="P4">
Станом на ранок 19 червня у Херсонській області середній рівень води післяпідриву окупантами <text:a xlink:type="simple" xlink:href="https://armyinform.com.ua/category/news/page/5/" text:style-name="Internet_20_link" text:visited-style-name="Visited_20_Internet_20_Link">
КаховськоїГЕС</text:a>
 становить 80сантиметрів, підтопленими залишаються пʼять населених пунктів.</text:p>
      <text:p text:style-name="P4">
Про це <text:a xlink:type="simple" xlink:href="https://t.me/shtab_kakhovska_hes/998" text:style-name="Internet_20_link" text:visited-style-name="Visited_20_Internet_20_Link">
повідомляє</text:a>
 Штаб з ліквідаціїнаслідків підриву Каховської ГЕС.</text:p>
      <text:p text:style-name="P4">
«Досі підтопленими залишаються 5 населених пунктів на правобережжі Дніпра:Херсон, Білозерка, Дніпровське, Новогреднєво, Благодатівка (під водоюзалишається 843 будинки)», — ідеться в повідомленні.</text:p>
      <text:p text:style-name="P4">
Рятувальниками вже обстежено 345 га потенційно небезпечних територій області,з яких вилучили і знешкодили 31 вибухонебезпечний предмет.</text:p>
      <text:p text:style-name="P4">
Source: <text:a xlink:type="simple" xlink:href="https://armyinform.com.ua/2023/06/19/na-hersonshhyni-serednij-riven-pidtoplennya-znyzyvsya-do-poznachky-u-80-sm/" text:style-name="Internet_20_link" text:visited-style-name="Visited_20_Internet_20_Link">
https://armyinform.com.ua/2023/06/19/na-hersonshhyni-serednij-riven-pidtoplennya-znyzyvsya-do-poznachky-u-80-sm/</text:a>
</text:p>
      <!--NEWS-->
      <text:h text:style-name="P10" text:outline-level="1">
<text:span text:style-name="T4">
Ворог не залишає спроб вийти на кордони Донеччини та Луганщини — Ганна Маляр</text:span>
</text:h>
      <text:p text:style-name="P4">
Author: ['АРМІЯINFORM']</text:p>
      <text:p text:style-name="P4">
Time: 2023-06-19T74:00:00-04:00</text:p>
      <text:p text:style-name="P4">
Description: Ворог підтягнув свої сили та здійснює активний наступ на Лиманському і Куп‘я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1-20-13.jpg" text:style-name="Internet_20_link" text:visited-style-name="Visited_20_Internet_20_Link">
photo_2022-12-15_11-20-13.jpg</text:a>
']</text:p>
      <text:p text:style-name="P4">
Tags: ['STOPRUSSIA', 'АГРЕСІЯ РФ', 'ВТОРГНЕННЯ РФ', 'ГАННА МАЛЯР']</text:p>
      <text:p text:style-name="P4">
Category: News</text:p>
      <!--METADATA-->
      <text:p text:style-name="P4">
<draw:frame draw:style-name="fr1" draw:name="Image306" text:anchor-type="as-char" svg:width="6.9236in" svg:height="4.615733in" draw:z-index="0">
<draw:image xlink:href="../Images/AРМІЯINFORM/2023-06-19T74-00-00-04-00/photo_2022-12-15_11-20-13.jpg" xlink:type="simple" xlink:show="embed" xlink:actuate="onLoad" draw:mime-type="image/jpeg"/>
</draw:frame>
 Заступник Міністраоборони Ганна Маляр. Фото Дмитра Юрченка.</text:p>
      <text:p text:style-name="P4">
Ворог підтягнув свої сили та здійснює активний наступ на Лиманському іКуп‘янському напрямках, намагаючись перехопити ініціативу. Фіксується високаактивність ворожих обстрілів. Тривають гарячі бої.</text:p>
      <text:p text:style-name="P4">
Про це <text:a xlink:type="simple" xlink:href="https://t.me/annamaliar/860" text:style-name="Internet_20_link" text:visited-style-name="Visited_20_Internet_20_Link">
повідомляє</text:a>
 заступник Міністра оборониУкраїни Ганна Маляр.</text:p>
      <text:p text:style-name="P4">
«Ворог не залишає своїх планів вийти на кордони Донецької та Луганськоїобластей. Наразі для окупантів це основний напрямок наступу. Тож сконцентрувавна сході значну кількість своїх підрозділів, зокрема десантно-штурмових», —зазначила вона і додала, що українські війська мужньо діють в умовах перевагиворога в силах та засобах і не дають загарбнику просуватись.</text:p>
      <text:p text:style-name="P4">
Source: <text:a xlink:type="simple" xlink:href="https://armyinform.com.ua/2023/06/19/vorog-ne-zalyshaye-sprob-vyjty-na-kordony-donechchyny-ta-luganshhyny-ganna-malyar/" text:style-name="Internet_20_link" text:visited-style-name="Visited_20_Internet_20_Link">
https://armyinform.com.ua/2023/06/19/vorog-ne-zalyshaye-sprob-vyjty-na-kordony-donechchyny-ta-luganshhyny-ganna-malyar/</text:a>
</text:p>
      <!--NEWS-->
      <text:h text:style-name="P10" text:outline-level="1">
<text:span text:style-name="T4">
Понад 100 вибухонебезпечних предметів знешкодили піротехніки за добу</text:span>
</text:h>
      <text:p text:style-name="P4">
Author: ['АРМІЯINFORM']</text:p>
      <text:p text:style-name="P4">
Time: 2023-06-19T75:00:00-04:00</text:p>
      <text:p text:style-name="P4">
Description: Протягом доби піротехнічні підрозділи Державної служби України з надзвичайних ситуацій 3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307" text:anchor-type="as-char" svg:width="6.9236in" svg:height="3.000227in" draw:z-index="0">
<draw:image xlink:href="../Images/AРМІЯINFORM/2023-06-19T75-00-00-04-00/minu_06_04_111.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35 разів</text:span>
 залучалися до виконання завдань з розмінування.</text:p>
      <text:p text:style-name="P4">
Про це <text:a xlink:type="simple" xlink:href="https://dsns.gov.ua/uk/news/nadzvicaini-podiyi/operativna-informaciia-shhodo-roboti-pirotexnicnix-pidrozdiliv-dsns-ukrayini-72"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105вибухонебезпечних предметів</text:span>
 , обстежено територію площею 3,7 гектара.</text:p>
      <text:p text:style-name="P4">
Найчастіше піротехнічні підрозділи працювали: в Харківській області — 19 384рази, Київщині — 7 981, Донеччині — 6 139, Миколаївщині — 5 193, Херсонщині —5 651, Чернігівщині — 4 726, Сумщині — 2 207, Черкащині — 1 120.</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2 424вибухонебезпечних предмети</text:span>
 та 2 891 кг вибухової речовини, зокрема <text:span text:style-name="T4">
3 001авіаційна бомба</text:span>
. Обстежено територію площею понад 90 тис. 201 гектар.</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9/ponad-100-vybuhonebezpechnyh-predmetiv-zneshkodyly-pirotehniky-za-dobu/" text:style-name="Internet_20_link" text:visited-style-name="Visited_20_Internet_20_Link">
https://armyinform.com.ua/2023/06/19/ponad-100-vybuhonebezpechnyh-predmetiv-zneshkodyly-pirotehniky-za-dobu/</text:a>
</text:p>
      <!--NEWS-->
      <text:h text:style-name="P10" text:outline-level="1">
<text:span text:style-name="T4">
Як звільняли П’ятихатки воїни Закарпатської бригади</text:span>
</text:h>
      <text:p text:style-name="P4">
Author: ['АРМІЯINFORM']</text:p>
      <text:p text:style-name="P4">
Time: 2023-06-19T76:00:00-04:00</text:p>
      <text:p text:style-name="P4">
Description: Військовослужбовці окремої гірсько-штурмової Закарпатської бригади визволили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5.jpg" text:style-name="Internet_20_link" text:visited-style-name="Visited_20_Internet_20_Link">
bez-imeni-5.jpg</text:a>
']</text:p>
      <text:p text:style-name="P4">
Tags: ['АГРЕСІЯ РФ', 'ВТОРГНЕННЯ РФ', 'ГШ ЗСУ', "П'ЯТИХАТКИ"]</text:p>
      <text:p text:style-name="P4">
Category: News</text:p>
      <!--METADATA-->
      <text:p text:style-name="P4">
<draw:frame draw:style-name="fr1" draw:name="Image308" text:anchor-type="as-char" svg:width="6.9236in" svg:height="4.179738in" draw:z-index="0">
<draw:image xlink:href="../Images/AРМІЯINFORM/2023-06-19T76-00-00-04-00/bez-imeni-5.jpg" xlink:type="simple" xlink:show="embed" xlink:actuate="onLoad" draw:mime-type="image/jpeg"/>
</draw:frame>
</text:p>
      <text:p text:style-name="P4">
Військовослужбовці окремої гірсько-штурмової Закарпатської бригади визволиливід російських окупантів населений пункт П'ятихатки Запорізької області.</text:p>
      <text:p text:style-name="P4">
Про те, як відбувалося звільнення від окупантів населеного пункту,<text:a xlink:type="simple" xlink:href="https://fb.watch/lg3Nlvvr0V/" text:style-name="Internet_20_link" text:visited-style-name="Visited_20_Internet_20_Link">
йдеться</text:a>
 у відео Генерального штабу ЗСУ.</text:p>
      <text:p text:style-name="P4">
Нагадаємо, що на Бердянському та Мелітопольському напрямках за два тижні<text:a xlink:type="simple" xlink:href="https://armyinform.com.ua/2023/06/19/na-berdyanskomu-ta-melitopolskomu-napryamkah-za-dva-tyzhni-zvilneno-8-naselenyh-punktiv-ganna-malyar/" text:style-name="Internet_20_link" text:visited-style-name="Visited_20_Internet_20_Link">
звільнено</text:a>
 8 населених пунктів: Новодарівку, Левадне, Сторожеве, Макарівку,Благодатне, Лобкове, Нескучне, П’ятихатки.</text:p>
      <text:p text:style-name="P4">
Source: <text:a xlink:type="simple" xlink:href="https://armyinform.com.ua/2023/06/19/yak-zvilnyaly-pyatyhatky-voyiny-zakarpatskoyi-brygady/" text:style-name="Internet_20_link" text:visited-style-name="Visited_20_Internet_20_Link">
https://armyinform.com.ua/2023/06/19/yak-zvilnyaly-pyatyhatky-voyiny-zakarpatskoyi-brygady/</text:a>
</text:p>
      <!--NEWS-->
      <text:h text:style-name="P10" text:outline-level="1">
<text:span text:style-name="T4">
Володимир Зеленський провів телефонну розмову з Прем’єр-міністром Великої Британії Ріші Сунаком</text:span>
</text:h>
      <text:p text:style-name="P4">
Author: ['АРМІЯINFORM']</text:p>
      <text:p text:style-name="P4">
Time: 2023-06-19T77:00:00-04:00</text:p>
      <text:p text:style-name="P4">
Description: Про це йдеться на сайті Офісу Президента України.  «Глава держави докладно розпові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a6f116ff09815f63ff32ac65478ead2_1687167519_extra_large.jpeg" text:style-name="Internet_20_link" text:visited-style-name="Visited_20_Internet_20_Link">
8a6f116ff09815f63ff32ac65478ead2_1687167519_extra_large.jpeg</text:a>
']</text:p>
      <text:p text:style-name="P4">
Tags: ['STOPRUSSIA', 'ВІЙНА', 'ВОЛОДИМИР ЗЕЛЕНСЬКИЙ', 'ВТОРГНЕННЯ РФ']</text:p>
      <text:p text:style-name="P4">
Category: News</text:p>
      <!--METADATA-->
      <text:p text:style-name="P4">
<draw:frame draw:style-name="fr1" draw:name="Image309" text:anchor-type="as-char" svg:width="6.9236in" svg:height="4.613521in" draw:z-index="0">
<draw:image xlink:href="../Images/AРМІЯINFORM/2023-06-19T77-00-00-04-00/8a6f116ff09815f63ff32ac65478ead2_1687167519_extra_large.jpeg" xlink:type="simple" xlink:show="embed" xlink:actuate="onLoad" draw:mime-type="image/jpeg"/>
</draw:frame>
</text:p>
      <text:p text:style-name="P4">
Про це <text:a xlink:type="simple" xlink:href="https://www.president.gov.ua/news/volodimir-zelenskij-proviv-telefonnu-rozmovu-z-rishi-sunakom-83673" text:style-name="Internet_20_link" text:visited-style-name="Visited_20_Internet_20_Link">
йдеться</text:a>
 на сайті Офісу Президента України.</text:p>
      <text:p text:style-name="P4">
«Глава держави докладно розповів про перебіг бойових дій. Співрозмовникиобговорили оборонні потреби України, подальшу співпрацю щодо розширенняспроможностей української армії на полі бою, зокрема завдяки далекобійнійзброї. Президент подякував Ріші Сунаку за організацію конференції звідновлення України, яка відбудеться в Лондоні 21–22 червня, та за лідерськуроль Великої Британії в консолідації міжнародної підтримки нашої держави», —йдеться у повідомленні.</text:p>
      <text:p text:style-name="P4">
Зазначається, що сторони скоординували позиції напередодні Вільнюського самітуНАТО. Володимир Зеленський наголосив на важливості надання Україні конкретнихперспектив членства в Альянсі. Також було обговорено кроки з реалізаціїукраїнської формули миру та підготовки гарантій безпеки для нашої держави.</text:p>
      <text:p text:style-name="P4">
Володимир Зеленський розповів про нарощування росією виробництва ракет ізвикористанням західних компонентів і наголосив на необхідності посиленнясанкційного тиску.</text:p>
      <text:p text:style-name="P4">
Source: <text:a xlink:type="simple" xlink:href="https://armyinform.com.ua/2023/06/19/volodymyr-zelenskyj-proviv-telefonnu-rozmovu-z-premyer-ministrom-velykoyi-brytaniyi-rishi-sunakom/" text:style-name="Internet_20_link" text:visited-style-name="Visited_20_Internet_20_Link">
https://armyinform.com.ua/2023/06/19/volodymyr-zelenskyj-proviv-telefonnu-rozmovu-z-premyer-ministrom-velykoyi-brytaniyi-rishi-sunakom/</text:a>
</text:p>
      <!--NEWS-->
      <text:h text:style-name="P10" text:outline-level="1">
<text:span text:style-name="T4">
Всеукраїнський пісенний конкурс YUNA 2023 відбувся під гаслом «Пісні незламної України»</text:span>
</text:h>
      <text:p text:style-name="P4">
Author: ['Валентина Вілюра']</text:p>
      <text:p text:style-name="P4">
Time: 2023-06-19T78:00:00-04:00</text:p>
      <text:p text:style-name="P4">
Description: Нещодавно в Жовтневому палаці відбулось нагородження переможців музичної премії YUN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20230619_163441_333.jpg" text:style-name="Internet_20_link" text:visited-style-name="Visited_20_Internet_20_Link">
img_20230619_163441_333.jpg</text:a>
', '<text:a xlink:type="simple" xlink:href="https://armyinform.com.ua/wp-content/uploads/2023/06/img_20230619_163441_231.jpg" text:style-name="Internet_20_link" text:visited-style-name="Visited_20_Internet_20_Link">
img_20230619_163441_231.jpg</text:a>
', '<text:a xlink:type="simple" xlink:href="https://armyinform.com.ua/wp-content/uploads/2023/06/img_20230619_163441_502-150x150.jpg" text:style-name="Internet_20_link" text:visited-style-name="Visited_20_Internet_20_Link">
img_20230619_163441_502-150x150.jpg</text:a>
', '<text:a xlink:type="simple" xlink:href="https://armyinform.com.ua/wp-content/uploads/2023/06/img_20230619_163441_347-150x150.jpg" text:style-name="Internet_20_link" text:visited-style-name="Visited_20_Internet_20_Link">
img_20230619_163441_347-150x150.jpg</text:a>
', '<text:a xlink:type="simple" xlink:href="https://armyinform.com.ua/wp-content/uploads/2023/06/img_20230619_163441_729-150x150.jpg" text:style-name="Internet_20_link" text:visited-style-name="Visited_20_Internet_20_Link">
img_20230619_163441_729-150x150.jpg</text:a>
', '<text:a xlink:type="simple" xlink:href="https://armyinform.com.ua/wp-content/uploads/2023/06/img_20230619_163442_022-150x150.jpg" text:style-name="Internet_20_link" text:visited-style-name="Visited_20_Internet_20_Link">
img_20230619_163442_022-150x150.jpg</text:a>
', '<text:a xlink:type="simple" xlink:href="https://armyinform.com.ua/wp-content/uploads/2022/08/photo_2022-08-15_09-04-11-1.jpg" text:style-name="Internet_20_link" text:visited-style-name="Visited_20_Internet_20_Link">
photo_2022-08-15_09-04-11-1.jpg</text:a>
']</text:p>
      <text:p text:style-name="P4">
Tags: []</text:p>
      <text:p text:style-name="P4">
Category: News</text:p>
      <!--METADATA-->
      <text:p text:style-name="P4">
<draw:frame draw:style-name="fr1" draw:name="Image310" text:anchor-type="as-char" svg:width="6.9236in" svg:height="4.615733in" draw:z-index="0">
<draw:image xlink:href="../Images/AРМІЯINFORM/2023-06-19T78-00-00-04-00/img_20230619_163441_333.jpg" xlink:type="simple" xlink:show="embed" xlink:actuate="onLoad" draw:mime-type="image/jpeg"/>
</draw:frame>
</text:p>
      <text:p text:style-name="P4">
Нещодавно в Жовтневому палаці відбулось нагородження переможців музичноїпремії YUNA 2023. Цього року премія відбулася під гаслом «Пісні незламноїУкраїни».</text:p>
      <text:p text:style-name="P4">
Як відомо, цього року організатори змінили правила, тож переможців обирали нев окремих номінаціях, а серед 100 найкращих пісень, найбільш популярних наукраїнських радіостанціях від 24 лютого минулого року до 31 грудня. Отже,почесними нагородами відзначили 12 співаків, музичні твори яких обрали самі жукраїнці.</text:p>
      <text:p text:style-name="P4">
За словами співзасновника та генпродюсера YUNA Павла Шилька, цьогорічнацеремонія відбувається в особливих умовах. Вже другий рік Україна героїчнопротистоїть жорстокій навалі російського агресора.</text:p>
      <text:p text:style-name="P4">
<draw:frame draw:style-name="fr1" draw:name="Image311" text:anchor-type="as-char" svg:width="6.9236in" svg:height="4.615733in" draw:z-index="0">
<draw:image xlink:href="../Images/AРМІЯINFORM/2023-06-19T78-00-00-04-00/img_20230619_163441_231.jpg" xlink:type="simple" xlink:show="embed" xlink:actuate="onLoad" draw:mime-type="image/jpeg"/>
</draw:frame>
</text:p>
      <text:p text:style-name="P4">
— У цій війні, окрім головного військового фронту, є й інші: волонтерський,інформативний, психологічний… На кожному з них нам так само потрібна перемога.І музика відіграє надзвичайно важливу роль у підтримці бійців кожного зфронтів. Музика об’єднує, — каже співзасновник та генпродюсер YUNA ПавлоШилько.</text:p>
      <text:p text:style-name="P4">
Крім цього, організатори запровадили особливі нагороди для тих артистів, які у2022 році зробили важливий внесок у розвиток української культури тасуспільства. Так, спецнагороди від премії YUNA 2023 отримали дев’ять артистів:Джамала, Артем Пивоваров, Олександр Пономарьов, Михайло Хома, Тіна Кароль,MONATIK, KALUSH Orchestra, KAMALIYA та Pianoбой.</text:p>
      <text:p text:style-name="P4">
<text:a xlink:type="simple" xlink:href="https://armyinform.com.ua/wp-content/uploads/2023/06/img_20230619_163441_502.jpg" text:style-name="Internet_20_link" text:visited-style-name="Visited_20_Internet_20_Link">
<draw:frame draw:style-name="fr1" draw:name="Image312" text:anchor-type="as-char" svg:width="6.9236in" svg:height="6.9236in" draw:z-index="0">
<draw:image xlink:href="../Images/AРМІЯINFORM/2023-06-19T78-00-00-04-00/img_20230619_163441_502-150x150.jpg" xlink:type="simple" xlink:show="embed" xlink:actuate="onLoad" draw:mime-type="image/jpeg"/>
</draw:frame>
</text:a>
</text:p>
      <text:p text:style-name="P4">
<text:a xlink:type="simple" xlink:href="https://armyinform.com.ua/wp-content/uploads/2023/06/img_20230619_163441_347.jpg" text:style-name="Internet_20_link" text:visited-style-name="Visited_20_Internet_20_Link">
<draw:frame draw:style-name="fr1" draw:name="Image313" text:anchor-type="as-char" svg:width="6.9236in" svg:height="6.9236in" draw:z-index="0">
<draw:image xlink:href="../Images/AРМІЯINFORM/2023-06-19T78-00-00-04-00/img_20230619_163441_347-150x150.jpg" xlink:type="simple" xlink:show="embed" xlink:actuate="onLoad" draw:mime-type="image/jpeg"/>
</draw:frame>
</text:a>
</text:p>
      <text:p text:style-name="P4">
На церемонії нагородження YUNA 2023 виступило багато виконавців — Євген Хмара,«Без обмежень», TVORCHI, Олександр Пономарьов та Михайло Хома, Yurcash, KOLA,KAMALIYA, Марта Адамчук та інші.</text:p>
      <text:p text:style-name="P4">
До речі, вперше були виконані наживо нові версії двох популярних пісень.«Скрябін» представив композицію «Місця щасливих людей», де у приспівах замістьєвропейських міст згадуються українські міста, які постраждали від російськоїагресії (Маріуполь, Чернігів, Ірпінь тощо). А Марта Адамчук виконала пісню«Разом до перемоги прийдем», яка під час Євробачення-2023 у Ліверпулі сталаофіційною українською версією хіта The Beatles «With A Little Help From MyFriends». В обох випадках автором нових текстів є співзасновник та генпродюсерYUNA Павло Шилько.</text:p>
      <text:p text:style-name="P4">
<text:a xlink:type="simple" xlink:href="https://armyinform.com.ua/wp-content/uploads/2023/06/img_20230619_163441_729.jpg" text:style-name="Internet_20_link" text:visited-style-name="Visited_20_Internet_20_Link">
<draw:frame draw:style-name="fr1" draw:name="Image314" text:anchor-type="as-char" svg:width="6.9236in" svg:height="6.9236in" draw:z-index="0">
<draw:image xlink:href="../Images/AРМІЯINFORM/2023-06-19T78-00-00-04-00/img_20230619_163441_729-150x150.jpg" xlink:type="simple" xlink:show="embed" xlink:actuate="onLoad" draw:mime-type="image/jpeg"/>
</draw:frame>
</text:a>
</text:p>
      <text:p text:style-name="P4">
<text:a xlink:type="simple" xlink:href="https://armyinform.com.ua/wp-content/uploads/2023/06/img_20230619_163442_022.jpg" text:style-name="Internet_20_link" text:visited-style-name="Visited_20_Internet_20_Link">
<draw:frame draw:style-name="fr1" draw:name="Image315" text:anchor-type="as-char" svg:width="6.9236in" svg:height="6.9236in" draw:z-index="0">
<draw:image xlink:href="../Images/AРМІЯINFORM/2023-06-19T78-00-00-04-00/img_20230619_163442_022-150x150.jpg" xlink:type="simple" xlink:show="embed" xlink:actuate="onLoad" draw:mime-type="image/jpeg"/>
</draw:frame>
</text:a>
</text:p>
      <text:p text:style-name="P4">
Цього разу вручити нагороди мали змогу відомі блогери, радіо- та телеведучі,медики та інші. Серед них був і наш відомий ведучий першої військовоїрадіостанції Армія FM старший лейтенант Серж Гагарін. Саме він символічновручив крайню статуетку на премії YUNA 2023.</text:p>
      <text:p text:style-name="P4">
<text:span text:style-name="T4">
Довідково.</text:span>
 Під час церемонії YUNA 2023 відбувалася телезйомка. Телевізійнуверсію події можна буде побачити на десятках українських регіональних каналівпісля 23 червня. Стежте за анонсами телемовників.</text:p>
      <text:p text:style-name="P4">
<draw:frame draw:style-name="fr1" draw:name="Image316" text:anchor-type="as-char" svg:width="6.9236in" svg:height="6.771513in" draw:z-index="0">
<draw:image xlink:href="../Images/AРМІЯINFORM/2023-06-19T78-00-00-04-00/photo_2022-08-15_09-04-11-1.jpg" xlink:type="simple" xlink:show="embed" xlink:actuate="onLoad" draw:mime-type="image/jpeg"/>
</draw:frame>
</text:p>
      <text:p text:style-name="P4">
<text:a xlink:type="simple" xlink:href="https://armyinform.com.ua/army-authors/valentyna-vilyura/" text:style-name="Internet_20_link" text:visited-style-name="Visited_20_Internet_20_Link">
Валентина Вілюра</text:a>
</text:p>
      <text:p text:style-name="P4">
Кореспондент АрміяInform</text:p>
      <text:p text:style-name="P4">
Source: <text:a xlink:type="simple" xlink:href="https://armyinform.com.ua/2023/06/19/vseukrayinskyj-pisennyj-konkurs-yuna-2023-vidbuvsya-pid-gaslom-pisni-nezlamnoyi-ukrayiny/" text:style-name="Internet_20_link" text:visited-style-name="Visited_20_Internet_20_Link">
https://armyinform.com.ua/2023/06/19/vseukrayinskyj-pisennyj-konkurs-yuna-2023-vidbuvsya-pid-gaslom-pisni-nezlamnoyi-ukrayiny/</text:a>
</text:p>
      <!--NEWS-->
      <text:h text:style-name="P10" text:outline-level="1">
<text:span text:style-name="T4">
Максимально зосередилися на двох темах: фронті та бригадах наступу — Президент провів засідання Ставки</text:span>
</text:h>
      <text:p text:style-name="P4">
Author: ['АРМІЯINFORM']</text:p>
      <text:p text:style-name="P4">
Time: 2023-06-19T79:00:00-04:00</text:p>
      <text:p text:style-name="P4">
Description: Під головуванням Президента України Володимира Зеленського відбулося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ПРЕЗИДЕНТ УКРАЇНИ']</text:p>
      <text:p text:style-name="P4">
Category: News</text:p>
      <!--METADATA-->
      <text:p text:style-name="P4">
<draw:frame draw:style-name="fr1" draw:name="Image317" text:anchor-type="as-char" svg:width="6.9236in" svg:height="4.644693in" draw:z-index="0">
<draw:image xlink:href="../Images/AРМІЯINFORM/2023-06-19T79-00-00-04-00/60d462d34973fbfc331efbabaa2d16ff_1686166501_extra_large.jpeg" xlink:type="simple" xlink:show="embed" xlink:actuate="onLoad" draw:mime-type="image/jpeg"/>
</draw:frame>
Президент України Володимир Зеленський</text:p>
      <text:p text:style-name="P4">
Під головуванням Президента України Володимира Зеленського відбулося засіданняСтавки Верховного Головнокомандувача.</text:p>
      <text:p text:style-name="P4">
Про це <text:a xlink:type="simple" xlink:href="https://t.me/V_Zelenskiy_official/6632" text:style-name="Internet_20_link" text:visited-style-name="Visited_20_Internet_20_Link">
йдеться</text:a>
 на сторінціВолодимира Зеленського у Телеграм.</text:p>
      <text:p text:style-name="P4">
«Ставка. Сьогодні максимально зосередилися на двох темах: фронті та бригадахнаступу.</text:p>
      <text:p text:style-name="P4">
Доповідали Сирський, Тарнавський, Залужний, Буданов: оперативна обстановка,забезпечення боєприпасами, прогноз дій противника на найближчий час.</text:p>
      <text:p text:style-name="P4">
Міністр Клименко відзвітував про підготовку бригад Нацгвардії таприкордонників, забезпечення їх технікою та всім необхідним для виконаннябойових завдань», — зазначається у повідомленні.</text:p>
      <text:p text:style-name="P4">
Source: <text:a xlink:type="simple" xlink:href="https://armyinform.com.ua/2023/06/19/maksymalno-zoseredylasya-na-dvoh-temah-fronti-ta-brygadah-nastupu-prezydent-proviv-zasidannya-stavky/" text:style-name="Internet_20_link" text:visited-style-name="Visited_20_Internet_20_Link">
https://armyinform.com.ua/2023/06/19/maksymalno-zoseredylasya-na-dvoh-temah-fronti-ta-brygadah-nastupu-prezydent-proviv-zasidannya-stavky/</text:a>
</text:p>
      <!--NEWS-->
      <text:h text:style-name="P10" text:outline-level="1">
<text:span text:style-name="T4">
Президент: У нас немає втрачених бойових позицій, тільки звільнені</text:span>
</text:h>
      <text:p text:style-name="P4">
Authors: Ukrinform (Person)</text:p>
      <text:p text:style-name="P4">
Publisher: Укринформ (Organization)</text:p>
      <text:p text:style-name="P4">
Published Time: 2023-06-19T7:37:00+03:00</text:p>
      <text:p text:style-name="P4">
Modified Time: 2023-06-19T22:37:00+03:00</text:p>
      <text:p text:style-name="P4">
Description: На частині напрямків Сили оборони рухаються вперед, на частині - захищають позиції та протистоять штурмам російських загарбників і при цьому не мають втрачених позицій, тільки звільнен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ЗСУ', 'Зеленський', 'Війна з Росією', 'Контрнаступ']</text:p>
      <text:p text:style-name="P4">
Type: Article</text:p>
      <!--METADATA-->
      <text:p text:style-name="P4">
<draw:frame draw:style-name="fr1" draw:name="Image318" text:anchor-type="as-char" svg:width="6.9236in" svg:height="3.956343in" draw:z-index="0">
<draw:image xlink:href="../Images/yкринформ/2023-06-19T7-37-00-03-00/630_360_1661783861-434.jpeg" xlink:type="simple" xlink:show="embed" xlink:actuate="onLoad" draw:mime-type="image/jpeg"/>
</draw:frame>
 На частинінапрямків Сили оборони рухаються вперед, на частині - захищають позиції тапротистоять штурмам російських загарбників і при цьому не мають втраченихпозицій, тільки звільнені.</text:p>
      <text:p text:style-name="P4">
Про це Володимир Зеленський сказав у <text:a xlink:type="simple" xlink:href="https://www.youtube.com/watch" text:style-name="Internet_20_link" text:visited-style-name="Visited_20_Internet_20_Link">
 вечірньому відеозверненні</text:a>
 , передає Укрінформ.</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 - зазначив Президент.</text:p>
      <text:p text:style-name="P4">
_Відео:<text:a xlink:type="simple" xlink:href="https://t.me/OP_UA/9752" text:style-name="Internet_20_link" text:visited-style-name="Visited_20_Internet_20_Link">
 Офіс Президента </text:a>
 _</text:p>
      <text:p text:style-name="P4">
Зеленський підкреслив, що на засіданні Ставки детально розглянули підготовкута забезпечення технікою нових бригад Національної гвардії та прикордонників,які «чекають свого часу для бойових дій».</text:p>
      <text:p text:style-name="P4">
Окрім того, глава Української держави поінформував, що на частині напрямківукраїнські воїни рухаються вперед, а на частині – захищають позиції,протистоять штурмам і посиленим атакам окупантів.</text:p>
      <text:p text:style-name="P4">
«У нас немає втрачених позицій. Тільки звільнені. У них – тільки втрати. Ізагалом – ситуація тиску, нашого тиску, який дає змогу прокладати шлях нашомупрапору», - дода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ato/3725024-vijskova-operacia-na-pivdni-mae-dekilka-zavdan-i-zsu-ih-vikonuut-malar.html" text:style-name="Internet_20_link" text:visited-style-name="Visited_20_Internet_20_Link">
 Військова операція на півдні має декілька завдань, і ЗСУїх виконують - <text:span text:style-name="T4">
Маляр</text:span>
 </text:a>
</text:p>
      <text:p text:style-name="P4">
Водночас він подякував українським воїнам, які залучені до активнихнаступальних та оборонних дій.</text:p>
      <text:p text:style-name="P4">
«Я дякую вам за кожну звільнену та за кожну захищену позицію!», - резюмувавглава Української держави.</text:p>
      <text:p text:style-name="P4">
Як повідомлялося, за два тижні наступальних дій на Бердянському таМелітопольському напрямках українські військові визволили вісім населенихпунктів.</text:p>
      <text:p text:style-name="P4">
<text:span text:style-name="T5">
Фото: ОП</text:span>
</text:p>
      <text:p text:style-name="P4">
Source: <text:a xlink:type="simple" xlink:href="https://www.ukrinform.ua/rubric-ato/3725049-prezident-u-nas-nemae-vtracenih-bojovih-pozicij-tilki-zvilneni.html" text:style-name="Internet_20_link" text:visited-style-name="Visited_20_Internet_20_Link">
https://www.ukrinform.ua/rubric-ato/3725049-prezident-u-nas-nemae-vtracenih-bojovih-pozicij-tilki-zvilneni.html</text:a>
</text:p>
      <!--NEWS-->
      <text:h text:style-name="P10" text:outline-level="1">
<text:span text:style-name="T4">
Окупанти обстріляли 15 населених пунктів Донеччини</text:span>
</text:h>
      <text:p text:style-name="P4">
Author: ['АРМІЯINFORM']</text:p>
      <text:p text:style-name="P4">
Time: 2023-06-19T80:00:00-04:00</text:p>
      <text:p text:style-name="P4">
Description: Про це повідомляє Урядовий портал.  «Ворог атакував міста Авдіївка, Красногорі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022-09-12-v-kramatorsku-vnochi-obstrilyaly-2-e1662963760326.jpg" text:style-name="Internet_20_link" text:visited-style-name="Visited_20_Internet_20_Link">
2022-09-12-v-kramatorsku-vnochi-obstrilyaly-2-e1662963760326.jpg</text:a>
']</text:p>
      <text:p text:style-name="P4">
Tags: ['АГРЕСІЯ РФ', 'ВІЙНА', 'ВТОРГНЕННЯ РФ', 'ДОНЕЧЧИНА', 'ПОСТРАЖДАЛІ ДІТИ']</text:p>
      <text:p text:style-name="P4">
Category: News</text:p>
      <!--METADATA-->
      <text:p text:style-name="P4">
<draw:frame draw:style-name="fr1" draw:name="Image319" text:anchor-type="as-char" svg:width="6.9236in" svg:height="4.375932in" draw:z-index="0">
<draw:image xlink:href="../Images/AРМІЯINFORM/2023-06-19T80-00-00-04-00/2022-09-12-v-kramatorsku-vnochi-obstrilyaly-2-e1662963760326.jpg" xlink:type="simple" xlink:show="embed" xlink:actuate="onLoad" draw:mime-type="image/jpeg"/>
</draw:frame>
</text:p>
      <text:p text:style-name="P4">
Про це <text:a xlink:type="simple" xlink:href="https://www.kmu.gov.ua/news/okupanty-obstrilialy-15-naselenykh-punktiv-donechchyny" text:style-name="Internet_20_link" text:visited-style-name="Visited_20_Internet_20_Link">
повідомляє</text:a>
 Урядовий портал.</text:p>
      <text:p text:style-name="P4">
«Ворог атакував міста Авдіївка, Красногорівка, Курахове, Торецьк, Часів Яр,смт Велика Новосілка, Неліпівка, Нью-Йорк, села Богоявленка, Ласточкине,Мемрик, Нетайлове, Соловйове.</text:p>
      <text:p text:style-name="P4">
Армія рф гатила по мирному населенню з авіації, застосовувала РСЗВ „Град“,артилерію. Руйнувань зазнали 23 цивільних об’єкти: 14 житлових будинків,господарча споруда, автомобіль, залізничні вагони.</text:p>
      <text:p text:style-name="P4">
Красногорівку окупанти накрили з „Градів“, пошкодили 2 багатоквартирнихбудинки. Аналогічної атаки зазнали Торецьк і Нью-Йорк — там пошкоджено,відповідно, 4 та 3 приватних оселі», — йдеться у повідомленні.</text:p>
      <text:p text:style-name="P4">
Зазначається, що внаслідок артилерійського обстрілу Мемрика постраждали дваприватні будинки. Попередньо, людей не зачепило. Поліція та СБУ відкриликримінальні провадження за ст. 438 (порушення законів та звичаїв війни)Кримінального кодексу України.</text:p>
      <text:p text:style-name="P4">
За допомогою поліції евакуйовано ще 67 людей, з початку обов’язкової евакуації— 81 150 осіб, серед них 9470 — діти, 3493 <text:span text:style-name="T4">
—</text:span>
 люди з інвалідністю.</text:p>
      <text:p text:style-name="P4">
Source: <text:a xlink:type="simple" xlink:href="https://armyinform.com.ua/2023/06/19/okupanty-obstrilyaly-15-naselenyh-punktiv-donechchyny/" text:style-name="Internet_20_link" text:visited-style-name="Visited_20_Internet_20_Link">
https://armyinform.com.ua/2023/06/19/okupanty-obstrilyaly-15-naselenyh-punktiv-donechchyny/</text:a>
</text:p>
      <!--NEWS-->
      <text:h text:style-name="P10" text:outline-level="1">
<text:span text:style-name="T4">
Знищену техніку рф показали в Києві</text:span>
</text:h>
      <text:p text:style-name="P4">
Author: ['Антон Печерський']</text:p>
      <text:p text:style-name="P4">
Time: 2023-06-19T81:00:00-04:00</text:p>
      <text:p text:style-name="P4">
Description: Виставка знищеної російської техніки давно вже не є дивиною для киян. Однак ц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jpeg" text:style-name="Internet_20_link" text:visited-style-name="Visited_20_Internet_20_Link">
01.jpeg</text:a>
', '<text:a xlink:type="simple" xlink:href="https://armyinform.com.ua/wp-content/uploads/2023/06/02-150x150.jpeg" text:style-name="Internet_20_link" text:visited-style-name="Visited_20_Internet_20_Link">
02-150x150.jpeg</text:a>
', '<text:a xlink:type="simple" xlink:href="https://armyinform.com.ua/wp-content/uploads/2023/06/03-1-150x150.jpeg" text:style-name="Internet_20_link" text:visited-style-name="Visited_20_Internet_20_Link">
03-1-150x150.jpeg</text:a>
', '<text:a xlink:type="simple" xlink:href="https://armyinform.com.ua/wp-content/uploads/2023/06/04-150x150.jpeg" text:style-name="Internet_20_link" text:visited-style-name="Visited_20_Internet_20_Link">
04-150x150.jpeg</text:a>
', '<text:a xlink:type="simple" xlink:href="https://armyinform.com.ua/wp-content/uploads/2023/06/05-150x150.jpeg" text:style-name="Internet_20_link" text:visited-style-name="Visited_20_Internet_20_Link">
05-150x150.jpeg</text:a>
', '<text:a xlink:type="simple" xlink:href="https://armyinform.com.ua/wp-content/uploads/2023/06/06-150x150.jpeg" text:style-name="Internet_20_link" text:visited-style-name="Visited_20_Internet_20_Link">
06-150x150.jpeg</text:a>
', '<text:a xlink:type="simple" xlink:href="https://armyinform.com.ua/wp-content/uploads/2023/06/07-150x150.jpeg" text:style-name="Internet_20_link" text:visited-style-name="Visited_20_Internet_20_Link">
07-150x150.jpeg</text:a>
', '<text:a xlink:type="simple" xlink:href="https://armyinform.com.ua/wp-content/uploads/2023/06/08-150x150.jpeg" text:style-name="Internet_20_link" text:visited-style-name="Visited_20_Internet_20_Link">
08-150x150.jpeg</text:a>
']</text:p>
      <text:p text:style-name="P4">
Tags: ['ВОЄННА ТЕХНІКА РФ', 'ВТОРГНЕННЯ РФ']</text:p>
      <text:p text:style-name="P4">
Category: News</text:p>
      <!--METADATA-->
      <text:p text:style-name="P4">
<draw:frame draw:style-name="fr1" draw:name="Image320" text:anchor-type="as-char" svg:width="6.9236in" svg:height="5.1927in" draw:z-index="0">
<draw:image xlink:href="../Images/AРМІЯINFORM/2023-06-19T81-00-00-04-00/01.jpeg" xlink:type="simple" xlink:show="embed" xlink:actuate="onLoad" draw:mime-type="image/jpeg"/>
</draw:frame>
</text:p>
      <text:p text:style-name="P4">
Виставка знищеної російської техніки давно вже не є дивиною для киян. Однакцими вихідними на Михайлівській площі міста можна було побачити не лише звичнувже спалену російську бронетехніку, а й уламки збитих українською ППО ракет табезпілотників, якими російська федерація намагається бити по українськійстолиці.</text:p>
      <text:p text:style-name="P4">
Експозиція збіглась у часі з візитом до України делегації лідерів африканськихкраїн, які мали змогу на власні очі побачити, яку потужну зброю застосовуєдержава-агресор проти України та наскільки ефективно українські захисники їїзнищують.</text:p>
      <text:p text:style-name="P4">
<text:a xlink:type="simple" xlink:href="https://armyinform.com.ua/wp-content/uploads/2023/06/02.jpeg" text:style-name="Internet_20_link" text:visited-style-name="Visited_20_Internet_20_Link">
<draw:frame draw:style-name="fr1" draw:name="Image321" text:anchor-type="as-char" svg:width="6.9236in" svg:height="6.9236in" draw:z-index="0">
<draw:image xlink:href="../Images/AРМІЯINFORM/2023-06-19T81-00-00-04-00/02-150x150.jpeg" xlink:type="simple" xlink:show="embed" xlink:actuate="onLoad" draw:mime-type="image/jpeg"/>
</draw:frame>
</text:a>
</text:p>
      <text:p text:style-name="P4">
<text:a xlink:type="simple" xlink:href="https://armyinform.com.ua/wp-content/uploads/2023/06/03-1.jpeg" text:style-name="Internet_20_link" text:visited-style-name="Visited_20_Internet_20_Link">
<draw:frame draw:style-name="fr1" draw:name="Image322" text:anchor-type="as-char" svg:width="6.9236in" svg:height="6.9236in" draw:z-index="0">
<draw:image xlink:href="../Images/AРМІЯINFORM/2023-06-19T81-00-00-04-00/03-1-150x150.jpeg" xlink:type="simple" xlink:show="embed" xlink:actuate="onLoad" draw:mime-type="image/jpeg"/>
</draw:frame>
</text:a>
</text:p>
      <text:p text:style-name="P4">
<text:a xlink:type="simple" xlink:href="https://armyinform.com.ua/wp-content/uploads/2023/06/04.jpeg" text:style-name="Internet_20_link" text:visited-style-name="Visited_20_Internet_20_Link">
<draw:frame draw:style-name="fr1" draw:name="Image323" text:anchor-type="as-char" svg:width="6.9236in" svg:height="6.9236in" draw:z-index="0">
<draw:image xlink:href="../Images/AРМІЯINFORM/2023-06-19T81-00-00-04-00/04-150x150.jpeg" xlink:type="simple" xlink:show="embed" xlink:actuate="onLoad" draw:mime-type="image/jpeg"/>
</draw:frame>
</text:a>
</text:p>
      <text:p text:style-name="P4">
Серед представленого на виставці увагу відвідувачів насамперед привернулиаеродинамічне кермо ракети «кинджал», двигун крилатої ракети «калібр» тахвостова частина ракети «іскандер». Саме цими ракетами російські агресориб’ють по мирних українських містах. Також було представлено безпілотнілітальні апарати «орлан», «гранат», «елерон» та фрагмент «шахед-136», якийросіяни назвали «герань-2», намагаючись видати його за БПЛА власноговиробництва.</text:p>
      <text:p text:style-name="P4">
<text:a xlink:type="simple" xlink:href="https://armyinform.com.ua/wp-content/uploads/2023/06/05.jpeg" text:style-name="Internet_20_link" text:visited-style-name="Visited_20_Internet_20_Link">
<draw:frame draw:style-name="fr1" draw:name="Image324" text:anchor-type="as-char" svg:width="6.9236in" svg:height="6.9236in" draw:z-index="0">
<draw:image xlink:href="../Images/AРМІЯINFORM/2023-06-19T81-00-00-04-00/05-150x150.jpeg" xlink:type="simple" xlink:show="embed" xlink:actuate="onLoad" draw:mime-type="image/jpeg"/>
</draw:frame>
</text:a>
</text:p>
      <text:p text:style-name="P4">
<text:a xlink:type="simple" xlink:href="https://armyinform.com.ua/wp-content/uploads/2023/06/06.jpeg" text:style-name="Internet_20_link" text:visited-style-name="Visited_20_Internet_20_Link">
<draw:frame draw:style-name="fr1" draw:name="Image325" text:anchor-type="as-char" svg:width="6.9236in" svg:height="6.9236in" draw:z-index="0">
<draw:image xlink:href="../Images/AРМІЯINFORM/2023-06-19T81-00-00-04-00/06-150x150.jpeg" xlink:type="simple" xlink:show="embed" xlink:actuate="onLoad" draw:mime-type="image/jpeg"/>
</draw:frame>
</text:a>
</text:p>
      <text:p text:style-name="P4">
<text:a xlink:type="simple" xlink:href="https://armyinform.com.ua/wp-content/uploads/2023/06/07.jpeg" text:style-name="Internet_20_link" text:visited-style-name="Visited_20_Internet_20_Link">
<draw:frame draw:style-name="fr1" draw:name="Image326" text:anchor-type="as-char" svg:width="6.9236in" svg:height="6.9236in" draw:z-index="0">
<draw:image xlink:href="../Images/AРМІЯINFORM/2023-06-19T81-00-00-04-00/07-150x150.jpeg" xlink:type="simple" xlink:show="embed" xlink:actuate="onLoad" draw:mime-type="image/jpeg"/>
</draw:frame>
</text:a>
</text:p>
      <text:p text:style-name="P4">
<text:a xlink:type="simple" xlink:href="https://armyinform.com.ua/wp-content/uploads/2023/06/08.jpeg" text:style-name="Internet_20_link" text:visited-style-name="Visited_20_Internet_20_Link">
<draw:frame draw:style-name="fr1" draw:name="Image327" text:anchor-type="as-char" svg:width="6.9236in" svg:height="6.9236in" draw:z-index="0">
<draw:image xlink:href="../Images/AРМІЯINFORM/2023-06-19T81-00-00-04-00/08-150x150.jpeg" xlink:type="simple" xlink:show="embed" xlink:actuate="onLoad" draw:mime-type="image/jpeg"/>
</draw:frame>
</text:a>
</text:p>
      <text:p text:style-name="P4">
Найбільше враження, як завжди, справила спалена російська бронетехніка: танки,самохідні артилерійські установки, бойова машина десанту. Разом із решткамиіншої російської зброї, фрагментами боєприпасів, трофейною амуніцією вонинаочно засвідчили: попри те, що російська армія є сильним противником, ЗСУцілком до снаги її перемогти. Адже, як влучно зауважив Держсекретар США ЕнтоніБлінкен, армія рф справді друга за силою, але не у світі, а на територіїУкраїни.</text:p>
      <text:p text:style-name="P4">
Source: <text:a xlink:type="simple" xlink:href="https://armyinform.com.ua/2023/06/19/znyshhenu-tehniku-rf-pokazaly-v-kyyevi/" text:style-name="Internet_20_link" text:visited-style-name="Visited_20_Internet_20_Link">
https://armyinform.com.ua/2023/06/19/znyshhenu-tehniku-rf-pokazaly-v-kyyevi/</text:a>
</text:p>
      <!--NEWS-->
      <text:h text:style-name="P10" text:outline-level="1">
<text:span text:style-name="T4">
Каховська ГЕС: проблеми та перспективи відновлення аграрного сектору</text:span>
</text:h>
      <text:p text:style-name="P4">
Author: ['АРМІЯINFORM']</text:p>
      <text:p text:style-name="P4">
Time: 2023-06-19T82:00:00-04:00</text:p>
      <text:p text:style-name="P4">
Description: Про це повідомляє Штаб з ліквідації наслідків підриву Каховської ГЕС.  Як розповів чле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text:p>
      <text:p text:style-name="P4">
Tags: ['STOPRUSSIA', 'АГРЕСІЯ РФ', 'ВТОРГНЕННЯ РФ', 'КАХОВСЬКА ГЕС', 'КАХОВСЬКА ГЕС/ШТАБ INFO', 'ШТАБ З ЛІКВІДАЦІЇ НАСЛІДКІВ ПІДРИВУ']</text:p>
      <text:p text:style-name="P4">
Category: News</text:p>
      <!--METADATA-->
      <text:p text:style-name="P4">
<draw:frame draw:style-name="fr1" draw:name="Image328" text:anchor-type="as-char" svg:width="6.9236in" svg:height="3.894525in" draw:z-index="0">
<draw:image xlink:href="../Images/AРМІЯINFORM/2023-06-19T82-00-00-04-00/kahovskages.jpg" xlink:type="simple" xlink:show="embed" xlink:actuate="onLoad" draw:mime-type="image/jpeg"/>
</draw:frame>
Ілюстративне фото</text:p>
      <text:p text:style-name="P4">
Про це <text:a xlink:type="simple" xlink:href="https://t.me/shtab_kakhovska_hes/1020" text:style-name="Internet_20_link" text:visited-style-name="Visited_20_Internet_20_Link">
повідомляє</text:a>
 Штаб з ліквідаціїнаслідків підриву Каховської ГЕС.</text:p>
      <text:p text:style-name="P4">
Як розповів член Комітету з питань аграрної та земельної політики СергійЛабазюк, підрив Каховської гідроелектростанції став нищівним ударом дляаграрного сектору України. Втрати вже сягають 1,5-2 мільйонів тоннсільськогосподарської продукції, а відновлення земель для засівання можезайняти кілька років.</text:p>
      <text:p text:style-name="P4">
Також посадовець звернув увагу, що аграрії будуть змінювати структуру посівута якусь частину земель, що були підтоплені, за рік-два вдасться відновити вроботі, але без поливу. Фізично це можна реалізувати тільки після завершеннявійни та деокупації території.</text:p>
      <text:p text:style-name="P4">
Source: <text:a xlink:type="simple" xlink:href="https://armyinform.com.ua/2023/06/19/kahovska-ges-problemy-ta-perspektyvy-vidnovlennya-agrarnogo-sektoru/" text:style-name="Internet_20_link" text:visited-style-name="Visited_20_Internet_20_Link">
https://armyinform.com.ua/2023/06/19/kahovska-ges-problemy-ta-perspektyvy-vidnovlennya-agrarnogo-sektoru/</text:a>
</text:p>
      <!--NEWS-->
      <text:h text:style-name="P10" text:outline-level="1">
<text:span text:style-name="T4">
Фішинговими листами хакери рф намагаються дістати доступ до поштових скриньок ukr.net — Держспецзв’язок</text:span>
</text:h>
      <text:p text:style-name="P4">
Author: ['АРМІЯINFORM']</text:p>
      <text:p text:style-name="P4">
Time: 2023-06-19T83:00:00-04:00</text:p>
      <text:p text:style-name="P4">
Description: Про шахрайську активність щодо користувачів сервісу ukr.net попереджає урядова коман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1/hakerska-ataka-uryadovi-sajty.jpg" text:style-name="Internet_20_link" text:visited-style-name="Visited_20_Internet_20_Link">
hakerska-ataka-uryadovi-sajty.jpg</text:a>
']</text:p>
      <text:p text:style-name="P4">
Tags: ['CERT-UA', 'UKR.NET', 'ДЕРЖСПЕЦЗВ’ЯЗКУ', 'ФІШИНГОВА АТАКА', 'ХАКЕРСЬКА АТАКА']</text:p>
      <text:p text:style-name="P4">
Category: News</text:p>
      <!--METADATA-->
      <text:p text:style-name="P4">
<draw:frame draw:style-name="fr1" draw:name="Image329" text:anchor-type="as-char" svg:width="6.9236in" svg:height="4.311095in" draw:z-index="0">
<draw:image xlink:href="../Images/AРМІЯINFORM/2023-06-19T83-00-00-04-00/hakerska-ataka-uryadovi-sajty.jpg" xlink:type="simple" xlink:show="embed" xlink:actuate="onLoad" draw:mime-type="image/jpeg"/>
</draw:frame>
</text:p>
      <text:p text:style-name="P4">
Про шахрайську активність щодо користувачів сервісу ukr.net попереджає урядовакоманда реагування на комп'ютерні надзвичайні події України CERT-UA.</text:p>
      <text:p text:style-name="P4">
Про це<text:a xlink:type="simple" xlink:href="https://www.facebook.com/dsszzi/posts/pfbid0KmLgzVdxdgdL4xbwShkrbkMdxPHeyc9v5evDqFFaqiRYZMGqbZnjtjrgvUP1UWaRl" text:style-name="Internet_20_link" text:visited-style-name="Visited_20_Internet_20_Link">
повідомляє</text:a>
Державна служба спеціального зв'язку та захисту інформації України.</text:p>
      <text:p text:style-name="P4">
Зловмисники начебто від імені технічної підтримки ukr.net надсилаютьелектронні листи з темою «Помічена підозріла активність @ ukr.net» та додаткому вигляді PDF-файлу з назвою «Попередження про безпеку.pdf» (електронна адресавідправника – account.support.0@ukr.net).</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Багамські острови).</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угрупування також відомепід назвами COLDRIVER, CALLISTO) та здійснюється в інтересах спецслужбросійської федерації.</text:p>
      <text:p text:style-name="P4">
Фахівці CERT-UA рекомендують користувачам UKR.NET:</text:p>
      <ul>
        <li>
не переходити за підозрілими посиланнями,  * налаштувати багатофакторну автентифікацію,  * перевірити, яким стороннім пристроям або додаткам наданий доступ до поштової скриньки, та вжити інших заходів щодо посилення безпеки.</li>
      </ul>
      <text:p text:style-name="P4">
Source: <text:a xlink:type="simple" xlink:href="https://armyinform.com.ua/2023/06/19/fishyngovymy-lystamy-hakery-rf-namagayutsya-distaty-dostup-do-poshtovyh-skrynok-ukr-net-derzhspeczzvyazok/" text:style-name="Internet_20_link" text:visited-style-name="Visited_20_Internet_20_Link">
https://armyinform.com.ua/2023/06/19/fishyngovymy-lystamy-hakery-rf-namagayutsya-distaty-dostup-do-poshtovyh-skrynok-ukr-net-derzhspeczzvyazok/</text:a>
</text:p>
      <!--NEWS-->
      <text:h text:style-name="P10" text:outline-level="1">
<text:span text:style-name="T4">
Авіація Сил оборони завдала 15 ударів по районах зосередження особового складу противника</text:span>
</text:h>
      <text:p text:style-name="P4">
Author: ['АРМІЯINFORM']</text:p>
      <text:p text:style-name="P4">
Time: 2023-06-19T84:00:00-04:00</text:p>
      <text:p text:style-name="P4">
Description: Про це повідомляє Генеральний штаб ЗСУ.  «Авіація Сил оборони за добу завдала 15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АГРЕСІЯ РФ', 'ВІЙНА', 'ВТОРГНЕННЯ РФ', 'ГШ ЗС УКРАЇНИ', 'ХРОНІКА ОБОРОНИ УКРАЇНИ']</text:p>
      <text:p text:style-name="P4">
Category: News</text:p>
      <!--METADATA-->
      <text:p text:style-name="P4">
<draw:frame draw:style-name="fr1" draw:name="Image330" text:anchor-type="as-char" svg:width="6.9236in" svg:height="5.385022in" draw:z-index="0">
<draw:image xlink:href="../Images/AРМІЯINFORM/2023-06-19T84-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п<text:a xlink:type="simple" xlink:href="https://www.facebook.com/GeneralStaff.ua/posts/pfbid0JLtQQiTDYy1CrQZVCHXVWW5HKmdC1zTUi7kiEjuWrjPpD9tBbC1tbBu4ooK2ivtnl" text:style-name="Internet_20_link" text:visited-style-name="Visited_20_Internet_20_Link">
овідомляє</text:a>
Генеральний штаб ЗСУ.</text:p>
      <text:p text:style-name="P4">
«Авіація Сил оборони за добу завдала 15 ударів по районах зосередженняособового складу противника», — йдеться в повідомленні.</text:p>
      <text:p text:style-name="P4">
Зазначається, що підрозділи ракетних військ і артилерії протягом доби вразили3 пункти управління, 6 районів зосередження особового складу та військовоїтехніки противника, 2 склади боєприпасів, 1 склад пально-мастильнихматеріалів, 14 артилерійських підрозділів на вогневих позиціях, 3 засобипротиповітряної оборони та ще 2 важливі об’єкти окупантів.</text:p>
      <text:p text:style-name="P4">
Source: <text:a xlink:type="simple" xlink:href="https://armyinform.com.ua/2023/06/19/aviacziya-syl-oborony-zavdala-15-udariv-po-rajonah-zoseredzhennya-osobovogo-skladu-protyvnyka/" text:style-name="Internet_20_link" text:visited-style-name="Visited_20_Internet_20_Link">
https://armyinform.com.ua/2023/06/19/aviacziya-syl-oborony-zavdala-15-udariv-po-rajonah-zoseredzhennya-osobovogo-skladu-protyvnyka/</text:a>
</text:p>
      <!--NEWS-->
      <text:h text:style-name="P10" text:outline-level="1">
<text:span text:style-name="T4">
Угорщина ігнорує спроби України налагодити діалог щодо повернення 11 українських військовополонених — МЗС</text:span>
</text:h>
      <text:p text:style-name="P4">
Author: ['АРМІЯINFORM']</text:p>
      <text:p text:style-name="P4">
Time: 2023-06-19T85:00:00-04:00</text:p>
      <text:p text:style-name="P4">
Description: Міністерство закордонних справ України, Координаційний штаб з питань поводження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9/ukr.jpg" text:style-name="Internet_20_link" text:visited-style-name="Visited_20_Internet_20_Link">
ukr.jpg</text:a>
']</text:p>
      <text:p text:style-name="P4">
Tags: ['ВІЙСЬКОВОПОЛОНЕНІ', 'ЗАЯВА МЗС УКРАЇНИ', 'УГОРЩИНА']</text:p>
      <text:p text:style-name="P4">
Category: News</text:p>
      <!--METADATA-->
      <text:p text:style-name="P4">
<draw:frame draw:style-name="fr1" draw:name="Image331" text:anchor-type="as-char" svg:width="6.9236in" svg:height="3.894525in" draw:z-index="0">
<draw:image xlink:href="../Images/AРМІЯINFORM/2023-06-19T85-00-00-04-00/ukr.jpg" xlink:type="simple" xlink:show="embed" xlink:actuate="onLoad" draw:mime-type="image/jpeg"/>
</draw:frame>
</text:p>
      <text:p text:style-name="P4">
Міністерство закордонних справ України, Координаційний штаб з питаньповодження із військовополоненими та інші причетні органи України продовжуютьвживати активних заходів задля повернення додому одинадцятьох українськихвійськовополонених, яких Угорщина, без відома українського Уряду абоміжнародних правозахисних організацій, вивезла із росії.</text:p>
      <text:p text:style-name="P4">
Про це <text:a xlink:type="simple" xlink:href="https://www.kmu.gov.ua/news/komentar-rechnyka-mzs-ukrainy-oleha-nikolenka-shchodo-utrymuvanykh-v-uhorshchyni-ukrainskykh-viiskovopolonenykh" text:style-name="Internet_20_link" text:visited-style-name="Visited_20_Internet_20_Link">
йдеться</text:a>
 у заяві Міністерства закордонних справ України.</text:p>
      <text:p text:style-name="P4">
«Спроби української сторони налагодити конструктивний діалог із угорськоївладою офіційними дипломатичними каналами, на жаль, ігноруються. Усі спробиукраїнських дипломатів протягом останніх днів встановити прямий контакт ізукраїнськими громадянами не мали успіху. Це, а також інформація, отримана відродичів деяких із них, свідчить про те, що запевнення угорської влади пронібито вільний статус українських захисників в Угорщині не відповідаютьдійсності», — йдеться у повідомленні.</text:p>
      <text:p text:style-name="P4">
У МЗС зазначили, що фактично військовополонені утримуються в ізоляції, немають доступу до відкритих джерел інформації, їхнє спілкування із ріднимивідбувається в присутності третіх осіб, їм відмовляють у встановленні контактуіз посольством України.</text:p>
      <text:p text:style-name="P4">
«Такі дії Будапешта ставлять під сумнів задекларовані ним гуманітарні мотивививезення українців до Угорщини. Крім того, вони можуть кваліфікуватися якпорушення положень Європейської конвенції про захист прав людини таосновоположних свобод», — акцентували у заяві.</text:p>
      <text:p text:style-name="P4">
МЗС України вчергове звернулося до угорської сторони із вимогою негайнодопустити українського консула до українських військовополонених, аби він мігоцінити їхній фізичний та психологічний стан, розповісти їм про їхні права, атакож надати термінову консульську допомогу.</text:p>
      <text:p text:style-name="P4">
«В Україні чекають повернення наших захисників та готові надавати їммаксимального сприяння у возз’єднанні з рідними та забезпечити необхіднуреабілітацію», — зазначили у Міністерстві.</text:p>
      <text:p text:style-name="P4">
Source: <text:a xlink:type="simple" xlink:href="https://armyinform.com.ua/2023/06/19/ugorshhyna-ignoruye-sproby-ukrayiny-nalagodyty-dialog-shhodo-povernennya-11-ukrayinskyh-vijskovopolonenyh-mzs/" text:style-name="Internet_20_link" text:visited-style-name="Visited_20_Internet_20_Link">
https://armyinform.com.ua/2023/06/19/ugorshhyna-ignoruye-sproby-ukrayiny-nalagodyty-dialog-shhodo-povernennya-11-ukrayinskyh-vijskovopolonenyh-mzs/</text:a>
</text:p>
      <!--NEWS-->
      <text:h text:style-name="P10" text:outline-level="1">
<text:span text:style-name="T4">
На Харківщині виявлено цілий арсенал ворожої зброї</text:span>
</text:h>
      <text:p text:style-name="P4">
Author: ['АРМІЯINFORM']</text:p>
      <text:p text:style-name="P4">
Time: 2023-06-19T86:00:00-04:00</text:p>
      <text:p text:style-name="P4">
Description: Про це повідомляє Державна спеціальна служба транспорту .  «На Харківщ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40934_582634717376240_6666340676621879960_n.jpg" text:style-name="Internet_20_link" text:visited-style-name="Visited_20_Internet_20_Link">
352240934_582634717376240_6666340676621879960_n.jpg</text:a>
']</text:p>
      <text:p text:style-name="P4">
Tags: ['STOPRUSSIA', 'АГРЕСІЯ РФ', 'ВІЙНА', 'ДПСУ']</text:p>
      <text:p text:style-name="P4">
Category: News</text:p>
      <!--METADATA-->
      <text:p text:style-name="P4">
<draw:frame draw:style-name="fr1" draw:name="Image332" text:anchor-type="as-char" svg:width="6.9236in" svg:height="9.231467in" draw:z-index="0">
<draw:image xlink:href="../Images/AРМІЯINFORM/2023-06-19T86-00-00-04-00/352240934_582634717376240_6666340676621879960_n.jpg" xlink:type="simple" xlink:show="embed" xlink:actuate="onLoad" draw:mime-type="image/jpeg"/>
</draw:frame>
</text:p>
      <text:p text:style-name="P4">
Про це<text:a xlink:type="simple" xlink:href="https://www.facebook.com/uadsst/posts/pfbid0243SCYELm9w19hwRbhqHXJnRBQBzF41pA6Jpkjqtsviw315ifruyAjTJKczvcmokpl" text:style-name="Internet_20_link" text:visited-style-name="Visited_20_Internet_20_Link">
повідомляє</text:a>
Державна спеціальна служба транспорту .</text:p>
      <text:p text:style-name="P4">
«На Харківщині, інженерно-саперна група Державної спеціальної службитранспорту днями виявила цілий арсенал ворожої зброї в одному з населенихпунктів. Сапери Держспецтрансслужби, на звернення місцевих жителів, під часобстеження одного з навчальних закладів, встановили склад боєприпасів, якийзалишили російські окупанти під час відступу. Понад пів тисячівибухонебезпечних предметів — артилерійських снарядів 152-мм, гарматнихснарядів 100-мм, танкових снарядів 125-мм, 120-мм мінометних мін ворог залишиву приміщенні котельні освітнього закладу», — йдеться в повідомленні.</text:p>
      <text:p text:style-name="P4">
Зазначається, що після проведеного сортування вибухонебезпечні предмети, якіпридатні до використання, сапери передали військовослужбовцям Збройних СилУкраїни. Пошкоджені боєприпаси — були знешкоджені у визначеному та безпечномудля людей місці.</text:p>
      <text:p text:style-name="P4">
Source: <text:a xlink:type="simple" xlink:href="https://armyinform.com.ua/2023/06/19/na-harkivshhyni-vyyavleno-czilyj-arsenal-vorozhoyi-zbroyi/" text:style-name="Internet_20_link" text:visited-style-name="Visited_20_Internet_20_Link">
https://armyinform.com.ua/2023/06/19/na-harkivshhyni-vyyavleno-czilyj-arsenal-vorozhoyi-zbroyi/</text:a>
</text:p>
      <!--NEWS-->
      <text:h text:style-name="P10" text:outline-level="1">
<text:span text:style-name="T4">
Руслан Стефанчук обговорив із представником Національних зборів Франції оборонну допомогу Україні та членство в НАТО</text:span>
</text:h>
      <text:p text:style-name="P4">
Author: ['АРМІЯINFORM']</text:p>
      <text:p text:style-name="P4">
Time: 2023-06-19T87:00:00-04:00</text:p>
      <text:p text:style-name="P4">
Description: Голова Верховної Ради України Руслан Стефанчук під час зустрічі із Головою Комітет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864348_663424272271081_3966000912949389043_n.jpg" text:style-name="Internet_20_link" text:visited-style-name="Visited_20_Internet_20_Link">
354864348_663424272271081_3966000912949389043_n.jpg</text:a>
']</text:p>
      <text:p text:style-name="P4">
Tags: ['БОЄПРИПАСИ ДЛЯ УКРАЇНИ', 'ПІДТРИМКА УКРАЇНИ', 'РУСЛАН СТЕФАНЧУК', 'УКРАЇНА – НАТО', 'ФРАНЦІЯ']</text:p>
      <text:p text:style-name="P4">
Category: News</text:p>
      <!--METADATA-->
      <text:p text:style-name="P4">
<draw:frame draw:style-name="fr1" draw:name="Image333" text:anchor-type="as-char" svg:width="6.9236in" svg:height="4.615733in" draw:z-index="0">
<draw:image xlink:href="../Images/AРМІЯINFORM/2023-06-19T87-00-00-04-00/354864348_663424272271081_3966000912949389043_n.jpg" xlink:type="simple" xlink:show="embed" xlink:actuate="onLoad" draw:mime-type="image/jpeg"/>
</draw:frame>
</text:p>
      <text:p text:style-name="P4">
Голова Верховної Ради України Руслан Стефанчук під час зустрічі із ГоловоюКомітету з європейських справ Національних зборів Франції Пієром-АлександромАнгладом обговорив оборонну підтримку України та рух країни до Альянсу.</text:p>
      <text:p text:style-name="P4">
Про це він<text:a xlink:type="simple" xlink:href="https://www.facebook.com/stefanchuk.official/posts/pfbid0364cipUGmrtquBKv8WKdmcgRrtZvmQZJb3fnsK2YhrfTn6hoLWBTw9FDdLw5mP8q6l" text:style-name="Internet_20_link" text:visited-style-name="Visited_20_Internet_20_Link">
повідомив</text:a>
у своєму Твіттері.</text:p>
      <text:p text:style-name="P4">
«На саміті у Вільнюсі ми прагнемо отримати чіткий меседж про модальності тачасові рамки подальшого руху України до членства у НАТО. Україна вжевідповідає стандартам НАТО, застосовуючи військову доктрину, принципи татактику Альянсу у відсічі агресії росії», — наголосив Руслан Стефанчук.</text:p>
      <text:p text:style-name="P4">
Він додав, що наразі Україна отримала політичні сигнали на підтримку членстваУкраїни в НАТО від ряду парламентів.</text:p>
      <text:p text:style-name="P4">
«Сподіваюся, що відповідну резолюцію або заяву буде схвалено і Національнимизборами Франції», — зазначив очільник парламенту.</text:p>
      <text:p text:style-name="P4">
Сторони обговорили також оборонну підтримку України, зокрема боєприпаси таракети великої дальності, які потрібні для успішної деокупації українськоїтериторії.</text:p>
      <text:p text:style-name="P4">
«Критичною потребою є літаки-винищувачі. Дякую Франції за підтримку«авіаційної коаліції». Для нас також надзвичайно важливе навчання нашихпілотів. Я вдячний Франції за всю підтримку, яку Україна відчуває щодня», —резюмував він.</text:p>
      <text:p text:style-name="P4">
Source: <text:a xlink:type="simple" xlink:href="https://armyinform.com.ua/2023/06/19/ruslan-stefanchuk-obgovoryv-z-predstavnykom-naczionalnyh-zboriv-francziyi-oboronnu-dopomogu-ukrayini-ta-chlenstvo-v-nato/" text:style-name="Internet_20_link" text:visited-style-name="Visited_20_Internet_20_Link">
https://armyinform.com.ua/2023/06/19/ruslan-stefanchuk-obgovoryv-z-predstavnykom-naczionalnyh-zboriv-francziyi-oboronnu-dopomogu-ukrayini-ta-chlenstvo-v-nato/</text:a>
</text:p>
      <!--NEWS-->
      <text:h text:style-name="P10" text:outline-level="1">
<text:span text:style-name="T4">
Денис Шмигаль обговорив з Прем’єр-міністром Бангладеш глобальні виклики через війну росії проти України</text:span>
</text:h>
      <text:p text:style-name="P4">
Author: ['АРМІЯINFORM']</text:p>
      <text:p text:style-name="P4">
Time: 2023-06-19T88:00:00-04:00</text:p>
      <text:p text:style-name="P4">
Description: Прем’єр-міністр України Денис Шмигаль провів першу телефонну розмову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878_820_360_0_0_auto.jpg" text:style-name="Internet_20_link" text:visited-style-name="Visited_20_Internet_20_Link">
thumb_204878_820_360_0_0_auto.jpg</text:a>
']</text:p>
      <text:p text:style-name="P4">
Tags: ['STOPRUSSIA', 'АГРЕСІЯ РФ', 'ВІЙНА', 'ДЕНИС ШМИГАЛЬ']</text:p>
      <text:p text:style-name="P4">
Category: News</text:p>
      <!--METADATA-->
      <text:p text:style-name="P4">
<draw:frame draw:style-name="fr1" draw:name="Image334" text:anchor-type="as-char" svg:width="6.9236in" svg:height="4.610104in" draw:z-index="0">
<draw:image xlink:href="../Images/AРМІЯINFORM/2023-06-19T88-00-00-04-00/thumb_204878_820_360_0_0_auto.jpg" xlink:type="simple" xlink:show="embed" xlink:actuate="onLoad" draw:mime-type="image/jpeg"/>
</draw:frame>
</text:p>
      <text:p text:style-name="P4">
Прем’єр-міністр України Денис Шмигаль провів першу телефонну розмову зПрем’єр-міністром Народної Республіки Бангладеш Шейх Хасіна Вазед. Сторониобговорили глобальні виклики, спричинені війною росії проти України.</text:p>
      <text:p text:style-name="P4">
Денис Шмигаль розповів колезі про воєнні злочини рф, зокрема нещодавній підривКаховської ГЕС. Він також наголосив, що перемога України є критичною длязабезпечення глобальної безпеки та закликав долучитися до реалізації формулимиру Президента України Володимира Зеленського. Серед іншого, прем’єр-міністриУкраїни та Бангладеш обговорили підтримку важливих українських ініціатив —таких як Grain from Ukraine.</text:p>
      <text:p text:style-name="P4">
«Україна залишається одним із гарантів продовольчої безпеки світу, а Бангладешісторично є одним із найбільших імпортерів українського зерна. ЗапрошуємоБангладеш доєднатися до цієї гуманітарної програми», — зазначив Денис Шмигаль.</text:p>
      <text:p text:style-name="P4">
Глава українського Уряду відзначив, що Україна покладається на проактивнупозицію Бангладеш у наданні всебічної допомоги нашій державі. Денис Шмигальподякував за підтримку українських ініціатив в ООН та висловив сподівання наподальшу плідну взаємодію між нашими державами.</text:p>
      <text:p text:style-name="P4">
Джерело: <text:a xlink:type="simple" xlink:href="https://www.kmu.gov.ua/news/denys-shmyhal-obhovoryv-z-premier-ministrom-banhladesh-hlobalni-vyklyky-cherez-viinu-rosii-proty-ukrainy" text:style-name="Internet_20_link" text:visited-style-name="Visited_20_Internet_20_Link">
Урядовий портал</text:a>
</text:p>
      <text:p text:style-name="P4">
Source: <text:a xlink:type="simple" xlink:href="https://armyinform.com.ua/2023/06/19/denys-shmygal-obgovoryv-z-premyer-ministrom-bangladesh-globalni-vyklyky-cherez-vijnu-rosiyi-proty-ukrayiny/" text:style-name="Internet_20_link" text:visited-style-name="Visited_20_Internet_20_Link">
https://armyinform.com.ua/2023/06/19/denys-shmygal-obgovoryv-z-premyer-ministrom-bangladesh-globalni-vyklyky-cherez-vijnu-rosiyi-proty-ukrayiny/</text:a>
</text:p>
      <!--NEWS-->
      <text:h text:style-name="P10" text:outline-level="1">
<text:span text:style-name="T4">
Що робити після підтоплення: корисні поради — Мінреінтеграції</text:span>
</text:h>
      <text:p text:style-name="P4">
Author: ['АРМІЯINFORM']</text:p>
      <text:p text:style-name="P4">
Time: 2023-06-19T89:00:00-04:00</text:p>
      <text:p text:style-name="P4">
Description: Рівень води у затоплених населених пунктах внаслідок підриву росією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937.jpeg" text:style-name="Internet_20_link" text:visited-style-name="Visited_20_Internet_20_Link">
img_6937.jpeg</text:a>
']</text:p>
      <text:p text:style-name="P4">
Tags: ['АГРЕСІЯ РФ', 'ВІЙНА', 'ВТОРГНЕННЯ РФ', 'МІНРЕІНТЕГРАЦІЇ']</text:p>
      <text:p text:style-name="P4">
Category: News</text:p>
      <!--METADATA-->
      <text:p text:style-name="P4">
<draw:frame draw:style-name="fr1" draw:name="Image335" text:anchor-type="as-char" svg:width="6.9236in" svg:height="6.9236in" draw:z-index="0">
<draw:image xlink:href="../Images/AРМІЯINFORM/2023-06-19T89-00-00-04-00/img_6937.jpeg" xlink:type="simple" xlink:show="embed" xlink:actuate="onLoad" draw:mime-type="image/jpeg"/>
</draw:frame>
</text:p>
      <text:p text:style-name="P4">
Рівень води у затоплених населених пунктах внаслідок підриву росією КаховськоїГЕС поступово починає знижуватися. Однак повертаючись до своїх домівок, слідбути обережними й дотримуватися таких правил безпеки:</text:p>
      <ul>
        <li>
переконайтеся, що ваше житло не отримало ушкоджень та не загрожує заваленням. Також перевірте цілісність скла — його небезпечні уламки варто прибрати;  * не користуйтеся електромережею до повного осушення будинку. Електроприладами можна користуватися тільки після їх ретельного просушування;  * усе майно, яке було затопленим, підлягає дезінфекції. Заборонено вживати продукти, що контактували з водою, навіть консервацію;  * не купайтеся та не перебувайте в місцях масового відпочинку, таких як пляжі, водойми тощо.</li>
      </ul>
      <text:p text:style-name="P4">
Джерело: <text:a xlink:type="simple" xlink:href="https://minre.gov.ua/2023/06/19/shho-robyty-pislya-pidtoplennya-korysni-porady/" text:style-name="Internet_20_link" text:visited-style-name="Visited_20_Internet_20_Link">
Міністерство з питань реінтеграції тимчасово окупованих територійУкраїни </text:a>
</text:p>
      <text:p text:style-name="P4">
Source: <text:a xlink:type="simple" xlink:href="https://armyinform.com.ua/2023/06/19/shho-robyty-pislya-pidtoplennya-korysni-porady-minre/" text:style-name="Internet_20_link" text:visited-style-name="Visited_20_Internet_20_Link">
https://armyinform.com.ua/2023/06/19/shho-robyty-pislya-pidtoplennya-korysni-porady-minre/</text:a>
</text:p>
      <!--NEWS-->
      <text:h text:style-name="P10" text:outline-level="1">
<text:span text:style-name="T4">
Внаслідок підриву Каховської ГЕС знищено будинок-музей Поліни Райко</text:span>
</text:h>
      <text:p text:style-name="P4">
Author: ['АРМІЯINFORM']</text:p>
      <text:p text:style-name="P4">
Time: 2023-06-19T8:00:00-04:00</text:p>
      <text:p text:style-name="P4">
Description: Нагадаємо, що раніше мережею вже ширилась інформація про імовірне зат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242163_574813531469538_2141362019538776934_n-e1687098742404.jpg" text:style-name="Internet_20_link" text:visited-style-name="Visited_20_Internet_20_Link">
354242163_574813531469538_2141362019538776934_n-e1687098742404.jpg</text:a>
', '<text:a xlink:type="simple" xlink:href="https://armyinform.com.ua/wp-content/uploads/2023/06/354594960_574813534802871_7138105101816486547_n-150x150.jpg" text:style-name="Internet_20_link" text:visited-style-name="Visited_20_Internet_20_Link">
354594960_574813534802871_7138105101816486547_n-150x150.jpg</text:a>
', '<text:a xlink:type="simple" xlink:href="https://armyinform.com.ua/wp-content/uploads/2023/06/354253111_574813628136195_5875187069722788910_n-150x150.jpg" text:style-name="Internet_20_link" text:visited-style-name="Visited_20_Internet_20_Link">
354253111_574813628136195_5875187069722788910_n-150x150.jpg</text:a>
', '<text:a xlink:type="simple" xlink:href="https://armyinform.com.ua/wp-content/uploads/2023/06/354221561_574813621469529_1174973426027257340_n-150x150.jpg" text:style-name="Internet_20_link" text:visited-style-name="Visited_20_Internet_20_Link">
354221561_574813621469529_1174973426027257340_n-150x150.jpg</text:a>
']</text:p>
      <text:p text:style-name="P4">
Tags: ['STOPRUSSIA', 'АГРЕСІЯ РФ', 'БУДИНОК-МУЗЕЙ', 'ВІЙНА', 'ВТОРГНЕННЯ РФ']</text:p>
      <text:p text:style-name="P4">
Category: News</text:p>
      <!--METADATA-->
      <text:p text:style-name="P4">
<draw:frame draw:style-name="fr1" draw:name="Image336" text:anchor-type="as-char" svg:width="6.9236in" svg:height="3.910552in" draw:z-index="0">
<draw:image xlink:href="../Images/AРМІЯINFORM/2023-06-19T8-00-00-04-00/354242163_574813531469538_2141362019538776934_n-e1687098742404.jpg" xlink:type="simple" xlink:show="embed" xlink:actuate="onLoad" draw:mime-type="image/jpeg"/>
</draw:frame>
</text:p>
      <text:p text:style-name="P4">
Нагадаємо, що раніше мережею вже ширилась інформація про імовірне затопленнябудинку-музею. На той момент підтвердити це було неможливо, оскільки будинокмисткині знаходиться у тимчасово окупованих Олешках на Херсонщині, про це<text:a xlink:type="simple" xlink:href="https://www.facebook.com/MCIPUkraine/posts/pfbid0mUAff7XPofii8gC1hqDpVi563XrYtZS3Va6C9FKE4DPxvEphrs9HxPjcKS83XQRal" text:style-name="Internet_20_link" text:visited-style-name="Visited_20_Internet_20_Link">
повідомляє</text:a>
Міністерство культури та інформаційної політики України.</text:p>
      <text:p text:style-name="P4">
На жаль, інформація про руйнування будинку-музею Поліни Райко підтвердилася івже є перші фото наслідків знищення країною-терористом одного з яскравихприкладів українського мистецтва, що несло в собі історію.</text:p>
      <text:p text:style-name="P4">
<text:a xlink:type="simple" xlink:href="https://armyinform.com.ua/wp-content/uploads/2023/06/354594960_574813534802871_7138105101816486547_n.jpg" text:style-name="Internet_20_link" text:visited-style-name="Visited_20_Internet_20_Link">
<draw:frame draw:style-name="fr1" draw:name="Image337" text:anchor-type="as-char" svg:width="6.9236in" svg:height="6.9236in" draw:z-index="0">
<draw:image xlink:href="../Images/AРМІЯINFORM/2023-06-19T8-00-00-04-00/354594960_574813534802871_7138105101816486547_n-150x150.jpg" xlink:type="simple" xlink:show="embed" xlink:actuate="onLoad" draw:mime-type="image/jpeg"/>
</draw:frame>
</text:a>
</text:p>
      <text:p text:style-name="P4">
<text:a xlink:type="simple" xlink:href="https://armyinform.com.ua/wp-content/uploads/2023/06/354253111_574813628136195_5875187069722788910_n.jpg" text:style-name="Internet_20_link" text:visited-style-name="Visited_20_Internet_20_Link">
<draw:frame draw:style-name="fr1" draw:name="Image338" text:anchor-type="as-char" svg:width="6.9236in" svg:height="6.9236in" draw:z-index="0">
<draw:image xlink:href="../Images/AРМІЯINFORM/2023-06-19T8-00-00-04-00/354253111_574813628136195_5875187069722788910_n-150x150.jpg" xlink:type="simple" xlink:show="embed" xlink:actuate="onLoad" draw:mime-type="image/jpeg"/>
</draw:frame>
</text:a>
</text:p>
      <text:p text:style-name="P4">
<text:a xlink:type="simple" xlink:href="https://armyinform.com.ua/wp-content/uploads/2023/06/354221561_574813621469529_1174973426027257340_n.jpg" text:style-name="Internet_20_link" text:visited-style-name="Visited_20_Internet_20_Link">
<draw:frame draw:style-name="fr1" draw:name="Image339" text:anchor-type="as-char" svg:width="6.9236in" svg:height="6.9236in" draw:z-index="0">
<draw:image xlink:href="../Images/AРМІЯINFORM/2023-06-19T8-00-00-04-00/354221561_574813621469529_1174973426027257340_n-150x150.jpg" xlink:type="simple" xlink:show="embed" xlink:actuate="onLoad" draw:mime-type="image/jpeg"/>
</draw:frame>
</text:a>
</text:p>
      <text:p text:style-name="P4">
На стінах власного будинку Райко відтворила власну біографію, зобразившипортрети родини, а також улюблену символіку та птахів — різних форм, кольорівта видів: качок, гусей, півників, ластівок, сов, дятлів.</text:p>
      <text:p text:style-name="P4">
Значення таких унікальних місць — ще одна демонстрація того, як росіянамагається знищити українську культуру та історію.</text:p>
      <text:p text:style-name="P4">
<text:span text:style-name="T5">
Фото: Євген Нікіфоров</text:span>
</text:p>
      <text:p text:style-name="P4">
Source: <text:a xlink:type="simple" xlink:href="https://armyinform.com.ua/2023/06/19/vnaslidok-pidryvu-kahovskoyi-ges-znyshheno-budynok-muzej-poliny-rajko/" text:style-name="Internet_20_link" text:visited-style-name="Visited_20_Internet_20_Link">
https://armyinform.com.ua/2023/06/19/vnaslidok-pidryvu-kahovskoyi-ges-znyshheno-budynok-muzej-poliny-rajko/</text:a>
</text:p>
      <!--NEWS-->
      <text:h text:style-name="P10" text:outline-level="1">
<text:span text:style-name="T4">
Зеленський відзначив штурмовий підрозділ ГУР «Артан»</text:span>
</text:h>
      <text:p text:style-name="P4">
Authors: Ukrinform (Person)</text:p>
      <text:p text:style-name="P4">
Publisher: Укринформ (Organization)</text:p>
      <text:p text:style-name="P4">
Published Time: 2023-06-19T8:41:00+03:00</text:p>
      <text:p text:style-name="P4">
Modified Time: 2023-06-19T22:41:00+03:00</text:p>
      <text:p text:style-name="P4">
Description: Президент України Володимир Зеленський особливо відзначив штурмовий підрозділ ГУР «Артан» та його командира майора Віктора Торкотюка. — Укрінформ.</text:p>
      <text:p text:style-name="P4">
Images: ['<text:a xlink:type="simple" xlink:href="https://static.ukrinform.com/photos/2022_09/thumb_files/630_360_1663930852-539.jpeg" text:style-name="Internet_20_link" text:visited-style-name="Visited_20_Internet_20_Link">
630_360_16639...</text:a>
']</text:p>
      <text:p text:style-name="P4">
Tags: ['Розвідка', 'Військові', 'Зеленський', 'Війна з Росією']</text:p>
      <text:p text:style-name="P4">
Type: Article</text:p>
      <!--METADATA-->
      <text:p text:style-name="P4">
<draw:frame draw:style-name="fr1" draw:name="Image340" text:anchor-type="as-char" svg:width="6.9236in" svg:height="3.956343in" draw:z-index="0">
<draw:image xlink:href="../Images/yкринформ/2023-06-19T8-41-00-03-00/630_360_1663930852-539.jpeg" xlink:type="simple" xlink:show="embed" xlink:actuate="onLoad" draw:mime-type="image/jpeg"/>
</draw:frame>
 ПрезидентУкраїни Володимир Зеленський особливо відзначив штурмовий підрозділ ГУР«Артан» та його командира майора Віктора Торкотюка.</text:p>
      <text:p text:style-name="P4">
Про це глава Української держави сказав у <text:a xlink:type="simple" xlink:href="https://t.me/OP_UA/9752" text:style-name="Internet_20_link" text:visited-style-name="Visited_20_Internet_20_Link">
 відеозверненні</text:a>
 , повідомляє Укрінформ.</text:p>
      <text:p text:style-name="P4">
Зеленський подякував усім, хто зараз у бою, на бойових постах та бойовихпозиціях.</text:p>
      <text:p text:style-name="P4">
_Відео:<text:a xlink:type="simple" xlink:href="https://t.me/OP_UA/9752" text:style-name="Internet_20_link" text:visited-style-name="Visited_20_Internet_20_Link">
 ОП </text:a>
 _</text:p>
      <text:p text:style-name="P4">
«Особливо сьогодні відзначу штурмовий підрозділ <text:a xlink:type="simple" xlink:href="https://www.ukrinform.ua/tag-rozvidka" text:style-name="Internet_20_link" text:visited-style-name="Visited_20_Internet_20_Link">
 ГУР</text:a>
 «Артан» і його командира майораТоркотюка. Дякую! І ще – наші Сили спеціальних операцій. Вікторе, усі хлопці –дуже дякую!», – підкреслив Президент.</text:p>
      <text:p text:style-name="P4">
<text:span text:style-name="T4">
Читайте також:</text:span>
 <text:a xlink:type="simple" xlink:href="https://www.ukrinform.ua/rubric-ato/3723509-prezident-vidznaciv-sist-pidrozdiliv-zsu-za-rezultativnist-na-fronti.html" text:style-name="Internet_20_link" text:visited-style-name="Visited_20_Internet_20_Link">
 Президент відзначив шість підрозділів ЗСУ зарезультативність на фронті </text:a>
</text:p>
      <text:p text:style-name="P4">
Глава держави висловив вдячність усім, хто воює і працює заради України.</text:p>
      <text:p text:style-name="P4">
<text:span text:style-name="T5">
Фото: ОП</text:span>
</text:p>
      <text:p text:style-name="P4">
Source: <text:a xlink:type="simple" xlink:href="https://www.ukrinform.ua/rubric-ato/3725048-zelenskij-vidznaciv-sturmovij-pidrozdil-gur-artan.html" text:style-name="Internet_20_link" text:visited-style-name="Visited_20_Internet_20_Link">
https://www.ukrinform.ua/rubric-ato/3725048-zelenskij-vidznaciv-sturmovij-pidrozdil-gur-artan.html</text:a>
</text:p>
      <!--NEWS-->
      <text:h text:style-name="P10" text:outline-level="1">
<text:span text:style-name="T4">
На Донеччині за добу відбулось 39 бойових зіткнень</text:span>
</text:h>
      <text:p text:style-name="P4">
Author: ['АРМІЯINFORM']</text:p>
      <text:p text:style-name="P4">
Time: 2023-06-19T90:00:00-04:00</text:p>
      <text:p text:style-name="P4">
Description: Про це повідомляє Генеральний штаб ЗСУ.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БАХМУТ', 'ВІЙНА', 'ДОНЕЧЧИНА']</text:p>
      <text:p text:style-name="P4">
Category: News</text:p>
      <!--METADATA-->
      <text:p text:style-name="P4">
<draw:frame draw:style-name="fr1" draw:name="Image341" text:anchor-type="as-char" svg:width="6.9236in" svg:height="4.170843in" draw:z-index="0">
<draw:image xlink:href="../Images/AРМІЯINFORM/2023-06-19T90-00-00-04-00/vidbyly-atak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JLtQQiTDYy1CrQZVCHXVWW5HKmdC1zTUi7kiEjuWrjPpD9tBbC1tbBu4ooK2ivtn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39 бойових зіткнень», — йдеться у повідомленні.</text:p>
      <text:p text:style-name="P4">
Зазначається, що на Лиманському напрямку ворог проводив наступальні дії унапрямках Ямполівки, Торського, західніше Діброви, Григорівки та СпірногоДонецької області, успіху не мав. Завдав авіаційного удару по населеномупункту Спірне Донецької області. Артилерійських обстрілів зазналиСтельмахівка, Невське, Білогорівка Луганської області та Торське, Серебрянка,Верхньокам’янське, Роздолівка Донецької області.</text:p>
      <text:p text:style-name="P4">
На Бахмутському напрямку противник проводив безуспішні наступальні дії унапрямку Оріхово-Василівки Донецької області. Завдав авіаційних ударів понаселених пунктах Північне та Торецьк. Від ворожих артилерійських обстрілівпостраждали Васюківка, Оріхово-Василівка, Богданівка, Калинівка, Часів Яр,Іванівське, Озарянівка, Біла Гора, Костянтинівка, Дружба, Північне Донецькоїобласті.</text:p>
      <text:p text:style-name="P4">
На Авдіївському напрямку противник проводив безуспішні наступальні дії врайоні Авдіївки. Здійснив артилерійські обстріли районів населених пунктівОрлівка, Авдіївка, Карлівка, Первомайське, Невельське Донецької області.</text:p>
      <text:p text:style-name="P4">
На Мар’їнському напрямку наші захисники відбили усі атаки противника в районіКрасногорівки, Мар’їнки та Побєди. Ворог завдав авіаційного удару в районіМар’їнки. В той же час, здійснив артилерійські обстріли в районах населенихпунктів Красногорівка, Георгіївка, Мар’їнка, Побєда Донецької області.</text:p>
      <text:p text:style-name="P4">
Source: <text:a xlink:type="simple" xlink:href="https://armyinform.com.ua/2023/06/19/na-donechchyni-za-dobu-vidbulos-39-bojovyh-zitknen/" text:style-name="Internet_20_link" text:visited-style-name="Visited_20_Internet_20_Link">
https://armyinform.com.ua/2023/06/19/na-donechchyni-za-dobu-vidbulos-39-bojovyh-zitknen/</text:a>
</text:p>
      <!--NEWS-->
      <text:h text:style-name="P10" text:outline-level="1">
<text:span text:style-name="T4">
Володимир Зеленський провів телефонну розмову з президентом Світового банку</text:span>
</text:h>
      <text:p text:style-name="P4">
Author: ['АРМІЯINFORM']</text:p>
      <text:p text:style-name="P4">
Time: 2023-06-19T91:00:00-04:00</text:p>
      <text:p text:style-name="P4">
Description: Президент України Володимир Зеленський провів телефонну розмову з президентом Світ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86cff7166f4633c7535b4726fe96beb_1687187386_extra_large.jpeg" text:style-name="Internet_20_link" text:visited-style-name="Visited_20_Internet_20_Link">
386cff7166f4633c7535b4726fe96beb_1687187386_extra_large.jpeg</text:a>
']</text:p>
      <text:p text:style-name="P4">
Tags: ['STOPRUSSIA', 'АГРЕСІЯ РФ', 'ВІЙНА', 'ВОЛОДИМИР ЗЕЛЕНСЬКИЙ']</text:p>
      <text:p text:style-name="P4">
Category: News</text:p>
      <!--METADATA-->
      <text:p text:style-name="P4">
<draw:frame draw:style-name="fr1" draw:name="Image342" text:anchor-type="as-char" svg:width="6.9236in" svg:height="4.604691in" draw:z-index="0">
<draw:image xlink:href="../Images/AРМІЯINFORM/2023-06-19T91-00-00-04-00/386cff7166f4633c7535b4726fe96beb_1687187386_extra_large.jpeg" xlink:type="simple" xlink:show="embed" xlink:actuate="onLoad" draw:mime-type="image/jpeg"/>
</draw:frame>
</text:p>
      <text:p text:style-name="P4">
Президент України Володимир Зеленський провів телефонну розмову з президентомСвітового банку Аджаєм Бангою.</text:p>
      <text:p text:style-name="P4">
Про це п<text:a xlink:type="simple" xlink:href="https://www.president.gov.ua/news/glava-derzhavi-proviv-telefonnu-rozmovu-z-prezidentom-svitov-83677" text:style-name="Internet_20_link" text:visited-style-name="Visited_20_Internet_20_Link">
овідомляє</text:a>
 Офіс Президента України.</text:p>
      <text:p text:style-name="P4">
«Глава держави привітав співрозмовника з обранням на посаду й подякував занеослабну підтримку з боку Світового банку з перших днів повномасштабноїагресії Росії. Сторони обговорили подальший розвиток співпраці, зокрема щодомобілізації міжнародної підтримки України.</text:p>
      <text:p text:style-name="P4">
Володимир Зеленський відзначив швидку реакцію Світового банку на підривросійськими окупантами дамби Каховської ГЕС, а також співпрацю з Україною щодооцінки збитків, завданих цією катастрофою», — йдеться в повідомленні.</text:p>
      <text:p text:style-name="P4">
Зазначається, що глава держави запросив Світовий банк відновити роботупредставництва в нашій країні й висловив зацікавленість у взаємодії під часповоєнної трансформації України, зокрема в подоланні корупції та зменшеннічастки готівки в українській економіці.</text:p>
      <text:p text:style-name="P4">
Source: <text:a xlink:type="simple" xlink:href="https://armyinform.com.ua/2023/06/19/volodymyr-zelenskyj-proviv-telefonnu-rozmovu-z-prezydentom-svitovogo-banku/" text:style-name="Internet_20_link" text:visited-style-name="Visited_20_Internet_20_Link">
https://armyinform.com.ua/2023/06/19/volodymyr-zelenskyj-proviv-telefonnu-rozmovu-z-prezydentom-svitovogo-banku/</text:a>
</text:p>
      <!--NEWS-->
      <text:h text:style-name="P10" text:outline-level="1">
<text:span text:style-name="T4">
Тему ядерної зброї росіяни постійно вкидають як інструмент шантажу — Ганна Маляр</text:span>
</text:h>
      <text:p text:style-name="P4">
Author: ['Дмитро Горбунов']</text:p>
      <text:p text:style-name="P4">
Time: 2023-06-19T92:00:00-04:00</text:p>
      <text:p text:style-name="P4">
Description: Про дії окупантів на різних напрямках та підступність російської пропаганди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STOPRUSSIA', 'ВІЙНА', 'ВТОРГНЕННЯ РФ', 'ГАННА МАЛЯР']</text:p>
      <text:p text:style-name="P4">
Category: News</text:p>
      <!--METADATA-->
      <text:p text:style-name="P4">
<draw:frame draw:style-name="fr1" draw:name="Image343" text:anchor-type="as-char" svg:width="6.9236in" svg:height="3.894525in" draw:z-index="0">
<draw:image xlink:href="../Images/AРМІЯINFORM/2023-06-19T92-00-00-04-00/malyar-1-960x540-1.jpg" xlink:type="simple" xlink:show="embed" xlink:actuate="onLoad" draw:mime-type="image/jpeg"/>
</draw:frame>
</text:p>
      <text:p text:style-name="P4">
Про дії окупантів на різних напрямках та підступність російської пропагандирозповіла заступник Міністра оборони України Ганна Маляр в ефірі телемарафону«Єдині новини».</text:p>
      <text:p text:style-name="P4">
— Нашим оборонцям складно просуватися вперед. Адже ворог ретельно готується ічинить опір. Якщо ми говоримо про південь, то там наші Збройні Сили стикаютьсяіз суцільним мінуванням. Також окупанти використовують дрони-камікадзе таПТРК. Тут потрібно розуміти, що ворог не буде легко здавати свої позиції. І неварто вимірювати нашу результативність тільки кілометрами чи кількістюзвільнених населених пунктів. Операція, що триває, має кілька завдань, і нашівійськові ці завдання виконують. Тож найбільші результати — попереду, —повідомила Ганна Маляр.</text:p>
      <text:p text:style-name="P4">
Зупинилася вона й на планах росіян, що проглядаються в їхніх діях вздовж всієїлінії фронту.</text:p>
      <text:p text:style-name="P4">
— Окупанти не полишають свою ключову ціль, що вони собі визначили, а це —рубежі Донецької та Луганської областей. В той час, коли вони не змоглизахопити Київ, то просто стали ставити цілі поступово. Попри те, що зараз накількох напрямках на півдні триває наступ наших Збройних Сил, у росіян теж єсвої напрямки наступу. Скажімо, на сході вони наступали на чотирьох напрямках:Мар’їнському, Авдіївському, Лиманському та Бахмутському. Схід, по суті, єосновним напрямком їхнього наступу. Вони дійсно стягують туди свої резерви тазбільшують кількість обстрілів. Тому, коли в новинах ми чуємо, що нібитозменшується інтенсивність бойових дій, то варто розуміти, що насправді тамдуже гаряче, — розповіла Ганна Маляр.</text:p>
      <text:p text:style-name="P4">
Вона додала, що на Куп’янському та Лиманському напрямках Сили оборони Українистійко тримають оборону та жодного метра землі не віддали.</text:p>
      <text:p text:style-name="P4">
— На деяких напрямках ми в наступі, а на інших — в обороні. Ворог у нас дужесерйозний, — зауважила заступник Міністра оборони України.</text:p>
      <text:p text:style-name="P4">
Зупинилася вона й на інформаційних атаках ворога та причинах появи ядерноїтематики в риториці кремлівських пропагандистів.</text:p>
      <text:p text:style-name="P4">
— До цього часу росіяни використали весь арсенал зброї: військової таінформаційної. Тема ядерної зброї залишається інструментом шантажу, створенняпаніки тощо. Вони запускали багато різних кампаній саме заради породженняпаніки в нашому суспільстві. Скажімо, коли починалися наступальні дії напівдні, то росіяни намагалися поширювати фейки стосовно того, що нібито нашихвійськових гине значно більше за їхніх, використовували слово «м’ясорубка»тощо. Це їм не вдалося, і вони узялися за інше. Тому тему ядерної зброїросіяни постійно вкидають як інструмент шантажу, всілякого тиску тазалякування, — додала Ганна Маляр.</text:p>
      <text:p text:style-name="P4">
Source: <text:a xlink:type="simple" xlink:href="https://armyinform.com.ua/2023/06/19/temu-yadernoyi-zbroyi-rosiyany-postijno-vkydayut-yak-instrument-shantazhu-ganna-malyar/" text:style-name="Internet_20_link" text:visited-style-name="Visited_20_Internet_20_Link">
https://armyinform.com.ua/2023/06/19/temu-yadernoyi-zbroyi-rosiyany-postijno-vkydayut-yak-instrument-shantazhu-ganna-malyar/</text:a>
</text:p>
      <!--NEWS-->
      <text:h text:style-name="P10" text:outline-level="1">
<text:span text:style-name="T4">
російські окупаційні війська продовжують зазнавати великих втрат на полі бою</text:span>
</text:h>
      <text:p text:style-name="P4">
Author: ['АРМІЯINFORM']</text:p>
      <text:p text:style-name="P4">
Time: 2023-06-19T93:00:00-04:00</text:p>
      <text:p text:style-name="P4">
Description: Про це йдеться у вечірньому зведенні Генерального штабу ЗСУ.    «російські окуп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60448-uk.png" text:style-name="Internet_20_link" text:visited-style-name="Visited_20_Internet_20_Link">
160448-uk.png</text:a>
']</text:p>
      <text:p text:style-name="P4">
Tags: ['STOPRUSSIA', 'ВІЙНА', 'ВТОРГНЕННЯ РФ', 'ГШ ЗС УКРАЇНИ']</text:p>
      <text:p text:style-name="P4">
Category: News</text:p>
      <!--METADATA-->
      <text:p text:style-name="P4">
<draw:frame draw:style-name="fr1" draw:name="Image344" text:anchor-type="as-char" svg:width="6.9236in" svg:height="3.865677in" draw:z-index="0">
<draw:image xlink:href="../Images/AРМІЯINFORM/2023-06-19T93-00-00-04-00/160448-uk.png" xlink:type="simple" xlink:show="embed" xlink:actuate="onLoad" draw:mime-type="image/png"/>
</draw:frame>
Ілюстративне фото <text:span text:style-name="T4">
🔥 Ситуація щодо російського вторгнення</text:span>
</text:p>
      <text:p text:style-name="P4">
Про це<text:a xlink:type="simple" xlink:href="https://www.facebook.com/GeneralStaff.ua/posts/pfbid0JLtQQiTDYy1CrQZVCHXVWW5HKmdC1zTUi7kiEjuWrjPpD9tBbC1tbBu4ooK2ivtnl" text:style-name="Internet_20_link" text:visited-style-name="Visited_20_Internet_20_Link">
йдеться</text:a>
у вечірньому зведенні Генерального штабу ЗСУ.</text:p>
      <text:p text:style-name="P4">
«російські окупаційні війська продовжують зазнаіати великих втрат на полі бою.Внаслідок чого противник продовжує переобладнувати цивільні заклади натимчасово захоплених територіях України під медичні установи. Так,загальноосвітню школу населеного пункту Розівка Запорізької області окупантиперетворили на військовий шпиталь. У приміщені їдальні розмістили операційну,а в навчальних класах облаштували палати для поранених. Разом з тим, данийвійськовий шпиталь використовується в якості логістичного хабу з перерозподілупоранених та загиблих військовослужбовців противника», — йдеться уповідомленні.</text:p>
      <text:p text:style-name="P4">
Зазначається, що поранених солдатів та сержантів транспортують у медичнізаклади Донецька, Маріуполя та Бердянська автомобільним транспортом.Транспортування поранених офіцерів здійснюють до російської федераціїповітряним шляхом.</text:p>
      <text:p text:style-name="P4">
Source: <text:a xlink:type="simple" xlink:href="https://armyinform.com.ua/2023/06/19/rosijski-okupaczijni-vijska-prodovzhuyut-zaznavaty-velykyh-vtrat-na-poli-boyu/" text:style-name="Internet_20_link" text:visited-style-name="Visited_20_Internet_20_Link">
https://armyinform.com.ua/2023/06/19/rosijski-okupaczijni-vijska-prodovzhuyut-zaznavaty-velykyh-vtrat-na-poli-boyu/</text:a>
</text:p>
      <!--NEWS-->
      <text:h text:style-name="P10" text:outline-level="1">
<text:span text:style-name="T4">
На Лимано-Куп’янському напрямку ворог почав використовувати застарілі танки Т-62 — Сергій Череватий</text:span>
</text:h>
      <text:p text:style-name="P4">
Author: ['Дмитро Горбунов']</text:p>
      <text:p text:style-name="P4">
Time: 2023-06-19T94:00:00-04:00</text:p>
      <text:p text:style-name="P4">
Description: Про оперативну ситуацію на сході нашої 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text:p>
      <text:p text:style-name="P4">
Category: News</text:p>
      <!--METADATA-->
      <text:p text:style-name="P4">
<draw:frame draw:style-name="fr1" draw:name="Image345" text:anchor-type="as-char" svg:width="6.9236in" svg:height="4.32725in" draw:z-index="0">
<draw:image xlink:href="../Images/AРМІЯINFORM/2023-06-19T94-00-00-04-00/cherevatyj-bahmut-2.jpg" xlink:type="simple" xlink:show="embed" xlink:actuate="onLoad" draw:mime-type="image/jpeg"/>
</draw:frame>
 Полковник Сергій Череватий. Колаж АрміяInform</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речник Східногоугруповання військ ЗСУ полковник Сергій Череватий.</text:p>
      <text:p text:style-name="P4">
— Лимано-Куп’янський напрямок уже кілька місяців поспіль виступає лідером закількістю ворожих артилерійських обстрілів. Остання доба не стала винятком.Так, ворог 555 разів завдавав удари з різних типів артилерії. Двічі намагавсяатакувати нас. Також зафіксовано 5 авіанальотів. У ході відбиття ворожих атакбуло знищено 35 окупантів і ще 43 — зазнали поранень. Також нами знищено танкТ-62, одну САУ та два автомобілі. При цьому танк Т-62 є давно застарілим видомозброєння, і це свідчить про нестачу бронетехніки, — поінформував СергійЧереватий.</text:p>
      <text:p text:style-name="P4">
Від уточнив, що в росіян постійно виникають серйозні проблеми з особовимскладом. Адже наші воїни швидко знищують ворогів.</text:p>
      <text:p text:style-name="P4">
— Нестача живої сили — головна проблема росіян. Тому вони використовуютьзмішане угруповання, куди входять і мотострілецькі частини, іповітрянодесантні, і підрозділи бойового армійського резерву, а такожтериторіальні війська. Варто сказати, що останнім часом на цей напрямок вонистали підтягувати штурмові загони «шторм-z», які складаються із засудженихосіб. Проте в Бахмуті «вагнерівців» фактично знищено. Те саме ж чекає наросіян біля Лиману та Куп’янська, — зауважив офіцер ЗСУ.</text:p>
      <text:p text:style-name="P4">
За словами полковника Сергія Череватого, на Бахмутському напрямку триваєпозиційна війна.</text:p>
      <text:p text:style-name="P4">
— Дещо зменшилася кількість бойових зіткнень. За минулу добу їх було лише три.Щоправда, біля Бахмута ворог продовжує проявляти активність щодоартилерійських обстрілів. Останніх було 407 разів. Також вони здійснили 9авіанальотів. Проте наша артилерія дуже ефективно працює по ворогові, не даючийому проводити ротаційні заходи. В результаті знищено 85 окупантів, ще 136 —зазнали поранень, а двох ми узяли в полон. Окрім цього, ми підбили їхній дронтипу «Zala» та ліквідували комплекс спостереження «Муром-П», — підсумувавречник Східного угруповання військ ЗСУ.</text:p>
      <text:p text:style-name="P4">
Source: <text:a xlink:type="simple" xlink:href="https://armyinform.com.ua/2023/06/19/na-lymano-kupyanskomu-napryamku-vorog-pochav-vykorystovuvaty-zastarili-tanky-t-62-sergij-cherevatyj/" text:style-name="Internet_20_link" text:visited-style-name="Visited_20_Internet_20_Link">
https://armyinform.com.ua/2023/06/19/na-lymano-kupyanskomu-napryamku-vorog-pochav-vykorystovuvaty-zastarili-tanky-t-62-sergij-cherevatyj/</text:a>
</text:p>
      <!--NEWS-->
      <text:h text:style-name="P10" text:outline-level="1">
<text:span text:style-name="T4">
Неконтрольоване скидання величезного об’єму води Каховського водосховища дорівнює потребам України у воді на півтора року</text:span>
</text:h>
      <text:p text:style-name="P4">
Author: ['АРМІЯINFORM']</text:p>
      <text:p text:style-name="P4">
Time: 2023-06-19T95:00:00-04:00</text:p>
      <text:p text:style-name="P4">
Description: Про це зазначила виконувачка обов’язків Голови Держводагентства України Наталія Латиш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346" text:anchor-type="as-char" svg:width="6.9236in" svg:height="3.894525in" draw:z-index="0">
<draw:image xlink:href="../Images/AРМІЯINFORM/2023-06-19T95-00-00-04-00/kahovskages.jpg" xlink:type="simple" xlink:show="embed" xlink:actuate="onLoad" draw:mime-type="image/jpeg"/>
</draw:frame>
Ілюстративне фото</text:p>
      <text:p text:style-name="P4">
Про це зазначила виконувачка обов’язків Голови Держводагентства УкраїниНаталія Латиш під час діалогу з питань політики щодо інтегрованого управлінняводними ресурсами.</text:p>
      <text:p text:style-name="P4">
Також вона додала, що Держводагентство проводить постійний моніторинг стануводних об’єктів, що перебувають в зоні впливу руйнування окупантами греблі.</text:p>
      <text:p text:style-name="P4">
Зазначається, що керівниця відділу економічного співробітництва, енергетики,інфраструктури та навколишнього середовища Представництва ЄС в Україні ХлоеАліо наголосила, що атаки росії на українську цивільну критичну інфраструктурута навколишнє середовище досягли безпрецедентного рівня з руйнуванням дамбиКаховської ГЕС.</text:p>
      <text:p text:style-name="P4">
Джерело: <text:a xlink:type="simple" xlink:href="https://t.me/shtab_kakhovska_hes/1030" text:style-name="Internet_20_link" text:visited-style-name="Visited_20_Internet_20_Link">
Каховська ГЕС | штаб info</text:a>
</text:p>
      <text:p text:style-name="P4">
Source: <text:a xlink:type="simple" xlink:href="https://armyinform.com.ua/2023/06/19/nekontrolovane-skydannya-velycheznogo-obyemu-vody-kahovskogo-vodoshovyshha-dorivnyuye-potrebam-ukrayiny-u-vodi-na-15-roky/" text:style-name="Internet_20_link" text:visited-style-name="Visited_20_Internet_20_Link">
https://armyinform.com.ua/2023/06/19/nekontrolovane-skydannya-velycheznogo-obyemu-vody-kahovskogo-vodoshovyshha-dorivnyuye-potrebam-ukrayiny-u-vodi-na-15-roky/</text:a>
</text:p>
      <!--NEWS-->
      <text:h text:style-name="P10" text:outline-level="1">
<text:span text:style-name="T4">
Немає у держави-зла таких фортифікацій чи резервів, які зупинять Україну — Президент</text:span>
</text:h>
      <text:p text:style-name="P4">
Author: ['АРМІЯINFORM']</text:p>
      <text:p text:style-name="P4">
Time: 2023-06-19T96:00:00-04:00</text:p>
      <text:p text:style-name="P4">
Description: Про це Володимир Зеленський сказав у своєму зверненні.  «Ставка. Першочергово — перед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347" text:anchor-type="as-char" svg:width="6.9236in" svg:height="4.644693in" draw:z-index="0">
<draw:image xlink:href="../Images/AРМІЯINFORM/2023-06-19T96-00-00-04-00/60d462d34973fbfc331efbabaa2d16ff_1686166501_extra_large.jpeg" xlink:type="simple" xlink:show="embed" xlink:actuate="onLoad" draw:mime-type="image/jpeg"/>
</draw:frame>
Президент України Володимир Зеленський</text:p>
      <text:p text:style-name="P4">
Про це Володимир Зеленський <text:a xlink:type="simple" xlink:href="https://www.president.gov.ua/news/nemaye-u-derzhavi-zla-takih-fortifikacij-chi-rezerviv-yaki-z-83681" text:style-name="Internet_20_link" text:visited-style-name="Visited_20_Internet_20_Link">
сказав</text:a>
 у своємузверненні.</text:p>
      <text:p text:style-name="P4">
«Ставка. Першочергово — передова, конкретні питання наступу. Були доповідікомандувачів та командирів безпосередньо з напрямків боїв. Також доповідьГоловкома, керівника ГУР.</text:p>
      <text:p text:style-name="P4">
Окремо й детально розглянули підготовку та забезпечення технікою нових бригадНаціональної гвардії та наших прикордонників — тих, які чекають свого часу длябойових дій.</text:p>
      <text:p text:style-name="P4">
На частині напрямків наші воїни рухаються вперед, на частині напрямківзахищають позиції та протистоять штурмам і посиленим атакам окупантів. У наснемає втрачених позицій. Тільки звільнені. У них — тільки втрати. І загалом —ситуація тиску, нашого тиску, який дає змогу прокладати шлях нашому прапору.Синьо-жовті кольори будуть на всьому нашому півдні та на всьому нашому сході.І немає таких фортифікацій чи резервів у держави-зла, які зупинять Україну. Боми — на своїй землі, і це дає найбільшу силу.</text:p>
      <text:p text:style-name="P4">
Я дякую всім нашим воїнам — кожному солдату, кожному сержанту, кожному офіцерута кожному генералу, які залучені до наших активних наступальних та обороннихдій зараз. Я дякую вам за кожну звільнену та за кожну захищену позицію!</text:p>
      <text:p text:style-name="P4">
Сьогодні у розмові з Прем’єр-міністром Великої Британії Ріші Сунаком окресливнаші оборонні потреби станом на цей час і подякував за надану обороннупідтримку. Приміром, британські «Сторм шедоу» — далекобійні ракети — роблятьзараз дуже корисну й точну справу на фронті. Як і багато іншої поставленоїсаме британцями зброї. І в цієї нашої співпраці буде вагоме продовження.</text:p>
      <text:p text:style-name="P4">
Звичайно, обговорили з Ріші, з паном Прем’єр-міністром, підготовку саміту НАТОу Вільнюсі та змістовне наповнення цієї зустрічі Альянсу.</text:p>
      <text:p text:style-name="P4">
Сьогодні є й вагоме політичне рішення Британії щодо санкцій — зберігатисанкції проти Росії, поки агресор не компенсує всієї завданої шкоди нашимлюдям, нашій країні. І дуже важливо, щоб активи держави-агресора та всіх осіб,які пов’язані з нею, пов’язані з тією системою панування, яку побудував Кремльна території Росії, — щоб усі вони були використані так само на компенсаціюшкоди, завданої російською війною й терором. Це буде справедливо, і я вдячнийусім британцям, які підтримують нас на шляху справедливості.</text:p>
      <text:p text:style-name="P4">
Обговорили з Ріші й підготовку конференції з відбудови України — конференції вЛондоні. Вже цими днями вона відбудеться, і ми очікуємо від неї консолідаціїрізних міжнародних зусиль, зокрема й великого бізнесу, у підтримці нашоговідновлення. Відновлення, яке має продемонструвати всьому світові, що свободає нездоланною.</text:p>
      <text:p text:style-name="P4">
І конференцію, і фінансову співпрацю, і наш рух в ЄС обговорив із ПрезиденткоюЄврокомісії Урсулою фон дер Ляєн. Уже цього тижня ми очікуємо проміжну уснуоцінку нашої роботи щодо рекомендацій Єврокомісії. І детально обговорилисанкційні питання, зокрема 11-й санкційний пакет проти Росії за війну.</text:p>
      <text:p text:style-name="P4">
Також сьогодні говорив із Премʼєр-міністром Нідерландів Марком Рютте таПремʼєр-міністром Данії Метте Фредеріксен. Як і завжди, приділили увагупередовій та нашим спільним оборонним зусиллям, подякував за підтримку йготовність розвивати нашу співпрацю заради безпеки«, — йдеться у повідомленні.</text:p>
      <text:p text:style-name="P4">
Президент також проінформував про переговори з лідерами та представникамидержав Африки, які минулого тижня були в Україні та відвідали потім державу-терориста. Кожен такий міжнародний крок лише знову й знову переконує, що світуварто активніше працювати з Формулою миру. Бо тільки ця Формула достатньовсеохопно реагує на кожен аспект російського божевілля.</text:p>
      <text:p text:style-name="P4">
Також, Володимир Зеленський говорив сьогодні з президентом банку. І не лишепро співпрацю зараз, а й про післявоєнну трансформацію України. Про ті рішенняй про ті кроки, про нову доктрину нової України, України, яка перемагає, —кроки, які ми підготуємо й реалізуємо. Всі разом. Так само разом, як зараз мидолаємо цю агресію.</text:p>
      <text:p text:style-name="P4">
«Дякую всім, хто зараз у бою, на бойових постах, на бойових позиціях!</text:p>
      <text:p text:style-name="P4">
Особливо сьогодні відзначу штурмовий підрозділ ГУР „Артан“ і його командирамайора Торкотюка. Дякую!</text:p>
      <text:p text:style-name="P4">
І ще — наші Сили спеціальних операцій. Вікторе, усі хлопці — дуже дякую!</text:p>
      <text:p text:style-name="P4">
Дякую всім, хто воює й працює заради України!</text:p>
      <text:p text:style-name="P4">
Слава Україні!» — сказав Президент.</text:p>
      <text:p text:style-name="P4">
Джерело: <text:a xlink:type="simple" xlink:href="https://www.president.gov.ua/news/nemaye-u-derzhavi-zla-takih-fortifikacij-chi-rezerviv-yaki-z-836" text:style-name="Internet_20_link" text:visited-style-name="Visited_20_Internet_20_Link">
Офіс Президента України</text:a>
</text:p>
      <text:p text:style-name="P4">
Source: <text:a xlink:type="simple" xlink:href="https://armyinform.com.ua/2023/06/19/nemaye-u-derzhavy-zla-takyh-fortyfikaczij-chy-rezerviv-yaki-zupynyat-ukrayinu-prezydent/" text:style-name="Internet_20_link" text:visited-style-name="Visited_20_Internet_20_Link">
https://armyinform.com.ua/2023/06/19/nemaye-u-derzhavy-zla-takyh-fortyfikaczij-chy-rezerviv-yaki-zupynyat-ukrayinu-prezydent/</text:a>
</text:p>
      <!--NEWS-->
      <text:h text:style-name="P10" text:outline-level="1">
<text:span text:style-name="T4">
На всіх АЕС України відбулися ротації місій МАГАТЕ</text:span>
</text:h>
      <text:p text:style-name="P4">
Author: ['АРМІЯINFORM']</text:p>
      <text:p text:style-name="P4">
Time: 2023-06-19T97:00:00-04:00</text:p>
      <text:p text:style-name="P4">
Description: На минулому тижні успішно проведено ротації експертів постійних моніторингових мі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agate_3.jpg" text:style-name="Internet_20_link" text:visited-style-name="Visited_20_Internet_20_Link">
magate_3.jpg</text:a>
']</text:p>
      <text:p text:style-name="P4">
Tags: ['STOPRUSSIA', 'ВІЙНА', 'ВТОРГНЕННЯ РФ', 'МАГАТЕ']</text:p>
      <text:p text:style-name="P4">
Category: News</text:p>
      <!--METADATA-->
      <text:p text:style-name="P4">
<draw:frame draw:style-name="fr1" draw:name="Image348" text:anchor-type="as-char" svg:width="6.9236in" svg:height="3.894525in" draw:z-index="0">
<draw:image xlink:href="../Images/AРМІЯINFORM/2023-06-19T97-00-00-04-00/magate_3.jpg" xlink:type="simple" xlink:show="embed" xlink:actuate="onLoad" draw:mime-type="image/jpeg"/>
</draw:frame>
</text:p>
      <text:p text:style-name="P4">
На минулому тижні успішно проведено ротації експертів постійних моніторинговихмісій Міжнародного агентства з атомної енергії на всіх АЕС України.</text:p>
      <text:p text:style-name="P4">
Про це<text:a xlink:type="simple" xlink:href="https://www.facebook.com/permalink.php" text:style-name="Internet_20_link" text:visited-style-name="Visited_20_Internet_20_Link">
повідомляє</text:a>
Державна інспекція ядерного регулювання України.</text:p>
      <text:p text:style-name="P4">
«Нагадуємо, що постійно діючі місії МАГАТЕ на українських атомнихелектростанціях було запроваджено на офіційне запрошення України з метоюмоніторингу за станом безпеки на АЕС в умовах військової агресії росії.</text:p>
      <text:p text:style-name="P4">
На окупованій Запорізькій АЕС постійна моніторингова група працює із вересня2022 року. За цей час вже двічі відбувалися затримки зі зміною складу місіїМАГАТЕ на ЗАЕС». — йдеться у повідомленні.</text:p>
      <text:p text:style-name="P4">
Зазначається, що на Чорнобильській, Рівненській, Південноукраїнській іХмельницькій атомних станціях постійні моніторингові місії МАГАТЕ розпочалисвою діяльність у січні 2023 року. Ротації на цих АЕС проводятьсябезперешкодно та у встановлені терміни.</text:p>
      <text:p text:style-name="P4">
Source: <text:a xlink:type="simple" xlink:href="https://armyinform.com.ua/2023/06/19/na-vsih-aes-ukrayiny-vidbulysya-rotacziyi-misij-magate/" text:style-name="Internet_20_link" text:visited-style-name="Visited_20_Internet_20_Link">
https://armyinform.com.ua/2023/06/19/na-vsih-aes-ukrayiny-vidbulysya-rotacziyi-misij-magate/</text:a>
</text:p>
      <!--NEWS-->
      <text:h text:style-name="P10" text:outline-level="1">
<text:span text:style-name="T4">
Операція йде за планом: Головнокомандувач ЗСУ показав роботу в одному зі штабів на передовій</text:span>
</text:h>
      <text:p text:style-name="P4">
Author: ['АРМІЯINFORM']</text:p>
      <text:p text:style-name="P4">
Time: 2023-06-19T98:00:00-04:00</text:p>
      <text:p text:style-name="P4">
Description: Противник намагається не допустити просування наших підрозділів. Задля цього в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ГРЕСІЯ РФ', 'ВАЛЕРІЙ ЗАЛУЖНИЙ', 'ВІЙНА', 'ВТОРГНЕННЯ РФ', 'ГШ ЗСУ']</text:p>
      <text:p text:style-name="P4">
Category: News</text:p>
      <!--METADATA-->
      <text:p text:style-name="P4">
Противник намагається не допустити просування наших підрозділів. Задля цьоговін розгорнув систему фортифікаційних укріплень зі щільними мінуваннямимісцевості та великою кількістю резервів.</text:p>
      <text:p text:style-name="P4">
Попри шалений спротив окупантів, наші воїни роблять все можливе задлявизволення української території. Операція продовжується згідно з планом.</text:p>
      <text:p text:style-name="P4">
— Разом із начальником Генерального штабу Збройних Сил України генерал-лейтенантом Сергієм Шапталою провели роботу в угрупованнях військ, яківиконують найскладніші завдання у районах, де точаться найзапекліші бої, —сказав Головнокомандувач ЗС України генерал Валерій Залужний.</text:p>
      <text:p text:style-name="P4">
Джерело: <text:a xlink:type="simple" xlink:href="https://www.facebook.com/GeneralStaff.ua/videos/283290257401731/" text:style-name="Internet_20_link" text:visited-style-name="Visited_20_Internet_20_Link">
Генеральний штабЗСУ</text:a>
</text:p>
      <text:p text:style-name="P4">
Source: <text:a xlink:type="simple" xlink:href="https://armyinform.com.ua/2023/06/19/operacziya-jde-za-planom-golovnokomanduvach-zsu-pokazav-robotu-v-odnomu-zi-shtabiv-na-peredovij/" text:style-name="Internet_20_link" text:visited-style-name="Visited_20_Internet_20_Link">
https://armyinform.com.ua/2023/06/19/operacziya-jde-za-planom-golovnokomanduvach-zsu-pokazav-robotu-v-odnomu-zi-shtabiv-na-peredovij/</text:a>
</text:p>
      <!--NEWS-->
      <text:h text:style-name="P10" text:outline-level="1">
<text:span text:style-name="T4">
Коротко. Війна. День 481. Відеодайджест</text:span>
</text:h>
      <text:p text:style-name="P4">
Author: ['АРМІЯINFORM']</text:p>
      <text:p text:style-name="P4">
Time: 2023-06-1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ГШ ЗСУ']</text:p>
      <text:p text:style-name="P4">
Category: News</text:p>
      <!--METADATA-->
      <text:p text:style-name="P4">
Source: <text:a xlink:type="simple" xlink:href="https://armyinform.com.ua/2023/06/19/korotko-vijna-den-481-videodajdzhest/" text:style-name="Internet_20_link" text:visited-style-name="Visited_20_Internet_20_Link">
https://armyinform.com.ua/2023/06/19/korotko-vijna-den-481-videodajdzhest/</text:a>
</text:p>
      <!--NEWS-->
      <text:h text:style-name="P10" text:outline-level="1">
<text:span text:style-name="T4">
У російському полоні залишаються медики з Маріуполя - Коордштаб</text:span>
</text:h>
      <text:p text:style-name="P4">
Authors: Ukrinform (Person)</text:p>
      <text:p text:style-name="P4">
Publisher: Укринформ (Organization)</text:p>
      <text:p text:style-name="P4">
Published Time: 2023-06-19T9:48:00+03:00</text:p>
      <text:p text:style-name="P4">
Modified Time: 2023-06-19T22:48:00+03:00</text:p>
      <text:p text:style-name="P4">
Description: Росія тримає у заручниках медиків, які рятували життя людей у Маріуполі. — Укрінформ.</text:p>
      <text:p text:style-name="P4">
Images: ['<text:a xlink:type="simple" xlink:href="https://static.ukrinform.com/photos/2022_03/thumb_files/630_360_1648291233-648.jpg" text:style-name="Internet_20_link" text:visited-style-name="Visited_20_Internet_20_Link">
630_360_16482...</text:a>
']</text:p>
      <text:p text:style-name="P4">
Tags: ['Маріуполь', 'Медики', 'Полонені', 'Війна з Росією']</text:p>
      <text:p text:style-name="P4">
Type: Article</text:p>
      <!--METADATA-->
      <text:p text:style-name="P4">
<draw:frame draw:style-name="fr1" draw:name="Image349" text:anchor-type="as-char" svg:width="6.9236in" svg:height="3.956343in" draw:z-index="0">
<draw:image xlink:href="../Images/yкринформ/2023-06-19T9-48-00-03-00/630_360_1648291233-648.jpg" xlink:type="simple" xlink:show="embed" xlink:actuate="onLoad" draw:mime-type="image/jpeg"/>
</draw:frame>
 Росіятримає у заручниках медиків, які рятували життя людей у Маріуполі.</text:p>
      <text:p text:style-name="P4">
Як передає Укрінформ, про це Координаційний штаб з питань поводження звійськовополоненим повідомляє у <text:a xlink:type="simple" xlink:href="https://t.me/Koord_shtab/1272" text:style-name="Internet_20_link" text:visited-style-name="Visited_20_Internet_20_Link">
 Телеграмі </text:a>
 .</text:p>
      <text:p text:style-name="P4">
</text:p>
      <text:p text:style-name="P4">
У День медика представники Коордштабу взяли участь у заході громадськоїорганізації "Військові медики" на підтримку родин <text:a xlink:type="simple" xlink:href="https://www.ukrinform.ua/tag-mediki" text:style-name="Internet_20_link" text:visited-style-name="Visited_20_Internet_20_Link">
 медиків</text:a>
 , які перебувають у полоні.</text:p>
      <text:p text:style-name="P4">
<text:span text:style-name="T4">
Читайте також:</text:span>
 <text:a xlink:type="simple" xlink:href="https://www.ukrinform.ua/rubric-ato/3721443-se-95-ukrainskih-zahisnikiv-povernulisa-z-polonu.html" text:style-name="Internet_20_link" text:visited-style-name="Visited_20_Internet_20_Link">
 Ще 95 українських захисників повернулися з полону</text:a>
</text:p>
      <text:p text:style-name="P4">
“Частина військових медиків, які рятували життя побратимів та цивільних, ідосі перебувають в руках загарбників. Проте всі ми працюємо задля їхньогозвільнення”, - заявила представниця Коордштабу Вікторії Цимбалюк.</text:p>
      <text:p text:style-name="P4">
Під час мітингу, який пройшов у Києві на Майдані Незалежності, відбулосяспілкування з близькими військових медиків, які рятували життя в блокадномуМаріуполі, а також зі звільненими з полону медиками та їхніми сім'ями.Учасники події підтримали тих, хто ще чекає своїх рідних.</text:p>
      <text:p text:style-name="P4">
"Утримання в заручниках медичних працівників -- ще одне кричуще порушенняміжнародного гуманітарного права з боку Росії," - зазначили у Коордштабі ідодали, що Україна робить усе можливе, щоб на міжнародному рівні змусити Росіюпокращити умови утримання полонених та без будь-яких умов відпустити з неволіцивільних та некомбатантів.</text:p>
      <text:p text:style-name="P4">
<text:span text:style-name="T4">
Читайте також:</text:span>
 <text:a xlink:type="simple" xlink:href="https://www.ukrinform.ua/rubric-ato/3711039-poloneni-z-azovstali-povernuto-lise-koznogo-patogo-iz-majze-25-tisaci.html" text:style-name="Internet_20_link" text:visited-style-name="Visited_20_Internet_20_Link">
 <text:span text:style-name="T4">
Полонені</text:span>
 з “Азовсталі”: повернуто лише кожногоп’ятого із майже 2,5 тисячі </text:a>
</text:p>
      <text:p text:style-name="P4">
"Усі українські оборонці також мають повернутися з полону", - наголосили уКоординаційному штабі.</text:p>
      <text:p text:style-name="P4">
Як повідомляв Укрінформ, за словами міністра закордонних справ Дмитра Кулеби,Україна <text:a xlink:type="simple" xlink:href="https://www.ukrinform.ua/rubric-society/3720761-ukraina-povertatime-civilnih-polonenih-z-rf-dvoma-slahami-kuleba.html" text:style-name="Internet_20_link" text:visited-style-name="Visited_20_Internet_20_Link">
 повертатиме цивільних полонених </text:a>
 із Росії за допомогою третіх країн та міжнародних організацій.</text:p>
      <text:p text:style-name="P4">
Source: <text:a xlink:type="simple" xlink:href="https://www.ukrinform.ua/rubric-ato/3724895-u-rosijskomu-poloni-zalisautsa-mediki-z-mariupola-koordstab.html" text:style-name="Internet_20_link" text:visited-style-name="Visited_20_Internet_20_Link">
https://www.ukrinform.ua/rubric-ato/3724895-u-rosijskomu-poloni-zalisautsa-mediki-z-mariupola-koordstab.html</text:a>
</text:p>
      <!--NEWS-->
      <text:h text:style-name="P10" text:outline-level="1">
<text:span text:style-name="T4">
Міністри юстиції Британії та Франції обговорили підтримку роботи МКС</text:span>
</text:h>
      <text:p text:style-name="P4">
Authors: Ukrinform (Person)</text:p>
      <text:p text:style-name="P4">
Publisher: Укринформ (Organization)</text:p>
      <text:p text:style-name="P4">
Published Time: 2023-06-20T-2:54:00+03:00</text:p>
      <text:p text:style-name="P4">
Modified Time: 2023-06-20T00:54:00+03:00</text:p>
      <text:p text:style-name="P4">
Description: Міністр юстиції Великої Британії Алекс Чок обговорив у Парижі з французьким колегою Еріком Дюпон-Моретті подальшу підтримку Міжнародного кримінального суду в розслідуванні воєнних злочинів РФ в Україні. — Укрінформ.</text:p>
      <text:p text:style-name="P4">
Images: ['<text:a xlink:type="simple" xlink:href="https://static.ukrinform.com/photos/2021_09/thumb_files/630_360_1632101342-535.jpg" text:style-name="Internet_20_link" text:visited-style-name="Visited_20_Internet_20_Link">
630_360_16321...</text:a>
']</text:p>
      <text:p text:style-name="P4">
Tags: ['Британія', 'Франція', "Мін'юст", 'Воєнні злочини', 'Міжнародний кримінальний суд', 'Війна з Росією']</text:p>
      <text:p text:style-name="P4">
Type: Article</text:p>
      <!--METADATA-->
      <text:p text:style-name="P4">
<draw:frame draw:style-name="fr1" draw:name="Image351" text:anchor-type="as-char" svg:width="6.9236in" svg:height="3.956343in" draw:z-index="0">
<draw:image xlink:href="../Images/yкринформ/2023-06-20T-2-54-00-03-00/630_360_1632101342-535.jpg" xlink:type="simple" xlink:show="embed" xlink:actuate="onLoad" draw:mime-type="image/jpeg"/>
</draw:frame>
 Міністрюстиції Великої Британії Алекс Чок обговорив у Парижі з французьким колегоюЕріком Дюпон-Моретті подальшу підтримку Міжнародного кримінального суду врозслідуванні воєнних злочинів РФ в Україні.</text:p>
      <text:p text:style-name="P4">
Як передає Укрінформ про це повідомляється на сайті уряду Великої Британії.</text:p>
      <text:p text:style-name="P4">
«Лорд-канцлер Алекс Чок зустрівся з міністром юстиції Франції Еріком Дюпон-Моретті. Обговорювалися спільні пріоритети, включаючи підтримку Міжнародногокримінального суду та України напередодні зустрічі G7 наступного місяця», -йдеться у повідомленні.</text:p>
      <text:p text:style-name="P4">
Зазначається, що міністри обмінялися думками, зокрема, щодо «шляхівпритягнення до відповідальності за російські звірства».</text:p>
      <text:p text:style-name="P4">
В уряді Британії нагадали, що у березні у Лондоні відбулася міжнароднаконференція міністрів юстиції, спрямована на «посилення підтримки ключовихрозслідувань Міжнародного кримінального суду щодо <text:a xlink:type="simple" xlink:href="https://www.ukrinform.ua/tag-vijskovi-zlocini" text:style-name="Internet_20_link" text:visited-style-name="Visited_20_Internet_20_Link">
 воєнних злочинів</text:a>
 ». На заході було оголошенопро виділення понад 4 млн фунтів стерлінгів на підтримку МКС. Крім того, судубуло запропоновано підтримку понад 50 національних експертів.</text:p>
      <text:p text:style-name="P4">
<text:span text:style-name="T4">
Читайте також:</text:span>
 <text:a xlink:type="simple" xlink:href="https://www.ukrinform.ua/rubric-ato/3721508-ukraina-spilno-z-mks-pocala-rozsliduvanna-teraktu-na-kahovskij-ges-zelenskij.html" text:style-name="Internet_20_link" text:visited-style-name="Visited_20_Internet_20_Link">
 Україна спільно з <text:span text:style-name="T4">
МКС</text:span>
 почала розслідування теракту наКаховській ГЕС - Зеленський </text:a>
</text:p>
      <text:p text:style-name="P4">
Як повідомляв Укрінформ, Офіс прокурора МКС у Гаазі розпочав розслідуваннявоєнних злочинів в Україні - через спеціальну платформу загалом зібрані вжетисячі доказів. Ця платформа призначена допомогти Офісу прокурора зібрати усюможливу інформацію та докази, що стосуються розслідувань.</text:p>
      <text:p text:style-name="P4">
<text:span text:style-name="T5">
Фото: twitter.com/AlexChalkChelt</text:span>
</text:p>
      <text:p text:style-name="P4">
Source: <text:a xlink:type="simple" xlink:href="https://www.ukrinform.ua/rubric-ato/3725064-ministri-usticii-britanii-ta-francii-obgovorili-pidtrimku-roboti-mks.html" text:style-name="Internet_20_link" text:visited-style-name="Visited_20_Internet_20_Link">
https://www.ukrinform.ua/rubric-ato/3725064-ministri-usticii-britanii-ta-francii-obgovorili-pidtrimku-roboti-mks.html</text:a>
</text:p>
      <!--NEWS-->
      <text:h text:style-name="P10" text:outline-level="1">
<text:span text:style-name="T4">
Україні прогнозують спеку до +30°, подекуди - дощі та грози</text:span>
</text:h>
      <text:p text:style-name="P4">
Authors: Ukrinform (Person)</text:p>
      <text:p text:style-name="P4">
Publisher: Укринформ (Organization)</text:p>
      <text:p text:style-name="P4">
Published Time: 2023-06-20T-3:37:00+03:00</text:p>
      <text:p text:style-name="P4">
Modified Time: 2023-06-20T00:37:00+03:00</text:p>
      <text:p text:style-name="P4">
Description: В Україні 20 червня короткочасні дощі та грози прогнозуються в західних і північних областях, температура вночі 12-17°, вдень 23-30°.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Дощ', 'Гроза', 'Погода', 'Спека']</text:p>
      <text:p text:style-name="P4">
Type: Article</text:p>
      <!--METADATA-->
      <text:p text:style-name="P4">
<draw:frame draw:style-name="fr1" draw:name="Image352" text:anchor-type="as-char" svg:width="6.9236in" svg:height="3.956343in" draw:z-index="0">
<draw:image xlink:href="../Images/yкринформ/2023-06-20T-3-37-00-03-00/630_360_1594358350-250.jpg" xlink:type="simple" xlink:show="embed" xlink:actuate="onLoad" draw:mime-type="image/jpeg"/>
</draw:frame>
 В Україні20 червня короткочасні дощі та грози прогнозуються в західних і північнихобластях, температура вночі 12-17°, вдень 23-30°.</text:p>
      <text:p text:style-name="P4">
Про це Укрінформу повідомили в Українському гідрометцентрі.</text:p>
      <text:p text:style-name="P4">
"Уночі місцями у Рівненській, Хмельницькій, Тернопільській, Черновицькій таОдеській областях, вдень у північних, більшості західних та Вінницькійобластях короткочасні <text:a xlink:type="simple" xlink:href="https://www.ukrinform.ua/tag-dos" text:style-name="Internet_20_link" text:visited-style-name="Visited_20_Internet_20_Link">
 дощі </text:a>
 , грози; нарешті території без опадів. У Карпатах і Прикарпатті вночі та вранці місцямитуман. Вітер переважно північно-західний, в південній частині північно-східний5-10 м/с. Температура вночі 12-17°, на узбережжі морів та в Криму 18-21°;вдень 23-28°, у центральних областях до 30°; в Карпатах вночі 6-11°, вдень16-22°", - йдеться в повідомленні.</text:p>
      <text:p text:style-name="P4">
У Києві та області у вівторок уночі без опадів, вдень короткочасний дощ,гроза. Вітер північно-західний 5-10 м/с. У столиці температура вночі 16-18°,вдень 26-28°, на Київщині вночі 13-18°, вдень 23-28°.</text:p>
      <text:p text:style-name="P4">
<text:span text:style-name="T4">
Читайте також:</text:span>
 <text:a xlink:type="simple" xlink:href="https://www.ukrinform.ua/rubric-regions/3724705-na-prikarpatti-silni-dosi-vidrizali-selo-vid-transportu.html" text:style-name="Internet_20_link" text:visited-style-name="Visited_20_Internet_20_Link">
 На Прикарпатті сильні <text:span text:style-name="T4">
дощ</text:span>
 і «відрізали» село відтранспорту </text:a>
</text:p>
      <text:p text:style-name="P4">
Синоптики прогнозують 21 червня короткочасні дощі, грози, вночі у південно-східних, вдень у більшості західних та північних областей без опадів. 22червня без опадів, лише в західних областях короткочасні дощі, грози (вночімісцями). Вітер змінних напрямків, 3-8 м/с. Температура вночі 13-18°; вдень25-30°, у західних та східних областях 22-27°.</text:p>
      <text:p text:style-name="P4">
У Києві та області 21-22 червня опади не очікуються, лише вночі у середуймовірний короткочасний дощ, подекуди гроза. Вітер змінних напрямків, 3-8 м/с.У столиці температура вночі 16-18°, вдень 27-29°, на Київщині вночі 13-18°,вдень 25-30°.</text:p>
      <text:p text:style-name="P4">
Згідно з прогнозом, 23-24 червня в західних областях очікуються грозові дощі;температура вночі 12-17°, вдень 23 червня 23-28°, 24 червня 19-24°.</text:p>
      <text:p text:style-name="P4">
На решті території без опадів, лише вдень у північних, 24 червня і уцентральних та східних областях місцями короткочасні дощі, грози; температуравночі 15-21°, на сході країни 11-16°, вдень 24-30°.</text:p>
      <text:p text:style-name="P4">
У столичному регіоні вночі без опадів, вдень 23 червня місцями, вдень 24червня повсюди короткочасний дощ, гроза. У Києві температури вночі 18-20°,вдень 27-29°, по області вночі 15-20°, вдень 25-30°.</text:p>
      <text:p text:style-name="P4">
Source: <text:a xlink:type="simple" xlink:href="https://www.ukrinform.ua/rubric-regions/3724874-ukraini-na-zavtra-prognozuut-speku-do-30-podekudi-dosi-ta-grozi.html" text:style-name="Internet_20_link" text:visited-style-name="Visited_20_Internet_20_Link">
https://www.ukrinform.ua/rubric-regions/3724874-ukraini-na-zavtra-prognozuut-speku-do-30-podekudi-dosi-ta-grozi.html</text:a>
</text:p>
      <!--NEWS-->
      <text:h text:style-name="P10" text:outline-level="1">
<text:span text:style-name="T4">
Росіяни за день 16 разів обстріляли Сумщину, є загиблий і поранені</text:span>
</text:h>
      <text:p text:style-name="P4">
Authors: Ukrinform (Person)</text:p>
      <text:p text:style-name="P4">
Publisher: Укринформ (Organization)</text:p>
      <text:p text:style-name="P4">
Published Time: 2023-06-20T-4:23:00+03:00</text:p>
      <text:p text:style-name="P4">
Modified Time: 2023-06-20T00:23:00+03:00</text:p>
      <text:p text:style-name="P4">
Description: Протягом понеділка російські війська 16 разів обстріляли прикордонні громади Сумської області, внаслідок чого одна цивільна особа загинула, кілька людей дістали поранення.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Міномет', 'Війна з Росією', 'Артилерія']</text:p>
      <text:p text:style-name="P4">
Type: Article</text:p>
      <!--METADATA-->
      <text:p text:style-name="P4">
<draw:frame draw:style-name="fr1" draw:name="Image353" text:anchor-type="as-char" svg:width="6.9236in" svg:height="3.956343in" draw:z-index="0">
<draw:image xlink:href="../Images/yкринформ/2023-06-20T-4-23-00-03-00/630_360_1479558145-5682.jpg" xlink:type="simple" xlink:show="embed" xlink:actuate="onLoad" draw:mime-type="image/jpeg"/>
</draw:frame>
 Протягомпонеділка російські війська 16 разів обстріляли прикордонні громади Сумськоїобласті, внаслідок чого одна цивільна особа загинула, кілька людей дісталипоранення.</text:p>
      <text:p text:style-name="P4">
Про це Сумська ОВА повідомила у <text:a xlink:type="simple" xlink:href="https://www.facebook.com/sumska.oda/" text:style-name="Internet_20_link" text:visited-style-name="Visited_20_Internet_20_Link">
 Фейсбуку</text:a>
 , передає Укрінформ.</text:p>
      <text:p text:style-name="P4">
«Протягом дня росіяни здійснили 16 обстрілів прикордоння. Зафіксовано 101вибух. Обстрілів зазнали Миропільська, Хотінська, Краснопільська,Білопільська, Юнаківська, Шалигинська, Новослобідська громади», - йдеться вповідомленні.</text:p>
      <text:p text:style-name="P4">
Хотінську громаду росіяни обстріляли з мінометів (8 вибухів).</text:p>
      <text:p text:style-name="P4">
По Краснопільській громаді ворог бив з мінометів та артилерії (10 і 43 вибухивідповідно). Унаслідок прямого влучання у житловий будинок тілесні ушкодженнядістала цивільна особа та дитина 2010 р. н.</text:p>
      <text:p text:style-name="P4">
<text:span text:style-name="T4">
Читайте також:</text:span>
 <text:a xlink:type="simple" xlink:href="https://www.ukrinform.ua/rubric-ato/3725045-rosiani-obstrilali-prikordonna-cernigivsini-ta-sumsini-z-minometiv-35-prilotiv.html" text:style-name="Internet_20_link" text:visited-style-name="Visited_20_Internet_20_Link">
 Росіяни обстріляли прикордоння Чернігівщини та <text:span text:style-name="T4">
Сумщин</text:span>
и з мінометів - 35 «прильотів» </text:a>
</text:p>
      <text:p text:style-name="P4">
Миропільська громада зазнала артилерійського обстрілу (5 «прильотів»). Такожворог скинув з БПЛА гранату «Ф-1». Крім того, росіяни випустили 6 мін зміномета. Внаслідок обстрілу пошкоджено приватний будинок та гаражнеприміщення.</text:p>
      <text:p text:style-name="P4">
Під мінометним обстрілом опинилася Юнаківська громада (9 <text:a xlink:type="simple" xlink:href="https://www.ukrinform.ua/tag-vibuh" text:style-name="Internet_20_link" text:visited-style-name="Visited_20_Internet_20_Link">
 вибухів</text:a>
 ). Унаслідок влучання по житловомубудинку загинула цивільна особа, ще одна - поранена. Також зафіксованоартобстріл (3 «прильоти»).</text:p>
      <text:p text:style-name="P4">
На територію Новослобідської громади росіяни скинули 7 мін.</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обстрілу росіянами Сумщини загинули двоєцивільних – батько та син </text:a>
</text:p>
      <text:p text:style-name="P4">
Білопільська та Середино-Будська громади зазнали був мінометних обстрілів (2та 4 вибухи відповідно).</text:p>
      <text:p text:style-name="P4">
У Шалигинській громаді зафіксовано обстріл з АГС (3 вибухи).</text:p>
      <text:p text:style-name="P4">
Як повідомлялося, протягом 18 червня російські агресори вчинили 33 обстрілиприкордоння Сумської області, загалом було зафіксовано 223 вибухи.</text:p>
      <text:p text:style-name="P4">
Source: <text:a xlink:type="simple" xlink:href="https://www.ukrinform.ua/rubric-ato/3725063-rosiani-za-den-16-raziv-obstrilali-sumsinu-e-zagiblij-i-poraneni.html" text:style-name="Internet_20_link" text:visited-style-name="Visited_20_Internet_20_Link">
https://www.ukrinform.ua/rubric-ato/3725063-rosiani-za-den-16-raziv-obstrilali-sumsinu-e-zagiblij-i-poraneni.html</text:a>
</text:p>
      <!--NEWS-->
      <text:h text:style-name="P10" text:outline-level="1">
<text:span text:style-name="T4">
На півдні України - ракетна небезпека</text:span>
</text:h>
      <text:p text:style-name="P4">
Authors: Ukrinform (Person)</text:p>
      <text:p text:style-name="P4">
Publisher: Укринформ (Organization)</text:p>
      <text:p text:style-name="P4">
Published Time: 2023-06-20T-6:07:00+03:00</text:p>
      <text:p text:style-name="P4">
Modified Time: 2023-06-20T00:07:00+03:00</text:p>
      <text:p text:style-name="P4">
Description: Повітряні сили ЗСУ попереджають про ракетну небезпеку в Херсонській, Миколаївській та Дніпропетровській областях.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Повітряні сили ЗСУ', 'Війна з Росією', 'Повітряна тривога', 'Дрон-камікадзе']</text:p>
      <text:p text:style-name="P4">
Type: Article</text:p>
      <!--METADATA-->
      <text:p text:style-name="P4">
<draw:frame draw:style-name="fr1" draw:name="Image354" text:anchor-type="as-char" svg:width="6.9236in" svg:height="3.956343in" draw:z-index="0">
<draw:image xlink:href="../Images/yкринформ/2023-06-20T-6-07-00-03-00/630_360_1677573461-244.jpg" xlink:type="simple" xlink:show="embed" xlink:actuate="onLoad" draw:mime-type="image/jpeg"/>
</draw:frame>
 Повітрянісили ЗСУ попереджають про ракетну небезпеку в Херсонській, Миколаївській таДніпропетровській областях.</text:p>
      <text:p text:style-name="P4">
Про це Повітряні сили ЗСУ повідомляють у <text:a xlink:type="simple" xlink:href="https://t.me/s/kpszsu" text:style-name="Internet_20_link" text:visited-style-name="Visited_20_Internet_20_Link">
 Телеграмі </text:a>
, передає Укрінформ.</text:p>
      <text:p text:style-name="P4">
«Херсонська, Миколаївська області – ракетна небезпека! Є імовірністьзастосування ворогом ударних БпЛА» - зазначається в дописі.</text:p>
      <text:p text:style-name="P4">
Також повідомляється про імовірність застосування ударних <text:a xlink:type="simple" xlink:href="https://www.ukrinform.ua/tag-bezpilotnik" text:style-name="Internet_20_link" text:visited-style-name="Visited_20_Internet_20_Link">
 дронів</text:a>
 у Дніпропетровській області.</text:p>
      <text:p text:style-name="P4">
<text:span text:style-name="T4">
Читайте також:</text:span>
 <text:a xlink:type="simple" xlink:href="https://www.ukrinform.ua/rubric-ato/3724867-trenuvalni-poloti-z-imitacieu-puskiv-povitrani-sili-poasnili-pricinu-ostannoi-trivogi.html" text:style-name="Internet_20_link" text:visited-style-name="Visited_20_Internet_20_Link">
 Тренувальні польоти з імітацією пусків - Повітряні силипояснили причину останньої <text:span text:style-name="T4">
тривоги</text:span>
 </text:a>
</text:p>
      <text:p text:style-name="P4">
У зв’язку з цим військові закликають не ігнорувати сигнали повітряної тривоги,яка оголошена в цих регіонах.</text:p>
      <text:p text:style-name="P4">
<text:span text:style-name="T5">
Фото: Getty Images</text:span>
</text:p>
      <text:p text:style-name="P4">
Source: <text:a xlink:type="simple" xlink:href="https://www.ukrinform.ua/rubric-ato/3725061-na-pivdni-ukraini-raketna-nebezpeka.html" text:style-name="Internet_20_link" text:visited-style-name="Visited_20_Internet_20_Link">
https://www.ukrinform.ua/rubric-ato/3725061-na-pivdni-ukraini-raketna-nebezpeka.html</text:a>
</text:p>
      <!--NEWS-->
      <text:h text:style-name="P10" text:outline-level="1">
<text:span text:style-name="T4">
На півдні України - ракетна небезпека</text:span>
</text:h>
      <text:p text:style-name="P4">
Authors: Ukrinform (Person)</text:p>
      <text:p text:style-name="P4">
Publisher: Укринформ (Organization)</text:p>
      <text:p text:style-name="P4">
Published Time: 2023-06-20T00:07:00+03:00</text:p>
      <text:p text:style-name="P4">
Modified Time: 2023-06-20T00:07:00+03:00</text:p>
      <text:p text:style-name="P4">
Description: Повітряні сили ЗСУ попереджають про ракетну небезпеку в Херсонській, Миколаївській та Дніпропетровській областях.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Повітряні сили ЗСУ', 'Війна з Росією', 'Повітряна тривога', 'Дрон-камікадзе']</text:p>
      <text:p text:style-name="P4">
Type: Article</text:p>
      <!--METADATA-->
      <text:p text:style-name="P4">
<draw:frame draw:style-name="fr1" draw:name="Image355" text:anchor-type="as-char" svg:width="6.9236in" svg:height="3.956343in" draw:z-index="0">
<draw:image xlink:href="../Images/yкринформ/2023-06-20T00-07-00-03-00/630_360_1677573461-244.jpg" xlink:type="simple" xlink:show="embed" xlink:actuate="onLoad" draw:mime-type="image/jpeg"/>
</draw:frame>
 Повітрянісили ЗСУ попереджають про ракетну небезпеку в Херсонській, Миколаївській таДніпропетровській областях.</text:p>
      <text:p text:style-name="P4">
Про це Повітряні сили ЗСУ повідомляють у <text:a xlink:type="simple" xlink:href="https://t.me/s/kpszsu" text:style-name="Internet_20_link" text:visited-style-name="Visited_20_Internet_20_Link">
 Телеграмі </text:a>
, передає Укрінформ.</text:p>
      <text:p text:style-name="P4">
«Херсонська, Миколаївська області – ракетна небезпека! Є імовірністьзастосування ворогом ударних БпЛА» - зазначається в дописі.</text:p>
      <text:p text:style-name="P4">
Також повідомляється про імовірність застосування ударних <text:a xlink:type="simple" xlink:href="https://www.ukrinform.ua/tag-bezpilotnik" text:style-name="Internet_20_link" text:visited-style-name="Visited_20_Internet_20_Link">
 дронів</text:a>
 у Дніпропетровській області.</text:p>
      <text:p text:style-name="P4">
<text:span text:style-name="T4">
Читайте також:</text:span>
 <text:a xlink:type="simple" xlink:href="https://www.ukrinform.ua/rubric-ato/3724867-trenuvalni-poloti-z-imitacieu-puskiv-povitrani-sili-poasnili-pricinu-ostannoi-trivogi.html" text:style-name="Internet_20_link" text:visited-style-name="Visited_20_Internet_20_Link">
 Тренувальні польоти з імітацією пусків - Повітряні силипояснили причину останньої <text:span text:style-name="T4">
тривоги</text:span>
 </text:a>
</text:p>
      <text:p text:style-name="P4">
У зв’язку з цим військові закликають не ігнорувати сигнали повітряної тривоги,яка оголошена в цих регіонах.</text:p>
      <text:p text:style-name="P4">
<text:span text:style-name="T5">
Фото: Getty Images</text:span>
</text:p>
      <text:p text:style-name="P4">
Source: <text:a xlink:type="simple" xlink:href="https://www.ukrinform.ua/rubric-ato/3725061-na-pivdni-ukraini-raketna-nebezpeka.html" text:style-name="Internet_20_link" text:visited-style-name="Visited_20_Internet_20_Link">
https://www.ukrinform.ua/rubric-ato/3725061-na-pivdni-ukraini-raketna-nebezpeka.html</text:a>
</text:p>
      <!--NEWS-->
      <text:h text:style-name="P10" text:outline-level="1">
<text:span text:style-name="T4">
Росіяни за день 16 разів обстріляли Сумщину, є загиблий і поранені</text:span>
</text:h>
      <text:p text:style-name="P4">
Authors: Ukrinform (Person)</text:p>
      <text:p text:style-name="P4">
Publisher: Укринформ (Organization)</text:p>
      <text:p text:style-name="P4">
Published Time: 2023-06-20T00:23:00+03:00</text:p>
      <text:p text:style-name="P4">
Modified Time: 2023-06-20T00:23:00+03:00</text:p>
      <text:p text:style-name="P4">
Description: Протягом понеділка російські війська 16 разів обстріляли прикордонні громади Сумської області, внаслідок чого одна цивільна особа загинула, кілька людей дістали поранення.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Міномет', 'Війна з Росією', 'Артилерія']</text:p>
      <text:p text:style-name="P4">
Type: Article</text:p>
      <!--METADATA-->
      <text:p text:style-name="P4">
<draw:frame draw:style-name="fr1" draw:name="Image356" text:anchor-type="as-char" svg:width="6.9236in" svg:height="3.956343in" draw:z-index="0">
<draw:image xlink:href="../Images/yкринформ/2023-06-20T00-23-00-03-00/630_360_1479558145-5682.jpg" xlink:type="simple" xlink:show="embed" xlink:actuate="onLoad" draw:mime-type="image/jpeg"/>
</draw:frame>
 Протягомпонеділка російські війська 16 разів обстріляли прикордонні громади Сумськоїобласті, внаслідок чого одна цивільна особа загинула, кілька людей дісталипоранення.</text:p>
      <text:p text:style-name="P4">
Про це Сумська ОВА повідомила у <text:a xlink:type="simple" xlink:href="https://www.facebook.com/sumska.oda/" text:style-name="Internet_20_link" text:visited-style-name="Visited_20_Internet_20_Link">
 Фейсбуку</text:a>
 , передає Укрінформ.</text:p>
      <text:p text:style-name="P4">
«Протягом дня росіяни здійснили 16 обстрілів прикордоння. Зафіксовано 101вибух. Обстрілів зазнали Миропільська, Хотінська, Краснопільська,Білопільська, Юнаківська, Шалигинська, Новослобідська громади», - йдеться вповідомленні.</text:p>
      <text:p text:style-name="P4">
Хотінську громаду росіяни обстріляли з мінометів (8 вибухів).</text:p>
      <text:p text:style-name="P4">
По Краснопільській громаді ворог бив з мінометів та артилерії (10 і 43 вибухивідповідно). Унаслідок прямого влучання у житловий будинок тілесні ушкодженнядістала цивільна особа та дитина 2010 р. н.</text:p>
      <text:p text:style-name="P4">
<text:span text:style-name="T4">
Читайте також:</text:span>
 <text:a xlink:type="simple" xlink:href="https://www.ukrinform.ua/rubric-ato/3725045-rosiani-obstrilali-prikordonna-cernigivsini-ta-sumsini-z-minometiv-35-prilotiv.html" text:style-name="Internet_20_link" text:visited-style-name="Visited_20_Internet_20_Link">
 Росіяни обстріляли прикордоння Чернігівщини та <text:span text:style-name="T4">
Сумщин</text:span>
и з мінометів - 35 «прильотів» </text:a>
</text:p>
      <text:p text:style-name="P4">
Миропільська громада зазнала артилерійського обстрілу (5 «прильотів»). Такожворог скинув з БПЛА гранату «Ф-1». Крім того, росіяни випустили 6 мін зміномета. Внаслідок обстрілу пошкоджено приватний будинок та гаражнеприміщення.</text:p>
      <text:p text:style-name="P4">
Під мінометним обстрілом опинилася Юнаківська громада (9 <text:a xlink:type="simple" xlink:href="https://www.ukrinform.ua/tag-vibuh" text:style-name="Internet_20_link" text:visited-style-name="Visited_20_Internet_20_Link">
 вибухів</text:a>
 ). Унаслідок влучання по житловомубудинку загинула цивільна особа, ще одна - поранена. Також зафіксованоартобстріл (3 «прильоти»).</text:p>
      <text:p text:style-name="P4">
На територію Новослобідської громади росіяни скинули 7 мін.</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обстрілу росіянами Сумщини загинули двоєцивільних – батько та син </text:a>
</text:p>
      <text:p text:style-name="P4">
Білопільська та Середино-Будська громади зазнали був мінометних обстрілів (2та 4 вибухи відповідно).</text:p>
      <text:p text:style-name="P4">
У Шалигинській громаді зафіксовано обстріл з АГС (3 вибухи).</text:p>
      <text:p text:style-name="P4">
Як повідомлялося, протягом 18 червня російські агресори вчинили 33 обстрілиприкордоння Сумської області, загалом було зафіксовано 223 вибухи.</text:p>
      <text:p text:style-name="P4">
Source: <text:a xlink:type="simple" xlink:href="https://www.ukrinform.ua/rubric-ato/3725063-rosiani-za-den-16-raziv-obstrilali-sumsinu-e-zagiblij-i-poraneni.html" text:style-name="Internet_20_link" text:visited-style-name="Visited_20_Internet_20_Link">
https://www.ukrinform.ua/rubric-ato/3725063-rosiani-za-den-16-raziv-obstrilali-sumsinu-e-zagiblij-i-poraneni.html</text:a>
</text:p>
      <!--NEWS-->
      <text:h text:style-name="P10" text:outline-level="1">
<text:span text:style-name="T4">
Україні прогнозують спеку до +30°, подекуди - дощі та грози</text:span>
</text:h>
      <text:p text:style-name="P4">
Authors: Ukrinform (Person)</text:p>
      <text:p text:style-name="P4">
Publisher: Укринформ (Organization)</text:p>
      <text:p text:style-name="P4">
Published Time: 2023-06-20T00:37:00+03:00</text:p>
      <text:p text:style-name="P4">
Modified Time: 2023-06-20T00:37:00+03:00</text:p>
      <text:p text:style-name="P4">
Description: В Україні 20 червня короткочасні дощі та грози прогнозуються в західних і північних областях, температура вночі 12-17°, вдень 23-30°.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Дощ', 'Гроза', 'Погода', 'Спека']</text:p>
      <text:p text:style-name="P4">
Type: Article</text:p>
      <!--METADATA-->
      <text:p text:style-name="P4">
<draw:frame draw:style-name="fr1" draw:name="Image357" text:anchor-type="as-char" svg:width="6.9236in" svg:height="3.956343in" draw:z-index="0">
<draw:image xlink:href="../Images/yкринформ/2023-06-20T00-37-00-03-00/630_360_1594358350-250.jpg" xlink:type="simple" xlink:show="embed" xlink:actuate="onLoad" draw:mime-type="image/jpeg"/>
</draw:frame>
 В Україні20 червня короткочасні дощі та грози прогнозуються в західних і північнихобластях, температура вночі 12-17°, вдень 23-30°.</text:p>
      <text:p text:style-name="P4">
Про це Укрінформу повідомили в Українському гідрометцентрі.</text:p>
      <text:p text:style-name="P4">
"Уночі місцями у Рівненській, Хмельницькій, Тернопільській, Черновицькій таОдеській областях, вдень у північних, більшості західних та Вінницькійобластях короткочасні <text:a xlink:type="simple" xlink:href="https://www.ukrinform.ua/tag-dos" text:style-name="Internet_20_link" text:visited-style-name="Visited_20_Internet_20_Link">
 дощі </text:a>
 , грози; нарешті території без опадів. У Карпатах і Прикарпатті вночі та вранці місцямитуман. Вітер переважно північно-західний, в південній частині північно-східний5-10 м/с. Температура вночі 12-17°, на узбережжі морів та в Криму 18-21°;вдень 23-28°, у центральних областях до 30°; в Карпатах вночі 6-11°, вдень16-22°", - йдеться в повідомленні.</text:p>
      <text:p text:style-name="P4">
У Києві та області у вівторок уночі без опадів, вдень короткочасний дощ,гроза. Вітер північно-західний 5-10 м/с. У столиці температура вночі 16-18°,вдень 26-28°, на Київщині вночі 13-18°, вдень 23-28°.</text:p>
      <text:p text:style-name="P4">
<text:span text:style-name="T4">
Читайте також:</text:span>
 <text:a xlink:type="simple" xlink:href="https://www.ukrinform.ua/rubric-regions/3724705-na-prikarpatti-silni-dosi-vidrizali-selo-vid-transportu.html" text:style-name="Internet_20_link" text:visited-style-name="Visited_20_Internet_20_Link">
 На Прикарпатті сильні <text:span text:style-name="T4">
дощ</text:span>
 і «відрізали» село відтранспорту </text:a>
</text:p>
      <text:p text:style-name="P4">
Синоптики прогнозують 21 червня короткочасні дощі, грози, вночі у південно-східних, вдень у більшості західних та північних областей без опадів. 22червня без опадів, лише в західних областях короткочасні дощі, грози (вночімісцями). Вітер змінних напрямків, 3-8 м/с. Температура вночі 13-18°; вдень25-30°, у західних та східних областях 22-27°.</text:p>
      <text:p text:style-name="P4">
У Києві та області 21-22 червня опади не очікуються, лише вночі у середуймовірний короткочасний дощ, подекуди гроза. Вітер змінних напрямків, 3-8 м/с.У столиці температура вночі 16-18°, вдень 27-29°, на Київщині вночі 13-18°,вдень 25-30°.</text:p>
      <text:p text:style-name="P4">
Згідно з прогнозом, 23-24 червня в західних областях очікуються грозові дощі;температура вночі 12-17°, вдень 23 червня 23-28°, 24 червня 19-24°.</text:p>
      <text:p text:style-name="P4">
На решті території без опадів, лише вдень у північних, 24 червня і уцентральних та східних областях місцями короткочасні дощі, грози; температуравночі 15-21°, на сході країни 11-16°, вдень 24-30°.</text:p>
      <text:p text:style-name="P4">
У столичному регіоні вночі без опадів, вдень 23 червня місцями, вдень 24червня повсюди короткочасний дощ, гроза. У Києві температури вночі 18-20°,вдень 27-29°, по області вночі 15-20°, вдень 25-30°.</text:p>
      <text:p text:style-name="P4">
Source: <text:a xlink:type="simple" xlink:href="https://www.ukrinform.ua/rubric-regions/3724874-ukraini-na-zavtra-prognozuut-speku-do-30-podekudi-dosi-ta-grozi.html" text:style-name="Internet_20_link" text:visited-style-name="Visited_20_Internet_20_Link">
https://www.ukrinform.ua/rubric-regions/3724874-ukraini-na-zavtra-prognozuut-speku-do-30-podekudi-dosi-ta-grozi.html</text:a>
</text:p>
      <!--NEWS-->
      <text:h text:style-name="P10" text:outline-level="1">
<text:span text:style-name="T4">
Міністри юстиції Британії та Франції обговорили підтримку роботи МКС</text:span>
</text:h>
      <text:p text:style-name="P4">
Authors: Ukrinform (Person)</text:p>
      <text:p text:style-name="P4">
Publisher: Укринформ (Organization)</text:p>
      <text:p text:style-name="P4">
Published Time: 2023-06-20T00:54:00+03:00</text:p>
      <text:p text:style-name="P4">
Modified Time: 2023-06-20T00:54:00+03:00</text:p>
      <text:p text:style-name="P4">
Description: Міністр юстиції Великої Британії Алекс Чок обговорив у Парижі з французьким колегою Еріком Дюпон-Моретті подальшу підтримку Міжнародного кримінального суду в розслідуванні воєнних злочинів РФ в Україні. — Укрінформ.</text:p>
      <text:p text:style-name="P4">
Images: ['<text:a xlink:type="simple" xlink:href="https://static.ukrinform.com/photos/2021_09/thumb_files/630_360_1632101342-535.jpg" text:style-name="Internet_20_link" text:visited-style-name="Visited_20_Internet_20_Link">
630_360_16321...</text:a>
']</text:p>
      <text:p text:style-name="P4">
Tags: ['Британія', 'Франція', "Мін'юст", 'Воєнні злочини', 'Міжнародний кримінальний суд', 'Війна з Росією']</text:p>
      <text:p text:style-name="P4">
Type: Article</text:p>
      <!--METADATA-->
      <text:p text:style-name="P4">
<draw:frame draw:style-name="fr1" draw:name="Image358" text:anchor-type="as-char" svg:width="6.9236in" svg:height="3.956343in" draw:z-index="0">
<draw:image xlink:href="../Images/yкринформ/2023-06-20T00-54-00-03-00/630_360_1632101342-535.jpg" xlink:type="simple" xlink:show="embed" xlink:actuate="onLoad" draw:mime-type="image/jpeg"/>
</draw:frame>
 Міністрюстиції Великої Британії Алекс Чок обговорив у Парижі з французьким колегоюЕріком Дюпон-Моретті подальшу підтримку Міжнародного кримінального суду врозслідуванні воєнних злочинів РФ в Україні.</text:p>
      <text:p text:style-name="P4">
Як передає Укрінформ про це повідомляється на сайті уряду Великої Британії.</text:p>
      <text:p text:style-name="P4">
«Лорд-канцлер Алекс Чок зустрівся з міністром юстиції Франції Еріком Дюпон-Моретті. Обговорювалися спільні пріоритети, включаючи підтримку Міжнародногокримінального суду та України напередодні зустрічі G7 наступного місяця», -йдеться у повідомленні.</text:p>
      <text:p text:style-name="P4">
Зазначається, що міністри обмінялися думками, зокрема, щодо «шляхівпритягнення до відповідальності за російські звірства».</text:p>
      <text:p text:style-name="P4">
В уряді Британії нагадали, що у березні у Лондоні відбулася міжнароднаконференція міністрів юстиції, спрямована на «посилення підтримки ключовихрозслідувань Міжнародного кримінального суду щодо <text:a xlink:type="simple" xlink:href="https://www.ukrinform.ua/tag-vijskovi-zlocini" text:style-name="Internet_20_link" text:visited-style-name="Visited_20_Internet_20_Link">
 воєнних злочинів</text:a>
 ». На заході було оголошенопро виділення понад 4 млн фунтів стерлінгів на підтримку МКС. Крім того, судубуло запропоновано підтримку понад 50 національних експертів.</text:p>
      <text:p text:style-name="P4">
<text:span text:style-name="T4">
Читайте також:</text:span>
 <text:a xlink:type="simple" xlink:href="https://www.ukrinform.ua/rubric-ato/3721508-ukraina-spilno-z-mks-pocala-rozsliduvanna-teraktu-na-kahovskij-ges-zelenskij.html" text:style-name="Internet_20_link" text:visited-style-name="Visited_20_Internet_20_Link">
 Україна спільно з <text:span text:style-name="T4">
МКС</text:span>
 почала розслідування теракту наКаховській ГЕС - Зеленський </text:a>
</text:p>
      <text:p text:style-name="P4">
Як повідомляв Укрінформ, Офіс прокурора МКС у Гаазі розпочав розслідуваннявоєнних злочинів в Україні - через спеціальну платформу загалом зібрані вжетисячі доказів. Ця платформа призначена допомогти Офісу прокурора зібрати усюможливу інформацію та докази, що стосуються розслідувань.</text:p>
      <text:p text:style-name="P4">
<text:span text:style-name="T5">
Фото: twitter.com/AlexChalkChelt</text:span>
</text:p>
      <text:p text:style-name="P4">
Source: <text:a xlink:type="simple" xlink:href="https://www.ukrinform.ua/rubric-world/3725064-ministri-usticii-britanii-ta-francii-obgovorili-pidtrimku-roboti-mks.html" text:style-name="Internet_20_link" text:visited-style-name="Visited_20_Internet_20_Link">
https://www.ukrinform.ua/rubric-world/3725064-ministri-usticii-britanii-ta-francii-obgovorili-pidtrimku-roboti-mks.html</text:a>
</text:p>
      <!--NEWS-->
      <text:h text:style-name="P10" text:outline-level="1">
<text:span text:style-name="T4">
У Запоріжжі пролунали вибухи - ЗМІ</text:span>
</text:h>
      <text:p text:style-name="P4">
Authors: Ukrinform (Person)</text:p>
      <text:p text:style-name="P4">
Publisher: Укринформ (Organization)</text:p>
      <text:p text:style-name="P4">
Published Time: 2023-06-20T01:07:00+03:00</text:p>
      <text:p text:style-name="P4">
Modified Time: 2023-06-20T01:07:00+03:00</text:p>
      <text:p text:style-name="P4">
Description: Під час повітряної тривоги у Запоріжжі було чути вибухи.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359" text:anchor-type="as-char" svg:width="6.9236in" svg:height="3.956343in" draw:z-index="0">
<draw:image xlink:href="../Images/yкринформ/2023-06-20T01-07-00-03-00/630_360_1538997471-852.jpg" xlink:type="simple" xlink:show="embed" xlink:actuate="onLoad" draw:mime-type="image/jpeg"/>
</draw:frame>
 Під часповітряної тривоги у Запоріжжі було чути вибухи.</text:p>
      <text:p text:style-name="P4">
Про це повідомляє <text:a xlink:type="simple" xlink:href="https://t.me/s/suspilnenews" text:style-name="Internet_20_link" text:visited-style-name="Visited_20_Internet_20_Link">
 Суспільне </text:a>
 , передаєУкрінформ.</text:p>
      <text:p text:style-name="P4">
«У Запоріжжі пролунали вибухи», - йдеться в дописі.</text:p>
      <text:p text:style-name="P4">
У низці областей на півдні та сході України оголошено <text:a xlink:type="simple" xlink:href="https://www.ukrinform.ua/tag-povitrana-trivoga" text:style-name="Internet_20_link" text:visited-style-name="Visited_20_Internet_20_Link">
 повітряну тривогу.</text:a>
</text:p>
      <text:p text:style-name="P4">
<text:span text:style-name="T4">
Читайте також:</text:span>
 <text:a xlink:type="simple" xlink:href="https://www.ukrinform.ua/rubric-regions/3724647-rosijski-vijskovi-vnoci-obstrilali-peredmista-zaporizza.html" text:style-name="Internet_20_link" text:visited-style-name="Visited_20_Internet_20_Link">
 Російські військові вночі обстріляли передмістя<text:span text:style-name="T4">
Запоріж</text:span>
 жя </text:a>
</text:p>
      <text:p text:style-name="P4">
Раніше Повітряні сили ЗСУ <text:a xlink:type="simple" xlink:href="https://www.ukrinform.ua/rubric-ato/3725061-na-pivdni-ukraini-raketna-nebezpeka.html" text:style-name="Internet_20_link" text:visited-style-name="Visited_20_Internet_20_Link">
 попередили про ракетну небезпеку</text:a>
 в кількох південних областях.</text:p>
      <text:p text:style-name="P4">
Source: <text:a xlink:type="simple" xlink:href="https://www.ukrinform.ua/rubric-ato/3725065-u-zaporizzi-prolunali-vibuhi-zmi.html" text:style-name="Internet_20_link" text:visited-style-name="Visited_20_Internet_20_Link">
https://www.ukrinform.ua/rubric-ato/3725065-u-zaporizzi-prolunali-vibuhi-zmi.html</text:a>
</text:p>
      <!--NEWS-->
      <text:h text:style-name="P10" text:outline-level="1">
<text:span text:style-name="T4">
Кібератака на UKR.NET: зловмисники надсилають фішингові листи від імені техпідтримки</text:span>
</text:h>
      <text:p text:style-name="P4">
Author: ['АРМІЯINFORM']</text:p>
      <text:p text:style-name="P4">
Time: 2023-06-20T98:00:00-04:00</text:p>
      <text:p text:style-name="P4">
Description: Урядова команда реагування на комп’ютерні надзвичайні події України CERT-UA, яка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360" text:anchor-type="as-char" svg:width="6.9236in" svg:height="5.204239in" draw:z-index="0">
<draw:image xlink:href="../Images/AРМІЯINFORM/2023-06-20T98-00-00-04-00/site000327.png" xlink:type="simple" xlink:show="embed" xlink:actuate="onLoad" draw:mime-type="image/png"/>
</draw:frame>
</text:p>
      <text:p text:style-name="P4">
Урядова команда реагування на комп’ютерні надзвичайні події України CERT-UA,яка діє при Держспецзв’язку, попереджає про шахрайську активність щодокористувачів сервісу UKR.NET.</text:p>
      <text:p text:style-name="P4">
Зловмисники начебто від імені технічної підтримки UKR.NET надсилаютьелектронні листи з темою «Помічена підозріла активність @UKR.NET» та додаткому вигляді PDF-файлу з назвою «Попередження про безпеку.pdf» (електронна адресавідправника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Багамські острови).</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угрупування також відомепід назвами COLDRIVER, CALLISTO) та здійснюється в інтересах спецслужбросійської федерації.</text:p>
      <text:p text:style-name="P4">
Фахівці CERT-UA рекомендують користувачам UKR.NET:</text:p>
      <ul>
        <li>
не переходити за підозрілими посиланнями,  * налаштувати багатофакторну автентифікацію,  * перевірити, яким стороннім пристроям / додаткам наданий доступ до поштової скриньки, та вжити інших заходів щодо посилення безпеки.</li>
      </ul>
      <text:p text:style-name="P4">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Японія допоможе Україні з відновленням постраждалих територій</text:span>
</text:h>
      <text:p text:style-name="P4">
Author: ['АРМІЯINFORM']</text:p>
      <text:p text:style-name="P4">
Time: 2023-06-20T99:00:00-04:00</text:p>
      <text:p text:style-name="P4">
Description: Міністерство розвитку громад, територій та інфраструктури України та Агент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poniya-ukrayina-prapor.jpg" text:style-name="Internet_20_link" text:visited-style-name="Visited_20_Internet_20_Link">
yaponiya-ukrayina-prapor.jpg</text:a>
']</text:p>
      <text:p text:style-name="P4">
Tags: ['АГРЕСІЯ РФ', 'ЯПОНІЯ']</text:p>
      <text:p text:style-name="P4">
Category: News</text:p>
      <!--METADATA-->
      <text:p text:style-name="P4">
<draw:frame draw:style-name="fr1" draw:name="Image361" text:anchor-type="as-char" svg:width="6.9236in" svg:height="4.369813in" draw:z-index="0">
<draw:image xlink:href="../Images/AРМІЯINFORM/2023-06-20T99-00-00-04-00/yaponiya-ukrayina-prapor.jpg" xlink:type="simple" xlink:show="embed" xlink:actuate="onLoad" draw:mime-type="image/jpeg"/>
</draw:frame>
</text:p>
      <text:p text:style-name="P4">
Міністерство розвитку громад, територій та інфраструктури України та Агентствореконструкції Японії обмінюватимуться досвідом ліквідації наслідків природнихта техногенних катастроф, а також надаватимуть один одному консультаційну татехнічну підтримку в питанні відновлення постраждалих громад та територій.</text:p>
      <text:p text:style-name="P4">
Відповідний Меморандум про співпрацю та просування стійкого відновлення містпідписали Віце-прем’єр-міністр з відновлення України — Міністр розвиткугромад, територій та інфраструктури України Олександр Кубраков та Міністр звідновлення Японії Хіромічі Ватанабе.</text:p>
      <text:p text:style-name="P4">
«Досвід Агентства реконструкції у відновленні інфраструктури після Великогосхіднояпонського землетрусу, поверненні нормальності в постраждалі райони длянас є безцінним. Особливо зараз, коли терористичний акт рф з підривуКаховської ГЕС призвів до однієї з найбільших техногенних катастроф в Європіза останні десятиліття.</text:p>
      <text:p text:style-name="P4">
Успішний досвід наших японських колег дозволить уникнути багатьох помилок уплануванні та реалізації проектів відновлення, а отже ми зможемо зекономитичас і робити все набагато швидше і ефективніше.</text:p>
      <text:p text:style-name="P4">
Дякую Міністру Хіромічі Ватанабе та команді Агентства реконструкції запідтримку і готовність якнайшвидше розпочати практичний обмін досвідом», —зазначив Олександр Кубраков.</text:p>
      <text:p text:style-name="P4">
За словами Міністра з відновлення Японії Хіромічі Ватанабе, досвід Японіїдемонструє, що перед стартом повноцінного відновлення ключовим є забезпеченнябазових потреб населення постраждалих громад. Йдеться, зокрема, про житло,критичну інфраструктуру (системи тепло-, водо- та електропостачання) тавідновлення економічної активності в громадах.</text:p>
      <text:p text:style-name="P4">
Сторони домовились, що саме на цьому напрямі роботи Мінінфраструктури таАгентство реконструкції вже найближчим часом активізують обмін досвідом.</text:p>
      <text:p text:style-name="P4">
Сам же обмін відбуватиметься шляхом організації регулярних двосторонніхзустрічей, воркшопів та семінарів.</text:p>
      <text:p text:style-name="P4">
Агентство реконструкції, створене в лютому 2012 року, є головним органом урядуЯпонії, відповідальним за процес відновлення після Великого східнояпонськогоземлетрусу 11 березня 2011 року. Він спричинив потрійну катастрофу —землетрус, цунамі та ядерну аварію на АЕС у Фукусімі.</text:p>
      <text:p text:style-name="P4">
Агентство було створено безпосередньо при Кабінеті Міністрів України дляцентралізованого управління заходами з реконструкції, координації всіх, хтобере в ній участь, та співпраці з місцевими органами влади.</text:p>
      <text:p text:style-name="P4">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